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701in"/>
    </style:style>
    <style:style style:name="co3" style:family="table-column">
      <style:table-column-properties fo:break-before="auto" style:column-width="1.1181in"/>
    </style:style>
    <style:style style:name="co4" style:family="table-column">
      <style:table-column-properties fo:break-before="auto" style:column-width="0.6091in"/>
    </style:style>
    <style:style style:name="co5" style:family="table-column">
      <style:table-column-properties fo:break-before="auto" style:column-width="1.478in"/>
    </style:style>
    <style:style style:name="co6" style:family="table-column">
      <style:table-column-properties fo:break-before="auto" style:column-width="1.052in"/>
    </style:style>
    <style:style style:name="co7" style:family="table-column">
      <style:table-column-properties fo:break-before="auto" style:column-width="1.0244in"/>
    </style:style>
    <style:style style:name="co8" style:family="table-column">
      <style:table-column-properties fo:break-before="auto" style:column-width="1.6417in"/>
    </style:style>
    <style:style style:name="co9" style:family="table-column">
      <style:table-column-properties fo:break-before="auto" style:column-width="2.6217in"/>
    </style:style>
    <style:style style:name="co10" style:family="table-column">
      <style:table-column-properties fo:break-before="auto" style:column-width="0.94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style:font-name="Courier New" fo:font-weight="bold" style:font-weight-asian="bold" style:font-weight-complex="bold"/>
    </style:style>
    <style:style style:name="ce6" style:family="table-cell" style:parent-style-name="Default" style:data-style-name="N100">
      <style:text-properties style:font-name="Courier New" fo:font-weight="bold" style:font-weight-asian="bold" style:font-weight-complex="bold"/>
    </style:style>
    <style:style style:name="ce7" style:family="table-cell" style:parent-style-name="Default" style:data-style-name="N51"/>
    <style:style style:name="ce8" style:family="table-cell" style:parent-style-name="Default" style:data-style-name="N119"/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 fo:font-weight="bold" style:font-weight-asian="bold" style:font-weight-complex="bold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ce5"/>
        <table:table-column table:style-name="co5" table:default-cell-style-name="ce5"/>
        <table:table-column table:style-name="co6" table:default-cell-style-name="ce5"/>
        <table:table-column table:style-name="co1" table:number-columns-repeated="9" table:default-cell-style-name="ce5"/>
        <table:table-column table:style-name="co7" table:default-cell-style-name="ce5"/>
        <table:table-column table:style-name="co1" table:number-columns-repeated="7" table:default-cell-style-name="ce5"/>
        <table:table-column table:style-name="co1" table:default-cell-style-name="ce6"/>
        <table:table-column table:style-name="co1" table:default-cell-style-name="Default"/>
        <table:table-row table:style-name="ro1">
          <table:table-cell table:number-columns-repeated="2"/>
          <table:table-cell office:value-type="string">
            <text:p>pid</text:p>
          </table:table-cell>
          <table:table-cell office:value-type="string">
            <text:p>sid</text:p>
          </table:table-cell>
          <table:table-cell office:value-type="string">
            <text:p>hash</text:p>
          </table:table-cell>
          <table:table-cell office:value-type="string">
            <text:p>tmd</text:p>
          </table:table-cell>
          <table:table-cell office:value-type="string">
            <text:p>nxc</text:p>
          </table:table-cell>
          <table:table-cell office:value-type="string">
            <text:p>dung</text:p>
          </table:table-cell>
          <table:table-cell office:value-type="string">
            <text:p>floor</text:p>
          </table:table-cell>
          <table:table-cell office:value-type="string">
            <text:p>v</text:p>
          </table:table-cell>
          <table:table-cell table:style-name="Default" office:value-type="string">
            <text:p>c</text:p>
          </table:table-cell>
          <table:table-cell table:style-name="Default" office:value-type="string">
            <text:p>r</text:p>
          </table:table-cell>
          <table:table-cell office:value-type="string">
            <text:p>m</text:p>
          </table:table-cell>
          <table:table-cell office:value-type="string">
            <text:p>key</text:p>
          </table:table-cell>
          <table:table-cell office:value-type="string">
            <text:p>ss</text:p>
          </table:table-cell>
          <table:table-cell/>
          <table:table-cell office:value-type="string">
            <text:p>m</text:p>
          </table:table-cell>
          <table:table-cell office:value-type="string">
            <text:p>c</text:p>
          </table:table-cell>
          <table:table-cell table:style-name="Default" office:value-type="string">
            <text:p>s (score?)</text:p>
          </table:table-cell>
          <table:table-cell table:style-name="Default" office:value-type="string">
            <text:p>e1 (avg_c)</text:p>
          </table:table-cell>
          <table:table-cell table:style-name="Default" office:value-type="string">
            <text:p>e2 (moves)'</text:p>
          </table:table-cell>
          <table:table-cell table:style-name="Default" office:value-type="string">
            <text:p>e3 (rare?)</text:p>
          </table:table-cell>
          <table:table-cell table:style-name="Default" office:value-type="string">
            <text:p>e4 (d max?)</text:p>
          </table:table-cell>
          <table:table-cell table:style-name="Default" office:value-type="string">
            <text:p>e5 (t?)</text:p>
          </table:table-cell>
          <table:table-cell table:style-name="Default" office:value-type="string">
            <text:p>e6 (t???)</text:p>
          </table:table-cell>
          <table:table-cell table:style-name="Default" office:value-type="string">
            <text:p>e7</text:p>
          </table:table-cell>
          <table:table-cell table:style-name="Default" office:value-type="string">
            <text:p>e8</text:p>
          </table:table-cell>
          <table:table-cell table:style-name="Default" office:value-type="string">
            <text:p>e9</text:p>
          </table:table-cell>
          <table:table-cell table:style-name="Default" office:value-type="string">
            <text:p>e10 (d tot?)</text:p>
          </table:table-cell>
          <table:table-cell table:style-name="Default" office:value-type="string">
            <text:p>e11</text:p>
          </table:table-cell>
          <table:table-cell table:style-name="Default" office:value-type="string">
            <text:p>e12</text:p>
          </table:table-cell>
          <table:table-cell table:style-name="Default" office:value-type="string">
            <text:p>e13 (mons killed?)</text:p>
          </table:table-cell>
          <table:table-cell table:style-name="Default" office:value-type="string">
            <text:p>e14</text:p>
          </table:table-cell>
          <table:table-cell table:style-name="Default" office:value-type="string">
            <text:p>e15</text:p>
          </table:table-cell>
          <table:table-cell table:style-name="Default" office:value-type="string">
            <text:p>e16</text:p>
          </table:table-cell>
          <table:table-cell table:style-name="Default" office:value-type="string">
            <text:p>e17</text:p>
          </table:table-cell>
          <table:table-cell table:style-name="Default" office:value-type="string">
            <text:p>e18</text:p>
          </table:table-cell>
          <table:table-cell table:style-name="Default" office:value-type="string">
            <text:p>e19</text:p>
          </table:table-cell>
          <table:table-cell table:style-name="Default" office:value-type="string">
            <text:p>sm</text:p>
          </table:table-cell>
          <table:table-cell table:style-name="Default" office:value-type="string">
            <text:p>cm</text:p>
          </table:table-cell>
          <table:table-cell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m7oBGa6vhLkjha8am0IT12s0YLocPU8_Tnp1xoEo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5ec732df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63ABC9DD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0000d3d6</text:p>
          </table:table-cell>
          <table:table-cell office:value-type="string">
            <text:p>a704d664</text:p>
          </table:table-cell>
          <table:table-cell office:value-type="string">
            <text:p>0daac22d</text:p>
          </table:table-cell>
          <table:table-cell office:value-type="string">
            <text:p>3eac85bb</text:p>
          </table:table-cell>
          <table:table-cell office:value-type="string">
            <text:p>af5a209d</text:p>
          </table:table-cell>
          <table:table-cell office:value-type="string">
            <text:p>afe569ad</text:p>
          </table:table-cell>
          <table:table-cell office:value-type="string">
            <text:p>961b261e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d0c5b</text:p>
          </table:table-cell>
          <table:table-cell office:value-type="string">
            <text:p>d0109fff</text:p>
          </table:table-cell>
          <table:table-cell office:value-type="string">
            <text:p>5a195baf</text:p>
          </table:table-cell>
          <table:table-cell office:value-type="string">
            <text:p>7d60aa1c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0202642b</text:p>
          </table:table-cell>
          <table:table-cell office:value-type="string">
            <text:p>0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m7oBGa6vhLkjha8am0IT12s0YLocPU8_Tnp1xoEo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61d0ddcb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141EDB77</text:p>
          </table:table-cell>
          <table:table-cell table:style-name="ce2" office:value-type="string">
            <text:p>1</text:p>
          </table:table-cell>
          <table:table-cell table:formula="of:=HEX2DEC([.O3])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41c69674</text:p>
          </table:table-cell>
          <table:table-cell office:value-type="string">
            <text:p>2781c46a</text:p>
          </table:table-cell>
          <table:table-cell office:value-type="string">
            <text:p>f94b95c9</text:p>
          </table:table-cell>
          <table:table-cell office:value-type="string">
            <text:p>d9e3d45d</text:p>
          </table:table-cell>
          <table:table-cell office:value-type="string">
            <text:p>bf540fb1</text:p>
          </table:table-cell>
          <table:table-cell office:value-type="string">
            <text:p>0abd31de</text:p>
          </table:table-cell>
          <table:table-cell office:value-type="string">
            <text:p>237caf1c</text:p>
          </table:table-cell>
          <table:table-cell office:value-type="string">
            <text:p>7de1c487</text:p>
          </table:table-cell>
          <table:table-cell office:value-type="string">
            <text:p>e201d2bf</text:p>
          </table:table-cell>
          <table:table-cell office:value-type="string">
            <text:p>e230ab78</text:p>
          </table:table-cell>
          <table:table-cell office:value-type="string">
            <text:p>e9569372</text:p>
          </table:table-cell>
          <table:table-cell office:value-type="string">
            <text:p>500f2847</text:p>
          </table:table-cell>
          <table:table-cell office:value-type="string">
            <text:p>2c677567</text:p>
          </table:table-cell>
          <table:table-cell office:value-type="string">
            <text:p>4287b359</text:p>
          </table:table-cell>
          <table:table-cell office:value-type="string">
            <text:p>4daae488</text:p>
          </table:table-cell>
          <table:table-cell office:value-type="string">
            <text:p>f73cef59</text:p>
          </table:table-cell>
          <table:table-cell office:value-type="string">
            <text:p>eeea5656</text:p>
          </table:table-cell>
          <table:table-cell office:value-type="string">
            <text:p>9e6f61bd</text:p>
          </table:table-cell>
          <table:table-cell office:value-type="string">
            <text:p>31d2ad85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m7oBGa6vhLkjha8am0IT12s0YLocPU8_Tnp1xoEo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678432a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8F29BAAA</text:p>
          </table:table-cell>
          <table:table-cell table:style-name="ce2" office:value-type="string">
            <text:p>2</text:p>
          </table:table-cell>
          <table:table-cell table:formula="of:=HEX2DEC([.O4])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838c592b</text:p>
          </table:table-cell>
          <table:table-cell office:value-type="string">
            <text:p>a7ffb273</text:p>
          </table:table-cell>
          <table:table-cell office:value-type="string">
            <text:p>e4ed69e5</text:p>
          </table:table-cell>
          <table:table-cell office:value-type="string">
            <text:p>7519247f</text:p>
          </table:table-cell>
          <table:table-cell office:value-type="string">
            <text:p>cf4eff54</text:p>
          </table:table-cell>
          <table:table-cell office:value-type="string">
            <text:p>6595fa12</text:p>
          </table:table-cell>
          <table:table-cell office:value-type="string">
            <text:p>b0dc381b</text:p>
          </table:table-cell>
          <table:table-cell office:value-type="string">
            <text:p>a96323fc</text:p>
          </table:table-cell>
          <table:table-cell office:value-type="string">
            <text:p>4593bf06</text:p>
          </table:table-cell>
          <table:table-cell office:value-type="string">
            <text:p>08f7ca19</text:p>
          </table:table-cell>
          <table:table-cell office:value-type="string">
            <text:p>029c86e5</text:p>
          </table:table-cell>
          <table:table-cell office:value-type="string">
            <text:p>4606f4e0</text:p>
          </table:table-cell>
          <table:table-cell office:value-type="string">
            <text:p>db6d40b1</text:p>
          </table:table-cell>
          <table:table-cell office:value-type="string">
            <text:p>cc0a8c05</text:p>
          </table:table-cell>
          <table:table-cell office:value-type="string">
            <text:p>3c9f32f2</text:p>
          </table:table-cell>
          <table:table-cell office:value-type="string">
            <text:p>ec757a87</text:p>
          </table:table-cell>
          <table:table-cell office:value-type="string">
            <text:p>d88ee034</text:p>
          </table:table-cell>
          <table:table-cell office:value-type="string">
            <text:p>ddcfe67a</text:p>
          </table:table-cell>
          <table:table-cell office:value-type="string">
            <text:p>a1b3a82b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8oznZ3mOspGkqujkHmppj8BK4VmYUj9NUcrDve5X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76c6aeea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0109B811</text:p>
          </table:table-cell>
          <table:table-cell table:style-name="ce2" office:value-type="string">
            <text:p>3</text:p>
          </table:table-cell>
          <table:table-cell table:formula="of:=HEX2DEC([.O5]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c5531bc9</text:p>
          </table:table-cell>
          <table:table-cell office:value-type="string">
            <text:p>287da079</text:p>
          </table:table-cell>
          <table:table-cell office:value-type="string">
            <text:p>d08e3d86</text:p>
          </table:table-cell>
          <table:table-cell office:value-type="string">
            <text:p>104c7411</text:p>
          </table:table-cell>
          <table:table-cell office:value-type="string">
            <text:p>df48ee68</text:p>
          </table:table-cell>
          <table:table-cell office:value-type="string">
            <text:p>c06dc247</text:p>
          </table:table-cell>
          <table:table-cell office:value-type="string">
            <text:p>3e3dc119</text:p>
          </table:table-cell>
          <table:table-cell office:value-type="string">
            <text:p>d4e58370</text:p>
          </table:table-cell>
          <table:table-cell office:value-type="string">
            <text:p>a924ab4c</text:p>
          </table:table-cell>
          <table:table-cell office:value-type="string">
            <text:p>2fba6906</text:p>
          </table:table-cell>
          <table:table-cell office:value-type="string">
            <text:p>1be37a58</text:p>
          </table:table-cell>
          <table:table-cell office:value-type="string">
            <text:p>3bfcc059</text:p>
          </table:table-cell>
          <table:table-cell office:value-type="string">
            <text:p>8a740bfb</text:p>
          </table:table-cell>
          <table:table-cell office:value-type="string">
            <text:p>558c64b1</text:p>
          </table:table-cell>
          <table:table-cell office:value-type="string">
            <text:p>2b95815c</text:p>
          </table:table-cell>
          <table:table-cell office:value-type="string">
            <text:p>e1af05b5</text:p>
          </table:table-cell>
          <table:table-cell office:value-type="string">
            <text:p>c2326a12</text:p>
          </table:table-cell>
          <table:table-cell office:value-type="string">
            <text:p>1b2f7b38</text:p>
          </table:table-cell>
          <table:table-cell office:value-type="string">
            <text:p>1193a2d1</text:p>
          </table:table-cell>
          <table:table-cell office:value-type="string">
            <text:p>da4574a5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m7oBGa6vhLkjha8am0IT12s0YLocPU8_Tnp1xoEo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ad7ba82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AA78B5DD</text:p>
          </table:table-cell>
          <table:table-cell table:style-name="ce2" office:value-type="string">
            <text:p>4</text:p>
          </table:table-cell>
          <table:table-cell table:formula="of:=HEX2DEC([.O6])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0719de6c</text:p>
          </table:table-cell>
          <table:table-cell office:value-type="string">
            <text:p>a8fb8e7e</text:p>
          </table:table-cell>
          <table:table-cell office:value-type="string">
            <text:p>bc2f11a2</text:p>
          </table:table-cell>
          <table:table-cell office:value-type="string">
            <text:p>ab834433</text:p>
          </table:table-cell>
          <table:table-cell office:value-type="string">
            <text:p>ef42dd0c</text:p>
          </table:table-cell>
          <table:table-cell office:value-type="string">
            <text:p>1b458a78</text:p>
          </table:table-cell>
          <table:table-cell office:value-type="string">
            <text:p>cb9d4a17</text:p>
          </table:table-cell>
          <table:table-cell office:value-type="string">
            <text:p>0067e2e5</text:p>
          </table:table-cell>
          <table:table-cell office:value-type="string">
            <text:p>0cb59793</text:p>
          </table:table-cell>
          <table:table-cell table:style-name="ce6" office:value-type="string">
            <text:p>56818827</text:p>
          </table:table-cell>
          <table:table-cell office:value-type="string">
            <text:p>35296dca</text:p>
          </table:table-cell>
          <table:table-cell office:value-type="string">
            <text:p>31f38e10</text:p>
          </table:table-cell>
          <table:table-cell office:value-type="string">
            <text:p>397ad742</text:p>
          </table:table-cell>
          <table:table-cell office:value-type="string">
            <text:p>df0f3d5d</text:p>
          </table:table-cell>
          <table:table-cell office:value-type="string">
            <text:p>1a8acfc7</text:p>
          </table:table-cell>
          <table:table-cell office:value-type="string">
            <text:p>d6e890e3</text:p>
          </table:table-cell>
          <table:table-cell office:value-type="string">
            <text:p>abd6f3f0</text:p>
          </table:table-cell>
          <table:table-cell office:value-type="string">
            <text:p>5a8ffff9</text:p>
          </table:table-cell>
          <table:table-cell office:value-type="string">
            <text:p>81739d76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m7oBGa6vhLkjha8am0IT12s0YLocPU8_Tnp1xoEo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76c6aeea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39A59F88</text:p>
          </table:table-cell>
          <table:table-cell table:style-name="ce2" office:value-type="string">
            <text:p>5</text:p>
          </table:table-cell>
          <table:table-cell table:formula="of:=HEX2DEC([.O7])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48dfa103</text:p>
          </table:table-cell>
          <table:table-cell office:value-type="string">
            <text:p>29787c84</text:p>
          </table:table-cell>
          <table:table-cell office:value-type="string">
            <text:p>a7d1e55e</text:p>
          </table:table-cell>
          <table:table-cell office:value-type="string">
            <text:p>46b994d5</text:p>
          </table:table-cell>
          <table:table-cell office:value-type="string">
            <text:p>ff3ccc2f</text:p>
          </table:table-cell>
          <table:table-cell office:value-type="string">
            <text:p>761d52ad</text:p>
          </table:table-cell>
          <table:table-cell office:value-type="string">
            <text:p>58fdd315</text:p>
          </table:table-cell>
          <table:table-cell office:value-type="string">
            <text:p>2be94259</text:p>
          </table:table-cell>
          <table:table-cell office:value-type="string">
            <text:p>704683d9</text:p>
          </table:table-cell>
          <table:table-cell office:value-type="string">
            <text:p>7d4517c4</text:p>
          </table:table-cell>
          <table:table-cell office:value-type="string">
            <text:p>4e6f613d</text:p>
          </table:table-cell>
          <table:table-cell office:value-type="string">
            <text:p>27ea5aa9</text:p>
          </table:table-cell>
          <table:table-cell office:value-type="string">
            <text:p>e880a28c</text:p>
          </table:table-cell>
          <table:table-cell table:style-name="ce6" office:value-type="string">
            <text:p>68921609</text:p>
          </table:table-cell>
          <table:table-cell office:value-type="string">
            <text:p>097f1e31</text:p>
          </table:table-cell>
          <table:table-cell office:value-type="string">
            <text:p>cc221c11</text:p>
          </table:table-cell>
          <table:table-cell office:value-type="string">
            <text:p>957a7dce</text:p>
          </table:table-cell>
          <table:table-cell office:value-type="string">
            <text:p>98e87c46</text:p>
          </table:table-cell>
          <table:table-cell office:value-type="string">
            <text:p>f153981c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m7oBGa6vhLkjha8am0IT12s0YLocPU8_Tnp1xoEo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1573eac8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FCCBC9EE</text:p>
          </table:table-cell>
          <table:table-cell table:style-name="ce2" office:value-type="string">
            <text:p>6</text:p>
          </table:table-cell>
          <table:table-cell table:formula="of:=HEX2DEC([.O8])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8aa663a1</text:p>
          </table:table-cell>
          <table:table-cell office:value-type="string">
            <text:p>a9f66a8d</text:p>
          </table:table-cell>
          <table:table-cell office:value-type="string">
            <text:p>9372b97b</text:p>
          </table:table-cell>
          <table:table-cell office:value-type="string">
            <text:p>e1ece4f7</text:p>
          </table:table-cell>
          <table:table-cell office:value-type="string">
            <text:p>0f37bbc3</text:p>
          </table:table-cell>
          <table:table-cell office:value-type="string">
            <text:p>d0f51ade</text:p>
          </table:table-cell>
          <table:table-cell office:value-type="string">
            <text:p>e65e5c14</text:p>
          </table:table-cell>
          <table:table-cell office:value-type="string">
            <text:p>576ba1ce</text:p>
          </table:table-cell>
          <table:table-cell office:value-type="string">
            <text:p>d3d87020</text:p>
          </table:table-cell>
          <table:table-cell office:value-type="string">
            <text:p>a408b6e5</text:p>
          </table:table-cell>
          <table:table-cell office:value-type="string">
            <text:p>67b654b0</text:p>
          </table:table-cell>
          <table:table-cell office:value-type="string">
            <text:p>1de02741</text:p>
          </table:table-cell>
          <table:table-cell office:value-type="string">
            <text:p>97876dd7</text:p>
          </table:table-cell>
          <table:table-cell office:value-type="string">
            <text:p>f215eeb5</text:p>
          </table:table-cell>
          <table:table-cell office:value-type="string">
            <text:p>f8756c9c</text:p>
          </table:table-cell>
          <table:table-cell office:value-type="string">
            <text:p>c15ba73f</text:p>
          </table:table-cell>
          <table:table-cell office:value-type="string">
            <text:p>7f1e07ac</text:p>
          </table:table-cell>
          <table:table-cell office:value-type="string">
            <text:p>d648f104</text:p>
          </table:table-cell>
          <table:table-cell office:value-type="string">
            <text:p>613392c2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m7oBGa6vhLkjha8am0IT12s0YLocPU8_Tnp1xoEo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5ca0353e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837CCFBB</text:p>
          </table:table-cell>
          <table:table-cell table:style-name="ce2" office:value-type="string">
            <text:p>7</text:p>
          </table:table-cell>
          <table:table-cell table:formula="of:=HEX2DEC([.O9])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cc6c2644</text:p>
          </table:table-cell>
          <table:table-cell office:value-type="string">
            <text:p>2a745893</text:p>
          </table:table-cell>
          <table:table-cell office:value-type="string">
            <text:p>7f138d17</text:p>
          </table:table-cell>
          <table:table-cell office:value-type="string">
            <text:p>7d233488</text:p>
          </table:table-cell>
          <table:table-cell office:value-type="string">
            <text:p>1f31aae6</text:p>
          </table:table-cell>
          <table:table-cell office:value-type="string">
            <text:p>2bcde312</text:p>
          </table:table-cell>
          <table:table-cell office:value-type="string">
            <text:p>73bee512</text:p>
          </table:table-cell>
          <table:table-cell office:value-type="string">
            <text:p>82ed0142</text:p>
          </table:table-cell>
          <table:table-cell office:value-type="string">
            <text:p>37695c66</text:p>
          </table:table-cell>
          <table:table-cell office:value-type="string">
            <text:p>cacfd582</text:p>
          </table:table-cell>
          <table:table-cell office:value-type="string">
            <text:p>80fc4823</text:p>
          </table:table-cell>
          <table:table-cell office:value-type="string">
            <text:p>13d7f3da</text:p>
          </table:table-cell>
          <table:table-cell office:value-type="string">
            <text:p>468d3921</text:p>
          </table:table-cell>
          <table:table-cell office:value-type="string">
            <text:p>7b97c761</text:p>
          </table:table-cell>
          <table:table-cell office:value-type="string">
            <text:p>e76abb06</text:p>
          </table:table-cell>
          <table:table-cell office:value-type="string">
            <text:p>b695326e</text:p>
          </table:table-cell>
          <table:table-cell office:value-type="string">
            <text:p>68c2918a</text:p>
          </table:table-cell>
          <table:table-cell office:value-type="string">
            <text:p>15a875c5</text:p>
          </table:table-cell>
          <table:table-cell office:value-type="string">
            <text:p>d1138d68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e1d9201b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03328FEE</text:p>
          </table:table-cell>
          <table:table-cell table:style-name="ce2" office:value-type="string">
            <text:p>8</text:p>
          </table:table-cell>
          <table:table-cell table:formula="of:=HEX2DEC([.O10])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0e32e8fa</text:p>
          </table:table-cell>
          <table:table-cell office:value-type="string">
            <text:p>aaf24698</text:p>
          </table:table-cell>
          <table:table-cell office:value-type="string">
            <text:p>6ab46133</text:p>
          </table:table-cell>
          <table:table-cell office:value-type="string">
            <text:p>185604aa</text:p>
          </table:table-cell>
          <table:table-cell office:value-type="string">
            <text:p>2f2b99fa</text:p>
          </table:table-cell>
          <table:table-cell office:value-type="string">
            <text:p>86a5ab47</text:p>
          </table:table-cell>
          <table:table-cell office:value-type="string">
            <text:p>011f6e10</text:p>
          </table:table-cell>
          <table:table-cell office:value-type="string">
            <text:p>ae6f60b7</text:p>
          </table:table-cell>
          <table:table-cell office:value-type="string">
            <text:p>9afa48ad</text:p>
          </table:table-cell>
          <table:table-cell office:value-type="string">
            <text:p>f19274a3</text:p>
          </table:table-cell>
          <table:table-cell office:value-type="string">
            <text:p>9a423b95</text:p>
          </table:table-cell>
          <table:table-cell office:value-type="string">
            <text:p>09cdc072</text:p>
          </table:table-cell>
          <table:table-cell office:value-type="string">
            <text:p>f5940468</text:p>
          </table:table-cell>
          <table:table-cell office:value-type="string">
            <text:p>051aa00d</text:p>
          </table:table-cell>
          <table:table-cell office:value-type="string">
            <text:p>d65f0971</text:p>
          </table:table-cell>
          <table:table-cell office:value-type="string">
            <text:p>abcebd9c</text:p>
          </table:table-cell>
          <table:table-cell office:value-type="string">
            <text:p>52661b68</text:p>
          </table:table-cell>
          <table:table-cell office:value-type="string">
            <text:p>5308ca82</text:p>
          </table:table-cell>
          <table:table-cell office:value-type="string">
            <text:p>40f4880d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55780b7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CD76A8EE</text:p>
          </table:table-cell>
          <table:table-cell table:style-name="ce2" office:value-type="string">
            <text:p>9</text:p>
          </table:table-cell>
          <table:table-cell table:formula="of:=HEX2DEC([.O11])"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4ff8ab99</text:p>
          </table:table-cell>
          <table:table-cell office:value-type="string">
            <text:p>2b6f349e</text:p>
          </table:table-cell>
          <table:table-cell office:value-type="string">
            <text:p>565634ec</text:p>
          </table:table-cell>
          <table:table-cell office:value-type="string">
            <text:p>b38c534c</text:p>
          </table:table-cell>
          <table:table-cell office:value-type="string">
            <text:p>3f25889e</text:p>
          </table:table-cell>
          <table:table-cell office:value-type="string">
            <text:p>e17d7378</text:p>
          </table:table-cell>
          <table:table-cell office:value-type="string">
            <text:p>8e7ff70e</text:p>
          </table:table-cell>
          <table:table-cell office:value-type="string">
            <text:p>d9f1c02b</text:p>
          </table:table-cell>
          <table:table-cell office:value-type="string">
            <text:p>fe8b34f3</text:p>
          </table:table-cell>
          <table:table-cell table:style-name="ce6" office:value-type="string">
            <text:p>18599243</text:p>
          </table:table-cell>
          <table:table-cell office:value-type="string">
            <text:p>b3892f08</text:p>
          </table:table-cell>
          <table:table-cell office:value-type="string">
            <text:p>ffc48d0a</text:p>
          </table:table-cell>
          <table:table-cell office:value-type="string">
            <text:p>a49acfb2</text:p>
          </table:table-cell>
          <table:table-cell office:value-type="string">
            <text:p>8e9d78b9</text:p>
          </table:table-cell>
          <table:table-cell office:value-type="string">
            <text:p>c55557db</text:p>
          </table:table-cell>
          <table:table-cell office:value-type="string">
            <text:p>a10848ca</text:p>
          </table:table-cell>
          <table:table-cell office:value-type="string">
            <text:p>3c0aa546</text:p>
          </table:table-cell>
          <table:table-cell office:value-type="string">
            <text:p>91694f40</text:p>
          </table:table-cell>
          <table:table-cell office:value-type="string">
            <text:p>b0d482b3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785b83e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914395EE</text:p>
          </table:table-cell>
          <table:table-cell office:value-type="string">
            <text:p>a</text:p>
          </table:table-cell>
          <table:table-cell table:formula="of:=HEX2DEC([.O12])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91bf6e3c</text:p>
          </table:table-cell>
          <table:table-cell office:value-type="string">
            <text:p>abed22a7</text:p>
          </table:table-cell>
          <table:table-cell office:value-type="string">
            <text:p>41f70888</text:p>
          </table:table-cell>
          <table:table-cell office:value-type="string">
            <text:p>4ec3a36e</text:p>
          </table:table-cell>
          <table:table-cell office:value-type="string">
            <text:p>4f1f77b1</text:p>
          </table:table-cell>
          <table:table-cell office:value-type="string">
            <text:p>3c553bad</text:p>
          </table:table-cell>
          <table:table-cell office:value-type="string">
            <text:p>1be0800d</text:p>
          </table:table-cell>
          <table:table-cell office:value-type="string">
            <text:p>05731fa0</text:p>
          </table:table-cell>
          <table:table-cell office:value-type="string">
            <text:p>621d213a</text:p>
          </table:table-cell>
          <table:table-cell office:value-type="string">
            <text:p>3f1c3160</text:p>
          </table:table-cell>
          <table:table-cell office:value-type="string">
            <text:p>cccf227b</text:p>
          </table:table-cell>
          <table:table-cell office:value-type="string">
            <text:p>f5bb59a3</text:p>
          </table:table-cell>
          <table:table-cell office:value-type="string">
            <text:p>53a19afc</text:p>
          </table:table-cell>
          <table:table-cell table:style-name="ce6" office:value-type="string">
            <text:p>18205166</text:p>
          </table:table-cell>
          <table:table-cell office:value-type="string">
            <text:p>b44aa646</text:p>
          </table:table-cell>
          <table:table-cell office:value-type="string">
            <text:p>9641d3f8</text:p>
          </table:table-cell>
          <table:table-cell office:value-type="string">
            <text:p>25ae2f24</text:p>
          </table:table-cell>
          <table:table-cell office:value-type="string">
            <text:p>d0c9cc01</text:p>
          </table:table-cell>
          <table:table-cell office:value-type="string">
            <text:p>20b47d59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3be3ba6f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DCBCCDDD</text:p>
          </table:table-cell>
          <table:table-cell office:value-type="string">
            <text:p>b</text:p>
          </table:table-cell>
          <table:table-cell table:formula="of:=HEX2DEC([.O13])"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d38530d2</text:p>
          </table:table-cell>
          <table:table-cell office:value-type="string">
            <text:p>2c6b10ad</text:p>
          </table:table-cell>
          <table:table-cell office:value-type="string">
            <text:p>2d98dca4</text:p>
          </table:table-cell>
          <table:table-cell office:value-type="string">
            <text:p>e9f6f300</text:p>
          </table:table-cell>
          <table:table-cell office:value-type="string">
            <text:p>5f196755</text:p>
          </table:table-cell>
          <table:table-cell office:value-type="string">
            <text:p>972d03de</text:p>
          </table:table-cell>
          <table:table-cell office:value-type="string">
            <text:p>a940090b</text:p>
          </table:table-cell>
          <table:table-cell office:value-type="string">
            <text:p>30f57f15</text:p>
          </table:table-cell>
          <table:table-cell office:value-type="string">
            <text:p>c5ae0d80</text:p>
          </table:table-cell>
          <table:table-cell table:style-name="ce6" office:value-type="string">
            <text:p>65e05001</text:p>
          </table:table-cell>
          <table:table-cell office:value-type="string">
            <text:p>e61515ee</text:p>
          </table:table-cell>
          <table:table-cell office:value-type="string">
            <text:p>ebb1263b</text:p>
          </table:table-cell>
          <table:table-cell office:value-type="string">
            <text:p>02a76647</text:p>
          </table:table-cell>
          <table:table-cell office:value-type="string">
            <text:p>a1a22a12</text:p>
          </table:table-cell>
          <table:table-cell office:value-type="string">
            <text:p>a340f4b0</text:p>
          </table:table-cell>
          <table:table-cell office:value-type="string">
            <text:p>8b7b5f26</text:p>
          </table:table-cell>
          <table:table-cell office:value-type="string">
            <text:p>0f52b902</text:p>
          </table:table-cell>
          <table:table-cell office:value-type="string">
            <text:p>0e2940cf</text:p>
          </table:table-cell>
          <table:table-cell office:value-type="string">
            <text:p>909477ff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2ec83bc9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996FE399</text:p>
          </table:table-cell>
          <table:table-cell office:value-type="string">
            <text:p>c</text:p>
          </table:table-cell>
          <table:table-cell table:formula="of:=HEX2DEC([.O14])"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154bf371</text:p>
          </table:table-cell>
          <table:table-cell office:value-type="string">
            <text:p>ace9feb2</text:p>
          </table:table-cell>
          <table:table-cell office:value-type="string">
            <text:p>1939b041</text:p>
          </table:table-cell>
          <table:table-cell office:value-type="string">
            <text:p>852cc322</text:p>
          </table:table-cell>
          <table:table-cell office:value-type="string">
            <text:p>6f135669</text:p>
          </table:table-cell>
          <table:table-cell office:value-type="string">
            <text:p>f205cc12</text:p>
          </table:table-cell>
          <table:table-cell office:value-type="string">
            <text:p>36a19209</text:p>
          </table:table-cell>
          <table:table-cell office:value-type="string">
            <text:p>5c77de89</text:p>
          </table:table-cell>
          <table:table-cell office:value-type="string">
            <text:p>293ff9c7</text:p>
          </table:table-cell>
          <table:table-cell office:value-type="string">
            <text:p>8ca7ff2e</text:p>
          </table:table-cell>
          <table:table-cell office:value-type="string">
            <text:p>ff5b0961</text:p>
          </table:table-cell>
          <table:table-cell office:value-type="string">
            <text:p>e1a8f2d4</text:p>
          </table:table-cell>
          <table:table-cell office:value-type="string">
            <text:p>b1ad3191</text:p>
          </table:table-cell>
          <table:table-cell office:value-type="string">
            <text:p>2b2502be</text:p>
          </table:table-cell>
          <table:table-cell office:value-type="string">
            <text:p>9235431b</text:p>
          </table:table-cell>
          <table:table-cell office:value-type="string">
            <text:p>80b4ea54</text:p>
          </table:table-cell>
          <table:table-cell office:value-type="string">
            <text:p>f8f642e0</text:p>
          </table:table-cell>
          <table:table-cell office:value-type="string">
            <text:p>4d89c58c</text:p>
          </table:table-cell>
          <table:table-cell office:value-type="string">
            <text:p>007472a5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91afd4e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722DD200</text:p>
          </table:table-cell>
          <table:table-cell office:value-type="string">
            <text:p>d</text:p>
          </table:table-cell>
          <table:table-cell table:formula="of:=HEX2DEC([.O15])"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5712b617</text:p>
          </table:table-cell>
          <table:table-cell office:value-type="string">
            <text:p>2d66ecb8</text:p>
          </table:table-cell>
          <table:table-cell office:value-type="string">
            <text:p>04db847d</text:p>
          </table:table-cell>
          <table:table-cell office:value-type="string">
            <text:p>206313c4</text:p>
          </table:table-cell>
          <table:table-cell office:value-type="string">
            <text:p>7f0d450c</text:p>
          </table:table-cell>
          <table:table-cell office:value-type="string">
            <text:p>4cdd9447</text:p>
          </table:table-cell>
          <table:table-cell office:value-type="string">
            <text:p>c4011b07</text:p>
          </table:table-cell>
          <table:table-cell office:value-type="string">
            <text:p>87f93dfe</text:p>
          </table:table-cell>
          <table:table-cell office:value-type="string">
            <text:p>8cd1e60d</text:p>
          </table:table-cell>
          <table:table-cell office:value-type="string">
            <text:p>b36a1ecf</text:p>
          </table:table-cell>
          <table:table-cell office:value-type="string">
            <text:p>18a2fcd3</text:p>
          </table:table-cell>
          <table:table-cell office:value-type="string">
            <text:p>d79fbf6c</text:p>
          </table:table-cell>
          <table:table-cell office:value-type="string">
            <text:p>60b4fcd8</text:p>
          </table:table-cell>
          <table:table-cell office:value-type="string">
            <text:p>b4a8db6a</text:p>
          </table:table-cell>
          <table:table-cell office:value-type="string">
            <text:p>812a9185</text:p>
          </table:table-cell>
          <table:table-cell office:value-type="string">
            <text:p>75ee7582</text:p>
          </table:table-cell>
          <table:table-cell office:value-type="string">
            <text:p>e29accbe</text:p>
          </table:table-cell>
          <table:table-cell office:value-type="string">
            <text:p>8bea5a4d</text:p>
          </table:table-cell>
          <table:table-cell office:value-type="string">
            <text:p>70546d4a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785b83e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A0D28DBB</text:p>
          </table:table-cell>
          <table:table-cell office:value-type="string">
            <text:p>e</text:p>
          </table:table-cell>
          <table:table-cell table:formula="of:=HEX2DEC([.O16])"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98d878ca</text:p>
          </table:table-cell>
          <table:table-cell office:value-type="string">
            <text:p>ade4dac1</text:p>
          </table:table-cell>
          <table:table-cell office:value-type="string">
            <text:p>f07c5819</text:p>
          </table:table-cell>
          <table:table-cell office:value-type="string">
            <text:p>bb9663e6</text:p>
          </table:table-cell>
          <table:table-cell office:value-type="string">
            <text:p>8f073420</text:p>
          </table:table-cell>
          <table:table-cell office:value-type="string">
            <text:p>a7b55c78</text:p>
          </table:table-cell>
          <table:table-cell office:value-type="string">
            <text:p>5161a406</text:p>
          </table:table-cell>
          <table:table-cell office:value-type="string">
            <text:p>b37c9d72</text:p>
          </table:table-cell>
          <table:table-cell office:value-type="string">
            <text:p>f062d254</text:p>
          </table:table-cell>
          <table:table-cell office:value-type="string">
            <text:p>da31bdec</text:p>
          </table:table-cell>
          <table:table-cell office:value-type="string">
            <text:p>31e8f046</text:p>
          </table:table-cell>
          <table:table-cell office:value-type="string">
            <text:p>cd958c04</text:p>
          </table:table-cell>
          <table:table-cell office:value-type="string">
            <text:p>0fbac822</text:p>
          </table:table-cell>
          <table:table-cell office:value-type="string">
            <text:p>3e2bb416</text:p>
          </table:table-cell>
          <table:table-cell office:value-type="string">
            <text:p>7020dff0</text:p>
          </table:table-cell>
          <table:table-cell office:value-type="string">
            <text:p>6b2700b0</text:p>
          </table:table-cell>
          <table:table-cell office:value-type="string">
            <text:p>cc3e569c</text:p>
          </table:table-cell>
          <table:table-cell office:value-type="string">
            <text:p>c94adf0b</text:p>
          </table:table-cell>
          <table:table-cell office:value-type="string">
            <text:p>e03567f0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++5e18a9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42BEDA44</text:p>
          </table:table-cell>
          <table:table-cell office:value-type="string">
            <text:p>f</text:p>
          </table:table-cell>
          <table:table-cell table:formula="of:=HEX2DEC([.O17])"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da9e3b69</text:p>
          </table:table-cell>
          <table:table-cell office:value-type="string">
            <text:p>2e62c8c7</text:p>
          </table:table-cell>
          <table:table-cell office:value-type="string">
            <text:p>dc1d2c3a</text:p>
          </table:table-cell>
          <table:table-cell office:value-type="string">
            <text:p>56ccb3bb</text:p>
          </table:table-cell>
          <table:table-cell office:value-type="string">
            <text:p>9f0123c3</text:p>
          </table:table-cell>
          <table:table-cell office:value-type="string">
            <text:p>028d24ad</text:p>
          </table:table-cell>
          <table:table-cell office:value-type="string">
            <text:p>dec22d04</text:p>
          </table:table-cell>
          <table:table-cell office:value-type="string">
            <text:p>defefce7</text:p>
          </table:table-cell>
          <table:table-cell office:value-type="string">
            <text:p>53f3be9a</text:p>
          </table:table-cell>
          <table:table-cell office:value-type="string">
            <text:p>00f4dc8d</text:p>
          </table:table-cell>
          <table:table-cell office:value-type="string">
            <text:p>4b2ee3b9</text:p>
          </table:table-cell>
          <table:table-cell office:value-type="string">
            <text:p>c38c589d</text:p>
          </table:table-cell>
          <table:table-cell office:value-type="string">
            <text:p>bec1936d</text:p>
          </table:table-cell>
          <table:table-cell office:value-type="string">
            <text:p>c7ad8cc2</text:p>
          </table:table-cell>
          <table:table-cell office:value-type="string">
            <text:p>5f152e5a</text:p>
          </table:table-cell>
          <table:table-cell office:value-type="string">
            <text:p>60618bde</text:p>
          </table:table-cell>
          <table:table-cell office:value-type="string">
            <text:p>b5e2e07a</text:p>
          </table:table-cell>
          <table:table-cell office:value-type="string">
            <text:p>08aa53c8</text:p>
          </table:table-cell>
          <table:table-cell table:style-name="ce6" office:value-type="string">
            <text:p>50156296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+a6fed6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0918B5AA</text:p>
          </table:table-cell>
          <table:table-cell table:style-name="ce2" office:value-type="string">
            <text:p>10</text:p>
          </table:table-cell>
          <table:table-cell table:formula="of:=HEX2DEC([.O18])"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1c65fe0f</text:p>
          </table:table-cell>
          <table:table-cell office:value-type="string">
            <text:p>aedfb6cc</text:p>
          </table:table-cell>
          <table:table-cell office:value-type="string">
            <text:p>c7bfffd6</text:p>
          </table:table-cell>
          <table:table-cell office:value-type="string">
            <text:p>f203825d</text:p>
          </table:table-cell>
          <table:table-cell office:value-type="string">
            <text:p>aefb12e7</text:p>
          </table:table-cell>
          <table:table-cell office:value-type="string">
            <text:p>5d65ecde</text:p>
          </table:table-cell>
          <table:table-cell office:value-type="string">
            <text:p>6c22b602</text:p>
          </table:table-cell>
          <table:table-cell office:value-type="string">
            <text:p>0a805c5b</text:p>
          </table:table-cell>
          <table:table-cell office:value-type="string">
            <text:p>b784aae1</text:p>
          </table:table-cell>
          <table:table-cell office:value-type="string">
            <text:p>27bb7baa</text:p>
          </table:table-cell>
          <table:table-cell office:value-type="string">
            <text:p>6475d72c</text:p>
          </table:table-cell>
          <table:table-cell office:value-type="string">
            <text:p>b9822535</text:p>
          </table:table-cell>
          <table:table-cell office:value-type="string">
            <text:p>6dc75eb7</text:p>
          </table:table-cell>
          <table:table-cell office:value-type="string">
            <text:p>5130656e</text:p>
          </table:table-cell>
          <table:table-cell office:value-type="string">
            <text:p>4e0b7cc4</text:p>
          </table:table-cell>
          <table:table-cell office:value-type="string">
            <text:p>559a170c</text:p>
          </table:table-cell>
          <table:table-cell office:value-type="string">
            <text:p>9f866a58</text:p>
          </table:table-cell>
          <table:table-cell office:value-type="string">
            <text:p>460ad089</text:p>
          </table:table-cell>
          <table:table-cell office:value-type="string">
            <text:p>bff55d3c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decf752f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EB47ABCC</text:p>
          </table:table-cell>
          <table:table-cell table:style-name="ce2" office:value-type="string">
            <text:p>11</text:p>
          </table:table-cell>
          <table:table-cell table:formula="of:=HEX2DEC([.O19])"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5e2bc0a2</text:p>
          </table:table-cell>
          <table:table-cell office:value-type="string">
            <text:p>2f5da4d2</text:p>
          </table:table-cell>
          <table:table-cell office:value-type="string">
            <text:p>b360d3f2</text:p>
          </table:table-cell>
          <table:table-cell office:value-type="string">
            <text:p>8d36d27f</text:p>
          </table:table-cell>
          <table:table-cell office:value-type="string">
            <text:p>bef501fb</text:p>
          </table:table-cell>
          <table:table-cell office:value-type="string">
            <text:p>b83db513</text:p>
          </table:table-cell>
          <table:table-cell office:value-type="string">
            <text:p>f9833f00</text:p>
          </table:table-cell>
          <table:table-cell office:value-type="string">
            <text:p>3602bbd0</text:p>
          </table:table-cell>
          <table:table-cell office:value-type="string">
            <text:p>1b169728</text:p>
          </table:table-cell>
          <table:table-cell office:value-type="string">
            <text:p>4e7f994b</text:p>
          </table:table-cell>
          <table:table-cell office:value-type="string">
            <text:p>7dbbca9f</text:p>
          </table:table-cell>
          <table:table-cell office:value-type="string">
            <text:p>af79f1ce</text:p>
          </table:table-cell>
          <table:table-cell office:value-type="string">
            <text:p>1cce2a01</text:p>
          </table:table-cell>
          <table:table-cell office:value-type="string">
            <text:p>dab33e1a</text:p>
          </table:table-cell>
          <table:table-cell office:value-type="string">
            <text:p>3d00cb2f</text:p>
          </table:table-cell>
          <table:table-cell office:value-type="string">
            <text:p>4ad4a23a</text:p>
          </table:table-cell>
          <table:table-cell office:value-type="string">
            <text:p>892af436</text:p>
          </table:table-cell>
          <table:table-cell office:value-type="string">
            <text:p>846a5557</text:p>
          </table:table-cell>
          <table:table-cell office:value-type="string">
            <text:p>2fd557e1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e4a2ca07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EDE7AD99</text:p>
          </table:table-cell>
          <table:table-cell table:style-name="ce2" office:value-type="string">
            <text:p>12</text:p>
          </table:table-cell>
          <table:table-cell table:formula="of:=HEX2DEC([.O20])"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9ff18340</text:p>
          </table:table-cell>
          <table:table-cell office:value-type="string">
            <text:p>afdb92db</text:p>
          </table:table-cell>
          <table:table-cell office:value-type="string">
            <text:p>9f01a7af</text:p>
          </table:table-cell>
          <table:table-cell office:value-type="string">
            <text:p>286c2211</text:p>
          </table:table-cell>
          <table:table-cell office:value-type="string">
            <text:p>ceeff09e</text:p>
          </table:table-cell>
          <table:table-cell office:value-type="string">
            <text:p>13157d47</text:p>
          </table:table-cell>
          <table:table-cell office:value-type="string">
            <text:p>86e3c7ff</text:p>
          </table:table-cell>
          <table:table-cell office:value-type="string">
            <text:p>61841b44</text:p>
          </table:table-cell>
          <table:table-cell office:value-type="string">
            <text:p>7ea7836e</text:p>
          </table:table-cell>
          <table:table-cell table:style-name="ce6" office:value-type="string">
            <text:p>75423868</text:p>
          </table:table-cell>
          <table:table-cell office:value-type="string">
            <text:p>9701be11</text:p>
          </table:table-cell>
          <table:table-cell office:value-type="string">
            <text:p>a570be66</text:p>
          </table:table-cell>
          <table:table-cell office:value-type="string">
            <text:p>cbd4f548</text:p>
          </table:table-cell>
          <table:table-cell office:value-type="string">
            <text:p>643616c7</text:p>
          </table:table-cell>
          <table:table-cell office:value-type="string">
            <text:p>2bf51999</text:p>
          </table:table-cell>
          <table:table-cell office:value-type="string">
            <text:p>400d2d68</text:p>
          </table:table-cell>
          <table:table-cell office:value-type="string">
            <text:p>72ce7e14</text:p>
          </table:table-cell>
          <table:table-cell office:value-type="string">
            <text:p>c3cb2a14</text:p>
          </table:table-cell>
          <table:table-cell office:value-type="string">
            <text:p>9fb55287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3">
            <text:p>33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de0cc8e4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0F07ABAA</text:p>
          </table:table-cell>
          <table:table-cell table:style-name="ce2" office:value-type="string">
            <text:p>13</text:p>
          </table:table-cell>
          <table:table-cell table:formula="of:=HEX2DEC([.O21])"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e1b845e7</text:p>
          </table:table-cell>
          <table:table-cell table:style-name="ce6" office:value-type="string">
            <text:p>305980e1</text:p>
          </table:table-cell>
          <table:table-cell office:value-type="string">
            <text:p>8aa27b4b</text:p>
          </table:table-cell>
          <table:table-cell office:value-type="string">
            <text:p>c3a37233</text:p>
          </table:table-cell>
          <table:table-cell office:value-type="string">
            <text:p>dee9dfb2</text:p>
          </table:table-cell>
          <table:table-cell office:value-type="string">
            <text:p>6ded4578</text:p>
          </table:table-cell>
          <table:table-cell office:value-type="string">
            <text:p>144450fd</text:p>
          </table:table-cell>
          <table:table-cell office:value-type="string">
            <text:p>8d067ab9</text:p>
          </table:table-cell>
          <table:table-cell office:value-type="string">
            <text:p>e2386fb5</text:p>
          </table:table-cell>
          <table:table-cell office:value-type="string">
            <text:p>9c094708</text:p>
          </table:table-cell>
          <table:table-cell office:value-type="string">
            <text:p>b048b184</text:p>
          </table:table-cell>
          <table:table-cell office:value-type="string">
            <text:p>9b668aff</text:p>
          </table:table-cell>
          <table:table-cell office:value-type="string">
            <text:p>7adac092</text:p>
          </table:table-cell>
          <table:table-cell office:value-type="string">
            <text:p>edb8ef73</text:p>
          </table:table-cell>
          <table:table-cell office:value-type="string">
            <text:p>1aeb6804</text:p>
          </table:table-cell>
          <table:table-cell office:value-type="string">
            <text:p>3547b897</text:p>
          </table:table-cell>
          <table:table-cell office:value-type="string">
            <text:p>5c7207f2</text:p>
          </table:table-cell>
          <table:table-cell office:value-type="string">
            <text:p>012baed5</text:p>
          </table:table-cell>
          <table:table-cell office:value-type="string">
            <text:p>0f954d2d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ca6bccbb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03CFDE44</text:p>
          </table:table-cell>
          <table:table-cell table:style-name="ce2" office:value-type="string">
            <text:p>14</text:p>
          </table:table-cell>
          <table:table-cell table:formula="of:=HEX2DEC([.O22])"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237e089a</text:p>
          </table:table-cell>
          <table:table-cell office:value-type="string">
            <text:p>b0d66ee6</text:p>
          </table:table-cell>
          <table:table-cell office:value-type="string">
            <text:p>76444f67</text:p>
          </table:table-cell>
          <table:table-cell office:value-type="string">
            <text:p>5ed642d5</text:p>
          </table:table-cell>
          <table:table-cell office:value-type="string">
            <text:p>eee3cf56</text:p>
          </table:table-cell>
          <table:table-cell office:value-type="string">
            <text:p>c8c50dad</text:p>
          </table:table-cell>
          <table:table-cell office:value-type="string">
            <text:p>a1a4d9fb</text:p>
          </table:table-cell>
          <table:table-cell office:value-type="string">
            <text:p>b888da2d</text:p>
          </table:table-cell>
          <table:table-cell office:value-type="string">
            <text:p>45c95bfb</text:p>
          </table:table-cell>
          <table:table-cell office:value-type="string">
            <text:p>c2cce629</text:p>
          </table:table-cell>
          <table:table-cell office:value-type="string">
            <text:p>c98ea4f7</text:p>
          </table:table-cell>
          <table:table-cell office:value-type="string">
            <text:p>915d5797</text:p>
          </table:table-cell>
          <table:table-cell office:value-type="string">
            <text:p>29e18bdd</text:p>
          </table:table-cell>
          <table:table-cell office:value-type="string">
            <text:p>773bc81f</text:p>
          </table:table-cell>
          <table:table-cell office:value-type="string">
            <text:p>09e0b66e</text:p>
          </table:table-cell>
          <table:table-cell office:value-type="string">
            <text:p>2a8043c5</text:p>
          </table:table-cell>
          <table:table-cell office:value-type="string">
            <text:p>461691d0</text:p>
          </table:table-cell>
          <table:table-cell office:value-type="string">
            <text:p>408b2393</text:p>
          </table:table-cell>
          <table:table-cell office:value-type="string">
            <text:p>7f7647d3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3d788f65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7145A2DD</text:p>
          </table:table-cell>
          <table:table-cell table:style-name="ce2" office:value-type="string">
            <text:p>15</text:p>
          </table:table-cell>
          <table:table-cell table:formula="of:=HEX2DEC([.O23])"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6544cb38</text:p>
          </table:table-cell>
          <table:table-cell office:value-type="string">
            <text:p>31545cec</text:p>
          </table:table-cell>
          <table:table-cell table:style-name="ce6" office:value-type="string">
            <text:p>61e52300</text:p>
          </table:table-cell>
          <table:table-cell office:value-type="string">
            <text:p>fa0c92f7</text:p>
          </table:table-cell>
          <table:table-cell office:value-type="string">
            <text:p>feddbe69</text:p>
          </table:table-cell>
          <table:table-cell office:value-type="string">
            <text:p>239dd5de</text:p>
          </table:table-cell>
          <table:table-cell office:value-type="string">
            <text:p>2f0562f9</text:p>
          </table:table-cell>
          <table:table-cell office:value-type="string">
            <text:p>e40a39a2</text:p>
          </table:table-cell>
          <table:table-cell office:value-type="string">
            <text:p>a95b4842</text:p>
          </table:table-cell>
          <table:table-cell office:value-type="string">
            <text:p>e99305d6</text:p>
          </table:table-cell>
          <table:table-cell office:value-type="string">
            <text:p>e2d4986a</text:p>
          </table:table-cell>
          <table:table-cell office:value-type="string">
            <text:p>8753242f</text:p>
          </table:table-cell>
          <table:table-cell office:value-type="string">
            <text:p>d8e75727</text:p>
          </table:table-cell>
          <table:table-cell office:value-type="string">
            <text:p>0bea0cb</text:p>
          </table:table-cell>
          <table:table-cell office:value-type="string">
            <text:p>f8d604d9</text:p>
          </table:table-cell>
          <table:table-cell office:value-type="string">
            <text:p>1fbacef3</text:p>
          </table:table-cell>
          <table:table-cell office:value-type="string">
            <text:p>2fba1bae</text:p>
          </table:table-cell>
          <table:table-cell office:value-type="string">
            <text:p>7eeba050</text:p>
          </table:table-cell>
          <table:table-cell office:value-type="string">
            <text:p>ef564279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6">
            <text:p>36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fd746ebd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ECEBC7FF</text:p>
          </table:table-cell>
          <table:table-cell table:style-name="ce2" office:value-type="string">
            <text:p>16</text:p>
          </table:table-cell>
          <table:table-cell table:formula="of:=HEX2DEC([.O24])"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a70a8ddf</text:p>
          </table:table-cell>
          <table:table-cell office:value-type="string">
            <text:p>b1d24af5</text:p>
          </table:table-cell>
          <table:table-cell office:value-type="string">
            <text:p>4d86f73c</text:p>
          </table:table-cell>
          <table:table-cell table:style-name="ce6" office:value-type="string">
            <text:p>9543e288</text:p>
          </table:table-cell>
          <table:table-cell office:value-type="string">
            <text:p>0ed7ad0d</text:p>
          </table:table-cell>
          <table:table-cell office:value-type="string">
            <text:p>7e759e13</text:p>
          </table:table-cell>
          <table:table-cell office:value-type="string">
            <text:p>bc65ebf8</text:p>
          </table:table-cell>
          <table:table-cell office:value-type="string">
            <text:p>0f8c9916</text:p>
          </table:table-cell>
          <table:table-cell office:value-type="string">
            <text:p>0cec3488</text:p>
          </table:table-cell>
          <table:table-cell office:value-type="string">
            <text:p>1057a4f7</text:p>
          </table:table-cell>
          <table:table-cell office:value-type="string">
            <text:p>fc1b8bdc</text:p>
          </table:table-cell>
          <table:table-cell office:value-type="string">
            <text:p>7d4af0c8</text:p>
          </table:table-cell>
          <table:table-cell office:value-type="string">
            <text:p>87ee226e</text:p>
          </table:table-cell>
          <table:table-cell office:value-type="string">
            <text:p>8a417977</text:p>
          </table:table-cell>
          <table:table-cell office:value-type="string">
            <text:p>e7cb5343</text:p>
          </table:table-cell>
          <table:table-cell office:value-type="string">
            <text:p>14f35a21</text:p>
          </table:table-cell>
          <table:table-cell office:value-type="string">
            <text:p>195fa58c</text:p>
          </table:table-cell>
          <table:table-cell office:value-type="string">
            <text:p>bc442511</text:p>
          </table:table-cell>
          <table:table-cell office:value-type="string">
            <text:p>5f363d1e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7">
            <text:p>37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d05f219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C038B133</text:p>
          </table:table-cell>
          <table:table-cell table:style-name="ce2" office:value-type="string">
            <text:p>17</text:p>
          </table:table-cell>
          <table:table-cell table:formula="of:=HEX2DEC([.O25])"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e8d1507d</text:p>
          </table:table-cell>
          <table:table-cell office:value-type="string">
            <text:p>325038fb</text:p>
          </table:table-cell>
          <table:table-cell office:value-type="string">
            <text:p>3928cad9</text:p>
          </table:table-cell>
          <table:table-cell office:value-type="string">
            <text:p>307632aa</text:p>
          </table:table-cell>
          <table:table-cell office:value-type="string">
            <text:p>1ed29c21</text:p>
          </table:table-cell>
          <table:table-cell office:value-type="string">
            <text:p>d94d6647</text:p>
          </table:table-cell>
          <table:table-cell office:value-type="string">
            <text:p>49c674f6</text:p>
          </table:table-cell>
          <table:table-cell office:value-type="string">
            <text:p>3b0ef88b</text:p>
          </table:table-cell>
          <table:table-cell office:value-type="string">
            <text:p>707d20cf</text:p>
          </table:table-cell>
          <table:table-cell office:value-type="string">
            <text:p>371ac394</text:p>
          </table:table-cell>
          <table:table-cell office:value-type="string">
            <text:p>15617f4f</text:p>
          </table:table-cell>
          <table:table-cell office:value-type="string">
            <text:p>7341bd60</text:p>
          </table:table-cell>
          <table:table-cell office:value-type="string">
            <text:p>36f4edb8</text:p>
          </table:table-cell>
          <table:table-cell office:value-type="string">
            <text:p>13c35223</text:p>
          </table:table-cell>
          <table:table-cell office:value-type="string">
            <text:p>d6c0a1ae</text:p>
          </table:table-cell>
          <table:table-cell office:value-type="string">
            <text:p>0a2de54f</text:p>
          </table:table-cell>
          <table:table-cell office:value-type="string">
            <text:p>03032f6a</text:p>
          </table:table-cell>
          <table:table-cell office:value-type="string">
            <text:p>fba4b9df</text:p>
          </table:table-cell>
          <table:table-cell office:value-type="string">
            <text:p>cf1637c4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8">
            <text:p>38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2d7365d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F918B122</text:p>
          </table:table-cell>
          <table:table-cell table:style-name="ce2" office:value-type="string">
            <text:p>18</text:p>
          </table:table-cell>
          <table:table-cell table:formula="of:=HEX2DEC([.O26])"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2a971310</text:p>
          </table:table-cell>
          <table:table-cell office:value-type="string">
            <text:p>b2cd2700</text:p>
          </table:table-cell>
          <table:table-cell office:value-type="string">
            <text:p>24c99ef5</text:p>
          </table:table-cell>
          <table:table-cell office:value-type="string">
            <text:p>cbac014c</text:p>
          </table:table-cell>
          <table:table-cell office:value-type="string">
            <text:p>2ecc8bc4</text:p>
          </table:table-cell>
          <table:table-cell table:style-name="ce6" office:value-type="string">
            <text:p>34252e78</text:p>
          </table:table-cell>
          <table:table-cell office:value-type="string">
            <text:p>d726fdf4</text:p>
          </table:table-cell>
          <table:table-cell office:value-type="string">
            <text:p>669057ff</text:p>
          </table:table-cell>
          <table:table-cell office:value-type="string">
            <text:p>d40e0d15</text:p>
          </table:table-cell>
          <table:table-cell office:value-type="string">
            <text:p>5de162b5</text:p>
          </table:table-cell>
          <table:table-cell office:value-type="string">
            <text:p>2ea772c2</text:p>
          </table:table-cell>
          <table:table-cell office:value-type="string">
            <text:p>693789f9</text:p>
          </table:table-cell>
          <table:table-cell office:value-type="string">
            <text:p>e5fab902</text:p>
          </table:table-cell>
          <table:table-cell office:value-type="string">
            <text:p>9d462acf</text:p>
          </table:table-cell>
          <table:table-cell office:value-type="string">
            <text:p>c5b6f018</text:p>
          </table:table-cell>
          <table:table-cell office:value-type="string">
            <text:p>ff66707d</text:p>
          </table:table-cell>
          <table:table-cell office:value-type="string">
            <text:p>eca7b948</text:p>
          </table:table-cell>
          <table:table-cell office:value-type="string">
            <text:p>39043e9c</text:p>
          </table:table-cell>
          <table:table-cell office:value-type="string">
            <text:p>3ef6326a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9">
            <text:p>39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e6c9c7a8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F6707B11</text:p>
          </table:table-cell>
          <table:table-cell table:style-name="ce2" office:value-type="string">
            <text:p>19</text:p>
          </table:table-cell>
          <table:table-cell table:formula="of:=HEX2DEC([.O27])"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6c5dd5b7</text:p>
          </table:table-cell>
          <table:table-cell office:value-type="string">
            <text:p>334b1506</text:p>
          </table:table-cell>
          <table:table-cell office:value-type="string">
            <text:p>106a7291</text:p>
          </table:table-cell>
          <table:table-cell office:value-type="string">
            <text:p>66e3516e</text:p>
          </table:table-cell>
          <table:table-cell office:value-type="string">
            <text:p>3ec67ad8</text:p>
          </table:table-cell>
          <table:table-cell office:value-type="string">
            <text:p>8efdf6ad</text:p>
          </table:table-cell>
          <table:table-cell office:value-type="string">
            <text:p>648686f2</text:p>
          </table:table-cell>
          <table:table-cell office:value-type="string">
            <text:p>9212b774</text:p>
          </table:table-cell>
          <table:table-cell office:value-type="string">
            <text:p>37a0f95c</text:p>
          </table:table-cell>
          <table:table-cell office:value-type="string">
            <text:p>84a48052</text:p>
          </table:table-cell>
          <table:table-cell office:value-type="string">
            <text:p>47ee6635</text:p>
          </table:table-cell>
          <table:table-cell office:value-type="string">
            <text:p>5f2e5691</text:p>
          </table:table-cell>
          <table:table-cell office:value-type="string">
            <text:p>9501844d</text:p>
          </table:table-cell>
          <table:table-cell office:value-type="string">
            <text:p>26c9037b</text:p>
          </table:table-cell>
          <table:table-cell office:value-type="string">
            <text:p>b4ab3e83</text:p>
          </table:table-cell>
          <table:table-cell office:value-type="string">
            <text:p>f4a0fbab</text:p>
          </table:table-cell>
          <table:table-cell office:value-type="string">
            <text:p>d64b4326</text:p>
          </table:table-cell>
          <table:table-cell office:value-type="string">
            <text:p>7764b35a</text:p>
          </table:table-cell>
          <table:table-cell office:value-type="string">
            <text:p>aed62d10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0">
            <text:p>40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c2917a42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38FAC188</text:p>
          </table:table-cell>
          <table:table-cell office:value-type="string">
            <text:p>1a</text:p>
          </table:table-cell>
          <table:table-cell table:formula="of:=HEX2DEC([.O28])"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ae249855</text:p>
          </table:table-cell>
          <table:table-cell office:value-type="string">
            <text:p>b3c9030f</text:p>
          </table:table-cell>
          <table:table-cell office:value-type="string">
            <text:p>fc0b46b2</text:p>
          </table:table-cell>
          <table:table-cell office:value-type="string">
            <text:p>0216a100</text:p>
          </table:table-cell>
          <table:table-cell office:value-type="string">
            <text:p>4ec069fb</text:p>
          </table:table-cell>
          <table:table-cell office:value-type="string">
            <text:p>e9d5bede</text:p>
          </table:table-cell>
          <table:table-cell office:value-type="string">
            <text:p>f1e70ff1</text:p>
          </table:table-cell>
          <table:table-cell office:value-type="string">
            <text:p>bd9416e8</text:p>
          </table:table-cell>
          <table:table-cell office:value-type="string">
            <text:p>9b31e5a2</text:p>
          </table:table-cell>
          <table:table-cell office:value-type="string">
            <text:p>ab6b2f73</text:p>
          </table:table-cell>
          <table:table-cell office:value-type="string">
            <text:p>613459a8</text:p>
          </table:table-cell>
          <table:table-cell table:style-name="ce6" office:value-type="string">
            <text:p>55252329</text:p>
          </table:table-cell>
          <table:table-cell office:value-type="string">
            <text:p>44074f97</text:p>
          </table:table-cell>
          <table:table-cell office:value-type="string">
            <text:p>b04cdc27</text:p>
          </table:table-cell>
          <table:table-cell office:value-type="string">
            <text:p>a3a18ced</text:p>
          </table:table-cell>
          <table:table-cell office:value-type="string">
            <text:p>e9d986d9</text:p>
          </table:table-cell>
          <table:table-cell office:value-type="string">
            <text:p>bfefcd04</text:p>
          </table:table-cell>
          <table:table-cell office:value-type="string">
            <text:p>b6c5301b</text:p>
          </table:table-cell>
          <table:table-cell office:value-type="string">
            <text:p>1eb727b6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1">
            <text:p>41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978329b9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EFF8B011</text:p>
          </table:table-cell>
          <table:table-cell office:value-type="string">
            <text:p>1b</text:p>
          </table:table-cell>
          <table:table-cell table:formula="of:=HEX2DEC([.O29])"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efea5b08</text:p>
          </table:table-cell>
          <table:table-cell office:value-type="string">
            <text:p>3447f115</text:p>
          </table:table-cell>
          <table:table-cell office:value-type="string">
            <text:p>e7ad1a6e</text:p>
          </table:table-cell>
          <table:table-cell office:value-type="string">
            <text:p>9d4cf122</text:p>
          </table:table-cell>
          <table:table-cell office:value-type="string">
            <text:p>5eba589f</text:p>
          </table:table-cell>
          <table:table-cell office:value-type="string">
            <text:p>44ad8713</text:p>
          </table:table-cell>
          <table:table-cell office:value-type="string">
            <text:p>7f4798ef</text:p>
          </table:table-cell>
          <table:table-cell office:value-type="string">
            <text:p>e916765d</text:p>
          </table:table-cell>
          <table:table-cell office:value-type="string">
            <text:p>fec2d1e9</text:p>
          </table:table-cell>
          <table:table-cell office:value-type="string">
            <text:p>d22e4e10</text:p>
          </table:table-cell>
          <table:table-cell office:value-type="string">
            <text:p>7a7a4d1a</text:p>
          </table:table-cell>
          <table:table-cell office:value-type="string">
            <text:p>4b1befc2</text:p>
          </table:table-cell>
          <table:table-cell office:value-type="string">
            <text:p>f30e1ade</text:p>
          </table:table-cell>
          <table:table-cell office:value-type="string">
            <text:p>39ceb4d4</text:p>
          </table:table-cell>
          <table:table-cell office:value-type="string">
            <text:p>9296db58</text:p>
          </table:table-cell>
          <table:table-cell office:value-type="string">
            <text:p>df131207</text:p>
          </table:table-cell>
          <table:table-cell office:value-type="string">
            <text:p>a99356e2</text:p>
          </table:table-cell>
          <table:table-cell office:value-type="string">
            <text:p>f425b4d8</text:p>
          </table:table-cell>
          <table:table-cell office:value-type="string">
            <text:p>8e97225b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2">
            <text:p>42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cbe0a1b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410184DD</text:p>
          </table:table-cell>
          <table:table-cell office:value-type="string">
            <text:p>1c</text:p>
          </table:table-cell>
          <table:table-cell table:formula="of:=HEX2DEC([.O30])"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31b01dae</text:p>
          </table:table-cell>
          <table:table-cell office:value-type="string">
            <text:p>b4c4df1a</text:p>
          </table:table-cell>
          <table:table-cell office:value-type="string">
            <text:p>d34eee0a</text:p>
          </table:table-cell>
          <table:table-cell office:value-type="string">
            <text:p>3883c1c4</text:p>
          </table:table-cell>
          <table:table-cell office:value-type="string">
            <text:p>6eb447b3</text:p>
          </table:table-cell>
          <table:table-cell office:value-type="string">
            <text:p>9f854f47</text:p>
          </table:table-cell>
          <table:table-cell office:value-type="string">
            <text:p>0ca821ed</text:p>
          </table:table-cell>
          <table:table-cell office:value-type="string">
            <text:p>1498d5d1</text:p>
          </table:table-cell>
          <table:table-cell office:value-type="string">
            <text:p>6254be2f</text:p>
          </table:table-cell>
          <table:table-cell office:value-type="string">
            <text:p>f8f2ed30</text:p>
          </table:table-cell>
          <table:table-cell office:value-type="string">
            <text:p>93c1408d</text:p>
          </table:table-cell>
          <table:table-cell office:value-type="string">
            <text:p>4112bc5a</text:p>
          </table:table-cell>
          <table:table-cell office:value-type="string">
            <text:p>a214e628</text:p>
          </table:table-cell>
          <table:table-cell office:value-type="string">
            <text:p>c3518d80</text:p>
          </table:table-cell>
          <table:table-cell office:value-type="string">
            <text:p>818b29c2</text:p>
          </table:table-cell>
          <table:table-cell office:value-type="string">
            <text:p>d44c9d35</text:p>
          </table:table-cell>
          <table:table-cell office:value-type="string">
            <text:p>9337e0c0</text:p>
          </table:table-cell>
          <table:table-cell office:value-type="string">
            <text:p>338509a6</text:p>
          </table:table-cell>
          <table:table-cell office:value-type="string">
            <text:p>fe771d01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3">
            <text:p>43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1043423b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891AC199</text:p>
          </table:table-cell>
          <table:table-cell office:value-type="string">
            <text:p>1d</text:p>
          </table:table-cell>
          <table:table-cell table:formula="of:=HEX2DEC([.O31])"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7377e04d</text:p>
          </table:table-cell>
          <table:table-cell office:value-type="string">
            <text:p>3542cd20</text:p>
          </table:table-cell>
          <table:table-cell office:value-type="string">
            <text:p>beefc227</text:p>
          </table:table-cell>
          <table:table-cell office:value-type="string">
            <text:p>d3b611e6</text:p>
          </table:table-cell>
          <table:table-cell office:value-type="string">
            <text:p>7eae3756</text:p>
          </table:table-cell>
          <table:table-cell office:value-type="string">
            <text:p>fa5d1778</text:p>
          </table:table-cell>
          <table:table-cell office:value-type="string">
            <text:p>9a08aaeb</text:p>
          </table:table-cell>
          <table:table-cell office:value-type="string">
            <text:p>401a3546</text:p>
          </table:table-cell>
          <table:table-cell office:value-type="string">
            <text:p>c5e5aa76</text:p>
          </table:table-cell>
          <table:table-cell office:value-type="string">
            <text:p>1fb90cd1</text:p>
          </table:table-cell>
          <table:table-cell office:value-type="string">
            <text:p>ad073400</text:p>
          </table:table-cell>
          <table:table-cell office:value-type="string">
            <text:p>370888f3</text:p>
          </table:table-cell>
          <table:table-cell office:value-type="string">
            <text:p>511bb172</text:p>
          </table:table-cell>
          <table:table-cell office:value-type="string">
            <text:p>4cd4662c</text:p>
          </table:table-cell>
          <table:table-cell office:value-type="string">
            <text:p>7081782d</text:p>
          </table:table-cell>
          <table:table-cell office:value-type="string">
            <text:p>c9862863</text:p>
          </table:table-cell>
          <table:table-cell office:value-type="string">
            <text:p>7cdb6a9f</text:p>
          </table:table-cell>
          <table:table-cell office:value-type="string">
            <text:p>71e58e67</text:p>
          </table:table-cell>
          <table:table-cell office:value-type="string">
            <text:p>6e5717a7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4">
            <text:p>44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6ecc5c7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33BCD1DD</text:p>
          </table:table-cell>
          <table:table-cell office:value-type="string">
            <text:p>1e</text:p>
          </table:table-cell>
          <table:table-cell table:formula="of:=HEX2DEC([.O32])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b53da2e0</text:p>
          </table:table-cell>
          <table:table-cell office:value-type="string">
            <text:p>b5c0bb29</text:p>
          </table:table-cell>
          <table:table-cell office:value-type="string">
            <text:p>aa9195c3</text:p>
          </table:table-cell>
          <table:table-cell office:value-type="string">
            <text:p>6eec61bb</text:p>
          </table:table-cell>
          <table:table-cell office:value-type="string">
            <text:p>8ea8266a</text:p>
          </table:table-cell>
          <table:table-cell office:value-type="string">
            <text:p>5535dfad</text:p>
          </table:table-cell>
          <table:table-cell table:style-name="ce6" office:value-type="string">
            <text:p>276933e9</text:p>
          </table:table-cell>
          <table:table-cell office:value-type="string">
            <text:p>6b9c94ba</text:p>
          </table:table-cell>
          <table:table-cell office:value-type="string">
            <text:p>297696bc</text:p>
          </table:table-cell>
          <table:table-cell office:value-type="string">
            <text:p>467cabfe</text:p>
          </table:table-cell>
          <table:table-cell office:value-type="string">
            <text:p>c64d2773</text:p>
          </table:table-cell>
          <table:table-cell office:value-type="string">
            <text:p>2cff558b</text:p>
          </table:table-cell>
          <table:table-cell office:value-type="string">
            <text:p>0217cbd</text:p>
          </table:table-cell>
          <table:table-cell office:value-type="string">
            <text:p>d6563ed8</text:p>
          </table:table-cell>
          <table:table-cell office:value-type="string">
            <text:p>5f76c697</text:p>
          </table:table-cell>
          <table:table-cell office:value-type="string">
            <text:p>bebfb391</text:p>
          </table:table-cell>
          <table:table-cell office:value-type="string">
            <text:p>667ff47d</text:p>
          </table:table-cell>
          <table:table-cell office:value-type="string">
            <text:p>af450324</text:p>
          </table:table-cell>
          <table:table-cell office:value-type="string">
            <text:p>de37124d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5">
            <text:p>45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e11672d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6C49B833</text:p>
          </table:table-cell>
          <table:table-cell office:value-type="string">
            <text:p>1f</text:p>
          </table:table-cell>
          <table:table-cell table:formula="of:=HEX2DEC([.O33])"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f7036586</text:p>
          </table:table-cell>
          <table:table-cell office:value-type="string">
            <text:p>363ea92f</text:p>
          </table:table-cell>
          <table:table-cell office:value-type="string">
            <text:p>963269ff</text:p>
          </table:table-cell>
          <table:table-cell office:value-type="string">
            <text:p>0a23b05d</text:p>
          </table:table-cell>
          <table:table-cell office:value-type="string">
            <text:p>9ea2150e</text:p>
          </table:table-cell>
          <table:table-cell office:value-type="string">
            <text:p>b00da7de</text:p>
          </table:table-cell>
          <table:table-cell office:value-type="string">
            <text:p>b4c9bce8</text:p>
          </table:table-cell>
          <table:table-cell office:value-type="string">
            <text:p>971ef42f</text:p>
          </table:table-cell>
          <table:table-cell office:value-type="string">
            <text:p>8d078303</text:p>
          </table:table-cell>
          <table:table-cell office:value-type="string">
            <text:p>6d43ca9f</text:p>
          </table:table-cell>
          <table:table-cell office:value-type="string">
            <text:p>df941ae5</text:p>
          </table:table-cell>
          <table:table-cell office:value-type="string">
            <text:p>22f62223</text:p>
          </table:table-cell>
          <table:table-cell office:value-type="string">
            <text:p>af274807</text:p>
          </table:table-cell>
          <table:table-cell office:value-type="string">
            <text:p>5fd91784</text:p>
          </table:table-cell>
          <table:table-cell office:value-type="string">
            <text:p>4e6b1501</text:p>
          </table:table-cell>
          <table:table-cell office:value-type="string">
            <text:p>b3f93ebf</text:p>
          </table:table-cell>
          <table:table-cell office:value-type="string">
            <text:p>50237e5b</text:p>
          </table:table-cell>
          <table:table-cell office:value-type="string">
            <text:p>eea687e2</text:p>
          </table:table-cell>
          <table:table-cell office:value-type="string">
            <text:p>4e170cf2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6">
            <text:p>46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7be7db17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048FE4AA</text:p>
          </table:table-cell>
          <table:table-cell table:style-name="ce2" office:value-type="string">
            <text:p>20</text:p>
          </table:table-cell>
          <table:table-cell table:formula="of:=HEX2DEC([.O34])"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38c92825</text:p>
          </table:table-cell>
          <table:table-cell office:value-type="string">
            <text:p>b6bb9735</text:p>
          </table:table-cell>
          <table:table-cell office:value-type="string">
            <text:p>81d33d98</text:p>
          </table:table-cell>
          <table:table-cell office:value-type="string">
            <text:p>a556807f</text:p>
          </table:table-cell>
          <table:table-cell office:value-type="string">
            <text:p>ae9c0421</text:p>
          </table:table-cell>
          <table:table-cell office:value-type="string">
            <text:p>0ae47013</text:p>
          </table:table-cell>
          <table:table-cell office:value-type="string">
            <text:p>422a45e6</text:p>
          </table:table-cell>
          <table:table-cell office:value-type="string">
            <text:p>c2a153a3</text:p>
          </table:table-cell>
          <table:table-cell office:value-type="string">
            <text:p>f0996f49</text:p>
          </table:table-cell>
          <table:table-cell office:value-type="string">
            <text:p>940669bc</text:p>
          </table:table-cell>
          <table:table-cell office:value-type="string">
            <text:p>f8da0e58</text:p>
          </table:table-cell>
          <table:table-cell office:value-type="string">
            <text:p>18eceebc</text:p>
          </table:table-cell>
          <table:table-cell office:value-type="string">
            <text:p>5e2e134e</text:p>
          </table:table-cell>
          <table:table-cell office:value-type="string">
            <text:p>e95cf030</text:p>
          </table:table-cell>
          <table:table-cell office:value-type="string">
            <text:p>3d61636c</text:p>
          </table:table-cell>
          <table:table-cell office:value-type="string">
            <text:p>a932c9ee</text:p>
          </table:table-cell>
          <table:table-cell office:value-type="string">
            <text:p>39c70839</text:p>
          </table:table-cell>
          <table:table-cell office:value-type="string">
            <text:p>2c0604a3</text:p>
          </table:table-cell>
          <table:table-cell office:value-type="string">
            <text:p>bdf80798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8oznZ3mOspGkqujkHmppj8BK4VmYUj9NUcrDve5X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29d7933c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E687AFEE</text:p>
          </table:table-cell>
          <table:table-cell table:style-name="ce2" office:value-type="string">
            <text:p>36</text:p>
          </table:table-cell>
          <table:table-cell table:formula="of:=HEX2DEC([.O35])"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dfd4e222</text:p>
          </table:table-cell>
          <table:table-cell office:value-type="string">
            <text:p>c1890bc2</text:p>
          </table:table-cell>
          <table:table-cell office:value-type="string">
            <text:p>c1af72ab</text:p>
          </table:table-cell>
          <table:table-cell office:value-type="string">
            <text:p>fbeded4c</text:p>
          </table:table-cell>
          <table:table-cell office:value-type="string">
            <text:p>e199091</text:p>
          </table:table-cell>
          <table:table-cell office:value-type="string">
            <text:p>d974a479</text:p>
          </table:table-cell>
          <table:table-cell office:value-type="string">
            <text:p>68730bbf</text:p>
          </table:table-cell>
          <table:table-cell office:value-type="string">
            <text:p>7fce87a6</text:p>
          </table:table-cell>
          <table:table-cell office:value-type="string">
            <text:p>7f14bd59</text:p>
          </table:table-cell>
          <table:table-cell office:value-type="string">
            <text:p>e8f080c8</text:p>
          </table:table-cell>
          <table:table-cell office:value-type="string">
            <text:p>24e5fa35</text:p>
          </table:table-cell>
          <table:table-cell office:value-type="string">
            <text:p>3c1e8147</text:p>
          </table:table-cell>
          <table:table-cell office:value-type="string">
            <text:p>68bb8ba3</text:p>
          </table:table-cell>
          <table:table-cell office:value-type="string">
            <text:p>ba988efb</text:p>
          </table:table-cell>
          <table:table-cell office:value-type="string">
            <text:p>c6772092</text:p>
          </table:table-cell>
          <table:table-cell office:value-type="string">
            <text:p>bc24bfe3</text:p>
          </table:table-cell>
          <table:table-cell office:value-type="string">
            <text:p>4de0e14d</text:p>
          </table:table-cell>
          <table:table-cell office:value-type="string">
            <text:p>88435cc5</text:p>
          </table:table-cell>
          <table:table-cell office:value-type="string">
            <text:p>5b3b91d7</text:p>
          </table:table-cell>
          <table:table-cell office:value-type="string">
            <text:p>da457716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7">
            <text:p>47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ef86c76c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1D0BC500</text:p>
          </table:table-cell>
          <table:table-cell table:style-name="ce2" office:value-type="string">
            <text:p>40</text:p>
          </table:table-cell>
          <table:table-cell table:formula="of:=HEX2DEC([.O36])"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71937c88</text:p>
          </table:table-cell>
          <table:table-cell office:value-type="string">
            <text:p>c6735805</text:p>
          </table:table-cell>
          <table:table-cell office:value-type="string">
            <text:p>f5fcb907</text:p>
          </table:table-cell>
          <table:table-cell office:value-type="string">
            <text:p>c038c33</text:p>
          </table:table-cell>
          <table:table-cell office:value-type="string">
            <text:p>addee7b5</text:p>
          </table:table-cell>
          <table:table-cell table:style-name="ce6" office:value-type="string">
            <text:p>65e47679</text:p>
          </table:table-cell>
          <table:table-cell office:value-type="string">
            <text:p>ee3865ae</text:p>
          </table:table-cell>
          <table:table-cell table:style-name="ce6" office:value-type="string">
            <text:p>32e24233</text:p>
          </table:table-cell>
          <table:table-cell office:value-type="string">
            <text:p>62c1f81a</text:p>
          </table:table-cell>
          <table:table-cell office:value-type="string">
            <text:p>6ca0b591</text:p>
          </table:table-cell>
          <table:table-cell office:value-type="string">
            <text:p>21a47cb1</text:p>
          </table:table-cell>
          <table:table-cell office:value-type="string">
            <text:p>d7c081c9</text:p>
          </table:table-cell>
          <table:table-cell office:value-type="string">
            <text:p>3efb7c83</text:p>
          </table:table-cell>
          <table:table-cell office:value-type="string">
            <text:p>19b405b4</text:p>
          </table:table-cell>
          <table:table-cell office:value-type="string">
            <text:p>1c0d30bb</text:p>
          </table:table-cell>
          <table:table-cell office:value-type="string">
            <text:p>50632fb0</text:p>
          </table:table-cell>
          <table:table-cell office:value-type="string">
            <text:p>6e4843f9</text:p>
          </table:table-cell>
          <table:table-cell office:value-type="string">
            <text:p>f8fdbc57</text:p>
          </table:table-cell>
          <table:table-cell office:value-type="string">
            <text:p>b9fd5c51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8">
            <text:p>48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4f84b698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9D5ED911</text:p>
          </table:table-cell>
          <table:table-cell table:style-name="ce2" office:value-type="string">
            <text:p>80</text:p>
          </table:table-cell>
          <table:table-cell table:formula="of:=HEX2DEC([.O37])" office:value-type="float" office:value="128">
            <text:p>1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e3272523</text:p>
          </table:table-cell>
          <table:table-cell office:value-type="string">
            <text:p>e5e2d9a5</text:p>
          </table:table-cell>
          <table:table-cell office:value-type="string">
            <text:p>de4eb079</text:p>
          </table:table-cell>
          <table:table-cell office:value-type="string">
            <text:p>d957f4ab</text:p>
          </table:table-cell>
          <table:table-cell office:value-type="string">
            <text:p>ac62af4e</text:p>
          </table:table-cell>
          <table:table-cell office:value-type="string">
            <text:p>1be48345</text:p>
          </table:table-cell>
          <table:table-cell office:value-type="string">
            <text:p>4655a53d</text:p>
          </table:table-cell>
          <table:table-cell office:value-type="string">
            <text:p>13661f54</text:p>
          </table:table-cell>
          <table:table-cell office:value-type="string">
            <text:p>471209bc</text:p>
          </table:table-cell>
          <table:table-cell office:value-type="string">
            <text:p>1dd7fdd6</text:p>
          </table:table-cell>
          <table:table-cell table:style-name="ce6" office:value-type="string">
            <text:p>73385963</text:p>
          </table:table-cell>
          <table:table-cell office:value-type="string">
            <text:p>5568a7e3</text:p>
          </table:table-cell>
          <table:table-cell office:value-type="string">
            <text:p>964ee7</text:p>
          </table:table-cell>
          <table:table-cell office:value-type="string">
            <text:p>7a6330bc</text:p>
          </table:table-cell>
          <table:table-cell office:value-type="string">
            <text:p>d966cb58</text:p>
          </table:table-cell>
          <table:table-cell office:value-type="string">
            <text:p>9ec3fb35</text:p>
          </table:table-cell>
          <table:table-cell office:value-type="string">
            <text:p>d74abb7a</text:p>
          </table:table-cell>
          <table:table-cell office:value-type="string">
            <text:p>90ec4c21</text:p>
          </table:table-cell>
          <table:table-cell office:value-type="string">
            <text:p>b20805c3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9">
            <text:p>49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3326baab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F81AC199</text:p>
          </table:table-cell>
          <table:table-cell table:style-name="ce2" office:value-type="string">
            <text:p>100</text:p>
          </table:table-cell>
          <table:table-cell table:formula="of:=HEX2DEC([.O38])" office:value-type="float" office:value="256">
            <text:p>2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c64e767c</text:p>
          </table:table-cell>
          <table:table-cell office:value-type="string">
            <text:p>24c0dce5</text:p>
          </table:table-cell>
          <table:table-cell office:value-type="string">
            <text:p>aef29e45</text:p>
          </table:table-cell>
          <table:table-cell office:value-type="string">
            <text:p>7401e25a</text:p>
          </table:table-cell>
          <table:table-cell office:value-type="string">
            <text:p>a9693d7e</text:p>
          </table:table-cell>
          <table:table-cell office:value-type="string">
            <text:p>87e39cdd</text:p>
          </table:table-cell>
          <table:table-cell office:value-type="string">
            <text:p>f68e245c</text:p>
          </table:table-cell>
          <table:table-cell office:value-type="string">
            <text:p>d46dd995</text:p>
          </table:table-cell>
          <table:table-cell office:value-type="string">
            <text:p>fb42cff</text:p>
          </table:table-cell>
          <table:table-cell office:value-type="string">
            <text:p>80416d45</text:p>
          </table:table-cell>
          <table:table-cell office:value-type="string">
            <text:p>166112c7</text:p>
          </table:table-cell>
          <table:table-cell office:value-type="string">
            <text:p>50b7f418</text:p>
          </table:table-cell>
          <table:table-cell office:value-type="string">
            <text:p>83cdf3b1</text:p>
          </table:table-cell>
          <table:table-cell office:value-type="string">
            <text:p>3bc286cb</text:p>
          </table:table-cell>
          <table:table-cell table:style-name="ce6" office:value-type="string">
            <text:p>54180093</text:p>
          </table:table-cell>
          <table:table-cell office:value-type="string">
            <text:p>3b84923f</text:p>
          </table:table-cell>
          <table:table-cell office:value-type="string">
            <text:p>a94faa7b</text:p>
          </table:table-cell>
          <table:table-cell office:value-type="string">
            <text:p>c0d22353</text:p>
          </table:table-cell>
          <table:table-cell office:value-type="string">
            <text:p>a21d58a8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432be43d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DE838F00</text:p>
          </table:table-cell>
          <table:table-cell table:style-name="ce2" office:value-type="string">
            <text:p>200</text:p>
          </table:table-cell>
          <table:table-cell table:formula="of:=HEX2DEC([.O39])" office:value-type="float" office:value="512">
            <text:p>5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8c9d191a</text:p>
          </table:table-cell>
          <table:table-cell office:value-type="string">
            <text:p>a27de362</text:p>
          </table:table-cell>
          <table:table-cell office:value-type="string">
            <text:p>503b7afd</text:p>
          </table:table-cell>
          <table:table-cell office:value-type="string">
            <text:p>a952c07a</text:p>
          </table:table-cell>
          <table:table-cell office:value-type="string">
            <text:p>a37859d0</text:p>
          </table:table-cell>
          <table:table-cell office:value-type="string">
            <text:p>5fe1d00c</text:p>
          </table:table-cell>
          <table:table-cell office:value-type="string">
            <text:p>5701229a</text:p>
          </table:table-cell>
          <table:table-cell office:value-type="string">
            <text:p>567c4e17</text:p>
          </table:table-cell>
          <table:table-cell office:value-type="string">
            <text:p>a0f77386</text:p>
          </table:table-cell>
          <table:table-cell office:value-type="string">
            <text:p>45154e6e</text:p>
          </table:table-cell>
          <table:table-cell office:value-type="string">
            <text:p>5cb38590</text:p>
          </table:table-cell>
          <table:table-cell office:value-type="string">
            <text:p>47558c81</text:p>
          </table:table-cell>
          <table:table-cell office:value-type="string">
            <text:p>8a393d43</text:p>
          </table:table-cell>
          <table:table-cell office:value-type="string">
            <text:p>be7f32e9</text:p>
          </table:table-cell>
          <table:table-cell office:value-type="string">
            <text:p>497d6b0a</text:p>
          </table:table-cell>
          <table:table-cell office:value-type="string">
            <text:p>7506c054</text:p>
          </table:table-cell>
          <table:table-cell office:value-type="string">
            <text:p>4d58887e</text:p>
          </table:table-cell>
          <table:table-cell table:style-name="ce6" office:value-type="string">
            <text:p>20956237</text:p>
          </table:table-cell>
          <table:table-cell office:value-type="string">
            <text:p>8248fe70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52">
            <text:p>52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+1d2ee9f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D8FEDEEE</text:p>
          </table:table-cell>
          <table:table-cell table:style-name="ce2" office:value-type="string">
            <text:p>1000</text:p>
          </table:table-cell>
          <table:table-cell table:formula="of:=HEX2DEC([.O40])" office:value-type="float" office:value="4096">
            <text:p>409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64e7fd88</text:p>
          </table:table-cell>
          <table:table-cell office:value-type="string">
            <text:p>82cf3e57</text:p>
          </table:table-cell>
          <table:table-cell office:value-type="string">
            <text:p>222e87ac</text:p>
          </table:table-cell>
          <table:table-cell office:value-type="string">
            <text:p>93dce3a9</text:p>
          </table:table-cell>
          <table:table-cell office:value-type="string">
            <text:p>504be684</text:p>
          </table:table-cell>
          <table:table-cell office:value-type="string">
            <text:p>2fca9cae</text:p>
          </table:table-cell>
          <table:table-cell office:value-type="string">
            <text:p>9d490a00</text:p>
          </table:table-cell>
          <table:table-cell office:value-type="string">
            <text:p>7349ad37</text:p>
          </table:table-cell>
          <table:table-cell office:value-type="string">
            <text:p>92ab4ee3</text:p>
          </table:table-cell>
          <table:table-cell office:value-type="string">
            <text:p>8ad1bf4</text:p>
          </table:table-cell>
          <table:table-cell office:value-type="string">
            <text:p>3527cc83</text:p>
          </table:table-cell>
          <table:table-cell office:value-type="string">
            <text:p>c3fde245</text:p>
          </table:table-cell>
          <table:table-cell office:value-type="string">
            <text:p>e4254348</text:p>
          </table:table-cell>
          <table:table-cell office:value-type="string">
            <text:p>e4de9c93</text:p>
          </table:table-cell>
          <table:table-cell office:value-type="string">
            <text:p>b4f63d83</text:p>
          </table:table-cell>
          <table:table-cell office:value-type="string">
            <text:p>9a204573</text:p>
          </table:table-cell>
          <table:table-cell office:value-type="string">
            <text:p>45d5aca7</text:p>
          </table:table-cell>
          <table:table-cell office:value-type="string">
            <text:p>5c5af735</text:p>
          </table:table-cell>
          <table:table-cell office:value-type="string">
            <text:p>c49e0f67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53">
            <text:p>53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8840ad72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6C49BCBB</text:p>
          </table:table-cell>
          <table:table-cell table:style-name="ce2" office:value-type="string">
            <text:p>10000</text:p>
          </table:table-cell>
          <table:table-cell table:formula="of:=HEX2DEC([.O41])" office:value-type="float" office:value="65536">
            <text:p>655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4e6d6e4f</text:p>
          </table:table-cell>
          <table:table-cell office:value-type="string">
            <text:p>63b95577</text:p>
          </table:table-cell>
          <table:table-cell office:value-type="string">
            <text:p>55e71a2a</text:p>
          </table:table-cell>
          <table:table-cell office:value-type="string">
            <text:p>91b3e498</text:p>
          </table:table-cell>
          <table:table-cell office:value-type="string">
            <text:p>be677f24</text:p>
          </table:table-cell>
          <table:table-cell office:value-type="string">
            <text:p>ae3a99dc</text:p>
          </table:table-cell>
          <table:table-cell office:value-type="string">
            <text:p>8f86437</text:p>
          </table:table-cell>
          <table:table-cell table:style-name="ce6" office:value-type="string">
            <text:p>6104e754</text:p>
          </table:table-cell>
          <table:table-cell office:value-type="string">
            <text:p>c21d6d22</text:p>
          </table:table-cell>
          <table:table-cell office:value-type="string">
            <text:p>8f6062e8</text:p>
          </table:table-cell>
          <table:table-cell office:value-type="string">
            <text:p>218d6838</text:p>
          </table:table-cell>
          <table:table-cell office:value-type="string">
            <text:p>f85ec510</text:p>
          </table:table-cell>
          <table:table-cell office:value-type="string">
            <text:p>e9ad3ce7</text:p>
          </table:table-cell>
          <table:table-cell office:value-type="string">
            <text:p>7699f91d</text:p>
          </table:table-cell>
          <table:table-cell office:value-type="string">
            <text:p>c2d10c76</text:p>
          </table:table-cell>
          <table:table-cell office:value-type="string">
            <text:p>83e778ac</text:p>
          </table:table-cell>
          <table:table-cell office:value-type="string">
            <text:p>e33cf61</text:p>
          </table:table-cell>
          <table:table-cell office:value-type="string">
            <text:p>25d4090d</text:p>
          </table:table-cell>
          <table:table-cell office:value-type="string">
            <text:p>ecaf7b58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3f6HIBWwD60nWCfdV_ZRXOYZlQkvue01hk0shS60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2ca13e28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D0E185CC</text:p>
          </table:table-cell>
          <table:table-cell office:value-type="string">
            <text:p>2093f108</text:p>
          </table:table-cell>
          <table:table-cell table:formula="of:=HEX2DEC([.O42])" office:value-type="float" office:value="546566408">
            <text:p>54656640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669ec692</text:p>
          </table:table-cell>
          <table:table-cell office:value-type="string">
            <text:p>5877afa</text:p>
          </table:table-cell>
          <table:table-cell office:value-type="string">
            <text:p>5abd73fc</text:p>
          </table:table-cell>
          <table:table-cell office:value-type="string">
            <text:p>975f23ab</text:p>
          </table:table-cell>
          <table:table-cell office:value-type="string">
            <text:p>dbcdb720</text:p>
          </table:table-cell>
          <table:table-cell office:value-type="string">
            <text:p>87e2a7c6</text:p>
          </table:table-cell>
          <table:table-cell office:value-type="string">
            <text:p>62288ee1</text:p>
          </table:table-cell>
          <table:table-cell office:value-type="string">
            <text:p>26f8faa9</text:p>
          </table:table-cell>
          <table:table-cell office:value-type="string">
            <text:p>d807207d</text:p>
          </table:table-cell>
          <table:table-cell office:value-type="string">
            <text:p>92cd89cf</text:p>
          </table:table-cell>
          <table:table-cell office:value-type="string">
            <text:p>37c062ce</text:p>
          </table:table-cell>
          <table:table-cell office:value-type="string">
            <text:p>b66bde59</text:p>
          </table:table-cell>
          <table:table-cell office:value-type="string">
            <text:p>d1bfb105</text:p>
          </table:table-cell>
          <table:table-cell table:style-name="ce6" office:value-type="string">
            <text:p>96224399</text:p>
          </table:table-cell>
          <table:table-cell office:value-type="string">
            <text:p>f64657f6</text:p>
          </table:table-cell>
          <table:table-cell office:value-type="string">
            <text:p>59604fc</text:p>
          </table:table-cell>
          <table:table-cell office:value-type="string">
            <text:p>7ee4e7f1</text:p>
          </table:table-cell>
          <table:table-cell office:value-type="string">
            <text:p>dcdc377d</text:p>
          </table:table-cell>
          <table:table-cell office:value-type="string">
            <text:p>73b6d742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e0444a25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16DCD1EE</text:p>
          </table:table-cell>
          <table:table-cell office:value-type="string">
            <text:p>2093f117</text:p>
          </table:table-cell>
          <table:table-cell table:formula="of:=HEX2DEC([.O43])" office:value-type="float" office:value="546566423">
            <text:p>5465664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413c2e15</text:p>
          </table:table-cell>
          <table:table-cell office:value-type="string">
            <text:p>8ce56d5d</text:p>
          </table:table-cell>
          <table:table-cell office:value-type="string">
            <text:p>2930dd85</text:p>
          </table:table-cell>
          <table:table-cell office:value-type="string">
            <text:p>af7fd1ab</text:p>
          </table:table-cell>
          <table:table-cell office:value-type="string">
            <text:p>cb74ba57</text:p>
          </table:table-cell>
          <table:table-cell office:value-type="string">
            <text:p>da8a62c6</text:p>
          </table:table-cell>
          <table:table-cell office:value-type="string">
            <text:p>aacf95c6</text:p>
          </table:table-cell>
          <table:table-cell office:value-type="string">
            <text:p>b396927d</text:p>
          </table:table-cell>
          <table:table-cell office:value-type="string">
            <text:p>ad8af89f</text:p>
          </table:table-cell>
          <table:table-cell office:value-type="string">
            <text:p>d8555830</text:p>
          </table:table-cell>
          <table:table-cell office:value-type="string">
            <text:p>b2dfa688</text:p>
          </table:table-cell>
          <table:table-cell office:value-type="string">
            <text:p>1fdfdb47</text:p>
          </table:table-cell>
          <table:table-cell office:value-type="string">
            <text:p>13209a52</text:p>
          </table:table-cell>
          <table:table-cell office:value-type="string">
            <text:p>a4ccf5af</text:p>
          </table:table-cell>
          <table:table-cell office:value-type="string">
            <text:p>f6a7f033</text:p>
          </table:table-cell>
          <table:table-cell office:value-type="string">
            <text:p>63f42caf</text:p>
          </table:table-cell>
          <table:table-cell office:value-type="string">
            <text:p>2f81fbf3</text:p>
          </table:table-cell>
          <table:table-cell table:style-name="ce6" office:value-type="string">
            <text:p>8378e649</text:p>
          </table:table-cell>
          <table:table-cell office:value-type="string">
            <text:p>1d986f9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c2917a42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F9D28CBB</text:p>
          </table:table-cell>
          <table:table-cell office:value-type="string">
            <text:p>2093f126</text:p>
          </table:table-cell>
          <table:table-cell table:formula="of:=HEX2DEC([.O44])" office:value-type="float" office:value="546566438">
            <text:p>5465664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1bdb95ac</text:p>
          </table:table-cell>
          <table:table-cell office:value-type="string">
            <text:p>14435fbc</text:p>
          </table:table-cell>
          <table:table-cell office:value-type="string">
            <text:p>f7a34792</text:p>
          </table:table-cell>
          <table:table-cell office:value-type="string">
            <text:p>c79f8fab</text:p>
          </table:table-cell>
          <table:table-cell office:value-type="string">
            <text:p>bb1bbcfd</text:p>
          </table:table-cell>
          <table:table-cell office:value-type="string">
            <text:p>2d311dc6</text:p>
          </table:table-cell>
          <table:table-cell office:value-type="string">
            <text:p>f3759cac</text:p>
          </table:table-cell>
          <table:table-cell office:value-type="string">
            <text:p>40352a50</text:p>
          </table:table-cell>
          <table:table-cell office:value-type="string">
            <text:p>830dd0c1</text:p>
          </table:table-cell>
          <table:table-cell office:value-type="string">
            <text:p>1ddd1762</text:p>
          </table:table-cell>
          <table:table-cell office:value-type="string">
            <text:p>2dfdea42</text:p>
          </table:table-cell>
          <table:table-cell office:value-type="string">
            <text:p>8952d836</text:p>
          </table:table-cell>
          <table:table-cell office:value-type="string">
            <text:p>548083a2</text:p>
          </table:table-cell>
          <table:table-cell office:value-type="string">
            <text:p>b375a7c4</text:p>
          </table:table-cell>
          <table:table-cell office:value-type="string">
            <text:p>f708886f</text:p>
          </table:table-cell>
          <table:table-cell office:value-type="string">
            <text:p>c2535462</text:p>
          </table:table-cell>
          <table:table-cell office:value-type="string">
            <text:p>e01d0ff5</text:p>
          </table:table-cell>
          <table:table-cell office:value-type="string">
            <text:p>2b1b55a2</text:p>
          </table:table-cell>
          <table:table-cell office:value-type="string">
            <text:p>8ffb36b0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8oznZ3mOspGkqujkHmppj8BK4VmYUj9NUcrDve5X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9d767e9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0FB49611</text:p>
          </table:table-cell>
          <table:table-cell office:value-type="string">
            <text:p>20943a28</text:p>
          </table:table-cell>
          <table:table-cell table:formula="of:=HEX2DEC([.O45])" office:value-type="float" office:value="546585128">
            <text:p>5465851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2bc578fe</text:p>
          </table:table-cell>
          <table:table-cell office:value-type="string">
            <text:p>f00e1607</text:p>
          </table:table-cell>
          <table:table-cell office:value-type="string">
            <text:p>cc7fc45d</text:p>
          </table:table-cell>
          <table:table-cell office:value-type="string">
            <text:p>32b4e3cc</text:p>
          </table:table-cell>
          <table:table-cell office:value-type="string">
            <text:p>2959b1af</text:p>
          </table:table-cell>
          <table:table-cell office:value-type="string">
            <text:p>7a6846ea</text:p>
          </table:table-cell>
          <table:table-cell office:value-type="string">
            <text:p>8ef72e5e</text:p>
          </table:table-cell>
          <table:table-cell office:value-type="string">
            <text:p>ad66225e</text:p>
          </table:table-cell>
          <table:table-cell office:value-type="string">
            <text:p>b67cc5b4</text:p>
          </table:table-cell>
          <table:table-cell office:value-type="string">
            <text:p>8bd6f64c</text:p>
          </table:table-cell>
          <table:table-cell office:value-type="string">
            <text:p>6dc78c3f</text:p>
          </table:table-cell>
          <table:table-cell office:value-type="string">
            <text:p>c861e702</text:p>
          </table:table-cell>
          <table:table-cell office:value-type="string">
            <text:p>876f1510</text:p>
          </table:table-cell>
          <table:table-cell office:value-type="string">
            <text:p>e8a6dcb</text:p>
          </table:table-cell>
          <table:table-cell office:value-type="string">
            <text:p>ce7f8104</text:p>
          </table:table-cell>
          <table:table-cell office:value-type="string">
            <text:p>12d08e97</text:p>
          </table:table-cell>
          <table:table-cell office:value-type="string">
            <text:p>79f17285</text:p>
          </table:table-cell>
          <table:table-cell office:value-type="string">
            <text:p>f7f603c5</text:p>
          </table:table-cell>
          <table:table-cell office:value-type="string">
            <text:p>5bec7226</text:p>
          </table:table-cell>
          <table:table-cell office:value-type="string">
            <text:p>da4575f5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m7oBGa6vhLkjha8am0IT12s0YLocPU8_Tnp1xoEo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ad7ba82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2096A9FF</text:p>
          </table:table-cell>
          <table:table-cell office:value-type="string">
            <text:p>20943dbc</text:p>
          </table:table-cell>
          <table:table-cell table:formula="of:=HEX2DEC([.O46])" office:value-type="float" office:value="546586044">
            <text:p>54658604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8555e6ce</text:p>
          </table:table-cell>
          <table:table-cell office:value-type="string">
            <text:p>b1f5c544</text:p>
          </table:table-cell>
          <table:table-cell office:value-type="string">
            <text:p>e996d4e8</text:p>
          </table:table-cell>
          <table:table-cell office:value-type="string">
            <text:p>8d8339ea</text:p>
          </table:table-cell>
          <table:table-cell office:value-type="string">
            <text:p>5417432d</text:p>
          </table:table-cell>
          <table:table-cell table:style-name="ce6" office:value-type="string">
            <text:p>87429e12</text:p>
          </table:table-cell>
          <table:table-cell office:value-type="string">
            <text:p>6c125c14</text:p>
          </table:table-cell>
          <table:table-cell office:value-type="string">
            <text:p>5ac3af40</text:p>
          </table:table-cell>
          <table:table-cell office:value-type="string">
            <text:p>fa42320e</text:p>
          </table:table-cell>
          <table:table-cell office:value-type="string">
            <text:p>441c7338</text:p>
          </table:table-cell>
          <table:table-cell office:value-type="string">
            <text:p>dd62a2f4</text:p>
          </table:table-cell>
          <table:table-cell office:value-type="string">
            <text:p>decff8cc</text:p>
          </table:table-cell>
          <table:table-cell office:value-type="string">
            <text:p>ca6a7852</text:p>
          </table:table-cell>
          <table:table-cell office:value-type="string">
            <text:p>1658b5a8</text:p>
          </table:table-cell>
          <table:table-cell office:value-type="string">
            <text:p>d48915f3</text:p>
          </table:table-cell>
          <table:table-cell office:value-type="string">
            <text:p>84958f79</text:p>
          </table:table-cell>
          <table:table-cell office:value-type="string">
            <text:p>78e1c0e8</text:p>
          </table:table-cell>
          <table:table-cell office:value-type="string">
            <text:p>26a2e618</text:p>
          </table:table-cell>
          <table:table-cell office:value-type="string">
            <text:p>aa054b57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3f6HIBWwD60nWCfdV_ZRXOYZlQkvue01hk0shS60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2579135a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B72BC299</text:p>
          </table:table-cell>
          <table:table-cell table:style-name="ce2" office:value-type="string">
            <text:p>20944133</text:p>
          </table:table-cell>
          <table:table-cell table:formula="of:=HEX2DEC([.O47])" office:value-type="float" office:value="546586931">
            <text:p>5465869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6b6f4823</text:p>
          </table:table-cell>
          <table:table-cell office:value-type="string">
            <text:p>e59e7dc6</text:p>
          </table:table-cell>
          <table:table-cell office:value-type="string">
            <text:p>5567e57c</text:p>
          </table:table-cell>
          <table:table-cell office:value-type="string">
            <text:p>5344e3aa</text:p>
          </table:table-cell>
          <table:table-cell office:value-type="string">
            <text:p>af81bef1</text:p>
          </table:table-cell>
          <table:table-cell office:value-type="string">
            <text:p>49a4476e</text:p>
          </table:table-cell>
          <table:table-cell office:value-type="string">
            <text:p>454004fd</text:p>
          </table:table-cell>
          <table:table-cell office:value-type="string">
            <text:p>1a646bef</text:p>
          </table:table-cell>
          <table:table-cell office:value-type="string">
            <text:p>f694da6a</text:p>
          </table:table-cell>
          <table:table-cell office:value-type="string">
            <text:p>9819f07f</text:p>
          </table:table-cell>
          <table:table-cell office:value-type="string">
            <text:p>700725a8</text:p>
          </table:table-cell>
          <table:table-cell office:value-type="string">
            <text:p>184edce1</text:p>
          </table:table-cell>
          <table:table-cell office:value-type="string">
            <text:p>39abd43f</text:p>
          </table:table-cell>
          <table:table-cell office:value-type="string">
            <text:p>8a577205</text:p>
          </table:table-cell>
          <table:table-cell office:value-type="string">
            <text:p>c8c7c8d3</text:p>
          </table:table-cell>
          <table:table-cell office:value-type="string">
            <text:p>2ed6cc22</text:p>
          </table:table-cell>
          <table:table-cell office:value-type="string">
            <text:p>3c7124</text:p>
          </table:table-cell>
          <table:table-cell office:value-type="string">
            <text:p>4377be95</text:p>
          </table:table-cell>
          <table:table-cell office:value-type="string">
            <text:p>4bb9bfc1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YFZV5OwcnPJlo06smKFoG9N5luLmFZtRzAuCukZC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e85e9c9e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1B749CFF</text:p>
          </table:table-cell>
          <table:table-cell office:value-type="string">
            <text:p>209441c2</text:p>
          </table:table-cell>
          <table:table-cell table:formula="of:=HEX2DEC([.O48])" office:value-type="float" office:value="546587074">
            <text:p>54658707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293500f7</text:p>
          </table:table-cell>
          <table:table-cell office:value-type="string">
            <text:p>abdb7369</text:p>
          </table:table-cell>
          <table:table-cell office:value-type="string">
            <text:p>f47e3d56</text:p>
          </table:table-cell>
          <table:table-cell office:value-type="string">
            <text:p>60f8f5a</text:p>
          </table:table-cell>
          <table:table-cell office:value-type="string">
            <text:p>9c304fc9</text:p>
          </table:table-cell>
          <table:table-cell office:value-type="string">
            <text:p>84b1c06</text:p>
          </table:table-cell>
          <table:table-cell office:value-type="string">
            <text:p>3e208b02</text:p>
          </table:table-cell>
          <table:table-cell office:value-type="string">
            <text:p>680abe04</text:p>
          </table:table-cell>
          <table:table-cell office:value-type="string">
            <text:p>94b8d5d0</text:p>
          </table:table-cell>
          <table:table-cell office:value-type="string">
            <text:p>400b30df</text:p>
          </table:table-cell>
          <table:table-cell office:value-type="string">
            <text:p>8e4e22c5</text:p>
          </table:table-cell>
          <table:table-cell office:value-type="string">
            <text:p>7d102604</text:p>
          </table:table-cell>
          <table:table-cell office:value-type="string">
            <text:p>fe426256</text:p>
          </table:table-cell>
          <table:table-cell office:value-type="string">
            <text:p>5a5f7a2a</text:p>
          </table:table-cell>
          <table:table-cell office:value-type="string">
            <text:p>43da964b</text:p>
          </table:table-cell>
          <table:table-cell office:value-type="string">
            <text:p>29f68adf</text:p>
          </table:table-cell>
          <table:table-cell office:value-type="string">
            <text:p>82dd7428</text:p>
          </table:table-cell>
          <table:table-cell office:value-type="string">
            <text:p>1bf0cd13</text:p>
          </table:table-cell>
          <table:table-cell office:value-type="string">
            <text:p>c9f1c25c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8oznZ3mOspGkqujkHmppj8BK4VmYUj9NUcrDve5X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fec943b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534BC9AA</text:p>
          </table:table-cell>
          <table:table-cell table:style-name="ce4" office:value-type="string">
            <text:p>0</text:p>
          </table:table-cell>
          <table:table-cell table:formula="of:=HEX2DEC([.O49])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0000d3d6</text:p>
          </table:table-cell>
          <table:table-cell office:value-type="string">
            <text:p>a704d664</text:p>
          </table:table-cell>
          <table:table-cell office:value-type="string">
            <text:p>0daac22d</text:p>
          </table:table-cell>
          <table:table-cell office:value-type="string">
            <text:p>3eac85bb</text:p>
          </table:table-cell>
          <table:table-cell office:value-type="string">
            <text:p>af5a209d</text:p>
          </table:table-cell>
          <table:table-cell office:value-type="string">
            <text:p>afe569ad</text:p>
          </table:table-cell>
          <table:table-cell office:value-type="string">
            <text:p>961b261e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d0c5b</text:p>
          </table:table-cell>
          <table:table-cell office:value-type="string">
            <text:p>d0109fff</text:p>
          </table:table-cell>
          <table:table-cell office:value-type="string">
            <text:p>5a1959ac</text:p>
          </table:table-cell>
          <table:table-cell office:value-type="string">
            <text:p>7d60aa1c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7787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m7oBGa6vhLkjha8am0IT12s0YLocPU8_Tnp1xoEo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1cbc1496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2225A1CC</text:p>
          </table:table-cell>
          <table:table-cell table:style-name="ce2" office:value-type="string">
            <text:p>3</text:p>
          </table:table-cell>
          <table:table-cell table:formula="of:=HEX2DEC([.O50])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c5531bc9</text:p>
          </table:table-cell>
          <table:table-cell office:value-type="string">
            <text:p>287da079</text:p>
          </table:table-cell>
          <table:table-cell office:value-type="string">
            <text:p>d08e3d86</text:p>
          </table:table-cell>
          <table:table-cell office:value-type="string">
            <text:p>104c7411</text:p>
          </table:table-cell>
          <table:table-cell office:value-type="string">
            <text:p>df48ee68</text:p>
          </table:table-cell>
          <table:table-cell office:value-type="string">
            <text:p>c06dc247</text:p>
          </table:table-cell>
          <table:table-cell office:value-type="string">
            <text:p>3e3dc119</text:p>
          </table:table-cell>
          <table:table-cell office:value-type="string">
            <text:p>d4e58370</text:p>
          </table:table-cell>
          <table:table-cell office:value-type="string">
            <text:p>a924ab4c</text:p>
          </table:table-cell>
          <table:table-cell office:value-type="string">
            <text:p>2fba6906</text:p>
          </table:table-cell>
          <table:table-cell office:value-type="string">
            <text:p>1be37a58</text:p>
          </table:table-cell>
          <table:table-cell office:value-type="string">
            <text:p>3bfcc178</text:p>
          </table:table-cell>
          <table:table-cell office:value-type="string">
            <text:p>8a740bfb</text:p>
          </table:table-cell>
          <table:table-cell office:value-type="string">
            <text:p>558c64b1</text:p>
          </table:table-cell>
          <table:table-cell office:value-type="string">
            <text:p>2b95815c</text:p>
          </table:table-cell>
          <table:table-cell office:value-type="string">
            <text:p>e1af05b5</text:p>
          </table:table-cell>
          <table:table-cell office:value-type="string">
            <text:p>c2326a12</text:p>
          </table:table-cell>
          <table:table-cell office:value-type="string">
            <text:p>1b2f7b38</text:p>
          </table:table-cell>
          <table:table-cell office:value-type="string">
            <text:p>1193a2d1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4">
            <text:p>34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4e0fe1a2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39FABE00</text:p>
          </table:table-cell>
          <table:table-cell table:style-name="ce2" office:value-type="string">
            <text:p>14</text:p>
          </table:table-cell>
          <table:table-cell table:formula="of:=HEX2DEC([.O51])"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237e089a</text:p>
          </table:table-cell>
          <table:table-cell office:value-type="string">
            <text:p>b0d66ee6</text:p>
          </table:table-cell>
          <table:table-cell office:value-type="string">
            <text:p>76444f67</text:p>
          </table:table-cell>
          <table:table-cell office:value-type="string">
            <text:p>5ed642d5</text:p>
          </table:table-cell>
          <table:table-cell office:value-type="string">
            <text:p>eee3cf56</text:p>
          </table:table-cell>
          <table:table-cell office:value-type="string">
            <text:p>c8c50dad</text:p>
          </table:table-cell>
          <table:table-cell office:value-type="string">
            <text:p>a1a4d9fb</text:p>
          </table:table-cell>
          <table:table-cell office:value-type="string">
            <text:p>b888da2d</text:p>
          </table:table-cell>
          <table:table-cell office:value-type="string">
            <text:p>45c95bfb</text:p>
          </table:table-cell>
          <table:table-cell office:value-type="string">
            <text:p>c2cce629</text:p>
          </table:table-cell>
          <table:table-cell office:value-type="string">
            <text:p>c98ea4f7</text:p>
          </table:table-cell>
          <table:table-cell office:value-type="string">
            <text:p>915d5797</text:p>
          </table:table-cell>
          <table:table-cell office:value-type="string">
            <text:p>29e18bdd</text:p>
          </table:table-cell>
          <table:table-cell office:value-type="string">
            <text:p>773bc81f</text:p>
          </table:table-cell>
          <table:table-cell office:value-type="string">
            <text:p>9e0b66e</text:p>
          </table:table-cell>
          <table:table-cell office:value-type="string">
            <text:p>2a8043c5</text:p>
          </table:table-cell>
          <table:table-cell office:value-type="string">
            <text:p>461691d0</text:p>
          </table:table-cell>
          <table:table-cell office:value-type="string">
            <text:p>408b2393</text:p>
          </table:table-cell>
          <table:table-cell office:value-type="string">
            <text:p>7f7647d3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8oznZ3mOspGkqujkHmppj8BK4VmYUj9NUcrDve5X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7ef1860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067EDDAA</text:p>
          </table:table-cell>
          <table:table-cell office:value-type="string">
            <text:p>e13</text:p>
          </table:table-cell>
          <table:table-cell table:formula="of:=HEX2DEC([.O52])" office:value-type="float" office:value="3603">
            <text:p>360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ba012a55</text:p>
          </table:table-cell>
          <table:table-cell office:value-type="string">
            <text:p>10abdbd2</text:p>
          </table:table-cell>
          <table:table-cell office:value-type="string">
            <text:p>5c96887b</text:p>
          </table:table-cell>
          <table:table-cell office:value-type="string">
            <text:p>ae2d146f</text:p>
          </table:table-cell>
          <table:table-cell office:value-type="string">
            <text:p>8bbc6d67</text:p>
          </table:table-cell>
          <table:table-cell office:value-type="string">
            <text:p>3dd5121d</text:p>
          </table:table-cell>
          <table:table-cell office:value-type="string">
            <text:p>5a8c3862</text:p>
          </table:table-cell>
          <table:table-cell office:value-type="string">
            <text:p>a9d3d9d8</text:p>
          </table:table-cell>
          <table:table-cell office:value-type="string">
            <text:p>d3ec4b12</text:p>
          </table:table-cell>
          <table:table-cell office:value-type="string">
            <text:p>5f9e149f</text:p>
          </table:table-cell>
          <table:table-cell office:value-type="string">
            <text:p>88bdf877</text:p>
          </table:table-cell>
          <table:table-cell office:value-type="string">
            <text:p>180ee006</text:p>
          </table:table-cell>
          <table:table-cell office:value-type="string">
            <text:p>d4c7c69b</text:p>
          </table:table-cell>
          <table:table-cell office:value-type="string">
            <text:p>1416591d</text:p>
          </table:table-cell>
          <table:table-cell office:value-type="string">
            <text:p>86643a7d</text:p>
          </table:table-cell>
          <table:table-cell office:value-type="string">
            <text:p>5a613db6</text:p>
          </table:table-cell>
          <table:table-cell office:value-type="string">
            <text:p>54ef2c1b</text:p>
          </table:table-cell>
          <table:table-cell office:value-type="string">
            <text:p>3ee833d3</text:p>
          </table:table-cell>
          <table:table-cell office:value-type="string">
            <text:p>51ec5e24</text:p>
          </table:table-cell>
          <table:table-cell office:value-type="string">
            <text:p>da457540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m7oBGa6vhLkjha8am0IT12s0YLocPU8_Tnp1xoEo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7571d9f4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63BCCC55</text:p>
          </table:table-cell>
          <table:table-cell office:value-type="string">
            <text:p>2a28</text:p>
          </table:table-cell>
          <table:table-cell table:formula="of:=HEX2DEC([.O53])" office:value-type="float" office:value="10792">
            <text:p>1079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cfdaea93</text:p>
          </table:table-cell>
          <table:table-cell office:value-type="string">
            <text:p>5b9f1840</text:p>
          </table:table-cell>
          <table:table-cell office:value-type="string">
            <text:p>54b702c9</text:p>
          </table:table-cell>
          <table:table-cell office:value-type="string">
            <text:p>3ea0e6c2</text:p>
          </table:table-cell>
          <table:table-cell office:value-type="string">
            <text:p>34e5248c</text:p>
          </table:table-cell>
          <table:table-cell table:style-name="ce6" office:value-type="string">
            <text:p>515e1795</text:p>
          </table:table-cell>
          <table:table-cell table:style-name="ce6" office:value-type="string">
            <text:p>80054408</text:p>
          </table:table-cell>
          <table:table-cell office:value-type="string">
            <text:p>75186ca6</text:p>
          </table:table-cell>
          <table:table-cell office:value-type="string">
            <text:p>e23d6395</text:p>
          </table:table-cell>
          <table:table-cell office:value-type="string">
            <text:p>14f5b567</text:p>
          </table:table-cell>
          <table:table-cell office:value-type="string">
            <text:p>4c6b7ec8</text:p>
          </table:table-cell>
          <table:table-cell office:value-type="string">
            <text:p>3e9954c9</text:p>
          </table:table-cell>
          <table:table-cell office:value-type="string">
            <text:p>e4267fb0</text:p>
          </table:table-cell>
          <table:table-cell office:value-type="string">
            <text:p>a88cf290</text:p>
          </table:table-cell>
          <table:table-cell office:value-type="string">
            <text:p>f7794e2a</text:p>
          </table:table-cell>
          <table:table-cell office:value-type="string">
            <text:p>c24eb2bb</text:p>
          </table:table-cell>
          <table:table-cell office:value-type="string">
            <text:p>705ec3a3</text:p>
          </table:table-cell>
          <table:table-cell office:value-type="string">
            <text:p>d54e29b0</text:p>
          </table:table-cell>
          <table:table-cell office:value-type="string">
            <text:p>3fc0faa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51">
            <text:p>51</text:p>
          </table:table-cell>
          <table:table-cell office:value-type="string">
            <text:p>https://api-na-adrv2.padsv.gungho.jp/api.php?action=clear_dungeon</text:p>
          </table:table-cell>
          <table:table-cell office:value-type="float" office:value="344005721">
            <text:p>344005721</text:p>
          </table:table-cell>
          <table:table-cell office:value-type="string">
            <text:p>qWbRnrGe5ay4qJXCmbSzOakifH8yTqr_8KyZYscl</text:p>
          </table:table-cell>
          <table:table-cell office:value-type="string">
            <text:p>5ae472e9510a5</text:p>
          </table:table-cell>
          <table:table-cell office:value-type="float" office:value="26057">
            <text:p>26057</text:p>
          </table:table-cell>
          <table:table-cell office:value-type="string">
            <text:p>1b273fa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ce2" office:value-type="string">
            <text:p>62</text:p>
          </table:table-cell>
          <table:table-cell table:style-name="ce2" office:value-type="string">
            <text:p>1300</text:p>
          </table:table-cell>
          <table:table-cell office:value-type="float" office:value="0">
            <text:p>0</text:p>
          </table:table-cell>
          <table:table-cell office:value-type="string">
            <text:p>36F081DD</text:p>
          </table:table-cell>
          <table:table-cell office:value-type="string">
            <text:p>607f</text:p>
          </table:table-cell>
          <table:table-cell table:formula="of:=HEX2DEC([.O54])" office:value-type="float" office:value="24703">
            <text:p>2470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fec95c64</text:p>
          </table:table-cell>
          <table:table-cell office:value-type="string">
            <text:p>8c285b45</text:p>
          </table:table-cell>
          <table:table-cell office:value-type="string">
            <text:p>6dc47d5e</text:p>
          </table:table-cell>
          <table:table-cell office:value-type="string">
            <text:p>3d42577d</text:p>
          </table:table-cell>
          <table:table-cell office:value-type="string">
            <text:p>620d6327</text:p>
          </table:table-cell>
          <table:table-cell office:value-type="string">
            <text:p>c06ced25</text:p>
          </table:table-cell>
          <table:table-cell office:value-type="string">
            <text:p>e4077388</text:p>
          </table:table-cell>
          <table:table-cell office:value-type="string">
            <text:p>ad6270b8</text:p>
          </table:table-cell>
          <table:table-cell office:value-type="string">
            <text:p>5ce28ff5</text:p>
          </table:table-cell>
          <table:table-cell office:value-type="string">
            <text:p>c68c2428</text:p>
          </table:table-cell>
          <table:table-cell office:value-type="string">
            <text:p>b8817106</text:p>
          </table:table-cell>
          <table:table-cell office:value-type="string">
            <text:p>dacb02cf</text:p>
          </table:table-cell>
          <table:table-cell office:value-type="string">
            <text:p>ba2d1aa9</text:p>
          </table:table-cell>
          <table:table-cell office:value-type="string">
            <text:p>f7f8e37a</text:p>
          </table:table-cell>
          <table:table-cell office:value-type="string">
            <text:p>effc694f</text:p>
          </table:table-cell>
          <table:table-cell office:value-type="string">
            <text:p>3a3fb7b8</text:p>
          </table:table-cell>
          <table:table-cell office:value-type="string">
            <text:p>70ff72b3</text:p>
          </table:table-cell>
          <table:table-cell office:value-type="string">
            <text:p>3b584d3a</text:p>
          </table:table-cell>
          <table:table-cell office:value-type="string">
            <text:p>522e364b</text:p>
          </table:table-cell>
          <table:table-cell office:value-type="string">
            <text:p>da457584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9gaj0SqFRBF5jlyPj5s7nolgnzanVfK8YxcFG7wJ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table:style-name="ce2" office:value-type="string">
            <text:p>89e58268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86F6A322</text:p>
          </table:table-cell>
          <table:table-cell table:style-name="ce4" office:value-type="string">
            <text:p>0</text:p>
          </table:table-cell>
          <table:table-cell table:formula="of:=HEX2DEC([.O55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0000d3c8</text:p>
          </table:table-cell>
          <table:table-cell office:value-type="string">
            <text:p>a704d664</text:p>
          </table:table-cell>
          <table:table-cell office:value-type="string">
            <text:p>0daac22d</text:p>
          </table:table-cell>
          <table:table-cell office:value-type="string">
            <text:p>3eac57cb</text:p>
          </table:table-cell>
          <table:table-cell office:value-type="string">
            <text:p>af5a20a9</text:p>
          </table:table-cell>
          <table:table-cell office:value-type="string">
            <text:p>afe569af</text:p>
          </table:table-cell>
          <table:table-cell office:value-type="string">
            <text:p>961b261f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dde2b</text:p>
          </table:table-cell>
          <table:table-cell office:value-type="string">
            <text:p>d0109fff</text:p>
          </table:table-cell>
          <table:table-cell office:value-type="string">
            <text:p>5a195bed</text:p>
          </table:table-cell>
          <table:table-cell office:value-type="string">
            <text:p>7d60aa1c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75ef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9gaj0SqFRBF5jlyPj5s7nolgnzanVfK8YxcFG7wJ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db131df8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835AC2BB</text:p>
          </table:table-cell>
          <table:table-cell table:style-name="ce2" office:value-type="string">
            <text:p>1</text:p>
          </table:table-cell>
          <table:table-cell table:formula="of:=HEX2DEC([.O56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41c6966a</text:p>
          </table:table-cell>
          <table:table-cell office:value-type="string">
            <text:p>2781c46a</text:p>
          </table:table-cell>
          <table:table-cell office:value-type="string">
            <text:p>f94b95c9</text:p>
          </table:table-cell>
          <table:table-cell office:value-type="string">
            <text:p>d9e3062d</text:p>
          </table:table-cell>
          <table:table-cell office:value-type="string">
            <text:p>bf540f85</text:p>
          </table:table-cell>
          <table:table-cell office:value-type="string">
            <text:p>abd31dc</text:p>
          </table:table-cell>
          <table:table-cell office:value-type="string">
            <text:p>237caf1d</text:p>
          </table:table-cell>
          <table:table-cell office:value-type="string">
            <text:p>7de1c487</text:p>
          </table:table-cell>
          <table:table-cell office:value-type="string">
            <text:p>e201d2bf</text:p>
          </table:table-cell>
          <table:table-cell office:value-type="string">
            <text:p>e2307908</text:p>
          </table:table-cell>
          <table:table-cell office:value-type="string">
            <text:p>e9569372</text:p>
          </table:table-cell>
          <table:table-cell office:value-type="string">
            <text:p>500f2888</text:p>
          </table:table-cell>
          <table:table-cell office:value-type="string">
            <text:p>2c677567</text:p>
          </table:table-cell>
          <table:table-cell office:value-type="string">
            <text:p>4287b359</text:p>
          </table:table-cell>
          <table:table-cell office:value-type="string">
            <text:p>4daae488</text:p>
          </table:table-cell>
          <table:table-cell office:value-type="string">
            <text:p>f73cef59</text:p>
          </table:table-cell>
          <table:table-cell office:value-type="string">
            <text:p>eeea5656</text:p>
          </table:table-cell>
          <table:table-cell office:value-type="string">
            <text:p>9e6f61bd</text:p>
          </table:table-cell>
          <table:table-cell office:value-type="string">
            <text:p>31d2ad85</text:p>
          </table:table-cell>
          <table:table-cell office:value-type="string">
            <text:p>da457562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9gaj0SqFRBF5jlyPj5s7nolgnzanVfK8YxcFG7wJ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2b1c6832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7FBCCD55</text:p>
          </table:table-cell>
          <table:table-cell table:style-name="ce2" office:value-type="string">
            <text:p>2</text:p>
          </table:table-cell>
          <table:table-cell table:formula="of:=HEX2DEC([.O57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838c5935</text:p>
          </table:table-cell>
          <table:table-cell office:value-type="string">
            <text:p>a7ffb273</text:p>
          </table:table-cell>
          <table:table-cell office:value-type="string">
            <text:p>e4ed69e5</text:p>
          </table:table-cell>
          <table:table-cell office:value-type="string">
            <text:p>7519f60f</text:p>
          </table:table-cell>
          <table:table-cell office:value-type="string">
            <text:p>cf4eff60</text:p>
          </table:table-cell>
          <table:table-cell office:value-type="string">
            <text:p>6595fa10</text:p>
          </table:table-cell>
          <table:table-cell office:value-type="string">
            <text:p>b0dc381a</text:p>
          </table:table-cell>
          <table:table-cell office:value-type="string">
            <text:p>a96323fc</text:p>
          </table:table-cell>
          <table:table-cell office:value-type="string">
            <text:p>4593bf06</text:p>
          </table:table-cell>
          <table:table-cell office:value-type="string">
            <text:p>8f71869</text:p>
          </table:table-cell>
          <table:table-cell office:value-type="string">
            <text:p>29c86e5</text:p>
          </table:table-cell>
          <table:table-cell office:value-type="string">
            <text:p>4606f5c2</text:p>
          </table:table-cell>
          <table:table-cell office:value-type="string">
            <text:p>db6d40b1</text:p>
          </table:table-cell>
          <table:table-cell office:value-type="string">
            <text:p>cc0a8c05</text:p>
          </table:table-cell>
          <table:table-cell office:value-type="string">
            <text:p>3c9f32f2</text:p>
          </table:table-cell>
          <table:table-cell office:value-type="string">
            <text:p>ec757a87</text:p>
          </table:table-cell>
          <table:table-cell office:value-type="string">
            <text:p>d88ee034</text:p>
          </table:table-cell>
          <table:table-cell office:value-type="string">
            <text:p>ddcfe67a</text:p>
          </table:table-cell>
          <table:table-cell office:value-type="string">
            <text:p>a1b3a82b</text:p>
          </table:table-cell>
          <table:table-cell office:value-type="string">
            <text:p>da45748f</text:p>
          </table:table-cell>
          <table:table-cell office:value-type="string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kFwf1nti9_IeS0Oyh00nprhGHyXUKJgApd1RxII2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e31df51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A5C185BB</text:p>
          </table:table-cell>
          <table:table-cell table:style-name="ce2" office:value-type="string">
            <text:p>3</text:p>
          </table:table-cell>
          <table:table-cell table:formula="of:=HEX2DEC([.O58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c5531bd7</text:p>
          </table:table-cell>
          <table:table-cell office:value-type="string">
            <text:p>287da079</text:p>
          </table:table-cell>
          <table:table-cell office:value-type="string">
            <text:p>d08e3d86</text:p>
          </table:table-cell>
          <table:table-cell office:value-type="string">
            <text:p>104ca661</text:p>
          </table:table-cell>
          <table:table-cell office:value-type="string">
            <text:p>df48ee5c</text:p>
          </table:table-cell>
          <table:table-cell office:value-type="string">
            <text:p>c06dc245</text:p>
          </table:table-cell>
          <table:table-cell office:value-type="string">
            <text:p>3e3dc118</text:p>
          </table:table-cell>
          <table:table-cell office:value-type="string">
            <text:p>d4e58370</text:p>
          </table:table-cell>
          <table:table-cell office:value-type="string">
            <text:p>a924ab4c</text:p>
          </table:table-cell>
          <table:table-cell office:value-type="string">
            <text:p>2fbabb76</text:p>
          </table:table-cell>
          <table:table-cell office:value-type="string">
            <text:p>1be37a58</text:p>
          </table:table-cell>
          <table:table-cell office:value-type="string">
            <text:p>3bfcc178</text:p>
          </table:table-cell>
          <table:table-cell office:value-type="string">
            <text:p>8a740bfb</text:p>
          </table:table-cell>
          <table:table-cell office:value-type="string">
            <text:p>558c64b1</text:p>
          </table:table-cell>
          <table:table-cell office:value-type="string">
            <text:p>2b95815c</text:p>
          </table:table-cell>
          <table:table-cell office:value-type="string">
            <text:p>e1af05b5</text:p>
          </table:table-cell>
          <table:table-cell office:value-type="string">
            <text:p>c2326a12</text:p>
          </table:table-cell>
          <table:table-cell office:value-type="string">
            <text:p>1b2f7b38</text:p>
          </table:table-cell>
          <table:table-cell office:value-type="string">
            <text:p>1193a2d1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kFwf1nti9_IeS0Oyh00nprhGHyXUKJgApd1RxII2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27b010fb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29A39299</text:p>
          </table:table-cell>
          <table:table-cell table:style-name="ce2" office:value-type="string">
            <text:p>4</text:p>
          </table:table-cell>
          <table:table-cell table:formula="of:=HEX2DEC([.O59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719de72</text:p>
          </table:table-cell>
          <table:table-cell office:value-type="string">
            <text:p>a8fb8e7e</text:p>
          </table:table-cell>
          <table:table-cell office:value-type="string">
            <text:p>bc2f11a2</text:p>
          </table:table-cell>
          <table:table-cell office:value-type="string">
            <text:p>ab839643</text:p>
          </table:table-cell>
          <table:table-cell office:value-type="string">
            <text:p>ef42dd38</text:p>
          </table:table-cell>
          <table:table-cell office:value-type="string">
            <text:p>1b458a7a</text:p>
          </table:table-cell>
          <table:table-cell office:value-type="string">
            <text:p>cb9d4a16</text:p>
          </table:table-cell>
          <table:table-cell office:value-type="string">
            <text:p>67e2e5</text:p>
          </table:table-cell>
          <table:table-cell office:value-type="string">
            <text:p>cb59793</text:p>
          </table:table-cell>
          <table:table-cell office:value-type="string">
            <text:p>56815a57</text:p>
          </table:table-cell>
          <table:table-cell office:value-type="string">
            <text:p>35296dca</text:p>
          </table:table-cell>
          <table:table-cell office:value-type="string">
            <text:p>31f38e10</text:p>
          </table:table-cell>
          <table:table-cell office:value-type="string">
            <text:p>397ad742</text:p>
          </table:table-cell>
          <table:table-cell office:value-type="string">
            <text:p>df0f3d5d</text:p>
          </table:table-cell>
          <table:table-cell office:value-type="string">
            <text:p>1a8acfc7</text:p>
          </table:table-cell>
          <table:table-cell office:value-type="string">
            <text:p>d6e890e3</text:p>
          </table:table-cell>
          <table:table-cell office:value-type="string">
            <text:p>abd6f3f0</text:p>
          </table:table-cell>
          <table:table-cell office:value-type="string">
            <text:p>5a8ffff9</text:p>
          </table:table-cell>
          <table:table-cell office:value-type="string">
            <text:p>81739d76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kFwf1nti9_IeS0Oyh00nprhGHyXUKJgApd1RxII2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de3cc8e4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9ADEDA55</text:p>
          </table:table-cell>
          <table:table-cell table:style-name="ce2" office:value-type="string">
            <text:p>5</text:p>
          </table:table-cell>
          <table:table-cell table:formula="of:=HEX2DEC([.O60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48dfa11d</text:p>
          </table:table-cell>
          <table:table-cell office:value-type="string">
            <text:p>29787c84</text:p>
          </table:table-cell>
          <table:table-cell office:value-type="string">
            <text:p>a7d1e55e</text:p>
          </table:table-cell>
          <table:table-cell office:value-type="string">
            <text:p>46b946a5</text:p>
          </table:table-cell>
          <table:table-cell office:value-type="string">
            <text:p>ff3ccc1b</text:p>
          </table:table-cell>
          <table:table-cell office:value-type="string">
            <text:p>761d52af</text:p>
          </table:table-cell>
          <table:table-cell office:value-type="string">
            <text:p>58fdd314</text:p>
          </table:table-cell>
          <table:table-cell office:value-type="string">
            <text:p>2be94259</text:p>
          </table:table-cell>
          <table:table-cell office:value-type="string">
            <text:p>704683d9</text:p>
          </table:table-cell>
          <table:table-cell office:value-type="string">
            <text:p>7d45c5b4</text:p>
          </table:table-cell>
          <table:table-cell office:value-type="string">
            <text:p>4e6f613d</text:p>
          </table:table-cell>
          <table:table-cell office:value-type="string">
            <text:p>27ea5aa9</text:p>
          </table:table-cell>
          <table:table-cell office:value-type="string">
            <text:p>e880a28c</text:p>
          </table:table-cell>
          <table:table-cell table:style-name="ce6" office:value-type="string">
            <text:p>68921609</text:p>
          </table:table-cell>
          <table:table-cell office:value-type="string">
            <text:p>97f1e31</text:p>
          </table:table-cell>
          <table:table-cell office:value-type="string">
            <text:p>cc221c11</text:p>
          </table:table-cell>
          <table:table-cell office:value-type="string">
            <text:p>957a7dce</text:p>
          </table:table-cell>
          <table:table-cell office:value-type="string">
            <text:p>98e87c46</text:p>
          </table:table-cell>
          <table:table-cell office:value-type="string">
            <text:p>f153981c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kFwf1nti9_IeS0Oyh00nprhGHyXUKJgApd1RxII2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c3d64f38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570FE166</text:p>
          </table:table-cell>
          <table:table-cell table:style-name="ce2" office:value-type="string">
            <text:p>6</text:p>
          </table:table-cell>
          <table:table-cell table:formula="of:=HEX2DEC([.O61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8aa663bf</text:p>
          </table:table-cell>
          <table:table-cell office:value-type="string">
            <text:p>a9f66a8d</text:p>
          </table:table-cell>
          <table:table-cell office:value-type="string">
            <text:p>9372b97b</text:p>
          </table:table-cell>
          <table:table-cell office:value-type="string">
            <text:p>e1ec3687</text:p>
          </table:table-cell>
          <table:table-cell office:value-type="string">
            <text:p>f37bbf7</text:p>
          </table:table-cell>
          <table:table-cell office:value-type="string">
            <text:p>d0f51adc</text:p>
          </table:table-cell>
          <table:table-cell office:value-type="string">
            <text:p>e65e5c15</text:p>
          </table:table-cell>
          <table:table-cell office:value-type="string">
            <text:p>576ba1ce</text:p>
          </table:table-cell>
          <table:table-cell office:value-type="string">
            <text:p>d3d87020</text:p>
          </table:table-cell>
          <table:table-cell office:value-type="string">
            <text:p>a4086495</text:p>
          </table:table-cell>
          <table:table-cell office:value-type="string">
            <text:p>67b654b0</text:p>
          </table:table-cell>
          <table:table-cell office:value-type="string">
            <text:p>1de02741</text:p>
          </table:table-cell>
          <table:table-cell office:value-type="string">
            <text:p>97876dd7</text:p>
          </table:table-cell>
          <table:table-cell office:value-type="string">
            <text:p>f215eeb5</text:p>
          </table:table-cell>
          <table:table-cell office:value-type="string">
            <text:p>f8756c9c</text:p>
          </table:table-cell>
          <table:table-cell office:value-type="string">
            <text:p>c15ba73f</text:p>
          </table:table-cell>
          <table:table-cell office:value-type="string">
            <text:p>7f1e07ac</text:p>
          </table:table-cell>
          <table:table-cell office:value-type="string">
            <text:p>d648f104</text:p>
          </table:table-cell>
          <table:table-cell office:value-type="string">
            <text:p>613392c2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efb6c76c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C96DD5AA</text:p>
          </table:table-cell>
          <table:table-cell table:style-name="ce2" office:value-type="string">
            <text:p>7</text:p>
          </table:table-cell>
          <table:table-cell table:formula="of:=HEX2DEC([.O62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cc6c265a</text:p>
          </table:table-cell>
          <table:table-cell office:value-type="string">
            <text:p>2a745893</text:p>
          </table:table-cell>
          <table:table-cell office:value-type="string">
            <text:p>7f138d17</text:p>
          </table:table-cell>
          <table:table-cell office:value-type="string">
            <text:p>7d23e6f8</text:p>
          </table:table-cell>
          <table:table-cell office:value-type="string">
            <text:p>1f31aad2</text:p>
          </table:table-cell>
          <table:table-cell office:value-type="string">
            <text:p>2bcde310</text:p>
          </table:table-cell>
          <table:table-cell office:value-type="string">
            <text:p>73bee513</text:p>
          </table:table-cell>
          <table:table-cell office:value-type="string">
            <text:p>82ed0142</text:p>
          </table:table-cell>
          <table:table-cell office:value-type="string">
            <text:p>37695c66</text:p>
          </table:table-cell>
          <table:table-cell office:value-type="string">
            <text:p>cacf07f2</text:p>
          </table:table-cell>
          <table:table-cell office:value-type="string">
            <text:p>80fc4823</text:p>
          </table:table-cell>
          <table:table-cell office:value-type="string">
            <text:p>13d7f3da</text:p>
          </table:table-cell>
          <table:table-cell office:value-type="string">
            <text:p>468d3921</text:p>
          </table:table-cell>
          <table:table-cell office:value-type="string">
            <text:p>7b97c761</text:p>
          </table:table-cell>
          <table:table-cell office:value-type="string">
            <text:p>e76abb06</text:p>
          </table:table-cell>
          <table:table-cell office:value-type="string">
            <text:p>b695326e</text:p>
          </table:table-cell>
          <table:table-cell office:value-type="string">
            <text:p>68c2918a</text:p>
          </table:table-cell>
          <table:table-cell office:value-type="string">
            <text:p>15a875c5</text:p>
          </table:table-cell>
          <table:table-cell office:value-type="string">
            <text:p>d1138d68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f925eedb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5918B4AA</text:p>
          </table:table-cell>
          <table:table-cell table:style-name="ce2" office:value-type="string">
            <text:p>8</text:p>
          </table:table-cell>
          <table:table-cell table:formula="of:=HEX2DEC([.O63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e32e8e4</text:p>
          </table:table-cell>
          <table:table-cell office:value-type="string">
            <text:p>aaf24698</text:p>
          </table:table-cell>
          <table:table-cell office:value-type="string">
            <text:p>6ab46133</text:p>
          </table:table-cell>
          <table:table-cell office:value-type="string">
            <text:p>1856d6da</text:p>
          </table:table-cell>
          <table:table-cell office:value-type="string">
            <text:p>2f2b99ce</text:p>
          </table:table-cell>
          <table:table-cell office:value-type="string">
            <text:p>86a5ab45</text:p>
          </table:table-cell>
          <table:table-cell office:value-type="string">
            <text:p>11f6e11</text:p>
          </table:table-cell>
          <table:table-cell office:value-type="string">
            <text:p>ae6f60b7</text:p>
          </table:table-cell>
          <table:table-cell office:value-type="string">
            <text:p>9afa48ad</text:p>
          </table:table-cell>
          <table:table-cell office:value-type="string">
            <text:p>f192a6d3</text:p>
          </table:table-cell>
          <table:table-cell office:value-type="string">
            <text:p>9a423b95</text:p>
          </table:table-cell>
          <table:table-cell office:value-type="string">
            <text:p>9cdc072</text:p>
          </table:table-cell>
          <table:table-cell office:value-type="string">
            <text:p>f5940468</text:p>
          </table:table-cell>
          <table:table-cell office:value-type="string">
            <text:p>51aa00d</text:p>
          </table:table-cell>
          <table:table-cell office:value-type="string">
            <text:p>d65f0971</text:p>
          </table:table-cell>
          <table:table-cell office:value-type="string">
            <text:p>abcebd9c</text:p>
          </table:table-cell>
          <table:table-cell office:value-type="string">
            <text:p>52661b68</text:p>
          </table:table-cell>
          <table:table-cell office:value-type="string">
            <text:p>5308ca82</text:p>
          </table:table-cell>
          <table:table-cell office:value-type="string">
            <text:p>40f4880d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++6e18a9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F6B8AD77</text:p>
          </table:table-cell>
          <table:table-cell table:style-name="ce2" office:value-type="string">
            <text:p>9</text:p>
          </table:table-cell>
          <table:table-cell table:formula="of:=HEX2DEC([.O64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4ff8ab87</text:p>
          </table:table-cell>
          <table:table-cell office:value-type="string">
            <text:p>2b6f349e</text:p>
          </table:table-cell>
          <table:table-cell office:value-type="string">
            <text:p>565634ec</text:p>
          </table:table-cell>
          <table:table-cell office:value-type="string">
            <text:p>b38c813c</text:p>
          </table:table-cell>
          <table:table-cell office:value-type="string">
            <text:p>3f2588aa</text:p>
          </table:table-cell>
          <table:table-cell office:value-type="string">
            <text:p>e17d737a</text:p>
          </table:table-cell>
          <table:table-cell office:value-type="string">
            <text:p>8e7ff70f</text:p>
          </table:table-cell>
          <table:table-cell office:value-type="string">
            <text:p>d9f1c02b</text:p>
          </table:table-cell>
          <table:table-cell office:value-type="string">
            <text:p>fe8b34f3</text:p>
          </table:table-cell>
          <table:table-cell table:style-name="ce6" office:value-type="string">
            <text:p>18594033</text:p>
          </table:table-cell>
          <table:table-cell office:value-type="string">
            <text:p>b3892f08</text:p>
          </table:table-cell>
          <table:table-cell office:value-type="string">
            <text:p>ffc48d0a</text:p>
          </table:table-cell>
          <table:table-cell office:value-type="string">
            <text:p>a49acfb2</text:p>
          </table:table-cell>
          <table:table-cell office:value-type="string">
            <text:p>8e9d78b9</text:p>
          </table:table-cell>
          <table:table-cell office:value-type="string">
            <text:p>c55557db</text:p>
          </table:table-cell>
          <table:table-cell office:value-type="string">
            <text:p>a10848ca</text:p>
          </table:table-cell>
          <table:table-cell office:value-type="string">
            <text:p>3c0aa546</text:p>
          </table:table-cell>
          <table:table-cell office:value-type="string">
            <text:p>91694f40</text:p>
          </table:table-cell>
          <table:table-cell office:value-type="string">
            <text:p>b0d482b3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83d22d9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B467A9DD</text:p>
          </table:table-cell>
          <table:table-cell office:value-type="string">
            <text:p>a</text:p>
          </table:table-cell>
          <table:table-cell table:formula="of:=HEX2DEC([.O65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91bf6e22</text:p>
          </table:table-cell>
          <table:table-cell office:value-type="string">
            <text:p>abed22a7</text:p>
          </table:table-cell>
          <table:table-cell office:value-type="string">
            <text:p>41f70888</text:p>
          </table:table-cell>
          <table:table-cell office:value-type="string">
            <text:p>4ec3711e</text:p>
          </table:table-cell>
          <table:table-cell office:value-type="string">
            <text:p>4f1f7785</text:p>
          </table:table-cell>
          <table:table-cell office:value-type="string">
            <text:p>3c553baf</text:p>
          </table:table-cell>
          <table:table-cell office:value-type="string">
            <text:p>1be0800c</text:p>
          </table:table-cell>
          <table:table-cell office:value-type="string">
            <text:p>5731fa0</text:p>
          </table:table-cell>
          <table:table-cell office:value-type="string">
            <text:p>621d213a</text:p>
          </table:table-cell>
          <table:table-cell office:value-type="string">
            <text:p>3f1ce310</text:p>
          </table:table-cell>
          <table:table-cell office:value-type="string">
            <text:p>cccf227b</text:p>
          </table:table-cell>
          <table:table-cell office:value-type="string">
            <text:p>f5bb59a3</text:p>
          </table:table-cell>
          <table:table-cell office:value-type="string">
            <text:p>53a19afc</text:p>
          </table:table-cell>
          <table:table-cell table:style-name="ce6" office:value-type="string">
            <text:p>18205166</text:p>
          </table:table-cell>
          <table:table-cell office:value-type="string">
            <text:p>b44aa646</text:p>
          </table:table-cell>
          <table:table-cell office:value-type="string">
            <text:p>9641d3f8</text:p>
          </table:table-cell>
          <table:table-cell office:value-type="string">
            <text:p>25ae2f24</text:p>
          </table:table-cell>
          <table:table-cell office:value-type="string">
            <text:p>d0c9cc01</text:p>
          </table:table-cell>
          <table:table-cell office:value-type="string">
            <text:p>20b47d59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63d8600c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CB507888</text:p>
          </table:table-cell>
          <table:table-cell office:value-type="string">
            <text:p>b</text:p>
          </table:table-cell>
          <table:table-cell table:formula="of:=HEX2DEC([.O66])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d38530cc</text:p>
          </table:table-cell>
          <table:table-cell office:value-type="string">
            <text:p>2c6b10ad</text:p>
          </table:table-cell>
          <table:table-cell office:value-type="string">
            <text:p>2d98dca4</text:p>
          </table:table-cell>
          <table:table-cell office:value-type="string">
            <text:p>e9f62170</text:p>
          </table:table-cell>
          <table:table-cell office:value-type="string">
            <text:p>5f196761</text:p>
          </table:table-cell>
          <table:table-cell office:value-type="string">
            <text:p>972d03dc</text:p>
          </table:table-cell>
          <table:table-cell office:value-type="string">
            <text:p>a940090a</text:p>
          </table:table-cell>
          <table:table-cell office:value-type="string">
            <text:p>30f57f15</text:p>
          </table:table-cell>
          <table:table-cell office:value-type="string">
            <text:p>c5ae0d80</text:p>
          </table:table-cell>
          <table:table-cell table:style-name="ce6" office:value-type="string">
            <text:p>65e08271</text:p>
          </table:table-cell>
          <table:table-cell office:value-type="string">
            <text:p>e61515ee</text:p>
          </table:table-cell>
          <table:table-cell office:value-type="string">
            <text:p>ebb1263b</text:p>
          </table:table-cell>
          <table:table-cell office:value-type="string">
            <text:p>2a76647</text:p>
          </table:table-cell>
          <table:table-cell office:value-type="string">
            <text:p>a1a22a12</text:p>
          </table:table-cell>
          <table:table-cell office:value-type="string">
            <text:p>a340f4b0</text:p>
          </table:table-cell>
          <table:table-cell office:value-type="string">
            <text:p>8b7b5f26</text:p>
          </table:table-cell>
          <table:table-cell office:value-type="string">
            <text:p>f52b902</text:p>
          </table:table-cell>
          <table:table-cell office:value-type="string">
            <text:p>e2940cf</text:p>
          </table:table-cell>
          <table:table-cell office:value-type="string">
            <text:p>909477ff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+6016d8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10CFDFCC</text:p>
          </table:table-cell>
          <table:table-cell office:value-type="string">
            <text:p>c</text:p>
          </table:table-cell>
          <table:table-cell table:formula="of:=HEX2DEC([.O67])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154bf36f</text:p>
          </table:table-cell>
          <table:table-cell office:value-type="string">
            <text:p>ace9feb2</text:p>
          </table:table-cell>
          <table:table-cell office:value-type="string">
            <text:p>1939b041</text:p>
          </table:table-cell>
          <table:table-cell office:value-type="string">
            <text:p>852c1152</text:p>
          </table:table-cell>
          <table:table-cell office:value-type="string">
            <text:p>6f13565d</text:p>
          </table:table-cell>
          <table:table-cell office:value-type="string">
            <text:p>f205cc10</text:p>
          </table:table-cell>
          <table:table-cell office:value-type="string">
            <text:p>36a19208</text:p>
          </table:table-cell>
          <table:table-cell office:value-type="string">
            <text:p>5c77de89</text:p>
          </table:table-cell>
          <table:table-cell office:value-type="string">
            <text:p>293ff9c7</text:p>
          </table:table-cell>
          <table:table-cell office:value-type="string">
            <text:p>8ca72d5e</text:p>
          </table:table-cell>
          <table:table-cell office:value-type="string">
            <text:p>ff5b0961</text:p>
          </table:table-cell>
          <table:table-cell office:value-type="string">
            <text:p>e1a8f2d4</text:p>
          </table:table-cell>
          <table:table-cell office:value-type="string">
            <text:p>b1ad3191</text:p>
          </table:table-cell>
          <table:table-cell office:value-type="string">
            <text:p>2b2502be</text:p>
          </table:table-cell>
          <table:table-cell office:value-type="string">
            <text:p>9235431b</text:p>
          </table:table-cell>
          <table:table-cell office:value-type="string">
            <text:p>80b4ea54</text:p>
          </table:table-cell>
          <table:table-cell office:value-type="string">
            <text:p>f8f642e0</text:p>
          </table:table-cell>
          <table:table-cell office:value-type="string">
            <text:p>4d89c58c</text:p>
          </table:table-cell>
          <table:table-cell office:value-type="string">
            <text:p>7472a5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61e0ddcb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AB3CCA11</text:p>
          </table:table-cell>
          <table:table-cell office:value-type="string">
            <text:p>d</text:p>
          </table:table-cell>
          <table:table-cell table:formula="of:=HEX2DEC([.O68])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5712b609</text:p>
          </table:table-cell>
          <table:table-cell office:value-type="string">
            <text:p>2d66ecb8</text:p>
          </table:table-cell>
          <table:table-cell office:value-type="string">
            <text:p>4db847d</text:p>
          </table:table-cell>
          <table:table-cell office:value-type="string">
            <text:p>2063c1b4</text:p>
          </table:table-cell>
          <table:table-cell office:value-type="string">
            <text:p>7f0d4538</text:p>
          </table:table-cell>
          <table:table-cell office:value-type="string">
            <text:p>4cdd9445</text:p>
          </table:table-cell>
          <table:table-cell office:value-type="string">
            <text:p>c4011b06</text:p>
          </table:table-cell>
          <table:table-cell office:value-type="string">
            <text:p>87f93dfe</text:p>
          </table:table-cell>
          <table:table-cell office:value-type="string">
            <text:p>8cd1e60d</text:p>
          </table:table-cell>
          <table:table-cell office:value-type="string">
            <text:p>b36accbf</text:p>
          </table:table-cell>
          <table:table-cell office:value-type="string">
            <text:p>18a2fcd3</text:p>
          </table:table-cell>
          <table:table-cell office:value-type="string">
            <text:p>d79fbf6c</text:p>
          </table:table-cell>
          <table:table-cell office:value-type="string">
            <text:p>60b4fcd8</text:p>
          </table:table-cell>
          <table:table-cell office:value-type="string">
            <text:p>b4a8db6a</text:p>
          </table:table-cell>
          <table:table-cell office:value-type="string">
            <text:p>812a9185</text:p>
          </table:table-cell>
          <table:table-cell office:value-type="string">
            <text:p>75ee7582</text:p>
          </table:table-cell>
          <table:table-cell office:value-type="string">
            <text:p>e29accbe</text:p>
          </table:table-cell>
          <table:table-cell office:value-type="string">
            <text:p>8bea5a4d</text:p>
          </table:table-cell>
          <table:table-cell office:value-type="string">
            <text:p>70546d4a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e544f2b2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C9A18122</text:p>
          </table:table-cell>
          <table:table-cell office:value-type="string">
            <text:p>e</text:p>
          </table:table-cell>
          <table:table-cell table:formula="of:=HEX2DEC([.O69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98d878d4</text:p>
          </table:table-cell>
          <table:table-cell office:value-type="string">
            <text:p>ade4dac1</text:p>
          </table:table-cell>
          <table:table-cell office:value-type="string">
            <text:p>f07c5819</text:p>
          </table:table-cell>
          <table:table-cell office:value-type="string">
            <text:p>bb96b196</text:p>
          </table:table-cell>
          <table:table-cell office:value-type="string">
            <text:p>8f073414</text:p>
          </table:table-cell>
          <table:table-cell office:value-type="string">
            <text:p>a7b55c7a</text:p>
          </table:table-cell>
          <table:table-cell office:value-type="string">
            <text:p>5161a407</text:p>
          </table:table-cell>
          <table:table-cell office:value-type="string">
            <text:p>b37c9d72</text:p>
          </table:table-cell>
          <table:table-cell office:value-type="string">
            <text:p>f062d254</text:p>
          </table:table-cell>
          <table:table-cell office:value-type="string">
            <text:p>da316f9c</text:p>
          </table:table-cell>
          <table:table-cell office:value-type="string">
            <text:p>31e8f046</text:p>
          </table:table-cell>
          <table:table-cell office:value-type="string">
            <text:p>cd958c04</text:p>
          </table:table-cell>
          <table:table-cell office:value-type="string">
            <text:p>fbac822</text:p>
          </table:table-cell>
          <table:table-cell office:value-type="string">
            <text:p>3e2bb416</text:p>
          </table:table-cell>
          <table:table-cell office:value-type="string">
            <text:p>7020dff0</text:p>
          </table:table-cell>
          <table:table-cell office:value-type="string">
            <text:p>6b2700b0</text:p>
          </table:table-cell>
          <table:table-cell office:value-type="string">
            <text:p>cc3e569c</text:p>
          </table:table-cell>
          <table:table-cell office:value-type="string">
            <text:p>c94adf0b</text:p>
          </table:table-cell>
          <table:table-cell office:value-type="string">
            <text:p>e03567f0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a070297d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F18FDDAA</text:p>
          </table:table-cell>
          <table:table-cell office:value-type="string">
            <text:p>f</text:p>
          </table:table-cell>
          <table:table-cell table:formula="of:=HEX2DEC([.O70])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da9e3b77</text:p>
          </table:table-cell>
          <table:table-cell office:value-type="string">
            <text:p>2e62c8c7</text:p>
          </table:table-cell>
          <table:table-cell office:value-type="string">
            <text:p>dc1d2c3a</text:p>
          </table:table-cell>
          <table:table-cell office:value-type="string">
            <text:p>56cc61cb</text:p>
          </table:table-cell>
          <table:table-cell office:value-type="string">
            <text:p>9f0123f7</text:p>
          </table:table-cell>
          <table:table-cell office:value-type="string">
            <text:p>28d24af</text:p>
          </table:table-cell>
          <table:table-cell office:value-type="string">
            <text:p>dec22d05</text:p>
          </table:table-cell>
          <table:table-cell office:value-type="string">
            <text:p>defefce7</text:p>
          </table:table-cell>
          <table:table-cell office:value-type="string">
            <text:p>53f3be9a</text:p>
          </table:table-cell>
          <table:table-cell office:value-type="string">
            <text:p>f40efd</text:p>
          </table:table-cell>
          <table:table-cell office:value-type="string">
            <text:p>4b2ee3b9</text:p>
          </table:table-cell>
          <table:table-cell office:value-type="string">
            <text:p>c38c589d</text:p>
          </table:table-cell>
          <table:table-cell office:value-type="string">
            <text:p>bec1936d</text:p>
          </table:table-cell>
          <table:table-cell office:value-type="string">
            <text:p>c7ad8cc2</text:p>
          </table:table-cell>
          <table:table-cell office:value-type="string">
            <text:p>5f152e5a</text:p>
          </table:table-cell>
          <table:table-cell office:value-type="string">
            <text:p>60618bde</text:p>
          </table:table-cell>
          <table:table-cell office:value-type="string">
            <text:p>b5e2e07a</text:p>
          </table:table-cell>
          <table:table-cell office:value-type="string">
            <text:p>8aa53c8</text:p>
          </table:table-cell>
          <table:table-cell table:style-name="ce6" office:value-type="string">
            <text:p>50156296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cd4576a7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4BABC9DD</text:p>
          </table:table-cell>
          <table:table-cell table:style-name="ce2" office:value-type="string">
            <text:p>10</text:p>
          </table:table-cell>
          <table:table-cell table:formula="of:=HEX2DEC([.O71])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1c65fe11</text:p>
          </table:table-cell>
          <table:table-cell office:value-type="string">
            <text:p>aedfb6cc</text:p>
          </table:table-cell>
          <table:table-cell office:value-type="string">
            <text:p>c7bfffd6</text:p>
          </table:table-cell>
          <table:table-cell office:value-type="string">
            <text:p>f203502d</text:p>
          </table:table-cell>
          <table:table-cell office:value-type="string">
            <text:p>aefb12d3</text:p>
          </table:table-cell>
          <table:table-cell office:value-type="string">
            <text:p>5d65ecdc</text:p>
          </table:table-cell>
          <table:table-cell office:value-type="string">
            <text:p>6c22b603</text:p>
          </table:table-cell>
          <table:table-cell office:value-type="string">
            <text:p>a805c5b</text:p>
          </table:table-cell>
          <table:table-cell office:value-type="string">
            <text:p>b784aae1</text:p>
          </table:table-cell>
          <table:table-cell office:value-type="string">
            <text:p>27bba9da</text:p>
          </table:table-cell>
          <table:table-cell office:value-type="string">
            <text:p>6475d72c</text:p>
          </table:table-cell>
          <table:table-cell office:value-type="string">
            <text:p>b9822535</text:p>
          </table:table-cell>
          <table:table-cell office:value-type="string">
            <text:p>6dc75eb7</text:p>
          </table:table-cell>
          <table:table-cell office:value-type="string">
            <text:p>5130656e</text:p>
          </table:table-cell>
          <table:table-cell office:value-type="string">
            <text:p>4e0b7cc4</text:p>
          </table:table-cell>
          <table:table-cell office:value-type="string">
            <text:p>559a170c</text:p>
          </table:table-cell>
          <table:table-cell office:value-type="string">
            <text:p>9f866a58</text:p>
          </table:table-cell>
          <table:table-cell office:value-type="string">
            <text:p>460ad089</text:p>
          </table:table-cell>
          <table:table-cell office:value-type="string">
            <text:p>bff55d3c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4c8b0bac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4D9AC2DD</text:p>
          </table:table-cell>
          <table:table-cell table:style-name="ce2" office:value-type="string">
            <text:p>11</text:p>
          </table:table-cell>
          <table:table-cell table:formula="of:=HEX2DEC([.O72])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5e2bc0bc</text:p>
          </table:table-cell>
          <table:table-cell office:value-type="string">
            <text:p>2f5da4d2</text:p>
          </table:table-cell>
          <table:table-cell office:value-type="string">
            <text:p>b360d3f2</text:p>
          </table:table-cell>
          <table:table-cell office:value-type="string">
            <text:p>8d36000f</text:p>
          </table:table-cell>
          <table:table-cell office:value-type="string">
            <text:p>bef501cf</text:p>
          </table:table-cell>
          <table:table-cell office:value-type="string">
            <text:p>b83db511</text:p>
          </table:table-cell>
          <table:table-cell office:value-type="string">
            <text:p>f9833f01</text:p>
          </table:table-cell>
          <table:table-cell office:value-type="string">
            <text:p>3602bbd0</text:p>
          </table:table-cell>
          <table:table-cell office:value-type="string">
            <text:p>1b169728</text:p>
          </table:table-cell>
          <table:table-cell office:value-type="string">
            <text:p>4e7f4b3b</text:p>
          </table:table-cell>
          <table:table-cell office:value-type="string">
            <text:p>7dbbca9f</text:p>
          </table:table-cell>
          <table:table-cell office:value-type="string">
            <text:p>af79f1ce</text:p>
          </table:table-cell>
          <table:table-cell office:value-type="string">
            <text:p>1cce2a01</text:p>
          </table:table-cell>
          <table:table-cell office:value-type="string">
            <text:p>dab33e1a</text:p>
          </table:table-cell>
          <table:table-cell office:value-type="string">
            <text:p>3d00cb2f</text:p>
          </table:table-cell>
          <table:table-cell office:value-type="string">
            <text:p>4ad4a23a</text:p>
          </table:table-cell>
          <table:table-cell office:value-type="string">
            <text:p>892af436</text:p>
          </table:table-cell>
          <table:table-cell office:value-type="string">
            <text:p>846a5557</text:p>
          </table:table-cell>
          <table:table-cell office:value-type="string">
            <text:p>2fd557e1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79e059d6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8F707A11</text:p>
          </table:table-cell>
          <table:table-cell table:style-name="ce2" office:value-type="string">
            <text:p>12</text:p>
          </table:table-cell>
          <table:table-cell table:formula="of:=HEX2DEC([.O73])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9ff1835e</text:p>
          </table:table-cell>
          <table:table-cell office:value-type="string">
            <text:p>afdb92db</text:p>
          </table:table-cell>
          <table:table-cell office:value-type="string">
            <text:p>9f01a7af</text:p>
          </table:table-cell>
          <table:table-cell office:value-type="string">
            <text:p>286cf061</text:p>
          </table:table-cell>
          <table:table-cell office:value-type="string">
            <text:p>ceeff0aa</text:p>
          </table:table-cell>
          <table:table-cell office:value-type="string">
            <text:p>13157d45</text:p>
          </table:table-cell>
          <table:table-cell office:value-type="string">
            <text:p>86e3c7fe</text:p>
          </table:table-cell>
          <table:table-cell office:value-type="string">
            <text:p>61841b44</text:p>
          </table:table-cell>
          <table:table-cell office:value-type="string">
            <text:p>7ea7836e</text:p>
          </table:table-cell>
          <table:table-cell office:value-type="string">
            <text:p>7542ea18</text:p>
          </table:table-cell>
          <table:table-cell office:value-type="string">
            <text:p>9701be11</text:p>
          </table:table-cell>
          <table:table-cell office:value-type="string">
            <text:p>a570be66</text:p>
          </table:table-cell>
          <table:table-cell office:value-type="string">
            <text:p>cbd4f548</text:p>
          </table:table-cell>
          <table:table-cell office:value-type="string">
            <text:p>643616c7</text:p>
          </table:table-cell>
          <table:table-cell office:value-type="string">
            <text:p>2bf51999</text:p>
          </table:table-cell>
          <table:table-cell office:value-type="string">
            <text:p>400d2d68</text:p>
          </table:table-cell>
          <table:table-cell office:value-type="string">
            <text:p>72ce7e14</text:p>
          </table:table-cell>
          <table:table-cell office:value-type="string">
            <text:p>c3cb2a14</text:p>
          </table:table-cell>
          <table:table-cell office:value-type="string">
            <text:p>9fb55287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2e06131e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43859DFF</text:p>
          </table:table-cell>
          <table:table-cell table:style-name="ce2" office:value-type="string">
            <text:p>13</text:p>
          </table:table-cell>
          <table:table-cell table:formula="of:=HEX2DEC([.O74])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e1b845f9</text:p>
          </table:table-cell>
          <table:table-cell table:style-name="ce6" office:value-type="string">
            <text:p>305980e1</text:p>
          </table:table-cell>
          <table:table-cell office:value-type="string">
            <text:p>8aa27b4b</text:p>
          </table:table-cell>
          <table:table-cell office:value-type="string">
            <text:p>c3a3a043</text:p>
          </table:table-cell>
          <table:table-cell office:value-type="string">
            <text:p>dee9df86</text:p>
          </table:table-cell>
          <table:table-cell office:value-type="string">
            <text:p>6ded457a</text:p>
          </table:table-cell>
          <table:table-cell office:value-type="string">
            <text:p>144450fc</text:p>
          </table:table-cell>
          <table:table-cell office:value-type="string">
            <text:p>8d067ab9</text:p>
          </table:table-cell>
          <table:table-cell office:value-type="string">
            <text:p>e2386fb5</text:p>
          </table:table-cell>
          <table:table-cell office:value-type="string">
            <text:p>9c099578</text:p>
          </table:table-cell>
          <table:table-cell office:value-type="string">
            <text:p>b048b184</text:p>
          </table:table-cell>
          <table:table-cell office:value-type="string">
            <text:p>9b668aff</text:p>
          </table:table-cell>
          <table:table-cell office:value-type="string">
            <text:p>7adac092</text:p>
          </table:table-cell>
          <table:table-cell office:value-type="string">
            <text:p>edb8ef73</text:p>
          </table:table-cell>
          <table:table-cell office:value-type="string">
            <text:p>1aeb6804</text:p>
          </table:table-cell>
          <table:table-cell office:value-type="string">
            <text:p>3547b897</text:p>
          </table:table-cell>
          <table:table-cell office:value-type="string">
            <text:p>5c7207f2</text:p>
          </table:table-cell>
          <table:table-cell office:value-type="string">
            <text:p>12baed5</text:p>
          </table:table-cell>
          <table:table-cell office:value-type="string">
            <text:p>f954d2d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table:style-name="ce2" office:value-type="string">
            <text:p>85470386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8767A655</text:p>
          </table:table-cell>
          <table:table-cell table:style-name="ce2" office:value-type="string">
            <text:p>14</text:p>
          </table:table-cell>
          <table:table-cell table:formula="of:=HEX2DEC([.O75])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table:style-name="ce6" office:value-type="string">
            <text:p>237e0884</text:p>
          </table:table-cell>
          <table:table-cell office:value-type="string">
            <text:p>b0d66ee6</text:p>
          </table:table-cell>
          <table:table-cell office:value-type="string">
            <text:p>76444f67</text:p>
          </table:table-cell>
          <table:table-cell office:value-type="string">
            <text:p>5ed690a5</text:p>
          </table:table-cell>
          <table:table-cell office:value-type="string">
            <text:p>eee3cf62</text:p>
          </table:table-cell>
          <table:table-cell office:value-type="string">
            <text:p>c8c50daf</text:p>
          </table:table-cell>
          <table:table-cell office:value-type="string">
            <text:p>a1a4d9fa</text:p>
          </table:table-cell>
          <table:table-cell office:value-type="string">
            <text:p>b888da2d</text:p>
          </table:table-cell>
          <table:table-cell office:value-type="string">
            <text:p>45c95bfb</text:p>
          </table:table-cell>
          <table:table-cell office:value-type="string">
            <text:p>c2cc3459</text:p>
          </table:table-cell>
          <table:table-cell office:value-type="string">
            <text:p>c98ea4f7</text:p>
          </table:table-cell>
          <table:table-cell office:value-type="string">
            <text:p>915d5797</text:p>
          </table:table-cell>
          <table:table-cell office:value-type="string">
            <text:p>29e18bdd</text:p>
          </table:table-cell>
          <table:table-cell office:value-type="string">
            <text:p>773bc81f</text:p>
          </table:table-cell>
          <table:table-cell office:value-type="string">
            <text:p>9e0b66e</text:p>
          </table:table-cell>
          <table:table-cell office:value-type="string">
            <text:p>2a8043c5</text:p>
          </table:table-cell>
          <table:table-cell office:value-type="string">
            <text:p>461691d0</text:p>
          </table:table-cell>
          <table:table-cell office:value-type="string">
            <text:p>408b2393</text:p>
          </table:table-cell>
          <table:table-cell office:value-type="string">
            <text:p>7f7647d3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92a2822c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591ED9FF</text:p>
          </table:table-cell>
          <table:table-cell table:style-name="ce2" office:value-type="string">
            <text:p>15</text:p>
          </table:table-cell>
          <table:table-cell table:formula="of:=HEX2DEC([.O76])"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6544cb26</text:p>
          </table:table-cell>
          <table:table-cell office:value-type="string">
            <text:p>31545cec</text:p>
          </table:table-cell>
          <table:table-cell table:style-name="ce6" office:value-type="string">
            <text:p>61e52300</text:p>
          </table:table-cell>
          <table:table-cell office:value-type="string">
            <text:p>fa0c4087</text:p>
          </table:table-cell>
          <table:table-cell office:value-type="string">
            <text:p>feddbe5d</text:p>
          </table:table-cell>
          <table:table-cell office:value-type="string">
            <text:p>239dd5dc</text:p>
          </table:table-cell>
          <table:table-cell office:value-type="string">
            <text:p>2f0562f8</text:p>
          </table:table-cell>
          <table:table-cell office:value-type="string">
            <text:p>e40a39a2</text:p>
          </table:table-cell>
          <table:table-cell office:value-type="string">
            <text:p>a95b4842</text:p>
          </table:table-cell>
          <table:table-cell office:value-type="string">
            <text:p>e993d7a6</text:p>
          </table:table-cell>
          <table:table-cell office:value-type="string">
            <text:p>e2d4986a</text:p>
          </table:table-cell>
          <table:table-cell office:value-type="string">
            <text:p>8753242f</text:p>
          </table:table-cell>
          <table:table-cell office:value-type="string">
            <text:p>d8e75727</text:p>
          </table:table-cell>
          <table:table-cell office:value-type="string">
            <text:p>bea0cb</text:p>
          </table:table-cell>
          <table:table-cell office:value-type="string">
            <text:p>f8d604d9</text:p>
          </table:table-cell>
          <table:table-cell office:value-type="string">
            <text:p>1fbacef3</text:p>
          </table:table-cell>
          <table:table-cell office:value-type="string">
            <text:p>2fba1bae</text:p>
          </table:table-cell>
          <table:table-cell office:value-type="string">
            <text:p>7eeba050</text:p>
          </table:table-cell>
          <table:table-cell office:value-type="string">
            <text:p>ef564279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e0744a25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75D07ACC</text:p>
          </table:table-cell>
          <table:table-cell table:style-name="ce2" office:value-type="string">
            <text:p>16</text:p>
          </table:table-cell>
          <table:table-cell table:formula="of:=HEX2DEC([.O77])"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a70a8dc1</text:p>
          </table:table-cell>
          <table:table-cell office:value-type="string">
            <text:p>b1d24af5</text:p>
          </table:table-cell>
          <table:table-cell office:value-type="string">
            <text:p>4d86f73c</text:p>
          </table:table-cell>
          <table:table-cell office:value-type="string">
            <text:p>954330f8</text:p>
          </table:table-cell>
          <table:table-cell office:value-type="string">
            <text:p>ed7ad39</text:p>
          </table:table-cell>
          <table:table-cell office:value-type="string">
            <text:p>7e759e11</text:p>
          </table:table-cell>
          <table:table-cell office:value-type="string">
            <text:p>bc65ebf9</text:p>
          </table:table-cell>
          <table:table-cell office:value-type="string">
            <text:p>f8c9916</text:p>
          </table:table-cell>
          <table:table-cell office:value-type="string">
            <text:p>cec3488</text:p>
          </table:table-cell>
          <table:table-cell table:style-name="ce6" office:value-type="string">
            <text:p>10577687</text:p>
          </table:table-cell>
          <table:table-cell office:value-type="string">
            <text:p>fc1b8bdc</text:p>
          </table:table-cell>
          <table:table-cell office:value-type="string">
            <text:p>7d4af0c8</text:p>
          </table:table-cell>
          <table:table-cell office:value-type="string">
            <text:p>87ee226e</text:p>
          </table:table-cell>
          <table:table-cell office:value-type="string">
            <text:p>8a417977</text:p>
          </table:table-cell>
          <table:table-cell office:value-type="string">
            <text:p>e7cb5343</text:p>
          </table:table-cell>
          <table:table-cell office:value-type="string">
            <text:p>14f35a21</text:p>
          </table:table-cell>
          <table:table-cell office:value-type="string">
            <text:p>195fa58c</text:p>
          </table:table-cell>
          <table:table-cell office:value-type="string">
            <text:p>bc442511</text:p>
          </table:table-cell>
          <table:table-cell office:value-type="string">
            <text:p>5f363d1e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912dad36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68DAC3FF</text:p>
          </table:table-cell>
          <table:table-cell table:style-name="ce2" office:value-type="string">
            <text:p>17</text:p>
          </table:table-cell>
          <table:table-cell table:formula="of:=HEX2DEC([.O78])"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e8d15063</text:p>
          </table:table-cell>
          <table:table-cell office:value-type="string">
            <text:p>325038fb</text:p>
          </table:table-cell>
          <table:table-cell office:value-type="string">
            <text:p>3928cad9</text:p>
          </table:table-cell>
          <table:table-cell office:value-type="string">
            <text:p>3076e0da</text:p>
          </table:table-cell>
          <table:table-cell office:value-type="string">
            <text:p>1ed29c15</text:p>
          </table:table-cell>
          <table:table-cell office:value-type="string">
            <text:p>d94d6645</text:p>
          </table:table-cell>
          <table:table-cell office:value-type="string">
            <text:p>49c674f7</text:p>
          </table:table-cell>
          <table:table-cell office:value-type="string">
            <text:p>3b0ef88b</text:p>
          </table:table-cell>
          <table:table-cell office:value-type="string">
            <text:p>707d20cf</text:p>
          </table:table-cell>
          <table:table-cell office:value-type="string">
            <text:p>371a11e4</text:p>
          </table:table-cell>
          <table:table-cell office:value-type="string">
            <text:p>15617f4f</text:p>
          </table:table-cell>
          <table:table-cell office:value-type="string">
            <text:p>7341bd60</text:p>
          </table:table-cell>
          <table:table-cell office:value-type="string">
            <text:p>36f4edb8</text:p>
          </table:table-cell>
          <table:table-cell office:value-type="string">
            <text:p>13c35223</text:p>
          </table:table-cell>
          <table:table-cell office:value-type="string">
            <text:p>d6c0a1ae</text:p>
          </table:table-cell>
          <table:table-cell office:value-type="string">
            <text:p>a2de54f</text:p>
          </table:table-cell>
          <table:table-cell office:value-type="string">
            <text:p>3032f6a</text:p>
          </table:table-cell>
          <table:table-cell office:value-type="string">
            <text:p>fba4b9df</text:p>
          </table:table-cell>
          <table:table-cell office:value-type="string">
            <text:p>cf1637c4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5bcd88f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914DD499</text:p>
          </table:table-cell>
          <table:table-cell table:style-name="ce2" office:value-type="string">
            <text:p>18</text:p>
          </table:table-cell>
          <table:table-cell table:formula="of:=HEX2DEC([.O79])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2a97130e</text:p>
          </table:table-cell>
          <table:table-cell office:value-type="string">
            <text:p>b2cd2700</text:p>
          </table:table-cell>
          <table:table-cell office:value-type="string">
            <text:p>24c99ef5</text:p>
          </table:table-cell>
          <table:table-cell office:value-type="string">
            <text:p>cbacd33c</text:p>
          </table:table-cell>
          <table:table-cell office:value-type="string">
            <text:p>2ecc8bf0</text:p>
          </table:table-cell>
          <table:table-cell office:value-type="string">
            <text:p>34252e7a</text:p>
          </table:table-cell>
          <table:table-cell office:value-type="string">
            <text:p>d726fdf5</text:p>
          </table:table-cell>
          <table:table-cell office:value-type="string">
            <text:p>669057ff</text:p>
          </table:table-cell>
          <table:table-cell office:value-type="string">
            <text:p>d40e0d15</text:p>
          </table:table-cell>
          <table:table-cell office:value-type="string">
            <text:p>5de1b0c5</text:p>
          </table:table-cell>
          <table:table-cell office:value-type="string">
            <text:p>2ea772c2</text:p>
          </table:table-cell>
          <table:table-cell office:value-type="string">
            <text:p>693789f9</text:p>
          </table:table-cell>
          <table:table-cell office:value-type="string">
            <text:p>e5fab902</text:p>
          </table:table-cell>
          <table:table-cell office:value-type="string">
            <text:p>9d462acf</text:p>
          </table:table-cell>
          <table:table-cell office:value-type="string">
            <text:p>c5b6f018</text:p>
          </table:table-cell>
          <table:table-cell office:value-type="string">
            <text:p>ff66707d</text:p>
          </table:table-cell>
          <table:table-cell office:value-type="string">
            <text:p>eca7b948</text:p>
          </table:table-cell>
          <table:table-cell office:value-type="string">
            <text:p>39043e9c</text:p>
          </table:table-cell>
          <table:table-cell office:value-type="string">
            <text:p>3ef6326a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cbd0a1b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57F28CCC</text:p>
          </table:table-cell>
          <table:table-cell table:style-name="ce2" office:value-type="string">
            <text:p>19</text:p>
          </table:table-cell>
          <table:table-cell table:formula="of:=HEX2DEC([.O80])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6c5dd5a9</text:p>
          </table:table-cell>
          <table:table-cell office:value-type="string">
            <text:p>334b1506</text:p>
          </table:table-cell>
          <table:table-cell office:value-type="string">
            <text:p>106a7291</text:p>
          </table:table-cell>
          <table:table-cell office:value-type="string">
            <text:p>66e3831e</text:p>
          </table:table-cell>
          <table:table-cell office:value-type="string">
            <text:p>3ec67aec</text:p>
          </table:table-cell>
          <table:table-cell office:value-type="string">
            <text:p>8efdf6af</text:p>
          </table:table-cell>
          <table:table-cell office:value-type="string">
            <text:p>648686f3</text:p>
          </table:table-cell>
          <table:table-cell office:value-type="string">
            <text:p>9212b774</text:p>
          </table:table-cell>
          <table:table-cell office:value-type="string">
            <text:p>37a0f95c</text:p>
          </table:table-cell>
          <table:table-cell office:value-type="string">
            <text:p>84a45222</text:p>
          </table:table-cell>
          <table:table-cell office:value-type="string">
            <text:p>47ee6635</text:p>
          </table:table-cell>
          <table:table-cell office:value-type="string">
            <text:p>5f2e5691</text:p>
          </table:table-cell>
          <table:table-cell office:value-type="string">
            <text:p>9501844d</text:p>
          </table:table-cell>
          <table:table-cell office:value-type="string">
            <text:p>26c9037b</text:p>
          </table:table-cell>
          <table:table-cell office:value-type="string">
            <text:p>b4ab3e83</text:p>
          </table:table-cell>
          <table:table-cell office:value-type="string">
            <text:p>f4a0fbab</text:p>
          </table:table-cell>
          <table:table-cell office:value-type="string">
            <text:p>d64b4326</text:p>
          </table:table-cell>
          <table:table-cell office:value-type="string">
            <text:p>7764b35a</text:p>
          </table:table-cell>
          <table:table-cell office:value-type="string">
            <text:p>aed62d10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3">
            <text:p>33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5ef732df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BED6A599</text:p>
          </table:table-cell>
          <table:table-cell office:value-type="string">
            <text:p>1a</text:p>
          </table:table-cell>
          <table:table-cell table:formula="of:=HEX2DEC([.O81])"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ae24984b</text:p>
          </table:table-cell>
          <table:table-cell office:value-type="string">
            <text:p>b3c9030f</text:p>
          </table:table-cell>
          <table:table-cell office:value-type="string">
            <text:p>fc0b46b2</text:p>
          </table:table-cell>
          <table:table-cell table:style-name="ce6" office:value-type="string">
            <text:p>2167370</text:p>
          </table:table-cell>
          <table:table-cell office:value-type="string">
            <text:p>4ec069cf</text:p>
          </table:table-cell>
          <table:table-cell office:value-type="string">
            <text:p>e9d5bedc</text:p>
          </table:table-cell>
          <table:table-cell office:value-type="string">
            <text:p>f1e70ff0</text:p>
          </table:table-cell>
          <table:table-cell office:value-type="string">
            <text:p>bd9416e8</text:p>
          </table:table-cell>
          <table:table-cell office:value-type="string">
            <text:p>9b31e5a2</text:p>
          </table:table-cell>
          <table:table-cell office:value-type="string">
            <text:p>ab6bfd03</text:p>
          </table:table-cell>
          <table:table-cell office:value-type="string">
            <text:p>613459a8</text:p>
          </table:table-cell>
          <table:table-cell table:style-name="ce6" office:value-type="string">
            <text:p>55252329</text:p>
          </table:table-cell>
          <table:table-cell office:value-type="string">
            <text:p>44074f97</text:p>
          </table:table-cell>
          <table:table-cell office:value-type="string">
            <text:p>b04cdc27</text:p>
          </table:table-cell>
          <table:table-cell office:value-type="string">
            <text:p>a3a18ced</text:p>
          </table:table-cell>
          <table:table-cell office:value-type="string">
            <text:p>e9d986d9</text:p>
          </table:table-cell>
          <table:table-cell office:value-type="string">
            <text:p>bfefcd04</text:p>
          </table:table-cell>
          <table:table-cell office:value-type="string">
            <text:p>b6c5301b</text:p>
          </table:table-cell>
          <table:table-cell office:value-type="string">
            <text:p>1eb727b6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4">
            <text:p>34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748fb149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466DCD22</text:p>
          </table:table-cell>
          <table:table-cell office:value-type="string">
            <text:p>1b</text:p>
          </table:table-cell>
          <table:table-cell table:formula="of:=HEX2DEC([.O82])"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efea5b16</text:p>
          </table:table-cell>
          <table:table-cell office:value-type="string">
            <text:p>3447f115</text:p>
          </table:table-cell>
          <table:table-cell office:value-type="string">
            <text:p>e7ad1a6e</text:p>
          </table:table-cell>
          <table:table-cell office:value-type="string">
            <text:p>9d4c2352</text:p>
          </table:table-cell>
          <table:table-cell office:value-type="string">
            <text:p>5eba58ab</text:p>
          </table:table-cell>
          <table:table-cell office:value-type="string">
            <text:p>44ad8711</text:p>
          </table:table-cell>
          <table:table-cell office:value-type="string">
            <text:p>7f4798ee</text:p>
          </table:table-cell>
          <table:table-cell office:value-type="string">
            <text:p>e916765d</text:p>
          </table:table-cell>
          <table:table-cell office:value-type="string">
            <text:p>fec2d1e9</text:p>
          </table:table-cell>
          <table:table-cell office:value-type="string">
            <text:p>d22e9c60</text:p>
          </table:table-cell>
          <table:table-cell office:value-type="string">
            <text:p>7a7a4d1a</text:p>
          </table:table-cell>
          <table:table-cell office:value-type="string">
            <text:p>4b1befc2</text:p>
          </table:table-cell>
          <table:table-cell office:value-type="string">
            <text:p>f30e1ade</text:p>
          </table:table-cell>
          <table:table-cell office:value-type="string">
            <text:p>39ceb4d4</text:p>
          </table:table-cell>
          <table:table-cell office:value-type="string">
            <text:p>9296db58</text:p>
          </table:table-cell>
          <table:table-cell office:value-type="string">
            <text:p>df131207</text:p>
          </table:table-cell>
          <table:table-cell office:value-type="string">
            <text:p>a99356e2</text:p>
          </table:table-cell>
          <table:table-cell office:value-type="string">
            <text:p>f425b4d8</text:p>
          </table:table-cell>
          <table:table-cell office:value-type="string">
            <text:p>8e97225b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9efb5487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03C7A900</text:p>
          </table:table-cell>
          <table:table-cell office:value-type="string">
            <text:p>1c</text:p>
          </table:table-cell>
          <table:table-cell table:formula="of:=HEX2DEC([.O83])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31b01db0</text:p>
          </table:table-cell>
          <table:table-cell office:value-type="string">
            <text:p>b4c4df1a</text:p>
          </table:table-cell>
          <table:table-cell office:value-type="string">
            <text:p>d34eee0a</text:p>
          </table:table-cell>
          <table:table-cell office:value-type="string">
            <text:p>388313b4</text:p>
          </table:table-cell>
          <table:table-cell office:value-type="string">
            <text:p>6eb44787</text:p>
          </table:table-cell>
          <table:table-cell office:value-type="string">
            <text:p>9f854f45</text:p>
          </table:table-cell>
          <table:table-cell office:value-type="string">
            <text:p>ca821ec</text:p>
          </table:table-cell>
          <table:table-cell office:value-type="string">
            <text:p>1498d5d1</text:p>
          </table:table-cell>
          <table:table-cell office:value-type="string">
            <text:p>6254be2f</text:p>
          </table:table-cell>
          <table:table-cell office:value-type="string">
            <text:p>f8f23f40</text:p>
          </table:table-cell>
          <table:table-cell office:value-type="string">
            <text:p>93c1408d</text:p>
          </table:table-cell>
          <table:table-cell office:value-type="string">
            <text:p>4112bc5a</text:p>
          </table:table-cell>
          <table:table-cell office:value-type="string">
            <text:p>a214e628</text:p>
          </table:table-cell>
          <table:table-cell office:value-type="string">
            <text:p>c3518d80</text:p>
          </table:table-cell>
          <table:table-cell office:value-type="string">
            <text:p>818b29c2</text:p>
          </table:table-cell>
          <table:table-cell office:value-type="string">
            <text:p>d44c9d35</text:p>
          </table:table-cell>
          <table:table-cell office:value-type="string">
            <text:p>9337e0c0</text:p>
          </table:table-cell>
          <table:table-cell office:value-type="string">
            <text:p>338509a6</text:p>
          </table:table-cell>
          <table:table-cell office:value-type="string">
            <text:p>fe771d01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6">
            <text:p>36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e31df51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BF3ED700</text:p>
          </table:table-cell>
          <table:table-cell office:value-type="string">
            <text:p>1d</text:p>
          </table:table-cell>
          <table:table-cell table:formula="of:=HEX2DEC([.O84])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table:style-name="ce6" office:value-type="string">
            <text:p>7377e053</text:p>
          </table:table-cell>
          <table:table-cell office:value-type="string">
            <text:p>3542cd20</text:p>
          </table:table-cell>
          <table:table-cell office:value-type="string">
            <text:p>beefc227</text:p>
          </table:table-cell>
          <table:table-cell office:value-type="string">
            <text:p>d3b6c396</text:p>
          </table:table-cell>
          <table:table-cell office:value-type="string">
            <text:p>7eae3762</text:p>
          </table:table-cell>
          <table:table-cell office:value-type="string">
            <text:p>fa5d177a</text:p>
          </table:table-cell>
          <table:table-cell office:value-type="string">
            <text:p>9a08aaea</text:p>
          </table:table-cell>
          <table:table-cell office:value-type="string">
            <text:p>401a3546</text:p>
          </table:table-cell>
          <table:table-cell office:value-type="string">
            <text:p>c5e5aa76</text:p>
          </table:table-cell>
          <table:table-cell office:value-type="string">
            <text:p>1fb9dea1</text:p>
          </table:table-cell>
          <table:table-cell office:value-type="string">
            <text:p>ad073400</text:p>
          </table:table-cell>
          <table:table-cell office:value-type="string">
            <text:p>370888f3</text:p>
          </table:table-cell>
          <table:table-cell office:value-type="string">
            <text:p>511bb172</text:p>
          </table:table-cell>
          <table:table-cell office:value-type="string">
            <text:p>4cd4662c</text:p>
          </table:table-cell>
          <table:table-cell office:value-type="string">
            <text:p>7081782d</text:p>
          </table:table-cell>
          <table:table-cell office:value-type="string">
            <text:p>c9862863</text:p>
          </table:table-cell>
          <table:table-cell office:value-type="string">
            <text:p>7cdb6a9f</text:p>
          </table:table-cell>
          <table:table-cell office:value-type="string">
            <text:p>71e58e67</text:p>
          </table:table-cell>
          <table:table-cell office:value-type="string">
            <text:p>6e5717a7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7">
            <text:p>37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3a5ee579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table:style-name="ce2" office:value-type="string">
            <text:p>74239055</text:p>
          </table:table-cell>
          <table:table-cell office:value-type="string">
            <text:p>1e</text:p>
          </table:table-cell>
          <table:table-cell table:formula="of:=HEX2DEC([.O85])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b53da2fe</text:p>
          </table:table-cell>
          <table:table-cell office:value-type="string">
            <text:p>b5c0bb29</text:p>
          </table:table-cell>
          <table:table-cell office:value-type="string">
            <text:p>aa9195c3</text:p>
          </table:table-cell>
          <table:table-cell office:value-type="string">
            <text:p>6eecb3cb</text:p>
          </table:table-cell>
          <table:table-cell office:value-type="string">
            <text:p>8ea8265e</text:p>
          </table:table-cell>
          <table:table-cell office:value-type="string">
            <text:p>5535dfaf</text:p>
          </table:table-cell>
          <table:table-cell table:style-name="ce6" office:value-type="string">
            <text:p>276933e8</text:p>
          </table:table-cell>
          <table:table-cell office:value-type="string">
            <text:p>6b9c94ba</text:p>
          </table:table-cell>
          <table:table-cell office:value-type="string">
            <text:p>297696bc</text:p>
          </table:table-cell>
          <table:table-cell office:value-type="string">
            <text:p>467c798e</text:p>
          </table:table-cell>
          <table:table-cell office:value-type="string">
            <text:p>c64d2773</text:p>
          </table:table-cell>
          <table:table-cell office:value-type="string">
            <text:p>2cff558b</text:p>
          </table:table-cell>
          <table:table-cell office:value-type="string">
            <text:p>217cbd</text:p>
          </table:table-cell>
          <table:table-cell office:value-type="string">
            <text:p>d6563ed8</text:p>
          </table:table-cell>
          <table:table-cell office:value-type="string">
            <text:p>5f76c697</text:p>
          </table:table-cell>
          <table:table-cell office:value-type="string">
            <text:p>bebfb391</text:p>
          </table:table-cell>
          <table:table-cell office:value-type="string">
            <text:p>667ff47d</text:p>
          </table:table-cell>
          <table:table-cell office:value-type="string">
            <text:p>af450324</text:p>
          </table:table-cell>
          <table:table-cell office:value-type="string">
            <text:p>de37124d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8">
            <text:p>38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d318cb7f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table:style-name="ce2" office:value-type="string">
            <text:p>37728700</text:p>
          </table:table-cell>
          <table:table-cell office:value-type="string">
            <text:p>1f</text:p>
          </table:table-cell>
          <table:table-cell table:formula="of:=HEX2DEC([.O86])"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f7036598</text:p>
          </table:table-cell>
          <table:table-cell office:value-type="string">
            <text:p>363ea92f</text:p>
          </table:table-cell>
          <table:table-cell office:value-type="string">
            <text:p>963269ff</text:p>
          </table:table-cell>
          <table:table-cell office:value-type="string">
            <text:p>a23622d</text:p>
          </table:table-cell>
          <table:table-cell office:value-type="string">
            <text:p>9ea2153a</text:p>
          </table:table-cell>
          <table:table-cell office:value-type="string">
            <text:p>b00da7dc</text:p>
          </table:table-cell>
          <table:table-cell office:value-type="string">
            <text:p>b4c9bce9</text:p>
          </table:table-cell>
          <table:table-cell office:value-type="string">
            <text:p>971ef42f</text:p>
          </table:table-cell>
          <table:table-cell office:value-type="string">
            <text:p>8d078303</text:p>
          </table:table-cell>
          <table:table-cell office:value-type="string">
            <text:p>6d4318ef</text:p>
          </table:table-cell>
          <table:table-cell office:value-type="string">
            <text:p>df941ae5</text:p>
          </table:table-cell>
          <table:table-cell office:value-type="string">
            <text:p>22f62223</text:p>
          </table:table-cell>
          <table:table-cell office:value-type="string">
            <text:p>af274807</text:p>
          </table:table-cell>
          <table:table-cell office:value-type="string">
            <text:p>5fd91784</text:p>
          </table:table-cell>
          <table:table-cell office:value-type="string">
            <text:p>4e6b1501</text:p>
          </table:table-cell>
          <table:table-cell office:value-type="string">
            <text:p>b3f93ebf</text:p>
          </table:table-cell>
          <table:table-cell office:value-type="string">
            <text:p>50237e5b</text:p>
          </table:table-cell>
          <table:table-cell office:value-type="string">
            <text:p>eea687e2</text:p>
          </table:table-cell>
          <table:table-cell office:value-type="string">
            <text:p>4e170cf2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9">
            <text:p>39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1543eac8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19907B22</text:p>
          </table:table-cell>
          <table:table-cell table:style-name="ce2" office:value-type="string">
            <text:p>20</text:p>
          </table:table-cell>
          <table:table-cell table:formula="of:=HEX2DEC([.O87])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38c9283b</text:p>
          </table:table-cell>
          <table:table-cell office:value-type="string">
            <text:p>b6bb9735</text:p>
          </table:table-cell>
          <table:table-cell office:value-type="string">
            <text:p>81d33d98</text:p>
          </table:table-cell>
          <table:table-cell office:value-type="string">
            <text:p>a556520f</text:p>
          </table:table-cell>
          <table:table-cell office:value-type="string">
            <text:p>ae9c0415</text:p>
          </table:table-cell>
          <table:table-cell office:value-type="string">
            <text:p>ae47011</text:p>
          </table:table-cell>
          <table:table-cell office:value-type="string">
            <text:p>422a45e7</text:p>
          </table:table-cell>
          <table:table-cell office:value-type="string">
            <text:p>c2a153a3</text:p>
          </table:table-cell>
          <table:table-cell office:value-type="string">
            <text:p>f0996f49</text:p>
          </table:table-cell>
          <table:table-cell office:value-type="string">
            <text:p>9406bbcc</text:p>
          </table:table-cell>
          <table:table-cell office:value-type="string">
            <text:p>f8da0e58</text:p>
          </table:table-cell>
          <table:table-cell office:value-type="string">
            <text:p>18eceebc</text:p>
          </table:table-cell>
          <table:table-cell office:value-type="string">
            <text:p>5e2e134e</text:p>
          </table:table-cell>
          <table:table-cell office:value-type="string">
            <text:p>e95cf030</text:p>
          </table:table-cell>
          <table:table-cell office:value-type="string">
            <text:p>3d61636c</text:p>
          </table:table-cell>
          <table:table-cell office:value-type="string">
            <text:p>a932c9ee</text:p>
          </table:table-cell>
          <table:table-cell office:value-type="string">
            <text:p>39c70839</text:p>
          </table:table-cell>
          <table:table-cell office:value-type="string">
            <text:p>2c0604a3</text:p>
          </table:table-cell>
          <table:table-cell office:value-type="string">
            <text:p>bdf80798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0">
            <text:p>40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41e70f47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3A707999</text:p>
          </table:table-cell>
          <table:table-cell table:style-name="ce2" office:value-type="string">
            <text:p>40</text:p>
          </table:table-cell>
          <table:table-cell table:formula="of:=HEX2DEC([.O88])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71937c96</text:p>
          </table:table-cell>
          <table:table-cell office:value-type="string">
            <text:p>c6735805</text:p>
          </table:table-cell>
          <table:table-cell office:value-type="string">
            <text:p>f5fcb907</text:p>
          </table:table-cell>
          <table:table-cell office:value-type="string">
            <text:p>c035e43</text:p>
          </table:table-cell>
          <table:table-cell office:value-type="string">
            <text:p>addee781</text:p>
          </table:table-cell>
          <table:table-cell office:value-type="string">
            <text:p>65e4767b</text:p>
          </table:table-cell>
          <table:table-cell office:value-type="string">
            <text:p>ee3865af</text:p>
          </table:table-cell>
          <table:table-cell table:style-name="ce6" office:value-type="string">
            <text:p>32e24233</text:p>
          </table:table-cell>
          <table:table-cell office:value-type="string">
            <text:p>62c1f81a</text:p>
          </table:table-cell>
          <table:table-cell office:value-type="string">
            <text:p>6ca067e1</text:p>
          </table:table-cell>
          <table:table-cell office:value-type="string">
            <text:p>21a47cb1</text:p>
          </table:table-cell>
          <table:table-cell office:value-type="string">
            <text:p>d7c081c9</text:p>
          </table:table-cell>
          <table:table-cell office:value-type="string">
            <text:p>3efb7c83</text:p>
          </table:table-cell>
          <table:table-cell office:value-type="string">
            <text:p>19b405b4</text:p>
          </table:table-cell>
          <table:table-cell office:value-type="string">
            <text:p>1c0d30bb</text:p>
          </table:table-cell>
          <table:table-cell office:value-type="string">
            <text:p>50632fb0</text:p>
          </table:table-cell>
          <table:table-cell office:value-type="string">
            <text:p>6e4843f9</text:p>
          </table:table-cell>
          <table:table-cell office:value-type="string">
            <text:p>f8fdbc57</text:p>
          </table:table-cell>
          <table:table-cell office:value-type="string">
            <text:p>b9fd5c51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1">
            <text:p>41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73cd04fe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7009B611</text:p>
          </table:table-cell>
          <table:table-cell table:style-name="ce2" office:value-type="string">
            <text:p>1000</text:p>
          </table:table-cell>
          <table:table-cell table:formula="of:=HEX2DEC([.O89])"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64e7fd96</text:p>
          </table:table-cell>
          <table:table-cell office:value-type="string">
            <text:p>82cf3e57</text:p>
          </table:table-cell>
          <table:table-cell office:value-type="string">
            <text:p>222e87ac</text:p>
          </table:table-cell>
          <table:table-cell office:value-type="string">
            <text:p>93dc31d9</text:p>
          </table:table-cell>
          <table:table-cell office:value-type="string">
            <text:p>504be6b0</text:p>
          </table:table-cell>
          <table:table-cell office:value-type="string">
            <text:p>2fca9cac</text:p>
          </table:table-cell>
          <table:table-cell office:value-type="string">
            <text:p>9d490a01</text:p>
          </table:table-cell>
          <table:table-cell office:value-type="string">
            <text:p>7349ad37</text:p>
          </table:table-cell>
          <table:table-cell office:value-type="string">
            <text:p>92ab4ee3</text:p>
          </table:table-cell>
          <table:table-cell office:value-type="string">
            <text:p>8adc984</text:p>
          </table:table-cell>
          <table:table-cell office:value-type="string">
            <text:p>3527cc83</text:p>
          </table:table-cell>
          <table:table-cell office:value-type="string">
            <text:p>c3fde245</text:p>
          </table:table-cell>
          <table:table-cell office:value-type="string">
            <text:p>e4254348</text:p>
          </table:table-cell>
          <table:table-cell office:value-type="string">
            <text:p>e4de9c93</text:p>
          </table:table-cell>
          <table:table-cell office:value-type="string">
            <text:p>b4f63d83</text:p>
          </table:table-cell>
          <table:table-cell office:value-type="string">
            <text:p>9a204573</text:p>
          </table:table-cell>
          <table:table-cell office:value-type="string">
            <text:p>45d5aca7</text:p>
          </table:table-cell>
          <table:table-cell office:value-type="string">
            <text:p>5c5af735</text:p>
          </table:table-cell>
          <table:table-cell office:value-type="string">
            <text:p>c49e0f67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2">
            <text:p>42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table:style-name="ce2" office:value-type="string">
            <text:p>525e6184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table:style-name="ce2" office:value-type="string">
            <text:p>34928311</text:p>
          </table:table-cell>
          <table:table-cell table:style-name="ce2" office:value-type="string">
            <text:p>10000</text:p>
          </table:table-cell>
          <table:table-cell table:formula="of:=HEX2DEC([.O90])" office:value-type="float" office:value="65536">
            <text:p>655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4e6d6e51</text:p>
          </table:table-cell>
          <table:table-cell office:value-type="string">
            <text:p>63b95577</text:p>
          </table:table-cell>
          <table:table-cell office:value-type="string">
            <text:p>55e71a2a</text:p>
          </table:table-cell>
          <table:table-cell office:value-type="string">
            <text:p>91b336e8</text:p>
          </table:table-cell>
          <table:table-cell office:value-type="string">
            <text:p>be677f10</text:p>
          </table:table-cell>
          <table:table-cell office:value-type="string">
            <text:p>ae3a99de</text:p>
          </table:table-cell>
          <table:table-cell office:value-type="string">
            <text:p>8f86436</text:p>
          </table:table-cell>
          <table:table-cell table:style-name="ce6" office:value-type="string">
            <text:p>6104e754</text:p>
          </table:table-cell>
          <table:table-cell office:value-type="string">
            <text:p>c21d6d22</text:p>
          </table:table-cell>
          <table:table-cell office:value-type="string">
            <text:p>8f60b098</text:p>
          </table:table-cell>
          <table:table-cell office:value-type="string">
            <text:p>218d6838</text:p>
          </table:table-cell>
          <table:table-cell office:value-type="string">
            <text:p>f85ec510</text:p>
          </table:table-cell>
          <table:table-cell office:value-type="string">
            <text:p>e9ad3ce7</text:p>
          </table:table-cell>
          <table:table-cell office:value-type="string">
            <text:p>7699f91d</text:p>
          </table:table-cell>
          <table:table-cell office:value-type="string">
            <text:p>c2d10c76</text:p>
          </table:table-cell>
          <table:table-cell office:value-type="string">
            <text:p>83e778ac</text:p>
          </table:table-cell>
          <table:table-cell office:value-type="string">
            <text:p>e33cf61</text:p>
          </table:table-cell>
          <table:table-cell office:value-type="string">
            <text:p>25d4090d</text:p>
          </table:table-cell>
          <table:table-cell office:value-type="string">
            <text:p>ecaf7b58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kFwf1nti9_IeS0Oyh00nprhGHyXUKJgApd1RxII2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492f3915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C4C9B977</text:p>
          </table:table-cell>
          <table:table-cell office:value-type="string">
            <text:p>2093f3f1</text:p>
          </table:table-cell>
          <table:table-cell table:formula="of:=HEX2DEC([.O91])" office:value-type="float" office:value="546567153">
            <text:p>54656715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d0b831d8</text:p>
          </table:table-cell>
          <table:table-cell office:value-type="string">
            <text:p>f3712be3</text:p>
          </table:table-cell>
          <table:table-cell table:style-name="ce6" office:value-type="string">
            <text:p>13180038</text:p>
          </table:table-cell>
          <table:table-cell office:value-type="string">
            <text:p>458ccd6a</text:p>
          </table:table-cell>
          <table:table-cell office:value-type="string">
            <text:p>5a839085</text:p>
          </table:table-cell>
          <table:table-cell office:value-type="string">
            <text:p>e67544bd</text:p>
          </table:table-cell>
          <table:table-cell office:value-type="string">
            <text:p>cfd63ac2</text:p>
          </table:table-cell>
          <table:table-cell office:value-type="string">
            <text:p>c474c4b8</text:p>
          </table:table-cell>
          <table:table-cell office:value-type="string">
            <text:p>99c5b9bb</text:p>
          </table:table-cell>
          <table:table-cell table:style-name="ce6" office:value-type="string">
            <text:p>65998732</text:p>
          </table:table-cell>
          <table:table-cell office:value-type="string">
            <text:p>c563dbd7</text:p>
          </table:table-cell>
          <table:table-cell office:value-type="string">
            <text:p>811e45e4</text:p>
          </table:table-cell>
          <table:table-cell office:value-type="string">
            <text:p>2b704a21</text:p>
          </table:table-cell>
          <table:table-cell office:value-type="string">
            <text:p>c39cd07d</text:p>
          </table:table-cell>
          <table:table-cell office:value-type="string">
            <text:p>5e668bc8</text:p>
          </table:table-cell>
          <table:table-cell office:value-type="string">
            <text:p>a9f10e16</text:p>
          </table:table-cell>
          <table:table-cell office:value-type="string">
            <text:p>6d421f07</text:p>
          </table:table-cell>
          <table:table-cell table:style-name="ce6" office:value-type="string">
            <text:p>61913e28</text:p>
          </table:table-cell>
          <table:table-cell office:value-type="string">
            <text:p>71343b7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1fPoz1e4C80z6Fap0UZ0vQUzsb1bho0_QND9MGnH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c874cf1a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5C58B4CC</text:p>
          </table:table-cell>
          <table:table-cell office:value-type="string">
            <text:p>2093f3f3</text:p>
          </table:table-cell>
          <table:table-cell table:formula="of:=HEX2DEC([.O92])" office:value-type="float" office:value="546567155">
            <text:p>5465671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5445b705</text:p>
          </table:table-cell>
          <table:table-cell office:value-type="string">
            <text:p>f46d07ee</text:p>
          </table:table-cell>
          <table:table-cell office:value-type="string">
            <text:p>ea5ba7f0</text:p>
          </table:table-cell>
          <table:table-cell office:value-type="string">
            <text:p>7bf66da1</text:p>
          </table:table-cell>
          <table:table-cell office:value-type="string">
            <text:p>7a776f5c</text:p>
          </table:table-cell>
          <table:table-cell office:value-type="string">
            <text:p>9c25d526</text:p>
          </table:table-cell>
          <table:table-cell office:value-type="string">
            <text:p>ea974cc1</text:p>
          </table:table-cell>
          <table:table-cell office:value-type="string">
            <text:p>1b7883a1</text:p>
          </table:table-cell>
          <table:table-cell table:style-name="ce6" office:value-type="string">
            <text:p>60e89248</text:p>
          </table:table-cell>
          <table:table-cell office:value-type="string">
            <text:p>b323c170</text:p>
          </table:table-cell>
          <table:table-cell office:value-type="string">
            <text:p>f7f0c2bc</text:p>
          </table:table-cell>
          <table:table-cell office:value-type="string">
            <text:p>6d0bdf15</text:p>
          </table:table-cell>
          <table:table-cell office:value-type="string">
            <text:p>897de0b2</text:p>
          </table:table-cell>
          <table:table-cell office:value-type="string">
            <text:p>d6a281d6</text:p>
          </table:table-cell>
          <table:table-cell office:value-type="string">
            <text:p>3c51289d</text:p>
          </table:table-cell>
          <table:table-cell table:style-name="ce6" office:value-type="string">
            <text:p>94642472</text:p>
          </table:table-cell>
          <table:table-cell office:value-type="string">
            <text:p>408a32c3</text:p>
          </table:table-cell>
          <table:table-cell office:value-type="string">
            <text:p>dd5137b7</text:p>
          </table:table-cell>
          <table:table-cell office:value-type="string">
            <text:p>e6d33902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CMyJ84roqRrWI4lkzsg2TvjNW2xkyk76OWGEQEOG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612eb52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7D059D33</text:p>
          </table:table-cell>
          <table:table-cell office:value-type="string">
            <text:p>2093f3f5</text:p>
          </table:table-cell>
          <table:table-cell table:formula="of:=HEX2DEC([.O93])" office:value-type="float" office:value="546567157">
            <text:p>5465671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d7d13c42</text:p>
          </table:table-cell>
          <table:table-cell office:value-type="string">
            <text:p>f568e3fd</text:p>
          </table:table-cell>
          <table:table-cell office:value-type="string">
            <text:p>c19d4f49</text:p>
          </table:table-cell>
          <table:table-cell office:value-type="string">
            <text:p>b2630de5</text:p>
          </table:table-cell>
          <table:table-cell office:value-type="string">
            <text:p>9a6b4d14</text:p>
          </table:table-cell>
          <table:table-cell office:value-type="string">
            <text:p>51d56588</text:p>
          </table:table-cell>
          <table:table-cell office:value-type="string">
            <text:p>5585ebd</text:p>
          </table:table-cell>
          <table:table-cell office:value-type="string">
            <text:p>727c428a</text:p>
          </table:table-cell>
          <table:table-cell office:value-type="string">
            <text:p>280a6ad5</text:p>
          </table:table-cell>
          <table:table-cell office:value-type="string">
            <text:p>ad03be</text:p>
          </table:table-cell>
          <table:table-cell office:value-type="string">
            <text:p>2a7ca9a2</text:p>
          </table:table-cell>
          <table:table-cell office:value-type="string">
            <text:p>58f87846</text:p>
          </table:table-cell>
          <table:table-cell office:value-type="string">
            <text:p>e78a7747</text:p>
          </table:table-cell>
          <table:table-cell office:value-type="string">
            <text:p>e9a7332e</text:p>
          </table:table-cell>
          <table:table-cell office:value-type="string">
            <text:p>1a3cc572</text:p>
          </table:table-cell>
          <table:table-cell office:value-type="string">
            <text:p>7ed73ace</text:p>
          </table:table-cell>
          <table:table-cell office:value-type="string">
            <text:p>13d2467f</text:p>
          </table:table-cell>
          <table:table-cell office:value-type="string">
            <text:p>5a110932</text:p>
          </table:table-cell>
          <table:table-cell office:value-type="string">
            <text:p>c6942e4e</text:p>
          </table:table-cell>
          <table:table-cell office:value-type="string">
            <text:p>da4575a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08fkaGNnCw2PB_nBgj5i2lgIEbjfBoG6FuHOug1E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bb194f74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6A128955</text:p>
          </table:table-cell>
          <table:table-cell office:value-type="string">
            <text:p>2093f3f7</text:p>
          </table:table-cell>
          <table:table-cell table:formula="of:=HEX2DEC([.O94])" office:value-type="float" office:value="546567159">
            <text:p>54656715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5b5ec18f</text:p>
          </table:table-cell>
          <table:table-cell office:value-type="string">
            <text:p>f664c008</text:p>
          </table:table-cell>
          <table:table-cell office:value-type="string">
            <text:p>98e0f706</text:p>
          </table:table-cell>
          <table:table-cell office:value-type="string">
            <text:p>e8ccac39</text:p>
          </table:table-cell>
          <table:table-cell office:value-type="string">
            <text:p>ba5f2bcc</text:p>
          </table:table-cell>
          <table:table-cell office:value-type="string">
            <text:p>785f5f2</text:p>
          </table:table-cell>
          <table:table-cell office:value-type="string">
            <text:p>201970b8</text:p>
          </table:table-cell>
          <table:table-cell office:value-type="string">
            <text:p>c9800173</text:p>
          </table:table-cell>
          <table:table-cell office:value-type="string">
            <text:p>ef2d4362</text:p>
          </table:table-cell>
          <table:table-cell office:value-type="string">
            <text:p>4e344dfc</text:p>
          </table:table-cell>
          <table:table-cell office:value-type="string">
            <text:p>5d099088</text:p>
          </table:table-cell>
          <table:table-cell table:style-name="ce6" office:value-type="string">
            <text:p>44e61161</text:p>
          </table:table-cell>
          <table:table-cell office:value-type="string">
            <text:p>45970dd8</text:p>
          </table:table-cell>
          <table:table-cell office:value-type="string">
            <text:p>fcade486</text:p>
          </table:table-cell>
          <table:table-cell office:value-type="string">
            <text:p>f8266247</text:p>
          </table:table-cell>
          <table:table-cell office:value-type="string">
            <text:p>694a512a</text:p>
          </table:table-cell>
          <table:table-cell office:value-type="string">
            <text:p>e71a5a3b</text:p>
          </table:table-cell>
          <table:table-cell office:value-type="string">
            <text:p>d7d202b1</text:p>
          </table:table-cell>
          <table:table-cell office:value-type="string">
            <text:p>a6542399</text:p>
          </table:table-cell>
          <table:table-cell office:value-type="string">
            <text:p>da4575a5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0EjJJBQb7ptPQJfCXYly4rZ8FCaRQbamwTG1KSzV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cefa4b9d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28D6A799</text:p>
          </table:table-cell>
          <table:table-cell office:value-type="string">
            <text:p>2093f565</text:p>
          </table:table-cell>
          <table:table-cell table:formula="of:=HEX2DEC([.O95])" office:value-type="float" office:value="546567525">
            <text:p>54656752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table:style-name="ce6" office:value-type="string">
            <text:p>64e20600</text:p>
          </table:table-cell>
          <table:table-cell office:value-type="string">
            <text:p>aa270d52</text:p>
          </table:table-cell>
          <table:table-cell office:value-type="string">
            <text:p>7975dc08</text:p>
          </table:table-cell>
          <table:table-cell office:value-type="string">
            <text:p>cf08fcf2</text:p>
          </table:table-cell>
          <table:table-cell table:style-name="ce6" office:value-type="string">
            <text:p>91e10649</text:p>
          </table:table-cell>
          <table:table-cell office:value-type="string">
            <text:p>e8522f23</text:p>
          </table:table-cell>
          <table:table-cell office:value-type="string">
            <text:p>3ffd4c37</text:p>
          </table:table-cell>
          <table:table-cell office:value-type="string">
            <text:p>fd717a06</text:p>
          </table:table-cell>
          <table:table-cell office:value-type="string">
            <text:p>48db1036</text:p>
          </table:table-cell>
          <table:table-cell office:value-type="string">
            <text:p>bb9d6667</text:p>
          </table:table-cell>
          <table:table-cell office:value-type="string">
            <text:p>7f919ea2</text:p>
          </table:table-cell>
          <table:table-cell office:value-type="string">
            <text:p>eb7c9e0f</text:p>
          </table:table-cell>
          <table:table-cell office:value-type="string">
            <text:p>80c6b108</text:p>
          </table:table-cell>
          <table:table-cell office:value-type="string">
            <text:p>9598aa9a</text:p>
          </table:table-cell>
          <table:table-cell office:value-type="string">
            <text:p>9afc7e7c</text:p>
          </table:table-cell>
          <table:table-cell office:value-type="string">
            <text:p>1824d0c</text:p>
          </table:table-cell>
          <table:table-cell office:value-type="string">
            <text:p>ef9f75a3</text:p>
          </table:table-cell>
          <table:table-cell office:value-type="string">
            <text:p>4bffb2e</text:p>
          </table:table-cell>
          <table:table-cell office:value-type="string">
            <text:p>98d17c9e</text:p>
          </table:table-cell>
          <table:table-cell office:value-type="string">
            <text:p>da4578ea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9gaj0SqFRBF5jlyPj5s7nolgnzanVfK8YxcFG7wJ</text:p>
          </table:table-cell>
          <table:table-cell office:value-type="string">
            <text:p>5ae487f224e4e</text:p>
          </table:table-cell>
          <table:table-cell office:value-type="float" office:value="16206">
            <text:p>16206</text:p>
          </table:table-cell>
          <table:table-cell office:value-type="string">
            <text:p>c874cf1a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ED45A1DD</text:p>
          </table:table-cell>
          <table:table-cell office:value-type="string">
            <text:p>209450c8</text:p>
          </table:table-cell>
          <table:table-cell table:formula="of:=HEX2DEC([.O96])" office:value-type="float" office:value="546590920">
            <text:p>5465909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527317cd</text:p>
          </table:table-cell>
          <table:table-cell office:value-type="string">
            <text:p>cdc6900</text:p>
          </table:table-cell>
          <table:table-cell office:value-type="string">
            <text:p>ed821d87</text:p>
          </table:table-cell>
          <table:table-cell office:value-type="string">
            <text:p>c92a3d94</text:p>
          </table:table-cell>
          <table:table-cell office:value-type="string">
            <text:p>a2ee93b0</text:p>
          </table:table-cell>
          <table:table-cell office:value-type="string">
            <text:p>d142cd0e</text:p>
          </table:table-cell>
          <table:table-cell office:value-type="string">
            <text:p>351ea69a</text:p>
          </table:table-cell>
          <table:table-cell office:value-type="string">
            <text:p>bf2ce61</text:p>
          </table:table-cell>
          <table:table-cell office:value-type="string">
            <text:p>6d17815b</text:p>
          </table:table-cell>
          <table:table-cell office:value-type="string">
            <text:p>b113c5f8</text:p>
          </table:table-cell>
          <table:table-cell office:value-type="string">
            <text:p>44ba9131</text:p>
          </table:table-cell>
          <table:table-cell office:value-type="string">
            <text:p>b41edfd7</text:p>
          </table:table-cell>
          <table:table-cell office:value-type="string">
            <text:p>78c175ab</text:p>
          </table:table-cell>
          <table:table-cell office:value-type="string">
            <text:p>3c8ba3fb</text:p>
          </table:table-cell>
          <table:table-cell office:value-type="string">
            <text:p>3e78a9b9</text:p>
          </table:table-cell>
          <table:table-cell office:value-type="string">
            <text:p>47eb8127</text:p>
          </table:table-cell>
          <table:table-cell office:value-type="string">
            <text:p>993bb187</text:p>
          </table:table-cell>
          <table:table-cell office:value-type="string">
            <text:p>2eb9e57c</text:p>
          </table:table-cell>
          <table:table-cell office:value-type="string">
            <text:p>8bb358fe</text:p>
          </table:table-cell>
          <table:table-cell office:value-type="string">
            <text:p>da4575b9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table:number-columns-repeated="10"/>
          <table:table-cell table:style-name="Default" table:number-columns-repeated="2"/>
          <table:table-cell table:number-columns-repeated="2"/>
          <table:table-cell table:style-name="ce1" office:value-type="string">
            <text:p>fffffff</text:p>
          </table:table-cell>
          <table:table-cell table:formula="of:=HEX2DEC([.O97])" office:value-type="float" office:value="268435455">
            <text:p>2684354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407808</text:p>
          </table:table-cell>
          <table:table-cell office:value-type="string">
            <text:p>8e39a12d</text:p>
          </table:table-cell>
          <table:table-cell office:value-type="string">
            <text:p>7686f85f</text:p>
          </table:table-cell>
          <table:table-cell office:value-type="string">
            <text:p>f2097e70</text:p>
          </table:table-cell>
          <table:table-cell office:value-type="string">
            <text:p>f37997eb</text:p>
          </table:table-cell>
          <table:table-cell office:value-type="string">
            <text:p>6f60c1d3</text:p>
          </table:table-cell>
          <table:table-cell office:value-type="string">
            <text:p>a50db17c</text:p>
          </table:table-cell>
          <table:table-cell office:value-type="string">
            <text:p>d8bb2d20</text:p>
          </table:table-cell>
          <table:table-cell office:value-type="string">
            <text:p>76dd159e</text:p>
          </table:table-cell>
          <table:table-cell office:value-type="string">
            <text:p>eadf8a32</text:p>
          </table:table-cell>
          <table:table-cell office:value-type="string">
            <text:p>e4a62cc9</text:p>
          </table:table-cell>
          <table:table-cell office:value-type="string">
            <text:p>86c93c8c</text:p>
          </table:table-cell>
          <table:table-cell office:value-type="string">
            <text:p>b4229f80</text:p>
          </table:table-cell>
          <table:table-cell office:value-type="string">
            <text:p>9e5a6ed2</text:p>
          </table:table-cell>
          <table:table-cell office:value-type="string">
            <text:p>7f821200</text:p>
          </table:table-cell>
          <table:table-cell office:value-type="string">
            <text:p>3fbfd7b3</text:p>
          </table:table-cell>
          <table:table-cell office:value-type="string">
            <text:p>5cc9e8fd</text:p>
          </table:table-cell>
          <table:table-cell office:value-type="string">
            <text:p>eba2d29a</text:p>
          </table:table-cell>
          <table:table-cell office:value-type="string">
            <text:p>d2ae783e</text:p>
          </table:table-cell>
          <table:table-cell office:value-type="string">
            <text:p>22124839</text:p>
          </table:table-cell>
          <table:table-cell office:value-type="string">
            <text:p>da457522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 table:visibility="filter">
          <table:table-cell table:number-columns-repeated="10"/>
          <table:table-cell table:style-name="Default" table:number-columns-repeated="2"/>
          <table:table-cell table:number-columns-repeated="2"/>
          <table:table-cell table:style-name="ce1" office:value-type="string">
            <text:p>ffff</text:p>
          </table:table-cell>
          <table:table-cell table:formula="of:=HEX2DEC([.O98])" office:value-type="float" office:value="65535">
            <text:p>6553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3" office:value-type="float" office:value="407808">
            <text:p>407808</text:p>
          </table:table-cell>
          <table:table-cell office:value-type="string">
            <text:p>0ca6abb6</text:p>
          </table:table-cell>
          <table:table-cell office:value-type="string">
            <text:p>e33b676e</text:p>
          </table:table-cell>
          <table:table-cell office:value-type="string">
            <text:p>6a464609</text:p>
          </table:table-cell>
          <table:table-cell office:value-type="string">
            <text:p>f67c46b4</text:p>
          </table:table-cell>
          <table:table-cell office:value-type="string">
            <text:p>ae6d9034</text:p>
          </table:table-cell>
          <table:table-cell office:value-type="string">
            <text:p>5362d1af</text:p>
          </table:table-cell>
          <table:table-cell office:value-type="string">
            <text:p>7b98db39</text:p>
          </table:table-cell>
          <table:table-cell office:value-type="string">
            <text:p>358287df</text:p>
          </table:table-cell>
          <table:table-cell office:value-type="string">
            <text:p>5e8c80db</text:p>
          </table:table-cell>
          <table:table-cell office:value-type="string">
            <text:p>689d11ba</text:p>
          </table:table-cell>
          <table:table-cell office:value-type="string">
            <text:p>84674c5</text:p>
          </table:table-cell>
          <table:table-cell office:value-type="string">
            <text:p>267f8fc</text:p>
          </table:table-cell>
          <table:table-cell office:value-type="string">
            <text:p>3aa7719d</text:p>
          </table:table-cell>
          <table:table-cell office:value-type="string">
            <text:p>ed172071</text:p>
          </table:table-cell>
          <table:table-cell office:value-type="string">
            <text:p>d3dcbe0c</text:p>
          </table:table-cell>
          <table:table-cell office:value-type="string">
            <text:p>8eaeed7e</text:p>
          </table:table-cell>
          <table:table-cell office:value-type="string">
            <text:p>248f4583</text:p>
          </table:table-cell>
          <table:table-cell office:value-type="string">
            <text:p>e67bb44f</text:p>
          </table:table-cell>
          <table:table-cell office:value-type="string">
            <text:p>7ccf80b2</text:p>
          </table:table-cell>
          <table:table-cell office:value-type="string">
            <text:p>da457521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liLsQ6khUoXjnURo6ddWp6VzoXr5qQuWVV_T7O1H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table:style-name="ce2" office:value-type="string">
            <text:p>36106597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EDC9BCFF</text:p>
          </table:table-cell>
          <table:table-cell table:style-name="ce4" office:value-type="string">
            <text:p>0</text:p>
          </table:table-cell>
          <table:table-cell table:formula="of:=HEX2DEC([.O99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0000d3c2</text:p>
          </table:table-cell>
          <table:table-cell office:value-type="string">
            <text:p>a704d664</text:p>
          </table:table-cell>
          <table:table-cell office:value-type="string">
            <text:p>0daac22d</text:p>
          </table:table-cell>
          <table:table-cell office:value-type="string">
            <text:p>3eafc155</text:p>
          </table:table-cell>
          <table:table-cell office:value-type="string">
            <text:p>af5a20ad</text:p>
          </table:table-cell>
          <table:table-cell office:value-type="string">
            <text:p>afe569bb</text:p>
          </table:table-cell>
          <table:table-cell office:value-type="string">
            <text:p>961b261e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e48b5</text:p>
          </table:table-cell>
          <table:table-cell office:value-type="string">
            <text:p>d0109fff</text:p>
          </table:table-cell>
          <table:table-cell office:value-type="string">
            <text:p>5a195984</text:p>
          </table:table-cell>
          <table:table-cell office:value-type="string">
            <text:p>7d60aa1c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779d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6">
            <text:p>6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liLsQ6khUoXjnURo6ddWp6VzoXr5qQuWVV_T7O1H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c49877e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9485A2FF</text:p>
          </table:table-cell>
          <table:table-cell table:style-name="ce2" office:value-type="string">
            <text:p>1</text:p>
          </table:table-cell>
          <table:table-cell table:formula="of:=HEX2DEC([.O100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41c69660</text:p>
          </table:table-cell>
          <table:table-cell office:value-type="string">
            <text:p>2781c46a</text:p>
          </table:table-cell>
          <table:table-cell office:value-type="string">
            <text:p>f94b95c9</text:p>
          </table:table-cell>
          <table:table-cell office:value-type="string">
            <text:p>d9e090b3</text:p>
          </table:table-cell>
          <table:table-cell office:value-type="string">
            <text:p>bf540f81</text:p>
          </table:table-cell>
          <table:table-cell office:value-type="string">
            <text:p>abd31c8</text:p>
          </table:table-cell>
          <table:table-cell office:value-type="string">
            <text:p>237caf1c</text:p>
          </table:table-cell>
          <table:table-cell office:value-type="string">
            <text:p>7de1c487</text:p>
          </table:table-cell>
          <table:table-cell office:value-type="string">
            <text:p>e201d2bf</text:p>
          </table:table-cell>
          <table:table-cell office:value-type="string">
            <text:p>e233ef96</text:p>
          </table:table-cell>
          <table:table-cell office:value-type="string">
            <text:p>e9569372</text:p>
          </table:table-cell>
          <table:table-cell office:value-type="string">
            <text:p>500f2acb</text:p>
          </table:table-cell>
          <table:table-cell office:value-type="string">
            <text:p>2c677567</text:p>
          </table:table-cell>
          <table:table-cell office:value-type="string">
            <text:p>4287b359</text:p>
          </table:table-cell>
          <table:table-cell office:value-type="string">
            <text:p>4daae488</text:p>
          </table:table-cell>
          <table:table-cell office:value-type="string">
            <text:p>f73cef59</text:p>
          </table:table-cell>
          <table:table-cell office:value-type="string">
            <text:p>eeea5656</text:p>
          </table:table-cell>
          <table:table-cell office:value-type="string">
            <text:p>9e6f61bd</text:p>
          </table:table-cell>
          <table:table-cell office:value-type="string">
            <text:p>31d2ad85</text:p>
          </table:table-cell>
          <table:table-cell office:value-type="string">
            <text:p>da45773a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Tx5gCP2qq2EAE7fEYnpBqhQUM8rhiJ4WyL5lqG6b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6bc2b285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12128A55</text:p>
          </table:table-cell>
          <table:table-cell table:style-name="ce2" office:value-type="string">
            <text:p>2</text:p>
          </table:table-cell>
          <table:table-cell table:formula="of:=HEX2DEC([.O101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838c593f</text:p>
          </table:table-cell>
          <table:table-cell office:value-type="string">
            <text:p>a7ffb273</text:p>
          </table:table-cell>
          <table:table-cell office:value-type="string">
            <text:p>e4ed69e5</text:p>
          </table:table-cell>
          <table:table-cell office:value-type="string">
            <text:p>751a6091</text:p>
          </table:table-cell>
          <table:table-cell office:value-type="string">
            <text:p>cf4eff64</text:p>
          </table:table-cell>
          <table:table-cell office:value-type="string">
            <text:p>6595fa04</text:p>
          </table:table-cell>
          <table:table-cell office:value-type="string">
            <text:p>b0dc381b</text:p>
          </table:table-cell>
          <table:table-cell office:value-type="string">
            <text:p>a96323fc</text:p>
          </table:table-cell>
          <table:table-cell office:value-type="string">
            <text:p>4593bf06</text:p>
          </table:table-cell>
          <table:table-cell office:value-type="string">
            <text:p>8f48ef7</text:p>
          </table:table-cell>
          <table:table-cell office:value-type="string">
            <text:p>29c86e5</text:p>
          </table:table-cell>
          <table:table-cell office:value-type="string">
            <text:p>4606f4e0</text:p>
          </table:table-cell>
          <table:table-cell office:value-type="string">
            <text:p>db6d40b1</text:p>
          </table:table-cell>
          <table:table-cell office:value-type="string">
            <text:p>cc0a8c05</text:p>
          </table:table-cell>
          <table:table-cell office:value-type="string">
            <text:p>3c9f32f2</text:p>
          </table:table-cell>
          <table:table-cell office:value-type="string">
            <text:p>ec757a87</text:p>
          </table:table-cell>
          <table:table-cell office:value-type="string">
            <text:p>d88ee034</text:p>
          </table:table-cell>
          <table:table-cell office:value-type="string">
            <text:p>ddcfe67a</text:p>
          </table:table-cell>
          <table:table-cell office:value-type="string">
            <text:p>a1b3a82b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Tx5gCP2qq2EAE7fEYnpBqhQUM8rhiJ4WyL5lqG6b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6a4ddc8f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845EDC99</text:p>
          </table:table-cell>
          <table:table-cell table:style-name="ce2" office:value-type="string">
            <text:p>3</text:p>
          </table:table-cell>
          <table:table-cell table:formula="of:=HEX2DEC([.O102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c5531bdd</text:p>
          </table:table-cell>
          <table:table-cell office:value-type="string">
            <text:p>287da079</text:p>
          </table:table-cell>
          <table:table-cell office:value-type="string">
            <text:p>d08e3d86</text:p>
          </table:table-cell>
          <table:table-cell office:value-type="string">
            <text:p>104f30ff</text:p>
          </table:table-cell>
          <table:table-cell office:value-type="string">
            <text:p>df48ee58</text:p>
          </table:table-cell>
          <table:table-cell office:value-type="string">
            <text:p>c06dc251</text:p>
          </table:table-cell>
          <table:table-cell office:value-type="string">
            <text:p>3e3dc119</text:p>
          </table:table-cell>
          <table:table-cell office:value-type="string">
            <text:p>d4e58370</text:p>
          </table:table-cell>
          <table:table-cell office:value-type="string">
            <text:p>a924ab4c</text:p>
          </table:table-cell>
          <table:table-cell office:value-type="string">
            <text:p>2fb92de8</text:p>
          </table:table-cell>
          <table:table-cell office:value-type="string">
            <text:p>1be37a58</text:p>
          </table:table-cell>
          <table:table-cell office:value-type="string">
            <text:p>3bfcc178</text:p>
          </table:table-cell>
          <table:table-cell office:value-type="string">
            <text:p>8a740bfb</text:p>
          </table:table-cell>
          <table:table-cell office:value-type="string">
            <text:p>558c64b1</text:p>
          </table:table-cell>
          <table:table-cell office:value-type="string">
            <text:p>2b95815c</text:p>
          </table:table-cell>
          <table:table-cell office:value-type="string">
            <text:p>e1af05b5</text:p>
          </table:table-cell>
          <table:table-cell office:value-type="string">
            <text:p>c2326a12</text:p>
          </table:table-cell>
          <table:table-cell office:value-type="string">
            <text:p>1b2f7b38</text:p>
          </table:table-cell>
          <table:table-cell office:value-type="string">
            <text:p>1193a2d1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Tx5gCP2qq2EAE7fEYnpBqhQUM8rhiJ4WyL5lqG6b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+307c395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DE07A922</text:p>
          </table:table-cell>
          <table:table-cell table:style-name="ce2" office:value-type="string">
            <text:p>4</text:p>
          </table:table-cell>
          <table:table-cell table:formula="of:=HEX2DEC([.O103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719de78</text:p>
          </table:table-cell>
          <table:table-cell office:value-type="string">
            <text:p>a8fb8e7e</text:p>
          </table:table-cell>
          <table:table-cell office:value-type="string">
            <text:p>bc2f11a2</text:p>
          </table:table-cell>
          <table:table-cell office:value-type="string">
            <text:p>ab8000dd</text:p>
          </table:table-cell>
          <table:table-cell office:value-type="string">
            <text:p>ef42dd3c</text:p>
          </table:table-cell>
          <table:table-cell office:value-type="string">
            <text:p>1b458a6e</text:p>
          </table:table-cell>
          <table:table-cell office:value-type="string">
            <text:p>cb9d4a17</text:p>
          </table:table-cell>
          <table:table-cell office:value-type="string">
            <text:p>67e2e5</text:p>
          </table:table-cell>
          <table:table-cell office:value-type="string">
            <text:p>cb59793</text:p>
          </table:table-cell>
          <table:table-cell office:value-type="string">
            <text:p>5682ccc9</text:p>
          </table:table-cell>
          <table:table-cell office:value-type="string">
            <text:p>35296dca</text:p>
          </table:table-cell>
          <table:table-cell office:value-type="string">
            <text:p>31f38e10</text:p>
          </table:table-cell>
          <table:table-cell office:value-type="string">
            <text:p>397ad742</text:p>
          </table:table-cell>
          <table:table-cell office:value-type="string">
            <text:p>df0f3d5d</text:p>
          </table:table-cell>
          <table:table-cell office:value-type="string">
            <text:p>1a8acfc7</text:p>
          </table:table-cell>
          <table:table-cell office:value-type="string">
            <text:p>d6e890e3</text:p>
          </table:table-cell>
          <table:table-cell office:value-type="string">
            <text:p>abd6f3f0</text:p>
          </table:table-cell>
          <table:table-cell office:value-type="string">
            <text:p>5a8ffff9</text:p>
          </table:table-cell>
          <table:table-cell office:value-type="string">
            <text:p>81739d76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Tx5gCP2qq2EAE7fEYnpBqhQUM8rhiJ4WyL5lqG6b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2ee83bc9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ABBCCC55</text:p>
          </table:table-cell>
          <table:table-cell table:style-name="ce2" office:value-type="string">
            <text:p>5</text:p>
          </table:table-cell>
          <table:table-cell table:formula="of:=HEX2DEC([.O104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48dfa117</text:p>
          </table:table-cell>
          <table:table-cell office:value-type="string">
            <text:p>29787c84</text:p>
          </table:table-cell>
          <table:table-cell office:value-type="string">
            <text:p>a7d1e55e</text:p>
          </table:table-cell>
          <table:table-cell office:value-type="string">
            <text:p>46bad03b</text:p>
          </table:table-cell>
          <table:table-cell office:value-type="string">
            <text:p>ff3ccc1f</text:p>
          </table:table-cell>
          <table:table-cell office:value-type="string">
            <text:p>761d52bb</text:p>
          </table:table-cell>
          <table:table-cell office:value-type="string">
            <text:p>58fdd315</text:p>
          </table:table-cell>
          <table:table-cell office:value-type="string">
            <text:p>2be94259</text:p>
          </table:table-cell>
          <table:table-cell office:value-type="string">
            <text:p>704683d9</text:p>
          </table:table-cell>
          <table:table-cell office:value-type="string">
            <text:p>7d46532a</text:p>
          </table:table-cell>
          <table:table-cell office:value-type="string">
            <text:p>4e6f613d</text:p>
          </table:table-cell>
          <table:table-cell office:value-type="string">
            <text:p>27ea5aa9</text:p>
          </table:table-cell>
          <table:table-cell office:value-type="string">
            <text:p>e880a28c</text:p>
          </table:table-cell>
          <table:table-cell table:style-name="ce6" office:value-type="string">
            <text:p>68921609</text:p>
          </table:table-cell>
          <table:table-cell office:value-type="string">
            <text:p>97f1e31</text:p>
          </table:table-cell>
          <table:table-cell office:value-type="string">
            <text:p>cc221c11</text:p>
          </table:table-cell>
          <table:table-cell office:value-type="string">
            <text:p>957a7dce</text:p>
          </table:table-cell>
          <table:table-cell office:value-type="string">
            <text:p>98e87c46</text:p>
          </table:table-cell>
          <table:table-cell office:value-type="string">
            <text:p>f153981c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Tx5gCP2qq2EAE7fEYnpBqhQUM8rhiJ4WyL5lqG6b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a49ea95f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0318B4AA</text:p>
          </table:table-cell>
          <table:table-cell table:style-name="ce2" office:value-type="string">
            <text:p>6</text:p>
          </table:table-cell>
          <table:table-cell table:formula="of:=HEX2DEC([.O105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8aa663b5</text:p>
          </table:table-cell>
          <table:table-cell office:value-type="string">
            <text:p>a9f66a8d</text:p>
          </table:table-cell>
          <table:table-cell office:value-type="string">
            <text:p>9372b97b</text:p>
          </table:table-cell>
          <table:table-cell office:value-type="string">
            <text:p>e1efa019</text:p>
          </table:table-cell>
          <table:table-cell office:value-type="string">
            <text:p>f37bbf3</text:p>
          </table:table-cell>
          <table:table-cell office:value-type="string">
            <text:p>d0f51ac8</text:p>
          </table:table-cell>
          <table:table-cell office:value-type="string">
            <text:p>e65e5c14</text:p>
          </table:table-cell>
          <table:table-cell office:value-type="string">
            <text:p>576ba1ce</text:p>
          </table:table-cell>
          <table:table-cell office:value-type="string">
            <text:p>d3d87020</text:p>
          </table:table-cell>
          <table:table-cell office:value-type="string">
            <text:p>a40bf20b</text:p>
          </table:table-cell>
          <table:table-cell office:value-type="string">
            <text:p>67b654b0</text:p>
          </table:table-cell>
          <table:table-cell office:value-type="string">
            <text:p>1de02741</text:p>
          </table:table-cell>
          <table:table-cell office:value-type="string">
            <text:p>97876dd7</text:p>
          </table:table-cell>
          <table:table-cell office:value-type="string">
            <text:p>f215eeb5</text:p>
          </table:table-cell>
          <table:table-cell office:value-type="string">
            <text:p>f8756c9c</text:p>
          </table:table-cell>
          <table:table-cell office:value-type="string">
            <text:p>c15ba73f</text:p>
          </table:table-cell>
          <table:table-cell office:value-type="string">
            <text:p>7f1e07ac</text:p>
          </table:table-cell>
          <table:table-cell office:value-type="string">
            <text:p>d648f104</text:p>
          </table:table-cell>
          <table:table-cell office:value-type="string">
            <text:p>613392c2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Tx5gCP2qq2EAE7fEYnpBqhQUM8rhiJ4WyL5lqG6b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487c8cca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AE98B5EE</text:p>
          </table:table-cell>
          <table:table-cell table:style-name="ce2" office:value-type="string">
            <text:p>7</text:p>
          </table:table-cell>
          <table:table-cell table:formula="of:=HEX2DEC([.O106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cc6c2650</text:p>
          </table:table-cell>
          <table:table-cell office:value-type="string">
            <text:p>2a745893</text:p>
          </table:table-cell>
          <table:table-cell office:value-type="string">
            <text:p>7f138d17</text:p>
          </table:table-cell>
          <table:table-cell office:value-type="string">
            <text:p>7d207066</text:p>
          </table:table-cell>
          <table:table-cell office:value-type="string">
            <text:p>1f31aad6</text:p>
          </table:table-cell>
          <table:table-cell office:value-type="string">
            <text:p>2bcde304</text:p>
          </table:table-cell>
          <table:table-cell office:value-type="string">
            <text:p>73bee512</text:p>
          </table:table-cell>
          <table:table-cell office:value-type="string">
            <text:p>82ed0142</text:p>
          </table:table-cell>
          <table:table-cell office:value-type="string">
            <text:p>37695c66</text:p>
          </table:table-cell>
          <table:table-cell office:value-type="string">
            <text:p>cacc916c</text:p>
          </table:table-cell>
          <table:table-cell office:value-type="string">
            <text:p>80fc4823</text:p>
          </table:table-cell>
          <table:table-cell office:value-type="string">
            <text:p>13d7f3da</text:p>
          </table:table-cell>
          <table:table-cell office:value-type="string">
            <text:p>468d3921</text:p>
          </table:table-cell>
          <table:table-cell office:value-type="string">
            <text:p>7b97c761</text:p>
          </table:table-cell>
          <table:table-cell office:value-type="string">
            <text:p>e76abb06</text:p>
          </table:table-cell>
          <table:table-cell office:value-type="string">
            <text:p>b695326e</text:p>
          </table:table-cell>
          <table:table-cell office:value-type="string">
            <text:p>68c2918a</text:p>
          </table:table-cell>
          <table:table-cell office:value-type="string">
            <text:p>15a875c5</text:p>
          </table:table-cell>
          <table:table-cell office:value-type="string">
            <text:p>d1138d68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AHP1vbpQ7vCs3qkwM9aBwPIbXzAog3_ShGIKWobx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c7a221cf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EA1EDEFF</text:p>
          </table:table-cell>
          <table:table-cell table:style-name="ce2" office:value-type="string">
            <text:p>8</text:p>
          </table:table-cell>
          <table:table-cell table:formula="of:=HEX2DEC([.O107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e32e8ee</text:p>
          </table:table-cell>
          <table:table-cell office:value-type="string">
            <text:p>aaf24698</text:p>
          </table:table-cell>
          <table:table-cell office:value-type="string">
            <text:p>6ab46133</text:p>
          </table:table-cell>
          <table:table-cell table:style-name="ce6" office:value-type="string">
            <text:p>18554044</text:p>
          </table:table-cell>
          <table:table-cell office:value-type="string">
            <text:p>2f2b99ca</text:p>
          </table:table-cell>
          <table:table-cell office:value-type="string">
            <text:p>86a5ab51</text:p>
          </table:table-cell>
          <table:table-cell office:value-type="string">
            <text:p>11f6e10</text:p>
          </table:table-cell>
          <table:table-cell office:value-type="string">
            <text:p>ae6f60b7</text:p>
          </table:table-cell>
          <table:table-cell office:value-type="string">
            <text:p>9afa48ad</text:p>
          </table:table-cell>
          <table:table-cell office:value-type="string">
            <text:p>f191304d</text:p>
          </table:table-cell>
          <table:table-cell office:value-type="string">
            <text:p>9a423b95</text:p>
          </table:table-cell>
          <table:table-cell office:value-type="string">
            <text:p>9cdc072</text:p>
          </table:table-cell>
          <table:table-cell office:value-type="string">
            <text:p>f5940468</text:p>
          </table:table-cell>
          <table:table-cell office:value-type="string">
            <text:p>51aa00d</text:p>
          </table:table-cell>
          <table:table-cell office:value-type="string">
            <text:p>d65f0971</text:p>
          </table:table-cell>
          <table:table-cell office:value-type="string">
            <text:p>abcebd9c</text:p>
          </table:table-cell>
          <table:table-cell office:value-type="string">
            <text:p>52661b68</text:p>
          </table:table-cell>
          <table:table-cell office:value-type="string">
            <text:p>5308ca82</text:p>
          </table:table-cell>
          <table:table-cell office:value-type="string">
            <text:p>40f4880d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AHP1vbpQ7vCs3qkwM9aBwPIbXzAog3_ShGIKWobx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7fa3aeae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6DD080CC</text:p>
          </table:table-cell>
          <table:table-cell table:style-name="ce2" office:value-type="string">
            <text:p>9</text:p>
          </table:table-cell>
          <table:table-cell table:formula="of:=HEX2DEC([.O108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4ff8ab8d</text:p>
          </table:table-cell>
          <table:table-cell office:value-type="string">
            <text:p>2b6f349e</text:p>
          </table:table-cell>
          <table:table-cell office:value-type="string">
            <text:p>565634ec</text:p>
          </table:table-cell>
          <table:table-cell office:value-type="string">
            <text:p>b38f17a2</text:p>
          </table:table-cell>
          <table:table-cell office:value-type="string">
            <text:p>3f2588ae</text:p>
          </table:table-cell>
          <table:table-cell office:value-type="string">
            <text:p>e17d736e</text:p>
          </table:table-cell>
          <table:table-cell office:value-type="string">
            <text:p>8e7ff70e</text:p>
          </table:table-cell>
          <table:table-cell office:value-type="string">
            <text:p>d9f1c02b</text:p>
          </table:table-cell>
          <table:table-cell office:value-type="string">
            <text:p>fe8b34f3</text:p>
          </table:table-cell>
          <table:table-cell office:value-type="string">
            <text:p>185ad6ad</text:p>
          </table:table-cell>
          <table:table-cell office:value-type="string">
            <text:p>b3892f08</text:p>
          </table:table-cell>
          <table:table-cell office:value-type="string">
            <text:p>ffc48d0a</text:p>
          </table:table-cell>
          <table:table-cell office:value-type="string">
            <text:p>a49acfb2</text:p>
          </table:table-cell>
          <table:table-cell office:value-type="string">
            <text:p>8e9d78b9</text:p>
          </table:table-cell>
          <table:table-cell office:value-type="string">
            <text:p>c55557db</text:p>
          </table:table-cell>
          <table:table-cell office:value-type="string">
            <text:p>a10848ca</text:p>
          </table:table-cell>
          <table:table-cell office:value-type="string">
            <text:p>3c0aa546</text:p>
          </table:table-cell>
          <table:table-cell office:value-type="string">
            <text:p>91694f40</text:p>
          </table:table-cell>
          <table:table-cell office:value-type="string">
            <text:p>b0d482b3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AHP1vbpQ7vCs3qkwM9aBwPIbXzAog3_ShGIKWobx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83c22d9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1A78B6DD</text:p>
          </table:table-cell>
          <table:table-cell office:value-type="string">
            <text:p>a</text:p>
          </table:table-cell>
          <table:table-cell table:formula="of:=HEX2DEC([.O109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91bf6e28</text:p>
          </table:table-cell>
          <table:table-cell office:value-type="string">
            <text:p>abed22a7</text:p>
          </table:table-cell>
          <table:table-cell office:value-type="string">
            <text:p>41f70888</text:p>
          </table:table-cell>
          <table:table-cell office:value-type="string">
            <text:p>4ec0e780</text:p>
          </table:table-cell>
          <table:table-cell office:value-type="string">
            <text:p>4f1f7781</text:p>
          </table:table-cell>
          <table:table-cell office:value-type="string">
            <text:p>3c553bbb</text:p>
          </table:table-cell>
          <table:table-cell office:value-type="string">
            <text:p>1be0800d</text:p>
          </table:table-cell>
          <table:table-cell office:value-type="string">
            <text:p>5731fa0</text:p>
          </table:table-cell>
          <table:table-cell office:value-type="string">
            <text:p>621d213a</text:p>
          </table:table-cell>
          <table:table-cell office:value-type="string">
            <text:p>3f1f758e</text:p>
          </table:table-cell>
          <table:table-cell office:value-type="string">
            <text:p>cccf227b</text:p>
          </table:table-cell>
          <table:table-cell office:value-type="string">
            <text:p>f5bb59a3</text:p>
          </table:table-cell>
          <table:table-cell office:value-type="string">
            <text:p>53a19afc</text:p>
          </table:table-cell>
          <table:table-cell table:style-name="ce6" office:value-type="string">
            <text:p>18205166</text:p>
          </table:table-cell>
          <table:table-cell office:value-type="string">
            <text:p>b44aa646</text:p>
          </table:table-cell>
          <table:table-cell office:value-type="string">
            <text:p>9641d3f8</text:p>
          </table:table-cell>
          <table:table-cell office:value-type="string">
            <text:p>25ae2f24</text:p>
          </table:table-cell>
          <table:table-cell office:value-type="string">
            <text:p>d0c9cc01</text:p>
          </table:table-cell>
          <table:table-cell office:value-type="string">
            <text:p>20b47d59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AHP1vbpQ7vCs3qkwM9aBwPIbXzAog3_ShGIKWobx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13df14d2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3FA9BDEE</text:p>
          </table:table-cell>
          <table:table-cell office:value-type="string">
            <text:p>b</text:p>
          </table:table-cell>
          <table:table-cell table:formula="of:=HEX2DEC([.O110])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d38530c6</text:p>
          </table:table-cell>
          <table:table-cell office:value-type="string">
            <text:p>2c6b10ad</text:p>
          </table:table-cell>
          <table:table-cell office:value-type="string">
            <text:p>2d98dca4</text:p>
          </table:table-cell>
          <table:table-cell office:value-type="string">
            <text:p>e9f5b7ee</text:p>
          </table:table-cell>
          <table:table-cell office:value-type="string">
            <text:p>5f196765</text:p>
          </table:table-cell>
          <table:table-cell office:value-type="string">
            <text:p>972d03c8</text:p>
          </table:table-cell>
          <table:table-cell office:value-type="string">
            <text:p>a940090b</text:p>
          </table:table-cell>
          <table:table-cell office:value-type="string">
            <text:p>30f57f15</text:p>
          </table:table-cell>
          <table:table-cell office:value-type="string">
            <text:p>c5ae0d80</text:p>
          </table:table-cell>
          <table:table-cell office:value-type="string">
            <text:p>65e314ef</text:p>
          </table:table-cell>
          <table:table-cell office:value-type="string">
            <text:p>e61515ee</text:p>
          </table:table-cell>
          <table:table-cell office:value-type="string">
            <text:p>ebb1263b</text:p>
          </table:table-cell>
          <table:table-cell office:value-type="string">
            <text:p>2a76647</text:p>
          </table:table-cell>
          <table:table-cell office:value-type="string">
            <text:p>a1a22a12</text:p>
          </table:table-cell>
          <table:table-cell office:value-type="string">
            <text:p>a340f4b0</text:p>
          </table:table-cell>
          <table:table-cell office:value-type="string">
            <text:p>8b7b5f26</text:p>
          </table:table-cell>
          <table:table-cell office:value-type="string">
            <text:p>f52b902</text:p>
          </table:table-cell>
          <table:table-cell office:value-type="string">
            <text:p>e2940cf</text:p>
          </table:table-cell>
          <table:table-cell office:value-type="string">
            <text:p>909477ff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AHP1vbpQ7vCs3qkwM9aBwPIbXzAog3_ShGIKWobx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17ab6c09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1CD6A799</text:p>
          </table:table-cell>
          <table:table-cell office:value-type="string">
            <text:p>c</text:p>
          </table:table-cell>
          <table:table-cell table:formula="of:=HEX2DEC([.O111])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154bf365</text:p>
          </table:table-cell>
          <table:table-cell office:value-type="string">
            <text:p>ace9feb2</text:p>
          </table:table-cell>
          <table:table-cell office:value-type="string">
            <text:p>1939b041</text:p>
          </table:table-cell>
          <table:table-cell office:value-type="string">
            <text:p>852f87cc</text:p>
          </table:table-cell>
          <table:table-cell office:value-type="string">
            <text:p>6f135659</text:p>
          </table:table-cell>
          <table:table-cell office:value-type="string">
            <text:p>f205cc04</text:p>
          </table:table-cell>
          <table:table-cell office:value-type="string">
            <text:p>36a19209</text:p>
          </table:table-cell>
          <table:table-cell office:value-type="string">
            <text:p>5c77de89</text:p>
          </table:table-cell>
          <table:table-cell office:value-type="string">
            <text:p>293ff9c7</text:p>
          </table:table-cell>
          <table:table-cell office:value-type="string">
            <text:p>8ca4bbc0</text:p>
          </table:table-cell>
          <table:table-cell office:value-type="string">
            <text:p>ff5b0961</text:p>
          </table:table-cell>
          <table:table-cell office:value-type="string">
            <text:p>e1a8f2d4</text:p>
          </table:table-cell>
          <table:table-cell office:value-type="string">
            <text:p>b1ad3191</text:p>
          </table:table-cell>
          <table:table-cell office:value-type="string">
            <text:p>2b2502be</text:p>
          </table:table-cell>
          <table:table-cell office:value-type="string">
            <text:p>9235431b</text:p>
          </table:table-cell>
          <table:table-cell office:value-type="string">
            <text:p>80b4ea54</text:p>
          </table:table-cell>
          <table:table-cell office:value-type="string">
            <text:p>f8f642e0</text:p>
          </table:table-cell>
          <table:table-cell office:value-type="string">
            <text:p>4d89c58c</text:p>
          </table:table-cell>
          <table:table-cell office:value-type="string">
            <text:p>7472a5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AHP1vbpQ7vCs3qkwM9aBwPIbXzAog3_ShGIKWobx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787b83e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table:style-name="ce2" office:value-type="string">
            <text:p>89818599</text:p>
          </table:table-cell>
          <table:table-cell office:value-type="string">
            <text:p>d</text:p>
          </table:table-cell>
          <table:table-cell table:formula="of:=HEX2DEC([.O112])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5712b603</text:p>
          </table:table-cell>
          <table:table-cell office:value-type="string">
            <text:p>2d66ecb8</text:p>
          </table:table-cell>
          <table:table-cell office:value-type="string">
            <text:p>4db847d</text:p>
          </table:table-cell>
          <table:table-cell office:value-type="string">
            <text:p>2060572a</text:p>
          </table:table-cell>
          <table:table-cell office:value-type="string">
            <text:p>7f0d453c</text:p>
          </table:table-cell>
          <table:table-cell office:value-type="string">
            <text:p>4cdd9451</text:p>
          </table:table-cell>
          <table:table-cell office:value-type="string">
            <text:p>c4011b07</text:p>
          </table:table-cell>
          <table:table-cell office:value-type="string">
            <text:p>87f93dfe</text:p>
          </table:table-cell>
          <table:table-cell office:value-type="string">
            <text:p>8cd1e60d</text:p>
          </table:table-cell>
          <table:table-cell office:value-type="string">
            <text:p>b3695a21</text:p>
          </table:table-cell>
          <table:table-cell office:value-type="string">
            <text:p>18a2fcd3</text:p>
          </table:table-cell>
          <table:table-cell office:value-type="string">
            <text:p>d79fbf6c</text:p>
          </table:table-cell>
          <table:table-cell office:value-type="string">
            <text:p>60b4fcd8</text:p>
          </table:table-cell>
          <table:table-cell office:value-type="string">
            <text:p>b4a8db6a</text:p>
          </table:table-cell>
          <table:table-cell office:value-type="string">
            <text:p>812a9185</text:p>
          </table:table-cell>
          <table:table-cell office:value-type="string">
            <text:p>75ee7582</text:p>
          </table:table-cell>
          <table:table-cell office:value-type="string">
            <text:p>e29accbe</text:p>
          </table:table-cell>
          <table:table-cell office:value-type="string">
            <text:p>8bea5a4d</text:p>
          </table:table-cell>
          <table:table-cell office:value-type="string">
            <text:p>70546d4a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AHP1vbpQ7vCs3qkwM9aBwPIbXzAog3_ShGIKWobx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b9f47a7e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6649B833</text:p>
          </table:table-cell>
          <table:table-cell office:value-type="string">
            <text:p>e</text:p>
          </table:table-cell>
          <table:table-cell table:formula="of:=HEX2DEC([.O113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98d878de</text:p>
          </table:table-cell>
          <table:table-cell office:value-type="string">
            <text:p>ade4dac1</text:p>
          </table:table-cell>
          <table:table-cell office:value-type="string">
            <text:p>f07c5819</text:p>
          </table:table-cell>
          <table:table-cell office:value-type="string">
            <text:p>bb952708</text:p>
          </table:table-cell>
          <table:table-cell office:value-type="string">
            <text:p>8f073410</text:p>
          </table:table-cell>
          <table:table-cell office:value-type="string">
            <text:p>a7b55c6e</text:p>
          </table:table-cell>
          <table:table-cell office:value-type="string">
            <text:p>5161a406</text:p>
          </table:table-cell>
          <table:table-cell office:value-type="string">
            <text:p>b37c9d72</text:p>
          </table:table-cell>
          <table:table-cell office:value-type="string">
            <text:p>f062d254</text:p>
          </table:table-cell>
          <table:table-cell office:value-type="string">
            <text:p>da32f902</text:p>
          </table:table-cell>
          <table:table-cell office:value-type="string">
            <text:p>31e8f046</text:p>
          </table:table-cell>
          <table:table-cell office:value-type="string">
            <text:p>cd958c04</text:p>
          </table:table-cell>
          <table:table-cell office:value-type="string">
            <text:p>fbac822</text:p>
          </table:table-cell>
          <table:table-cell office:value-type="string">
            <text:p>3e2bb416</text:p>
          </table:table-cell>
          <table:table-cell office:value-type="string">
            <text:p>7020dff0</text:p>
          </table:table-cell>
          <table:table-cell office:value-type="string">
            <text:p>6b2700b0</text:p>
          </table:table-cell>
          <table:table-cell office:value-type="string">
            <text:p>cc3e569c</text:p>
          </table:table-cell>
          <table:table-cell office:value-type="string">
            <text:p>c94adf0b</text:p>
          </table:table-cell>
          <table:table-cell office:value-type="string">
            <text:p>e03567f0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AHP1vbpQ7vCs3qkwM9aBwPIbXzAog3_ShGIKWobx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96d1020e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6667AFDD</text:p>
          </table:table-cell>
          <table:table-cell office:value-type="string">
            <text:p>f</text:p>
          </table:table-cell>
          <table:table-cell table:formula="of:=HEX2DEC([.O114])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da9e3b7d</text:p>
          </table:table-cell>
          <table:table-cell office:value-type="string">
            <text:p>2e62c8c7</text:p>
          </table:table-cell>
          <table:table-cell office:value-type="string">
            <text:p>dc1d2c3a</text:p>
          </table:table-cell>
          <table:table-cell office:value-type="string">
            <text:p>56cff755</text:p>
          </table:table-cell>
          <table:table-cell office:value-type="string">
            <text:p>9f0123f3</text:p>
          </table:table-cell>
          <table:table-cell office:value-type="string">
            <text:p>28d24bb</text:p>
          </table:table-cell>
          <table:table-cell office:value-type="string">
            <text:p>dec22d04</text:p>
          </table:table-cell>
          <table:table-cell office:value-type="string">
            <text:p>defefce7</text:p>
          </table:table-cell>
          <table:table-cell office:value-type="string">
            <text:p>53f3be9a</text:p>
          </table:table-cell>
          <table:table-cell office:value-type="string">
            <text:p>f79863</text:p>
          </table:table-cell>
          <table:table-cell office:value-type="string">
            <text:p>4b2ee3b9</text:p>
          </table:table-cell>
          <table:table-cell office:value-type="string">
            <text:p>c38c589d</text:p>
          </table:table-cell>
          <table:table-cell office:value-type="string">
            <text:p>bec1936d</text:p>
          </table:table-cell>
          <table:table-cell office:value-type="string">
            <text:p>c7ad8cc2</text:p>
          </table:table-cell>
          <table:table-cell office:value-type="string">
            <text:p>5f152e5a</text:p>
          </table:table-cell>
          <table:table-cell office:value-type="string">
            <text:p>60618bde</text:p>
          </table:table-cell>
          <table:table-cell office:value-type="string">
            <text:p>b5e2e07a</text:p>
          </table:table-cell>
          <table:table-cell office:value-type="string">
            <text:p>8aa53c8</text:p>
          </table:table-cell>
          <table:table-cell table:style-name="ce6" office:value-type="string">
            <text:p>50156296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AHP1vbpQ7vCs3qkwM9aBwPIbXzAog3_ShGIKWobx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6d57877b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E7928811</text:p>
          </table:table-cell>
          <table:table-cell table:style-name="ce2" office:value-type="string">
            <text:p>10</text:p>
          </table:table-cell>
          <table:table-cell table:formula="of:=HEX2DEC([.O115])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1c65fe1b</text:p>
          </table:table-cell>
          <table:table-cell office:value-type="string">
            <text:p>aedfb6cc</text:p>
          </table:table-cell>
          <table:table-cell office:value-type="string">
            <text:p>c7bfffd6</text:p>
          </table:table-cell>
          <table:table-cell office:value-type="string">
            <text:p>f200c6b3</text:p>
          </table:table-cell>
          <table:table-cell office:value-type="string">
            <text:p>aefb12d7</text:p>
          </table:table-cell>
          <table:table-cell office:value-type="string">
            <text:p>5d65ecc8</text:p>
          </table:table-cell>
          <table:table-cell office:value-type="string">
            <text:p>6c22b602</text:p>
          </table:table-cell>
          <table:table-cell office:value-type="string">
            <text:p>a805c5b</text:p>
          </table:table-cell>
          <table:table-cell office:value-type="string">
            <text:p>b784aae1</text:p>
          </table:table-cell>
          <table:table-cell office:value-type="string">
            <text:p>27b83f44</text:p>
          </table:table-cell>
          <table:table-cell office:value-type="string">
            <text:p>6475d72c</text:p>
          </table:table-cell>
          <table:table-cell office:value-type="string">
            <text:p>b9822535</text:p>
          </table:table-cell>
          <table:table-cell office:value-type="string">
            <text:p>6dc75eb7</text:p>
          </table:table-cell>
          <table:table-cell office:value-type="string">
            <text:p>5130656e</text:p>
          </table:table-cell>
          <table:table-cell office:value-type="string">
            <text:p>4e0b7cc4</text:p>
          </table:table-cell>
          <table:table-cell office:value-type="string">
            <text:p>559a170c</text:p>
          </table:table-cell>
          <table:table-cell office:value-type="string">
            <text:p>9f866a58</text:p>
          </table:table-cell>
          <table:table-cell office:value-type="string">
            <text:p>460ad089</text:p>
          </table:table-cell>
          <table:table-cell office:value-type="string">
            <text:p>bff55d3c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FAPTwYhOqfajD8cg1DrSnISQCpv3nayZlcLhb95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fa4ac3d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F03081FF</text:p>
          </table:table-cell>
          <table:table-cell table:style-name="ce2" office:value-type="string">
            <text:p>11</text:p>
          </table:table-cell>
          <table:table-cell table:formula="of:=HEX2DEC([.O116])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5e2bc0b6</text:p>
          </table:table-cell>
          <table:table-cell office:value-type="string">
            <text:p>2f5da4d2</text:p>
          </table:table-cell>
          <table:table-cell office:value-type="string">
            <text:p>b360d3f2</text:p>
          </table:table-cell>
          <table:table-cell office:value-type="string">
            <text:p>8d359691</text:p>
          </table:table-cell>
          <table:table-cell office:value-type="string">
            <text:p>bef501cb</text:p>
          </table:table-cell>
          <table:table-cell office:value-type="string">
            <text:p>b83db505</text:p>
          </table:table-cell>
          <table:table-cell office:value-type="string">
            <text:p>f9833f00</text:p>
          </table:table-cell>
          <table:table-cell office:value-type="string">
            <text:p>3602bbd0</text:p>
          </table:table-cell>
          <table:table-cell office:value-type="string">
            <text:p>1b169728</text:p>
          </table:table-cell>
          <table:table-cell office:value-type="string">
            <text:p>4e7cdda5</text:p>
          </table:table-cell>
          <table:table-cell office:value-type="string">
            <text:p>7dbbca9f</text:p>
          </table:table-cell>
          <table:table-cell office:value-type="string">
            <text:p>af79f1ce</text:p>
          </table:table-cell>
          <table:table-cell office:value-type="string">
            <text:p>1cce2a01</text:p>
          </table:table-cell>
          <table:table-cell office:value-type="string">
            <text:p>dab33e1a</text:p>
          </table:table-cell>
          <table:table-cell office:value-type="string">
            <text:p>3d00cb2f</text:p>
          </table:table-cell>
          <table:table-cell office:value-type="string">
            <text:p>4ad4a23a</text:p>
          </table:table-cell>
          <table:table-cell office:value-type="string">
            <text:p>892af436</text:p>
          </table:table-cell>
          <table:table-cell office:value-type="string">
            <text:p>846a5557</text:p>
          </table:table-cell>
          <table:table-cell office:value-type="string">
            <text:p>2fd557e1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FAPTwYhOqfajD8cg1DrSnISQCpv3nayZlcLhb95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f9f89c26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8B07AA22</text:p>
          </table:table-cell>
          <table:table-cell table:style-name="ce2" office:value-type="string">
            <text:p>12</text:p>
          </table:table-cell>
          <table:table-cell table:formula="of:=HEX2DEC([.O117])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9ff18354</text:p>
          </table:table-cell>
          <table:table-cell office:value-type="string">
            <text:p>afdb92db</text:p>
          </table:table-cell>
          <table:table-cell office:value-type="string">
            <text:p>9f01a7af</text:p>
          </table:table-cell>
          <table:table-cell office:value-type="string">
            <text:p>286f66ff</text:p>
          </table:table-cell>
          <table:table-cell office:value-type="string">
            <text:p>ceeff0ae</text:p>
          </table:table-cell>
          <table:table-cell office:value-type="string">
            <text:p>13157d51</text:p>
          </table:table-cell>
          <table:table-cell office:value-type="string">
            <text:p>86e3c7ff</text:p>
          </table:table-cell>
          <table:table-cell office:value-type="string">
            <text:p>61841b44</text:p>
          </table:table-cell>
          <table:table-cell office:value-type="string">
            <text:p>7ea7836e</text:p>
          </table:table-cell>
          <table:table-cell office:value-type="string">
            <text:p>75417c86</text:p>
          </table:table-cell>
          <table:table-cell office:value-type="string">
            <text:p>9701be11</text:p>
          </table:table-cell>
          <table:table-cell office:value-type="string">
            <text:p>a570be66</text:p>
          </table:table-cell>
          <table:table-cell office:value-type="string">
            <text:p>cbd4f548</text:p>
          </table:table-cell>
          <table:table-cell office:value-type="string">
            <text:p>643616c7</text:p>
          </table:table-cell>
          <table:table-cell office:value-type="string">
            <text:p>2bf51999</text:p>
          </table:table-cell>
          <table:table-cell office:value-type="string">
            <text:p>400d2d68</text:p>
          </table:table-cell>
          <table:table-cell office:value-type="string">
            <text:p>72ce7e14</text:p>
          </table:table-cell>
          <table:table-cell office:value-type="string">
            <text:p>c3cb2a14</text:p>
          </table:table-cell>
          <table:table-cell office:value-type="string">
            <text:p>9fb55287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FAPTwYhOqfajD8cg1DrSnISQCpv3nayZlcLhb95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13df14d2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B4EFE155</text:p>
          </table:table-cell>
          <table:table-cell table:style-name="ce2" office:value-type="string">
            <text:p>13</text:p>
          </table:table-cell>
          <table:table-cell table:formula="of:=HEX2DEC([.O118])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e1b845f3</text:p>
          </table:table-cell>
          <table:table-cell table:style-name="ce6" office:value-type="string">
            <text:p>305980e1</text:p>
          </table:table-cell>
          <table:table-cell office:value-type="string">
            <text:p>8aa27b4b</text:p>
          </table:table-cell>
          <table:table-cell office:value-type="string">
            <text:p>c3a036dd</text:p>
          </table:table-cell>
          <table:table-cell office:value-type="string">
            <text:p>dee9df82</text:p>
          </table:table-cell>
          <table:table-cell office:value-type="string">
            <text:p>6ded456e</text:p>
          </table:table-cell>
          <table:table-cell office:value-type="string">
            <text:p>144450fd</text:p>
          </table:table-cell>
          <table:table-cell office:value-type="string">
            <text:p>8d067ab9</text:p>
          </table:table-cell>
          <table:table-cell office:value-type="string">
            <text:p>e2386fb5</text:p>
          </table:table-cell>
          <table:table-cell office:value-type="string">
            <text:p>9c0a03e6</text:p>
          </table:table-cell>
          <table:table-cell office:value-type="string">
            <text:p>b048b184</text:p>
          </table:table-cell>
          <table:table-cell office:value-type="string">
            <text:p>9b668aff</text:p>
          </table:table-cell>
          <table:table-cell office:value-type="string">
            <text:p>7adac092</text:p>
          </table:table-cell>
          <table:table-cell office:value-type="string">
            <text:p>edb8ef73</text:p>
          </table:table-cell>
          <table:table-cell office:value-type="string">
            <text:p>1aeb6804</text:p>
          </table:table-cell>
          <table:table-cell office:value-type="string">
            <text:p>3547b897</text:p>
          </table:table-cell>
          <table:table-cell office:value-type="string">
            <text:p>5c7207f2</text:p>
          </table:table-cell>
          <table:table-cell office:value-type="string">
            <text:p>12baed5</text:p>
          </table:table-cell>
          <table:table-cell office:value-type="string">
            <text:p>f954d2d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FAPTwYhOqfajD8cg1DrSnISQCpv3nayZlcLhb95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ceea4b9d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45FABE00</text:p>
          </table:table-cell>
          <table:table-cell table:style-name="ce2" office:value-type="string">
            <text:p>14</text:p>
          </table:table-cell>
          <table:table-cell table:formula="of:=HEX2DEC([.O119])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237e088e</text:p>
          </table:table-cell>
          <table:table-cell office:value-type="string">
            <text:p>b0d66ee6</text:p>
          </table:table-cell>
          <table:table-cell office:value-type="string">
            <text:p>76444f67</text:p>
          </table:table-cell>
          <table:table-cell office:value-type="string">
            <text:p>5ed5063b</text:p>
          </table:table-cell>
          <table:table-cell office:value-type="string">
            <text:p>eee3cf66</text:p>
          </table:table-cell>
          <table:table-cell office:value-type="string">
            <text:p>c8c50dbb</text:p>
          </table:table-cell>
          <table:table-cell office:value-type="string">
            <text:p>a1a4d9fb</text:p>
          </table:table-cell>
          <table:table-cell office:value-type="string">
            <text:p>b888da2d</text:p>
          </table:table-cell>
          <table:table-cell office:value-type="string">
            <text:p>45c95bfb</text:p>
          </table:table-cell>
          <table:table-cell office:value-type="string">
            <text:p>c2cfa2c7</text:p>
          </table:table-cell>
          <table:table-cell office:value-type="string">
            <text:p>c98ea4f7</text:p>
          </table:table-cell>
          <table:table-cell office:value-type="string">
            <text:p>915d5797</text:p>
          </table:table-cell>
          <table:table-cell office:value-type="string">
            <text:p>29e18bdd</text:p>
          </table:table-cell>
          <table:table-cell office:value-type="string">
            <text:p>773bc81f</text:p>
          </table:table-cell>
          <table:table-cell office:value-type="string">
            <text:p>9e0b66e</text:p>
          </table:table-cell>
          <table:table-cell office:value-type="string">
            <text:p>2a8043c5</text:p>
          </table:table-cell>
          <table:table-cell office:value-type="string">
            <text:p>461691d0</text:p>
          </table:table-cell>
          <table:table-cell office:value-type="string">
            <text:p>408b2393</text:p>
          </table:table-cell>
          <table:table-cell office:value-type="string">
            <text:p>7f7647d3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FAPTwYhOqfajD8cg1DrSnISQCpv3nayZlcLhb95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d612766b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table:style-name="ce2" office:value-type="string">
            <text:p>80507E88</text:p>
          </table:table-cell>
          <table:table-cell table:style-name="ce2" office:value-type="string">
            <text:p>15</text:p>
          </table:table-cell>
          <table:table-cell table:formula="of:=HEX2DEC([.O120])"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6544cb2c</text:p>
          </table:table-cell>
          <table:table-cell office:value-type="string">
            <text:p>31545cec</text:p>
          </table:table-cell>
          <table:table-cell table:style-name="ce6" office:value-type="string">
            <text:p>61e52300</text:p>
          </table:table-cell>
          <table:table-cell office:value-type="string">
            <text:p>fa0fd619</text:p>
          </table:table-cell>
          <table:table-cell office:value-type="string">
            <text:p>feddbe59</text:p>
          </table:table-cell>
          <table:table-cell office:value-type="string">
            <text:p>239dd5c8</text:p>
          </table:table-cell>
          <table:table-cell office:value-type="string">
            <text:p>2f0562f9</text:p>
          </table:table-cell>
          <table:table-cell office:value-type="string">
            <text:p>e40a39a2</text:p>
          </table:table-cell>
          <table:table-cell office:value-type="string">
            <text:p>a95b4842</text:p>
          </table:table-cell>
          <table:table-cell office:value-type="string">
            <text:p>e9904138</text:p>
          </table:table-cell>
          <table:table-cell office:value-type="string">
            <text:p>e2d4986a</text:p>
          </table:table-cell>
          <table:table-cell office:value-type="string">
            <text:p>8753242f</text:p>
          </table:table-cell>
          <table:table-cell office:value-type="string">
            <text:p>d8e75727</text:p>
          </table:table-cell>
          <table:table-cell office:value-type="string">
            <text:p>bea0cb</text:p>
          </table:table-cell>
          <table:table-cell office:value-type="string">
            <text:p>f8d604d9</text:p>
          </table:table-cell>
          <table:table-cell office:value-type="string">
            <text:p>1fbacef3</text:p>
          </table:table-cell>
          <table:table-cell office:value-type="string">
            <text:p>2fba1bae</text:p>
          </table:table-cell>
          <table:table-cell office:value-type="string">
            <text:p>7eeba050</text:p>
          </table:table-cell>
          <table:table-cell office:value-type="string">
            <text:p>ef564279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FAPTwYhOqfajD8cg1DrSnISQCpv3nayZlcLhb95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f6eef13a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75FABE00</text:p>
          </table:table-cell>
          <table:table-cell table:style-name="ce2" office:value-type="string">
            <text:p>16</text:p>
          </table:table-cell>
          <table:table-cell table:formula="of:=HEX2DEC([.O121])"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a70a8dcb</text:p>
          </table:table-cell>
          <table:table-cell office:value-type="string">
            <text:p>b1d24af5</text:p>
          </table:table-cell>
          <table:table-cell office:value-type="string">
            <text:p>4d86f73c</text:p>
          </table:table-cell>
          <table:table-cell office:value-type="string">
            <text:p>9540a666</text:p>
          </table:table-cell>
          <table:table-cell office:value-type="string">
            <text:p>ed7ad3d</text:p>
          </table:table-cell>
          <table:table-cell office:value-type="string">
            <text:p>7e759e05</text:p>
          </table:table-cell>
          <table:table-cell office:value-type="string">
            <text:p>bc65ebf8</text:p>
          </table:table-cell>
          <table:table-cell office:value-type="string">
            <text:p>f8c9916</text:p>
          </table:table-cell>
          <table:table-cell office:value-type="string">
            <text:p>cec3488</text:p>
          </table:table-cell>
          <table:table-cell table:style-name="ce6" office:value-type="string">
            <text:p>1054e019</text:p>
          </table:table-cell>
          <table:table-cell office:value-type="string">
            <text:p>fc1b8bdc</text:p>
          </table:table-cell>
          <table:table-cell office:value-type="string">
            <text:p>7d4af0c8</text:p>
          </table:table-cell>
          <table:table-cell office:value-type="string">
            <text:p>87ee226e</text:p>
          </table:table-cell>
          <table:table-cell office:value-type="string">
            <text:p>8a417977</text:p>
          </table:table-cell>
          <table:table-cell office:value-type="string">
            <text:p>e7cb5343</text:p>
          </table:table-cell>
          <table:table-cell office:value-type="string">
            <text:p>14f35a21</text:p>
          </table:table-cell>
          <table:table-cell office:value-type="string">
            <text:p>195fa58c</text:p>
          </table:table-cell>
          <table:table-cell office:value-type="string">
            <text:p>bc442511</text:p>
          </table:table-cell>
          <table:table-cell office:value-type="string">
            <text:p>5f363d1e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3">
            <text:p>33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FAPTwYhOqfajD8cg1DrSnISQCpv3nayZlcLhb95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824d589a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50928C99</text:p>
          </table:table-cell>
          <table:table-cell table:style-name="ce2" office:value-type="string">
            <text:p>17</text:p>
          </table:table-cell>
          <table:table-cell table:formula="of:=HEX2DEC([.O122])"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e8d15069</text:p>
          </table:table-cell>
          <table:table-cell office:value-type="string">
            <text:p>325038fb</text:p>
          </table:table-cell>
          <table:table-cell office:value-type="string">
            <text:p>3928cad9</text:p>
          </table:table-cell>
          <table:table-cell table:style-name="ce6" office:value-type="string">
            <text:p>30757644</text:p>
          </table:table-cell>
          <table:table-cell office:value-type="string">
            <text:p>1ed29c11</text:p>
          </table:table-cell>
          <table:table-cell office:value-type="string">
            <text:p>d94d6651</text:p>
          </table:table-cell>
          <table:table-cell office:value-type="string">
            <text:p>49c674f6</text:p>
          </table:table-cell>
          <table:table-cell office:value-type="string">
            <text:p>3b0ef88b</text:p>
          </table:table-cell>
          <table:table-cell office:value-type="string">
            <text:p>707d20cf</text:p>
          </table:table-cell>
          <table:table-cell office:value-type="string">
            <text:p>3719877a</text:p>
          </table:table-cell>
          <table:table-cell office:value-type="string">
            <text:p>15617f4f</text:p>
          </table:table-cell>
          <table:table-cell office:value-type="string">
            <text:p>7341bd60</text:p>
          </table:table-cell>
          <table:table-cell office:value-type="string">
            <text:p>36f4edb8</text:p>
          </table:table-cell>
          <table:table-cell office:value-type="string">
            <text:p>13c35223</text:p>
          </table:table-cell>
          <table:table-cell office:value-type="string">
            <text:p>d6c0a1ae</text:p>
          </table:table-cell>
          <table:table-cell office:value-type="string">
            <text:p>a2de54f</text:p>
          </table:table-cell>
          <table:table-cell office:value-type="string">
            <text:p>3032f6a</text:p>
          </table:table-cell>
          <table:table-cell office:value-type="string">
            <text:p>fba4b9df</text:p>
          </table:table-cell>
          <table:table-cell office:value-type="string">
            <text:p>cf1637c4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EGCIWeuKsrv763vI2DOFqZprnaBT8KuwsDvZH5my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e0644a25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2118B4AA</text:p>
          </table:table-cell>
          <table:table-cell table:style-name="ce2" office:value-type="string">
            <text:p>18</text:p>
          </table:table-cell>
          <table:table-cell table:formula="of:=HEX2DEC([.O123])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2a971304</text:p>
          </table:table-cell>
          <table:table-cell office:value-type="string">
            <text:p>b2cd2700</text:p>
          </table:table-cell>
          <table:table-cell office:value-type="string">
            <text:p>24c99ef5</text:p>
          </table:table-cell>
          <table:table-cell office:value-type="string">
            <text:p>cbaf45a2</text:p>
          </table:table-cell>
          <table:table-cell office:value-type="string">
            <text:p>2ecc8bf4</text:p>
          </table:table-cell>
          <table:table-cell office:value-type="string">
            <text:p>34252e6e</text:p>
          </table:table-cell>
          <table:table-cell office:value-type="string">
            <text:p>d726fdf4</text:p>
          </table:table-cell>
          <table:table-cell office:value-type="string">
            <text:p>669057ff</text:p>
          </table:table-cell>
          <table:table-cell office:value-type="string">
            <text:p>d40e0d15</text:p>
          </table:table-cell>
          <table:table-cell office:value-type="string">
            <text:p>5de2265b</text:p>
          </table:table-cell>
          <table:table-cell office:value-type="string">
            <text:p>2ea772c2</text:p>
          </table:table-cell>
          <table:table-cell office:value-type="string">
            <text:p>693789f9</text:p>
          </table:table-cell>
          <table:table-cell office:value-type="string">
            <text:p>e5fab902</text:p>
          </table:table-cell>
          <table:table-cell office:value-type="string">
            <text:p>9d462acf</text:p>
          </table:table-cell>
          <table:table-cell office:value-type="string">
            <text:p>c5b6f018</text:p>
          </table:table-cell>
          <table:table-cell office:value-type="string">
            <text:p>ff66707d</text:p>
          </table:table-cell>
          <table:table-cell office:value-type="string">
            <text:p>eca7b948</text:p>
          </table:table-cell>
          <table:table-cell office:value-type="string">
            <text:p>39043e9c</text:p>
          </table:table-cell>
          <table:table-cell office:value-type="string">
            <text:p>3ef6326a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6">
            <text:p>36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EGCIWeuKsrv763vI2DOFqZprnaBT8KuwsDvZH5my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3a4ee579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B496A9FF</text:p>
          </table:table-cell>
          <table:table-cell table:style-name="ce2" office:value-type="string">
            <text:p>19</text:p>
          </table:table-cell>
          <table:table-cell table:formula="of:=HEX2DEC([.O124])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6c5dd5a3</text:p>
          </table:table-cell>
          <table:table-cell office:value-type="string">
            <text:p>334b1506</text:p>
          </table:table-cell>
          <table:table-cell office:value-type="string">
            <text:p>106a7291</text:p>
          </table:table-cell>
          <table:table-cell table:style-name="ce6" office:value-type="string">
            <text:p>66e01580</text:p>
          </table:table-cell>
          <table:table-cell office:value-type="string">
            <text:p>3ec67ae8</text:p>
          </table:table-cell>
          <table:table-cell office:value-type="string">
            <text:p>8efdf6bb</text:p>
          </table:table-cell>
          <table:table-cell office:value-type="string">
            <text:p>648686f2</text:p>
          </table:table-cell>
          <table:table-cell office:value-type="string">
            <text:p>9212b774</text:p>
          </table:table-cell>
          <table:table-cell office:value-type="string">
            <text:p>37a0f95c</text:p>
          </table:table-cell>
          <table:table-cell office:value-type="string">
            <text:p>84a7c4bc</text:p>
          </table:table-cell>
          <table:table-cell office:value-type="string">
            <text:p>47ee6635</text:p>
          </table:table-cell>
          <table:table-cell office:value-type="string">
            <text:p>5f2e5691</text:p>
          </table:table-cell>
          <table:table-cell office:value-type="string">
            <text:p>9501844d</text:p>
          </table:table-cell>
          <table:table-cell office:value-type="string">
            <text:p>26c9037b</text:p>
          </table:table-cell>
          <table:table-cell office:value-type="string">
            <text:p>b4ab3e83</text:p>
          </table:table-cell>
          <table:table-cell office:value-type="string">
            <text:p>f4a0fbab</text:p>
          </table:table-cell>
          <table:table-cell office:value-type="string">
            <text:p>d64b4326</text:p>
          </table:table-cell>
          <table:table-cell office:value-type="string">
            <text:p>7764b35a</text:p>
          </table:table-cell>
          <table:table-cell office:value-type="string">
            <text:p>aed62d10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7">
            <text:p>37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EGCIWeuKsrv763vI2DOFqZprnaBT8KuwsDvZH5my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d7a74b6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E0D49622</text:p>
          </table:table-cell>
          <table:table-cell office:value-type="string">
            <text:p>1a</text:p>
          </table:table-cell>
          <table:table-cell table:formula="of:=HEX2DEC([.O125])"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ae249841</text:p>
          </table:table-cell>
          <table:table-cell office:value-type="string">
            <text:p>b3c9030f</text:p>
          </table:table-cell>
          <table:table-cell office:value-type="string">
            <text:p>fc0b46b2</text:p>
          </table:table-cell>
          <table:table-cell office:value-type="string">
            <text:p>215e5ee</text:p>
          </table:table-cell>
          <table:table-cell office:value-type="string">
            <text:p>4ec069cb</text:p>
          </table:table-cell>
          <table:table-cell office:value-type="string">
            <text:p>e9d5bec8</text:p>
          </table:table-cell>
          <table:table-cell office:value-type="string">
            <text:p>f1e70ff1</text:p>
          </table:table-cell>
          <table:table-cell office:value-type="string">
            <text:p>bd9416e8</text:p>
          </table:table-cell>
          <table:table-cell office:value-type="string">
            <text:p>9b31e5a2</text:p>
          </table:table-cell>
          <table:table-cell office:value-type="string">
            <text:p>ab686b9d</text:p>
          </table:table-cell>
          <table:table-cell office:value-type="string">
            <text:p>613459a8</text:p>
          </table:table-cell>
          <table:table-cell table:style-name="ce6" office:value-type="string">
            <text:p>55252329</text:p>
          </table:table-cell>
          <table:table-cell office:value-type="string">
            <text:p>44074f97</text:p>
          </table:table-cell>
          <table:table-cell office:value-type="string">
            <text:p>b04cdc27</text:p>
          </table:table-cell>
          <table:table-cell office:value-type="string">
            <text:p>a3a18ced</text:p>
          </table:table-cell>
          <table:table-cell office:value-type="string">
            <text:p>e9d986d9</text:p>
          </table:table-cell>
          <table:table-cell office:value-type="string">
            <text:p>bfefcd04</text:p>
          </table:table-cell>
          <table:table-cell office:value-type="string">
            <text:p>b6c5301b</text:p>
          </table:table-cell>
          <table:table-cell office:value-type="string">
            <text:p>1eb727b6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8">
            <text:p>38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EGCIWeuKsrv763vI2DOFqZprnaBT8KuwsDvZH5my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2862be46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263CCB11</text:p>
          </table:table-cell>
          <table:table-cell office:value-type="string">
            <text:p>1b</text:p>
          </table:table-cell>
          <table:table-cell table:formula="of:=HEX2DEC([.O126])"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efea5b1c</text:p>
          </table:table-cell>
          <table:table-cell office:value-type="string">
            <text:p>3447f115</text:p>
          </table:table-cell>
          <table:table-cell office:value-type="string">
            <text:p>e7ad1a6e</text:p>
          </table:table-cell>
          <table:table-cell office:value-type="string">
            <text:p>9d4fb5cc</text:p>
          </table:table-cell>
          <table:table-cell office:value-type="string">
            <text:p>5eba58af</text:p>
          </table:table-cell>
          <table:table-cell office:value-type="string">
            <text:p>44ad8705</text:p>
          </table:table-cell>
          <table:table-cell office:value-type="string">
            <text:p>7f4798ef</text:p>
          </table:table-cell>
          <table:table-cell office:value-type="string">
            <text:p>e916765d</text:p>
          </table:table-cell>
          <table:table-cell office:value-type="string">
            <text:p>fec2d1e9</text:p>
          </table:table-cell>
          <table:table-cell office:value-type="string">
            <text:p>d22d0afe</text:p>
          </table:table-cell>
          <table:table-cell office:value-type="string">
            <text:p>7a7a4d1a</text:p>
          </table:table-cell>
          <table:table-cell office:value-type="string">
            <text:p>4b1befc2</text:p>
          </table:table-cell>
          <table:table-cell office:value-type="string">
            <text:p>f30e1ade</text:p>
          </table:table-cell>
          <table:table-cell office:value-type="string">
            <text:p>39ceb4d4</text:p>
          </table:table-cell>
          <table:table-cell office:value-type="string">
            <text:p>9296db58</text:p>
          </table:table-cell>
          <table:table-cell office:value-type="string">
            <text:p>df131207</text:p>
          </table:table-cell>
          <table:table-cell office:value-type="string">
            <text:p>a99356e2</text:p>
          </table:table-cell>
          <table:table-cell office:value-type="string">
            <text:p>f425b4d8</text:p>
          </table:table-cell>
          <table:table-cell office:value-type="string">
            <text:p>8e97225b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9">
            <text:p>39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EGCIWeuKsrv763vI2DOFqZprnaBT8KuwsDvZH5my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fa4ac3d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87E9BA88</text:p>
          </table:table-cell>
          <table:table-cell office:value-type="string">
            <text:p>1c</text:p>
          </table:table-cell>
          <table:table-cell table:formula="of:=HEX2DEC([.O127])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31b01dba</text:p>
          </table:table-cell>
          <table:table-cell office:value-type="string">
            <text:p>b4c4df1a</text:p>
          </table:table-cell>
          <table:table-cell office:value-type="string">
            <text:p>d34eee0a</text:p>
          </table:table-cell>
          <table:table-cell office:value-type="string">
            <text:p>3880852a</text:p>
          </table:table-cell>
          <table:table-cell office:value-type="string">
            <text:p>6eb44783</text:p>
          </table:table-cell>
          <table:table-cell office:value-type="string">
            <text:p>9f854f51</text:p>
          </table:table-cell>
          <table:table-cell office:value-type="string">
            <text:p>ca821ed</text:p>
          </table:table-cell>
          <table:table-cell office:value-type="string">
            <text:p>1498d5d1</text:p>
          </table:table-cell>
          <table:table-cell office:value-type="string">
            <text:p>6254be2f</text:p>
          </table:table-cell>
          <table:table-cell office:value-type="string">
            <text:p>f8f1a9de</text:p>
          </table:table-cell>
          <table:table-cell office:value-type="string">
            <text:p>93c1408d</text:p>
          </table:table-cell>
          <table:table-cell office:value-type="string">
            <text:p>4112bc5a</text:p>
          </table:table-cell>
          <table:table-cell office:value-type="string">
            <text:p>a214e628</text:p>
          </table:table-cell>
          <table:table-cell office:value-type="string">
            <text:p>c3518d80</text:p>
          </table:table-cell>
          <table:table-cell office:value-type="string">
            <text:p>818b29c2</text:p>
          </table:table-cell>
          <table:table-cell office:value-type="string">
            <text:p>d44c9d35</text:p>
          </table:table-cell>
          <table:table-cell office:value-type="string">
            <text:p>9337e0c0</text:p>
          </table:table-cell>
          <table:table-cell office:value-type="string">
            <text:p>338509a6</text:p>
          </table:table-cell>
          <table:table-cell office:value-type="string">
            <text:p>fe771d01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1">
            <text:p>41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fDKvbOgMh4rkyfI4tjvOOou7uqmTPEL_3YWqao9g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+eee6d45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CF67AFDD</text:p>
          </table:table-cell>
          <table:table-cell office:value-type="string">
            <text:p>1d</text:p>
          </table:table-cell>
          <table:table-cell table:formula="of:=HEX2DEC([.O128])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table:style-name="ce6" office:value-type="string">
            <text:p>7377e059</text:p>
          </table:table-cell>
          <table:table-cell office:value-type="string">
            <text:p>3542cd20</text:p>
          </table:table-cell>
          <table:table-cell office:value-type="string">
            <text:p>beefc227</text:p>
          </table:table-cell>
          <table:table-cell office:value-type="string">
            <text:p>d3b55508</text:p>
          </table:table-cell>
          <table:table-cell office:value-type="string">
            <text:p>7eae3766</text:p>
          </table:table-cell>
          <table:table-cell office:value-type="string">
            <text:p>fa5d176e</text:p>
          </table:table-cell>
          <table:table-cell office:value-type="string">
            <text:p>9a08aaeb</text:p>
          </table:table-cell>
          <table:table-cell office:value-type="string">
            <text:p>401a3546</text:p>
          </table:table-cell>
          <table:table-cell office:value-type="string">
            <text:p>c5e5aa76</text:p>
          </table:table-cell>
          <table:table-cell office:value-type="string">
            <text:p>1fba483f</text:p>
          </table:table-cell>
          <table:table-cell office:value-type="string">
            <text:p>ad073400</text:p>
          </table:table-cell>
          <table:table-cell office:value-type="string">
            <text:p>370888f3</text:p>
          </table:table-cell>
          <table:table-cell office:value-type="string">
            <text:p>511bb172</text:p>
          </table:table-cell>
          <table:table-cell office:value-type="string">
            <text:p>4cd4662c</text:p>
          </table:table-cell>
          <table:table-cell office:value-type="string">
            <text:p>7081782d</text:p>
          </table:table-cell>
          <table:table-cell office:value-type="string">
            <text:p>c9862863</text:p>
          </table:table-cell>
          <table:table-cell office:value-type="string">
            <text:p>7cdb6a9f</text:p>
          </table:table-cell>
          <table:table-cell office:value-type="string">
            <text:p>71e58e67</text:p>
          </table:table-cell>
          <table:table-cell office:value-type="string">
            <text:p>6e5717a7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2">
            <text:p>42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fDKvbOgMh4rkyfI4tjvOOou7uqmTPEL_3YWqao9g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56ece066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4169B944</text:p>
          </table:table-cell>
          <table:table-cell office:value-type="string">
            <text:p>1e</text:p>
          </table:table-cell>
          <table:table-cell table:formula="of:=HEX2DEC([.O129])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b53da2f4</text:p>
          </table:table-cell>
          <table:table-cell office:value-type="string">
            <text:p>b5c0bb29</text:p>
          </table:table-cell>
          <table:table-cell office:value-type="string">
            <text:p>aa9195c3</text:p>
          </table:table-cell>
          <table:table-cell office:value-type="string">
            <text:p>6eef2555</text:p>
          </table:table-cell>
          <table:table-cell office:value-type="string">
            <text:p>8ea8265a</text:p>
          </table:table-cell>
          <table:table-cell office:value-type="string">
            <text:p>5535dfbb</text:p>
          </table:table-cell>
          <table:table-cell table:style-name="ce6" office:value-type="string">
            <text:p>276933e9</text:p>
          </table:table-cell>
          <table:table-cell office:value-type="string">
            <text:p>6b9c94ba</text:p>
          </table:table-cell>
          <table:table-cell office:value-type="string">
            <text:p>297696bc</text:p>
          </table:table-cell>
          <table:table-cell office:value-type="string">
            <text:p>467fef10</text:p>
          </table:table-cell>
          <table:table-cell office:value-type="string">
            <text:p>c64d2773</text:p>
          </table:table-cell>
          <table:table-cell office:value-type="string">
            <text:p>2cff558b</text:p>
          </table:table-cell>
          <table:table-cell office:value-type="string">
            <text:p>217cbd</text:p>
          </table:table-cell>
          <table:table-cell office:value-type="string">
            <text:p>d6563ed8</text:p>
          </table:table-cell>
          <table:table-cell office:value-type="string">
            <text:p>5f76c697</text:p>
          </table:table-cell>
          <table:table-cell office:value-type="string">
            <text:p>bebfb391</text:p>
          </table:table-cell>
          <table:table-cell office:value-type="string">
            <text:p>667ff47d</text:p>
          </table:table-cell>
          <table:table-cell office:value-type="string">
            <text:p>af450324</text:p>
          </table:table-cell>
          <table:table-cell office:value-type="string">
            <text:p>de37124d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3">
            <text:p>43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fDKvbOgMh4rkyfI4tjvOOou7uqmTPEL_3YWqao9g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313fbd0a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434BC9AA</text:p>
          </table:table-cell>
          <table:table-cell office:value-type="string">
            <text:p>1f</text:p>
          </table:table-cell>
          <table:table-cell table:formula="of:=HEX2DEC([.O130])"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f7036592</text:p>
          </table:table-cell>
          <table:table-cell office:value-type="string">
            <text:p>363ea92f</text:p>
          </table:table-cell>
          <table:table-cell office:value-type="string">
            <text:p>963269ff</text:p>
          </table:table-cell>
          <table:table-cell office:value-type="string">
            <text:p>a20f4b3</text:p>
          </table:table-cell>
          <table:table-cell office:value-type="string">
            <text:p>9ea2153e</text:p>
          </table:table-cell>
          <table:table-cell office:value-type="string">
            <text:p>b00da7c8</text:p>
          </table:table-cell>
          <table:table-cell office:value-type="string">
            <text:p>b4c9bce8</text:p>
          </table:table-cell>
          <table:table-cell office:value-type="string">
            <text:p>971ef42f</text:p>
          </table:table-cell>
          <table:table-cell office:value-type="string">
            <text:p>8d078303</text:p>
          </table:table-cell>
          <table:table-cell office:value-type="string">
            <text:p>6d408e71</text:p>
          </table:table-cell>
          <table:table-cell office:value-type="string">
            <text:p>df941ae5</text:p>
          </table:table-cell>
          <table:table-cell office:value-type="string">
            <text:p>22f62223</text:p>
          </table:table-cell>
          <table:table-cell office:value-type="string">
            <text:p>af274807</text:p>
          </table:table-cell>
          <table:table-cell office:value-type="string">
            <text:p>5fd91784</text:p>
          </table:table-cell>
          <table:table-cell office:value-type="string">
            <text:p>4e6b1501</text:p>
          </table:table-cell>
          <table:table-cell office:value-type="string">
            <text:p>b3f93ebf</text:p>
          </table:table-cell>
          <table:table-cell office:value-type="string">
            <text:p>50237e5b</text:p>
          </table:table-cell>
          <table:table-cell office:value-type="string">
            <text:p>eea687e2</text:p>
          </table:table-cell>
          <table:table-cell office:value-type="string">
            <text:p>4e170cf2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5">
            <text:p>45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0rtgdRNtLbmVk9G88gTt93bJPT2eUfF2HGUXNVFP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de2cc8e4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0C507E88</text:p>
          </table:table-cell>
          <table:table-cell table:style-name="ce2" office:value-type="string">
            <text:p>20</text:p>
          </table:table-cell>
          <table:table-cell table:formula="of:=HEX2DEC([.O131])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38c92831</text:p>
          </table:table-cell>
          <table:table-cell office:value-type="string">
            <text:p>b6bb9735</text:p>
          </table:table-cell>
          <table:table-cell office:value-type="string">
            <text:p>81d33d98</text:p>
          </table:table-cell>
          <table:table-cell office:value-type="string">
            <text:p>a555c491</text:p>
          </table:table-cell>
          <table:table-cell office:value-type="string">
            <text:p>ae9c0411</text:p>
          </table:table-cell>
          <table:table-cell office:value-type="string">
            <text:p>ae47005</text:p>
          </table:table-cell>
          <table:table-cell office:value-type="string">
            <text:p>422a45e6</text:p>
          </table:table-cell>
          <table:table-cell office:value-type="string">
            <text:p>c2a153a3</text:p>
          </table:table-cell>
          <table:table-cell office:value-type="string">
            <text:p>f0996f49</text:p>
          </table:table-cell>
          <table:table-cell office:value-type="string">
            <text:p>94052d52</text:p>
          </table:table-cell>
          <table:table-cell office:value-type="string">
            <text:p>f8da0e58</text:p>
          </table:table-cell>
          <table:table-cell office:value-type="string">
            <text:p>18eceebc</text:p>
          </table:table-cell>
          <table:table-cell office:value-type="string">
            <text:p>5e2e134e</text:p>
          </table:table-cell>
          <table:table-cell office:value-type="string">
            <text:p>e95cf030</text:p>
          </table:table-cell>
          <table:table-cell office:value-type="string">
            <text:p>3d61636c</text:p>
          </table:table-cell>
          <table:table-cell office:value-type="string">
            <text:p>a932c9ee</text:p>
          </table:table-cell>
          <table:table-cell office:value-type="string">
            <text:p>39c70839</text:p>
          </table:table-cell>
          <table:table-cell office:value-type="string">
            <text:p>2c0604a3</text:p>
          </table:table-cell>
          <table:table-cell office:value-type="string">
            <text:p>bdf80798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6">
            <text:p>46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0rtgdRNtLbmVk9G88gTt93bJPT2eUfF2HGUXNVFP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83c22d9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42928B99</text:p>
          </table:table-cell>
          <table:table-cell table:style-name="ce2" office:value-type="string">
            <text:p>40</text:p>
          </table:table-cell>
          <table:table-cell table:formula="of:=HEX2DEC([.O132])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71937c9c</text:p>
          </table:table-cell>
          <table:table-cell office:value-type="string">
            <text:p>c6735805</text:p>
          </table:table-cell>
          <table:table-cell office:value-type="string">
            <text:p>f5fcb907</text:p>
          </table:table-cell>
          <table:table-cell office:value-type="string">
            <text:p>c00c8dd</text:p>
          </table:table-cell>
          <table:table-cell office:value-type="string">
            <text:p>addee785</text:p>
          </table:table-cell>
          <table:table-cell office:value-type="string">
            <text:p>65e4766f</text:p>
          </table:table-cell>
          <table:table-cell office:value-type="string">
            <text:p>ee3865ae</text:p>
          </table:table-cell>
          <table:table-cell table:style-name="ce6" office:value-type="string">
            <text:p>32e24233</text:p>
          </table:table-cell>
          <table:table-cell office:value-type="string">
            <text:p>62c1f81a</text:p>
          </table:table-cell>
          <table:table-cell office:value-type="string">
            <text:p>6ca3f17f</text:p>
          </table:table-cell>
          <table:table-cell office:value-type="string">
            <text:p>21a47cb1</text:p>
          </table:table-cell>
          <table:table-cell office:value-type="string">
            <text:p>d7c081c9</text:p>
          </table:table-cell>
          <table:table-cell office:value-type="string">
            <text:p>3efb7c83</text:p>
          </table:table-cell>
          <table:table-cell office:value-type="string">
            <text:p>19b405b4</text:p>
          </table:table-cell>
          <table:table-cell office:value-type="string">
            <text:p>1c0d30bb</text:p>
          </table:table-cell>
          <table:table-cell office:value-type="string">
            <text:p>50632fb0</text:p>
          </table:table-cell>
          <table:table-cell office:value-type="string">
            <text:p>6e4843f9</text:p>
          </table:table-cell>
          <table:table-cell office:value-type="string">
            <text:p>f8fdbc57</text:p>
          </table:table-cell>
          <table:table-cell office:value-type="string">
            <text:p>b9fd5c51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7">
            <text:p>47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0rtgdRNtLbmVk9G88gTt93bJPT2eUfF2HGUXNVFP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1553eac8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7DB28BAA</text:p>
          </table:table-cell>
          <table:table-cell table:style-name="ce2" office:value-type="string">
            <text:p>1000</text:p>
          </table:table-cell>
          <table:table-cell table:formula="of:=HEX2DEC([.O133])"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64e7fd9c</text:p>
          </table:table-cell>
          <table:table-cell office:value-type="string">
            <text:p>82cf3e57</text:p>
          </table:table-cell>
          <table:table-cell office:value-type="string">
            <text:p>222e87ac</text:p>
          </table:table-cell>
          <table:table-cell office:value-type="string">
            <text:p>93dfa747</text:p>
          </table:table-cell>
          <table:table-cell office:value-type="string">
            <text:p>504be6b4</text:p>
          </table:table-cell>
          <table:table-cell office:value-type="string">
            <text:p>2fca9cb8</text:p>
          </table:table-cell>
          <table:table-cell office:value-type="string">
            <text:p>9d490a00</text:p>
          </table:table-cell>
          <table:table-cell office:value-type="string">
            <text:p>7349ad37</text:p>
          </table:table-cell>
          <table:table-cell office:value-type="string">
            <text:p>92ab4ee3</text:p>
          </table:table-cell>
          <table:table-cell office:value-type="string">
            <text:p>8ae5f1a</text:p>
          </table:table-cell>
          <table:table-cell office:value-type="string">
            <text:p>3527cc83</text:p>
          </table:table-cell>
          <table:table-cell office:value-type="string">
            <text:p>c3fde245</text:p>
          </table:table-cell>
          <table:table-cell office:value-type="string">
            <text:p>e4254348</text:p>
          </table:table-cell>
          <table:table-cell office:value-type="string">
            <text:p>e4de9c93</text:p>
          </table:table-cell>
          <table:table-cell office:value-type="string">
            <text:p>b4f63d83</text:p>
          </table:table-cell>
          <table:table-cell office:value-type="string">
            <text:p>9a204573</text:p>
          </table:table-cell>
          <table:table-cell office:value-type="string">
            <text:p>45d5aca7</text:p>
          </table:table-cell>
          <table:table-cell office:value-type="string">
            <text:p>5c5af735</text:p>
          </table:table-cell>
          <table:table-cell office:value-type="string">
            <text:p>c49e0f67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8">
            <text:p>48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0rtgdRNtLbmVk9G88gTt93bJPT2eUfF2HGUXNVFP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d7a74b6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0DE7A911</text:p>
          </table:table-cell>
          <table:table-cell table:style-name="ce2" office:value-type="string">
            <text:p>10000</text:p>
          </table:table-cell>
          <table:table-cell table:formula="of:=HEX2DEC([.O134])" office:value-type="float" office:value="65536">
            <text:p>655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4e6d6e5b</text:p>
          </table:table-cell>
          <table:table-cell office:value-type="string">
            <text:p>63b95577</text:p>
          </table:table-cell>
          <table:table-cell office:value-type="string">
            <text:p>55e71a2a</text:p>
          </table:table-cell>
          <table:table-cell office:value-type="string">
            <text:p>91b0a076</text:p>
          </table:table-cell>
          <table:table-cell office:value-type="string">
            <text:p>be677f14</text:p>
          </table:table-cell>
          <table:table-cell office:value-type="string">
            <text:p>ae3a99ca</text:p>
          </table:table-cell>
          <table:table-cell office:value-type="string">
            <text:p>8f86437</text:p>
          </table:table-cell>
          <table:table-cell table:style-name="ce6" office:value-type="string">
            <text:p>6104e754</text:p>
          </table:table-cell>
          <table:table-cell office:value-type="string">
            <text:p>c21d6d22</text:p>
          </table:table-cell>
          <table:table-cell office:value-type="string">
            <text:p>8f632606</text:p>
          </table:table-cell>
          <table:table-cell office:value-type="string">
            <text:p>218d6838</text:p>
          </table:table-cell>
          <table:table-cell office:value-type="string">
            <text:p>f85ec510</text:p>
          </table:table-cell>
          <table:table-cell office:value-type="string">
            <text:p>e9ad3ce7</text:p>
          </table:table-cell>
          <table:table-cell office:value-type="string">
            <text:p>7699f91d</text:p>
          </table:table-cell>
          <table:table-cell office:value-type="string">
            <text:p>c2d10c76</text:p>
          </table:table-cell>
          <table:table-cell office:value-type="string">
            <text:p>83e778ac</text:p>
          </table:table-cell>
          <table:table-cell office:value-type="string">
            <text:p>e33cf61</text:p>
          </table:table-cell>
          <table:table-cell office:value-type="string">
            <text:p>25d4090d</text:p>
          </table:table-cell>
          <table:table-cell office:value-type="string">
            <text:p>ecaf7b58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0">
            <text:p>40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fDKvbOgMh4rkyfI4tjvOOou7uqmTPEL_3YWqao9g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8b0a585e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795CCC22</text:p>
          </table:table-cell>
          <table:table-cell office:value-type="string">
            <text:p>2093f3ef</text:p>
          </table:table-cell>
          <table:table-cell table:formula="of:=HEX2DEC([.O135])" office:value-type="float" office:value="546567151">
            <text:p>54656715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4d2bac98</text:p>
          </table:table-cell>
          <table:table-cell office:value-type="string">
            <text:p>f2764fd4</text:p>
          </table:table-cell>
          <table:table-cell office:value-type="string">
            <text:p>3bd55863</text:p>
          </table:table-cell>
          <table:table-cell office:value-type="string">
            <text:p>f20b448</text:p>
          </table:table-cell>
          <table:table-cell office:value-type="string">
            <text:p>3a8fb2ca</text:p>
          </table:table-cell>
          <table:table-cell office:value-type="string">
            <text:p>30c5b44f</text:p>
          </table:table-cell>
          <table:table-cell office:value-type="string">
            <text:p>b51528c7</text:p>
          </table:table-cell>
          <table:table-cell office:value-type="string">
            <text:p>6d7005cf</text:p>
          </table:table-cell>
          <table:table-cell office:value-type="string">
            <text:p>d2a2e12e</text:p>
          </table:table-cell>
          <table:table-cell office:value-type="string">
            <text:p>180dec6a</text:p>
          </table:table-cell>
          <table:table-cell office:value-type="string">
            <text:p>92d6f4f1</text:p>
          </table:table-cell>
          <table:table-cell office:value-type="string">
            <text:p>9531acb3</text:p>
          </table:table-cell>
          <table:table-cell office:value-type="string">
            <text:p>cd64b38c</text:p>
          </table:table-cell>
          <table:table-cell office:value-type="string">
            <text:p>b0971f25</text:p>
          </table:table-cell>
          <table:table-cell office:value-type="string">
            <text:p>807beef3</text:p>
          </table:table-cell>
          <table:table-cell office:value-type="string">
            <text:p>bf7ef7ba</text:p>
          </table:table-cell>
          <table:table-cell office:value-type="string">
            <text:p>99fa0b4b</text:p>
          </table:table-cell>
          <table:table-cell office:value-type="string">
            <text:p>e4d024aa</text:p>
          </table:table-cell>
          <table:table-cell office:value-type="string">
            <text:p>27534e6b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Tx5gCP2qq2EAE7fEYnpBqhQUM8rhiJ4WyL5lqG6b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+a4fed6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A467AEDD</text:p>
          </table:table-cell>
          <table:table-cell office:value-type="string">
            <text:p>2093f3f0</text:p>
          </table:table-cell>
          <table:table-cell table:formula="of:=HEX2DEC([.O136])" office:value-type="float" office:value="546567152">
            <text:p>54656715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8ef26f37</text:p>
          </table:table-cell>
          <table:table-cell office:value-type="string">
            <text:p>72f33ddd</text:p>
          </table:table-cell>
          <table:table-cell office:value-type="string">
            <text:p>27772c1f</text:p>
          </table:table-cell>
          <table:table-cell office:value-type="string">
            <text:p>aa558b96</text:p>
          </table:table-cell>
          <table:table-cell office:value-type="string">
            <text:p>4a89a1ad</text:p>
          </table:table-cell>
          <table:table-cell office:value-type="string">
            <text:p>8b9d7c9c</text:p>
          </table:table-cell>
          <table:table-cell office:value-type="string">
            <text:p>4276b1c5</text:p>
          </table:table-cell>
          <table:table-cell office:value-type="string">
            <text:p>98f26544</text:p>
          </table:table-cell>
          <table:table-cell office:value-type="string">
            <text:p>3634cd74</text:p>
          </table:table-cell>
          <table:table-cell office:value-type="string">
            <text:p>3ed6734b</text:p>
          </table:table-cell>
          <table:table-cell office:value-type="string">
            <text:p>ac1de864</text:p>
          </table:table-cell>
          <table:table-cell office:value-type="string">
            <text:p>8b27794c</text:p>
          </table:table-cell>
          <table:table-cell office:value-type="string">
            <text:p>7c6a7ed7</text:p>
          </table:table-cell>
          <table:table-cell office:value-type="string">
            <text:p>3a19f7d1</text:p>
          </table:table-cell>
          <table:table-cell office:value-type="string">
            <text:p>6f713d5e</text:p>
          </table:table-cell>
          <table:table-cell office:value-type="string">
            <text:p>b4b782e8</text:p>
          </table:table-cell>
          <table:table-cell table:style-name="ce6" office:value-type="string">
            <text:p>839e9529</text:p>
          </table:table-cell>
          <table:table-cell office:value-type="string">
            <text:p>2230b96b</text:p>
          </table:table-cell>
          <table:table-cell table:style-name="ce6" office:value-type="string">
            <text:p>97334911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8vMpaHy8Xk3chISCIks7Ll9mMYnGxhFk4wa_sx3T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ee11f176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065CCC22</text:p>
          </table:table-cell>
          <table:table-cell office:value-type="string">
            <text:p>2093f3f0</text:p>
          </table:table-cell>
          <table:table-cell table:formula="of:=HEX2DEC([.O137])" office:value-type="float" office:value="546567152">
            <text:p>54656715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8ef26f37</text:p>
          </table:table-cell>
          <table:table-cell office:value-type="string">
            <text:p>72f33ddd</text:p>
          </table:table-cell>
          <table:table-cell office:value-type="string">
            <text:p>27772c1f</text:p>
          </table:table-cell>
          <table:table-cell office:value-type="string">
            <text:p>aa558b96</text:p>
          </table:table-cell>
          <table:table-cell office:value-type="string">
            <text:p>4a89a1ad</text:p>
          </table:table-cell>
          <table:table-cell office:value-type="string">
            <text:p>8b9d7c9c</text:p>
          </table:table-cell>
          <table:table-cell office:value-type="string">
            <text:p>4276b1c5</text:p>
          </table:table-cell>
          <table:table-cell office:value-type="string">
            <text:p>98f26544</text:p>
          </table:table-cell>
          <table:table-cell office:value-type="string">
            <text:p>3634cd74</text:p>
          </table:table-cell>
          <table:table-cell office:value-type="string">
            <text:p>3ed6734b</text:p>
          </table:table-cell>
          <table:table-cell office:value-type="string">
            <text:p>ac1de864</text:p>
          </table:table-cell>
          <table:table-cell office:value-type="string">
            <text:p>8b27794c</text:p>
          </table:table-cell>
          <table:table-cell office:value-type="string">
            <text:p>7c6a7ed7</text:p>
          </table:table-cell>
          <table:table-cell office:value-type="string">
            <text:p>3a19f7d1</text:p>
          </table:table-cell>
          <table:table-cell office:value-type="string">
            <text:p>6f713d5e</text:p>
          </table:table-cell>
          <table:table-cell office:value-type="string">
            <text:p>b4b782e8</text:p>
          </table:table-cell>
          <table:table-cell table:style-name="ce6" office:value-type="string">
            <text:p>839e9529</text:p>
          </table:table-cell>
          <table:table-cell office:value-type="string">
            <text:p>2230b96b</text:p>
          </table:table-cell>
          <table:table-cell table:style-name="ce6" office:value-type="string">
            <text:p>97334911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AHP1vbpQ7vCs3qkwM9aBwPIbXzAog3_ShGIKWobx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4fa4b698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53B8B377</text:p>
          </table:table-cell>
          <table:table-cell office:value-type="string">
            <text:p>2093f3f1</text:p>
          </table:table-cell>
          <table:table-cell table:formula="of:=HEX2DEC([.O138])" office:value-type="float" office:value="546567153">
            <text:p>54656715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d0b831d2</text:p>
          </table:table-cell>
          <table:table-cell office:value-type="string">
            <text:p>f3712be3</text:p>
          </table:table-cell>
          <table:table-cell table:style-name="ce6" office:value-type="string">
            <text:p>13180038</text:p>
          </table:table-cell>
          <table:table-cell office:value-type="string">
            <text:p>458f5bf4</text:p>
          </table:table-cell>
          <table:table-cell office:value-type="string">
            <text:p>5a839081</text:p>
          </table:table-cell>
          <table:table-cell office:value-type="string">
            <text:p>e67544a9</text:p>
          </table:table-cell>
          <table:table-cell office:value-type="string">
            <text:p>cfd63ac3</text:p>
          </table:table-cell>
          <table:table-cell office:value-type="string">
            <text:p>c474c4b8</text:p>
          </table:table-cell>
          <table:table-cell office:value-type="string">
            <text:p>99c5b9bb</text:p>
          </table:table-cell>
          <table:table-cell office:value-type="string">
            <text:p>659a11ac</text:p>
          </table:table-cell>
          <table:table-cell office:value-type="string">
            <text:p>c563dbd7</text:p>
          </table:table-cell>
          <table:table-cell office:value-type="string">
            <text:p>811e45e4</text:p>
          </table:table-cell>
          <table:table-cell office:value-type="string">
            <text:p>2b704a21</text:p>
          </table:table-cell>
          <table:table-cell office:value-type="string">
            <text:p>c39cd07d</text:p>
          </table:table-cell>
          <table:table-cell office:value-type="string">
            <text:p>5e668bc8</text:p>
          </table:table-cell>
          <table:table-cell office:value-type="string">
            <text:p>a9f10e16</text:p>
          </table:table-cell>
          <table:table-cell office:value-type="string">
            <text:p>6d421f07</text:p>
          </table:table-cell>
          <table:table-cell table:style-name="ce6" office:value-type="string">
            <text:p>61913e28</text:p>
          </table:table-cell>
          <table:table-cell office:value-type="string">
            <text:p>71343b7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4">
            <text:p>34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EGCIWeuKsrv763vI2DOFqZprnaBT8KuwsDvZH5my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5fa9e02a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1467AFDD</text:p>
          </table:table-cell>
          <table:table-cell office:value-type="string">
            <text:p>2093f3f1</text:p>
          </table:table-cell>
          <table:table-cell table:formula="of:=HEX2DEC([.O139])" office:value-type="float" office:value="546567153">
            <text:p>54656715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d0b831d2</text:p>
          </table:table-cell>
          <table:table-cell office:value-type="string">
            <text:p>f3712be3</text:p>
          </table:table-cell>
          <table:table-cell table:style-name="ce6" office:value-type="string">
            <text:p>13180038</text:p>
          </table:table-cell>
          <table:table-cell office:value-type="string">
            <text:p>458f5bf4</text:p>
          </table:table-cell>
          <table:table-cell office:value-type="string">
            <text:p>5a839081</text:p>
          </table:table-cell>
          <table:table-cell office:value-type="string">
            <text:p>e67544a9</text:p>
          </table:table-cell>
          <table:table-cell office:value-type="string">
            <text:p>cfd63ac3</text:p>
          </table:table-cell>
          <table:table-cell office:value-type="string">
            <text:p>c474c4b8</text:p>
          </table:table-cell>
          <table:table-cell office:value-type="string">
            <text:p>99c5b9bb</text:p>
          </table:table-cell>
          <table:table-cell office:value-type="string">
            <text:p>659a11ac</text:p>
          </table:table-cell>
          <table:table-cell office:value-type="string">
            <text:p>c563dbd7</text:p>
          </table:table-cell>
          <table:table-cell office:value-type="string">
            <text:p>811e45e4</text:p>
          </table:table-cell>
          <table:table-cell office:value-type="string">
            <text:p>2b704a21</text:p>
          </table:table-cell>
          <table:table-cell office:value-type="string">
            <text:p>c39cd07d</text:p>
          </table:table-cell>
          <table:table-cell office:value-type="string">
            <text:p>5e668bc8</text:p>
          </table:table-cell>
          <table:table-cell office:value-type="string">
            <text:p>a9f10e16</text:p>
          </table:table-cell>
          <table:table-cell office:value-type="string">
            <text:p>6d421f07</text:p>
          </table:table-cell>
          <table:table-cell table:style-name="ce6" office:value-type="string">
            <text:p>61913e28</text:p>
          </table:table-cell>
          <table:table-cell office:value-type="string">
            <text:p>71343b7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FAPTwYhOqfajD8cg1DrSnISQCpv3nayZlcLhb95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fe171b08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8C507E88</text:p>
          </table:table-cell>
          <table:table-cell office:value-type="string">
            <text:p>2093f3f2</text:p>
          </table:table-cell>
          <table:table-cell table:formula="of:=HEX2DEC([.O140])" office:value-type="float" office:value="546567154">
            <text:p>54656715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127ef470</text:p>
          </table:table-cell>
          <table:table-cell office:value-type="string">
            <text:p>73ef19e8</text:p>
          </table:table-cell>
          <table:table-cell office:value-type="string">
            <text:p>feb9d3d4</text:p>
          </table:table-cell>
          <table:table-cell office:value-type="string">
            <text:p>e0c02bd2</text:p>
          </table:table-cell>
          <table:table-cell office:value-type="string">
            <text:p>6a7d8065</text:p>
          </table:table-cell>
          <table:table-cell office:value-type="string">
            <text:p>414d0ce6</text:p>
          </table:table-cell>
          <table:table-cell office:value-type="string">
            <text:p>5d37c3c2</text:p>
          </table:table-cell>
          <table:table-cell office:value-type="string">
            <text:p>eff6242d</text:p>
          </table:table-cell>
          <table:table-cell office:value-type="string">
            <text:p>fd56a601</text:p>
          </table:table-cell>
          <table:table-cell office:value-type="string">
            <text:p>8c5fb08d</text:p>
          </table:table-cell>
          <table:table-cell office:value-type="string">
            <text:p>dea9cf4a</text:p>
          </table:table-cell>
          <table:table-cell office:value-type="string">
            <text:p>7715127c</text:p>
          </table:table-cell>
          <table:table-cell office:value-type="string">
            <text:p>da771568</text:p>
          </table:table-cell>
          <table:table-cell office:value-type="string">
            <text:p>4d1fa929</text:p>
          </table:table-cell>
          <table:table-cell office:value-type="string">
            <text:p>4d5cda32</text:p>
          </table:table-cell>
          <table:table-cell office:value-type="string">
            <text:p>9f2a9944</text:p>
          </table:table-cell>
          <table:table-cell office:value-type="string">
            <text:p>56e6a8e5</text:p>
          </table:table-cell>
          <table:table-cell office:value-type="string">
            <text:p>9ff1b2f6</text:p>
          </table:table-cell>
          <table:table-cell office:value-type="string">
            <text:p>76f33e5d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4">
            <text:p>44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0rtgdRNtLbmVk9G88gTt93bJPT2eUfF2HGUXNVFP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fd546ebd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96FABD00</text:p>
          </table:table-cell>
          <table:table-cell office:value-type="string">
            <text:p>2093f3f3</text:p>
          </table:table-cell>
          <table:table-cell table:formula="of:=HEX2DEC([.O141])" office:value-type="float" office:value="546567155">
            <text:p>54656715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5445b70f</text:p>
          </table:table-cell>
          <table:table-cell office:value-type="string">
            <text:p>f46d07ee</text:p>
          </table:table-cell>
          <table:table-cell office:value-type="string">
            <text:p>ea5ba7f0</text:p>
          </table:table-cell>
          <table:table-cell office:value-type="string">
            <text:p>7bf5fb3f</text:p>
          </table:table-cell>
          <table:table-cell office:value-type="string">
            <text:p>7a776f58</text:p>
          </table:table-cell>
          <table:table-cell office:value-type="string">
            <text:p>9c25d532</text:p>
          </table:table-cell>
          <table:table-cell office:value-type="string">
            <text:p>ea974cc0</text:p>
          </table:table-cell>
          <table:table-cell office:value-type="string">
            <text:p>1b7883a1</text:p>
          </table:table-cell>
          <table:table-cell table:style-name="ce6" office:value-type="string">
            <text:p>60e89248</text:p>
          </table:table-cell>
          <table:table-cell office:value-type="string">
            <text:p>b32057ee</text:p>
          </table:table-cell>
          <table:table-cell office:value-type="string">
            <text:p>f7f0c2bc</text:p>
          </table:table-cell>
          <table:table-cell office:value-type="string">
            <text:p>6d0bdf15</text:p>
          </table:table-cell>
          <table:table-cell office:value-type="string">
            <text:p>897de0b2</text:p>
          </table:table-cell>
          <table:table-cell office:value-type="string">
            <text:p>d6a281d6</text:p>
          </table:table-cell>
          <table:table-cell office:value-type="string">
            <text:p>3c51289d</text:p>
          </table:table-cell>
          <table:table-cell table:style-name="ce6" office:value-type="string">
            <text:p>94642472</text:p>
          </table:table-cell>
          <table:table-cell office:value-type="string">
            <text:p>408a32c3</text:p>
          </table:table-cell>
          <table:table-cell office:value-type="string">
            <text:p>dd5137b7</text:p>
          </table:table-cell>
          <table:table-cell office:value-type="string">
            <text:p>e6d33902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dTr6F4VYfWs0KZ5Ik3oD6c6Q3sicdmwgX79W4Qk2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a6137e55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46E9B600</text:p>
          </table:table-cell>
          <table:table-cell office:value-type="string">
            <text:p>2093f3f6</text:p>
          </table:table-cell>
          <table:table-cell table:formula="of:=HEX2DEC([.O142])" office:value-type="float" office:value="546567158">
            <text:p>5465671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1998fee7</text:p>
          </table:table-cell>
          <table:table-cell office:value-type="string">
            <text:p>75e6d202</text:p>
          </table:table-cell>
          <table:table-cell office:value-type="string">
            <text:p>ad3e236a</text:p>
          </table:table-cell>
          <table:table-cell office:value-type="string">
            <text:p>4d956b59</text:p>
          </table:table-cell>
          <table:table-cell office:value-type="string">
            <text:p>aa653cf3</text:p>
          </table:table-cell>
          <table:table-cell office:value-type="string">
            <text:p>acad2da9</text:p>
          </table:table-cell>
          <table:table-cell office:value-type="string">
            <text:p>92b8e7bb</text:p>
          </table:table-cell>
          <table:table-cell office:value-type="string">
            <text:p>9dfea1ff</text:p>
          </table:table-cell>
          <table:table-cell office:value-type="string">
            <text:p>8b9b571b</text:p>
          </table:table-cell>
          <table:table-cell table:style-name="ce6" office:value-type="string">
            <text:p>27733401</text:p>
          </table:table-cell>
          <table:table-cell office:value-type="string">
            <text:p>43c39d15</text:p>
          </table:table-cell>
          <table:table-cell office:value-type="string">
            <text:p>4eef44de</text:p>
          </table:table-cell>
          <table:table-cell table:style-name="ce6" office:value-type="string">
            <text:p>96904291</text:p>
          </table:table-cell>
          <table:table-cell office:value-type="string">
            <text:p>732a0bda</text:p>
          </table:table-cell>
          <table:table-cell office:value-type="string">
            <text:p>93113dc</text:p>
          </table:table-cell>
          <table:table-cell office:value-type="string">
            <text:p>7410c5fc</text:p>
          </table:table-cell>
          <table:table-cell office:value-type="string">
            <text:p>fd76d05d</text:p>
          </table:table-cell>
          <table:table-cell office:value-type="string">
            <text:p>98728df3</text:p>
          </table:table-cell>
          <table:table-cell office:value-type="string">
            <text:p>367428f4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liLsQ6khUoXjnURo6ddWp6VzoXr5qQuWVV_T7O1H</text:p>
          </table:table-cell>
          <table:table-cell office:value-type="string">
            <text:p>5ae4a843d4aa3</text:p>
          </table:table-cell>
          <table:table-cell office:value-type="float" office:value="18242">
            <text:p>18242</text:p>
          </table:table-cell>
          <table:table-cell office:value-type="string">
            <text:p>5861b65c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B8D6A699</text:p>
          </table:table-cell>
          <table:table-cell office:value-type="string">
            <text:p>20946fe6</text:p>
          </table:table-cell>
          <table:table-cell table:formula="of:=HEX2DEC([.O143])" office:value-type="float" office:value="546598886">
            <text:p>5465988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09108</text:p>
          </table:table-cell>
          <table:table-cell office:value-type="string">
            <text:p>b2f9784</text:p>
          </table:table-cell>
          <table:table-cell table:style-name="ce6" office:value-type="string">
            <text:p>55721726</text:p>
          </table:table-cell>
          <table:table-cell office:value-type="string">
            <text:p>1227a01d</text:p>
          </table:table-cell>
          <table:table-cell office:value-type="string">
            <text:p>6e7bed0f</text:p>
          </table:table-cell>
          <table:table-cell office:value-type="string">
            <text:p>ca0e08ff</text:p>
          </table:table-cell>
          <table:table-cell office:value-type="string">
            <text:p>9e5e75f4</text:p>
          </table:table-cell>
          <table:table-cell office:value-type="string">
            <text:p>74547deb</text:p>
          </table:table-cell>
          <table:table-cell office:value-type="string">
            <text:p>e4f519ce</text:p>
          </table:table-cell>
          <table:table-cell office:value-type="string">
            <text:p>af4fbbed</text:p>
          </table:table-cell>
          <table:table-cell office:value-type="string">
            <text:p>11cc3506</text:p>
          </table:table-cell>
          <table:table-cell office:value-type="string">
            <text:p>bed6fee4</text:p>
          </table:table-cell>
          <table:table-cell office:value-type="string">
            <text:p>642f4f82</text:p>
          </table:table-cell>
          <table:table-cell office:value-type="string">
            <text:p>c29f3111</text:p>
          </table:table-cell>
          <table:table-cell office:value-type="string">
            <text:p>2ed2dfd7</text:p>
          </table:table-cell>
          <table:table-cell office:value-type="string">
            <text:p>f659be88</text:p>
          </table:table-cell>
          <table:table-cell office:value-type="string">
            <text:p>fb636509</text:p>
          </table:table-cell>
          <table:table-cell office:value-type="string">
            <text:p>d789bbe6</text:p>
          </table:table-cell>
          <table:table-cell office:value-type="string">
            <text:p>16c431bc</text:p>
          </table:table-cell>
          <table:table-cell office:value-type="string">
            <text:p>cd25cbb2</text:p>
          </table:table-cell>
          <table:table-cell office:value-type="string">
            <text:p>da45745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NlxTbpr92x0VrgMnaFGSizW3p6hgxrAMOOik45jI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ce9a4b9d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3F349855</text:p>
          </table:table-cell>
          <table:table-cell table:style-name="ce4" office:value-type="string">
            <text:p>0</text:p>
          </table:table-cell>
          <table:table-cell table:formula="of:=HEX2DEC([.O144])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0000d3f4</text:p>
          </table:table-cell>
          <table:table-cell office:value-type="string">
            <text:p>a704d664</text:p>
          </table:table-cell>
          <table:table-cell office:value-type="string">
            <text:p>0daac22d</text:p>
          </table:table-cell>
          <table:table-cell office:value-type="string">
            <text:p>3ead85ed</text:p>
          </table:table-cell>
          <table:table-cell office:value-type="string">
            <text:p>af5a2052</text:p>
          </table:table-cell>
          <table:table-cell office:value-type="string">
            <text:p>afe569a2</text:p>
          </table:table-cell>
          <table:table-cell office:value-type="string">
            <text:p>961b261e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c0c0d</text:p>
          </table:table-cell>
          <table:table-cell office:value-type="string">
            <text:p>d0109fff</text:p>
          </table:table-cell>
          <table:table-cell office:value-type="string">
            <text:p>5a195e2b</text:p>
          </table:table-cell>
          <table:table-cell office:value-type="string">
            <text:p>7d60aa1c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70e2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NlxTbpr92x0VrgMnaFGSizW3p6hgxrAMOOik45jI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437be43d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73EDD466</text:p>
          </table:table-cell>
          <table:table-cell table:style-name="ce2" office:value-type="string">
            <text:p>1</text:p>
          </table:table-cell>
          <table:table-cell table:formula="of:=HEX2DEC([.O145])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41c69656</text:p>
          </table:table-cell>
          <table:table-cell office:value-type="string">
            <text:p>2781c46a</text:p>
          </table:table-cell>
          <table:table-cell office:value-type="string">
            <text:p>f94b95c9</text:p>
          </table:table-cell>
          <table:table-cell office:value-type="string">
            <text:p>d9e2d40b</text:p>
          </table:table-cell>
          <table:table-cell office:value-type="string">
            <text:p>bf540f7e</text:p>
          </table:table-cell>
          <table:table-cell office:value-type="string">
            <text:p>abd31d1</text:p>
          </table:table-cell>
          <table:table-cell office:value-type="string">
            <text:p>237caf1c</text:p>
          </table:table-cell>
          <table:table-cell office:value-type="string">
            <text:p>7de1c487</text:p>
          </table:table-cell>
          <table:table-cell office:value-type="string">
            <text:p>e201d2bf</text:p>
          </table:table-cell>
          <table:table-cell office:value-type="string">
            <text:p>e231ab2e</text:p>
          </table:table-cell>
          <table:table-cell office:value-type="string">
            <text:p>e9569372</text:p>
          </table:table-cell>
          <table:table-cell office:value-type="string">
            <text:p>500f2d96</text:p>
          </table:table-cell>
          <table:table-cell office:value-type="string">
            <text:p>2c677567</text:p>
          </table:table-cell>
          <table:table-cell office:value-type="string">
            <text:p>4287b359</text:p>
          </table:table-cell>
          <table:table-cell office:value-type="string">
            <text:p>4daae488</text:p>
          </table:table-cell>
          <table:table-cell office:value-type="string">
            <text:p>f73cef59</text:p>
          </table:table-cell>
          <table:table-cell office:value-type="string">
            <text:p>eeea5656</text:p>
          </table:table-cell>
          <table:table-cell office:value-type="string">
            <text:p>9e6f61bd</text:p>
          </table:table-cell>
          <table:table-cell office:value-type="string">
            <text:p>31d2ad85</text:p>
          </table:table-cell>
          <table:table-cell office:value-type="string">
            <text:p>da4570b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NlxTbpr92x0VrgMnaFGSizW3p6hgxrAMOOik45jI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2d2365d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23A39399</text:p>
          </table:table-cell>
          <table:table-cell table:style-name="ce2" office:value-type="string">
            <text:p>2</text:p>
          </table:table-cell>
          <table:table-cell table:formula="of:=HEX2DEC([.O146])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838c5909</text:p>
          </table:table-cell>
          <table:table-cell office:value-type="string">
            <text:p>a7ffb273</text:p>
          </table:table-cell>
          <table:table-cell office:value-type="string">
            <text:p>e4ed69e5</text:p>
          </table:table-cell>
          <table:table-cell table:style-name="ce6" office:value-type="string">
            <text:p>75182429</text:p>
          </table:table-cell>
          <table:table-cell office:value-type="string">
            <text:p>cf4eff9b</text:p>
          </table:table-cell>
          <table:table-cell office:value-type="string">
            <text:p>6595fa1d</text:p>
          </table:table-cell>
          <table:table-cell office:value-type="string">
            <text:p>b0dc381b</text:p>
          </table:table-cell>
          <table:table-cell office:value-type="string">
            <text:p>a96323fc</text:p>
          </table:table-cell>
          <table:table-cell office:value-type="string">
            <text:p>4593bf06</text:p>
          </table:table-cell>
          <table:table-cell office:value-type="string">
            <text:p>8f6ca4f</text:p>
          </table:table-cell>
          <table:table-cell office:value-type="string">
            <text:p>29c86e5</text:p>
          </table:table-cell>
          <table:table-cell office:value-type="string">
            <text:p>4606f2e4</text:p>
          </table:table-cell>
          <table:table-cell office:value-type="string">
            <text:p>db6d40b1</text:p>
          </table:table-cell>
          <table:table-cell office:value-type="string">
            <text:p>cc0a8c05</text:p>
          </table:table-cell>
          <table:table-cell office:value-type="string">
            <text:p>3c9f32f2</text:p>
          </table:table-cell>
          <table:table-cell office:value-type="string">
            <text:p>ec757a87</text:p>
          </table:table-cell>
          <table:table-cell office:value-type="string">
            <text:p>d88ee034</text:p>
          </table:table-cell>
          <table:table-cell office:value-type="string">
            <text:p>ddcfe67a</text:p>
          </table:table-cell>
          <table:table-cell office:value-type="string">
            <text:p>a1b3a82b</text:p>
          </table:table-cell>
          <table:table-cell office:value-type="string">
            <text:p>da457362</text:p>
          </table:table-cell>
          <table:table-cell office:value-type="string">
            <text:p>0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NlxTbpr92x0VrgMnaFGSizW3p6hgxrAMOOik45jI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e37df51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81D8B000</text:p>
          </table:table-cell>
          <table:table-cell table:style-name="ce2" office:value-type="string">
            <text:p>3</text:p>
          </table:table-cell>
          <table:table-cell table:formula="of:=HEX2DEC([.O147])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c5531beb</text:p>
          </table:table-cell>
          <table:table-cell office:value-type="string">
            <text:p>287da079</text:p>
          </table:table-cell>
          <table:table-cell office:value-type="string">
            <text:p>d08e3d86</text:p>
          </table:table-cell>
          <table:table-cell office:value-type="string">
            <text:p>104d7447</text:p>
          </table:table-cell>
          <table:table-cell office:value-type="string">
            <text:p>df48eea7</text:p>
          </table:table-cell>
          <table:table-cell office:value-type="string">
            <text:p>c06dc248</text:p>
          </table:table-cell>
          <table:table-cell office:value-type="string">
            <text:p>3e3dc119</text:p>
          </table:table-cell>
          <table:table-cell office:value-type="string">
            <text:p>d4e58370</text:p>
          </table:table-cell>
          <table:table-cell office:value-type="string">
            <text:p>a924ab4c</text:p>
          </table:table-cell>
          <table:table-cell office:value-type="string">
            <text:p>2fbb6950</text:p>
          </table:table-cell>
          <table:table-cell office:value-type="string">
            <text:p>1be37a58</text:p>
          </table:table-cell>
          <table:table-cell office:value-type="string">
            <text:p>3bfcc728</text:p>
          </table:table-cell>
          <table:table-cell office:value-type="string">
            <text:p>8a740bfb</text:p>
          </table:table-cell>
          <table:table-cell office:value-type="string">
            <text:p>558c64b1</text:p>
          </table:table-cell>
          <table:table-cell office:value-type="string">
            <text:p>2b95815c</text:p>
          </table:table-cell>
          <table:table-cell office:value-type="string">
            <text:p>e1af05b5</text:p>
          </table:table-cell>
          <table:table-cell office:value-type="string">
            <text:p>c2326a12</text:p>
          </table:table-cell>
          <table:table-cell office:value-type="string">
            <text:p>1b2f7b38</text:p>
          </table:table-cell>
          <table:table-cell office:value-type="string">
            <text:p>1193a2d1</text:p>
          </table:table-cell>
          <table:table-cell office:value-type="string">
            <text:p>da45733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NlxTbpr92x0VrgMnaFGSizW3p6hgxrAMOOik45jI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480c8cca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6A6FE011</text:p>
          </table:table-cell>
          <table:table-cell table:style-name="ce2" office:value-type="string">
            <text:p>4</text:p>
          </table:table-cell>
          <table:table-cell table:formula="of:=HEX2DEC([.O148])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719de4e</text:p>
          </table:table-cell>
          <table:table-cell office:value-type="string">
            <text:p>a8fb8e7e</text:p>
          </table:table-cell>
          <table:table-cell office:value-type="string">
            <text:p>bc2f11a2</text:p>
          </table:table-cell>
          <table:table-cell office:value-type="string">
            <text:p>ab824465</text:p>
          </table:table-cell>
          <table:table-cell office:value-type="string">
            <text:p>ef42ddc3</text:p>
          </table:table-cell>
          <table:table-cell office:value-type="string">
            <text:p>1b458a77</text:p>
          </table:table-cell>
          <table:table-cell office:value-type="string">
            <text:p>cb9d4a17</text:p>
          </table:table-cell>
          <table:table-cell office:value-type="string">
            <text:p>67e2e5</text:p>
          </table:table-cell>
          <table:table-cell office:value-type="string">
            <text:p>cb59793</text:p>
          </table:table-cell>
          <table:table-cell table:style-name="ce6" office:value-type="string">
            <text:p>56808871</text:p>
          </table:table-cell>
          <table:table-cell office:value-type="string">
            <text:p>35296dca</text:p>
          </table:table-cell>
          <table:table-cell office:value-type="string">
            <text:p>31f38867</text:p>
          </table:table-cell>
          <table:table-cell office:value-type="string">
            <text:p>397ad742</text:p>
          </table:table-cell>
          <table:table-cell office:value-type="string">
            <text:p>df0f3d5d</text:p>
          </table:table-cell>
          <table:table-cell office:value-type="string">
            <text:p>1a8acfc7</text:p>
          </table:table-cell>
          <table:table-cell office:value-type="string">
            <text:p>d6e890e3</text:p>
          </table:table-cell>
          <table:table-cell office:value-type="string">
            <text:p>abd6f3f0</text:p>
          </table:table-cell>
          <table:table-cell office:value-type="string">
            <text:p>5a8ffff9</text:p>
          </table:table-cell>
          <table:table-cell office:value-type="string">
            <text:p>81739d76</text:p>
          </table:table-cell>
          <table:table-cell office:value-type="string">
            <text:p>da457311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NlxTbpr92x0VrgMnaFGSizW3p6hgxrAMOOik45jI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2d2365d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3D307E77</text:p>
          </table:table-cell>
          <table:table-cell table:style-name="ce2" office:value-type="string">
            <text:p>5</text:p>
          </table:table-cell>
          <table:table-cell table:formula="of:=HEX2DEC([.O149])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48dfa121</text:p>
          </table:table-cell>
          <table:table-cell office:value-type="string">
            <text:p>29787c84</text:p>
          </table:table-cell>
          <table:table-cell office:value-type="string">
            <text:p>a7d1e55e</text:p>
          </table:table-cell>
          <table:table-cell office:value-type="string">
            <text:p>46b89483</text:p>
          </table:table-cell>
          <table:table-cell office:value-type="string">
            <text:p>ff3ccce0</text:p>
          </table:table-cell>
          <table:table-cell office:value-type="string">
            <text:p>761d52a2</text:p>
          </table:table-cell>
          <table:table-cell office:value-type="string">
            <text:p>58fdd315</text:p>
          </table:table-cell>
          <table:table-cell office:value-type="string">
            <text:p>2be94259</text:p>
          </table:table-cell>
          <table:table-cell office:value-type="string">
            <text:p>704683d9</text:p>
          </table:table-cell>
          <table:table-cell office:value-type="string">
            <text:p>7d441792</text:p>
          </table:table-cell>
          <table:table-cell office:value-type="string">
            <text:p>4e6f613d</text:p>
          </table:table-cell>
          <table:table-cell office:value-type="string">
            <text:p>27ea5c13</text:p>
          </table:table-cell>
          <table:table-cell office:value-type="string">
            <text:p>e880a28c</text:p>
          </table:table-cell>
          <table:table-cell table:style-name="ce6" office:value-type="string">
            <text:p>68921609</text:p>
          </table:table-cell>
          <table:table-cell office:value-type="string">
            <text:p>97f1e31</text:p>
          </table:table-cell>
          <table:table-cell office:value-type="string">
            <text:p>cc221c11</text:p>
          </table:table-cell>
          <table:table-cell office:value-type="string">
            <text:p>957a7dce</text:p>
          </table:table-cell>
          <table:table-cell office:value-type="string">
            <text:p>98e87c46</text:p>
          </table:table-cell>
          <table:table-cell office:value-type="string">
            <text:p>f153981c</text:p>
          </table:table-cell>
          <table:table-cell office:value-type="string">
            <text:p>da4573dc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NlxTbpr92x0VrgMnaFGSizW3p6hgxrAMOOik45jI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5811b65c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506DD6AA</text:p>
          </table:table-cell>
          <table:table-cell table:style-name="ce2" office:value-type="string">
            <text:p>6</text:p>
          </table:table-cell>
          <table:table-cell table:formula="of:=HEX2DEC([.O150])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8aa66383</text:p>
          </table:table-cell>
          <table:table-cell office:value-type="string">
            <text:p>a9f66a8d</text:p>
          </table:table-cell>
          <table:table-cell office:value-type="string">
            <text:p>9372b97b</text:p>
          </table:table-cell>
          <table:table-cell office:value-type="string">
            <text:p>e1ede4a1</text:p>
          </table:table-cell>
          <table:table-cell office:value-type="string">
            <text:p>f37bb0c</text:p>
          </table:table-cell>
          <table:table-cell office:value-type="string">
            <text:p>d0f51ad1</text:p>
          </table:table-cell>
          <table:table-cell office:value-type="string">
            <text:p>e65e5c14</text:p>
          </table:table-cell>
          <table:table-cell office:value-type="string">
            <text:p>576ba1ce</text:p>
          </table:table-cell>
          <table:table-cell office:value-type="string">
            <text:p>d3d87020</text:p>
          </table:table-cell>
          <table:table-cell office:value-type="string">
            <text:p>a409b6b3</text:p>
          </table:table-cell>
          <table:table-cell office:value-type="string">
            <text:p>67b654b0</text:p>
          </table:table-cell>
          <table:table-cell office:value-type="string">
            <text:p>1de02197</text:p>
          </table:table-cell>
          <table:table-cell office:value-type="string">
            <text:p>97876dd7</text:p>
          </table:table-cell>
          <table:table-cell office:value-type="string">
            <text:p>f215eeb5</text:p>
          </table:table-cell>
          <table:table-cell office:value-type="string">
            <text:p>f8756c9c</text:p>
          </table:table-cell>
          <table:table-cell office:value-type="string">
            <text:p>c15ba73f</text:p>
          </table:table-cell>
          <table:table-cell office:value-type="string">
            <text:p>7f1e07ac</text:p>
          </table:table-cell>
          <table:table-cell office:value-type="string">
            <text:p>d648f104</text:p>
          </table:table-cell>
          <table:table-cell office:value-type="string">
            <text:p>613392c2</text:p>
          </table:table-cell>
          <table:table-cell office:value-type="string">
            <text:p>da4573b0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NlxTbpr92x0VrgMnaFGSizW3p6hgxrAMOOik45jI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4522e1de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D9CFE044</text:p>
          </table:table-cell>
          <table:table-cell table:style-name="ce2" office:value-type="string">
            <text:p>7</text:p>
          </table:table-cell>
          <table:table-cell table:formula="of:=HEX2DEC([.O151])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cc6c2666</text:p>
          </table:table-cell>
          <table:table-cell office:value-type="string">
            <text:p>2a745893</text:p>
          </table:table-cell>
          <table:table-cell office:value-type="string">
            <text:p>7f138d17</text:p>
          </table:table-cell>
          <table:table-cell office:value-type="string">
            <text:p>7d2234de</text:p>
          </table:table-cell>
          <table:table-cell office:value-type="string">
            <text:p>1f31aa29</text:p>
          </table:table-cell>
          <table:table-cell office:value-type="string">
            <text:p>2bcde31d</text:p>
          </table:table-cell>
          <table:table-cell office:value-type="string">
            <text:p>73bee512</text:p>
          </table:table-cell>
          <table:table-cell office:value-type="string">
            <text:p>82ed0142</text:p>
          </table:table-cell>
          <table:table-cell office:value-type="string">
            <text:p>37695c66</text:p>
          </table:table-cell>
          <table:table-cell office:value-type="string">
            <text:p>caced5d4</text:p>
          </table:table-cell>
          <table:table-cell office:value-type="string">
            <text:p>80fc4823</text:p>
          </table:table-cell>
          <table:table-cell office:value-type="string">
            <text:p>13d7f4c9</text:p>
          </table:table-cell>
          <table:table-cell office:value-type="string">
            <text:p>468d3921</text:p>
          </table:table-cell>
          <table:table-cell office:value-type="string">
            <text:p>7b97c761</text:p>
          </table:table-cell>
          <table:table-cell office:value-type="string">
            <text:p>e76abb06</text:p>
          </table:table-cell>
          <table:table-cell office:value-type="string">
            <text:p>b695326e</text:p>
          </table:table-cell>
          <table:table-cell office:value-type="string">
            <text:p>68c2918a</text:p>
          </table:table-cell>
          <table:table-cell office:value-type="string">
            <text:p>15a875c5</text:p>
          </table:table-cell>
          <table:table-cell office:value-type="string">
            <text:p>d1138d68</text:p>
          </table:table-cell>
          <table:table-cell office:value-type="string">
            <text:p>da457275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EXZ4YpU4vStJHvPEu1zplU29OHkZYu3VEm0KpKKY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43ae0ce8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F4107C66</text:p>
          </table:table-cell>
          <table:table-cell table:style-name="ce2" office:value-type="string">
            <text:p>8</text:p>
          </table:table-cell>
          <table:table-cell table:formula="of:=HEX2DEC([.O152])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e32e8d8</text:p>
          </table:table-cell>
          <table:table-cell office:value-type="string">
            <text:p>aaf24698</text:p>
          </table:table-cell>
          <table:table-cell office:value-type="string">
            <text:p>6ab46133</text:p>
          </table:table-cell>
          <table:table-cell office:value-type="string">
            <text:p>185704fc</text:p>
          </table:table-cell>
          <table:table-cell office:value-type="string">
            <text:p>2f2b9924</text:p>
          </table:table-cell>
          <table:table-cell office:value-type="string">
            <text:p>86a5ab48</text:p>
          </table:table-cell>
          <table:table-cell office:value-type="string">
            <text:p>11f6e10</text:p>
          </table:table-cell>
          <table:table-cell office:value-type="string">
            <text:p>ae6f60b7</text:p>
          </table:table-cell>
          <table:table-cell office:value-type="string">
            <text:p>9afa48ad</text:p>
          </table:table-cell>
          <table:table-cell office:value-type="string">
            <text:p>f19374f5</text:p>
          </table:table-cell>
          <table:table-cell office:value-type="string">
            <text:p>9a423b95</text:p>
          </table:table-cell>
          <table:table-cell office:value-type="string">
            <text:p>9cdc02a</text:p>
          </table:table-cell>
          <table:table-cell office:value-type="string">
            <text:p>f5940468</text:p>
          </table:table-cell>
          <table:table-cell office:value-type="string">
            <text:p>51aa00d</text:p>
          </table:table-cell>
          <table:table-cell office:value-type="string">
            <text:p>d65f0971</text:p>
          </table:table-cell>
          <table:table-cell office:value-type="string">
            <text:p>abcebd9c</text:p>
          </table:table-cell>
          <table:table-cell office:value-type="string">
            <text:p>52661b68</text:p>
          </table:table-cell>
          <table:table-cell office:value-type="string">
            <text:p>5308ca82</text:p>
          </table:table-cell>
          <table:table-cell office:value-type="string">
            <text:p>40f4880d</text:p>
          </table:table-cell>
          <table:table-cell office:value-type="string">
            <text:p>da45752f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tppzlUZRNnKAh8s2gd_4iXA2aYxC5XTxGhOMb2qh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8d2155ff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279AC3DD</text:p>
          </table:table-cell>
          <table:table-cell table:style-name="ce2" office:value-type="string">
            <text:p>9</text:p>
          </table:table-cell>
          <table:table-cell table:formula="of:=HEX2DEC([.O153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4ff8abbb</text:p>
          </table:table-cell>
          <table:table-cell office:value-type="string">
            <text:p>2b6f349e</text:p>
          </table:table-cell>
          <table:table-cell office:value-type="string">
            <text:p>565634ec</text:p>
          </table:table-cell>
          <table:table-cell office:value-type="string">
            <text:p>b38d531a</text:p>
          </table:table-cell>
          <table:table-cell office:value-type="string">
            <text:p>3f25884a</text:p>
          </table:table-cell>
          <table:table-cell office:value-type="string">
            <text:p>e17d7377</text:p>
          </table:table-cell>
          <table:table-cell office:value-type="string">
            <text:p>8e7ff70e</text:p>
          </table:table-cell>
          <table:table-cell office:value-type="string">
            <text:p>d9f1c02b</text:p>
          </table:table-cell>
          <table:table-cell office:value-type="string">
            <text:p>fe8b34f3</text:p>
          </table:table-cell>
          <table:table-cell table:style-name="ce6" office:value-type="string">
            <text:p>18589215</text:p>
          </table:table-cell>
          <table:table-cell office:value-type="string">
            <text:p>b3892f08</text:p>
          </table:table-cell>
          <table:table-cell office:value-type="string">
            <text:p>ffc48d42</text:p>
          </table:table-cell>
          <table:table-cell office:value-type="string">
            <text:p>a49acfb2</text:p>
          </table:table-cell>
          <table:table-cell office:value-type="string">
            <text:p>8e9d78b9</text:p>
          </table:table-cell>
          <table:table-cell office:value-type="string">
            <text:p>c55557db</text:p>
          </table:table-cell>
          <table:table-cell office:value-type="string">
            <text:p>a10848ca</text:p>
          </table:table-cell>
          <table:table-cell office:value-type="string">
            <text:p>3c0aa546</text:p>
          </table:table-cell>
          <table:table-cell office:value-type="string">
            <text:p>91694f40</text:p>
          </table:table-cell>
          <table:table-cell office:value-type="string">
            <text:p>b0d482b3</text:p>
          </table:table-cell>
          <table:table-cell office:value-type="string">
            <text:p>da457535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EXZ4YpU4vStJHvPEu1zplU29OHkZYu3VEm0KpKKY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aea07e19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8CDCD0EE</text:p>
          </table:table-cell>
          <table:table-cell table:style-name="ce2" office:value-type="string">
            <text:p>9</text:p>
          </table:table-cell>
          <table:table-cell table:formula="of:=HEX2DEC([.O154])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4ff8abbb</text:p>
          </table:table-cell>
          <table:table-cell office:value-type="string">
            <text:p>2b6f349e</text:p>
          </table:table-cell>
          <table:table-cell office:value-type="string">
            <text:p>565634ec</text:p>
          </table:table-cell>
          <table:table-cell office:value-type="string">
            <text:p>b38d531a</text:p>
          </table:table-cell>
          <table:table-cell office:value-type="string">
            <text:p>3f258840</text:p>
          </table:table-cell>
          <table:table-cell office:value-type="string">
            <text:p>e17d7377</text:p>
          </table:table-cell>
          <table:table-cell office:value-type="string">
            <text:p>8e7ff70e</text:p>
          </table:table-cell>
          <table:table-cell office:value-type="string">
            <text:p>d9f1c02b</text:p>
          </table:table-cell>
          <table:table-cell office:value-type="string">
            <text:p>fe8b34f3</text:p>
          </table:table-cell>
          <table:table-cell table:style-name="ce6" office:value-type="string">
            <text:p>18589215</text:p>
          </table:table-cell>
          <table:table-cell office:value-type="string">
            <text:p>b3892f08</text:p>
          </table:table-cell>
          <table:table-cell office:value-type="string">
            <text:p>ffc48d87</text:p>
          </table:table-cell>
          <table:table-cell office:value-type="string">
            <text:p>a49acfb2</text:p>
          </table:table-cell>
          <table:table-cell office:value-type="string">
            <text:p>8e9d78b9</text:p>
          </table:table-cell>
          <table:table-cell office:value-type="string">
            <text:p>c55557db</text:p>
          </table:table-cell>
          <table:table-cell office:value-type="string">
            <text:p>a10848ca</text:p>
          </table:table-cell>
          <table:table-cell office:value-type="string">
            <text:p>3c0aa546</text:p>
          </table:table-cell>
          <table:table-cell office:value-type="string">
            <text:p>91694f40</text:p>
          </table:table-cell>
          <table:table-cell office:value-type="string">
            <text:p>b0d482b3</text:p>
          </table:table-cell>
          <table:table-cell office:value-type="string">
            <text:p>da4575fa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Zn8sOsbJH3WwVUTIw8yZgxKXQvyUy5pgahYAKCre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efd6c76c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D707A722</text:p>
          </table:table-cell>
          <table:table-cell office:value-type="string">
            <text:p>a</text:p>
          </table:table-cell>
          <table:table-cell table:formula="of:=HEX2DEC([.O155])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91bf6e1e</text:p>
          </table:table-cell>
          <table:table-cell office:value-type="string">
            <text:p>abed22a7</text:p>
          </table:table-cell>
          <table:table-cell office:value-type="string">
            <text:p>41f70888</text:p>
          </table:table-cell>
          <table:table-cell office:value-type="string">
            <text:p>4ec2a338</text:p>
          </table:table-cell>
          <table:table-cell office:value-type="string">
            <text:p>4f1f776f</text:p>
          </table:table-cell>
          <table:table-cell office:value-type="string">
            <text:p>3c553ba2</text:p>
          </table:table-cell>
          <table:table-cell office:value-type="string">
            <text:p>1be0800d</text:p>
          </table:table-cell>
          <table:table-cell office:value-type="string">
            <text:p>5731fa0</text:p>
          </table:table-cell>
          <table:table-cell office:value-type="string">
            <text:p>621d213a</text:p>
          </table:table-cell>
          <table:table-cell office:value-type="string">
            <text:p>3f1d3136</text:p>
          </table:table-cell>
          <table:table-cell office:value-type="string">
            <text:p>cccf227b</text:p>
          </table:table-cell>
          <table:table-cell office:value-type="string">
            <text:p>f5bb59a3</text:p>
          </table:table-cell>
          <table:table-cell office:value-type="string">
            <text:p>53a19afc</text:p>
          </table:table-cell>
          <table:table-cell table:style-name="ce6" office:value-type="string">
            <text:p>18205166</text:p>
          </table:table-cell>
          <table:table-cell office:value-type="string">
            <text:p>b44aa646</text:p>
          </table:table-cell>
          <table:table-cell office:value-type="string">
            <text:p>9641d3f8</text:p>
          </table:table-cell>
          <table:table-cell office:value-type="string">
            <text:p>25ae2f24</text:p>
          </table:table-cell>
          <table:table-cell office:value-type="string">
            <text:p>d0c9cc01</text:p>
          </table:table-cell>
          <table:table-cell office:value-type="string">
            <text:p>20b47d59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Zn8sOsbJH3WwVUTIw8yZgxKXQvyUy5pgahYAKCre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b015530f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E1218466</text:p>
          </table:table-cell>
          <table:table-cell office:value-type="string">
            <text:p>b</text:p>
          </table:table-cell>
          <table:table-cell table:formula="of:=HEX2DEC([.O156])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d38530f0</text:p>
          </table:table-cell>
          <table:table-cell office:value-type="string">
            <text:p>2c6b10ad</text:p>
          </table:table-cell>
          <table:table-cell office:value-type="string">
            <text:p>2d98dca4</text:p>
          </table:table-cell>
          <table:table-cell office:value-type="string">
            <text:p>e9f7f356</text:p>
          </table:table-cell>
          <table:table-cell office:value-type="string">
            <text:p>5f19678b</text:p>
          </table:table-cell>
          <table:table-cell office:value-type="string">
            <text:p>972d03d1</text:p>
          </table:table-cell>
          <table:table-cell office:value-type="string">
            <text:p>a940090b</text:p>
          </table:table-cell>
          <table:table-cell office:value-type="string">
            <text:p>30f57f15</text:p>
          </table:table-cell>
          <table:table-cell office:value-type="string">
            <text:p>c5ae0d80</text:p>
          </table:table-cell>
          <table:table-cell table:style-name="ce6" office:value-type="string">
            <text:p>65e15057</text:p>
          </table:table-cell>
          <table:table-cell office:value-type="string">
            <text:p>e61515ee</text:p>
          </table:table-cell>
          <table:table-cell office:value-type="string">
            <text:p>ebb1263b</text:p>
          </table:table-cell>
          <table:table-cell office:value-type="string">
            <text:p>2a76647</text:p>
          </table:table-cell>
          <table:table-cell office:value-type="string">
            <text:p>a1a22a12</text:p>
          </table:table-cell>
          <table:table-cell office:value-type="string">
            <text:p>a340f4b0</text:p>
          </table:table-cell>
          <table:table-cell office:value-type="string">
            <text:p>8b7b5f26</text:p>
          </table:table-cell>
          <table:table-cell office:value-type="string">
            <text:p>f52b902</text:p>
          </table:table-cell>
          <table:table-cell office:value-type="string">
            <text:p>e2940cf</text:p>
          </table:table-cell>
          <table:table-cell office:value-type="string">
            <text:p>909477ff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Zn8sOsbJH3WwVUTIw8yZgxKXQvyUy5pgahYAKCre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780b83e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6E0FE266</text:p>
          </table:table-cell>
          <table:table-cell office:value-type="string">
            <text:p>c</text:p>
          </table:table-cell>
          <table:table-cell table:formula="of:=HEX2DEC([.O157])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154bf353</text:p>
          </table:table-cell>
          <table:table-cell office:value-type="string">
            <text:p>ace9feb2</text:p>
          </table:table-cell>
          <table:table-cell office:value-type="string">
            <text:p>1939b041</text:p>
          </table:table-cell>
          <table:table-cell office:value-type="string">
            <text:p>852dc374</text:p>
          </table:table-cell>
          <table:table-cell office:value-type="string">
            <text:p>6f1356b7</text:p>
          </table:table-cell>
          <table:table-cell office:value-type="string">
            <text:p>f205cc1d</text:p>
          </table:table-cell>
          <table:table-cell office:value-type="string">
            <text:p>36a19209</text:p>
          </table:table-cell>
          <table:table-cell office:value-type="string">
            <text:p>5c77de89</text:p>
          </table:table-cell>
          <table:table-cell office:value-type="string">
            <text:p>293ff9c7</text:p>
          </table:table-cell>
          <table:table-cell office:value-type="string">
            <text:p>8ca6ff78</text:p>
          </table:table-cell>
          <table:table-cell office:value-type="string">
            <text:p>ff5b0961</text:p>
          </table:table-cell>
          <table:table-cell office:value-type="string">
            <text:p>e1a8f2d4</text:p>
          </table:table-cell>
          <table:table-cell office:value-type="string">
            <text:p>b1ad3191</text:p>
          </table:table-cell>
          <table:table-cell office:value-type="string">
            <text:p>2b2502be</text:p>
          </table:table-cell>
          <table:table-cell office:value-type="string">
            <text:p>9235431b</text:p>
          </table:table-cell>
          <table:table-cell office:value-type="string">
            <text:p>80b4ea54</text:p>
          </table:table-cell>
          <table:table-cell office:value-type="string">
            <text:p>f8f642e0</text:p>
          </table:table-cell>
          <table:table-cell office:value-type="string">
            <text:p>4d89c58c</text:p>
          </table:table-cell>
          <table:table-cell office:value-type="string">
            <text:p>7472a5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Zn8sOsbJH3WwVUTIw8yZgxKXQvyUy5pgahYAKCre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cbb0a1b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FD0BC488</text:p>
          </table:table-cell>
          <table:table-cell office:value-type="string">
            <text:p>d</text:p>
          </table:table-cell>
          <table:table-cell table:formula="of:=HEX2DEC([.O158])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5712b635</text:p>
          </table:table-cell>
          <table:table-cell office:value-type="string">
            <text:p>2d66ecb8</text:p>
          </table:table-cell>
          <table:table-cell office:value-type="string">
            <text:p>4db847d</text:p>
          </table:table-cell>
          <table:table-cell table:style-name="ce6" office:value-type="string">
            <text:p>20621392</text:p>
          </table:table-cell>
          <table:table-cell office:value-type="string">
            <text:p>7f0d45d2</text:p>
          </table:table-cell>
          <table:table-cell office:value-type="string">
            <text:p>4cdd9448</text:p>
          </table:table-cell>
          <table:table-cell office:value-type="string">
            <text:p>c4011b07</text:p>
          </table:table-cell>
          <table:table-cell office:value-type="string">
            <text:p>87f93dfe</text:p>
          </table:table-cell>
          <table:table-cell office:value-type="string">
            <text:p>8cd1e60d</text:p>
          </table:table-cell>
          <table:table-cell office:value-type="string">
            <text:p>b36b1e99</text:p>
          </table:table-cell>
          <table:table-cell office:value-type="string">
            <text:p>18a2fcd3</text:p>
          </table:table-cell>
          <table:table-cell office:value-type="string">
            <text:p>d79fbf6c</text:p>
          </table:table-cell>
          <table:table-cell office:value-type="string">
            <text:p>60b4fcd8</text:p>
          </table:table-cell>
          <table:table-cell office:value-type="string">
            <text:p>b4a8db6a</text:p>
          </table:table-cell>
          <table:table-cell office:value-type="string">
            <text:p>812a9185</text:p>
          </table:table-cell>
          <table:table-cell office:value-type="string">
            <text:p>75ee7582</text:p>
          </table:table-cell>
          <table:table-cell office:value-type="string">
            <text:p>e29accbe</text:p>
          </table:table-cell>
          <table:table-cell office:value-type="string">
            <text:p>8bea5a4d</text:p>
          </table:table-cell>
          <table:table-cell office:value-type="string">
            <text:p>70546d4a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Zn8sOsbJH3WwVUTIw8yZgxKXQvyUy5pgahYAKCre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27d010fb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0689BA55</text:p>
          </table:table-cell>
          <table:table-cell office:value-type="string">
            <text:p>e</text:p>
          </table:table-cell>
          <table:table-cell table:formula="of:=HEX2DEC([.O159])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98d878e8</text:p>
          </table:table-cell>
          <table:table-cell office:value-type="string">
            <text:p>ade4dac1</text:p>
          </table:table-cell>
          <table:table-cell office:value-type="string">
            <text:p>f07c5819</text:p>
          </table:table-cell>
          <table:table-cell office:value-type="string">
            <text:p>bb9763b0</text:p>
          </table:table-cell>
          <table:table-cell office:value-type="string">
            <text:p>8f0734fe</text:p>
          </table:table-cell>
          <table:table-cell office:value-type="string">
            <text:p>a7b55c77</text:p>
          </table:table-cell>
          <table:table-cell office:value-type="string">
            <text:p>5161a406</text:p>
          </table:table-cell>
          <table:table-cell office:value-type="string">
            <text:p>b37c9d72</text:p>
          </table:table-cell>
          <table:table-cell office:value-type="string">
            <text:p>f062d254</text:p>
          </table:table-cell>
          <table:table-cell office:value-type="string">
            <text:p>da30bdba</text:p>
          </table:table-cell>
          <table:table-cell office:value-type="string">
            <text:p>31e8f046</text:p>
          </table:table-cell>
          <table:table-cell office:value-type="string">
            <text:p>cd958c04</text:p>
          </table:table-cell>
          <table:table-cell office:value-type="string">
            <text:p>fbac822</text:p>
          </table:table-cell>
          <table:table-cell office:value-type="string">
            <text:p>3e2bb416</text:p>
          </table:table-cell>
          <table:table-cell office:value-type="string">
            <text:p>7020dff0</text:p>
          </table:table-cell>
          <table:table-cell office:value-type="string">
            <text:p>6b2700b0</text:p>
          </table:table-cell>
          <table:table-cell office:value-type="string">
            <text:p>cc3e569c</text:p>
          </table:table-cell>
          <table:table-cell office:value-type="string">
            <text:p>c94adf0b</text:p>
          </table:table-cell>
          <table:table-cell office:value-type="string">
            <text:p>e03567f0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Zn8sOsbJH3WwVUTIw8yZgxKXQvyUy5pgahYAKCre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6d27877b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A6FABE00</text:p>
          </table:table-cell>
          <table:table-cell office:value-type="string">
            <text:p>f</text:p>
          </table:table-cell>
          <table:table-cell table:formula="of:=HEX2DEC([.O160])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da9e3b4b</text:p>
          </table:table-cell>
          <table:table-cell office:value-type="string">
            <text:p>2e62c8c7</text:p>
          </table:table-cell>
          <table:table-cell office:value-type="string">
            <text:p>dc1d2c3a</text:p>
          </table:table-cell>
          <table:table-cell office:value-type="string">
            <text:p>56cdb3ed</text:p>
          </table:table-cell>
          <table:table-cell office:value-type="string">
            <text:p>9f01231d</text:p>
          </table:table-cell>
          <table:table-cell office:value-type="string">
            <text:p>28d24a2</text:p>
          </table:table-cell>
          <table:table-cell office:value-type="string">
            <text:p>dec22d04</text:p>
          </table:table-cell>
          <table:table-cell office:value-type="string">
            <text:p>defefce7</text:p>
          </table:table-cell>
          <table:table-cell office:value-type="string">
            <text:p>53f3be9a</text:p>
          </table:table-cell>
          <table:table-cell office:value-type="string">
            <text:p>f5dcdb</text:p>
          </table:table-cell>
          <table:table-cell office:value-type="string">
            <text:p>4b2ee3b9</text:p>
          </table:table-cell>
          <table:table-cell office:value-type="string">
            <text:p>c38c589d</text:p>
          </table:table-cell>
          <table:table-cell office:value-type="string">
            <text:p>bec1936d</text:p>
          </table:table-cell>
          <table:table-cell office:value-type="string">
            <text:p>c7ad8cc2</text:p>
          </table:table-cell>
          <table:table-cell office:value-type="string">
            <text:p>5f152e5a</text:p>
          </table:table-cell>
          <table:table-cell office:value-type="string">
            <text:p>60618bde</text:p>
          </table:table-cell>
          <table:table-cell office:value-type="string">
            <text:p>b5e2e07a</text:p>
          </table:table-cell>
          <table:table-cell office:value-type="string">
            <text:p>8aa53c8</text:p>
          </table:table-cell>
          <table:table-cell table:style-name="ce6" office:value-type="string">
            <text:p>50156296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Zn8sOsbJH3WwVUTIw8yZgxKXQvyUy5pgahYAKCre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23b43e64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AE5CCC22</text:p>
          </table:table-cell>
          <table:table-cell table:style-name="ce2" office:value-type="string">
            <text:p>10</text:p>
          </table:table-cell>
          <table:table-cell table:formula="of:=HEX2DEC([.O161])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1c65fe2d</text:p>
          </table:table-cell>
          <table:table-cell office:value-type="string">
            <text:p>aedfb6cc</text:p>
          </table:table-cell>
          <table:table-cell office:value-type="string">
            <text:p>c7bfffd6</text:p>
          </table:table-cell>
          <table:table-cell office:value-type="string">
            <text:p>f202820b</text:p>
          </table:table-cell>
          <table:table-cell office:value-type="string">
            <text:p>aefb1239</text:p>
          </table:table-cell>
          <table:table-cell office:value-type="string">
            <text:p>5d65ecd1</text:p>
          </table:table-cell>
          <table:table-cell office:value-type="string">
            <text:p>6c22b602</text:p>
          </table:table-cell>
          <table:table-cell office:value-type="string">
            <text:p>a805c5b</text:p>
          </table:table-cell>
          <table:table-cell office:value-type="string">
            <text:p>b784aae1</text:p>
          </table:table-cell>
          <table:table-cell office:value-type="string">
            <text:p>27ba7bfc</text:p>
          </table:table-cell>
          <table:table-cell office:value-type="string">
            <text:p>6475d72c</text:p>
          </table:table-cell>
          <table:table-cell office:value-type="string">
            <text:p>b9822535</text:p>
          </table:table-cell>
          <table:table-cell office:value-type="string">
            <text:p>6dc75eb7</text:p>
          </table:table-cell>
          <table:table-cell office:value-type="string">
            <text:p>5130656e</text:p>
          </table:table-cell>
          <table:table-cell office:value-type="string">
            <text:p>4e0b7cc4</text:p>
          </table:table-cell>
          <table:table-cell office:value-type="string">
            <text:p>559a170c</text:p>
          </table:table-cell>
          <table:table-cell office:value-type="string">
            <text:p>9f866a58</text:p>
          </table:table-cell>
          <table:table-cell office:value-type="string">
            <text:p>460ad089</text:p>
          </table:table-cell>
          <table:table-cell office:value-type="string">
            <text:p>bff55d3c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Zn8sOsbJH3WwVUTIw8yZgxKXQvyUy5pgahYAKCre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e37df51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2216A8BB</text:p>
          </table:table-cell>
          <table:table-cell table:style-name="ce2" office:value-type="string">
            <text:p>11</text:p>
          </table:table-cell>
          <table:table-cell table:formula="of:=HEX2DEC([.O162])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5e2bc080</text:p>
          </table:table-cell>
          <table:table-cell office:value-type="string">
            <text:p>2f5da4d2</text:p>
          </table:table-cell>
          <table:table-cell office:value-type="string">
            <text:p>b360d3f2</text:p>
          </table:table-cell>
          <table:table-cell office:value-type="string">
            <text:p>8d37d229</text:p>
          </table:table-cell>
          <table:table-cell office:value-type="string">
            <text:p>bef50125</text:p>
          </table:table-cell>
          <table:table-cell office:value-type="string">
            <text:p>b83db51c</text:p>
          </table:table-cell>
          <table:table-cell office:value-type="string">
            <text:p>f9833f00</text:p>
          </table:table-cell>
          <table:table-cell office:value-type="string">
            <text:p>3602bbd0</text:p>
          </table:table-cell>
          <table:table-cell office:value-type="string">
            <text:p>1b169728</text:p>
          </table:table-cell>
          <table:table-cell office:value-type="string">
            <text:p>4e7e991d</text:p>
          </table:table-cell>
          <table:table-cell office:value-type="string">
            <text:p>7dbbca9f</text:p>
          </table:table-cell>
          <table:table-cell office:value-type="string">
            <text:p>af79f1ce</text:p>
          </table:table-cell>
          <table:table-cell office:value-type="string">
            <text:p>1cce2a01</text:p>
          </table:table-cell>
          <table:table-cell office:value-type="string">
            <text:p>dab33e1a</text:p>
          </table:table-cell>
          <table:table-cell office:value-type="string">
            <text:p>3d00cb2f</text:p>
          </table:table-cell>
          <table:table-cell office:value-type="string">
            <text:p>4ad4a23a</text:p>
          </table:table-cell>
          <table:table-cell office:value-type="string">
            <text:p>892af436</text:p>
          </table:table-cell>
          <table:table-cell office:value-type="string">
            <text:p>846a5557</text:p>
          </table:table-cell>
          <table:table-cell office:value-type="string">
            <text:p>2fd557e1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Zn8sOsbJH3WwVUTIw8yZgxKXQvyUy5pgahYAKCre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a010297d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AF6DD6AA</text:p>
          </table:table-cell>
          <table:table-cell table:style-name="ce2" office:value-type="string">
            <text:p>12</text:p>
          </table:table-cell>
          <table:table-cell table:formula="of:=HEX2DEC([.O163])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9ff18362</text:p>
          </table:table-cell>
          <table:table-cell office:value-type="string">
            <text:p>afdb92db</text:p>
          </table:table-cell>
          <table:table-cell office:value-type="string">
            <text:p>9f01a7af</text:p>
          </table:table-cell>
          <table:table-cell office:value-type="string">
            <text:p>286d2247</text:p>
          </table:table-cell>
          <table:table-cell office:value-type="string">
            <text:p>ceeff040</text:p>
          </table:table-cell>
          <table:table-cell office:value-type="string">
            <text:p>13157d48</text:p>
          </table:table-cell>
          <table:table-cell office:value-type="string">
            <text:p>86e3c7ff</text:p>
          </table:table-cell>
          <table:table-cell office:value-type="string">
            <text:p>61841b44</text:p>
          </table:table-cell>
          <table:table-cell office:value-type="string">
            <text:p>7ea7836e</text:p>
          </table:table-cell>
          <table:table-cell office:value-type="string">
            <text:p>7543383e</text:p>
          </table:table-cell>
          <table:table-cell office:value-type="string">
            <text:p>9701be11</text:p>
          </table:table-cell>
          <table:table-cell office:value-type="string">
            <text:p>a570be66</text:p>
          </table:table-cell>
          <table:table-cell office:value-type="string">
            <text:p>cbd4f548</text:p>
          </table:table-cell>
          <table:table-cell office:value-type="string">
            <text:p>643616c7</text:p>
          </table:table-cell>
          <table:table-cell office:value-type="string">
            <text:p>2bf51999</text:p>
          </table:table-cell>
          <table:table-cell office:value-type="string">
            <text:p>400d2d68</text:p>
          </table:table-cell>
          <table:table-cell office:value-type="string">
            <text:p>72ce7e14</text:p>
          </table:table-cell>
          <table:table-cell office:value-type="string">
            <text:p>c3cb2a14</text:p>
          </table:table-cell>
          <table:table-cell office:value-type="string">
            <text:p>9fb55287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Zn8sOsbJH3WwVUTIw8yZgxKXQvyUy5pgahYAKCre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6e9c5c7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C349B833</text:p>
          </table:table-cell>
          <table:table-cell table:style-name="ce2" office:value-type="string">
            <text:p>13</text:p>
          </table:table-cell>
          <table:table-cell table:formula="of:=HEX2DEC([.O164])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e1b845c5</text:p>
          </table:table-cell>
          <table:table-cell table:style-name="ce6" office:value-type="string">
            <text:p>305980e1</text:p>
          </table:table-cell>
          <table:table-cell office:value-type="string">
            <text:p>8aa27b4b</text:p>
          </table:table-cell>
          <table:table-cell office:value-type="string">
            <text:p>c3a27265</text:p>
          </table:table-cell>
          <table:table-cell office:value-type="string">
            <text:p>dee9df6c</text:p>
          </table:table-cell>
          <table:table-cell office:value-type="string">
            <text:p>6ded4577</text:p>
          </table:table-cell>
          <table:table-cell office:value-type="string">
            <text:p>144450fd</text:p>
          </table:table-cell>
          <table:table-cell office:value-type="string">
            <text:p>8d067ab9</text:p>
          </table:table-cell>
          <table:table-cell office:value-type="string">
            <text:p>e2386fb5</text:p>
          </table:table-cell>
          <table:table-cell office:value-type="string">
            <text:p>9c08475e</text:p>
          </table:table-cell>
          <table:table-cell office:value-type="string">
            <text:p>b048b184</text:p>
          </table:table-cell>
          <table:table-cell office:value-type="string">
            <text:p>9b668aff</text:p>
          </table:table-cell>
          <table:table-cell office:value-type="string">
            <text:p>7adac092</text:p>
          </table:table-cell>
          <table:table-cell office:value-type="string">
            <text:p>edb8ef73</text:p>
          </table:table-cell>
          <table:table-cell office:value-type="string">
            <text:p>1aeb6804</text:p>
          </table:table-cell>
          <table:table-cell office:value-type="string">
            <text:p>3547b897</text:p>
          </table:table-cell>
          <table:table-cell office:value-type="string">
            <text:p>5c7207f2</text:p>
          </table:table-cell>
          <table:table-cell office:value-type="string">
            <text:p>12baed5</text:p>
          </table:table-cell>
          <table:table-cell office:value-type="string">
            <text:p>f954d2d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3">
            <text:p>33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Zn8sOsbJH3WwVUTIw8yZgxKXQvyUy5pgahYAKCre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b23c50b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14507F88</text:p>
          </table:table-cell>
          <table:table-cell table:style-name="ce2" office:value-type="string">
            <text:p>14</text:p>
          </table:table-cell>
          <table:table-cell table:formula="of:=HEX2DEC([.O165])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237e08b8</text:p>
          </table:table-cell>
          <table:table-cell office:value-type="string">
            <text:p>b0d66ee6</text:p>
          </table:table-cell>
          <table:table-cell office:value-type="string">
            <text:p>76444f67</text:p>
          </table:table-cell>
          <table:table-cell office:value-type="string">
            <text:p>5ed74283</text:p>
          </table:table-cell>
          <table:table-cell office:value-type="string">
            <text:p>eee3cf88</text:p>
          </table:table-cell>
          <table:table-cell office:value-type="string">
            <text:p>c8c50da2</text:p>
          </table:table-cell>
          <table:table-cell office:value-type="string">
            <text:p>a1a4d9fb</text:p>
          </table:table-cell>
          <table:table-cell office:value-type="string">
            <text:p>b888da2d</text:p>
          </table:table-cell>
          <table:table-cell office:value-type="string">
            <text:p>45c95bfb</text:p>
          </table:table-cell>
          <table:table-cell office:value-type="string">
            <text:p>c2cde67f</text:p>
          </table:table-cell>
          <table:table-cell office:value-type="string">
            <text:p>c98ea4f7</text:p>
          </table:table-cell>
          <table:table-cell office:value-type="string">
            <text:p>915d5797</text:p>
          </table:table-cell>
          <table:table-cell office:value-type="string">
            <text:p>29e18bdd</text:p>
          </table:table-cell>
          <table:table-cell office:value-type="string">
            <text:p>773bc81f</text:p>
          </table:table-cell>
          <table:table-cell office:value-type="string">
            <text:p>9e0b66e</text:p>
          </table:table-cell>
          <table:table-cell office:value-type="string">
            <text:p>2a8043c5</text:p>
          </table:table-cell>
          <table:table-cell office:value-type="string">
            <text:p>461691d0</text:p>
          </table:table-cell>
          <table:table-cell office:value-type="string">
            <text:p>408b2393</text:p>
          </table:table-cell>
          <table:table-cell office:value-type="string">
            <text:p>7f7647d3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4">
            <text:p>34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Zn8sOsbJH3WwVUTIw8yZgxKXQvyUy5pgahYAKCre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c7d221cf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ABB28922</text:p>
          </table:table-cell>
          <table:table-cell table:style-name="ce2" office:value-type="string">
            <text:p>15</text:p>
          </table:table-cell>
          <table:table-cell table:formula="of:=HEX2DEC([.O166])"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6544cb1a</text:p>
          </table:table-cell>
          <table:table-cell office:value-type="string">
            <text:p>31545cec</text:p>
          </table:table-cell>
          <table:table-cell table:style-name="ce6" office:value-type="string">
            <text:p>61e52300</text:p>
          </table:table-cell>
          <table:table-cell office:value-type="string">
            <text:p>fa0d92a1</text:p>
          </table:table-cell>
          <table:table-cell office:value-type="string">
            <text:p>feddbeb7</text:p>
          </table:table-cell>
          <table:table-cell office:value-type="string">
            <text:p>239dd5d1</text:p>
          </table:table-cell>
          <table:table-cell office:value-type="string">
            <text:p>2f0562f9</text:p>
          </table:table-cell>
          <table:table-cell office:value-type="string">
            <text:p>e40a39a2</text:p>
          </table:table-cell>
          <table:table-cell office:value-type="string">
            <text:p>a95b4842</text:p>
          </table:table-cell>
          <table:table-cell office:value-type="string">
            <text:p>e9920580</text:p>
          </table:table-cell>
          <table:table-cell office:value-type="string">
            <text:p>e2d4986a</text:p>
          </table:table-cell>
          <table:table-cell office:value-type="string">
            <text:p>8753242f</text:p>
          </table:table-cell>
          <table:table-cell office:value-type="string">
            <text:p>d8e75727</text:p>
          </table:table-cell>
          <table:table-cell office:value-type="string">
            <text:p>bea0cb</text:p>
          </table:table-cell>
          <table:table-cell office:value-type="string">
            <text:p>f8d604d9</text:p>
          </table:table-cell>
          <table:table-cell office:value-type="string">
            <text:p>1fbacef3</text:p>
          </table:table-cell>
          <table:table-cell office:value-type="string">
            <text:p>2fba1bae</text:p>
          </table:table-cell>
          <table:table-cell office:value-type="string">
            <text:p>7eeba050</text:p>
          </table:table-cell>
          <table:table-cell office:value-type="string">
            <text:p>ef564279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Zn8sOsbJH3WwVUTIw8yZgxKXQvyUy5pgahYAKCre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e80e9c9e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1BF6A122</text:p>
          </table:table-cell>
          <table:table-cell table:style-name="ce2" office:value-type="string">
            <text:p>16</text:p>
          </table:table-cell>
          <table:table-cell table:formula="of:=HEX2DEC([.O167])"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a70a8dfd</text:p>
          </table:table-cell>
          <table:table-cell office:value-type="string">
            <text:p>b1d24af5</text:p>
          </table:table-cell>
          <table:table-cell office:value-type="string">
            <text:p>4d86f73c</text:p>
          </table:table-cell>
          <table:table-cell office:value-type="string">
            <text:p>9542e2de</text:p>
          </table:table-cell>
          <table:table-cell office:value-type="string">
            <text:p>ed7add3</text:p>
          </table:table-cell>
          <table:table-cell office:value-type="string">
            <text:p>7e759e1c</text:p>
          </table:table-cell>
          <table:table-cell office:value-type="string">
            <text:p>bc65ebf8</text:p>
          </table:table-cell>
          <table:table-cell office:value-type="string">
            <text:p>f8c9916</text:p>
          </table:table-cell>
          <table:table-cell office:value-type="string">
            <text:p>cec3488</text:p>
          </table:table-cell>
          <table:table-cell office:value-type="string">
            <text:p>1056a4a1</text:p>
          </table:table-cell>
          <table:table-cell office:value-type="string">
            <text:p>fc1b8bdc</text:p>
          </table:table-cell>
          <table:table-cell office:value-type="string">
            <text:p>7d4af0c8</text:p>
          </table:table-cell>
          <table:table-cell office:value-type="string">
            <text:p>87ee226e</text:p>
          </table:table-cell>
          <table:table-cell office:value-type="string">
            <text:p>8a417977</text:p>
          </table:table-cell>
          <table:table-cell office:value-type="string">
            <text:p>e7cb5343</text:p>
          </table:table-cell>
          <table:table-cell office:value-type="string">
            <text:p>14f35a21</text:p>
          </table:table-cell>
          <table:table-cell office:value-type="string">
            <text:p>195fa58c</text:p>
          </table:table-cell>
          <table:table-cell office:value-type="string">
            <text:p>bc442511</text:p>
          </table:table-cell>
          <table:table-cell office:value-type="string">
            <text:p>5f363d1e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7">
            <text:p>37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FcaBtGLnG3rqrxrj4zTXqM825pZtCoq0rpK1lNTt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3a3ee579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41E5A1AA</text:p>
          </table:table-cell>
          <table:table-cell table:style-name="ce2" office:value-type="string">
            <text:p>17</text:p>
          </table:table-cell>
          <table:table-cell table:formula="of:=HEX2DEC([.O168])"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e8d1505f</text:p>
          </table:table-cell>
          <table:table-cell office:value-type="string">
            <text:p>325038fb</text:p>
          </table:table-cell>
          <table:table-cell office:value-type="string">
            <text:p>3928cad9</text:p>
          </table:table-cell>
          <table:table-cell office:value-type="string">
            <text:p>307732fc</text:p>
          </table:table-cell>
          <table:table-cell office:value-type="string">
            <text:p>1ed29cff</text:p>
          </table:table-cell>
          <table:table-cell office:value-type="string">
            <text:p>d94d6648</text:p>
          </table:table-cell>
          <table:table-cell office:value-type="string">
            <text:p>49c674f6</text:p>
          </table:table-cell>
          <table:table-cell office:value-type="string">
            <text:p>3b0ef88b</text:p>
          </table:table-cell>
          <table:table-cell office:value-type="string">
            <text:p>707d20cf</text:p>
          </table:table-cell>
          <table:table-cell office:value-type="string">
            <text:p>371bc3c2</text:p>
          </table:table-cell>
          <table:table-cell office:value-type="string">
            <text:p>15617f4f</text:p>
          </table:table-cell>
          <table:table-cell office:value-type="string">
            <text:p>7341bd60</text:p>
          </table:table-cell>
          <table:table-cell office:value-type="string">
            <text:p>36f4edb8</text:p>
          </table:table-cell>
          <table:table-cell office:value-type="string">
            <text:p>13c35223</text:p>
          </table:table-cell>
          <table:table-cell office:value-type="string">
            <text:p>d6c0a1ae</text:p>
          </table:table-cell>
          <table:table-cell office:value-type="string">
            <text:p>a2de54f</text:p>
          </table:table-cell>
          <table:table-cell office:value-type="string">
            <text:p>3032f6a</text:p>
          </table:table-cell>
          <table:table-cell office:value-type="string">
            <text:p>fba4b9df</text:p>
          </table:table-cell>
          <table:table-cell office:value-type="string">
            <text:p>cf1637c4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8">
            <text:p>38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FcaBtGLnG3rqrxrj4zTXqM825pZtCoq0rpK1lNTt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c52b242e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C67EDCAA</text:p>
          </table:table-cell>
          <table:table-cell table:style-name="ce2" office:value-type="string">
            <text:p>18</text:p>
          </table:table-cell>
          <table:table-cell table:formula="of:=HEX2DEC([.O169])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2a971332</text:p>
          </table:table-cell>
          <table:table-cell office:value-type="string">
            <text:p>b2cd2700</text:p>
          </table:table-cell>
          <table:table-cell office:value-type="string">
            <text:p>24c99ef5</text:p>
          </table:table-cell>
          <table:table-cell office:value-type="string">
            <text:p>cbad011a</text:p>
          </table:table-cell>
          <table:table-cell office:value-type="string">
            <text:p>2ecc8b1a</text:p>
          </table:table-cell>
          <table:table-cell table:style-name="ce6" office:value-type="string">
            <text:p>34252e77</text:p>
          </table:table-cell>
          <table:table-cell office:value-type="string">
            <text:p>d726fdf4</text:p>
          </table:table-cell>
          <table:table-cell office:value-type="string">
            <text:p>669057ff</text:p>
          </table:table-cell>
          <table:table-cell office:value-type="string">
            <text:p>d40e0d15</text:p>
          </table:table-cell>
          <table:table-cell office:value-type="string">
            <text:p>5de062e3</text:p>
          </table:table-cell>
          <table:table-cell office:value-type="string">
            <text:p>2ea772c2</text:p>
          </table:table-cell>
          <table:table-cell office:value-type="string">
            <text:p>693789f9</text:p>
          </table:table-cell>
          <table:table-cell office:value-type="string">
            <text:p>e5fab902</text:p>
          </table:table-cell>
          <table:table-cell office:value-type="string">
            <text:p>9d462acf</text:p>
          </table:table-cell>
          <table:table-cell office:value-type="string">
            <text:p>c5b6f018</text:p>
          </table:table-cell>
          <table:table-cell office:value-type="string">
            <text:p>ff66707d</text:p>
          </table:table-cell>
          <table:table-cell office:value-type="string">
            <text:p>eca7b948</text:p>
          </table:table-cell>
          <table:table-cell office:value-type="string">
            <text:p>39043e9c</text:p>
          </table:table-cell>
          <table:table-cell office:value-type="string">
            <text:p>3ef6326a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9">
            <text:p>39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FcaBtGLnG3rqrxrj4zTXqM825pZtCoq0rpK1lNTt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6e9c5c7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13B8B477</text:p>
          </table:table-cell>
          <table:table-cell table:style-name="ce2" office:value-type="string">
            <text:p>19</text:p>
          </table:table-cell>
          <table:table-cell table:formula="of:=HEX2DEC([.O170])"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6c5dd595</text:p>
          </table:table-cell>
          <table:table-cell office:value-type="string">
            <text:p>334b1506</text:p>
          </table:table-cell>
          <table:table-cell office:value-type="string">
            <text:p>106a7291</text:p>
          </table:table-cell>
          <table:table-cell table:style-name="ce6" office:value-type="string">
            <text:p>66e25138</text:p>
          </table:table-cell>
          <table:table-cell office:value-type="string">
            <text:p>3ec67a06</text:p>
          </table:table-cell>
          <table:table-cell office:value-type="string">
            <text:p>8efdf6a2</text:p>
          </table:table-cell>
          <table:table-cell office:value-type="string">
            <text:p>648686f2</text:p>
          </table:table-cell>
          <table:table-cell office:value-type="string">
            <text:p>9212b774</text:p>
          </table:table-cell>
          <table:table-cell office:value-type="string">
            <text:p>37a0f95c</text:p>
          </table:table-cell>
          <table:table-cell office:value-type="string">
            <text:p>84a58004</text:p>
          </table:table-cell>
          <table:table-cell office:value-type="string">
            <text:p>47ee6635</text:p>
          </table:table-cell>
          <table:table-cell office:value-type="string">
            <text:p>5f2e5691</text:p>
          </table:table-cell>
          <table:table-cell office:value-type="string">
            <text:p>9501844d</text:p>
          </table:table-cell>
          <table:table-cell office:value-type="string">
            <text:p>26c9037b</text:p>
          </table:table-cell>
          <table:table-cell office:value-type="string">
            <text:p>b4ab3e83</text:p>
          </table:table-cell>
          <table:table-cell office:value-type="string">
            <text:p>f4a0fbab</text:p>
          </table:table-cell>
          <table:table-cell office:value-type="string">
            <text:p>d64b4326</text:p>
          </table:table-cell>
          <table:table-cell office:value-type="string">
            <text:p>7764b35a</text:p>
          </table:table-cell>
          <table:table-cell office:value-type="string">
            <text:p>aed62d10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0">
            <text:p>40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FcaBtGLnG3rqrxrj4zTXqM825pZtCoq0rpK1lNTt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37d53a8d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2DD6A411</text:p>
          </table:table-cell>
          <table:table-cell office:value-type="string">
            <text:p>1a</text:p>
          </table:table-cell>
          <table:table-cell table:formula="of:=HEX2DEC([.O171])"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ae249877</text:p>
          </table:table-cell>
          <table:table-cell office:value-type="string">
            <text:p>b3c9030f</text:p>
          </table:table-cell>
          <table:table-cell office:value-type="string">
            <text:p>fc0b46b2</text:p>
          </table:table-cell>
          <table:table-cell office:value-type="string">
            <text:p>217a156</text:p>
          </table:table-cell>
          <table:table-cell office:value-type="string">
            <text:p>4ec06925</text:p>
          </table:table-cell>
          <table:table-cell office:value-type="string">
            <text:p>e9d5bed1</text:p>
          </table:table-cell>
          <table:table-cell office:value-type="string">
            <text:p>f1e70ff1</text:p>
          </table:table-cell>
          <table:table-cell office:value-type="string">
            <text:p>bd9416e8</text:p>
          </table:table-cell>
          <table:table-cell office:value-type="string">
            <text:p>9b31e5a2</text:p>
          </table:table-cell>
          <table:table-cell office:value-type="string">
            <text:p>ab6a2f25</text:p>
          </table:table-cell>
          <table:table-cell office:value-type="string">
            <text:p>613459a8</text:p>
          </table:table-cell>
          <table:table-cell table:style-name="ce6" office:value-type="string">
            <text:p>55252329</text:p>
          </table:table-cell>
          <table:table-cell office:value-type="string">
            <text:p>44074f97</text:p>
          </table:table-cell>
          <table:table-cell office:value-type="string">
            <text:p>b04cdc27</text:p>
          </table:table-cell>
          <table:table-cell office:value-type="string">
            <text:p>a3a18ced</text:p>
          </table:table-cell>
          <table:table-cell office:value-type="string">
            <text:p>e9d986d9</text:p>
          </table:table-cell>
          <table:table-cell office:value-type="string">
            <text:p>bfefcd04</text:p>
          </table:table-cell>
          <table:table-cell office:value-type="string">
            <text:p>b6c5301b</text:p>
          </table:table-cell>
          <table:table-cell office:value-type="string">
            <text:p>1eb727b6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2">
            <text:p>42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Drzc7kMPKadpIg413WHRh9O6Vmp03658SiZ34YTR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b9847a7e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873CC999</text:p>
          </table:table-cell>
          <table:table-cell office:value-type="string">
            <text:p>1b</text:p>
          </table:table-cell>
          <table:table-cell table:formula="of:=HEX2DEC([.O172])"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efea5b2a</text:p>
          </table:table-cell>
          <table:table-cell office:value-type="string">
            <text:p>3447f115</text:p>
          </table:table-cell>
          <table:table-cell office:value-type="string">
            <text:p>e7ad1a6e</text:p>
          </table:table-cell>
          <table:table-cell office:value-type="string">
            <text:p>9d4df174</text:p>
          </table:table-cell>
          <table:table-cell office:value-type="string">
            <text:p>5eba5841</text:p>
          </table:table-cell>
          <table:table-cell office:value-type="string">
            <text:p>44ad871c</text:p>
          </table:table-cell>
          <table:table-cell office:value-type="string">
            <text:p>7f4798ef</text:p>
          </table:table-cell>
          <table:table-cell office:value-type="string">
            <text:p>e916765d</text:p>
          </table:table-cell>
          <table:table-cell office:value-type="string">
            <text:p>fec2d1e9</text:p>
          </table:table-cell>
          <table:table-cell office:value-type="string">
            <text:p>d22f4e46</text:p>
          </table:table-cell>
          <table:table-cell office:value-type="string">
            <text:p>7a7a4d1a</text:p>
          </table:table-cell>
          <table:table-cell office:value-type="string">
            <text:p>4b1befc2</text:p>
          </table:table-cell>
          <table:table-cell office:value-type="string">
            <text:p>f30e1ade</text:p>
          </table:table-cell>
          <table:table-cell office:value-type="string">
            <text:p>39ceb4d4</text:p>
          </table:table-cell>
          <table:table-cell office:value-type="string">
            <text:p>9296db58</text:p>
          </table:table-cell>
          <table:table-cell office:value-type="string">
            <text:p>df131207</text:p>
          </table:table-cell>
          <table:table-cell office:value-type="string">
            <text:p>a99356e2</text:p>
          </table:table-cell>
          <table:table-cell office:value-type="string">
            <text:p>f425b4d8</text:p>
          </table:table-cell>
          <table:table-cell office:value-type="string">
            <text:p>8e97225b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3">
            <text:p>43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Drzc7kMPKadpIg413WHRh9O6Vmp03658SiZ34YTR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a379d469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AE76A3EE</text:p>
          </table:table-cell>
          <table:table-cell office:value-type="string">
            <text:p>1c</text:p>
          </table:table-cell>
          <table:table-cell table:formula="of:=HEX2DEC([.O173])"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31b01d8c</text:p>
          </table:table-cell>
          <table:table-cell office:value-type="string">
            <text:p>b4c4df1a</text:p>
          </table:table-cell>
          <table:table-cell office:value-type="string">
            <text:p>d34eee0a</text:p>
          </table:table-cell>
          <table:table-cell office:value-type="string">
            <text:p>3882c192</text:p>
          </table:table-cell>
          <table:table-cell office:value-type="string">
            <text:p>6eb4476d</text:p>
          </table:table-cell>
          <table:table-cell office:value-type="string">
            <text:p>9f854f48</text:p>
          </table:table-cell>
          <table:table-cell office:value-type="string">
            <text:p>ca821ed</text:p>
          </table:table-cell>
          <table:table-cell office:value-type="string">
            <text:p>1498d5d1</text:p>
          </table:table-cell>
          <table:table-cell office:value-type="string">
            <text:p>6254be2f</text:p>
          </table:table-cell>
          <table:table-cell office:value-type="string">
            <text:p>f8f3ed66</text:p>
          </table:table-cell>
          <table:table-cell office:value-type="string">
            <text:p>93c1408d</text:p>
          </table:table-cell>
          <table:table-cell office:value-type="string">
            <text:p>4112bc5a</text:p>
          </table:table-cell>
          <table:table-cell office:value-type="string">
            <text:p>a214e628</text:p>
          </table:table-cell>
          <table:table-cell office:value-type="string">
            <text:p>c3518d80</text:p>
          </table:table-cell>
          <table:table-cell office:value-type="string">
            <text:p>818b29c2</text:p>
          </table:table-cell>
          <table:table-cell office:value-type="string">
            <text:p>d44c9d35</text:p>
          </table:table-cell>
          <table:table-cell office:value-type="string">
            <text:p>9337e0c0</text:p>
          </table:table-cell>
          <table:table-cell office:value-type="string">
            <text:p>338509a6</text:p>
          </table:table-cell>
          <table:table-cell office:value-type="string">
            <text:p>fe771d01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5">
            <text:p>45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G9pvj8Zu2fyfZjMnWLvgwP56G8r3HgZ_ozrgRwdU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a010297d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C4DCD1EE</text:p>
          </table:table-cell>
          <table:table-cell office:value-type="string">
            <text:p>1d</text:p>
          </table:table-cell>
          <table:table-cell table:formula="of:=HEX2DEC([.O174])"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7377e06f</text:p>
          </table:table-cell>
          <table:table-cell office:value-type="string">
            <text:p>3542cd20</text:p>
          </table:table-cell>
          <table:table-cell office:value-type="string">
            <text:p>beefc227</text:p>
          </table:table-cell>
          <table:table-cell office:value-type="string">
            <text:p>d3b711b0</text:p>
          </table:table-cell>
          <table:table-cell office:value-type="string">
            <text:p>7eae3788</text:p>
          </table:table-cell>
          <table:table-cell office:value-type="string">
            <text:p>fa5d1777</text:p>
          </table:table-cell>
          <table:table-cell office:value-type="string">
            <text:p>9a08aaeb</text:p>
          </table:table-cell>
          <table:table-cell office:value-type="string">
            <text:p>401a3546</text:p>
          </table:table-cell>
          <table:table-cell office:value-type="string">
            <text:p>c5e5aa76</text:p>
          </table:table-cell>
          <table:table-cell office:value-type="string">
            <text:p>1fb80c87</text:p>
          </table:table-cell>
          <table:table-cell office:value-type="string">
            <text:p>ad073400</text:p>
          </table:table-cell>
          <table:table-cell office:value-type="string">
            <text:p>370888f3</text:p>
          </table:table-cell>
          <table:table-cell office:value-type="string">
            <text:p>511bb172</text:p>
          </table:table-cell>
          <table:table-cell office:value-type="string">
            <text:p>4cd4662c</text:p>
          </table:table-cell>
          <table:table-cell office:value-type="string">
            <text:p>7081782d</text:p>
          </table:table-cell>
          <table:table-cell office:value-type="string">
            <text:p>c9862863</text:p>
          </table:table-cell>
          <table:table-cell office:value-type="string">
            <text:p>7cdb6a9f</text:p>
          </table:table-cell>
          <table:table-cell office:value-type="string">
            <text:p>71e58e67</text:p>
          </table:table-cell>
          <table:table-cell office:value-type="string">
            <text:p>6e5717a7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8">
            <text:p>48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9Ubyn3qky4bSsAzQ3B1RfDEDc0iXvp1fQFplN3AU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eced1c8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315CCC22</text:p>
          </table:table-cell>
          <table:table-cell office:value-type="string">
            <text:p>1e</text:p>
          </table:table-cell>
          <table:table-cell table:formula="of:=HEX2DEC([.O175])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b53da2c2</text:p>
          </table:table-cell>
          <table:table-cell office:value-type="string">
            <text:p>b5c0bb29</text:p>
          </table:table-cell>
          <table:table-cell office:value-type="string">
            <text:p>aa9195c3</text:p>
          </table:table-cell>
          <table:table-cell office:value-type="string">
            <text:p>6eed61ed</text:p>
          </table:table-cell>
          <table:table-cell office:value-type="string">
            <text:p>8ea826b4</text:p>
          </table:table-cell>
          <table:table-cell office:value-type="string">
            <text:p>5535dfa2</text:p>
          </table:table-cell>
          <table:table-cell table:style-name="ce6" office:value-type="string">
            <text:p>276933e9</text:p>
          </table:table-cell>
          <table:table-cell office:value-type="string">
            <text:p>6b9c94ba</text:p>
          </table:table-cell>
          <table:table-cell office:value-type="string">
            <text:p>297696bc</text:p>
          </table:table-cell>
          <table:table-cell office:value-type="string">
            <text:p>467daba8</text:p>
          </table:table-cell>
          <table:table-cell office:value-type="string">
            <text:p>c64d2773</text:p>
          </table:table-cell>
          <table:table-cell office:value-type="string">
            <text:p>2cff558b</text:p>
          </table:table-cell>
          <table:table-cell office:value-type="string">
            <text:p>217cbd</text:p>
          </table:table-cell>
          <table:table-cell office:value-type="string">
            <text:p>d6563ed8</text:p>
          </table:table-cell>
          <table:table-cell office:value-type="string">
            <text:p>5f76c697</text:p>
          </table:table-cell>
          <table:table-cell office:value-type="string">
            <text:p>bebfb391</text:p>
          </table:table-cell>
          <table:table-cell office:value-type="string">
            <text:p>667ff47d</text:p>
          </table:table-cell>
          <table:table-cell office:value-type="string">
            <text:p>af450324</text:p>
          </table:table-cell>
          <table:table-cell office:value-type="string">
            <text:p>de37124d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9">
            <text:p>49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9Ubyn3qky4bSsAzQ3B1RfDEDc0iXvp1fQFplN3AU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table:style-name="ce2" office:value-type="string">
            <text:p>70113167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FEE185CC</text:p>
          </table:table-cell>
          <table:table-cell office:value-type="string">
            <text:p>1f</text:p>
          </table:table-cell>
          <table:table-cell table:formula="of:=HEX2DEC([.O176])"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f70365a4</text:p>
          </table:table-cell>
          <table:table-cell office:value-type="string">
            <text:p>363ea92f</text:p>
          </table:table-cell>
          <table:table-cell office:value-type="string">
            <text:p>963269ff</text:p>
          </table:table-cell>
          <table:table-cell office:value-type="string">
            <text:p>a22b00b</text:p>
          </table:table-cell>
          <table:table-cell office:value-type="string">
            <text:p>9ea215d0</text:p>
          </table:table-cell>
          <table:table-cell office:value-type="string">
            <text:p>b00da7d1</text:p>
          </table:table-cell>
          <table:table-cell office:value-type="string">
            <text:p>b4c9bce8</text:p>
          </table:table-cell>
          <table:table-cell office:value-type="string">
            <text:p>971ef42f</text:p>
          </table:table-cell>
          <table:table-cell office:value-type="string">
            <text:p>8d078303</text:p>
          </table:table-cell>
          <table:table-cell office:value-type="string">
            <text:p>6d42cac9</text:p>
          </table:table-cell>
          <table:table-cell office:value-type="string">
            <text:p>df941ae5</text:p>
          </table:table-cell>
          <table:table-cell office:value-type="string">
            <text:p>22f62223</text:p>
          </table:table-cell>
          <table:table-cell office:value-type="string">
            <text:p>af274807</text:p>
          </table:table-cell>
          <table:table-cell office:value-type="string">
            <text:p>5fd91784</text:p>
          </table:table-cell>
          <table:table-cell office:value-type="string">
            <text:p>4e6b1501</text:p>
          </table:table-cell>
          <table:table-cell office:value-type="string">
            <text:p>b3f93ebf</text:p>
          </table:table-cell>
          <table:table-cell office:value-type="string">
            <text:p>50237e5b</text:p>
          </table:table-cell>
          <table:table-cell office:value-type="string">
            <text:p>eea687e2</text:p>
          </table:table-cell>
          <table:table-cell office:value-type="string">
            <text:p>4e170cf2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50">
            <text:p>50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9Ubyn3qky4bSsAzQ3B1RfDEDc0iXvp1fQFplN3AU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1cec1496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BCCFE044</text:p>
          </table:table-cell>
          <table:table-cell table:style-name="ce2" office:value-type="string">
            <text:p>20</text:p>
          </table:table-cell>
          <table:table-cell table:formula="of:=HEX2DEC([.O177])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38c92807</text:p>
          </table:table-cell>
          <table:table-cell office:value-type="string">
            <text:p>b6bb9735</text:p>
          </table:table-cell>
          <table:table-cell office:value-type="string">
            <text:p>81d33d98</text:p>
          </table:table-cell>
          <table:table-cell office:value-type="string">
            <text:p>a5578029</text:p>
          </table:table-cell>
          <table:table-cell office:value-type="string">
            <text:p>ae9c04ff</text:p>
          </table:table-cell>
          <table:table-cell office:value-type="string">
            <text:p>ae4701c</text:p>
          </table:table-cell>
          <table:table-cell office:value-type="string">
            <text:p>422a45e6</text:p>
          </table:table-cell>
          <table:table-cell office:value-type="string">
            <text:p>c2a153a3</text:p>
          </table:table-cell>
          <table:table-cell office:value-type="string">
            <text:p>f0996f49</text:p>
          </table:table-cell>
          <table:table-cell office:value-type="string">
            <text:p>940769ea</text:p>
          </table:table-cell>
          <table:table-cell office:value-type="string">
            <text:p>f8da0e58</text:p>
          </table:table-cell>
          <table:table-cell office:value-type="string">
            <text:p>18eceebc</text:p>
          </table:table-cell>
          <table:table-cell office:value-type="string">
            <text:p>5e2e134e</text:p>
          </table:table-cell>
          <table:table-cell office:value-type="string">
            <text:p>e95cf030</text:p>
          </table:table-cell>
          <table:table-cell office:value-type="string">
            <text:p>3d61636c</text:p>
          </table:table-cell>
          <table:table-cell office:value-type="string">
            <text:p>a932c9ee</text:p>
          </table:table-cell>
          <table:table-cell office:value-type="string">
            <text:p>39c70839</text:p>
          </table:table-cell>
          <table:table-cell office:value-type="string">
            <text:p>2c0604a3</text:p>
          </table:table-cell>
          <table:table-cell office:value-type="string">
            <text:p>bdf80798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52">
            <text:p>52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JMCoUrwtBaf_EebtjXR9oofD1cofdS8dd7mvtp6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74efb149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F907AA22</text:p>
          </table:table-cell>
          <table:table-cell table:style-name="ce2" office:value-type="string">
            <text:p>40</text:p>
          </table:table-cell>
          <table:table-cell table:formula="of:=HEX2DEC([.O178])"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71937caa</text:p>
          </table:table-cell>
          <table:table-cell office:value-type="string">
            <text:p>c6735805</text:p>
          </table:table-cell>
          <table:table-cell office:value-type="string">
            <text:p>f5fcb907</text:p>
          </table:table-cell>
          <table:table-cell office:value-type="string">
            <text:p>c028c65</text:p>
          </table:table-cell>
          <table:table-cell office:value-type="string">
            <text:p>addee76b</text:p>
          </table:table-cell>
          <table:table-cell table:style-name="ce6" office:value-type="string">
            <text:p>65e47676</text:p>
          </table:table-cell>
          <table:table-cell office:value-type="string">
            <text:p>ee3865ae</text:p>
          </table:table-cell>
          <table:table-cell table:style-name="ce6" office:value-type="string">
            <text:p>32e24233</text:p>
          </table:table-cell>
          <table:table-cell office:value-type="string">
            <text:p>62c1f81a</text:p>
          </table:table-cell>
          <table:table-cell office:value-type="string">
            <text:p>6ca1b5c7</text:p>
          </table:table-cell>
          <table:table-cell office:value-type="string">
            <text:p>21a47cb1</text:p>
          </table:table-cell>
          <table:table-cell office:value-type="string">
            <text:p>d7c081c9</text:p>
          </table:table-cell>
          <table:table-cell office:value-type="string">
            <text:p>3efb7c83</text:p>
          </table:table-cell>
          <table:table-cell office:value-type="string">
            <text:p>19b405b4</text:p>
          </table:table-cell>
          <table:table-cell office:value-type="string">
            <text:p>1c0d30bb</text:p>
          </table:table-cell>
          <table:table-cell office:value-type="string">
            <text:p>50632fb0</text:p>
          </table:table-cell>
          <table:table-cell office:value-type="string">
            <text:p>6e4843f9</text:p>
          </table:table-cell>
          <table:table-cell office:value-type="string">
            <text:p>f8fdbc57</text:p>
          </table:table-cell>
          <table:table-cell office:value-type="string">
            <text:p>b9fd5c51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53">
            <text:p>53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JMCoUrwtBaf_EebtjXR9oofD1cofdS8dd7mvtp6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23b43e64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B00394CC</text:p>
          </table:table-cell>
          <table:table-cell table:style-name="ce2" office:value-type="string">
            <text:p>1000</text:p>
          </table:table-cell>
          <table:table-cell table:formula="of:=HEX2DEC([.O179])"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64e7fdaa</text:p>
          </table:table-cell>
          <table:table-cell office:value-type="string">
            <text:p>82cf3e57</text:p>
          </table:table-cell>
          <table:table-cell office:value-type="string">
            <text:p>222e87ac</text:p>
          </table:table-cell>
          <table:table-cell office:value-type="string">
            <text:p>93dde3ff</text:p>
          </table:table-cell>
          <table:table-cell office:value-type="string">
            <text:p>504be65a</text:p>
          </table:table-cell>
          <table:table-cell office:value-type="string">
            <text:p>2fca9ca1</text:p>
          </table:table-cell>
          <table:table-cell office:value-type="string">
            <text:p>9d490a00</text:p>
          </table:table-cell>
          <table:table-cell office:value-type="string">
            <text:p>7349ad37</text:p>
          </table:table-cell>
          <table:table-cell office:value-type="string">
            <text:p>92ab4ee3</text:p>
          </table:table-cell>
          <table:table-cell office:value-type="string">
            <text:p>8ac1ba2</text:p>
          </table:table-cell>
          <table:table-cell office:value-type="string">
            <text:p>3527cc83</text:p>
          </table:table-cell>
          <table:table-cell office:value-type="string">
            <text:p>c3fde245</text:p>
          </table:table-cell>
          <table:table-cell office:value-type="string">
            <text:p>e4254348</text:p>
          </table:table-cell>
          <table:table-cell office:value-type="string">
            <text:p>e4de9c93</text:p>
          </table:table-cell>
          <table:table-cell office:value-type="string">
            <text:p>b4f63d83</text:p>
          </table:table-cell>
          <table:table-cell office:value-type="string">
            <text:p>9a204573</text:p>
          </table:table-cell>
          <table:table-cell office:value-type="string">
            <text:p>45d5aca7</text:p>
          </table:table-cell>
          <table:table-cell office:value-type="string">
            <text:p>5c5af735</text:p>
          </table:table-cell>
          <table:table-cell office:value-type="string">
            <text:p>c49e0f67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54">
            <text:p>54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JMCoUrwtBaf_EebtjXR9oofD1cofdS8dd7mvtp6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5bad88f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04FABB00</text:p>
          </table:table-cell>
          <table:table-cell table:style-name="ce2" office:value-type="string">
            <text:p>10000</text:p>
          </table:table-cell>
          <table:table-cell table:formula="of:=HEX2DEC([.O180])" office:value-type="float" office:value="65536">
            <text:p>6553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4e6d6e6d</text:p>
          </table:table-cell>
          <table:table-cell office:value-type="string">
            <text:p>63b95577</text:p>
          </table:table-cell>
          <table:table-cell office:value-type="string">
            <text:p>55e71a2a</text:p>
          </table:table-cell>
          <table:table-cell office:value-type="string">
            <text:p>91b2e4ce</text:p>
          </table:table-cell>
          <table:table-cell office:value-type="string">
            <text:p>be677ffa</text:p>
          </table:table-cell>
          <table:table-cell office:value-type="string">
            <text:p>ae3a99d3</text:p>
          </table:table-cell>
          <table:table-cell office:value-type="string">
            <text:p>8f86437</text:p>
          </table:table-cell>
          <table:table-cell table:style-name="ce6" office:value-type="string">
            <text:p>6104e754</text:p>
          </table:table-cell>
          <table:table-cell office:value-type="string">
            <text:p>c21d6d22</text:p>
          </table:table-cell>
          <table:table-cell office:value-type="string">
            <text:p>8f6162be</text:p>
          </table:table-cell>
          <table:table-cell office:value-type="string">
            <text:p>218d6838</text:p>
          </table:table-cell>
          <table:table-cell office:value-type="string">
            <text:p>f85ec510</text:p>
          </table:table-cell>
          <table:table-cell office:value-type="string">
            <text:p>e9ad3ce7</text:p>
          </table:table-cell>
          <table:table-cell office:value-type="string">
            <text:p>7699f91d</text:p>
          </table:table-cell>
          <table:table-cell office:value-type="string">
            <text:p>c2d10c76</text:p>
          </table:table-cell>
          <table:table-cell office:value-type="string">
            <text:p>83e778ac</text:p>
          </table:table-cell>
          <table:table-cell office:value-type="string">
            <text:p>e33cf61</text:p>
          </table:table-cell>
          <table:table-cell office:value-type="string">
            <text:p>25d4090d</text:p>
          </table:table-cell>
          <table:table-cell office:value-type="string">
            <text:p>ecaf7b58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7">
            <text:p>47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9Ubyn3qky4bSsAzQ3B1RfDEDc0iXvp1fQFplN3AU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+a3fed6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C467AEDD</text:p>
          </table:table-cell>
          <table:table-cell office:value-type="string">
            <text:p>2093f3ef</text:p>
          </table:table-cell>
          <table:table-cell table:formula="of:=HEX2DEC([.O181])" office:value-type="float" office:value="546567151">
            <text:p>54656715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4d2bacae</text:p>
          </table:table-cell>
          <table:table-cell office:value-type="string">
            <text:p>f2764fd4</text:p>
          </table:table-cell>
          <table:table-cell office:value-type="string">
            <text:p>3bd55863</text:p>
          </table:table-cell>
          <table:table-cell office:value-type="string">
            <text:p>f22f0f0</text:p>
          </table:table-cell>
          <table:table-cell office:value-type="string">
            <text:p>3a8fb224</text:p>
          </table:table-cell>
          <table:table-cell office:value-type="string">
            <text:p>30c5b456</text:p>
          </table:table-cell>
          <table:table-cell office:value-type="string">
            <text:p>b51528c7</text:p>
          </table:table-cell>
          <table:table-cell office:value-type="string">
            <text:p>6d7005cf</text:p>
          </table:table-cell>
          <table:table-cell office:value-type="string">
            <text:p>d2a2e12e</text:p>
          </table:table-cell>
          <table:table-cell office:value-type="string">
            <text:p>180fa8d2</text:p>
          </table:table-cell>
          <table:table-cell office:value-type="string">
            <text:p>92d6f4f1</text:p>
          </table:table-cell>
          <table:table-cell office:value-type="string">
            <text:p>9531acb3</text:p>
          </table:table-cell>
          <table:table-cell office:value-type="string">
            <text:p>cd64b38c</text:p>
          </table:table-cell>
          <table:table-cell office:value-type="string">
            <text:p>b0971f25</text:p>
          </table:table-cell>
          <table:table-cell office:value-type="string">
            <text:p>807beef3</text:p>
          </table:table-cell>
          <table:table-cell office:value-type="string">
            <text:p>bf7ef7ba</text:p>
          </table:table-cell>
          <table:table-cell office:value-type="string">
            <text:p>99fa0b4b</text:p>
          </table:table-cell>
          <table:table-cell office:value-type="string">
            <text:p>e4d024aa</text:p>
          </table:table-cell>
          <table:table-cell office:value-type="string">
            <text:p>27534e6b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4">
            <text:p>44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G9pvj8Zu2fyfZjMnWLvgwP56G8r3HgZ_ozrgRwdU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+a3fed6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39A9BA66</text:p>
          </table:table-cell>
          <table:table-cell office:value-type="string">
            <text:p>2093f3f0</text:p>
          </table:table-cell>
          <table:table-cell table:formula="of:=HEX2DEC([.O182])" office:value-type="float" office:value="546567152">
            <text:p>54656715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8ef26f01</text:p>
          </table:table-cell>
          <table:table-cell office:value-type="string">
            <text:p>72f33ddd</text:p>
          </table:table-cell>
          <table:table-cell office:value-type="string">
            <text:p>27772c1f</text:p>
          </table:table-cell>
          <table:table-cell office:value-type="string">
            <text:p>aa57cf2e</text:p>
          </table:table-cell>
          <table:table-cell office:value-type="string">
            <text:p>4a89a143</text:p>
          </table:table-cell>
          <table:table-cell office:value-type="string">
            <text:p>8b9d7c85</text:p>
          </table:table-cell>
          <table:table-cell office:value-type="string">
            <text:p>4276b1c5</text:p>
          </table:table-cell>
          <table:table-cell office:value-type="string">
            <text:p>98f26544</text:p>
          </table:table-cell>
          <table:table-cell office:value-type="string">
            <text:p>3634cd74</text:p>
          </table:table-cell>
          <table:table-cell office:value-type="string">
            <text:p>3ed437f3</text:p>
          </table:table-cell>
          <table:table-cell office:value-type="string">
            <text:p>ac1de864</text:p>
          </table:table-cell>
          <table:table-cell office:value-type="string">
            <text:p>8b27794c</text:p>
          </table:table-cell>
          <table:table-cell office:value-type="string">
            <text:p>7c6a7ed7</text:p>
          </table:table-cell>
          <table:table-cell office:value-type="string">
            <text:p>3a19f7d1</text:p>
          </table:table-cell>
          <table:table-cell office:value-type="string">
            <text:p>6f713d5e</text:p>
          </table:table-cell>
          <table:table-cell office:value-type="string">
            <text:p>b4b782e8</text:p>
          </table:table-cell>
          <table:table-cell table:style-name="ce6" office:value-type="string">
            <text:p>839e9529</text:p>
          </table:table-cell>
          <table:table-cell office:value-type="string">
            <text:p>2230b96b</text:p>
          </table:table-cell>
          <table:table-cell table:style-name="ce6" office:value-type="string">
            <text:p>97334911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6">
            <text:p>46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TLQW4aAxI3lMWlhX9yjMRQHo4581ptiYGC_d_8i3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bfd7cf56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D66394FF</text:p>
          </table:table-cell>
          <table:table-cell office:value-type="string">
            <text:p>2093f3f2</text:p>
          </table:table-cell>
          <table:table-cell table:formula="of:=HEX2DEC([.O183])" office:value-type="float" office:value="546567154">
            <text:p>54656715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127ef446</text:p>
          </table:table-cell>
          <table:table-cell office:value-type="string">
            <text:p>73ef19e8</text:p>
          </table:table-cell>
          <table:table-cell office:value-type="string">
            <text:p>feb9d3d4</text:p>
          </table:table-cell>
          <table:table-cell office:value-type="string">
            <text:p>e0c26f6a</text:p>
          </table:table-cell>
          <table:table-cell office:value-type="string">
            <text:p>6a7d808b</text:p>
          </table:table-cell>
          <table:table-cell office:value-type="string">
            <text:p>414d0cff</text:p>
          </table:table-cell>
          <table:table-cell office:value-type="string">
            <text:p>5d37c3c2</text:p>
          </table:table-cell>
          <table:table-cell office:value-type="string">
            <text:p>eff6242d</text:p>
          </table:table-cell>
          <table:table-cell office:value-type="string">
            <text:p>fd56a601</text:p>
          </table:table-cell>
          <table:table-cell office:value-type="string">
            <text:p>8c5df435</text:p>
          </table:table-cell>
          <table:table-cell office:value-type="string">
            <text:p>dea9cf4a</text:p>
          </table:table-cell>
          <table:table-cell office:value-type="string">
            <text:p>7715127c</text:p>
          </table:table-cell>
          <table:table-cell office:value-type="string">
            <text:p>da771568</text:p>
          </table:table-cell>
          <table:table-cell office:value-type="string">
            <text:p>4d1fa929</text:p>
          </table:table-cell>
          <table:table-cell office:value-type="string">
            <text:p>4d5cda32</text:p>
          </table:table-cell>
          <table:table-cell office:value-type="string">
            <text:p>9f2a9944</text:p>
          </table:table-cell>
          <table:table-cell office:value-type="string">
            <text:p>56e6a8e5</text:p>
          </table:table-cell>
          <table:table-cell office:value-type="string">
            <text:p>9ff1b2f6</text:p>
          </table:table-cell>
          <table:table-cell office:value-type="string">
            <text:p>76f33e5d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EXZ4YpU4vStJHvPEu1zplU29OHkZYu3VEm0KpKKY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8e962af5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1FA9B966</text:p>
          </table:table-cell>
          <table:table-cell office:value-type="string">
            <text:p>2093f3f3</text:p>
          </table:table-cell>
          <table:table-cell table:formula="of:=HEX2DEC([.O184])" office:value-type="float" office:value="546567155">
            <text:p>54656715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5445b739</text:p>
          </table:table-cell>
          <table:table-cell office:value-type="string">
            <text:p>f46d07ee</text:p>
          </table:table-cell>
          <table:table-cell office:value-type="string">
            <text:p>ea5ba7f0</text:p>
          </table:table-cell>
          <table:table-cell office:value-type="string">
            <text:p>7bf7bf87</text:p>
          </table:table-cell>
          <table:table-cell office:value-type="string">
            <text:p>7a776fb6</text:p>
          </table:table-cell>
          <table:table-cell office:value-type="string">
            <text:p>9c25d52b</text:p>
          </table:table-cell>
          <table:table-cell office:value-type="string">
            <text:p>ea974cc0</text:p>
          </table:table-cell>
          <table:table-cell office:value-type="string">
            <text:p>1b7883a1</text:p>
          </table:table-cell>
          <table:table-cell table:style-name="ce6" office:value-type="string">
            <text:p>60e89248</text:p>
          </table:table-cell>
          <table:table-cell office:value-type="string">
            <text:p>b3221356</text:p>
          </table:table-cell>
          <table:table-cell office:value-type="string">
            <text:p>f7f0c2bc</text:p>
          </table:table-cell>
          <table:table-cell office:value-type="string">
            <text:p>6d0bdf05</text:p>
          </table:table-cell>
          <table:table-cell office:value-type="string">
            <text:p>897de0b2</text:p>
          </table:table-cell>
          <table:table-cell office:value-type="string">
            <text:p>d6a281d6</text:p>
          </table:table-cell>
          <table:table-cell office:value-type="string">
            <text:p>3c51289d</text:p>
          </table:table-cell>
          <table:table-cell table:style-name="ce6" office:value-type="string">
            <text:p>94642472</text:p>
          </table:table-cell>
          <table:table-cell office:value-type="string">
            <text:p>408a32c3</text:p>
          </table:table-cell>
          <table:table-cell office:value-type="string">
            <text:p>dd5137b7</text:p>
          </table:table-cell>
          <table:table-cell office:value-type="string">
            <text:p>e6d33902</text:p>
          </table:table-cell>
          <table:table-cell office:value-type="string">
            <text:p>da45756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Zn8sOsbJH3WwVUTIw8yZgxKXQvyUy5pgahYAKCre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41870f47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2127AB33</text:p>
          </table:table-cell>
          <table:table-cell office:value-type="string">
            <text:p>2093f3f5</text:p>
          </table:table-cell>
          <table:table-cell table:formula="of:=HEX2DEC([.O185])" office:value-type="float" office:value="546567157">
            <text:p>54656715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d7d13c7e</text:p>
          </table:table-cell>
          <table:table-cell office:value-type="string">
            <text:p>f568e3fd</text:p>
          </table:table-cell>
          <table:table-cell office:value-type="string">
            <text:p>c19d4f49</text:p>
          </table:table-cell>
          <table:table-cell office:value-type="string">
            <text:p>b262dfc3</text:p>
          </table:table-cell>
          <table:table-cell office:value-type="string">
            <text:p>9a6b4dfe</text:p>
          </table:table-cell>
          <table:table-cell office:value-type="string">
            <text:p>51d56585</text:p>
          </table:table-cell>
          <table:table-cell office:value-type="string">
            <text:p>5585ebc</text:p>
          </table:table-cell>
          <table:table-cell office:value-type="string">
            <text:p>727c428a</text:p>
          </table:table-cell>
          <table:table-cell office:value-type="string">
            <text:p>280a6ad5</text:p>
          </table:table-cell>
          <table:table-cell office:value-type="string">
            <text:p>acd198</text:p>
          </table:table-cell>
          <table:table-cell office:value-type="string">
            <text:p>2a7ca9a2</text:p>
          </table:table-cell>
          <table:table-cell office:value-type="string">
            <text:p>58f87846</text:p>
          </table:table-cell>
          <table:table-cell office:value-type="string">
            <text:p>e78a7747</text:p>
          </table:table-cell>
          <table:table-cell office:value-type="string">
            <text:p>e9a7332e</text:p>
          </table:table-cell>
          <table:table-cell office:value-type="string">
            <text:p>1a3cc572</text:p>
          </table:table-cell>
          <table:table-cell office:value-type="string">
            <text:p>7ed73ace</text:p>
          </table:table-cell>
          <table:table-cell office:value-type="string">
            <text:p>13d2467f</text:p>
          </table:table-cell>
          <table:table-cell office:value-type="string">
            <text:p>5a110932</text:p>
          </table:table-cell>
          <table:table-cell office:value-type="string">
            <text:p>c6942e4e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SvVX68Ihx_TQFD_QCT2n9rBx0Nx6PJJxr8llaufq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4697b6d4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BE218366</text:p>
          </table:table-cell>
          <table:table-cell office:value-type="string">
            <text:p>2093f3f6</text:p>
          </table:table-cell>
          <table:table-cell table:formula="of:=HEX2DEC([.O186])" office:value-type="float" office:value="546567158">
            <text:p>54656715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1998fed1</text:p>
          </table:table-cell>
          <table:table-cell office:value-type="string">
            <text:p>75e6d202</text:p>
          </table:table-cell>
          <table:table-cell office:value-type="string">
            <text:p>ad3e236a</text:p>
          </table:table-cell>
          <table:table-cell office:value-type="string">
            <text:p>4d972fe1</text:p>
          </table:table-cell>
          <table:table-cell office:value-type="string">
            <text:p>aa653c0a</text:p>
          </table:table-cell>
          <table:table-cell office:value-type="string">
            <text:p>acad2db0</text:p>
          </table:table-cell>
          <table:table-cell office:value-type="string">
            <text:p>92b8e7bb</text:p>
          </table:table-cell>
          <table:table-cell office:value-type="string">
            <text:p>9dfea1ff</text:p>
          </table:table-cell>
          <table:table-cell office:value-type="string">
            <text:p>8b9b571b</text:p>
          </table:table-cell>
          <table:table-cell office:value-type="string">
            <text:p>277170b9</text:p>
          </table:table-cell>
          <table:table-cell office:value-type="string">
            <text:p>43c39d15</text:p>
          </table:table-cell>
          <table:table-cell office:value-type="string">
            <text:p>4eef44cf</text:p>
          </table:table-cell>
          <table:table-cell table:style-name="ce6" office:value-type="string">
            <text:p>96904291</text:p>
          </table:table-cell>
          <table:table-cell office:value-type="string">
            <text:p>732a0bda</text:p>
          </table:table-cell>
          <table:table-cell office:value-type="string">
            <text:p>93113dc</text:p>
          </table:table-cell>
          <table:table-cell office:value-type="string">
            <text:p>7410c5fc</text:p>
          </table:table-cell>
          <table:table-cell office:value-type="string">
            <text:p>fd76d05d</text:p>
          </table:table-cell>
          <table:table-cell office:value-type="string">
            <text:p>98728df3</text:p>
          </table:table-cell>
          <table:table-cell office:value-type="string">
            <text:p>367428f4</text:p>
          </table:table-cell>
          <table:table-cell office:value-type="string">
            <text:p>da457571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tppzlUZRNnKAh8s2gd_4iXA2aYxC5XTxGhOMb2qh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e80e9c9e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17CBCBEE</text:p>
          </table:table-cell>
          <table:table-cell office:value-type="string">
            <text:p>2093f3f6</text:p>
          </table:table-cell>
          <table:table-cell table:formula="of:=HEX2DEC([.O187])" office:value-type="float" office:value="546567158">
            <text:p>54656715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1998fed1</text:p>
          </table:table-cell>
          <table:table-cell office:value-type="string">
            <text:p>75e6d202</text:p>
          </table:table-cell>
          <table:table-cell office:value-type="string">
            <text:p>ad3e236a</text:p>
          </table:table-cell>
          <table:table-cell office:value-type="string">
            <text:p>4d972fe1</text:p>
          </table:table-cell>
          <table:table-cell office:value-type="string">
            <text:p>aa653c17</text:p>
          </table:table-cell>
          <table:table-cell office:value-type="string">
            <text:p>acad2db0</text:p>
          </table:table-cell>
          <table:table-cell office:value-type="string">
            <text:p>92b8e7bb</text:p>
          </table:table-cell>
          <table:table-cell office:value-type="string">
            <text:p>9dfea1ff</text:p>
          </table:table-cell>
          <table:table-cell office:value-type="string">
            <text:p>8b9b571b</text:p>
          </table:table-cell>
          <table:table-cell office:value-type="string">
            <text:p>277170b9</text:p>
          </table:table-cell>
          <table:table-cell office:value-type="string">
            <text:p>43c39d15</text:p>
          </table:table-cell>
          <table:table-cell office:value-type="string">
            <text:p>4eef44cf</text:p>
          </table:table-cell>
          <table:table-cell table:style-name="ce6" office:value-type="string">
            <text:p>96904291</text:p>
          </table:table-cell>
          <table:table-cell office:value-type="string">
            <text:p>732a0bda</text:p>
          </table:table-cell>
          <table:table-cell office:value-type="string">
            <text:p>93113dc</text:p>
          </table:table-cell>
          <table:table-cell office:value-type="string">
            <text:p>7410c5fc</text:p>
          </table:table-cell>
          <table:table-cell office:value-type="string">
            <text:p>fd76d05d</text:p>
          </table:table-cell>
          <table:table-cell office:value-type="string">
            <text:p>98728df3</text:p>
          </table:table-cell>
          <table:table-cell office:value-type="string">
            <text:p>367428f4</text:p>
          </table:table-cell>
          <table:table-cell office:value-type="string">
            <text:p>da45756c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6">
            <text:p>36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FcaBtGLnG3rqrxrj4zTXqM825pZtCoq0rpK1lNTt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737adc5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93E7AD99</text:p>
          </table:table-cell>
          <table:table-cell office:value-type="string">
            <text:p>2093f3f6</text:p>
          </table:table-cell>
          <table:table-cell table:formula="of:=HEX2DEC([.O188])" office:value-type="float" office:value="546567158">
            <text:p>54656715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1998fed1</text:p>
          </table:table-cell>
          <table:table-cell office:value-type="string">
            <text:p>75e6d202</text:p>
          </table:table-cell>
          <table:table-cell office:value-type="string">
            <text:p>ad3e236a</text:p>
          </table:table-cell>
          <table:table-cell office:value-type="string">
            <text:p>4d972fe1</text:p>
          </table:table-cell>
          <table:table-cell office:value-type="string">
            <text:p>aa653c1d</text:p>
          </table:table-cell>
          <table:table-cell office:value-type="string">
            <text:p>acad2db0</text:p>
          </table:table-cell>
          <table:table-cell office:value-type="string">
            <text:p>92b8e7bb</text:p>
          </table:table-cell>
          <table:table-cell office:value-type="string">
            <text:p>9dfea1ff</text:p>
          </table:table-cell>
          <table:table-cell office:value-type="string">
            <text:p>8b9b571b</text:p>
          </table:table-cell>
          <table:table-cell office:value-type="string">
            <text:p>277170b9</text:p>
          </table:table-cell>
          <table:table-cell office:value-type="string">
            <text:p>43c39d15</text:p>
          </table:table-cell>
          <table:table-cell office:value-type="string">
            <text:p>4eef44de</text:p>
          </table:table-cell>
          <table:table-cell table:style-name="ce6" office:value-type="string">
            <text:p>96904291</text:p>
          </table:table-cell>
          <table:table-cell office:value-type="string">
            <text:p>732a0bda</text:p>
          </table:table-cell>
          <table:table-cell office:value-type="string">
            <text:p>93113dc</text:p>
          </table:table-cell>
          <table:table-cell office:value-type="string">
            <text:p>7410c5fc</text:p>
          </table:table-cell>
          <table:table-cell office:value-type="string">
            <text:p>fd76d05d</text:p>
          </table:table-cell>
          <table:table-cell office:value-type="string">
            <text:p>98728df3</text:p>
          </table:table-cell>
          <table:table-cell office:value-type="string">
            <text:p>367428f4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1">
            <text:p>41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Drzc7kMPKadpIg413WHRh9O6Vmp03658SiZ34YTR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5fd9e02a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91CBC9EE</text:p>
          </table:table-cell>
          <table:table-cell office:value-type="string">
            <text:p>2093f3f9</text:p>
          </table:table-cell>
          <table:table-cell table:formula="of:=HEX2DEC([.O189])" office:value-type="float" office:value="546567161">
            <text:p>54656716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deea46c8</text:p>
          </table:table-cell>
          <table:table-cell office:value-type="string">
            <text:p>f75f9c17</text:p>
          </table:table-cell>
          <table:table-cell office:value-type="string">
            <text:p>70229edf</text:p>
          </table:table-cell>
          <table:table-cell office:value-type="string">
            <text:p>1f379e5b</text:p>
          </table:table-cell>
          <table:table-cell office:value-type="string">
            <text:p>da530940</text:p>
          </table:table-cell>
          <table:table-cell office:value-type="string">
            <text:p>bd358656</text:p>
          </table:table-cell>
          <table:table-cell office:value-type="string">
            <text:p>3ada82b5</text:p>
          </table:table-cell>
          <table:table-cell office:value-type="string">
            <text:p>2085c05c</text:p>
          </table:table-cell>
          <table:table-cell office:value-type="string">
            <text:p>b64f1bef</text:p>
          </table:table-cell>
          <table:table-cell office:value-type="string">
            <text:p>9bbf5c1b</text:p>
          </table:table-cell>
          <table:table-cell office:value-type="string">
            <text:p>8f96776d</text:p>
          </table:table-cell>
          <table:table-cell office:value-type="string">
            <text:p>30d3aaa7</text:p>
          </table:table-cell>
          <table:table-cell office:value-type="string">
            <text:p>a3a4a46d</text:p>
          </table:table-cell>
          <table:table-cell office:value-type="string">
            <text:p>fb295de</text:p>
          </table:table-cell>
          <table:table-cell office:value-type="string">
            <text:p>d611ff1c</text:p>
          </table:table-cell>
          <table:table-cell office:value-type="string">
            <text:p>53bd6786</text:p>
          </table:table-cell>
          <table:table-cell office:value-type="string">
            <text:p>ba626df7</text:p>
          </table:table-cell>
          <table:table-cell office:value-type="string">
            <text:p>5492043f</text:p>
          </table:table-cell>
          <table:table-cell table:style-name="ce6" office:value-type="string">
            <text:p>861418e5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51">
            <text:p>51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JMCoUrwtBaf_EebtjXR9oofD1cofdS8dd7mvtp6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office:value-type="string">
            <text:p>b80fa588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1F36A544</text:p>
          </table:table-cell>
          <table:table-cell office:value-type="string">
            <text:p>2093f3fd</text:p>
          </table:table-cell>
          <table:table-cell table:formula="of:=HEX2DEC([.O190])" office:value-type="float" office:value="546567165">
            <text:p>54656716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e6045143</text:p>
          </table:table-cell>
          <table:table-cell office:value-type="string">
            <text:p>f9565431</text:p>
          </table:table-cell>
          <table:table-cell office:value-type="string">
            <text:p>1ea7ee6c</text:p>
          </table:table-cell>
          <table:table-cell office:value-type="string">
            <text:p>8c0d5ed2</text:p>
          </table:table-cell>
          <table:table-cell office:value-type="string">
            <text:p>1a3bc6d3</text:p>
          </table:table-cell>
          <table:table-cell office:value-type="string">
            <text:p>2895a72a</text:p>
          </table:table-cell>
          <table:table-cell office:value-type="string">
            <text:p>705ba6ae</text:p>
          </table:table-cell>
          <table:table-cell office:value-type="string">
            <text:p>ce8d3e2e</text:p>
          </table:table-cell>
          <table:table-cell office:value-type="string">
            <text:p>4494cd09</text:p>
          </table:table-cell>
          <table:table-cell office:value-type="string">
            <text:p>36d2d89f</text:p>
          </table:table-cell>
          <table:table-cell office:value-type="string">
            <text:p>f4af4538</text:p>
          </table:table-cell>
          <table:table-cell office:value-type="string">
            <text:p>8addd09</text:p>
          </table:table-cell>
          <table:table-cell office:value-type="string">
            <text:p>5fbdd192</text:p>
          </table:table-cell>
          <table:table-cell office:value-type="string">
            <text:p>35bdf88f</text:p>
          </table:table-cell>
          <table:table-cell office:value-type="string">
            <text:p>91e738c6</text:p>
          </table:table-cell>
          <table:table-cell office:value-type="string">
            <text:p>28a3943f</text:p>
          </table:table-cell>
          <table:table-cell office:value-type="string">
            <text:p>60f3956f</text:p>
          </table:table-cell>
          <table:table-cell office:value-type="string">
            <text:p>4d131739</text:p>
          </table:table-cell>
          <table:table-cell office:value-type="string">
            <text:p>4595037c</text:p>
          </table:table-cell>
          <table:table-cell office:value-type="string">
            <text:p>da457577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NlxTbpr92x0VrgMnaFGSizW3p6hgxrAMOOik45jI</text:p>
          </table:table-cell>
          <table:table-cell office:value-type="string">
            <text:p>5ae4b59e0f29a</text:p>
          </table:table-cell>
          <table:table-cell office:value-type="float" office:value="21278">
            <text:p>21278</text:p>
          </table:table-cell>
          <table:table-cell table:style-name="ce2" office:value-type="string">
            <text:p>523e6184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1278B6DD</text:p>
          </table:table-cell>
          <table:table-cell office:value-type="string">
            <text:p>2093f806</text:p>
          </table:table-cell>
          <table:table-cell table:formula="of:=HEX2DEC([.O191])" office:value-type="float" office:value="546568198">
            <text:p>546568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412504</text:p>
          </table:table-cell>
          <table:table-cell office:value-type="string">
            <text:p>4f36b3a4</text:p>
          </table:table-cell>
          <table:table-cell office:value-type="string">
            <text:p>74b4cc66</text:p>
          </table:table-cell>
          <table:table-cell office:value-type="string">
            <text:p>ec74d24f</text:p>
          </table:table-cell>
          <table:table-cell office:value-type="string">
            <text:p>d639949c</text:p>
          </table:table-cell>
          <table:table-cell office:value-type="string">
            <text:p>92429f4c</text:p>
          </table:table-cell>
          <table:table-cell office:value-type="string">
            <text:p>ba267dbc</text:p>
          </table:table-cell>
          <table:table-cell office:value-type="string">
            <text:p>ea8b7097</text:p>
          </table:table-cell>
          <table:table-cell office:value-type="string">
            <text:p>5e5a6b50</text:p>
          </table:table-cell>
          <table:table-cell office:value-type="string">
            <text:p>9be359e</text:p>
          </table:table-cell>
          <table:table-cell office:value-type="string">
            <text:p>a70ee11c</text:p>
          </table:table-cell>
          <table:table-cell office:value-type="string">
            <text:p>f16e9f62</text:p>
          </table:table-cell>
          <table:table-cell office:value-type="string">
            <text:p>88d27519</text:p>
          </table:table-cell>
          <table:table-cell office:value-type="string">
            <text:p>a0a81d75</text:p>
          </table:table-cell>
          <table:table-cell office:value-type="string">
            <text:p>164c4716</text:p>
          </table:table-cell>
          <table:table-cell office:value-type="string">
            <text:p>ce18a45d</text:p>
          </table:table-cell>
          <table:table-cell office:value-type="string">
            <text:p>adb0312f</text:p>
          </table:table-cell>
          <table:table-cell office:value-type="string">
            <text:p>27dbe649</text:p>
          </table:table-cell>
          <table:table-cell office:value-type="string">
            <text:p>fe82f47f</text:p>
          </table:table-cell>
          <table:table-cell office:value-type="string">
            <text:p>b5216a72</text:p>
          </table:table-cell>
          <table:table-cell office:value-type="string">
            <text:p>da457075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">
            <text:p>2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sGNY2QuPP1TDpD6PnolMB8azRG0Hec9SviN4JlK2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daa0f54d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85549AEE</text:p>
          </table:table-cell>
          <table:table-cell table:style-name="ce4" office:value-type="string">
            <text:p>0</text:p>
          </table:table-cell>
          <table:table-cell table:formula="of:=HEX2DEC([.O192])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0000d3d6</text:p>
          </table:table-cell>
          <table:table-cell office:value-type="string">
            <text:p>a704d667</text:p>
          </table:table-cell>
          <table:table-cell office:value-type="string">
            <text:p>0daac22d</text:p>
          </table:table-cell>
          <table:table-cell office:value-type="string">
            <text:p>3eac85bb</text:p>
          </table:table-cell>
          <table:table-cell office:value-type="string">
            <text:p>af5a20a9</text:p>
          </table:table-cell>
          <table:table-cell office:value-type="string">
            <text:p>afe569a8</text:p>
          </table:table-cell>
          <table:table-cell office:value-type="string">
            <text:p>961b261e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d0c5b</text:p>
          </table:table-cell>
          <table:table-cell office:value-type="string">
            <text:p>d0109fff</text:p>
          </table:table-cell>
          <table:table-cell office:value-type="string">
            <text:p>5a1959bc</text:p>
          </table:table-cell>
          <table:table-cell office:value-type="string">
            <text:p>7d60aa1c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77a5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">
            <text:p>4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i_ubXjqm6pmpttNV7o2g1Ks02EeTxZz6b1jiNET7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312fbd0a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CEDEDA55</text:p>
          </table:table-cell>
          <table:table-cell table:style-name="ce2" office:value-type="string">
            <text:p>1</text:p>
          </table:table-cell>
          <table:table-cell table:formula="of:=HEX2DEC([.O193])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41c69674</text:p>
          </table:table-cell>
          <table:table-cell office:value-type="string">
            <text:p>2781c469</text:p>
          </table:table-cell>
          <table:table-cell office:value-type="string">
            <text:p>f94b95c9</text:p>
          </table:table-cell>
          <table:table-cell office:value-type="string">
            <text:p>d9e3d45d</text:p>
          </table:table-cell>
          <table:table-cell office:value-type="string">
            <text:p>bf540f85</text:p>
          </table:table-cell>
          <table:table-cell office:value-type="string">
            <text:p>abd31db</text:p>
          </table:table-cell>
          <table:table-cell office:value-type="string">
            <text:p>237caf1c</text:p>
          </table:table-cell>
          <table:table-cell office:value-type="string">
            <text:p>7de1c487</text:p>
          </table:table-cell>
          <table:table-cell office:value-type="string">
            <text:p>e201d2bf</text:p>
          </table:table-cell>
          <table:table-cell office:value-type="string">
            <text:p>e230ab78</text:p>
          </table:table-cell>
          <table:table-cell office:value-type="string">
            <text:p>e9569372</text:p>
          </table:table-cell>
          <table:table-cell office:value-type="string">
            <text:p>500f2847</text:p>
          </table:table-cell>
          <table:table-cell office:value-type="string">
            <text:p>2c677567</text:p>
          </table:table-cell>
          <table:table-cell office:value-type="string">
            <text:p>4287b359</text:p>
          </table:table-cell>
          <table:table-cell office:value-type="string">
            <text:p>4daae488</text:p>
          </table:table-cell>
          <table:table-cell office:value-type="string">
            <text:p>f73cef59</text:p>
          </table:table-cell>
          <table:table-cell office:value-type="string">
            <text:p>eeea5656</text:p>
          </table:table-cell>
          <table:table-cell office:value-type="string">
            <text:p>9e6f61bd</text:p>
          </table:table-cell>
          <table:table-cell office:value-type="string">
            <text:p>31d2ad85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5">
            <text:p>5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i_ubXjqm6pmpttNV7o2g1Ks02EeTxZz6b1jiNET7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5871b65c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49FABD00</text:p>
          </table:table-cell>
          <table:table-cell table:style-name="ce2" office:value-type="string">
            <text:p>2</text:p>
          </table:table-cell>
          <table:table-cell table:formula="of:=HEX2DEC([.O194])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838c592b</text:p>
          </table:table-cell>
          <table:table-cell office:value-type="string">
            <text:p>a7ffb270</text:p>
          </table:table-cell>
          <table:table-cell office:value-type="string">
            <text:p>e4ed69e5</text:p>
          </table:table-cell>
          <table:table-cell office:value-type="string">
            <text:p>7519247f</text:p>
          </table:table-cell>
          <table:table-cell office:value-type="string">
            <text:p>cf4eff60</text:p>
          </table:table-cell>
          <table:table-cell office:value-type="string">
            <text:p>6595fa17</text:p>
          </table:table-cell>
          <table:table-cell office:value-type="string">
            <text:p>b0dc381b</text:p>
          </table:table-cell>
          <table:table-cell office:value-type="string">
            <text:p>a96323fc</text:p>
          </table:table-cell>
          <table:table-cell office:value-type="string">
            <text:p>4593bf06</text:p>
          </table:table-cell>
          <table:table-cell office:value-type="string">
            <text:p>8f7ca19</text:p>
          </table:table-cell>
          <table:table-cell office:value-type="string">
            <text:p>29c86e5</text:p>
          </table:table-cell>
          <table:table-cell office:value-type="string">
            <text:p>4606f4e0</text:p>
          </table:table-cell>
          <table:table-cell office:value-type="string">
            <text:p>db6d40b1</text:p>
          </table:table-cell>
          <table:table-cell office:value-type="string">
            <text:p>cc0a8c05</text:p>
          </table:table-cell>
          <table:table-cell office:value-type="string">
            <text:p>3c9f32f2</text:p>
          </table:table-cell>
          <table:table-cell office:value-type="string">
            <text:p>ec757a87</text:p>
          </table:table-cell>
          <table:table-cell office:value-type="string">
            <text:p>d88ee034</text:p>
          </table:table-cell>
          <table:table-cell office:value-type="string">
            <text:p>ddcfe67a</text:p>
          </table:table-cell>
          <table:table-cell office:value-type="string">
            <text:p>a1b3a82b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i_ubXjqm6pmpttNV7o2g1Ks02EeTxZz6b1jiNET7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392a0f8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BE507D88</text:p>
          </table:table-cell>
          <table:table-cell table:style-name="ce2" office:value-type="string">
            <text:p>3</text:p>
          </table:table-cell>
          <table:table-cell table:formula="of:=HEX2DEC([.O195])"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c5531bc9</text:p>
          </table:table-cell>
          <table:table-cell office:value-type="string">
            <text:p>287da07a</text:p>
          </table:table-cell>
          <table:table-cell office:value-type="string">
            <text:p>d08e3d86</text:p>
          </table:table-cell>
          <table:table-cell office:value-type="string">
            <text:p>104c7411</text:p>
          </table:table-cell>
          <table:table-cell office:value-type="string">
            <text:p>df48ee5c</text:p>
          </table:table-cell>
          <table:table-cell office:value-type="string">
            <text:p>c06dc242</text:p>
          </table:table-cell>
          <table:table-cell office:value-type="string">
            <text:p>3e3dc119</text:p>
          </table:table-cell>
          <table:table-cell office:value-type="string">
            <text:p>d4e58370</text:p>
          </table:table-cell>
          <table:table-cell office:value-type="string">
            <text:p>a924ab4c</text:p>
          </table:table-cell>
          <table:table-cell office:value-type="string">
            <text:p>2fba6906</text:p>
          </table:table-cell>
          <table:table-cell office:value-type="string">
            <text:p>1be37a58</text:p>
          </table:table-cell>
          <table:table-cell office:value-type="string">
            <text:p>3bfcc178</text:p>
          </table:table-cell>
          <table:table-cell office:value-type="string">
            <text:p>8a740bfb</text:p>
          </table:table-cell>
          <table:table-cell office:value-type="string">
            <text:p>558c64b1</text:p>
          </table:table-cell>
          <table:table-cell office:value-type="string">
            <text:p>2b95815c</text:p>
          </table:table-cell>
          <table:table-cell office:value-type="string">
            <text:p>e1af05b5</text:p>
          </table:table-cell>
          <table:table-cell office:value-type="string">
            <text:p>c2326a12</text:p>
          </table:table-cell>
          <table:table-cell office:value-type="string">
            <text:p>1b2f7b38</text:p>
          </table:table-cell>
          <table:table-cell office:value-type="string">
            <text:p>1193a2d1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8">
            <text:p>8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nXsez0jRF_I0F9fl8xZquQwM17QzJhyaj6bhA8UF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deff752f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5C0FE5EE</text:p>
          </table:table-cell>
          <table:table-cell table:style-name="ce2" office:value-type="string">
            <text:p>4</text:p>
          </table:table-cell>
          <table:table-cell table:formula="of:=HEX2DEC([.O196])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719de6c</text:p>
          </table:table-cell>
          <table:table-cell office:value-type="string">
            <text:p>a8fb8e7d</text:p>
          </table:table-cell>
          <table:table-cell office:value-type="string">
            <text:p>bc2f11a2</text:p>
          </table:table-cell>
          <table:table-cell office:value-type="string">
            <text:p>ab834433</text:p>
          </table:table-cell>
          <table:table-cell office:value-type="string">
            <text:p>ef42dd38</text:p>
          </table:table-cell>
          <table:table-cell office:value-type="string">
            <text:p>1b458a7d</text:p>
          </table:table-cell>
          <table:table-cell office:value-type="string">
            <text:p>cb9d4a17</text:p>
          </table:table-cell>
          <table:table-cell office:value-type="string">
            <text:p>67e2e5</text:p>
          </table:table-cell>
          <table:table-cell office:value-type="string">
            <text:p>cb59793</text:p>
          </table:table-cell>
          <table:table-cell table:style-name="ce6" office:value-type="string">
            <text:p>56818827</text:p>
          </table:table-cell>
          <table:table-cell office:value-type="string">
            <text:p>35296dca</text:p>
          </table:table-cell>
          <table:table-cell office:value-type="string">
            <text:p>31f38e10</text:p>
          </table:table-cell>
          <table:table-cell office:value-type="string">
            <text:p>397ad742</text:p>
          </table:table-cell>
          <table:table-cell office:value-type="string">
            <text:p>df0f3d5d</text:p>
          </table:table-cell>
          <table:table-cell office:value-type="string">
            <text:p>1a8acfc7</text:p>
          </table:table-cell>
          <table:table-cell office:value-type="string">
            <text:p>d6e890e3</text:p>
          </table:table-cell>
          <table:table-cell office:value-type="string">
            <text:p>abd6f3f0</text:p>
          </table:table-cell>
          <table:table-cell office:value-type="string">
            <text:p>5a8ffff9</text:p>
          </table:table-cell>
          <table:table-cell office:value-type="string">
            <text:p>81739d76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9">
            <text:p>9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nXsez0jRF_I0F9fl8xZquQwM17QzJhyaj6bhA8UF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731adc5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BA18B022</text:p>
          </table:table-cell>
          <table:table-cell table:style-name="ce2" office:value-type="string">
            <text:p>5</text:p>
          </table:table-cell>
          <table:table-cell table:formula="of:=HEX2DEC([.O197])"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48dfa103</text:p>
          </table:table-cell>
          <table:table-cell office:value-type="string">
            <text:p>29787c87</text:p>
          </table:table-cell>
          <table:table-cell office:value-type="string">
            <text:p>a7d1e55e</text:p>
          </table:table-cell>
          <table:table-cell office:value-type="string">
            <text:p>46b994d5</text:p>
          </table:table-cell>
          <table:table-cell office:value-type="string">
            <text:p>ff3ccc1b</text:p>
          </table:table-cell>
          <table:table-cell office:value-type="string">
            <text:p>761d52a8</text:p>
          </table:table-cell>
          <table:table-cell office:value-type="string">
            <text:p>58fdd315</text:p>
          </table:table-cell>
          <table:table-cell office:value-type="string">
            <text:p>2be94259</text:p>
          </table:table-cell>
          <table:table-cell office:value-type="string">
            <text:p>704683d9</text:p>
          </table:table-cell>
          <table:table-cell office:value-type="string">
            <text:p>7d4517c4</text:p>
          </table:table-cell>
          <table:table-cell office:value-type="string">
            <text:p>4e6f613d</text:p>
          </table:table-cell>
          <table:table-cell office:value-type="string">
            <text:p>27ea5aa9</text:p>
          </table:table-cell>
          <table:table-cell office:value-type="string">
            <text:p>e880a28c</text:p>
          </table:table-cell>
          <table:table-cell table:style-name="ce6" office:value-type="string">
            <text:p>68921609</text:p>
          </table:table-cell>
          <table:table-cell office:value-type="string">
            <text:p>97f1e31</text:p>
          </table:table-cell>
          <table:table-cell office:value-type="string">
            <text:p>cc221c11</text:p>
          </table:table-cell>
          <table:table-cell office:value-type="string">
            <text:p>957a7dce</text:p>
          </table:table-cell>
          <table:table-cell office:value-type="string">
            <text:p>98e87c46</text:p>
          </table:table-cell>
          <table:table-cell office:value-type="string">
            <text:p>f153981c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4">
            <text:p>14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dySLsiocsOYiywW2i21BBek3WjaOXrcjHSxNhbcw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e9e37294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2DFAC188</text:p>
          </table:table-cell>
          <table:table-cell table:style-name="ce2" office:value-type="string">
            <text:p>6</text:p>
          </table:table-cell>
          <table:table-cell table:formula="of:=HEX2DEC([.O198])"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8aa663a1</text:p>
          </table:table-cell>
          <table:table-cell office:value-type="string">
            <text:p>a9f66a8e</text:p>
          </table:table-cell>
          <table:table-cell office:value-type="string">
            <text:p>9372b97b</text:p>
          </table:table-cell>
          <table:table-cell office:value-type="string">
            <text:p>e1ece4f7</text:p>
          </table:table-cell>
          <table:table-cell office:value-type="string">
            <text:p>f37bbf7</text:p>
          </table:table-cell>
          <table:table-cell office:value-type="string">
            <text:p>d0f51adb</text:p>
          </table:table-cell>
          <table:table-cell office:value-type="string">
            <text:p>e65e5c14</text:p>
          </table:table-cell>
          <table:table-cell office:value-type="string">
            <text:p>576ba1ce</text:p>
          </table:table-cell>
          <table:table-cell office:value-type="string">
            <text:p>d3d87020</text:p>
          </table:table-cell>
          <table:table-cell office:value-type="string">
            <text:p>a408b6e5</text:p>
          </table:table-cell>
          <table:table-cell office:value-type="string">
            <text:p>67b654b0</text:p>
          </table:table-cell>
          <table:table-cell office:value-type="string">
            <text:p>1de02741</text:p>
          </table:table-cell>
          <table:table-cell office:value-type="string">
            <text:p>97876dd7</text:p>
          </table:table-cell>
          <table:table-cell office:value-type="string">
            <text:p>f215eeb5</text:p>
          </table:table-cell>
          <table:table-cell office:value-type="string">
            <text:p>f8756c9c</text:p>
          </table:table-cell>
          <table:table-cell office:value-type="string">
            <text:p>c15ba73f</text:p>
          </table:table-cell>
          <table:table-cell office:value-type="string">
            <text:p>7f1e07ac</text:p>
          </table:table-cell>
          <table:table-cell office:value-type="string">
            <text:p>d648f104</text:p>
          </table:table-cell>
          <table:table-cell office:value-type="string">
            <text:p>613392c2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5">
            <text:p>15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dySLsiocsOYiywW2i21BBek3WjaOXrcjHSxNhbcw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cb1e7906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312FE6FF</text:p>
          </table:table-cell>
          <table:table-cell table:style-name="ce2" office:value-type="string">
            <text:p>7</text:p>
          </table:table-cell>
          <table:table-cell table:formula="of:=HEX2DEC([.O199])"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cc6c2644</text:p>
          </table:table-cell>
          <table:table-cell office:value-type="string">
            <text:p>2a745890</text:p>
          </table:table-cell>
          <table:table-cell office:value-type="string">
            <text:p>7f138d17</text:p>
          </table:table-cell>
          <table:table-cell office:value-type="string">
            <text:p>7d233488</text:p>
          </table:table-cell>
          <table:table-cell office:value-type="string">
            <text:p>1f31aad2</text:p>
          </table:table-cell>
          <table:table-cell office:value-type="string">
            <text:p>2bcde317</text:p>
          </table:table-cell>
          <table:table-cell office:value-type="string">
            <text:p>73bee512</text:p>
          </table:table-cell>
          <table:table-cell office:value-type="string">
            <text:p>82ed0142</text:p>
          </table:table-cell>
          <table:table-cell office:value-type="string">
            <text:p>37695c66</text:p>
          </table:table-cell>
          <table:table-cell office:value-type="string">
            <text:p>cacfd582</text:p>
          </table:table-cell>
          <table:table-cell office:value-type="string">
            <text:p>80fc4823</text:p>
          </table:table-cell>
          <table:table-cell office:value-type="string">
            <text:p>13d7f3da</text:p>
          </table:table-cell>
          <table:table-cell office:value-type="string">
            <text:p>468d3921</text:p>
          </table:table-cell>
          <table:table-cell office:value-type="string">
            <text:p>7b97c761</text:p>
          </table:table-cell>
          <table:table-cell office:value-type="string">
            <text:p>e76abb06</text:p>
          </table:table-cell>
          <table:table-cell office:value-type="string">
            <text:p>b695326e</text:p>
          </table:table-cell>
          <table:table-cell office:value-type="string">
            <text:p>68c2918a</text:p>
          </table:table-cell>
          <table:table-cell office:value-type="string">
            <text:p>15a875c5</text:p>
          </table:table-cell>
          <table:table-cell office:value-type="string">
            <text:p>d1138d68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6">
            <text:p>16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dySLsiocsOYiywW2i21BBek3WjaOXrcjHSxNhbcw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7b152ecc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98C5A099</text:p>
          </table:table-cell>
          <table:table-cell table:style-name="ce2" office:value-type="string">
            <text:p>8</text:p>
          </table:table-cell>
          <table:table-cell table:formula="of:=HEX2DEC([.O200])"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e32e8fa</text:p>
          </table:table-cell>
          <table:table-cell office:value-type="string">
            <text:p>aaf2469b</text:p>
          </table:table-cell>
          <table:table-cell office:value-type="string">
            <text:p>6ab46133</text:p>
          </table:table-cell>
          <table:table-cell office:value-type="string">
            <text:p>185604aa</text:p>
          </table:table-cell>
          <table:table-cell office:value-type="string">
            <text:p>2f2b99ce</text:p>
          </table:table-cell>
          <table:table-cell office:value-type="string">
            <text:p>86a5ab42</text:p>
          </table:table-cell>
          <table:table-cell office:value-type="string">
            <text:p>11f6e10</text:p>
          </table:table-cell>
          <table:table-cell office:value-type="string">
            <text:p>ae6f60b7</text:p>
          </table:table-cell>
          <table:table-cell office:value-type="string">
            <text:p>9afa48ad</text:p>
          </table:table-cell>
          <table:table-cell office:value-type="string">
            <text:p>f19274a3</text:p>
          </table:table-cell>
          <table:table-cell office:value-type="string">
            <text:p>9a423b95</text:p>
          </table:table-cell>
          <table:table-cell office:value-type="string">
            <text:p>9cdc072</text:p>
          </table:table-cell>
          <table:table-cell office:value-type="string">
            <text:p>f5940468</text:p>
          </table:table-cell>
          <table:table-cell office:value-type="string">
            <text:p>51aa00d</text:p>
          </table:table-cell>
          <table:table-cell office:value-type="string">
            <text:p>d65f0971</text:p>
          </table:table-cell>
          <table:table-cell office:value-type="string">
            <text:p>abcebd9c</text:p>
          </table:table-cell>
          <table:table-cell office:value-type="string">
            <text:p>52661b68</text:p>
          </table:table-cell>
          <table:table-cell office:value-type="string">
            <text:p>5308ca82</text:p>
          </table:table-cell>
          <table:table-cell office:value-type="string">
            <text:p>40f4880d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7">
            <text:p>17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dySLsiocsOYiywW2i21BBek3WjaOXrcjHSxNhbcw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table:style-name="ce2" office:value-type="string">
            <text:p>1606971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ACD8B000</text:p>
          </table:table-cell>
          <table:table-cell table:style-name="ce2" office:value-type="string">
            <text:p>9</text:p>
          </table:table-cell>
          <table:table-cell table:formula="of:=HEX2DEC([.O201])"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4ff8ab99</text:p>
          </table:table-cell>
          <table:table-cell office:value-type="string">
            <text:p>2b6f349d</text:p>
          </table:table-cell>
          <table:table-cell office:value-type="string">
            <text:p>565634ec</text:p>
          </table:table-cell>
          <table:table-cell office:value-type="string">
            <text:p>b38c534c</text:p>
          </table:table-cell>
          <table:table-cell office:value-type="string">
            <text:p>3f2588aa</text:p>
          </table:table-cell>
          <table:table-cell office:value-type="string">
            <text:p>e17d737d</text:p>
          </table:table-cell>
          <table:table-cell office:value-type="string">
            <text:p>8e7ff70e</text:p>
          </table:table-cell>
          <table:table-cell office:value-type="string">
            <text:p>d9f1c02b</text:p>
          </table:table-cell>
          <table:table-cell office:value-type="string">
            <text:p>fe8b34f3</text:p>
          </table:table-cell>
          <table:table-cell table:style-name="ce6" office:value-type="string">
            <text:p>18599243</text:p>
          </table:table-cell>
          <table:table-cell office:value-type="string">
            <text:p>b3892f08</text:p>
          </table:table-cell>
          <table:table-cell office:value-type="string">
            <text:p>ffc48d0a</text:p>
          </table:table-cell>
          <table:table-cell office:value-type="string">
            <text:p>a49acfb2</text:p>
          </table:table-cell>
          <table:table-cell office:value-type="string">
            <text:p>8e9d78b9</text:p>
          </table:table-cell>
          <table:table-cell office:value-type="string">
            <text:p>c55557db</text:p>
          </table:table-cell>
          <table:table-cell office:value-type="string">
            <text:p>a10848ca</text:p>
          </table:table-cell>
          <table:table-cell office:value-type="string">
            <text:p>3c0aa546</text:p>
          </table:table-cell>
          <table:table-cell office:value-type="string">
            <text:p>91694f40</text:p>
          </table:table-cell>
          <table:table-cell office:value-type="string">
            <text:p>b0d482b3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9">
            <text:p>19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2IaOMk_CuyPJxWJNhJ_xF5JXHaDE6wN7ovgCvJAL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86fbd87c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2018B122</text:p>
          </table:table-cell>
          <table:table-cell office:value-type="string">
            <text:p>a</text:p>
          </table:table-cell>
          <table:table-cell table:formula="of:=HEX2DEC([.O202])"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91bf6e3c</text:p>
          </table:table-cell>
          <table:table-cell office:value-type="string">
            <text:p>abed22a4</text:p>
          </table:table-cell>
          <table:table-cell office:value-type="string">
            <text:p>41f70888</text:p>
          </table:table-cell>
          <table:table-cell office:value-type="string">
            <text:p>4ec3a36e</text:p>
          </table:table-cell>
          <table:table-cell office:value-type="string">
            <text:p>4f1f7785</text:p>
          </table:table-cell>
          <table:table-cell office:value-type="string">
            <text:p>3c553ba8</text:p>
          </table:table-cell>
          <table:table-cell office:value-type="string">
            <text:p>1be0800d</text:p>
          </table:table-cell>
          <table:table-cell office:value-type="string">
            <text:p>5731fa0</text:p>
          </table:table-cell>
          <table:table-cell office:value-type="string">
            <text:p>621d213a</text:p>
          </table:table-cell>
          <table:table-cell office:value-type="string">
            <text:p>3f1c3160</text:p>
          </table:table-cell>
          <table:table-cell office:value-type="string">
            <text:p>cccf227b</text:p>
          </table:table-cell>
          <table:table-cell office:value-type="string">
            <text:p>f5bb59a3</text:p>
          </table:table-cell>
          <table:table-cell office:value-type="string">
            <text:p>53a19afc</text:p>
          </table:table-cell>
          <table:table-cell table:style-name="ce6" office:value-type="string">
            <text:p>18205166</text:p>
          </table:table-cell>
          <table:table-cell office:value-type="string">
            <text:p>b44aa646</text:p>
          </table:table-cell>
          <table:table-cell office:value-type="string">
            <text:p>9641d3f8</text:p>
          </table:table-cell>
          <table:table-cell office:value-type="string">
            <text:p>25ae2f24</text:p>
          </table:table-cell>
          <table:table-cell office:value-type="string">
            <text:p>d0c9cc01</text:p>
          </table:table-cell>
          <table:table-cell office:value-type="string">
            <text:p>20b47d59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0">
            <text:p>20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2IaOMk_CuyPJxWJNhJ_xF5JXHaDE6wN7ovgCvJAL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71e6075d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B2818499</text:p>
          </table:table-cell>
          <table:table-cell office:value-type="string">
            <text:p>b</text:p>
          </table:table-cell>
          <table:table-cell table:formula="of:=HEX2DEC([.O203])" office:value-type="float" office:value="11">
            <text:p>1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d38530d2</text:p>
          </table:table-cell>
          <table:table-cell office:value-type="string">
            <text:p>2c6b10ae</text:p>
          </table:table-cell>
          <table:table-cell office:value-type="string">
            <text:p>2d98dca4</text:p>
          </table:table-cell>
          <table:table-cell office:value-type="string">
            <text:p>e9f6f300</text:p>
          </table:table-cell>
          <table:table-cell office:value-type="string">
            <text:p>5f196761</text:p>
          </table:table-cell>
          <table:table-cell office:value-type="string">
            <text:p>972d03db</text:p>
          </table:table-cell>
          <table:table-cell office:value-type="string">
            <text:p>a940090b</text:p>
          </table:table-cell>
          <table:table-cell office:value-type="string">
            <text:p>30f57f15</text:p>
          </table:table-cell>
          <table:table-cell office:value-type="string">
            <text:p>c5ae0d80</text:p>
          </table:table-cell>
          <table:table-cell table:style-name="ce6" office:value-type="string">
            <text:p>65e05001</text:p>
          </table:table-cell>
          <table:table-cell office:value-type="string">
            <text:p>e61515ee</text:p>
          </table:table-cell>
          <table:table-cell office:value-type="string">
            <text:p>ebb1263b</text:p>
          </table:table-cell>
          <table:table-cell office:value-type="string">
            <text:p>2a76647</text:p>
          </table:table-cell>
          <table:table-cell office:value-type="string">
            <text:p>a1a22a12</text:p>
          </table:table-cell>
          <table:table-cell office:value-type="string">
            <text:p>a340f4b0</text:p>
          </table:table-cell>
          <table:table-cell office:value-type="string">
            <text:p>8b7b5f26</text:p>
          </table:table-cell>
          <table:table-cell office:value-type="string">
            <text:p>f52b902</text:p>
          </table:table-cell>
          <table:table-cell office:value-type="string">
            <text:p>e2940cf</text:p>
          </table:table-cell>
          <table:table-cell office:value-type="string">
            <text:p>909477ff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4">
            <text:p>24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1fb5be82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B45CCB22</text:p>
          </table:table-cell>
          <table:table-cell office:value-type="string">
            <text:p>c</text:p>
          </table:table-cell>
          <table:table-cell table:formula="of:=HEX2DEC([.O204])"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154bf371</text:p>
          </table:table-cell>
          <table:table-cell office:value-type="string">
            <text:p>ace9feb1</text:p>
          </table:table-cell>
          <table:table-cell office:value-type="string">
            <text:p>1939b041</text:p>
          </table:table-cell>
          <table:table-cell office:value-type="string">
            <text:p>852cc322</text:p>
          </table:table-cell>
          <table:table-cell office:value-type="string">
            <text:p>6f13565d</text:p>
          </table:table-cell>
          <table:table-cell office:value-type="string">
            <text:p>f205cc17</text:p>
          </table:table-cell>
          <table:table-cell office:value-type="string">
            <text:p>36a19209</text:p>
          </table:table-cell>
          <table:table-cell office:value-type="string">
            <text:p>5c77de89</text:p>
          </table:table-cell>
          <table:table-cell office:value-type="string">
            <text:p>293ff9c7</text:p>
          </table:table-cell>
          <table:table-cell office:value-type="string">
            <text:p>8ca7ff2e</text:p>
          </table:table-cell>
          <table:table-cell office:value-type="string">
            <text:p>ff5b0961</text:p>
          </table:table-cell>
          <table:table-cell office:value-type="string">
            <text:p>e1a8f2d4</text:p>
          </table:table-cell>
          <table:table-cell office:value-type="string">
            <text:p>b1ad3191</text:p>
          </table:table-cell>
          <table:table-cell office:value-type="string">
            <text:p>2b2502be</text:p>
          </table:table-cell>
          <table:table-cell office:value-type="string">
            <text:p>9235431b</text:p>
          </table:table-cell>
          <table:table-cell office:value-type="string">
            <text:p>80b4ea54</text:p>
          </table:table-cell>
          <table:table-cell office:value-type="string">
            <text:p>f8f642e0</text:p>
          </table:table-cell>
          <table:table-cell office:value-type="string">
            <text:p>4d89c58c</text:p>
          </table:table-cell>
          <table:table-cell office:value-type="string">
            <text:p>7472a5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5">
            <text:p>25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919fd4e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3567AEDD</text:p>
          </table:table-cell>
          <table:table-cell office:value-type="string">
            <text:p>d</text:p>
          </table:table-cell>
          <table:table-cell table:formula="of:=HEX2DEC([.O205])" office:value-type="float" office:value="13">
            <text:p>1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5712b617</text:p>
          </table:table-cell>
          <table:table-cell office:value-type="string">
            <text:p>2d66ecbb</text:p>
          </table:table-cell>
          <table:table-cell office:value-type="string">
            <text:p>4db847d</text:p>
          </table:table-cell>
          <table:table-cell office:value-type="string">
            <text:p>206313c4</text:p>
          </table:table-cell>
          <table:table-cell office:value-type="string">
            <text:p>7f0d4538</text:p>
          </table:table-cell>
          <table:table-cell office:value-type="string">
            <text:p>4cdd9442</text:p>
          </table:table-cell>
          <table:table-cell office:value-type="string">
            <text:p>c4011b07</text:p>
          </table:table-cell>
          <table:table-cell office:value-type="string">
            <text:p>87f93dfe</text:p>
          </table:table-cell>
          <table:table-cell office:value-type="string">
            <text:p>8cd1e60d</text:p>
          </table:table-cell>
          <table:table-cell office:value-type="string">
            <text:p>b36a1ecf</text:p>
          </table:table-cell>
          <table:table-cell office:value-type="string">
            <text:p>18a2fcd3</text:p>
          </table:table-cell>
          <table:table-cell office:value-type="string">
            <text:p>d79fbf6c</text:p>
          </table:table-cell>
          <table:table-cell office:value-type="string">
            <text:p>60b4fcd8</text:p>
          </table:table-cell>
          <table:table-cell office:value-type="string">
            <text:p>b4a8db6a</text:p>
          </table:table-cell>
          <table:table-cell office:value-type="string">
            <text:p>812a9185</text:p>
          </table:table-cell>
          <table:table-cell office:value-type="string">
            <text:p>75ee7582</text:p>
          </table:table-cell>
          <table:table-cell office:value-type="string">
            <text:p>e29accbe</text:p>
          </table:table-cell>
          <table:table-cell office:value-type="string">
            <text:p>8bea5a4d</text:p>
          </table:table-cell>
          <table:table-cell office:value-type="string">
            <text:p>70546d4a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6">
            <text:p>26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c926f6c5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A7A9B866</text:p>
          </table:table-cell>
          <table:table-cell office:value-type="string">
            <text:p>e</text:p>
          </table:table-cell>
          <table:table-cell table:formula="of:=HEX2DEC([.O206])"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98d878ca</text:p>
          </table:table-cell>
          <table:table-cell office:value-type="string">
            <text:p>ade4dac2</text:p>
          </table:table-cell>
          <table:table-cell office:value-type="string">
            <text:p>f07c5819</text:p>
          </table:table-cell>
          <table:table-cell office:value-type="string">
            <text:p>bb9663e6</text:p>
          </table:table-cell>
          <table:table-cell office:value-type="string">
            <text:p>8f073414</text:p>
          </table:table-cell>
          <table:table-cell office:value-type="string">
            <text:p>a7b55c7d</text:p>
          </table:table-cell>
          <table:table-cell office:value-type="string">
            <text:p>5161a406</text:p>
          </table:table-cell>
          <table:table-cell office:value-type="string">
            <text:p>b37c9d72</text:p>
          </table:table-cell>
          <table:table-cell office:value-type="string">
            <text:p>f062d254</text:p>
          </table:table-cell>
          <table:table-cell office:value-type="string">
            <text:p>da31bdec</text:p>
          </table:table-cell>
          <table:table-cell office:value-type="string">
            <text:p>31e8f046</text:p>
          </table:table-cell>
          <table:table-cell office:value-type="string">
            <text:p>cd958c04</text:p>
          </table:table-cell>
          <table:table-cell office:value-type="string">
            <text:p>fbac822</text:p>
          </table:table-cell>
          <table:table-cell office:value-type="string">
            <text:p>3e2bb416</text:p>
          </table:table-cell>
          <table:table-cell office:value-type="string">
            <text:p>7020dff0</text:p>
          </table:table-cell>
          <table:table-cell office:value-type="string">
            <text:p>6b2700b0</text:p>
          </table:table-cell>
          <table:table-cell office:value-type="string">
            <text:p>cc3e569c</text:p>
          </table:table-cell>
          <table:table-cell office:value-type="string">
            <text:p>c94adf0b</text:p>
          </table:table-cell>
          <table:table-cell office:value-type="string">
            <text:p>e03567f0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7">
            <text:p>27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225f696e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7756A7DD</text:p>
          </table:table-cell>
          <table:table-cell office:value-type="string">
            <text:p>f</text:p>
          </table:table-cell>
          <table:table-cell table:formula="of:=HEX2DEC([.O207])"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da9e3b69</text:p>
          </table:table-cell>
          <table:table-cell office:value-type="string">
            <text:p>2e62c8c4</text:p>
          </table:table-cell>
          <table:table-cell office:value-type="string">
            <text:p>dc1d2c3a</text:p>
          </table:table-cell>
          <table:table-cell office:value-type="string">
            <text:p>56ccb3bb</text:p>
          </table:table-cell>
          <table:table-cell office:value-type="string">
            <text:p>9f0123f7</text:p>
          </table:table-cell>
          <table:table-cell office:value-type="string">
            <text:p>28d24a8</text:p>
          </table:table-cell>
          <table:table-cell office:value-type="string">
            <text:p>dec22d04</text:p>
          </table:table-cell>
          <table:table-cell office:value-type="string">
            <text:p>defefce7</text:p>
          </table:table-cell>
          <table:table-cell office:value-type="string">
            <text:p>53f3be9a</text:p>
          </table:table-cell>
          <table:table-cell office:value-type="string">
            <text:p>f4dc8d</text:p>
          </table:table-cell>
          <table:table-cell office:value-type="string">
            <text:p>4b2ee3b9</text:p>
          </table:table-cell>
          <table:table-cell office:value-type="string">
            <text:p>c38c589d</text:p>
          </table:table-cell>
          <table:table-cell office:value-type="string">
            <text:p>bec1936d</text:p>
          </table:table-cell>
          <table:table-cell office:value-type="string">
            <text:p>c7ad8cc2</text:p>
          </table:table-cell>
          <table:table-cell office:value-type="string">
            <text:p>5f152e5a</text:p>
          </table:table-cell>
          <table:table-cell office:value-type="string">
            <text:p>60618bde</text:p>
          </table:table-cell>
          <table:table-cell office:value-type="string">
            <text:p>b5e2e07a</text:p>
          </table:table-cell>
          <table:table-cell office:value-type="string">
            <text:p>8aa53c8</text:p>
          </table:table-cell>
          <table:table-cell table:style-name="ce6" office:value-type="string">
            <text:p>50156296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8">
            <text:p>28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e12672d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1669B844</text:p>
          </table:table-cell>
          <table:table-cell table:style-name="ce2" office:value-type="string">
            <text:p>10</text:p>
          </table:table-cell>
          <table:table-cell table:formula="of:=HEX2DEC([.O208])"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1c65fe0f</text:p>
          </table:table-cell>
          <table:table-cell office:value-type="string">
            <text:p>aedfb6cf</text:p>
          </table:table-cell>
          <table:table-cell office:value-type="string">
            <text:p>c7bfffd6</text:p>
          </table:table-cell>
          <table:table-cell office:value-type="string">
            <text:p>f203825d</text:p>
          </table:table-cell>
          <table:table-cell office:value-type="string">
            <text:p>aefb12d3</text:p>
          </table:table-cell>
          <table:table-cell office:value-type="string">
            <text:p>5d65ecdb</text:p>
          </table:table-cell>
          <table:table-cell office:value-type="string">
            <text:p>6c22b602</text:p>
          </table:table-cell>
          <table:table-cell office:value-type="string">
            <text:p>a805c5b</text:p>
          </table:table-cell>
          <table:table-cell office:value-type="string">
            <text:p>b784aae1</text:p>
          </table:table-cell>
          <table:table-cell office:value-type="string">
            <text:p>27bb7baa</text:p>
          </table:table-cell>
          <table:table-cell office:value-type="string">
            <text:p>6475d72c</text:p>
          </table:table-cell>
          <table:table-cell office:value-type="string">
            <text:p>b9822535</text:p>
          </table:table-cell>
          <table:table-cell office:value-type="string">
            <text:p>6dc75eb7</text:p>
          </table:table-cell>
          <table:table-cell office:value-type="string">
            <text:p>5130656e</text:p>
          </table:table-cell>
          <table:table-cell office:value-type="string">
            <text:p>4e0b7cc4</text:p>
          </table:table-cell>
          <table:table-cell office:value-type="string">
            <text:p>559a170c</text:p>
          </table:table-cell>
          <table:table-cell office:value-type="string">
            <text:p>9f866a58</text:p>
          </table:table-cell>
          <table:table-cell office:value-type="string">
            <text:p>460ad089</text:p>
          </table:table-cell>
          <table:table-cell office:value-type="string">
            <text:p>bff55d3c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9">
            <text:p>29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b1277bba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AFDCD0EE</text:p>
          </table:table-cell>
          <table:table-cell table:style-name="ce2" office:value-type="string">
            <text:p>11</text:p>
          </table:table-cell>
          <table:table-cell table:formula="of:=HEX2DEC([.O209])" office:value-type="float" office:value="17">
            <text:p>1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5e2bc0a2</text:p>
          </table:table-cell>
          <table:table-cell office:value-type="string">
            <text:p>2f5da4d1</text:p>
          </table:table-cell>
          <table:table-cell office:value-type="string">
            <text:p>b360d3f2</text:p>
          </table:table-cell>
          <table:table-cell office:value-type="string">
            <text:p>8d36d27f</text:p>
          </table:table-cell>
          <table:table-cell office:value-type="string">
            <text:p>bef501cf</text:p>
          </table:table-cell>
          <table:table-cell office:value-type="string">
            <text:p>b83db516</text:p>
          </table:table-cell>
          <table:table-cell office:value-type="string">
            <text:p>f9833f00</text:p>
          </table:table-cell>
          <table:table-cell office:value-type="string">
            <text:p>3602bbd0</text:p>
          </table:table-cell>
          <table:table-cell office:value-type="string">
            <text:p>1b169728</text:p>
          </table:table-cell>
          <table:table-cell office:value-type="string">
            <text:p>4e7f994b</text:p>
          </table:table-cell>
          <table:table-cell office:value-type="string">
            <text:p>7dbbca9f</text:p>
          </table:table-cell>
          <table:table-cell office:value-type="string">
            <text:p>af79f1ce</text:p>
          </table:table-cell>
          <table:table-cell office:value-type="string">
            <text:p>1cce2a01</text:p>
          </table:table-cell>
          <table:table-cell office:value-type="string">
            <text:p>dab33e1a</text:p>
          </table:table-cell>
          <table:table-cell office:value-type="string">
            <text:p>3d00cb2f</text:p>
          </table:table-cell>
          <table:table-cell office:value-type="string">
            <text:p>4ad4a23a</text:p>
          </table:table-cell>
          <table:table-cell office:value-type="string">
            <text:p>892af436</text:p>
          </table:table-cell>
          <table:table-cell office:value-type="string">
            <text:p>846a5557</text:p>
          </table:table-cell>
          <table:table-cell office:value-type="string">
            <text:p>2fd557e1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0">
            <text:p>30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eb18478a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363080FF</text:p>
          </table:table-cell>
          <table:table-cell table:style-name="ce2" office:value-type="string">
            <text:p>12</text:p>
          </table:table-cell>
          <table:table-cell table:formula="of:=HEX2DEC([.O210])" office:value-type="float" office:value="18">
            <text:p>1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9ff18340</text:p>
          </table:table-cell>
          <table:table-cell office:value-type="string">
            <text:p>afdb92d8</text:p>
          </table:table-cell>
          <table:table-cell office:value-type="string">
            <text:p>9f01a7af</text:p>
          </table:table-cell>
          <table:table-cell office:value-type="string">
            <text:p>286c2211</text:p>
          </table:table-cell>
          <table:table-cell office:value-type="string">
            <text:p>ceeff0aa</text:p>
          </table:table-cell>
          <table:table-cell office:value-type="string">
            <text:p>13157d42</text:p>
          </table:table-cell>
          <table:table-cell office:value-type="string">
            <text:p>86e3c7ff</text:p>
          </table:table-cell>
          <table:table-cell office:value-type="string">
            <text:p>61841b44</text:p>
          </table:table-cell>
          <table:table-cell office:value-type="string">
            <text:p>7ea7836e</text:p>
          </table:table-cell>
          <table:table-cell table:style-name="ce6" office:value-type="string">
            <text:p>75423868</text:p>
          </table:table-cell>
          <table:table-cell office:value-type="string">
            <text:p>9701be11</text:p>
          </table:table-cell>
          <table:table-cell office:value-type="string">
            <text:p>a570be66</text:p>
          </table:table-cell>
          <table:table-cell office:value-type="string">
            <text:p>cbd4f548</text:p>
          </table:table-cell>
          <table:table-cell office:value-type="string">
            <text:p>643616c7</text:p>
          </table:table-cell>
          <table:table-cell office:value-type="string">
            <text:p>2bf51999</text:p>
          </table:table-cell>
          <table:table-cell office:value-type="string">
            <text:p>400d2d68</text:p>
          </table:table-cell>
          <table:table-cell office:value-type="string">
            <text:p>72ce7e14</text:p>
          </table:table-cell>
          <table:table-cell office:value-type="string">
            <text:p>c3cb2a14</text:p>
          </table:table-cell>
          <table:table-cell office:value-type="string">
            <text:p>9fb55287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1">
            <text:p>31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51298b8e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D9ADD5CC</text:p>
          </table:table-cell>
          <table:table-cell table:style-name="ce2" office:value-type="string">
            <text:p>13</text:p>
          </table:table-cell>
          <table:table-cell table:formula="of:=HEX2DEC([.O211])"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e1b845e7</text:p>
          </table:table-cell>
          <table:table-cell table:style-name="ce6" office:value-type="string">
            <text:p>305980e2</text:p>
          </table:table-cell>
          <table:table-cell office:value-type="string">
            <text:p>8aa27b4b</text:p>
          </table:table-cell>
          <table:table-cell office:value-type="string">
            <text:p>c3a37233</text:p>
          </table:table-cell>
          <table:table-cell office:value-type="string">
            <text:p>dee9df86</text:p>
          </table:table-cell>
          <table:table-cell office:value-type="string">
            <text:p>6ded457d</text:p>
          </table:table-cell>
          <table:table-cell office:value-type="string">
            <text:p>144450fd</text:p>
          </table:table-cell>
          <table:table-cell office:value-type="string">
            <text:p>8d067ab9</text:p>
          </table:table-cell>
          <table:table-cell office:value-type="string">
            <text:p>e2386fb5</text:p>
          </table:table-cell>
          <table:table-cell office:value-type="string">
            <text:p>9c094708</text:p>
          </table:table-cell>
          <table:table-cell office:value-type="string">
            <text:p>b048b184</text:p>
          </table:table-cell>
          <table:table-cell office:value-type="string">
            <text:p>9b668aff</text:p>
          </table:table-cell>
          <table:table-cell office:value-type="string">
            <text:p>7adac092</text:p>
          </table:table-cell>
          <table:table-cell office:value-type="string">
            <text:p>edb8ef73</text:p>
          </table:table-cell>
          <table:table-cell office:value-type="string">
            <text:p>1aeb6804</text:p>
          </table:table-cell>
          <table:table-cell office:value-type="string">
            <text:p>3547b897</text:p>
          </table:table-cell>
          <table:table-cell office:value-type="string">
            <text:p>5c7207f2</text:p>
          </table:table-cell>
          <table:table-cell office:value-type="string">
            <text:p>12baed5</text:p>
          </table:table-cell>
          <table:table-cell office:value-type="string">
            <text:p>f954d2d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2">
            <text:p>32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7d4cb10d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5116A7BB</text:p>
          </table:table-cell>
          <table:table-cell table:style-name="ce2" office:value-type="string">
            <text:p>14</text:p>
          </table:table-cell>
          <table:table-cell table:formula="of:=HEX2DEC([.O212])"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237e089a</text:p>
          </table:table-cell>
          <table:table-cell office:value-type="string">
            <text:p>b0d66ee5</text:p>
          </table:table-cell>
          <table:table-cell office:value-type="string">
            <text:p>76444f67</text:p>
          </table:table-cell>
          <table:table-cell office:value-type="string">
            <text:p>5ed642d5</text:p>
          </table:table-cell>
          <table:table-cell office:value-type="string">
            <text:p>eee3cf62</text:p>
          </table:table-cell>
          <table:table-cell office:value-type="string">
            <text:p>c8c50da8</text:p>
          </table:table-cell>
          <table:table-cell office:value-type="string">
            <text:p>a1a4d9fb</text:p>
          </table:table-cell>
          <table:table-cell office:value-type="string">
            <text:p>b888da2d</text:p>
          </table:table-cell>
          <table:table-cell office:value-type="string">
            <text:p>45c95bfb</text:p>
          </table:table-cell>
          <table:table-cell office:value-type="string">
            <text:p>c2cce629</text:p>
          </table:table-cell>
          <table:table-cell office:value-type="string">
            <text:p>c98ea4f7</text:p>
          </table:table-cell>
          <table:table-cell office:value-type="string">
            <text:p>915d5797</text:p>
          </table:table-cell>
          <table:table-cell office:value-type="string">
            <text:p>29e18bdd</text:p>
          </table:table-cell>
          <table:table-cell office:value-type="string">
            <text:p>773bc81f</text:p>
          </table:table-cell>
          <table:table-cell office:value-type="string">
            <text:p>9e0b66e</text:p>
          </table:table-cell>
          <table:table-cell office:value-type="string">
            <text:p>2a8043c5</text:p>
          </table:table-cell>
          <table:table-cell office:value-type="string">
            <text:p>461691d0</text:p>
          </table:table-cell>
          <table:table-cell office:value-type="string">
            <text:p>408b2393</text:p>
          </table:table-cell>
          <table:table-cell office:value-type="string">
            <text:p>7f7647d3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3">
            <text:p>33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2924e6f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A04BC7AA</text:p>
          </table:table-cell>
          <table:table-cell table:style-name="ce2" office:value-type="string">
            <text:p>15</text:p>
          </table:table-cell>
          <table:table-cell table:formula="of:=HEX2DEC([.O213])"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6544cb38</text:p>
          </table:table-cell>
          <table:table-cell office:value-type="string">
            <text:p>31545cef</text:p>
          </table:table-cell>
          <table:table-cell table:style-name="ce6" office:value-type="string">
            <text:p>61e52300</text:p>
          </table:table-cell>
          <table:table-cell office:value-type="string">
            <text:p>fa0c92f7</text:p>
          </table:table-cell>
          <table:table-cell office:value-type="string">
            <text:p>feddbe5d</text:p>
          </table:table-cell>
          <table:table-cell office:value-type="string">
            <text:p>239dd5db</text:p>
          </table:table-cell>
          <table:table-cell office:value-type="string">
            <text:p>2f0562f9</text:p>
          </table:table-cell>
          <table:table-cell office:value-type="string">
            <text:p>e40a39a2</text:p>
          </table:table-cell>
          <table:table-cell office:value-type="string">
            <text:p>a95b4842</text:p>
          </table:table-cell>
          <table:table-cell office:value-type="string">
            <text:p>e99305d6</text:p>
          </table:table-cell>
          <table:table-cell office:value-type="string">
            <text:p>e2d4986a</text:p>
          </table:table-cell>
          <table:table-cell office:value-type="string">
            <text:p>8753242f</text:p>
          </table:table-cell>
          <table:table-cell office:value-type="string">
            <text:p>d8e75727</text:p>
          </table:table-cell>
          <table:table-cell office:value-type="string">
            <text:p>bea0cb</text:p>
          </table:table-cell>
          <table:table-cell office:value-type="string">
            <text:p>f8d604d9</text:p>
          </table:table-cell>
          <table:table-cell office:value-type="string">
            <text:p>1fbacef3</text:p>
          </table:table-cell>
          <table:table-cell office:value-type="string">
            <text:p>2fba1bae</text:p>
          </table:table-cell>
          <table:table-cell office:value-type="string">
            <text:p>7eeba050</text:p>
          </table:table-cell>
          <table:table-cell office:value-type="string">
            <text:p>ef564279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4">
            <text:p>34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8fb8d74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E7C18133</text:p>
          </table:table-cell>
          <table:table-cell table:style-name="ce2" office:value-type="string">
            <text:p>16</text:p>
          </table:table-cell>
          <table:table-cell table:formula="of:=HEX2DEC([.O214])"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a70a8ddf</text:p>
          </table:table-cell>
          <table:table-cell office:value-type="string">
            <text:p>b1d24af6</text:p>
          </table:table-cell>
          <table:table-cell office:value-type="string">
            <text:p>4d86f73c</text:p>
          </table:table-cell>
          <table:table-cell table:style-name="ce6" office:value-type="string">
            <text:p>9543e288</text:p>
          </table:table-cell>
          <table:table-cell office:value-type="string">
            <text:p>ed7ad39</text:p>
          </table:table-cell>
          <table:table-cell office:value-type="string">
            <text:p>7e759e16</text:p>
          </table:table-cell>
          <table:table-cell office:value-type="string">
            <text:p>bc65ebf8</text:p>
          </table:table-cell>
          <table:table-cell office:value-type="string">
            <text:p>f8c9916</text:p>
          </table:table-cell>
          <table:table-cell office:value-type="string">
            <text:p>cec3488</text:p>
          </table:table-cell>
          <table:table-cell office:value-type="string">
            <text:p>1057a4f7</text:p>
          </table:table-cell>
          <table:table-cell office:value-type="string">
            <text:p>fc1b8bdc</text:p>
          </table:table-cell>
          <table:table-cell office:value-type="string">
            <text:p>7d4af0c8</text:p>
          </table:table-cell>
          <table:table-cell office:value-type="string">
            <text:p>87ee226e</text:p>
          </table:table-cell>
          <table:table-cell office:value-type="string">
            <text:p>8a417977</text:p>
          </table:table-cell>
          <table:table-cell office:value-type="string">
            <text:p>e7cb5343</text:p>
          </table:table-cell>
          <table:table-cell office:value-type="string">
            <text:p>14f35a21</text:p>
          </table:table-cell>
          <table:table-cell office:value-type="string">
            <text:p>195fa58c</text:p>
          </table:table-cell>
          <table:table-cell office:value-type="string">
            <text:p>bc442511</text:p>
          </table:table-cell>
          <table:table-cell office:value-type="string">
            <text:p>5f363d1e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5">
            <text:p>35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32a49300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1A9ABF55</text:p>
          </table:table-cell>
          <table:table-cell table:style-name="ce2" office:value-type="string">
            <text:p>17</text:p>
          </table:table-cell>
          <table:table-cell table:formula="of:=HEX2DEC([.O215])"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e8d1507d</text:p>
          </table:table-cell>
          <table:table-cell office:value-type="string">
            <text:p>325038f8</text:p>
          </table:table-cell>
          <table:table-cell office:value-type="string">
            <text:p>3928cad9</text:p>
          </table:table-cell>
          <table:table-cell office:value-type="string">
            <text:p>307632aa</text:p>
          </table:table-cell>
          <table:table-cell office:value-type="string">
            <text:p>1ed29c15</text:p>
          </table:table-cell>
          <table:table-cell office:value-type="string">
            <text:p>d94d6642</text:p>
          </table:table-cell>
          <table:table-cell office:value-type="string">
            <text:p>49c674f6</text:p>
          </table:table-cell>
          <table:table-cell office:value-type="string">
            <text:p>3b0ef88b</text:p>
          </table:table-cell>
          <table:table-cell office:value-type="string">
            <text:p>707d20cf</text:p>
          </table:table-cell>
          <table:table-cell office:value-type="string">
            <text:p>371ac394</text:p>
          </table:table-cell>
          <table:table-cell office:value-type="string">
            <text:p>15617f4f</text:p>
          </table:table-cell>
          <table:table-cell office:value-type="string">
            <text:p>7341bd60</text:p>
          </table:table-cell>
          <table:table-cell office:value-type="string">
            <text:p>36f4edb8</text:p>
          </table:table-cell>
          <table:table-cell office:value-type="string">
            <text:p>13c35223</text:p>
          </table:table-cell>
          <table:table-cell office:value-type="string">
            <text:p>d6c0a1ae</text:p>
          </table:table-cell>
          <table:table-cell office:value-type="string">
            <text:p>a2de54f</text:p>
          </table:table-cell>
          <table:table-cell office:value-type="string">
            <text:p>3032f6a</text:p>
          </table:table-cell>
          <table:table-cell office:value-type="string">
            <text:p>fba4b9df</text:p>
          </table:table-cell>
          <table:table-cell office:value-type="string">
            <text:p>cf1637c4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6">
            <text:p>36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e1e9201b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5D6394FF</text:p>
          </table:table-cell>
          <table:table-cell table:style-name="ce2" office:value-type="string">
            <text:p>18</text:p>
          </table:table-cell>
          <table:table-cell table:formula="of:=HEX2DEC([.O216])" office:value-type="float" office:value="24">
            <text:p>2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2a971310</text:p>
          </table:table-cell>
          <table:table-cell office:value-type="string">
            <text:p>b2cd2703</text:p>
          </table:table-cell>
          <table:table-cell office:value-type="string">
            <text:p>24c99ef5</text:p>
          </table:table-cell>
          <table:table-cell office:value-type="string">
            <text:p>cbac014c</text:p>
          </table:table-cell>
          <table:table-cell office:value-type="string">
            <text:p>2ecc8bf0</text:p>
          </table:table-cell>
          <table:table-cell office:value-type="string">
            <text:p>34252e7d</text:p>
          </table:table-cell>
          <table:table-cell office:value-type="string">
            <text:p>d726fdf4</text:p>
          </table:table-cell>
          <table:table-cell office:value-type="string">
            <text:p>669057ff</text:p>
          </table:table-cell>
          <table:table-cell office:value-type="string">
            <text:p>d40e0d15</text:p>
          </table:table-cell>
          <table:table-cell office:value-type="string">
            <text:p>5de162b5</text:p>
          </table:table-cell>
          <table:table-cell office:value-type="string">
            <text:p>2ea772c2</text:p>
          </table:table-cell>
          <table:table-cell office:value-type="string">
            <text:p>693789f9</text:p>
          </table:table-cell>
          <table:table-cell office:value-type="string">
            <text:p>e5fab902</text:p>
          </table:table-cell>
          <table:table-cell office:value-type="string">
            <text:p>9d462acf</text:p>
          </table:table-cell>
          <table:table-cell office:value-type="string">
            <text:p>c5b6f018</text:p>
          </table:table-cell>
          <table:table-cell office:value-type="string">
            <text:p>ff66707d</text:p>
          </table:table-cell>
          <table:table-cell office:value-type="string">
            <text:p>eca7b948</text:p>
          </table:table-cell>
          <table:table-cell office:value-type="string">
            <text:p>39043e9c</text:p>
          </table:table-cell>
          <table:table-cell office:value-type="string">
            <text:p>3ef6326a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7">
            <text:p>37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e9e37294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EF29B622</text:p>
          </table:table-cell>
          <table:table-cell table:style-name="ce2" office:value-type="string">
            <text:p>19</text:p>
          </table:table-cell>
          <table:table-cell table:formula="of:=HEX2DEC([.O217])"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6c5dd5b7</text:p>
          </table:table-cell>
          <table:table-cell office:value-type="string">
            <text:p>334b1505</text:p>
          </table:table-cell>
          <table:table-cell office:value-type="string">
            <text:p>106a7291</text:p>
          </table:table-cell>
          <table:table-cell office:value-type="string">
            <text:p>66e3516e</text:p>
          </table:table-cell>
          <table:table-cell office:value-type="string">
            <text:p>3ec67aec</text:p>
          </table:table-cell>
          <table:table-cell office:value-type="string">
            <text:p>8efdf6a8</text:p>
          </table:table-cell>
          <table:table-cell office:value-type="string">
            <text:p>648686f2</text:p>
          </table:table-cell>
          <table:table-cell office:value-type="string">
            <text:p>9212b774</text:p>
          </table:table-cell>
          <table:table-cell office:value-type="string">
            <text:p>37a0f95c</text:p>
          </table:table-cell>
          <table:table-cell office:value-type="string">
            <text:p>84a48052</text:p>
          </table:table-cell>
          <table:table-cell office:value-type="string">
            <text:p>47ee6635</text:p>
          </table:table-cell>
          <table:table-cell office:value-type="string">
            <text:p>5f2e5691</text:p>
          </table:table-cell>
          <table:table-cell office:value-type="string">
            <text:p>9501844d</text:p>
          </table:table-cell>
          <table:table-cell office:value-type="string">
            <text:p>26c9037b</text:p>
          </table:table-cell>
          <table:table-cell office:value-type="string">
            <text:p>b4ab3e83</text:p>
          </table:table-cell>
          <table:table-cell office:value-type="string">
            <text:p>f4a0fbab</text:p>
          </table:table-cell>
          <table:table-cell office:value-type="string">
            <text:p>d64b4326</text:p>
          </table:table-cell>
          <table:table-cell office:value-type="string">
            <text:p>7764b35a</text:p>
          </table:table-cell>
          <table:table-cell office:value-type="string">
            <text:p>aed62d10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8">
            <text:p>38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c48877e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EE98B166</text:p>
          </table:table-cell>
          <table:table-cell office:value-type="string">
            <text:p>1a</text:p>
          </table:table-cell>
          <table:table-cell table:formula="of:=HEX2DEC([.O218])"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ae249855</text:p>
          </table:table-cell>
          <table:table-cell office:value-type="string">
            <text:p>b3c9030c</text:p>
          </table:table-cell>
          <table:table-cell office:value-type="string">
            <text:p>fc0b46b2</text:p>
          </table:table-cell>
          <table:table-cell office:value-type="string">
            <text:p>216a100</text:p>
          </table:table-cell>
          <table:table-cell office:value-type="string">
            <text:p>4ec069cf</text:p>
          </table:table-cell>
          <table:table-cell office:value-type="string">
            <text:p>e9d5bedb</text:p>
          </table:table-cell>
          <table:table-cell office:value-type="string">
            <text:p>f1e70ff1</text:p>
          </table:table-cell>
          <table:table-cell office:value-type="string">
            <text:p>bd9416e8</text:p>
          </table:table-cell>
          <table:table-cell office:value-type="string">
            <text:p>9b31e5a2</text:p>
          </table:table-cell>
          <table:table-cell office:value-type="string">
            <text:p>ab6b2f73</text:p>
          </table:table-cell>
          <table:table-cell office:value-type="string">
            <text:p>613459a8</text:p>
          </table:table-cell>
          <table:table-cell table:style-name="ce6" office:value-type="string">
            <text:p>55252329</text:p>
          </table:table-cell>
          <table:table-cell office:value-type="string">
            <text:p>44074f97</text:p>
          </table:table-cell>
          <table:table-cell office:value-type="string">
            <text:p>b04cdc27</text:p>
          </table:table-cell>
          <table:table-cell office:value-type="string">
            <text:p>a3a18ced</text:p>
          </table:table-cell>
          <table:table-cell office:value-type="string">
            <text:p>e9d986d9</text:p>
          </table:table-cell>
          <table:table-cell office:value-type="string">
            <text:p>bfefcd04</text:p>
          </table:table-cell>
          <table:table-cell office:value-type="string">
            <text:p>b6c5301b</text:p>
          </table:table-cell>
          <table:table-cell office:value-type="string">
            <text:p>1eb727b6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9">
            <text:p>39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ee01f176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2D0186DD</text:p>
          </table:table-cell>
          <table:table-cell office:value-type="string">
            <text:p>1b</text:p>
          </table:table-cell>
          <table:table-cell table:formula="of:=HEX2DEC([.O219])" office:value-type="float" office:value="27">
            <text:p>2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efea5b08</text:p>
          </table:table-cell>
          <table:table-cell office:value-type="string">
            <text:p>3447f116</text:p>
          </table:table-cell>
          <table:table-cell office:value-type="string">
            <text:p>e7ad1a6e</text:p>
          </table:table-cell>
          <table:table-cell office:value-type="string">
            <text:p>9d4cf122</text:p>
          </table:table-cell>
          <table:table-cell office:value-type="string">
            <text:p>5eba58ab</text:p>
          </table:table-cell>
          <table:table-cell office:value-type="string">
            <text:p>44ad8716</text:p>
          </table:table-cell>
          <table:table-cell office:value-type="string">
            <text:p>7f4798ef</text:p>
          </table:table-cell>
          <table:table-cell office:value-type="string">
            <text:p>e916765d</text:p>
          </table:table-cell>
          <table:table-cell office:value-type="string">
            <text:p>fec2d1e9</text:p>
          </table:table-cell>
          <table:table-cell office:value-type="string">
            <text:p>d22e4e10</text:p>
          </table:table-cell>
          <table:table-cell office:value-type="string">
            <text:p>7a7a4d1a</text:p>
          </table:table-cell>
          <table:table-cell office:value-type="string">
            <text:p>4b1befc2</text:p>
          </table:table-cell>
          <table:table-cell office:value-type="string">
            <text:p>f30e1ade</text:p>
          </table:table-cell>
          <table:table-cell office:value-type="string">
            <text:p>39ceb4d4</text:p>
          </table:table-cell>
          <table:table-cell office:value-type="string">
            <text:p>9296db58</text:p>
          </table:table-cell>
          <table:table-cell office:value-type="string">
            <text:p>df131207</text:p>
          </table:table-cell>
          <table:table-cell office:value-type="string">
            <text:p>a99356e2</text:p>
          </table:table-cell>
          <table:table-cell office:value-type="string">
            <text:p>f425b4d8</text:p>
          </table:table-cell>
          <table:table-cell office:value-type="string">
            <text:p>8e97225b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0">
            <text:p>40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392a0f8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D3D49522</text:p>
          </table:table-cell>
          <table:table-cell office:value-type="string">
            <text:p>1c</text:p>
          </table:table-cell>
          <table:table-cell table:formula="of:=HEX2DEC([.O220])"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31b01dae</text:p>
          </table:table-cell>
          <table:table-cell office:value-type="string">
            <text:p>b4c4df19</text:p>
          </table:table-cell>
          <table:table-cell office:value-type="string">
            <text:p>d34eee0a</text:p>
          </table:table-cell>
          <table:table-cell office:value-type="string">
            <text:p>3883c1c4</text:p>
          </table:table-cell>
          <table:table-cell office:value-type="string">
            <text:p>6eb44787</text:p>
          </table:table-cell>
          <table:table-cell office:value-type="string">
            <text:p>9f854f42</text:p>
          </table:table-cell>
          <table:table-cell office:value-type="string">
            <text:p>ca821ed</text:p>
          </table:table-cell>
          <table:table-cell office:value-type="string">
            <text:p>1498d5d1</text:p>
          </table:table-cell>
          <table:table-cell office:value-type="string">
            <text:p>6254be2f</text:p>
          </table:table-cell>
          <table:table-cell office:value-type="string">
            <text:p>f8f2ed30</text:p>
          </table:table-cell>
          <table:table-cell office:value-type="string">
            <text:p>93c1408d</text:p>
          </table:table-cell>
          <table:table-cell office:value-type="string">
            <text:p>4112bc5a</text:p>
          </table:table-cell>
          <table:table-cell office:value-type="string">
            <text:p>a214e628</text:p>
          </table:table-cell>
          <table:table-cell office:value-type="string">
            <text:p>c3518d80</text:p>
          </table:table-cell>
          <table:table-cell office:value-type="string">
            <text:p>818b29c2</text:p>
          </table:table-cell>
          <table:table-cell office:value-type="string">
            <text:p>d44c9d35</text:p>
          </table:table-cell>
          <table:table-cell office:value-type="string">
            <text:p>9337e0c0</text:p>
          </table:table-cell>
          <table:table-cell office:value-type="string">
            <text:p>338509a6</text:p>
          </table:table-cell>
          <table:table-cell office:value-type="string">
            <text:p>fe771d01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1">
            <text:p>41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76f6aeea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16DCCD66</text:p>
          </table:table-cell>
          <table:table-cell office:value-type="string">
            <text:p>1d</text:p>
          </table:table-cell>
          <table:table-cell table:formula="of:=HEX2DEC([.O221])" office:value-type="float" office:value="29">
            <text:p>2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7377e04d</text:p>
          </table:table-cell>
          <table:table-cell office:value-type="string">
            <text:p>3542cd23</text:p>
          </table:table-cell>
          <table:table-cell office:value-type="string">
            <text:p>beefc227</text:p>
          </table:table-cell>
          <table:table-cell office:value-type="string">
            <text:p>d3b611e6</text:p>
          </table:table-cell>
          <table:table-cell office:value-type="string">
            <text:p>7eae3762</text:p>
          </table:table-cell>
          <table:table-cell office:value-type="string">
            <text:p>fa5d177d</text:p>
          </table:table-cell>
          <table:table-cell office:value-type="string">
            <text:p>9a08aaeb</text:p>
          </table:table-cell>
          <table:table-cell office:value-type="string">
            <text:p>401a3546</text:p>
          </table:table-cell>
          <table:table-cell office:value-type="string">
            <text:p>c5e5aa76</text:p>
          </table:table-cell>
          <table:table-cell office:value-type="string">
            <text:p>1fb90cd1</text:p>
          </table:table-cell>
          <table:table-cell office:value-type="string">
            <text:p>ad073400</text:p>
          </table:table-cell>
          <table:table-cell office:value-type="string">
            <text:p>370888f3</text:p>
          </table:table-cell>
          <table:table-cell office:value-type="string">
            <text:p>511bb172</text:p>
          </table:table-cell>
          <table:table-cell office:value-type="string">
            <text:p>4cd4662c</text:p>
          </table:table-cell>
          <table:table-cell office:value-type="string">
            <text:p>7081782d</text:p>
          </table:table-cell>
          <table:table-cell office:value-type="string">
            <text:p>c9862863</text:p>
          </table:table-cell>
          <table:table-cell office:value-type="string">
            <text:p>7cdb6a9f</text:p>
          </table:table-cell>
          <table:table-cell office:value-type="string">
            <text:p>71e58e67</text:p>
          </table:table-cell>
          <table:table-cell office:value-type="string">
            <text:p>6e5717a7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2">
            <text:p>42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e31df51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F14393EE</text:p>
          </table:table-cell>
          <table:table-cell office:value-type="string">
            <text:p>1e</text:p>
          </table:table-cell>
          <table:table-cell table:formula="of:=HEX2DEC([.O222])" office:value-type="float" office:value="30">
            <text:p>3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b53da2e0</text:p>
          </table:table-cell>
          <table:table-cell office:value-type="string">
            <text:p>b5c0bb2a</text:p>
          </table:table-cell>
          <table:table-cell office:value-type="string">
            <text:p>aa9195c3</text:p>
          </table:table-cell>
          <table:table-cell office:value-type="string">
            <text:p>6eec61bb</text:p>
          </table:table-cell>
          <table:table-cell office:value-type="string">
            <text:p>8ea8265e</text:p>
          </table:table-cell>
          <table:table-cell office:value-type="string">
            <text:p>5535dfa8</text:p>
          </table:table-cell>
          <table:table-cell table:style-name="ce6" office:value-type="string">
            <text:p>276933e9</text:p>
          </table:table-cell>
          <table:table-cell office:value-type="string">
            <text:p>6b9c94ba</text:p>
          </table:table-cell>
          <table:table-cell office:value-type="string">
            <text:p>297696bc</text:p>
          </table:table-cell>
          <table:table-cell office:value-type="string">
            <text:p>467cabfe</text:p>
          </table:table-cell>
          <table:table-cell office:value-type="string">
            <text:p>c64d2773</text:p>
          </table:table-cell>
          <table:table-cell office:value-type="string">
            <text:p>2cff558b</text:p>
          </table:table-cell>
          <table:table-cell office:value-type="string">
            <text:p>217cbd</text:p>
          </table:table-cell>
          <table:table-cell office:value-type="string">
            <text:p>d6563ed8</text:p>
          </table:table-cell>
          <table:table-cell office:value-type="string">
            <text:p>5f76c697</text:p>
          </table:table-cell>
          <table:table-cell office:value-type="string">
            <text:p>bebfb391</text:p>
          </table:table-cell>
          <table:table-cell office:value-type="string">
            <text:p>667ff47d</text:p>
          </table:table-cell>
          <table:table-cell office:value-type="string">
            <text:p>af450324</text:p>
          </table:table-cell>
          <table:table-cell office:value-type="string">
            <text:p>de37124d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3">
            <text:p>43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1491c21d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81C185BB</text:p>
          </table:table-cell>
          <table:table-cell office:value-type="string">
            <text:p>1f</text:p>
          </table:table-cell>
          <table:table-cell table:formula="of:=HEX2DEC([.O223])" office:value-type="float" office:value="31">
            <text:p>3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f7036586</text:p>
          </table:table-cell>
          <table:table-cell office:value-type="string">
            <text:p>363ea92c</text:p>
          </table:table-cell>
          <table:table-cell office:value-type="string">
            <text:p>963269ff</text:p>
          </table:table-cell>
          <table:table-cell office:value-type="string">
            <text:p>a23b05d</text:p>
          </table:table-cell>
          <table:table-cell office:value-type="string">
            <text:p>9ea2153a</text:p>
          </table:table-cell>
          <table:table-cell office:value-type="string">
            <text:p>b00da7db</text:p>
          </table:table-cell>
          <table:table-cell office:value-type="string">
            <text:p>b4c9bce8</text:p>
          </table:table-cell>
          <table:table-cell office:value-type="string">
            <text:p>971ef42f</text:p>
          </table:table-cell>
          <table:table-cell office:value-type="string">
            <text:p>8d078303</text:p>
          </table:table-cell>
          <table:table-cell office:value-type="string">
            <text:p>6d43ca9f</text:p>
          </table:table-cell>
          <table:table-cell office:value-type="string">
            <text:p>df941ae5</text:p>
          </table:table-cell>
          <table:table-cell office:value-type="string">
            <text:p>22f62223</text:p>
          </table:table-cell>
          <table:table-cell office:value-type="string">
            <text:p>af274807</text:p>
          </table:table-cell>
          <table:table-cell office:value-type="string">
            <text:p>5fd91784</text:p>
          </table:table-cell>
          <table:table-cell office:value-type="string">
            <text:p>4e6b1501</text:p>
          </table:table-cell>
          <table:table-cell office:value-type="string">
            <text:p>b3f93ebf</text:p>
          </table:table-cell>
          <table:table-cell office:value-type="string">
            <text:p>50237e5b</text:p>
          </table:table-cell>
          <table:table-cell office:value-type="string">
            <text:p>eea687e2</text:p>
          </table:table-cell>
          <table:table-cell office:value-type="string">
            <text:p>4e170cf2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4">
            <text:p>44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8c8f2d54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A84DD499</text:p>
          </table:table-cell>
          <table:table-cell table:style-name="ce2" office:value-type="string">
            <text:p>20</text:p>
          </table:table-cell>
          <table:table-cell table:formula="of:=HEX2DEC([.O224])" office:value-type="float" office:value="32">
            <text:p>3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38c92825</text:p>
          </table:table-cell>
          <table:table-cell office:value-type="string">
            <text:p>b6bb9736</text:p>
          </table:table-cell>
          <table:table-cell office:value-type="string">
            <text:p>81d33d98</text:p>
          </table:table-cell>
          <table:table-cell office:value-type="string">
            <text:p>a556807f</text:p>
          </table:table-cell>
          <table:table-cell office:value-type="string">
            <text:p>ae9c0415</text:p>
          </table:table-cell>
          <table:table-cell office:value-type="string">
            <text:p>ae47016</text:p>
          </table:table-cell>
          <table:table-cell office:value-type="string">
            <text:p>422a45e6</text:p>
          </table:table-cell>
          <table:table-cell office:value-type="string">
            <text:p>c2a153a3</text:p>
          </table:table-cell>
          <table:table-cell office:value-type="string">
            <text:p>f0996f49</text:p>
          </table:table-cell>
          <table:table-cell office:value-type="string">
            <text:p>940669bc</text:p>
          </table:table-cell>
          <table:table-cell office:value-type="string">
            <text:p>f8da0e58</text:p>
          </table:table-cell>
          <table:table-cell office:value-type="string">
            <text:p>18eceebc</text:p>
          </table:table-cell>
          <table:table-cell office:value-type="string">
            <text:p>5e2e134e</text:p>
          </table:table-cell>
          <table:table-cell office:value-type="string">
            <text:p>e95cf030</text:p>
          </table:table-cell>
          <table:table-cell office:value-type="string">
            <text:p>3d61636c</text:p>
          </table:table-cell>
          <table:table-cell office:value-type="string">
            <text:p>a932c9ee</text:p>
          </table:table-cell>
          <table:table-cell office:value-type="string">
            <text:p>39c70839</text:p>
          </table:table-cell>
          <table:table-cell office:value-type="string">
            <text:p>2c0604a3</text:p>
          </table:table-cell>
          <table:table-cell office:value-type="string">
            <text:p>bdf80798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5">
            <text:p>45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c48877e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0CB6A200</text:p>
          </table:table-cell>
          <table:table-cell table:style-name="ce2" office:value-type="string">
            <text:p>40</text:p>
          </table:table-cell>
          <table:table-cell table:formula="of:=HEX2DEC([.O225])" office:value-type="float" office:value="64">
            <text:p>6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71937c88</text:p>
          </table:table-cell>
          <table:table-cell office:value-type="string">
            <text:p>c6735806</text:p>
          </table:table-cell>
          <table:table-cell office:value-type="string">
            <text:p>f5fcb907</text:p>
          </table:table-cell>
          <table:table-cell office:value-type="string">
            <text:p>c038c33</text:p>
          </table:table-cell>
          <table:table-cell office:value-type="string">
            <text:p>addee781</text:p>
          </table:table-cell>
          <table:table-cell office:value-type="string">
            <text:p>65e4767c</text:p>
          </table:table-cell>
          <table:table-cell office:value-type="string">
            <text:p>ee3865ae</text:p>
          </table:table-cell>
          <table:table-cell table:style-name="ce6" office:value-type="string">
            <text:p>32e24233</text:p>
          </table:table-cell>
          <table:table-cell office:value-type="string">
            <text:p>62c1f81a</text:p>
          </table:table-cell>
          <table:table-cell office:value-type="string">
            <text:p>6ca0b591</text:p>
          </table:table-cell>
          <table:table-cell office:value-type="string">
            <text:p>21a47cb1</text:p>
          </table:table-cell>
          <table:table-cell office:value-type="string">
            <text:p>d7c081c9</text:p>
          </table:table-cell>
          <table:table-cell office:value-type="string">
            <text:p>3efb7c83</text:p>
          </table:table-cell>
          <table:table-cell office:value-type="string">
            <text:p>19b405b4</text:p>
          </table:table-cell>
          <table:table-cell office:value-type="string">
            <text:p>1c0d30bb</text:p>
          </table:table-cell>
          <table:table-cell office:value-type="string">
            <text:p>50632fb0</text:p>
          </table:table-cell>
          <table:table-cell office:value-type="string">
            <text:p>6e4843f9</text:p>
          </table:table-cell>
          <table:table-cell office:value-type="string">
            <text:p>f8fdbc57</text:p>
          </table:table-cell>
          <table:table-cell office:value-type="string">
            <text:p>b9fd5c51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6">
            <text:p>46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cbd0a1b1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table:style-name="ce2" office:value-type="string">
            <text:p>82018355</text:p>
          </table:table-cell>
          <table:table-cell table:style-name="ce2" office:value-type="string">
            <text:p>100</text:p>
          </table:table-cell>
          <table:table-cell table:formula="of:=HEX2DEC([.O226])" office:value-type="float" office:value="256">
            <text:p>25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c64e767c</text:p>
          </table:table-cell>
          <table:table-cell office:value-type="string">
            <text:p>24c0dce6</text:p>
          </table:table-cell>
          <table:table-cell office:value-type="string">
            <text:p>aef29e45</text:p>
          </table:table-cell>
          <table:table-cell office:value-type="string">
            <text:p>7401e25a</text:p>
          </table:table-cell>
          <table:table-cell office:value-type="string">
            <text:p>a9693d4a</text:p>
          </table:table-cell>
          <table:table-cell office:value-type="string">
            <text:p>87e39cd8</text:p>
          </table:table-cell>
          <table:table-cell office:value-type="string">
            <text:p>f68e245c</text:p>
          </table:table-cell>
          <table:table-cell office:value-type="string">
            <text:p>d46dd995</text:p>
          </table:table-cell>
          <table:table-cell office:value-type="string">
            <text:p>fb42cff</text:p>
          </table:table-cell>
          <table:table-cell office:value-type="string">
            <text:p>80416d45</text:p>
          </table:table-cell>
          <table:table-cell office:value-type="string">
            <text:p>166112c7</text:p>
          </table:table-cell>
          <table:table-cell office:value-type="string">
            <text:p>50b7f418</text:p>
          </table:table-cell>
          <table:table-cell office:value-type="string">
            <text:p>83cdf3b1</text:p>
          </table:table-cell>
          <table:table-cell office:value-type="string">
            <text:p>3bc286cb</text:p>
          </table:table-cell>
          <table:table-cell table:style-name="ce6" office:value-type="string">
            <text:p>54180093</text:p>
          </table:table-cell>
          <table:table-cell office:value-type="string">
            <text:p>3b84923f</text:p>
          </table:table-cell>
          <table:table-cell office:value-type="string">
            <text:p>a94faa7b</text:p>
          </table:table-cell>
          <table:table-cell office:value-type="string">
            <text:p>c0d22353</text:p>
          </table:table-cell>
          <table:table-cell office:value-type="string">
            <text:p>a21d58a8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7">
            <text:p>47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de3cc8e4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A6CFE3CC</text:p>
          </table:table-cell>
          <table:table-cell table:style-name="ce2" office:value-type="string">
            <text:p>1000</text:p>
          </table:table-cell>
          <table:table-cell table:formula="of:=HEX2DEC([.O227])" office:value-type="float" office:value="4096">
            <text:p>409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64e7fd88</text:p>
          </table:table-cell>
          <table:table-cell office:value-type="string">
            <text:p>82cf3e54</text:p>
          </table:table-cell>
          <table:table-cell office:value-type="string">
            <text:p>222e87ac</text:p>
          </table:table-cell>
          <table:table-cell office:value-type="string">
            <text:p>93dce3a9</text:p>
          </table:table-cell>
          <table:table-cell office:value-type="string">
            <text:p>504be6b0</text:p>
          </table:table-cell>
          <table:table-cell office:value-type="string">
            <text:p>2fca9cab</text:p>
          </table:table-cell>
          <table:table-cell office:value-type="string">
            <text:p>9d490a00</text:p>
          </table:table-cell>
          <table:table-cell office:value-type="string">
            <text:p>7349ad37</text:p>
          </table:table-cell>
          <table:table-cell office:value-type="string">
            <text:p>92ab4ee3</text:p>
          </table:table-cell>
          <table:table-cell office:value-type="string">
            <text:p>8ad1bf4</text:p>
          </table:table-cell>
          <table:table-cell office:value-type="string">
            <text:p>3527cc83</text:p>
          </table:table-cell>
          <table:table-cell office:value-type="string">
            <text:p>c3fde245</text:p>
          </table:table-cell>
          <table:table-cell office:value-type="string">
            <text:p>e4254348</text:p>
          </table:table-cell>
          <table:table-cell office:value-type="string">
            <text:p>e4de9c93</text:p>
          </table:table-cell>
          <table:table-cell office:value-type="string">
            <text:p>b4f63d83</text:p>
          </table:table-cell>
          <table:table-cell office:value-type="string">
            <text:p>9a204573</text:p>
          </table:table-cell>
          <table:table-cell office:value-type="string">
            <text:p>45d5aca7</text:p>
          </table:table-cell>
          <table:table-cell office:value-type="string">
            <text:p>5c5af735</text:p>
          </table:table-cell>
          <table:table-cell office:value-type="string">
            <text:p>c49e0f67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48">
            <text:p>48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c874cf1a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3778B255</text:p>
          </table:table-cell>
          <table:table-cell table:style-name="ce2" office:value-type="string">
            <text:p>10000</text:p>
          </table:table-cell>
          <table:table-cell table:formula="of:=HEX2DEC([.O228])" office:value-type="float" office:value="65536">
            <text:p>6553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4e6d6e4f</text:p>
          </table:table-cell>
          <table:table-cell office:value-type="string">
            <text:p>63b95574</text:p>
          </table:table-cell>
          <table:table-cell office:value-type="string">
            <text:p>55e71a2a</text:p>
          </table:table-cell>
          <table:table-cell office:value-type="string">
            <text:p>91b3e498</text:p>
          </table:table-cell>
          <table:table-cell office:value-type="string">
            <text:p>be677f10</text:p>
          </table:table-cell>
          <table:table-cell office:value-type="string">
            <text:p>ae3a99d9</text:p>
          </table:table-cell>
          <table:table-cell office:value-type="string">
            <text:p>8f86437</text:p>
          </table:table-cell>
          <table:table-cell table:style-name="ce6" office:value-type="string">
            <text:p>6104e754</text:p>
          </table:table-cell>
          <table:table-cell office:value-type="string">
            <text:p>c21d6d22</text:p>
          </table:table-cell>
          <table:table-cell office:value-type="string">
            <text:p>8f6062e8</text:p>
          </table:table-cell>
          <table:table-cell office:value-type="string">
            <text:p>218d6838</text:p>
          </table:table-cell>
          <table:table-cell office:value-type="string">
            <text:p>f85ec510</text:p>
          </table:table-cell>
          <table:table-cell office:value-type="string">
            <text:p>e9ad3ce7</text:p>
          </table:table-cell>
          <table:table-cell office:value-type="string">
            <text:p>7699f91d</text:p>
          </table:table-cell>
          <table:table-cell office:value-type="string">
            <text:p>c2d10c76</text:p>
          </table:table-cell>
          <table:table-cell office:value-type="string">
            <text:p>83e778ac</text:p>
          </table:table-cell>
          <table:table-cell office:value-type="string">
            <text:p>e33cf61</text:p>
          </table:table-cell>
          <table:table-cell office:value-type="string">
            <text:p>25d4090d</text:p>
          </table:table-cell>
          <table:table-cell office:value-type="string">
            <text:p>ecaf7b58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2">
            <text:p>22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JdsWjT9y5tqOxVsDef_FOoYBshMjg4p1Fdt28hqp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ee01f176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F805A0BB</text:p>
          </table:table-cell>
          <table:table-cell office:value-type="string">
            <text:p>2093f3ec</text:p>
          </table:table-cell>
          <table:table-cell table:formula="of:=HEX2DEC([.O229])" office:value-type="float" office:value="546567148">
            <text:p>54656714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87d86495</text:p>
          </table:table-cell>
          <table:table-cell office:value-type="string">
            <text:p>70fc85c0</text:p>
          </table:table-cell>
          <table:table-cell office:value-type="string">
            <text:p>78f2dc8e</text:p>
          </table:table-cell>
          <table:table-cell office:value-type="string">
            <text:p>3d8300c0</text:p>
          </table:table-cell>
          <table:table-cell office:value-type="string">
            <text:p>aa0e51b</text:p>
          </table:table-cell>
          <table:table-cell office:value-type="string">
            <text:p>203d5bba</text:p>
          </table:table-cell>
          <table:table-cell office:value-type="string">
            <text:p>cf48dcc</text:p>
          </table:table-cell>
          <table:table-cell office:value-type="string">
            <text:p>eaeae772</text:p>
          </table:table-cell>
          <table:table-cell office:value-type="string">
            <text:p>a7ef1c5a</text:p>
          </table:table-cell>
          <table:table-cell office:value-type="string">
            <text:p>a3c14b26</text:p>
          </table:table-cell>
          <table:table-cell office:value-type="string">
            <text:p>47031a99</text:p>
          </table:table-cell>
          <table:table-cell office:value-type="string">
            <text:p>b34d46ea</text:p>
          </table:table-cell>
          <table:table-cell office:value-type="string">
            <text:p>c05051b1</text:p>
          </table:table-cell>
          <table:table-cell table:style-name="ce6" office:value-type="string">
            <text:p>140e9521</text:p>
          </table:table-cell>
          <table:table-cell office:value-type="string">
            <text:p>b39b03b4</text:p>
          </table:table-cell>
          <table:table-cell office:value-type="string">
            <text:p>dfd1562f</text:p>
          </table:table-cell>
          <table:table-cell office:value-type="string">
            <text:p>dd0e6db1</text:p>
          </table:table-cell>
          <table:table-cell office:value-type="string">
            <text:p>29b7ae6e</text:p>
          </table:table-cell>
          <table:table-cell office:value-type="string">
            <text:p>d7b25e7a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1">
            <text:p>11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Doc60HFv87p8XM49BpGzJqq3nvvnzlA_2nN88dcM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77b95c35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AD96A8FF</text:p>
          </table:table-cell>
          <table:table-cell office:value-type="string">
            <text:p>2093f3ef</text:p>
          </table:table-cell>
          <table:table-cell table:formula="of:=HEX2DEC([.O230])" office:value-type="float" office:value="546567151">
            <text:p>54656715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4d2bac8c</text:p>
          </table:table-cell>
          <table:table-cell office:value-type="string">
            <text:p>f2764fd7</text:p>
          </table:table-cell>
          <table:table-cell office:value-type="string">
            <text:p>3bd55863</text:p>
          </table:table-cell>
          <table:table-cell office:value-type="string">
            <text:p>f23f0a6</text:p>
          </table:table-cell>
          <table:table-cell office:value-type="string">
            <text:p>3a8fb2ce</text:p>
          </table:table-cell>
          <table:table-cell office:value-type="string">
            <text:p>30c5b45c</text:p>
          </table:table-cell>
          <table:table-cell office:value-type="string">
            <text:p>b51528c7</text:p>
          </table:table-cell>
          <table:table-cell office:value-type="string">
            <text:p>6d7005cf</text:p>
          </table:table-cell>
          <table:table-cell office:value-type="string">
            <text:p>d2a2e12e</text:p>
          </table:table-cell>
          <table:table-cell office:value-type="string">
            <text:p>180ea884</text:p>
          </table:table-cell>
          <table:table-cell office:value-type="string">
            <text:p>92d6f4f1</text:p>
          </table:table-cell>
          <table:table-cell office:value-type="string">
            <text:p>9531acb3</text:p>
          </table:table-cell>
          <table:table-cell office:value-type="string">
            <text:p>cd64b38c</text:p>
          </table:table-cell>
          <table:table-cell office:value-type="string">
            <text:p>b0971f25</text:p>
          </table:table-cell>
          <table:table-cell office:value-type="string">
            <text:p>807beef3</text:p>
          </table:table-cell>
          <table:table-cell office:value-type="string">
            <text:p>bf7ef7ba</text:p>
          </table:table-cell>
          <table:table-cell office:value-type="string">
            <text:p>99fa0b4b</text:p>
          </table:table-cell>
          <table:table-cell office:value-type="string">
            <text:p>e4d024aa</text:p>
          </table:table-cell>
          <table:table-cell office:value-type="string">
            <text:p>27534e6b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0">
            <text:p>10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8YD1fudRK2ANosCXM9pXQdAffpyJN_d7fRR3T9HP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5fb9e02a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2C67AEDD</text:p>
          </table:table-cell>
          <table:table-cell office:value-type="string">
            <text:p>2093f3f1</text:p>
          </table:table-cell>
          <table:table-cell table:formula="of:=HEX2DEC([.O231])" office:value-type="float" office:value="546567153">
            <text:p>54656715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d0b831c6</text:p>
          </table:table-cell>
          <table:table-cell office:value-type="string">
            <text:p>f3712be0</text:p>
          </table:table-cell>
          <table:table-cell table:style-name="ce6" office:value-type="string">
            <text:p>13180038</text:p>
          </table:table-cell>
          <table:table-cell office:value-type="string">
            <text:p>458c1f1a</text:p>
          </table:table-cell>
          <table:table-cell office:value-type="string">
            <text:p>5a839085</text:p>
          </table:table-cell>
          <table:table-cell office:value-type="string">
            <text:p>e67544ba</text:p>
          </table:table-cell>
          <table:table-cell office:value-type="string">
            <text:p>cfd63ac3</text:p>
          </table:table-cell>
          <table:table-cell office:value-type="string">
            <text:p>c474c4b8</text:p>
          </table:table-cell>
          <table:table-cell office:value-type="string">
            <text:p>99c5b9bb</text:p>
          </table:table-cell>
          <table:table-cell table:style-name="ce6" office:value-type="string">
            <text:p>65995542</text:p>
          </table:table-cell>
          <table:table-cell office:value-type="string">
            <text:p>c563dbd7</text:p>
          </table:table-cell>
          <table:table-cell office:value-type="string">
            <text:p>811e45e4</text:p>
          </table:table-cell>
          <table:table-cell office:value-type="string">
            <text:p>2b704a21</text:p>
          </table:table-cell>
          <table:table-cell office:value-type="string">
            <text:p>c39cd07d</text:p>
          </table:table-cell>
          <table:table-cell office:value-type="string">
            <text:p>5e668bc8</text:p>
          </table:table-cell>
          <table:table-cell office:value-type="string">
            <text:p>a9f10e16</text:p>
          </table:table-cell>
          <table:table-cell office:value-type="string">
            <text:p>6d421f07</text:p>
          </table:table-cell>
          <table:table-cell table:style-name="ce6" office:value-type="string">
            <text:p>61913e28</text:p>
          </table:table-cell>
          <table:table-cell office:value-type="string">
            <text:p>71343b7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3">
            <text:p>3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i_ubXjqm6pmpttNV7o2g1Ks02EeTxZz6b1jiNET7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+bd4c259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3B749877</text:p>
          </table:table-cell>
          <table:table-cell office:value-type="string">
            <text:p>2093f3f2</text:p>
          </table:table-cell>
          <table:table-cell table:formula="of:=HEX2DEC([.O232])" office:value-type="float" office:value="546567154">
            <text:p>54656715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127ef464</text:p>
          </table:table-cell>
          <table:table-cell office:value-type="string">
            <text:p>73ef19eb</text:p>
          </table:table-cell>
          <table:table-cell office:value-type="string">
            <text:p>feb9d3d4</text:p>
          </table:table-cell>
          <table:table-cell office:value-type="string">
            <text:p>e0c36f3c</text:p>
          </table:table-cell>
          <table:table-cell office:value-type="string">
            <text:p>6a7d8061</text:p>
          </table:table-cell>
          <table:table-cell office:value-type="string">
            <text:p>414d0cf5</text:p>
          </table:table-cell>
          <table:table-cell office:value-type="string">
            <text:p>5d37c3c2</text:p>
          </table:table-cell>
          <table:table-cell office:value-type="string">
            <text:p>eff6242d</text:p>
          </table:table-cell>
          <table:table-cell office:value-type="string">
            <text:p>fd56a601</text:p>
          </table:table-cell>
          <table:table-cell office:value-type="string">
            <text:p>8c5cf463</text:p>
          </table:table-cell>
          <table:table-cell office:value-type="string">
            <text:p>dea9cf4a</text:p>
          </table:table-cell>
          <table:table-cell office:value-type="string">
            <text:p>7715127c</text:p>
          </table:table-cell>
          <table:table-cell office:value-type="string">
            <text:p>da771568</text:p>
          </table:table-cell>
          <table:table-cell office:value-type="string">
            <text:p>4d1fa929</text:p>
          </table:table-cell>
          <table:table-cell office:value-type="string">
            <text:p>4d5cda32</text:p>
          </table:table-cell>
          <table:table-cell office:value-type="string">
            <text:p>9f2a9944</text:p>
          </table:table-cell>
          <table:table-cell office:value-type="string">
            <text:p>56e6a8e5</text:p>
          </table:table-cell>
          <table:table-cell office:value-type="string">
            <text:p>9ff1b2f6</text:p>
          </table:table-cell>
          <table:table-cell office:value-type="string">
            <text:p>76f33e5d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7">
            <text:p>7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nXsez0jRF_I0F9fl8xZquQwM17QzJhyaj6bhA8UF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table:style-name="ce2" office:value-type="string">
            <text:p>1606971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83C185BB</text:p>
          </table:table-cell>
          <table:table-cell office:value-type="string">
            <text:p>2093f3f2</text:p>
          </table:table-cell>
          <table:table-cell table:formula="of:=HEX2DEC([.O233])" office:value-type="float" office:value="546567154">
            <text:p>54656715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127ef464</text:p>
          </table:table-cell>
          <table:table-cell office:value-type="string">
            <text:p>73ef19eb</text:p>
          </table:table-cell>
          <table:table-cell office:value-type="string">
            <text:p>feb9d3d4</text:p>
          </table:table-cell>
          <table:table-cell office:value-type="string">
            <text:p>e0c36f3c</text:p>
          </table:table-cell>
          <table:table-cell office:value-type="string">
            <text:p>6a7d8061</text:p>
          </table:table-cell>
          <table:table-cell office:value-type="string">
            <text:p>414d0cf5</text:p>
          </table:table-cell>
          <table:table-cell office:value-type="string">
            <text:p>5d37c3c2</text:p>
          </table:table-cell>
          <table:table-cell office:value-type="string">
            <text:p>eff6242d</text:p>
          </table:table-cell>
          <table:table-cell office:value-type="string">
            <text:p>fd56a601</text:p>
          </table:table-cell>
          <table:table-cell office:value-type="string">
            <text:p>8c5cf463</text:p>
          </table:table-cell>
          <table:table-cell office:value-type="string">
            <text:p>dea9cf4a</text:p>
          </table:table-cell>
          <table:table-cell office:value-type="string">
            <text:p>7715127c</text:p>
          </table:table-cell>
          <table:table-cell office:value-type="string">
            <text:p>da771568</text:p>
          </table:table-cell>
          <table:table-cell office:value-type="string">
            <text:p>4d1fa929</text:p>
          </table:table-cell>
          <table:table-cell office:value-type="string">
            <text:p>4d5cda32</text:p>
          </table:table-cell>
          <table:table-cell office:value-type="string">
            <text:p>9f2a9944</text:p>
          </table:table-cell>
          <table:table-cell office:value-type="string">
            <text:p>56e6a8e5</text:p>
          </table:table-cell>
          <table:table-cell office:value-type="string">
            <text:p>9ff1b2f6</text:p>
          </table:table-cell>
          <table:table-cell office:value-type="string">
            <text:p>76f33e5d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8">
            <text:p>18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2IaOMk_CuyPJxWJNhJ_xF5JXHaDE6wN7ovgCvJAL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648a87b7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110FE4EE</text:p>
          </table:table-cell>
          <table:table-cell office:value-type="string">
            <text:p>2093f3f2</text:p>
          </table:table-cell>
          <table:table-cell table:formula="of:=HEX2DEC([.O234])" office:value-type="float" office:value="546567154">
            <text:p>54656715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127ef464</text:p>
          </table:table-cell>
          <table:table-cell office:value-type="string">
            <text:p>73ef19eb</text:p>
          </table:table-cell>
          <table:table-cell office:value-type="string">
            <text:p>feb9d3d4</text:p>
          </table:table-cell>
          <table:table-cell office:value-type="string">
            <text:p>e0c36f3c</text:p>
          </table:table-cell>
          <table:table-cell office:value-type="string">
            <text:p>6a7d8061</text:p>
          </table:table-cell>
          <table:table-cell office:value-type="string">
            <text:p>414d0cf5</text:p>
          </table:table-cell>
          <table:table-cell office:value-type="string">
            <text:p>5d37c3c2</text:p>
          </table:table-cell>
          <table:table-cell office:value-type="string">
            <text:p>eff6242d</text:p>
          </table:table-cell>
          <table:table-cell office:value-type="string">
            <text:p>fd56a601</text:p>
          </table:table-cell>
          <table:table-cell office:value-type="string">
            <text:p>8c5cf463</text:p>
          </table:table-cell>
          <table:table-cell office:value-type="string">
            <text:p>dea9cf4a</text:p>
          </table:table-cell>
          <table:table-cell office:value-type="string">
            <text:p>7715127c</text:p>
          </table:table-cell>
          <table:table-cell office:value-type="string">
            <text:p>da771568</text:p>
          </table:table-cell>
          <table:table-cell office:value-type="string">
            <text:p>4d1fa929</text:p>
          </table:table-cell>
          <table:table-cell office:value-type="string">
            <text:p>4d5cda32</text:p>
          </table:table-cell>
          <table:table-cell office:value-type="string">
            <text:p>9f2a9944</text:p>
          </table:table-cell>
          <table:table-cell office:value-type="string">
            <text:p>56e6a8e5</text:p>
          </table:table-cell>
          <table:table-cell office:value-type="string">
            <text:p>9ff1b2f6</text:p>
          </table:table-cell>
          <table:table-cell office:value-type="string">
            <text:p>76f33e5d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1">
            <text:p>21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imgv8os0jq3lpSI4IHNqK1y3iNcmAwWi78eAyIK7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ab1426e2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A327AA33</text:p>
          </table:table-cell>
          <table:table-cell office:value-type="string">
            <text:p>2093f3f4</text:p>
          </table:table-cell>
          <table:table-cell table:formula="of:=HEX2DEC([.O235])" office:value-type="float" office:value="546567156">
            <text:p>54656715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960b79b9</text:p>
          </table:table-cell>
          <table:table-cell office:value-type="string">
            <text:p>74eaf5f4</text:p>
          </table:table-cell>
          <table:table-cell office:value-type="string">
            <text:p>d5fc7bad</text:p>
          </table:table-cell>
          <table:table-cell office:value-type="string">
            <text:p>172c8ff3</text:p>
          </table:table-cell>
          <table:table-cell office:value-type="string">
            <text:p>8a715e38</text:p>
          </table:table-cell>
          <table:table-cell office:value-type="string">
            <text:p>f6fd9d5c</text:p>
          </table:table-cell>
          <table:table-cell office:value-type="string">
            <text:p>77f7d5be</text:p>
          </table:table-cell>
          <table:table-cell office:value-type="string">
            <text:p>46fae316</text:p>
          </table:table-cell>
          <table:table-cell office:value-type="string">
            <text:p>c4797e8e</text:p>
          </table:table-cell>
          <table:table-cell office:value-type="string">
            <text:p>d9e6b221</text:p>
          </table:table-cell>
          <table:table-cell office:value-type="string">
            <text:p>1136b62f</text:p>
          </table:table-cell>
          <table:table-cell office:value-type="string">
            <text:p>6302abad</text:p>
          </table:table-cell>
          <table:table-cell office:value-type="string">
            <text:p>3884abfc</text:p>
          </table:table-cell>
          <table:table-cell office:value-type="string">
            <text:p>60245a82</text:p>
          </table:table-cell>
          <table:table-cell office:value-type="string">
            <text:p>2b467707</text:p>
          </table:table-cell>
          <table:table-cell office:value-type="string">
            <text:p>899dafa0</text:p>
          </table:table-cell>
          <table:table-cell office:value-type="string">
            <text:p>2a2ebca1</text:p>
          </table:table-cell>
          <table:table-cell office:value-type="string">
            <text:p>1cb1b475</text:p>
          </table:table-cell>
          <table:table-cell office:value-type="string">
            <text:p>56b333a8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3">
            <text:p>13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dySLsiocsOYiywW2i21BBek3WjaOXrcjHSxNhbcw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47ba641f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41ABC755</text:p>
          </table:table-cell>
          <table:table-cell office:value-type="string">
            <text:p>2093f3f8</text:p>
          </table:table-cell>
          <table:table-cell table:formula="of:=HEX2DEC([.O236])" office:value-type="float" office:value="546567160">
            <text:p>54656716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9d248434</text:p>
          </table:table-cell>
          <table:table-cell office:value-type="string">
            <text:p>76e1ae12</text:p>
          </table:table-cell>
          <table:table-cell office:value-type="string">
            <text:p>8481cb22</text:p>
          </table:table-cell>
          <table:table-cell office:value-type="string">
            <text:p>84034e6b</text:p>
          </table:table-cell>
          <table:table-cell office:value-type="string">
            <text:p>ca591ace</text:p>
          </table:table-cell>
          <table:table-cell office:value-type="string">
            <text:p>625dbe20</text:p>
          </table:table-cell>
          <table:table-cell office:value-type="string">
            <text:p>ad79f9b7</text:p>
          </table:table-cell>
          <table:table-cell office:value-type="string">
            <text:p>f50360e8</text:p>
          </table:table-cell>
          <table:table-cell office:value-type="string">
            <text:p>52be2fa8</text:p>
          </table:table-cell>
          <table:table-cell office:value-type="string">
            <text:p>74fb3eac</text:p>
          </table:table-cell>
          <table:table-cell office:value-type="string">
            <text:p>764f83fa</text:p>
          </table:table-cell>
          <table:table-cell office:value-type="string">
            <text:p>3adcde0f</text:p>
          </table:table-cell>
          <table:table-cell office:value-type="string">
            <text:p>f49dd922</text:p>
          </table:table-cell>
          <table:table-cell office:value-type="string">
            <text:p>862fbd32</text:p>
          </table:table-cell>
          <table:table-cell office:value-type="string">
            <text:p>e71cb0b1</text:p>
          </table:table-cell>
          <table:table-cell office:value-type="string">
            <text:p>5e83dc58</text:p>
          </table:table-cell>
          <table:table-cell office:value-type="string">
            <text:p>d0bee419</text:p>
          </table:table-cell>
          <table:table-cell office:value-type="string">
            <text:p>1532877e</text:p>
          </table:table-cell>
          <table:table-cell office:value-type="string">
            <text:p>16341e3f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2">
            <text:p>12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dsmt57zsiG50Gx_T7s2fxqrlbUL_xNeK8NiXjep9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7d4cb10d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A118B4AA</text:p>
          </table:table-cell>
          <table:table-cell office:value-type="string">
            <text:p>2093f402</text:p>
          </table:table-cell>
          <table:table-cell table:formula="of:=HEX2DEC([.O237])" office:value-type="float" office:value="546567170">
            <text:p>54656717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2ee31e92</text:p>
          </table:table-cell>
          <table:table-cell office:value-type="string">
            <text:p>7bcbfa53</text:p>
          </table:table-cell>
          <table:table-cell office:value-type="string">
            <text:p>b8ce119e</text:p>
          </table:table-cell>
          <table:table-cell office:value-type="string">
            <text:p>94166dde</text:p>
          </table:table-cell>
          <table:table-cell office:value-type="string">
            <text:p>6a1e71ab</text:p>
          </table:table-cell>
          <table:table-cell office:value-type="string">
            <text:p>eecd9020</text:p>
          </table:table-cell>
          <table:table-cell office:value-type="string">
            <text:p>333e53a6</text:p>
          </table:table-cell>
          <table:table-cell office:value-type="string">
            <text:p>a8171b75</text:p>
          </table:table-cell>
          <table:table-cell office:value-type="string">
            <text:p>366b6a6a</text:p>
          </table:table-cell>
          <table:table-cell office:value-type="string">
            <text:p>f8abe275</text:p>
          </table:table-cell>
          <table:table-cell table:style-name="ce6" office:value-type="string">
            <text:p>730e0676</text:p>
          </table:table-cell>
          <table:table-cell office:value-type="string">
            <text:p>d67fdc03</text:p>
          </table:table-cell>
          <table:table-cell office:value-type="string">
            <text:p>cadeca02</text:p>
          </table:table-cell>
          <table:table-cell office:value-type="string">
            <text:p>e54b33eb</text:p>
          </table:table-cell>
          <table:table-cell office:value-type="string">
            <text:p>3cb2c0da</text:p>
          </table:table-cell>
          <table:table-cell office:value-type="string">
            <text:p>f2c24c25</text:p>
          </table:table-cell>
          <table:table-cell office:value-type="string">
            <text:p>f12746c5</text:p>
          </table:table-cell>
          <table:table-cell office:value-type="string">
            <text:p>85ece680</text:p>
          </table:table-cell>
          <table:table-cell office:value-type="string">
            <text:p>74f6e8b9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23">
            <text:p>23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pqh7s1LcPfWX7S0sNS9ShGICiaTsC5VLPefaQUkV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ae3dd0ce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E949B733</text:p>
          </table:table-cell>
          <table:table-cell office:value-type="string">
            <text:p>2093f405</text:p>
          </table:table-cell>
          <table:table-cell table:formula="of:=HEX2DEC([.O238])" office:value-type="float" office:value="546567173">
            <text:p>546567173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f436668a</text:p>
          </table:table-cell>
          <table:table-cell office:value-type="string">
            <text:p>fd44c466</text:p>
          </table:table-cell>
          <table:table-cell office:value-type="string">
            <text:p>7bb28d73</text:p>
          </table:table-cell>
          <table:table-cell office:value-type="string">
            <text:p>65b6ddb7</text:p>
          </table:table-cell>
          <table:table-cell office:value-type="string">
            <text:p>9a0c3f5e</text:p>
          </table:table-cell>
          <table:table-cell office:value-type="string">
            <text:p>ff55e8ba</text:p>
          </table:table-cell>
          <table:table-cell office:value-type="string">
            <text:p>db5feea0</text:p>
          </table:table-cell>
          <table:table-cell office:value-type="string">
            <text:p>2a9d39d2</text:p>
          </table:table-cell>
          <table:table-cell office:value-type="string">
            <text:p>611e2f3d</text:p>
          </table:table-cell>
          <table:table-cell office:value-type="string">
            <text:p>6cf8cfd0</text:p>
          </table:table-cell>
          <table:table-cell office:value-type="string">
            <text:p>bee1e0ce</text:p>
          </table:table-cell>
          <table:table-cell office:value-type="string">
            <text:p>b86241cc</text:p>
          </table:table-cell>
          <table:table-cell office:value-type="string">
            <text:p>d7f12bde</text:p>
          </table:table-cell>
          <table:table-cell office:value-type="string">
            <text:p>81d3bdf0</text:p>
          </table:table-cell>
          <table:table-cell office:value-type="string">
            <text:p>992ac19</text:p>
          </table:table-cell>
          <table:table-cell office:value-type="string">
            <text:p>d26fedaf</text:p>
          </table:table-cell>
          <table:table-cell office:value-type="string">
            <text:p>ae13e45f</text:p>
          </table:table-cell>
          <table:table-cell office:value-type="string">
            <text:p>400d7ccc</text:p>
          </table:table-cell>
          <table:table-cell office:value-type="string">
            <text:p>c496d8aa</text:p>
          </table:table-cell>
          <table:table-cell office:value-type="string">
            <text:p>da4575b6</text:p>
          </table:table-cell>
          <table:table-cell office:value-type="string">
            <text:p>0</text:p>
          </table:table-cell>
          <table:table-cell/>
        </table:table-row>
        <table:table-row table:style-name="ro1" table:visibility="filter">
          <table:table-cell office:value-type="float" office:value="1">
            <text:p>1</text:p>
          </table:table-cell>
          <table:table-cell office:value-type="string">
            <text:p>https://api-na-adrv2.padsv.gungho.jp/api.php?action</text:p>
          </table:table-cell>
          <table:table-cell office:value-type="float" office:value="344005721">
            <text:p>344005721</text:p>
          </table:table-cell>
          <table:table-cell office:value-type="string">
            <text:p>sGNY2QuPP1TDpD6PnolMB8azRG0Hec9SviN4JlK2</text:p>
          </table:table-cell>
          <table:table-cell office:value-type="string">
            <text:p>5ae4c23c62747</text:p>
          </table:table-cell>
          <table:table-cell office:value-type="float" office:value="64517">
            <text:p>64517</text:p>
          </table:table-cell>
          <table:table-cell office:value-type="string">
            <text:p>f54a1c44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CBE7A411</text:p>
          </table:table-cell>
          <table:table-cell office:value-type="string">
            <text:p>2093f51e</text:p>
          </table:table-cell>
          <table:table-cell table:formula="of:=HEX2DEC([.O239])" office:value-type="float" office:value="546567454">
            <text:p>54656745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5008</text:p>
          </table:table-cell>
          <table:table-cell office:value-type="string">
            <text:p>26e20af1</text:p>
          </table:table-cell>
          <table:table-cell table:style-name="ce6" office:value-type="string">
            <text:p>7480984</text:p>
          </table:table-cell>
          <table:table-cell office:value-type="string">
            <text:p>1fba1a2f</text:p>
          </table:table-cell>
          <table:table-cell office:value-type="string">
            <text:p>c33ef73d</text:p>
          </table:table-cell>
          <table:table-cell office:value-type="string">
            <text:p>2386b522</text:p>
          </table:table-cell>
          <table:table-cell office:value-type="string">
            <text:p>b66ba8ea</text:p>
          </table:table-cell>
          <table:table-cell office:value-type="string">
            <text:p>a3d4db2</text:p>
          </table:table-cell>
          <table:table-cell office:value-type="string">
            <text:p>ec5f00b5</text:p>
          </table:table-cell>
          <table:table-cell office:value-type="string">
            <text:p>ab9288a7</text:p>
          </table:table-cell>
          <table:table-cell office:value-type="string">
            <text:p>fb07a4f4</text:p>
          </table:table-cell>
          <table:table-cell office:value-type="string">
            <text:p>7d1119cc</text:p>
          </table:table-cell>
          <table:table-cell office:value-type="string">
            <text:p>b416d4e1</text:p>
          </table:table-cell>
          <table:table-cell office:value-type="string">
            <text:p>f5fe4fa0</text:p>
          </table:table-cell>
          <table:table-cell office:value-type="string">
            <text:p>725592dd</text:p>
          </table:table-cell>
          <table:table-cell office:value-type="string">
            <text:p>54edbef5</text:p>
          </table:table-cell>
          <table:table-cell office:value-type="string">
            <text:p>fe8fb344</text:p>
          </table:table-cell>
          <table:table-cell table:style-name="ce6" office:value-type="string">
            <text:p>23213911</text:p>
          </table:table-cell>
          <table:table-cell office:value-type="string">
            <text:p>b72e4201</text:p>
          </table:table-cell>
          <table:table-cell office:value-type="string">
            <text:p>91a5f8a3</text:p>
          </table:table-cell>
          <table:table-cell office:value-type="string">
            <text:p>da45744f</text:p>
          </table:table-cell>
          <table:table-cell office:value-type="string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Default" table:number-columns-repeated="2"/>
          <table:table-cell table:number-columns-repeated="6"/>
          <table:table-cell table:style-name="Default" table:number-columns-repeated="22"/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string">
            <text:p>oidvE0RiGSRzwoR_SePA3RNkiji53LR6Wip3xXJr</text:p>
          </table:table-cell>
          <table:table-cell office:value-type="string">
            <text:p>5ae5ec045f410</text:p>
          </table:table-cell>
          <table:table-cell office:value-type="float" office:value="28034">
            <text:p>28034</text:p>
          </table:table-cell>
          <table:table-cell office:value-type="string">
            <text:p>c11ca44c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float" office:value="47639277">
            <text:p>47639277</text:p>
          </table:table-cell>
          <table:table-cell office:value-type="float" office:value="0">
            <text:p>0</text:p>
          </table:table-cell>
          <table:table-cell table:style-name="ce4" office:value-type="string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0000d3d6</text:p>
          </table:table-cell>
          <table:table-cell office:value-type="string">
            <text:p>a704d664</text:p>
          </table:table-cell>
          <table:table-cell office:value-type="string">
            <text:p>0daac22d</text:p>
          </table:table-cell>
          <table:table-cell office:value-type="string">
            <text:p>3eac85bb</text:p>
          </table:table-cell>
          <table:table-cell office:value-type="string">
            <text:p>af5a2093</text:p>
          </table:table-cell>
          <table:table-cell office:value-type="string">
            <text:p>afe569ae</text:p>
          </table:table-cell>
          <table:table-cell office:value-type="string">
            <text:p>961b261e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d0c5b</text:p>
          </table:table-cell>
          <table:table-cell office:value-type="string">
            <text:p>d0109fff</text:p>
          </table:table-cell>
          <table:table-cell office:value-type="string">
            <text:p>5a195a26</text:p>
          </table:table-cell>
          <table:table-cell office:value-type="string">
            <text:p>7d60aa1c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7400</text:p>
          </table:table-cell>
          <table:table-cell table:style-name="ce2" office:value-type="string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string">
            <text:p>qIh4nl17f6nszc6r0LoMax3cZWZkj1M2e2NWN6ko</text:p>
          </table:table-cell>
          <table:table-cell office:value-type="string">
            <text:p>5ae5ee2b78314</text:p>
          </table:table-cell>
          <table:table-cell office:value-type="float" office:value="49624">
            <text:p>49624</text:p>
          </table:table-cell>
          <table:table-cell office:value-type="string">
            <text:p>a91d2941</text:p>
          </table:table-cell>
          <table:table-cell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float" office:value="68018355">
            <text:p>68018355</text:p>
          </table:table-cell>
          <table:table-cell office:value-type="float" office:value="0">
            <text:p>0</text:p>
          </table:table-cell>
          <table:table-cell table:style-name="ce4" office:value-type="string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0000d3d6</text:p>
          </table:table-cell>
          <table:table-cell office:value-type="string">
            <text:p>a704d664</text:p>
          </table:table-cell>
          <table:table-cell office:value-type="string">
            <text:p>0daac22d</text:p>
          </table:table-cell>
          <table:table-cell office:value-type="string">
            <text:p>3eac85bb</text:p>
          </table:table-cell>
          <table:table-cell office:value-type="string">
            <text:p>af5a2090</text:p>
          </table:table-cell>
          <table:table-cell office:value-type="string">
            <text:p>afe569ad</text:p>
          </table:table-cell>
          <table:table-cell office:value-type="string">
            <text:p>961b261e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d0c5b</text:p>
          </table:table-cell>
          <table:table-cell office:value-type="string">
            <text:p>d0109fff</text:p>
          </table:table-cell>
          <table:table-cell office:value-type="string">
            <text:p>5a195be8</text:p>
          </table:table-cell>
          <table:table-cell office:value-type="string">
            <text:p>7d60aa1c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75ce</text:p>
          </table:table-cell>
          <table:table-cell table:style-name="ce2" office:value-type="string">
            <text:p>0</text:p>
          </table:table-cell>
          <table:table-cell office:value-type="string">
            <text:p>dung 1_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string">
            <text:p>mnp_1CVckjAJEvxH7YE690rwBD8DrbalQwDP9mY6</text:p>
          </table:table-cell>
          <table:table-cell office:value-type="string">
            <text:p>5ae5f1fb12fb9</text:p>
          </table:table-cell>
          <table:table-cell office:value-type="float" office:value="9349">
            <text:p>9349</text:p>
          </table:table-cell>
          <table:table-cell office:value-type="string">
            <text:p>1b273fa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table:style-name="ce1" office:value-type="string">
            <text:p>6E89BCDD</text:p>
          </table:table-cell>
          <table:table-cell office:value-type="float" office:value="0">
            <text:p>0</text:p>
          </table:table-cell>
          <table:table-cell table:style-name="ce4" office:value-type="string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0000d3d6</text:p>
          </table:table-cell>
          <table:table-cell office:value-type="string">
            <text:p>a704d664</text:p>
          </table:table-cell>
          <table:table-cell office:value-type="string">
            <text:p>0daac22d</text:p>
          </table:table-cell>
          <table:table-cell office:value-type="string">
            <text:p>3eadd9c9</text:p>
          </table:table-cell>
          <table:table-cell office:value-type="string">
            <text:p>af5a2096</text:p>
          </table:table-cell>
          <table:table-cell office:value-type="string">
            <text:p>afe569ae</text:p>
          </table:table-cell>
          <table:table-cell office:value-type="string">
            <text:p>961b261f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c5029</text:p>
          </table:table-cell>
          <table:table-cell office:value-type="string">
            <text:p>d0109fff</text:p>
          </table:table-cell>
          <table:table-cell office:value-type="string">
            <text:p>5a1958bb</text:p>
          </table:table-cell>
          <table:table-cell office:value-type="string">
            <text:p>7d60aa1c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7699</text:p>
          </table:table-cell>
          <table:table-cell table:style-name="ce3" office:value-type="float" office:value="0">
            <text:p>0</text:p>
          </table:table-cell>
          <table:table-cell office:value-type="string">
            <text:p>1 blu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DXD4AaZhuKtUu7E_pWMwhFyaYmtfbHCCHgwfK6YX</text:p>
          </table:table-cell>
          <table:table-cell office:value-type="string">
            <text:p>5ae5f517587ae</text:p>
          </table:table-cell>
          <table:table-cell office:value-type="float" office:value="47501">
            <text:p>47501</text:p>
          </table:table-cell>
          <table:table-cell office:value-type="string">
            <text:p>55780b7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table:style-name="ce1" office:value-type="string">
            <text:p>CC5CCEAA</text:p>
          </table:table-cell>
          <table:table-cell office:value-type="float" office:value="0">
            <text:p>0</text:p>
          </table:table-cell>
          <table:table-cell table:style-name="ce4" office:value-type="string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07502</text:p>
          </table:table-cell>
          <table:table-cell office:value-type="string">
            <text:p>0000d3d6</text:p>
          </table:table-cell>
          <table:table-cell office:value-type="string">
            <text:p>a704d664</text:p>
          </table:table-cell>
          <table:table-cell office:value-type="string">
            <text:p>0daac22d</text:p>
          </table:table-cell>
          <table:table-cell office:value-type="string">
            <text:p>3eadc2a4</text:p>
          </table:table-cell>
          <table:table-cell office:value-type="string">
            <text:p>af5a2093</text:p>
          </table:table-cell>
          <table:table-cell office:value-type="string">
            <text:p>afe569ae</text:p>
          </table:table-cell>
          <table:table-cell office:value-type="string">
            <text:p>961b261e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c4b44</text:p>
          </table:table-cell>
          <table:table-cell office:value-type="string">
            <text:p>d0109fff</text:p>
          </table:table-cell>
          <table:table-cell office:value-type="string">
            <text:p>5a195b99</text:p>
          </table:table-cell>
          <table:table-cell office:value-type="string">
            <text:p>7d60aa1c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75bf</text:p>
          </table:table-cell>
          <table:table-cell table:style-name="ce3" office:value-type="float" office:value="0">
            <text:p>0</text:p>
          </table:table-cell>
          <table:table-cell office:value-type="string">
            <text:p>1red cotton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sbj9m7sHwzgp70BuHm5TCd0_xPE7fO6vtEp8mu13</text:p>
          </table:table-cell>
          <table:table-cell office:value-type="string">
            <text:p>5ae5f8d52fc25</text:p>
          </table:table-cell>
          <table:table-cell office:value-type="float" office:value="44383">
            <text:p>44383</text:p>
          </table:table-cell>
          <table:table-cell table:style-name="ce3" office:value-type="float" office:value="69290799">
            <text:p>6929079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table:style-name="ce1" office:value-type="string">
            <text:p>DB32896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79304</text:p>
          </table:table-cell>
          <table:table-cell office:value-type="string">
            <text:p>0000d3c8</text:p>
          </table:table-cell>
          <table:table-cell office:value-type="string">
            <text:p>a704d664</text:p>
          </table:table-cell>
          <table:table-cell office:value-type="string">
            <text:p>0daac228</text:p>
          </table:table-cell>
          <table:table-cell office:value-type="string">
            <text:p>3eaddbc9</text:p>
          </table:table-cell>
          <table:table-cell office:value-type="string">
            <text:p>af5a208d</text:p>
          </table:table-cell>
          <table:table-cell office:value-type="string">
            <text:p>afe569ae</text:p>
          </table:table-cell>
          <table:table-cell office:value-type="string">
            <text:p>961b261e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c5229</text:p>
          </table:table-cell>
          <table:table-cell office:value-type="string">
            <text:p>d0109fff</text:p>
          </table:table-cell>
          <table:table-cell office:value-type="string">
            <text:p>5a195837</text:p>
          </table:table-cell>
          <table:table-cell office:value-type="string">
            <text:p>7d60aa1c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7614</text:p>
          </table:table-cell>
          <table:table-cell table:style-name="ce2" office:value-type="string">
            <text:p>0</text:p>
          </table:table-cell>
          <table:table-cell office:value-type="string">
            <text:p>1red+1dark idea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string">
            <text:p>tzaN5H9URWjSETIrLfdw8yX8QPB0pgSLVGBVBUYu</text:p>
          </table:table-cell>
          <table:table-cell office:value-type="string">
            <text:p>5ae5fad8e8faa</text:p>
          </table:table-cell>
          <table:table-cell office:value-type="float" office:value="33107">
            <text:p>33107</text:p>
          </table:table-cell>
          <table:table-cell office:value-type="string">
            <text:p>e6f9c7a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table:style-name="ce1" office:value-type="string">
            <text:p>3D3CCC11</text:p>
          </table:table-cell>
          <table:table-cell table:number-columns-repeated="2" table:style-name="ce4" office:value-type="string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79304</text:p>
          </table:table-cell>
          <table:table-cell office:value-type="string">
            <text:p>0000d3c8</text:p>
          </table:table-cell>
          <table:table-cell office:value-type="string">
            <text:p>a704d664</text:p>
          </table:table-cell>
          <table:table-cell office:value-type="string">
            <text:p>0daac228</text:p>
          </table:table-cell>
          <table:table-cell office:value-type="string">
            <text:p>3eaddb81</text:p>
          </table:table-cell>
          <table:table-cell office:value-type="string">
            <text:p>af5a20bb</text:p>
          </table:table-cell>
          <table:table-cell office:value-type="string">
            <text:p>afe569a4</text:p>
          </table:table-cell>
          <table:table-cell office:value-type="string">
            <text:p>961b261e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c5261</text:p>
          </table:table-cell>
          <table:table-cell office:value-type="string">
            <text:p>d0109fff</text:p>
          </table:table-cell>
          <table:table-cell office:value-type="string">
            <text:p>5a195e0e</text:p>
          </table:table-cell>
          <table:table-cell office:value-type="string">
            <text:p>7d60aa1c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7011</text:p>
          </table:table-cell>
          <table:table-cell table:style-name="ce2" office:value-type="string">
            <text:p>0</text:p>
          </table:table-cell>
          <table:table-cell office:value-type="string">
            <text:p>1red+1dark ideal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string">
            <text:p>5MPaTyKSHI6FRbdKNpAQMyBGsIj64vZ3zRsMJdwV</text:p>
          </table:table-cell>
          <table:table-cell office:value-type="string">
            <text:p>5ae5fccc6899e</text:p>
          </table:table-cell>
          <table:table-cell office:value-type="float" office:value="17352">
            <text:p>17352</text:p>
          </table:table-cell>
          <table:table-cell office:value-type="string">
            <text:p>aef07e1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table:style-name="ce1" office:value-type="float" office:value="64818211">
            <text:p>64818211</text:p>
          </table:table-cell>
          <table:table-cell office:value-type="float" office:value="0">
            <text:p>0</text:p>
          </table:table-cell>
          <table:table-cell table:style-name="ce4" office:value-type="string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469906</text:p>
          </table:table-cell>
          <table:table-cell office:value-type="string">
            <text:p>0000d3d6</text:p>
          </table:table-cell>
          <table:table-cell office:value-type="string">
            <text:p>a704d664</text:p>
          </table:table-cell>
          <table:table-cell office:value-type="string">
            <text:p>0daac237</text:p>
          </table:table-cell>
          <table:table-cell office:value-type="string">
            <text:p>3eadc2a4</text:p>
          </table:table-cell>
          <table:table-cell office:value-type="string">
            <text:p>af5a209b</text:p>
          </table:table-cell>
          <table:table-cell office:value-type="string">
            <text:p>afe569af</text:p>
          </table:table-cell>
          <table:table-cell office:value-type="string">
            <text:p>961b261f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c4b44</text:p>
          </table:table-cell>
          <table:table-cell office:value-type="string">
            <text:p>d0109fff</text:p>
          </table:table-cell>
          <table:table-cell office:value-type="string">
            <text:p>5a195c3b</text:p>
          </table:table-cell>
          <table:table-cell office:value-type="string">
            <text:p>7d60aa1c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720f</text:p>
          </table:table-cell>
          <table:table-cell table:style-name="ce2" office:value-type="string">
            <text:p>0</text:p>
          </table:table-cell>
          <table:table-cell office:value-type="string">
            <text:p>1red blue bow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office:value-type="string">
            <text:p>_RT5iP2BU_1RM4IaMrgBFKaHN3v28gNMI0BZYF1u</text:p>
          </table:table-cell>
          <table:table-cell office:value-type="string">
            <text:p>5ae601fe4e712</text:p>
          </table:table-cell>
          <table:table-cell office:value-type="float" office:value="3995">
            <text:p>3995</text:p>
          </table:table-cell>
          <table:table-cell office:value-type="string">
            <text:p>7d7cb10d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table:style-name="ce1" office:value-type="string">
            <text:p>8647A54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79008</text:p>
          </table:table-cell>
          <table:table-cell office:value-type="string">
            <text:p>0000d3d6</text:p>
          </table:table-cell>
          <table:table-cell office:value-type="string">
            <text:p>a704d664</text:p>
          </table:table-cell>
          <table:table-cell office:value-type="string">
            <text:p>0daac228</text:p>
          </table:table-cell>
          <table:table-cell office:value-type="string">
            <text:p>3eadc2a4</text:p>
          </table:table-cell>
          <table:table-cell office:value-type="string">
            <text:p>af5a20ba</text:p>
          </table:table-cell>
          <table:table-cell office:value-type="string">
            <text:p>afe569aa</text:p>
          </table:table-cell>
          <table:table-cell office:value-type="string">
            <text:p>961b261f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c4b44</text:p>
          </table:table-cell>
          <table:table-cell office:value-type="string">
            <text:p>d0109fff</text:p>
          </table:table-cell>
          <table:table-cell office:value-type="string">
            <text:p>5a195742</text:p>
          </table:table-cell>
          <table:table-cell office:value-type="string">
            <text:p>7d60aa1c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794d</text:p>
          </table:table-cell>
          <table:table-cell table:style-name="ce2" office:value-type="string">
            <text:p>0</text:p>
          </table:table-cell>
          <table:table-cell office:value-type="string">
            <text:p>1red 7x6 diao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office:value-type="string">
            <text:p>3hcId2wIgHltv2btkIS32eCfMkqm9rXapWTI48nU</text:p>
          </table:table-cell>
          <table:table-cell office:value-type="string">
            <text:p>5ae6052f9841f</text:p>
          </table:table-cell>
          <table:table-cell office:value-type="float" office:value="53277">
            <text:p>53277</text:p>
          </table:table-cell>
          <table:table-cell office:value-type="string">
            <text:p>+48c988b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table:style-name="ce1" office:value-type="string">
            <text:p>B8ADD6CC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4" office:value-type="string">
            <text:p>2</text:p>
          </table:table-cell>
          <table:table-cell office:value-type="string">
            <text:p>405008</text:p>
          </table:table-cell>
          <table:table-cell office:value-type="string">
            <text:p>0000d3d6</text:p>
          </table:table-cell>
          <table:table-cell office:value-type="string">
            <text:p>a704d667</text:p>
          </table:table-cell>
          <table:table-cell office:value-type="string">
            <text:p>0daac22d</text:p>
          </table:table-cell>
          <table:table-cell office:value-type="string">
            <text:p>3eadc2a4</text:p>
          </table:table-cell>
          <table:table-cell office:value-type="string">
            <text:p>af5a2040</text:p>
          </table:table-cell>
          <table:table-cell office:value-type="string">
            <text:p>afe569aa</text:p>
          </table:table-cell>
          <table:table-cell office:value-type="string">
            <text:p>961b261e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c4b44</text:p>
          </table:table-cell>
          <table:table-cell office:value-type="string">
            <text:p>d0109fff</text:p>
          </table:table-cell>
          <table:table-cell office:value-type="string">
            <text:p>5a195458</text:p>
          </table:table-cell>
          <table:table-cell office:value-type="string">
            <text:p>7d60aa1c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7aaa</text:p>
          </table:table-cell>
          <table:table-cell table:style-name="ce3" office:value-type="float" office:value="0">
            <text:p>0</text:p>
          </table:table-cell>
          <table:table-cell office:value-type="string">
            <text:p>1red rushana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string">
            <text:p>PRLoTCtFox8pPEVOskNPSzMIo0IESNkoZOySTaGd</text:p>
          </table:table-cell>
          <table:table-cell office:value-type="string">
            <text:p>5ae606f5dcd62</text:p>
          </table:table-cell>
          <table:table-cell office:value-type="float" office:value="41221">
            <text:p>41221</text:p>
          </table:table-cell>
          <table:table-cell office:value-type="string">
            <text:p>b1fa280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table:style-name="ce1" office:value-type="string">
            <text:p>4FDCD1EE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402502</text:p>
          </table:table-cell>
          <table:table-cell office:value-type="string">
            <text:p>0000d3d6</text:p>
          </table:table-cell>
          <table:table-cell office:value-type="string">
            <text:p>a704d666</text:p>
          </table:table-cell>
          <table:table-cell office:value-type="string">
            <text:p>0daac22d</text:p>
          </table:table-cell>
          <table:table-cell office:value-type="string">
            <text:p>3eadc2a4</text:p>
          </table:table-cell>
          <table:table-cell office:value-type="string">
            <text:p>af5a2016</text:p>
          </table:table-cell>
          <table:table-cell office:value-type="string">
            <text:p>afe569aa</text:p>
          </table:table-cell>
          <table:table-cell office:value-type="string">
            <text:p>961b261f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c4b44</text:p>
          </table:table-cell>
          <table:table-cell office:value-type="string">
            <text:p>d0109fff</text:p>
          </table:table-cell>
          <table:table-cell office:value-type="string">
            <text:p>5a194a4f</text:p>
          </table:table-cell>
          <table:table-cell office:value-type="string">
            <text:p>7d60aa1c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64eb</text:p>
          </table:table-cell>
          <table:table-cell table:style-name="ce3" office:value-type="float" office:value="0">
            <text:p>0</text:p>
          </table:table-cell>
          <table:table-cell office:value-type="string">
            <text:p>1red rushana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string">
            <text:p>ijlWW5H2LVhloP7fpIf4jLNlhfGr1ItsIb3Sm3tb</text:p>
          </table:table-cell>
          <table:table-cell office:value-type="string">
            <text:p>5ae60937dfaf1</text:p>
          </table:table-cell>
          <table:table-cell office:value-type="float" office:value="55895">
            <text:p>55895</text:p>
          </table:table-cell>
          <table:table-cell office:value-type="string">
            <text:p>869bd87c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table:style-name="ce1" office:value-type="string">
            <text:p>56EFE15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400008</text:p>
          </table:table-cell>
          <table:table-cell office:value-type="string">
            <text:p>0000d3d6</text:p>
          </table:table-cell>
          <table:table-cell office:value-type="string">
            <text:p>a704d661</text:p>
          </table:table-cell>
          <table:table-cell office:value-type="string">
            <text:p>0daac22d</text:p>
          </table:table-cell>
          <table:table-cell office:value-type="string">
            <text:p>3eadc2a4</text:p>
          </table:table-cell>
          <table:table-cell office:value-type="string">
            <text:p>af5a21fb</text:p>
          </table:table-cell>
          <table:table-cell office:value-type="string">
            <text:p>afe569a8</text:p>
          </table:table-cell>
          <table:table-cell office:value-type="string">
            <text:p>961b261f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c4b44</text:p>
          </table:table-cell>
          <table:table-cell office:value-type="string">
            <text:p>d0109fff</text:p>
          </table:table-cell>
          <table:table-cell office:value-type="string">
            <text:p>5a194f86</text:p>
          </table:table-cell>
          <table:table-cell office:value-type="string">
            <text:p>7d60aa1c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60ca</text:p>
          </table:table-cell>
          <table:table-cell table:style-name="ce3" office:value-type="float" office:value="0">
            <text:p>0</text:p>
          </table:table-cell>
          <table:table-cell office:value-type="string">
            <text:p>1red rushana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string">
            <text:p>_VFZk_nLy_pwpXw714Jb0AD7DzKTU7fQxxyV9SIN</text:p>
          </table:table-cell>
          <table:table-cell office:value-type="string">
            <text:p>5ae60b038bfd8</text:p>
          </table:table-cell>
          <table:table-cell office:value-type="float" office:value="62529">
            <text:p>62529</text:p>
          </table:table-cell>
          <table:table-cell office:value-type="string">
            <text:p>8b6a585e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table:style-name="ce1" office:value-type="string">
            <text:p>D387AFEE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style-name="ce4" office:value-type="string">
            <text:p>5</text:p>
          </table:table-cell>
          <table:table-cell office:value-type="string">
            <text:p>397508</text:p>
          </table:table-cell>
          <table:table-cell office:value-type="string">
            <text:p>0000d3d6</text:p>
          </table:table-cell>
          <table:table-cell office:value-type="string">
            <text:p>a704d660</text:p>
          </table:table-cell>
          <table:table-cell office:value-type="string">
            <text:p>0daac22d</text:p>
          </table:table-cell>
          <table:table-cell office:value-type="string">
            <text:p>3eadc2a4</text:p>
          </table:table-cell>
          <table:table-cell office:value-type="string">
            <text:p>af5a21eb</text:p>
          </table:table-cell>
          <table:table-cell office:value-type="string">
            <text:p>afe569a3</text:p>
          </table:table-cell>
          <table:table-cell office:value-type="string">
            <text:p>961b261c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c4b44</text:p>
          </table:table-cell>
          <table:table-cell office:value-type="string">
            <text:p>d0109fff</text:p>
          </table:table-cell>
          <table:table-cell office:value-type="string">
            <text:p>5a195b82</text:p>
          </table:table-cell>
          <table:table-cell office:value-type="string">
            <text:p>7d60aa1c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74d7</text:p>
          </table:table-cell>
          <table:table-cell table:style-name="ce3" office:value-type="float" office:value="0">
            <text:p>0</text:p>
          </table:table-cell>
          <table:table-cell office:value-type="string">
            <text:p>1red rushana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string">
            <text:p>q7Omh8nhtyjpLXeMxgYAC04Y_2mZ5UVRFP2K4vNo</text:p>
          </table:table-cell>
          <table:table-cell office:value-type="string">
            <text:p>5ae60eee472c3</text:p>
          </table:table-cell>
          <table:table-cell office:value-type="float" office:value="33811">
            <text:p>33811</text:p>
          </table:table-cell>
          <table:table-cell office:value-type="string">
            <text:p>437be43d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table:style-name="ce4" office:value-type="string">
            <text:p>44707E9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405304</text:p>
          </table:table-cell>
          <table:table-cell office:value-type="string">
            <text:p>0000d3c8</text:p>
          </table:table-cell>
          <table:table-cell office:value-type="string">
            <text:p>a704d667</text:p>
          </table:table-cell>
          <table:table-cell office:value-type="string">
            <text:p>0daac22d</text:p>
          </table:table-cell>
          <table:table-cell office:value-type="string">
            <text:p>3eaddeb4</text:p>
          </table:table-cell>
          <table:table-cell office:value-type="string">
            <text:p>af5a2074</text:p>
          </table:table-cell>
          <table:table-cell office:value-type="string">
            <text:p>afe569a8</text:p>
          </table:table-cell>
          <table:table-cell office:value-type="string">
            <text:p>961b261e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c5754</text:p>
          </table:table-cell>
          <table:table-cell office:value-type="string">
            <text:p>d0109fff</text:p>
          </table:table-cell>
          <table:table-cell office:value-type="string">
            <text:p>5a195b4b</text:p>
          </table:table-cell>
          <table:table-cell office:value-type="string">
            <text:p>7d60aa1c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7591</text:p>
          </table:table-cell>
          <table:table-cell table:style-name="ce3" office:value-type="float" office:value="0">
            <text:p>0</text:p>
          </table:table-cell>
          <table:table-cell office:value-type="string">
            <text:p>1red rushana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number-columns-repeated="2"/>
          <table:table-cell office:value-type="string">
            <text:p>DdjmWGPb0BM7C8WpWGn45RlIep2YnwgRWtjOmcAU</text:p>
          </table:table-cell>
          <table:table-cell office:value-type="string">
            <text:p>5ae611e596286</text:p>
          </table:table-cell>
          <table:table-cell office:value-type="float" office:value="28190">
            <text:p>28190</text:p>
          </table:table-cell>
          <table:table-cell office:value-type="string">
            <text:p>ee01f17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table:style-name="ce1" office:value-type="string">
            <text:p>F46DD4A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string">
            <text:p>2</text:p>
          </table:table-cell>
          <table:table-cell office:value-type="string">
            <text:p>407808</text:p>
          </table:table-cell>
          <table:table-cell office:value-type="string">
            <text:p>0000d3c8</text:p>
          </table:table-cell>
          <table:table-cell office:value-type="string">
            <text:p>a704d664</text:p>
          </table:table-cell>
          <table:table-cell office:value-type="string">
            <text:p>0daac22d</text:p>
          </table:table-cell>
          <table:table-cell office:value-type="string">
            <text:p>3eac57c9</text:p>
          </table:table-cell>
          <table:table-cell office:value-type="string">
            <text:p>af5a20b2</text:p>
          </table:table-cell>
          <table:table-cell office:value-type="string">
            <text:p>afe569a9</text:p>
          </table:table-cell>
          <table:table-cell office:value-type="string">
            <text:p>961b261e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dde29</text:p>
          </table:table-cell>
          <table:table-cell office:value-type="string">
            <text:p>d0109fff</text:p>
          </table:table-cell>
          <table:table-cell office:value-type="string">
            <text:p>5a195862</text:p>
          </table:table-cell>
          <table:table-cell office:value-type="string">
            <text:p>7d60aa1c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767c</text:p>
          </table:table-cell>
          <table:table-cell table:style-name="ce3" office:value-type="float" office:value="0">
            <text:p>0</text:p>
          </table:table-cell>
          <table:table-cell office:value-type="string">
            <text:p>1red+1yellow 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2"/>
          <table:table-cell office:value-type="string">
            <text:p>CG_cwC3lH1wb5aqcynWQBCjl2_13HCHuBB2l3caC</text:p>
          </table:table-cell>
          <table:table-cell office:value-type="string">
            <text:p>5ae618c1d7914</text:p>
          </table:table-cell>
          <table:table-cell office:value-type="float" office:value="2692">
            <text:p>2692</text:p>
          </table:table-cell>
          <table:table-cell office:value-type="string">
            <text:p>a1e4fe7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float" office:value="96259844">
            <text:p>9625984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407502</text:p>
          </table:table-cell>
          <table:table-cell office:value-type="string">
            <text:p>0000d3d6</text:p>
          </table:table-cell>
          <table:table-cell office:value-type="string">
            <text:p>a704d667</text:p>
          </table:table-cell>
          <table:table-cell office:value-type="string">
            <text:p>0daac22d</text:p>
          </table:table-cell>
          <table:table-cell office:value-type="string">
            <text:p>3eadc2a4</text:p>
          </table:table-cell>
          <table:table-cell office:value-type="string">
            <text:p>af5a207f</text:p>
          </table:table-cell>
          <table:table-cell office:value-type="string">
            <text:p>afe569a8</text:p>
          </table:table-cell>
          <table:table-cell office:value-type="string">
            <text:p>961b261e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c5043</text:p>
          </table:table-cell>
          <table:table-cell office:value-type="string">
            <text:p>d0109fff</text:p>
          </table:table-cell>
          <table:table-cell office:value-type="string">
            <text:p>5a195881</text:p>
          </table:table-cell>
          <table:table-cell office:value-type="string">
            <text:p>7d60aa1f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6d4a</text:p>
          </table:table-cell>
          <table:table-cell table:style-name="ce2" office:value-type="string">
            <text:p>0</text:p>
          </table:table-cell>
          <table:table-cell office:value-type="string">
            <text:p>1red;1green, 2 stages</text:p>
          </table:table-cell>
        </table:table-row>
        <table:table-row table:style-name="ro1">
          <table:table-cell table:number-columns-repeated="9"/>
          <table:table-cell table:style-name="ce1"/>
          <table:table-cell table:number-columns-repeated="29"/>
          <table:table-cell table:style-name="ce2"/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CHyl322qwArw0sOXybJgoiHrbtC_ut0wdN9iYsI0</text:p>
          </table:table-cell>
          <table:table-cell office:value-type="string">
            <text:p>5ae8811ed3c19</text:p>
          </table:table-cell>
          <table:table-cell office:value-type="float" office:value="53918">
            <text:p>53918</text:p>
          </table:table-cell>
          <table:table-cell office:value-type="string">
            <text:p>d6e2766b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C60FE16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92604</text:p>
          </table:table-cell>
          <table:table-cell office:value-type="string">
            <text:p>0000d3f4</text:p>
          </table:table-cell>
          <table:table-cell office:value-type="string">
            <text:p>a704d666</text:p>
          </table:table-cell>
          <table:table-cell office:value-type="string">
            <text:p>0daac22d</text:p>
          </table:table-cell>
          <table:table-cell office:value-type="string">
            <text:p>3eaea744</text:p>
          </table:table-cell>
          <table:table-cell office:value-type="string">
            <text:p>af5a225e</text:p>
          </table:table-cell>
          <table:table-cell office:value-type="string">
            <text:p>afe56983</text:p>
          </table:table-cell>
          <table:table-cell office:value-type="string">
            <text:p>961b261f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99200</text:p>
          </table:table-cell>
          <table:table-cell office:value-type="string">
            <text:p>d0109fff</text:p>
          </table:table-cell>
          <table:table-cell office:value-type="string">
            <text:p>5a195a12</text:p>
          </table:table-cell>
          <table:table-cell office:value-type="string">
            <text:p>7d60aa17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3ca5a</text:p>
          </table:table-cell>
          <table:table-cell table:style-name="Default" office:value-type="float" office:value="0">
            <text:p>0</text:p>
          </table:table-cell>
          <table:table-cell office:value-type="string">
            <text:p>Team1 3 moves 12 combos real dung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KiNdVAnWjUtQuo93qo6KWpEHd1MAyoZ153CrCRlw</text:p>
          </table:table-cell>
          <table:table-cell office:value-type="string">
            <text:p>5ae884788948d</text:p>
          </table:table-cell>
          <table:table-cell office:value-type="float" office:value="32154">
            <text:p>32154</text:p>
          </table:table-cell>
          <table:table-cell office:value-type="string">
            <text:p>5a18b3fd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EFE38F3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string">
            <text:p>400008</text:p>
          </table:table-cell>
          <table:table-cell office:value-type="string">
            <text:p>0000d3d6</text:p>
          </table:table-cell>
          <table:table-cell office:value-type="string">
            <text:p>a704d663</text:p>
          </table:table-cell>
          <table:table-cell office:value-type="string">
            <text:p>0daac22d</text:p>
          </table:table-cell>
          <table:table-cell office:value-type="string">
            <text:p>3eadc2a4</text:p>
          </table:table-cell>
          <table:table-cell office:value-type="string">
            <text:p>af5a215f</text:p>
          </table:table-cell>
          <table:table-cell office:value-type="string">
            <text:p>afe569ab</text:p>
          </table:table-cell>
          <table:table-cell office:value-type="string">
            <text:p>961b261d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c608a</text:p>
          </table:table-cell>
          <table:table-cell office:value-type="string">
            <text:p>d0109fff</text:p>
          </table:table-cell>
          <table:table-cell office:value-type="string">
            <text:p>5a195b9d</text:p>
          </table:table-cell>
          <table:table-cell office:value-type="string">
            <text:p>7d60aa1e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5fba</text:p>
          </table:table-cell>
          <table:table-cell table:style-name="Default" office:value-type="float" office:value="0">
            <text:p>0</text:p>
          </table:table-cell>
          <table:table-cell office:value-type="string">
            <text:p>1red 1 green 1 red rushana 3 stage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string">
            <text:p>14VjibSBQJxT4JkO27nEqQOjULU9o05uSXi6fGjO</text:p>
          </table:table-cell>
          <table:table-cell office:value-type="string">
            <text:p>5ae8889e8c1ac</text:p>
          </table:table-cell>
          <table:table-cell office:value-type="float" office:value="19591">
            <text:p>19591</text:p>
          </table:table-cell>
          <table:table-cell office:value-type="string">
            <text:p>beb2fa6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AB9CCC4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250504</text:p>
          </table:table-cell>
          <table:table-cell office:value-type="string">
            <text:p>0000d3d1</text:p>
          </table:table-cell>
          <table:table-cell office:value-type="string">
            <text:p>a704d662</text:p>
          </table:table-cell>
          <table:table-cell office:value-type="string">
            <text:p>0daac22a</text:p>
          </table:table-cell>
          <table:table-cell office:value-type="string">
            <text:p>3eadd7db</text:p>
          </table:table-cell>
          <table:table-cell office:value-type="string">
            <text:p>af5a2213</text:p>
          </table:table-cell>
          <table:table-cell office:value-type="string">
            <text:p>afe569b8</text:p>
          </table:table-cell>
          <table:table-cell office:value-type="string">
            <text:p>961b261c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c602d</text:p>
          </table:table-cell>
          <table:table-cell office:value-type="string">
            <text:p>d0109fff</text:p>
          </table:table-cell>
          <table:table-cell office:value-type="string">
            <text:p>5a195fad</text:p>
          </table:table-cell>
          <table:table-cell office:value-type="string">
            <text:p>7d60aa1e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4d0d</text:p>
          </table:table-cell>
          <table:table-cell table:style-name="Default" office:value-type="float" office:value="0">
            <text:p>0</text:p>
          </table:table-cell>
          <table:table-cell office:value-type="string">
            <text:p>Rushana 3 stage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string">
            <text:p>Q0H2Tc7pD0FkuYJbhbp4QdkxPap96blzYA0OoMKD</text:p>
          </table:table-cell>
          <table:table-cell office:value-type="string">
            <text:p>5ae88d2324968</text:p>
          </table:table-cell>
          <table:table-cell office:value-type="float" office:value="46101">
            <text:p>46101</text:p>
          </table:table-cell>
          <table:table-cell office:value-type="string">
            <text:p>2957933c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1C617C00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390004</text:p>
          </table:table-cell>
          <table:table-cell office:value-type="string">
            <text:p>0000d3d7</text:p>
          </table:table-cell>
          <table:table-cell office:value-type="string">
            <text:p>a704d66d</text:p>
          </table:table-cell>
          <table:table-cell office:value-type="string">
            <text:p>0daac22d</text:p>
          </table:table-cell>
          <table:table-cell office:value-type="string">
            <text:p>3eadc2a4</text:p>
          </table:table-cell>
          <table:table-cell office:value-type="string">
            <text:p>af5a2210</text:p>
          </table:table-cell>
          <table:table-cell office:value-type="string">
            <text:p>afe569a3</text:p>
          </table:table-cell>
          <table:table-cell office:value-type="string">
            <text:p>961b261f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c5d3e</text:p>
          </table:table-cell>
          <table:table-cell office:value-type="string">
            <text:p>d0109fff</text:p>
          </table:table-cell>
          <table:table-cell office:value-type="string">
            <text:p>5a195b9a</text:p>
          </table:table-cell>
          <table:table-cell office:value-type="string">
            <text:p>7d60aa1e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6143</text:p>
          </table:table-cell>
          <table:table-cell table:style-name="Default" office:value-type="float" office:value="0">
            <text:p>0</text:p>
          </table:table-cell>
          <table:table-cell office:value-type="string">
            <text:p>Rushana 1 stage 3 seed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string">
            <text:p>3FswBQaYE7XHwG9IoaRJnc9Z7JNEGJZBRXYNT4Og</text:p>
          </table:table-cell>
          <table:table-cell office:value-type="string">
            <text:p>5ae88b279590a</text:p>
          </table:table-cell>
          <table:table-cell office:value-type="float" office:value="31112">
            <text:p>31112</text:p>
          </table:table-cell>
          <table:table-cell office:value-type="string">
            <text:p>60dc08d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C229B22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387506</text:p>
          </table:table-cell>
          <table:table-cell office:value-type="string">
            <text:p>0000d3d6</text:p>
          </table:table-cell>
          <table:table-cell office:value-type="string">
            <text:p>a704d66c</text:p>
          </table:table-cell>
          <table:table-cell office:value-type="string">
            <text:p>0daac22d</text:p>
          </table:table-cell>
          <table:table-cell office:value-type="string">
            <text:p>3eadc2a4</text:p>
          </table:table-cell>
          <table:table-cell office:value-type="string">
            <text:p>af5a2201</text:p>
          </table:table-cell>
          <table:table-cell office:value-type="string">
            <text:p>afe569be</text:p>
          </table:table-cell>
          <table:table-cell office:value-type="string">
            <text:p>961b261c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c5043</text:p>
          </table:table-cell>
          <table:table-cell office:value-type="string">
            <text:p>d0109fff</text:p>
          </table:table-cell>
          <table:table-cell office:value-type="string">
            <text:p>5a195d11</text:p>
          </table:table-cell>
          <table:table-cell office:value-type="string">
            <text:p>7d60aa1f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6abb</text:p>
          </table:table-cell>
          <table:table-cell table:style-name="ce2" office:value-type="string">
            <text:p>0</text:p>
          </table:table-cell>
          <table:table-cell office:value-type="string">
            <text:p>Rushana 1 stage 2 seeds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number-columns-repeated="9"/>
          <table:table-cell table:style-name="Default" table:number-columns-repeated="2"/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string">
            <text:p>390402</text:p>
          </table:table-cell>
          <table:table-cell office:value-type="string">
            <text:p>0000d3c9</text:p>
          </table:table-cell>
          <table:table-cell office:value-type="string">
            <text:p>a704d66f</text:p>
          </table:table-cell>
          <table:table-cell office:value-type="string">
            <text:p>0daac22d</text:p>
          </table:table-cell>
          <table:table-cell office:value-type="string">
            <text:p>3eadda84</text:p>
          </table:table-cell>
          <table:table-cell office:value-type="string">
            <text:p>af5a2502</text:p>
          </table:table-cell>
          <table:table-cell office:value-type="string">
            <text:p>afe569fd</text:p>
          </table:table-cell>
          <table:table-cell office:value-type="string">
            <text:p>961b261b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c20a0</text:p>
          </table:table-cell>
          <table:table-cell office:value-type="string">
            <text:p>d0109fff</text:p>
          </table:table-cell>
          <table:table-cell office:value-type="string">
            <text:p>5a195b9c</text:p>
          </table:table-cell>
          <table:table-cell office:value-type="string">
            <text:p>7d60aa17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03a6</text:p>
          </table:table-cell>
          <table:table-cell table:style-name="Default" office:value-type="float" office:value="0">
            <text:p>0</text:p>
          </table:table-cell>
          <table:table-cell office:value-type="string">
            <text:p>Rushana real dung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number-columns-repeated="9"/>
          <table:table-cell table:style-name="Default" table:number-columns-repeated="2"/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string">
            <text:p>382608</text:p>
          </table:table-cell>
          <table:table-cell office:value-type="string">
            <text:p>0000d3cc</text:p>
          </table:table-cell>
          <table:table-cell office:value-type="string">
            <text:p>a704d668</text:p>
          </table:table-cell>
          <table:table-cell office:value-type="string">
            <text:p>0daac22d</text:p>
          </table:table-cell>
          <table:table-cell office:value-type="string">
            <text:p>3eadd330</text:p>
          </table:table-cell>
          <table:table-cell office:value-type="string">
            <text:p>af5a2577</text:p>
          </table:table-cell>
          <table:table-cell office:value-type="string">
            <text:p>afe5699f</text:p>
          </table:table-cell>
          <table:table-cell office:value-type="string">
            <text:p>961b261e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c2db6</text:p>
          </table:table-cell>
          <table:table-cell office:value-type="string">
            <text:p>d0109fff</text:p>
          </table:table-cell>
          <table:table-cell office:value-type="string">
            <text:p>5a195952</text:p>
          </table:table-cell>
          <table:table-cell office:value-type="string">
            <text:p>7d60aa17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05da</text:p>
          </table:table-cell>
          <table:table-cell table:style-name="Default" office:value-type="float" office:value="0">
            <text:p>0</text:p>
          </table:table-cell>
          <table:table-cell office:value-type="string">
            <text:p>Rushana real dung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9"/>
          <table:table-cell table:style-name="Default" table:number-columns-repeated="2"/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string">
            <text:p>377708</text:p>
          </table:table-cell>
          <table:table-cell office:value-type="string">
            <text:p>0000d3cd</text:p>
          </table:table-cell>
          <table:table-cell office:value-type="string">
            <text:p>a704d66a</text:p>
          </table:table-cell>
          <table:table-cell office:value-type="string">
            <text:p>0daac22d</text:p>
          </table:table-cell>
          <table:table-cell office:value-type="string">
            <text:p>3eadd4d5</text:p>
          </table:table-cell>
          <table:table-cell office:value-type="string">
            <text:p>af5a256a</text:p>
          </table:table-cell>
          <table:table-cell office:value-type="string">
            <text:p>afe56999</text:p>
          </table:table-cell>
          <table:table-cell office:value-type="string">
            <text:p>961b261c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c3cd0</text:p>
          </table:table-cell>
          <table:table-cell office:value-type="string">
            <text:p>d0109fff</text:p>
          </table:table-cell>
          <table:table-cell office:value-type="string">
            <text:p>5a195b9c</text:p>
          </table:table-cell>
          <table:table-cell office:value-type="string">
            <text:p>7d60aa17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118d</text:p>
          </table:table-cell>
          <table:table-cell table:style-name="Default" office:value-type="float" office:value="0">
            <text:p>0</text:p>
          </table:table-cell>
          <table:table-cell office:value-type="string">
            <text:p>Rushana real dung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number-columns-repeated="9"/>
          <table:table-cell table:style-name="Default" table:number-columns-repeated="2"/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string">
            <text:p>375000</text:p>
          </table:table-cell>
          <table:table-cell office:value-type="string">
            <text:p>0000d3d0</text:p>
          </table:table-cell>
          <table:table-cell office:value-type="string">
            <text:p>a704d675</text:p>
          </table:table-cell>
          <table:table-cell office:value-type="string">
            <text:p>0daac22d</text:p>
          </table:table-cell>
          <table:table-cell office:value-type="string">
            <text:p>3eadda84</text:p>
          </table:table-cell>
          <table:table-cell office:value-type="string">
            <text:p>af5a2512</text:p>
          </table:table-cell>
          <table:table-cell office:value-type="string">
            <text:p>afe56997</text:p>
          </table:table-cell>
          <table:table-cell office:value-type="string">
            <text:p>961b261d</text:p>
          </table:table-cell>
          <table:table-cell office:value-type="string">
            <text:p>525f6512</text:p>
          </table:table-cell>
          <table:table-cell office:value-type="string">
            <text:p>7e70e679</text:p>
          </table:table-cell>
          <table:table-cell office:value-type="string">
            <text:p>bb6c1044</text:p>
          </table:table-cell>
          <table:table-cell office:value-type="string">
            <text:p>d0109fff</text:p>
          </table:table-cell>
          <table:table-cell office:value-type="string">
            <text:p>5a195867</text:p>
          </table:table-cell>
          <table:table-cell office:value-type="string">
            <text:p>7d60aa17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30c7</text:p>
          </table:table-cell>
          <table:table-cell table:style-name="Default" office:value-type="float" office:value="0">
            <text:p>0</text:p>
          </table:table-cell>
          <table:table-cell office:value-type="string">
            <text:p>Rushana real dung</text:p>
          </table:table-cell>
        </table:table-row>
        <table:table-row table:style-name="ro1">
          <table:table-cell table:style-name="ce1" office:value-type="string">
            <text:p>7_2</text:p>
          </table:table-cell>
          <table:table-cell table:number-columns-repeated="2"/>
          <table:table-cell office:value-type="string">
            <text:p>x0MpqvViEu86FFdk3CfvCWgFewK_BeQs5DVsB82P</text:p>
          </table:table-cell>
          <table:table-cell office:value-type="string">
            <text:p>5ae8a630ea03e</text:p>
          </table:table-cell>
          <table:table-cell office:value-type="float" office:value="43783">
            <text:p>43783</text:p>
          </table:table-cell>
          <table:table-cell office:value-type="string">
            <text:p>2842be4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office:value-type="float" office:value="544">
            <text:p>544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5D09BA9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4" office:value-type="string">
            <text:p>1</text:p>
          </table:table-cell>
          <table:table-cell office:value-type="string">
            <text:p>150206</text:p>
          </table:table-cell>
          <table:table-cell office:value-type="string">
            <text:p>0000d3d6</text:p>
          </table:table-cell>
          <table:table-cell office:value-type="string">
            <text:p>a704d664</text:p>
          </table:table-cell>
          <table:table-cell office:value-type="string">
            <text:p>0daac225</text:p>
          </table:table-cell>
          <table:table-cell office:value-type="string">
            <text:p>3eaddeb4</text:p>
          </table:table-cell>
          <table:table-cell office:value-type="string">
            <text:p>af5a20b8</text:p>
          </table:table-cell>
          <table:table-cell office:value-type="string">
            <text:p>afe569ae</text:p>
          </table:table-cell>
          <table:table-cell office:value-type="string">
            <text:p>961b261e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c5754</text:p>
          </table:table-cell>
          <table:table-cell office:value-type="string">
            <text:p>d0109fff</text:p>
          </table:table-cell>
          <table:table-cell office:value-type="string">
            <text:p>5a195baf</text:p>
          </table:table-cell>
          <table:table-cell office:value-type="string">
            <text:p>7d60aa1c</text:p>
          </table:table-cell>
          <table:table-cell office:value-type="string">
            <text:p>b90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575aa</text:p>
          </table:table-cell>
          <table:table-cell table:style-name="Default" office:value-type="float" office:value="0">
            <text:p>0</text:p>
          </table:table-cell>
          <table:table-cell office:value-type="string">
            <text:p>main cath+2018</text:p>
          </table:table-cell>
        </table:table-row>
        <table:table-row table:style-name="ro1">
          <table:table-cell office:value-type="string">
            <text:p>9_2</text:p>
          </table:table-cell>
          <table:table-cell table:number-columns-repeated="2"/>
          <table:table-cell office:value-type="string">
            <text:p>uDsxUHAZFd4o8WSTTGXIu4VPbR_y5UABmz6ZPbxv</text:p>
          </table:table-cell>
          <table:table-cell office:value-type="string">
            <text:p>5ae8aa1f40c67</text:p>
          </table:table-cell>
          <table:table-cell office:value-type="float" office:value="56770">
            <text:p>56770</text:p>
          </table:table-cell>
          <table:table-cell office:value-type="string">
            <text:p>f280715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office:value-type="float" office:value="544">
            <text:p>544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CD2DD488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4" office:value-type="string">
            <text:p>0</text:p>
          </table:table-cell>
          <table:table-cell office:value-type="string">
            <text:p>150206</text:p>
          </table:table-cell>
          <table:table-cell office:value-type="string">
            <text:p>0000d3dc</text:p>
          </table:table-cell>
          <table:table-cell office:value-type="string">
            <text:p>a704d665</text:p>
          </table:table-cell>
          <table:table-cell office:value-type="string">
            <text:p>0daac225</text:p>
          </table:table-cell>
          <table:table-cell office:value-type="string">
            <text:p>3eadcd1d</text:p>
          </table:table-cell>
          <table:table-cell office:value-type="string">
            <text:p>af5a2093</text:p>
          </table:table-cell>
          <table:table-cell office:value-type="string">
            <text:p>afe569ac</text:p>
          </table:table-cell>
          <table:table-cell office:value-type="string">
            <text:p>961b261e</text:p>
          </table:table-cell>
          <table:table-cell office:value-type="string">
            <text:p>525f6513</text:p>
          </table:table-cell>
          <table:table-cell office:value-type="string">
            <text:p>7e7160d9</text:p>
          </table:table-cell>
          <table:table-cell office:value-type="string">
            <text:p>bb6c44fd</text:p>
          </table:table-cell>
          <table:table-cell office:value-type="string">
            <text:p>d0109ffe</text:p>
          </table:table-cell>
          <table:table-cell office:value-type="string">
            <text:p>5a195974</text:p>
          </table:table-cell>
          <table:table-cell office:value-type="string">
            <text:p>7d60aa1c</text:p>
          </table:table-cell>
          <table:table-cell office:value-type="string">
            <text:p>b904daac</text:p>
          </table:table-cell>
          <table:table-cell office:value-type="string">
            <text:p>5eb4961c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44f1f3</text:p>
          </table:table-cell>
          <table:table-cell table:style-name="Default" office:value-type="float" office:value="0">
            <text:p>0</text:p>
          </table:table-cell>
          <table:table-cell office:value-type="string">
            <text:p>main cath 100000dmg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/>
          <table:table-cell office:value-type="string">
            <text:p>lTYfA61L2AsP8yRyZTRfvu9AF6bYyFCxjOuaYPfz</text:p>
          </table:table-cell>
          <table:table-cell office:value-type="string">
            <text:p>5ae8be07bf824</text:p>
          </table:table-cell>
          <table:table-cell office:value-type="float" office:value="51094">
            <text:p>51094</text:p>
          </table:table-cell>
          <table:table-cell office:value-type="string">
            <text:p>+d7b984f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float" office:value="92728800">
            <text:p>927288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405008</text:p>
          </table:table-cell>
          <table:table-cell office:value-type="string">
            <text:p>0000d3d9</text:p>
          </table:table-cell>
          <table:table-cell office:value-type="string">
            <text:p>a704d667</text:p>
          </table:table-cell>
          <table:table-cell office:value-type="string">
            <text:p>daac22d</text:p>
          </table:table-cell>
          <table:table-cell office:value-type="string">
            <text:p>3eaddeb4</text:p>
          </table:table-cell>
          <table:table-cell office:value-type="string">
            <text:p>af5a204e</text:p>
          </table:table-cell>
          <table:table-cell office:value-type="string">
            <text:p>afe569ae</text:p>
          </table:table-cell>
          <table:table-cell office:value-type="string">
            <text:p>961b261e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c5754</text:p>
          </table:table-cell>
          <table:table-cell office:value-type="string">
            <text:p>d0109fff</text:p>
          </table:table-cell>
          <table:table-cell office:value-type="string">
            <text:p>5a195914</text:p>
          </table:table-cell>
          <table:table-cell office:value-type="string">
            <text:p>7d60aa1c</text:p>
          </table:table-cell>
          <table:table-cell office:value-type="string">
            <text:p>b92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6577e3</text:p>
          </table:table-cell>
          <table:table-cell table:style-name="Default"/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13ZXfqhJzN4pKPDGbVeGCcfmT7pQ0CJqegwtpwJa</text:p>
          </table:table-cell>
          <table:table-cell office:value-type="string">
            <text:p>5ae8c0daaaa02</text:p>
          </table:table-cell>
          <table:table-cell office:value-type="float" office:value="37456">
            <text:p>37456</text:p>
          </table:table-cell>
          <table:table-cell office:value-type="string">
            <text:p>131eed27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F029BBAA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402502</text:p>
          </table:table-cell>
          <table:table-cell office:value-type="string">
            <text:p>0000d3db</text:p>
          </table:table-cell>
          <table:table-cell office:value-type="string">
            <text:p>a704d666</text:p>
          </table:table-cell>
          <table:table-cell office:value-type="string">
            <text:p>daac22d</text:p>
          </table:table-cell>
          <table:table-cell office:value-type="string">
            <text:p>3eaddeb4</text:p>
          </table:table-cell>
          <table:table-cell office:value-type="string">
            <text:p>af5a202d</text:p>
          </table:table-cell>
          <table:table-cell office:value-type="string">
            <text:p>afe569a0</text:p>
          </table:table-cell>
          <table:table-cell office:value-type="string">
            <text:p>961b261c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c5754</text:p>
          </table:table-cell>
          <table:table-cell office:value-type="string">
            <text:p>d0109fff</text:p>
          </table:table-cell>
          <table:table-cell office:value-type="string">
            <text:p>5a195b86</text:p>
          </table:table-cell>
          <table:table-cell office:value-type="string">
            <text:p>7d60aa1c</text:p>
          </table:table-cell>
          <table:table-cell office:value-type="string">
            <text:p>b92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65751d</text:p>
          </table:table-cell>
          <table:table-cell table:style-name="Default"/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string">
            <text:p>7Tp2Hlig_GnWxIqqElJwNgqTBXXYjePA9dENfjZF</text:p>
          </table:table-cell>
          <table:table-cell office:value-type="string">
            <text:p>5ae8c30311004</text:p>
          </table:table-cell>
          <table:table-cell office:value-type="float" office:value="6664">
            <text:p>6664</text:p>
          </table:table-cell>
          <table:table-cell office:value-type="string">
            <text:p>2a3bbbe7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1300">
            <text:p>1300</text:p>
          </table:table-cell>
          <table:table-cell office:value-type="float" office:value="0">
            <text:p>0</text:p>
          </table:table-cell>
          <table:table-cell office:value-type="string">
            <text:p>E4EDD36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397508</text:p>
          </table:table-cell>
          <table:table-cell office:value-type="string">
            <text:p>0000d3d4</text:p>
          </table:table-cell>
          <table:table-cell office:value-type="string">
            <text:p>a704d660</text:p>
          </table:table-cell>
          <table:table-cell office:value-type="string">
            <text:p>daac22d</text:p>
          </table:table-cell>
          <table:table-cell office:value-type="string">
            <text:p>3eadc2a4</text:p>
          </table:table-cell>
          <table:table-cell office:value-type="string">
            <text:p>af5a211e</text:p>
          </table:table-cell>
          <table:table-cell office:value-type="string">
            <text:p>afe569a5</text:p>
          </table:table-cell>
          <table:table-cell office:value-type="string">
            <text:p>961b261e</text:p>
          </table:table-cell>
          <table:table-cell office:value-type="string">
            <text:p>525f6513</text:p>
          </table:table-cell>
          <table:table-cell office:value-type="string">
            <text:p>7e70e679</text:p>
          </table:table-cell>
          <table:table-cell office:value-type="string">
            <text:p>bb6c4b44</text:p>
          </table:table-cell>
          <table:table-cell office:value-type="string">
            <text:p>d0109fff</text:p>
          </table:table-cell>
          <table:table-cell office:value-type="string">
            <text:p>5a195b85</text:p>
          </table:table-cell>
          <table:table-cell office:value-type="string">
            <text:p>7d60aa1c</text:p>
          </table:table-cell>
          <table:table-cell office:value-type="string">
            <text:p>b924daac</text:p>
          </table:table-cell>
          <table:table-cell office:value-type="string">
            <text:p>5eb4961d</text:p>
          </table:table-cell>
          <table:table-cell office:value-type="string">
            <text:p>202642b</text:p>
          </table:table-cell>
          <table:table-cell office:value-type="string">
            <text:p>546cc78</text:p>
          </table:table-cell>
          <table:table-cell office:value-type="string">
            <text:p>600fecfc</text:p>
          </table:table-cell>
          <table:table-cell office:value-type="string">
            <text:p>c1f2b2df</text:p>
          </table:table-cell>
          <table:table-cell office:value-type="string">
            <text:p>da657423</text:p>
          </table:table-cell>
          <table:table-cell table:style-name="Default"/>
          <table:table-cell/>
        </table:table-row>
      </table:table>
      <table:table table:name="Лист3" table:style-name="ta1">
        <office:forms form:automatic-focus="false" form:apply-design-mode="false"/>
        <table:table-column table:style-name="co1" table:number-columns-repeated="31" table:default-cell-style-name="Default"/>
        <table:table-column table:style-name="co8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29"/>
          <table:table-cell table:style-name="ce2" office:value-type="string">
            <text:p>FFFF</text:p>
          </table:table-cell>
          <table:table-cell table:formula="of:=HEX2DEC([.AD1])" office:value-type="float" office:value="65535">
            <text:p>65535</text:p>
          </table:table-cell>
          <table:table-cell table:style-name="ce7" table:formula="of:=DATE(2001;1;1)+[.AE1]/86400+8*3600/86400" office:value-type="date" office:date-value="2001-01-02T02:12:15">
            <text:p>01/02/2001 02:12:15</text:p>
          </table:table-cell>
          <table:table-cell table:number-columns-repeated="14"/>
        </table:table-row>
        <table:table-row table:style-name="ro1" table:number-rows-repeated="2">
          <table:table-cell table:number-columns-repeated="29"/>
          <table:table-cell table:style-name="ce2"/>
          <table:table-cell/>
          <table:table-cell table:style-name="ce7"/>
          <table:table-cell table:number-columns-repeated="14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407502</text:p>
          </table:table-cell>
          <table:table-cell office:value-type="string">
            <text:p>e1</text:p>
          </table:table-cell>
          <table:table-cell office:value-type="string">
            <text:p>d3d6</text:p>
          </table:table-cell>
          <table:table-cell office:value-type="string">
            <text:p>e2</text:p>
          </table:table-cell>
          <table:table-cell office:value-type="string">
            <text:p>a704d664</text:p>
          </table:table-cell>
          <table:table-cell office:value-type="string">
            <text:p>e3</text:p>
          </table:table-cell>
          <table:table-cell office:value-type="string">
            <text:p>daac22d</text:p>
          </table:table-cell>
          <table:table-cell office:value-type="string">
            <text:p>e4</text:p>
          </table:table-cell>
          <table:table-cell office:value-type="string">
            <text:p>3eac85bb</text:p>
          </table:table-cell>
          <table:table-cell office:value-type="string">
            <text:p>e5</text:p>
          </table:table-cell>
          <table:table-cell office:value-type="string">
            <text:p>af5a2093</text:p>
          </table:table-cell>
          <table:table-cell office:value-type="string">
            <text:p>e6</text:p>
          </table:table-cell>
          <table:table-cell office:value-type="string">
            <text:p>afe569ae</text:p>
          </table:table-cell>
          <table:table-cell office:value-type="string">
            <text:p>e7</text:p>
          </table:table-cell>
          <table:table-cell office:value-type="string">
            <text:p>961b261e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d0c5b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a26</text:p>
          </table:table-cell>
          <table:table-cell office:value-type="string">
            <text:p>e13</text:p>
          </table:table-cell>
          <table:table-cell office:value-type="string">
            <text:p>7d60aa1c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57400</text:p>
          </table:table-cell>
          <table:table-cell office:value-type="string">
            <text:p>cm</text:p>
          </table:table-cell>
          <table:table-cell table:style-name="ce2" office:value-type="string">
            <text:p>0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407502</text:p>
          </table:table-cell>
          <table:table-cell office:value-type="string">
            <text:p>e1</text:p>
          </table:table-cell>
          <table:table-cell office:value-type="string">
            <text:p>d3d6</text:p>
          </table:table-cell>
          <table:table-cell office:value-type="string">
            <text:p>e2</text:p>
          </table:table-cell>
          <table:table-cell office:value-type="string">
            <text:p>a704d664</text:p>
          </table:table-cell>
          <table:table-cell office:value-type="string">
            <text:p>e3</text:p>
          </table:table-cell>
          <table:table-cell office:value-type="string">
            <text:p>daac22d</text:p>
          </table:table-cell>
          <table:table-cell office:value-type="string">
            <text:p>e4</text:p>
          </table:table-cell>
          <table:table-cell office:value-type="string">
            <text:p>3eac85bb</text:p>
          </table:table-cell>
          <table:table-cell office:value-type="string">
            <text:p>e5</text:p>
          </table:table-cell>
          <table:table-cell office:value-type="string">
            <text:p>af5a2090</text:p>
          </table:table-cell>
          <table:table-cell office:value-type="string">
            <text:p>e6</text:p>
          </table:table-cell>
          <table:table-cell office:value-type="string">
            <text:p>afe569ad</text:p>
          </table:table-cell>
          <table:table-cell office:value-type="string">
            <text:p>e7</text:p>
          </table:table-cell>
          <table:table-cell office:value-type="string">
            <text:p>961b261e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d0c5b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be8</text:p>
          </table:table-cell>
          <table:table-cell office:value-type="string">
            <text:p>e13</text:p>
          </table:table-cell>
          <table:table-cell office:value-type="string">
            <text:p>7d60aa1c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575ce</text:p>
          </table:table-cell>
          <table:table-cell office:value-type="string">
            <text:p>cm</text:p>
          </table:table-cell>
          <table:table-cell table:style-name="ce2" office:value-type="string">
            <text:p>0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407502</text:p>
          </table:table-cell>
          <table:table-cell office:value-type="string">
            <text:p>e1</text:p>
          </table:table-cell>
          <table:table-cell office:value-type="string">
            <text:p>d3d6</text:p>
          </table:table-cell>
          <table:table-cell office:value-type="string">
            <text:p>e2</text:p>
          </table:table-cell>
          <table:table-cell office:value-type="string">
            <text:p>a704d664</text:p>
          </table:table-cell>
          <table:table-cell office:value-type="string">
            <text:p>e3</text:p>
          </table:table-cell>
          <table:table-cell office:value-type="string">
            <text:p>daac22d</text:p>
          </table:table-cell>
          <table:table-cell office:value-type="string">
            <text:p>e4</text:p>
          </table:table-cell>
          <table:table-cell office:value-type="string">
            <text:p>3eadd9c9</text:p>
          </table:table-cell>
          <table:table-cell office:value-type="string">
            <text:p>e5</text:p>
          </table:table-cell>
          <table:table-cell office:value-type="string">
            <text:p>af5a2096</text:p>
          </table:table-cell>
          <table:table-cell office:value-type="string">
            <text:p>e6</text:p>
          </table:table-cell>
          <table:table-cell office:value-type="string">
            <text:p>afe569ae</text:p>
          </table:table-cell>
          <table:table-cell office:value-type="string">
            <text:p>e7</text:p>
          </table:table-cell>
          <table:table-cell office:value-type="string">
            <text:p>961b261f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c5029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8bb</text:p>
          </table:table-cell>
          <table:table-cell office:value-type="string">
            <text:p>e13</text:p>
          </table:table-cell>
          <table:table-cell office:value-type="string">
            <text:p>7d60aa1c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57699</text:p>
          </table:table-cell>
          <table:table-cell office:value-type="string">
            <text:p>cm</text:p>
          </table:table-cell>
          <table:table-cell office:value-type="string">
            <text:p>0q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407502</text:p>
          </table:table-cell>
          <table:table-cell office:value-type="string">
            <text:p>e1</text:p>
          </table:table-cell>
          <table:table-cell office:value-type="string">
            <text:p>d3d6</text:p>
          </table:table-cell>
          <table:table-cell office:value-type="string">
            <text:p>e2</text:p>
          </table:table-cell>
          <table:table-cell office:value-type="string">
            <text:p>a704d664</text:p>
          </table:table-cell>
          <table:table-cell office:value-type="string">
            <text:p>e3</text:p>
          </table:table-cell>
          <table:table-cell office:value-type="string">
            <text:p>daac22d</text:p>
          </table:table-cell>
          <table:table-cell office:value-type="string">
            <text:p>e4</text:p>
          </table:table-cell>
          <table:table-cell office:value-type="string">
            <text:p>3eadc2a4</text:p>
          </table:table-cell>
          <table:table-cell office:value-type="string">
            <text:p>e5</text:p>
          </table:table-cell>
          <table:table-cell office:value-type="string">
            <text:p>af5a2093</text:p>
          </table:table-cell>
          <table:table-cell office:value-type="string">
            <text:p>e6</text:p>
          </table:table-cell>
          <table:table-cell office:value-type="string">
            <text:p>afe569ae</text:p>
          </table:table-cell>
          <table:table-cell office:value-type="string">
            <text:p>e7</text:p>
          </table:table-cell>
          <table:table-cell office:value-type="string">
            <text:p>961b261e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c4b44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b99</text:p>
          </table:table-cell>
          <table:table-cell office:value-type="string">
            <text:p>e13</text:p>
          </table:table-cell>
          <table:table-cell office:value-type="string">
            <text:p>7d60aa1c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575bf</text:p>
          </table:table-cell>
          <table:table-cell office:value-type="string">
            <text:p>cm</text:p>
          </table:table-cell>
          <table:table-cell office:value-type="string">
            <text:p>0G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379304</text:p>
          </table:table-cell>
          <table:table-cell office:value-type="string">
            <text:p>e1</text:p>
          </table:table-cell>
          <table:table-cell office:value-type="string">
            <text:p>d3c8</text:p>
          </table:table-cell>
          <table:table-cell office:value-type="string">
            <text:p>e2</text:p>
          </table:table-cell>
          <table:table-cell office:value-type="string">
            <text:p>a704d664</text:p>
          </table:table-cell>
          <table:table-cell office:value-type="string">
            <text:p>e3</text:p>
          </table:table-cell>
          <table:table-cell office:value-type="string">
            <text:p>daac228</text:p>
          </table:table-cell>
          <table:table-cell office:value-type="string">
            <text:p>e4</text:p>
          </table:table-cell>
          <table:table-cell office:value-type="string">
            <text:p>3eaddbc9</text:p>
          </table:table-cell>
          <table:table-cell office:value-type="string">
            <text:p>e5</text:p>
          </table:table-cell>
          <table:table-cell office:value-type="string">
            <text:p>af5a208d</text:p>
          </table:table-cell>
          <table:table-cell office:value-type="string">
            <text:p>e6</text:p>
          </table:table-cell>
          <table:table-cell office:value-type="string">
            <text:p>afe569ae</text:p>
          </table:table-cell>
          <table:table-cell office:value-type="string">
            <text:p>e7</text:p>
          </table:table-cell>
          <table:table-cell office:value-type="string">
            <text:p>961b261e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c5229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837</text:p>
          </table:table-cell>
          <table:table-cell office:value-type="string">
            <text:p>e13</text:p>
          </table:table-cell>
          <table:table-cell office:value-type="string">
            <text:p>7d60aa1c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57614</text:p>
          </table:table-cell>
          <table:table-cell office:value-type="string">
            <text:p>cm</text:p>
          </table:table-cell>
          <table:table-cell table:style-name="ce2" office:value-type="string">
            <text:p>0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379304</text:p>
          </table:table-cell>
          <table:table-cell office:value-type="string">
            <text:p>e1</text:p>
          </table:table-cell>
          <table:table-cell office:value-type="string">
            <text:p>d3c8</text:p>
          </table:table-cell>
          <table:table-cell office:value-type="string">
            <text:p>e2</text:p>
          </table:table-cell>
          <table:table-cell office:value-type="string">
            <text:p>a704d664</text:p>
          </table:table-cell>
          <table:table-cell office:value-type="string">
            <text:p>e3</text:p>
          </table:table-cell>
          <table:table-cell office:value-type="string">
            <text:p>daac228</text:p>
          </table:table-cell>
          <table:table-cell office:value-type="string">
            <text:p>e4</text:p>
          </table:table-cell>
          <table:table-cell office:value-type="string">
            <text:p>3eaddb81</text:p>
          </table:table-cell>
          <table:table-cell office:value-type="string">
            <text:p>e5</text:p>
          </table:table-cell>
          <table:table-cell office:value-type="string">
            <text:p>af5a20bb</text:p>
          </table:table-cell>
          <table:table-cell office:value-type="string">
            <text:p>e6</text:p>
          </table:table-cell>
          <table:table-cell office:value-type="string">
            <text:p>afe569a4</text:p>
          </table:table-cell>
          <table:table-cell office:value-type="string">
            <text:p>e7</text:p>
          </table:table-cell>
          <table:table-cell office:value-type="string">
            <text:p>961b261e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c5261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e0e</text:p>
          </table:table-cell>
          <table:table-cell office:value-type="string">
            <text:p>e13</text:p>
          </table:table-cell>
          <table:table-cell office:value-type="string">
            <text:p>7d60aa1c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57011</text:p>
          </table:table-cell>
          <table:table-cell office:value-type="string">
            <text:p>cm</text:p>
          </table:table-cell>
          <table:table-cell table:style-name="ce2" office:value-type="string">
            <text:p>0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469906</text:p>
          </table:table-cell>
          <table:table-cell office:value-type="string">
            <text:p>e1</text:p>
          </table:table-cell>
          <table:table-cell office:value-type="string">
            <text:p>d3d6</text:p>
          </table:table-cell>
          <table:table-cell office:value-type="string">
            <text:p>e2</text:p>
          </table:table-cell>
          <table:table-cell office:value-type="string">
            <text:p>a704d664</text:p>
          </table:table-cell>
          <table:table-cell office:value-type="string">
            <text:p>e3</text:p>
          </table:table-cell>
          <table:table-cell office:value-type="string">
            <text:p>daac237</text:p>
          </table:table-cell>
          <table:table-cell office:value-type="string">
            <text:p>e4</text:p>
          </table:table-cell>
          <table:table-cell office:value-type="string">
            <text:p>3eadc2a4</text:p>
          </table:table-cell>
          <table:table-cell office:value-type="string">
            <text:p>e5</text:p>
          </table:table-cell>
          <table:table-cell office:value-type="string">
            <text:p>af5a209b</text:p>
          </table:table-cell>
          <table:table-cell office:value-type="string">
            <text:p>e6</text:p>
          </table:table-cell>
          <table:table-cell office:value-type="string">
            <text:p>afe569af</text:p>
          </table:table-cell>
          <table:table-cell office:value-type="string">
            <text:p>e7</text:p>
          </table:table-cell>
          <table:table-cell office:value-type="string">
            <text:p>961b261f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c4b44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c3b</text:p>
          </table:table-cell>
          <table:table-cell office:value-type="string">
            <text:p>e13</text:p>
          </table:table-cell>
          <table:table-cell office:value-type="string">
            <text:p>7d60aa1c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5720f</text:p>
          </table:table-cell>
          <table:table-cell office:value-type="string">
            <text:p>cm</text:p>
          </table:table-cell>
          <table:table-cell table:style-name="ce2" office:value-type="string">
            <text:p>0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379008</text:p>
          </table:table-cell>
          <table:table-cell office:value-type="string">
            <text:p>e1</text:p>
          </table:table-cell>
          <table:table-cell office:value-type="string">
            <text:p>d3d6</text:p>
          </table:table-cell>
          <table:table-cell office:value-type="string">
            <text:p>e2</text:p>
          </table:table-cell>
          <table:table-cell office:value-type="string">
            <text:p>a704d664</text:p>
          </table:table-cell>
          <table:table-cell office:value-type="string">
            <text:p>e3</text:p>
          </table:table-cell>
          <table:table-cell office:value-type="string">
            <text:p>daac228</text:p>
          </table:table-cell>
          <table:table-cell office:value-type="string">
            <text:p>e4</text:p>
          </table:table-cell>
          <table:table-cell office:value-type="string">
            <text:p>3eadc2a4</text:p>
          </table:table-cell>
          <table:table-cell office:value-type="string">
            <text:p>e5</text:p>
          </table:table-cell>
          <table:table-cell office:value-type="string">
            <text:p>af5a20ba</text:p>
          </table:table-cell>
          <table:table-cell office:value-type="string">
            <text:p>e6</text:p>
          </table:table-cell>
          <table:table-cell office:value-type="string">
            <text:p>afe569aa</text:p>
          </table:table-cell>
          <table:table-cell office:value-type="string">
            <text:p>e7</text:p>
          </table:table-cell>
          <table:table-cell office:value-type="string">
            <text:p>961b261f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c4b44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742</text:p>
          </table:table-cell>
          <table:table-cell office:value-type="string">
            <text:p>e13</text:p>
          </table:table-cell>
          <table:table-cell office:value-type="string">
            <text:p>7d60aa1c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5794d</text:p>
          </table:table-cell>
          <table:table-cell office:value-type="string">
            <text:p>cm</text:p>
          </table:table-cell>
          <table:table-cell table:style-name="ce2" office:value-type="string">
            <text:p>0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405008</text:p>
          </table:table-cell>
          <table:table-cell office:value-type="string">
            <text:p>e1</text:p>
          </table:table-cell>
          <table:table-cell office:value-type="string">
            <text:p>d3d6</text:p>
          </table:table-cell>
          <table:table-cell office:value-type="string">
            <text:p>e2</text:p>
          </table:table-cell>
          <table:table-cell office:value-type="string">
            <text:p>a704d667</text:p>
          </table:table-cell>
          <table:table-cell office:value-type="string">
            <text:p>e3</text:p>
          </table:table-cell>
          <table:table-cell office:value-type="string">
            <text:p>daac22d</text:p>
          </table:table-cell>
          <table:table-cell office:value-type="string">
            <text:p>e4</text:p>
          </table:table-cell>
          <table:table-cell office:value-type="string">
            <text:p>3eadc2a4</text:p>
          </table:table-cell>
          <table:table-cell office:value-type="string">
            <text:p>e5</text:p>
          </table:table-cell>
          <table:table-cell office:value-type="string">
            <text:p>af5a2040</text:p>
          </table:table-cell>
          <table:table-cell office:value-type="string">
            <text:p>e6</text:p>
          </table:table-cell>
          <table:table-cell office:value-type="string">
            <text:p>afe569aa</text:p>
          </table:table-cell>
          <table:table-cell office:value-type="string">
            <text:p>e7</text:p>
          </table:table-cell>
          <table:table-cell office:value-type="string">
            <text:p>961b261e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c4b44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458</text:p>
          </table:table-cell>
          <table:table-cell office:value-type="string">
            <text:p>e13</text:p>
          </table:table-cell>
          <table:table-cell office:value-type="string">
            <text:p>7d60aa1c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57aaa</text:p>
          </table:table-cell>
          <table:table-cell office:value-type="string">
            <text:p>cm</text:p>
          </table:table-cell>
          <table:table-cell table:style-name="ce2" office:value-type="string">
            <text:p>0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402502</text:p>
          </table:table-cell>
          <table:table-cell office:value-type="string">
            <text:p>e1</text:p>
          </table:table-cell>
          <table:table-cell office:value-type="string">
            <text:p>d3d6</text:p>
          </table:table-cell>
          <table:table-cell office:value-type="string">
            <text:p>e2</text:p>
          </table:table-cell>
          <table:table-cell office:value-type="string">
            <text:p>a704d666</text:p>
          </table:table-cell>
          <table:table-cell office:value-type="string">
            <text:p>e3</text:p>
          </table:table-cell>
          <table:table-cell office:value-type="string">
            <text:p>daac22d</text:p>
          </table:table-cell>
          <table:table-cell office:value-type="string">
            <text:p>e4</text:p>
          </table:table-cell>
          <table:table-cell office:value-type="string">
            <text:p>3eadc2a4</text:p>
          </table:table-cell>
          <table:table-cell office:value-type="string">
            <text:p>e5</text:p>
          </table:table-cell>
          <table:table-cell office:value-type="string">
            <text:p>af5a2016</text:p>
          </table:table-cell>
          <table:table-cell office:value-type="string">
            <text:p>e6</text:p>
          </table:table-cell>
          <table:table-cell office:value-type="string">
            <text:p>afe569aa</text:p>
          </table:table-cell>
          <table:table-cell office:value-type="string">
            <text:p>e7</text:p>
          </table:table-cell>
          <table:table-cell office:value-type="string">
            <text:p>961b261f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c4b44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4a4f</text:p>
          </table:table-cell>
          <table:table-cell office:value-type="string">
            <text:p>e13</text:p>
          </table:table-cell>
          <table:table-cell office:value-type="string">
            <text:p>7d60aa1c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564eb</text:p>
          </table:table-cell>
          <table:table-cell office:value-type="string">
            <text:p>cm</text:p>
          </table:table-cell>
          <table:table-cell office:value-type="string">
            <text:p>0l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400008</text:p>
          </table:table-cell>
          <table:table-cell office:value-type="string">
            <text:p>e1</text:p>
          </table:table-cell>
          <table:table-cell office:value-type="string">
            <text:p>d3d6</text:p>
          </table:table-cell>
          <table:table-cell office:value-type="string">
            <text:p>e2</text:p>
          </table:table-cell>
          <table:table-cell office:value-type="string">
            <text:p>a704d661</text:p>
          </table:table-cell>
          <table:table-cell office:value-type="string">
            <text:p>e3</text:p>
          </table:table-cell>
          <table:table-cell office:value-type="string">
            <text:p>daac22d</text:p>
          </table:table-cell>
          <table:table-cell office:value-type="string">
            <text:p>e4</text:p>
          </table:table-cell>
          <table:table-cell office:value-type="string">
            <text:p>3eadc2a4</text:p>
          </table:table-cell>
          <table:table-cell office:value-type="string">
            <text:p>e5</text:p>
          </table:table-cell>
          <table:table-cell office:value-type="string">
            <text:p>af5a21fb</text:p>
          </table:table-cell>
          <table:table-cell office:value-type="string">
            <text:p>e6</text:p>
          </table:table-cell>
          <table:table-cell office:value-type="string">
            <text:p>afe569a8</text:p>
          </table:table-cell>
          <table:table-cell office:value-type="string">
            <text:p>e7</text:p>
          </table:table-cell>
          <table:table-cell office:value-type="string">
            <text:p>961b261f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c4b44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4f86</text:p>
          </table:table-cell>
          <table:table-cell office:value-type="string">
            <text:p>e13</text:p>
          </table:table-cell>
          <table:table-cell office:value-type="string">
            <text:p>7d60aa1c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560ca</text:p>
          </table:table-cell>
          <table:table-cell office:value-type="string">
            <text:p>cm</text:p>
          </table:table-cell>
          <table:table-cell table:style-name="ce2" office:value-type="string">
            <text:p>0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397508</text:p>
          </table:table-cell>
          <table:table-cell office:value-type="string">
            <text:p>e1</text:p>
          </table:table-cell>
          <table:table-cell office:value-type="string">
            <text:p>d3d6</text:p>
          </table:table-cell>
          <table:table-cell office:value-type="string">
            <text:p>e2</text:p>
          </table:table-cell>
          <table:table-cell office:value-type="string">
            <text:p>a704d660</text:p>
          </table:table-cell>
          <table:table-cell office:value-type="string">
            <text:p>e3</text:p>
          </table:table-cell>
          <table:table-cell office:value-type="string">
            <text:p>daac22d</text:p>
          </table:table-cell>
          <table:table-cell office:value-type="string">
            <text:p>e4</text:p>
          </table:table-cell>
          <table:table-cell office:value-type="string">
            <text:p>3eadc2a4</text:p>
          </table:table-cell>
          <table:table-cell office:value-type="string">
            <text:p>e5</text:p>
          </table:table-cell>
          <table:table-cell office:value-type="string">
            <text:p>af5a21eb</text:p>
          </table:table-cell>
          <table:table-cell office:value-type="string">
            <text:p>e6</text:p>
          </table:table-cell>
          <table:table-cell office:value-type="string">
            <text:p>afe569a3</text:p>
          </table:table-cell>
          <table:table-cell office:value-type="string">
            <text:p>e7</text:p>
          </table:table-cell>
          <table:table-cell office:value-type="string">
            <text:p>961b261c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c4b44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b82</text:p>
          </table:table-cell>
          <table:table-cell office:value-type="string">
            <text:p>e13</text:p>
          </table:table-cell>
          <table:table-cell office:value-type="string">
            <text:p>7d60aa1c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574d7</text:p>
          </table:table-cell>
          <table:table-cell office:value-type="string">
            <text:p>cm</text:p>
          </table:table-cell>
          <table:table-cell table:style-name="ce2" office:value-type="string">
            <text:p>0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405304</text:p>
          </table:table-cell>
          <table:table-cell office:value-type="string">
            <text:p>e1</text:p>
          </table:table-cell>
          <table:table-cell office:value-type="string">
            <text:p>d3c8</text:p>
          </table:table-cell>
          <table:table-cell office:value-type="string">
            <text:p>e2</text:p>
          </table:table-cell>
          <table:table-cell office:value-type="string">
            <text:p>a704d667</text:p>
          </table:table-cell>
          <table:table-cell office:value-type="string">
            <text:p>e3</text:p>
          </table:table-cell>
          <table:table-cell office:value-type="string">
            <text:p>daac22d</text:p>
          </table:table-cell>
          <table:table-cell office:value-type="string">
            <text:p>e4</text:p>
          </table:table-cell>
          <table:table-cell office:value-type="string">
            <text:p>3eaddeb4</text:p>
          </table:table-cell>
          <table:table-cell office:value-type="string">
            <text:p>e5</text:p>
          </table:table-cell>
          <table:table-cell office:value-type="string">
            <text:p>af5a2074</text:p>
          </table:table-cell>
          <table:table-cell office:value-type="string">
            <text:p>e6</text:p>
          </table:table-cell>
          <table:table-cell office:value-type="string">
            <text:p>afe569a8</text:p>
          </table:table-cell>
          <table:table-cell office:value-type="string">
            <text:p>e7</text:p>
          </table:table-cell>
          <table:table-cell office:value-type="string">
            <text:p>961b261e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c5754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b4b</text:p>
          </table:table-cell>
          <table:table-cell office:value-type="string">
            <text:p>e13</text:p>
          </table:table-cell>
          <table:table-cell office:value-type="string">
            <text:p>7d60aa1c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57591</text:p>
          </table:table-cell>
          <table:table-cell office:value-type="string">
            <text:p>cm</text:p>
          </table:table-cell>
          <table:table-cell table:style-name="ce2" office:value-type="string">
            <text:p>0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407808</text:p>
          </table:table-cell>
          <table:table-cell office:value-type="string">
            <text:p>e1</text:p>
          </table:table-cell>
          <table:table-cell office:value-type="string">
            <text:p>d3c8</text:p>
          </table:table-cell>
          <table:table-cell office:value-type="string">
            <text:p>e2</text:p>
          </table:table-cell>
          <table:table-cell office:value-type="string">
            <text:p>a704d664</text:p>
          </table:table-cell>
          <table:table-cell office:value-type="string">
            <text:p>e3</text:p>
          </table:table-cell>
          <table:table-cell office:value-type="string">
            <text:p>daac22d</text:p>
          </table:table-cell>
          <table:table-cell office:value-type="string">
            <text:p>e4</text:p>
          </table:table-cell>
          <table:table-cell office:value-type="string">
            <text:p>3eac57c9</text:p>
          </table:table-cell>
          <table:table-cell office:value-type="string">
            <text:p>e5</text:p>
          </table:table-cell>
          <table:table-cell office:value-type="string">
            <text:p>af5a20b2</text:p>
          </table:table-cell>
          <table:table-cell office:value-type="string">
            <text:p>e6</text:p>
          </table:table-cell>
          <table:table-cell office:value-type="string">
            <text:p>afe569a9</text:p>
          </table:table-cell>
          <table:table-cell office:value-type="string">
            <text:p>e7</text:p>
          </table:table-cell>
          <table:table-cell office:value-type="string">
            <text:p>961b261e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dde29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862</text:p>
          </table:table-cell>
          <table:table-cell office:value-type="string">
            <text:p>e13</text:p>
          </table:table-cell>
          <table:table-cell office:value-type="string">
            <text:p>7d60aa1c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5767c</text:p>
          </table:table-cell>
          <table:table-cell office:value-type="string">
            <text:p>cm</text:p>
          </table:table-cell>
          <table:table-cell office:value-type="string">
            <text:p>0H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office:value-type="string">
            <text:p>fffffff</text:p>
          </table:table-cell>
          <table:table-cell office:value-type="string">
            <text:p>s</text:p>
          </table:table-cell>
          <table:table-cell table:style-name="ce2" office:value-type="string">
            <text:p>407808</text:p>
          </table:table-cell>
          <table:table-cell office:value-type="string">
            <text:p>e1</text:p>
          </table:table-cell>
          <table:table-cell office:value-type="string">
            <text:p>8e39a12d</text:p>
          </table:table-cell>
          <table:table-cell office:value-type="string">
            <text:p>e2</text:p>
          </table:table-cell>
          <table:table-cell office:value-type="string">
            <text:p>7686f85f</text:p>
          </table:table-cell>
          <table:table-cell office:value-type="string">
            <text:p>e3</text:p>
          </table:table-cell>
          <table:table-cell office:value-type="string">
            <text:p>f2097e70</text:p>
          </table:table-cell>
          <table:table-cell office:value-type="string">
            <text:p>e4</text:p>
          </table:table-cell>
          <table:table-cell office:value-type="string">
            <text:p>f37997eb</text:p>
          </table:table-cell>
          <table:table-cell office:value-type="string">
            <text:p>e5</text:p>
          </table:table-cell>
          <table:table-cell office:value-type="string">
            <text:p>6f60c1d3</text:p>
          </table:table-cell>
          <table:table-cell office:value-type="string">
            <text:p>e6</text:p>
          </table:table-cell>
          <table:table-cell office:value-type="string">
            <text:p>a50db17c</text:p>
          </table:table-cell>
          <table:table-cell office:value-type="string">
            <text:p>e7</text:p>
          </table:table-cell>
          <table:table-cell office:value-type="string">
            <text:p>d8bb2d20</text:p>
          </table:table-cell>
          <table:table-cell office:value-type="string">
            <text:p>e8</text:p>
          </table:table-cell>
          <table:table-cell office:value-type="string">
            <text:p>76dd159e</text:p>
          </table:table-cell>
          <table:table-cell office:value-type="string">
            <text:p>e9</text:p>
          </table:table-cell>
          <table:table-cell office:value-type="string">
            <text:p>eadf8a32</text:p>
          </table:table-cell>
          <table:table-cell office:value-type="string">
            <text:p>e10</text:p>
          </table:table-cell>
          <table:table-cell office:value-type="string">
            <text:p>e4a62cc9</text:p>
          </table:table-cell>
          <table:table-cell office:value-type="string">
            <text:p>e11</text:p>
          </table:table-cell>
          <table:table-cell office:value-type="string">
            <text:p>86c93c8c</text:p>
          </table:table-cell>
          <table:table-cell office:value-type="string">
            <text:p>e12</text:p>
          </table:table-cell>
          <table:table-cell office:value-type="string">
            <text:p>b4229f80</text:p>
          </table:table-cell>
          <table:table-cell office:value-type="string">
            <text:p>e13</text:p>
          </table:table-cell>
          <table:table-cell office:value-type="string">
            <text:p>9e5a6ed2</text:p>
          </table:table-cell>
          <table:table-cell office:value-type="string">
            <text:p>e14</text:p>
          </table:table-cell>
          <table:table-cell office:value-type="string">
            <text:p>7f821200</text:p>
          </table:table-cell>
          <table:table-cell office:value-type="string">
            <text:p>e15</text:p>
          </table:table-cell>
          <table:table-cell office:value-type="string">
            <text:p>3fbfd7b3</text:p>
          </table:table-cell>
          <table:table-cell office:value-type="string">
            <text:p>e16</text:p>
          </table:table-cell>
          <table:table-cell office:value-type="string">
            <text:p>5cc9e8fd</text:p>
          </table:table-cell>
          <table:table-cell office:value-type="string">
            <text:p>e17</text:p>
          </table:table-cell>
          <table:table-cell office:value-type="string">
            <text:p>eba2d29a</text:p>
          </table:table-cell>
          <table:table-cell office:value-type="string">
            <text:p>e18</text:p>
          </table:table-cell>
          <table:table-cell office:value-type="string">
            <text:p>d2ae783e</text:p>
          </table:table-cell>
          <table:table-cell office:value-type="string">
            <text:p>e19</text:p>
          </table:table-cell>
          <table:table-cell table:style-name="ce2" office:value-type="string">
            <text:p>22124839</text:p>
          </table:table-cell>
          <table:table-cell office:value-type="string">
            <text:p>sm</text:p>
          </table:table-cell>
          <table:table-cell office:value-type="string">
            <text:p>da457522</text:p>
          </table:table-cell>
          <table:table-cell office:value-type="string">
            <text:p>cm</text:p>
          </table:table-cell>
          <table:table-cell table:style-name="ce2" office:value-type="string">
            <text:p>0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office:value-type="string">
            <text:p>ffff</text:p>
          </table:table-cell>
          <table:table-cell office:value-type="string">
            <text:p>s</text:p>
          </table:table-cell>
          <table:table-cell office:value-type="float" office:value="407808">
            <text:p>407808</text:p>
          </table:table-cell>
          <table:table-cell office:value-type="string">
            <text:p>e1</text:p>
          </table:table-cell>
          <table:table-cell office:value-type="string">
            <text:p>ca6abb6</text:p>
          </table:table-cell>
          <table:table-cell office:value-type="string">
            <text:p>e2</text:p>
          </table:table-cell>
          <table:table-cell office:value-type="string">
            <text:p>e33b676e</text:p>
          </table:table-cell>
          <table:table-cell office:value-type="string">
            <text:p>e3</text:p>
          </table:table-cell>
          <table:table-cell office:value-type="string">
            <text:p>6a464609</text:p>
          </table:table-cell>
          <table:table-cell office:value-type="string">
            <text:p>e4</text:p>
          </table:table-cell>
          <table:table-cell office:value-type="string">
            <text:p>f67c46b4</text:p>
          </table:table-cell>
          <table:table-cell office:value-type="string">
            <text:p>e5</text:p>
          </table:table-cell>
          <table:table-cell office:value-type="string">
            <text:p>ae6d9034</text:p>
          </table:table-cell>
          <table:table-cell office:value-type="string">
            <text:p>e6</text:p>
          </table:table-cell>
          <table:table-cell office:value-type="string">
            <text:p>5362d1af</text:p>
          </table:table-cell>
          <table:table-cell office:value-type="string">
            <text:p>e7</text:p>
          </table:table-cell>
          <table:table-cell office:value-type="string">
            <text:p>7b98db39</text:p>
          </table:table-cell>
          <table:table-cell office:value-type="string">
            <text:p>e8</text:p>
          </table:table-cell>
          <table:table-cell office:value-type="string">
            <text:p>358287df</text:p>
          </table:table-cell>
          <table:table-cell office:value-type="string">
            <text:p>e9</text:p>
          </table:table-cell>
          <table:table-cell office:value-type="string">
            <text:p>5e8c80db</text:p>
          </table:table-cell>
          <table:table-cell office:value-type="string">
            <text:p>e10</text:p>
          </table:table-cell>
          <table:table-cell office:value-type="string">
            <text:p>689d11ba</text:p>
          </table:table-cell>
          <table:table-cell office:value-type="string">
            <text:p>e11</text:p>
          </table:table-cell>
          <table:table-cell office:value-type="string">
            <text:p>84674c5</text:p>
          </table:table-cell>
          <table:table-cell office:value-type="string">
            <text:p>e12</text:p>
          </table:table-cell>
          <table:table-cell office:value-type="string">
            <text:p>267f8fc</text:p>
          </table:table-cell>
          <table:table-cell office:value-type="string">
            <text:p>e13</text:p>
          </table:table-cell>
          <table:table-cell office:value-type="string">
            <text:p>3aa7719d</text:p>
          </table:table-cell>
          <table:table-cell office:value-type="string">
            <text:p>e14</text:p>
          </table:table-cell>
          <table:table-cell office:value-type="string">
            <text:p>ed172071</text:p>
          </table:table-cell>
          <table:table-cell office:value-type="string">
            <text:p>e15</text:p>
          </table:table-cell>
          <table:table-cell office:value-type="string">
            <text:p>d3dcbe0c</text:p>
          </table:table-cell>
          <table:table-cell office:value-type="string">
            <text:p>e16</text:p>
          </table:table-cell>
          <table:table-cell office:value-type="string">
            <text:p>8eaeed7e</text:p>
          </table:table-cell>
          <table:table-cell office:value-type="string">
            <text:p>e17</text:p>
          </table:table-cell>
          <table:table-cell office:value-type="string">
            <text:p>248f4583</text:p>
          </table:table-cell>
          <table:table-cell office:value-type="string">
            <text:p>e18</text:p>
          </table:table-cell>
          <table:table-cell office:value-type="string">
            <text:p>e67bb44f</text:p>
          </table:table-cell>
          <table:table-cell office:value-type="string">
            <text:p>e19</text:p>
          </table:table-cell>
          <table:table-cell office:value-type="string">
            <text:p>7ccf80b2</text:p>
          </table:table-cell>
          <table:table-cell office:value-type="string">
            <text:p>sm</text:p>
          </table:table-cell>
          <table:table-cell office:value-type="string">
            <text:p>da457521</text:p>
          </table:table-cell>
          <table:table-cell office:value-type="string">
            <text:p>cm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407502</text:p>
          </table:table-cell>
          <table:table-cell office:value-type="string">
            <text:p>e1</text:p>
          </table:table-cell>
          <table:table-cell office:value-type="string">
            <text:p>d3d6</text:p>
          </table:table-cell>
          <table:table-cell office:value-type="string">
            <text:p>e2</text:p>
          </table:table-cell>
          <table:table-cell office:value-type="string">
            <text:p>a704d667</text:p>
          </table:table-cell>
          <table:table-cell office:value-type="string">
            <text:p>e3</text:p>
          </table:table-cell>
          <table:table-cell office:value-type="string">
            <text:p>daac22d</text:p>
          </table:table-cell>
          <table:table-cell office:value-type="string">
            <text:p>e4</text:p>
          </table:table-cell>
          <table:table-cell office:value-type="string">
            <text:p>3eadc2a4</text:p>
          </table:table-cell>
          <table:table-cell office:value-type="string">
            <text:p>e5</text:p>
          </table:table-cell>
          <table:table-cell office:value-type="string">
            <text:p>af5a207f</text:p>
          </table:table-cell>
          <table:table-cell office:value-type="string">
            <text:p>e6</text:p>
          </table:table-cell>
          <table:table-cell office:value-type="string">
            <text:p>afe569a8</text:p>
          </table:table-cell>
          <table:table-cell office:value-type="string">
            <text:p>e7</text:p>
          </table:table-cell>
          <table:table-cell office:value-type="string">
            <text:p>961b261e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c5043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881</text:p>
          </table:table-cell>
          <table:table-cell office:value-type="string">
            <text:p>e13</text:p>
          </table:table-cell>
          <table:table-cell office:value-type="string">
            <text:p>7d60aa1f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56d4a</text:p>
          </table:table-cell>
          <table:table-cell office:value-type="string">
            <text:p>cm</text:p>
          </table:table-cell>
          <table:table-cell table:style-name="ce2" office:value-type="string">
            <text:p>0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92604</text:p>
          </table:table-cell>
          <table:table-cell office:value-type="string">
            <text:p>e1</text:p>
          </table:table-cell>
          <table:table-cell office:value-type="string">
            <text:p>d3f4</text:p>
          </table:table-cell>
          <table:table-cell office:value-type="string">
            <text:p>e2</text:p>
          </table:table-cell>
          <table:table-cell office:value-type="string">
            <text:p>a704d666</text:p>
          </table:table-cell>
          <table:table-cell office:value-type="string">
            <text:p>e3</text:p>
          </table:table-cell>
          <table:table-cell office:value-type="string">
            <text:p>daac22d</text:p>
          </table:table-cell>
          <table:table-cell office:value-type="string">
            <text:p>e4</text:p>
          </table:table-cell>
          <table:table-cell office:value-type="string">
            <text:p>3eaea744</text:p>
          </table:table-cell>
          <table:table-cell office:value-type="string">
            <text:p>e5</text:p>
          </table:table-cell>
          <table:table-cell office:value-type="string">
            <text:p>af5a225e</text:p>
          </table:table-cell>
          <table:table-cell office:value-type="string">
            <text:p>e6</text:p>
          </table:table-cell>
          <table:table-cell office:value-type="string">
            <text:p>afe56983</text:p>
          </table:table-cell>
          <table:table-cell office:value-type="string">
            <text:p>e7</text:p>
          </table:table-cell>
          <table:table-cell office:value-type="string">
            <text:p>961b261f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99200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a12</text:p>
          </table:table-cell>
          <table:table-cell office:value-type="string">
            <text:p>e13</text:p>
          </table:table-cell>
          <table:table-cell office:value-type="string">
            <text:p>7d60aa17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3ca5a</text:p>
          </table:table-cell>
          <table:table-cell office:value-type="string">
            <text:p>cm</text:p>
          </table:table-cell>
          <table:table-cell table:style-name="ce2" office:value-type="string">
            <text:p>0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400008</text:p>
          </table:table-cell>
          <table:table-cell office:value-type="string">
            <text:p>e1</text:p>
          </table:table-cell>
          <table:table-cell office:value-type="string">
            <text:p>d3d6</text:p>
          </table:table-cell>
          <table:table-cell office:value-type="string">
            <text:p>e2</text:p>
          </table:table-cell>
          <table:table-cell office:value-type="string">
            <text:p>a704d663</text:p>
          </table:table-cell>
          <table:table-cell office:value-type="string">
            <text:p>e3</text:p>
          </table:table-cell>
          <table:table-cell office:value-type="string">
            <text:p>daac22d</text:p>
          </table:table-cell>
          <table:table-cell office:value-type="string">
            <text:p>e4</text:p>
          </table:table-cell>
          <table:table-cell office:value-type="string">
            <text:p>3eadc2a4</text:p>
          </table:table-cell>
          <table:table-cell office:value-type="string">
            <text:p>e5</text:p>
          </table:table-cell>
          <table:table-cell office:value-type="string">
            <text:p>af5a215f</text:p>
          </table:table-cell>
          <table:table-cell office:value-type="string">
            <text:p>e6</text:p>
          </table:table-cell>
          <table:table-cell office:value-type="string">
            <text:p>afe569ab</text:p>
          </table:table-cell>
          <table:table-cell office:value-type="string">
            <text:p>e7</text:p>
          </table:table-cell>
          <table:table-cell office:value-type="string">
            <text:p>961b261d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c608a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b9d</text:p>
          </table:table-cell>
          <table:table-cell office:value-type="string">
            <text:p>e13</text:p>
          </table:table-cell>
          <table:table-cell office:value-type="string">
            <text:p>7d60aa1e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55fba</text:p>
          </table:table-cell>
          <table:table-cell office:value-type="string">
            <text:p>cm</text:p>
          </table:table-cell>
          <table:table-cell office:value-type="string">
            <text:p>0G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250504</text:p>
          </table:table-cell>
          <table:table-cell office:value-type="string">
            <text:p>e1</text:p>
          </table:table-cell>
          <table:table-cell office:value-type="string">
            <text:p>d3d1</text:p>
          </table:table-cell>
          <table:table-cell office:value-type="string">
            <text:p>e2</text:p>
          </table:table-cell>
          <table:table-cell office:value-type="string">
            <text:p>a704d662</text:p>
          </table:table-cell>
          <table:table-cell office:value-type="string">
            <text:p>e3</text:p>
          </table:table-cell>
          <table:table-cell office:value-type="string">
            <text:p>daac22a</text:p>
          </table:table-cell>
          <table:table-cell office:value-type="string">
            <text:p>e4</text:p>
          </table:table-cell>
          <table:table-cell office:value-type="string">
            <text:p>3eadd7db</text:p>
          </table:table-cell>
          <table:table-cell office:value-type="string">
            <text:p>e5</text:p>
          </table:table-cell>
          <table:table-cell office:value-type="string">
            <text:p>af5a2213</text:p>
          </table:table-cell>
          <table:table-cell office:value-type="string">
            <text:p>e6</text:p>
          </table:table-cell>
          <table:table-cell office:value-type="string">
            <text:p>afe569b8</text:p>
          </table:table-cell>
          <table:table-cell office:value-type="string">
            <text:p>e7</text:p>
          </table:table-cell>
          <table:table-cell office:value-type="string">
            <text:p>961b261c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c602d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fad</text:p>
          </table:table-cell>
          <table:table-cell office:value-type="string">
            <text:p>e13</text:p>
          </table:table-cell>
          <table:table-cell office:value-type="string">
            <text:p>7d60aa1e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54d0d</text:p>
          </table:table-cell>
          <table:table-cell office:value-type="string">
            <text:p>cm</text:p>
          </table:table-cell>
          <table:table-cell table:style-name="ce2" office:value-type="string">
            <text:p>0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387506</text:p>
          </table:table-cell>
          <table:table-cell office:value-type="string">
            <text:p>e1</text:p>
          </table:table-cell>
          <table:table-cell office:value-type="string">
            <text:p>d3d6</text:p>
          </table:table-cell>
          <table:table-cell office:value-type="string">
            <text:p>e2</text:p>
          </table:table-cell>
          <table:table-cell office:value-type="string">
            <text:p>a704d66c</text:p>
          </table:table-cell>
          <table:table-cell office:value-type="string">
            <text:p>e3</text:p>
          </table:table-cell>
          <table:table-cell office:value-type="string">
            <text:p>daac22d</text:p>
          </table:table-cell>
          <table:table-cell office:value-type="string">
            <text:p>e4</text:p>
          </table:table-cell>
          <table:table-cell office:value-type="string">
            <text:p>3eadc2a4</text:p>
          </table:table-cell>
          <table:table-cell office:value-type="string">
            <text:p>e5</text:p>
          </table:table-cell>
          <table:table-cell office:value-type="string">
            <text:p>af5a2201</text:p>
          </table:table-cell>
          <table:table-cell office:value-type="string">
            <text:p>e6</text:p>
          </table:table-cell>
          <table:table-cell office:value-type="string">
            <text:p>afe569be</text:p>
          </table:table-cell>
          <table:table-cell office:value-type="string">
            <text:p>e7</text:p>
          </table:table-cell>
          <table:table-cell office:value-type="string">
            <text:p>961b261c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c5043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d11</text:p>
          </table:table-cell>
          <table:table-cell office:value-type="string">
            <text:p>e13</text:p>
          </table:table-cell>
          <table:table-cell office:value-type="string">
            <text:p>7d60aa1f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56abb</text:p>
          </table:table-cell>
          <table:table-cell office:value-type="string">
            <text:p>cm</text:p>
          </table:table-cell>
          <table:table-cell table:style-name="ce2" office:value-type="string">
            <text:p>0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390004</text:p>
          </table:table-cell>
          <table:table-cell office:value-type="string">
            <text:p>e1</text:p>
          </table:table-cell>
          <table:table-cell office:value-type="string">
            <text:p>d3d7</text:p>
          </table:table-cell>
          <table:table-cell office:value-type="string">
            <text:p>e2</text:p>
          </table:table-cell>
          <table:table-cell office:value-type="string">
            <text:p>a704d66d</text:p>
          </table:table-cell>
          <table:table-cell office:value-type="string">
            <text:p>e3</text:p>
          </table:table-cell>
          <table:table-cell office:value-type="string">
            <text:p>daac22d</text:p>
          </table:table-cell>
          <table:table-cell office:value-type="string">
            <text:p>e4</text:p>
          </table:table-cell>
          <table:table-cell office:value-type="string">
            <text:p>3eadc2a4</text:p>
          </table:table-cell>
          <table:table-cell office:value-type="string">
            <text:p>e5</text:p>
          </table:table-cell>
          <table:table-cell office:value-type="string">
            <text:p>af5a2210</text:p>
          </table:table-cell>
          <table:table-cell office:value-type="string">
            <text:p>e6</text:p>
          </table:table-cell>
          <table:table-cell office:value-type="string">
            <text:p>afe569a3</text:p>
          </table:table-cell>
          <table:table-cell office:value-type="string">
            <text:p>e7</text:p>
          </table:table-cell>
          <table:table-cell office:value-type="string">
            <text:p>961b261f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c5d3e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b9a</text:p>
          </table:table-cell>
          <table:table-cell office:value-type="string">
            <text:p>e13</text:p>
          </table:table-cell>
          <table:table-cell office:value-type="string">
            <text:p>7d60aa1e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56143</text:p>
          </table:table-cell>
          <table:table-cell office:value-type="string">
            <text:p>cm</text:p>
          </table:table-cell>
          <table:table-cell table:style-name="ce2" office:value-type="string">
            <text:p>0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390402</text:p>
          </table:table-cell>
          <table:table-cell office:value-type="string">
            <text:p>e1</text:p>
          </table:table-cell>
          <table:table-cell office:value-type="string">
            <text:p>d3c9</text:p>
          </table:table-cell>
          <table:table-cell office:value-type="string">
            <text:p>e2</text:p>
          </table:table-cell>
          <table:table-cell office:value-type="string">
            <text:p>a704d66f</text:p>
          </table:table-cell>
          <table:table-cell office:value-type="string">
            <text:p>e3</text:p>
          </table:table-cell>
          <table:table-cell office:value-type="string">
            <text:p>daac22d</text:p>
          </table:table-cell>
          <table:table-cell office:value-type="string">
            <text:p>e4</text:p>
          </table:table-cell>
          <table:table-cell office:value-type="string">
            <text:p>3eadda84</text:p>
          </table:table-cell>
          <table:table-cell office:value-type="string">
            <text:p>e5</text:p>
          </table:table-cell>
          <table:table-cell office:value-type="string">
            <text:p>af5a2502</text:p>
          </table:table-cell>
          <table:table-cell office:value-type="string">
            <text:p>e6</text:p>
          </table:table-cell>
          <table:table-cell office:value-type="string">
            <text:p>afe569fd</text:p>
          </table:table-cell>
          <table:table-cell office:value-type="string">
            <text:p>e7</text:p>
          </table:table-cell>
          <table:table-cell office:value-type="string">
            <text:p>961b261b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c20a0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b9c</text:p>
          </table:table-cell>
          <table:table-cell office:value-type="string">
            <text:p>e13</text:p>
          </table:table-cell>
          <table:table-cell office:value-type="string">
            <text:p>7d60aa17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503a6</text:p>
          </table:table-cell>
          <table:table-cell office:value-type="string">
            <text:p>cm</text:p>
          </table:table-cell>
          <table:table-cell table:style-name="ce2" office:value-type="string">
            <text:p>0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382608</text:p>
          </table:table-cell>
          <table:table-cell office:value-type="string">
            <text:p>e1</text:p>
          </table:table-cell>
          <table:table-cell office:value-type="string">
            <text:p>d3cc</text:p>
          </table:table-cell>
          <table:table-cell office:value-type="string">
            <text:p>e2</text:p>
          </table:table-cell>
          <table:table-cell office:value-type="string">
            <text:p>a704d668</text:p>
          </table:table-cell>
          <table:table-cell office:value-type="string">
            <text:p>e3</text:p>
          </table:table-cell>
          <table:table-cell office:value-type="string">
            <text:p>daac22d</text:p>
          </table:table-cell>
          <table:table-cell office:value-type="string">
            <text:p>e4</text:p>
          </table:table-cell>
          <table:table-cell office:value-type="string">
            <text:p>3eadd330</text:p>
          </table:table-cell>
          <table:table-cell office:value-type="string">
            <text:p>e5</text:p>
          </table:table-cell>
          <table:table-cell office:value-type="string">
            <text:p>af5a2577</text:p>
          </table:table-cell>
          <table:table-cell office:value-type="string">
            <text:p>e6</text:p>
          </table:table-cell>
          <table:table-cell office:value-type="string">
            <text:p>afe5699f</text:p>
          </table:table-cell>
          <table:table-cell office:value-type="string">
            <text:p>e7</text:p>
          </table:table-cell>
          <table:table-cell office:value-type="string">
            <text:p>961b261e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c2db6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952</text:p>
          </table:table-cell>
          <table:table-cell office:value-type="string">
            <text:p>e13</text:p>
          </table:table-cell>
          <table:table-cell office:value-type="string">
            <text:p>7d60aa17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505da</text:p>
          </table:table-cell>
          <table:table-cell office:value-type="string">
            <text:p>cm</text:p>
          </table:table-cell>
          <table:table-cell table:style-name="ce2" office:value-type="string">
            <text:p>0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377708</text:p>
          </table:table-cell>
          <table:table-cell office:value-type="string">
            <text:p>e1</text:p>
          </table:table-cell>
          <table:table-cell office:value-type="string">
            <text:p>d3cd</text:p>
          </table:table-cell>
          <table:table-cell office:value-type="string">
            <text:p>e2</text:p>
          </table:table-cell>
          <table:table-cell office:value-type="string">
            <text:p>a704d66a</text:p>
          </table:table-cell>
          <table:table-cell office:value-type="string">
            <text:p>e3</text:p>
          </table:table-cell>
          <table:table-cell office:value-type="string">
            <text:p>daac22d</text:p>
          </table:table-cell>
          <table:table-cell office:value-type="string">
            <text:p>e4</text:p>
          </table:table-cell>
          <table:table-cell office:value-type="string">
            <text:p>3eadd4d5</text:p>
          </table:table-cell>
          <table:table-cell office:value-type="string">
            <text:p>e5</text:p>
          </table:table-cell>
          <table:table-cell office:value-type="string">
            <text:p>af5a256a</text:p>
          </table:table-cell>
          <table:table-cell office:value-type="string">
            <text:p>e6</text:p>
          </table:table-cell>
          <table:table-cell office:value-type="string">
            <text:p>afe56999</text:p>
          </table:table-cell>
          <table:table-cell office:value-type="string">
            <text:p>e7</text:p>
          </table:table-cell>
          <table:table-cell office:value-type="string">
            <text:p>961b261c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c3cd0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b9c</text:p>
          </table:table-cell>
          <table:table-cell office:value-type="string">
            <text:p>e13</text:p>
          </table:table-cell>
          <table:table-cell office:value-type="string">
            <text:p>7d60aa17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5118d</text:p>
          </table:table-cell>
          <table:table-cell office:value-type="string">
            <text:p>cm</text:p>
          </table:table-cell>
          <table:table-cell table:style-name="ce2" office:value-type="string">
            <text:p>0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375000</text:p>
          </table:table-cell>
          <table:table-cell office:value-type="string">
            <text:p>e1</text:p>
          </table:table-cell>
          <table:table-cell office:value-type="string">
            <text:p>d3d0</text:p>
          </table:table-cell>
          <table:table-cell office:value-type="string">
            <text:p>e2</text:p>
          </table:table-cell>
          <table:table-cell office:value-type="string">
            <text:p>a704d675</text:p>
          </table:table-cell>
          <table:table-cell office:value-type="string">
            <text:p>e3</text:p>
          </table:table-cell>
          <table:table-cell office:value-type="string">
            <text:p>daac22d</text:p>
          </table:table-cell>
          <table:table-cell office:value-type="string">
            <text:p>e4</text:p>
          </table:table-cell>
          <table:table-cell office:value-type="string">
            <text:p>3eadda84</text:p>
          </table:table-cell>
          <table:table-cell office:value-type="string">
            <text:p>e5</text:p>
          </table:table-cell>
          <table:table-cell office:value-type="string">
            <text:p>af5a2512</text:p>
          </table:table-cell>
          <table:table-cell office:value-type="string">
            <text:p>e6</text:p>
          </table:table-cell>
          <table:table-cell office:value-type="string">
            <text:p>afe56997</text:p>
          </table:table-cell>
          <table:table-cell office:value-type="string">
            <text:p>e7</text:p>
          </table:table-cell>
          <table:table-cell office:value-type="string">
            <text:p>961b261d</text:p>
          </table:table-cell>
          <table:table-cell office:value-type="string">
            <text:p>e8</text:p>
          </table:table-cell>
          <table:table-cell office:value-type="string">
            <text:p>525f6512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c1044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867</text:p>
          </table:table-cell>
          <table:table-cell office:value-type="string">
            <text:p>e13</text:p>
          </table:table-cell>
          <table:table-cell office:value-type="string">
            <text:p>7d60aa17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530c7</text:p>
          </table:table-cell>
          <table:table-cell office:value-type="string">
            <text:p>cm</text:p>
          </table:table-cell>
          <table:table-cell table:style-name="ce2" office:value-type="string">
            <text:p>0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150206</text:p>
          </table:table-cell>
          <table:table-cell office:value-type="string">
            <text:p>e1</text:p>
          </table:table-cell>
          <table:table-cell office:value-type="string">
            <text:p>d3d6</text:p>
          </table:table-cell>
          <table:table-cell office:value-type="string">
            <text:p>e2</text:p>
          </table:table-cell>
          <table:table-cell office:value-type="string">
            <text:p>a704d664</text:p>
          </table:table-cell>
          <table:table-cell office:value-type="string">
            <text:p>e3</text:p>
          </table:table-cell>
          <table:table-cell office:value-type="string">
            <text:p>daac225</text:p>
          </table:table-cell>
          <table:table-cell office:value-type="string">
            <text:p>e4</text:p>
          </table:table-cell>
          <table:table-cell office:value-type="string">
            <text:p>3eaddeb4</text:p>
          </table:table-cell>
          <table:table-cell office:value-type="string">
            <text:p>e5</text:p>
          </table:table-cell>
          <table:table-cell office:value-type="string">
            <text:p>af5a20b8</text:p>
          </table:table-cell>
          <table:table-cell office:value-type="string">
            <text:p>e6</text:p>
          </table:table-cell>
          <table:table-cell office:value-type="string">
            <text:p>afe569ae</text:p>
          </table:table-cell>
          <table:table-cell office:value-type="string">
            <text:p>e7</text:p>
          </table:table-cell>
          <table:table-cell office:value-type="string">
            <text:p>961b261e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c5754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baf</text:p>
          </table:table-cell>
          <table:table-cell office:value-type="string">
            <text:p>e13</text:p>
          </table:table-cell>
          <table:table-cell office:value-type="string">
            <text:p>7d60aa1c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575aa</text:p>
          </table:table-cell>
          <table:table-cell office:value-type="string">
            <text:p>cm</text:p>
          </table:table-cell>
          <table:table-cell table:style-name="ce2" office:value-type="string">
            <text:p>0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150206</text:p>
          </table:table-cell>
          <table:table-cell office:value-type="string">
            <text:p>e1</text:p>
          </table:table-cell>
          <table:table-cell office:value-type="string">
            <text:p>d3dc</text:p>
          </table:table-cell>
          <table:table-cell office:value-type="string">
            <text:p>e2</text:p>
          </table:table-cell>
          <table:table-cell office:value-type="string">
            <text:p>a704d665</text:p>
          </table:table-cell>
          <table:table-cell office:value-type="string">
            <text:p>e3</text:p>
          </table:table-cell>
          <table:table-cell office:value-type="string">
            <text:p>daac225</text:p>
          </table:table-cell>
          <table:table-cell office:value-type="string">
            <text:p>e4</text:p>
          </table:table-cell>
          <table:table-cell office:value-type="string">
            <text:p>3eadcd1d</text:p>
          </table:table-cell>
          <table:table-cell office:value-type="string">
            <text:p>e5</text:p>
          </table:table-cell>
          <table:table-cell office:value-type="string">
            <text:p>af5a2093</text:p>
          </table:table-cell>
          <table:table-cell office:value-type="string">
            <text:p>e6</text:p>
          </table:table-cell>
          <table:table-cell office:value-type="string">
            <text:p>afe569ac</text:p>
          </table:table-cell>
          <table:table-cell office:value-type="string">
            <text:p>e7</text:p>
          </table:table-cell>
          <table:table-cell office:value-type="string">
            <text:p>961b261e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160d9</text:p>
          </table:table-cell>
          <table:table-cell office:value-type="string">
            <text:p>e10</text:p>
          </table:table-cell>
          <table:table-cell office:value-type="string">
            <text:p>bb6c44fd</text:p>
          </table:table-cell>
          <table:table-cell office:value-type="string">
            <text:p>e11</text:p>
          </table:table-cell>
          <table:table-cell office:value-type="string">
            <text:p>d0109ffe</text:p>
          </table:table-cell>
          <table:table-cell office:value-type="string">
            <text:p>e12</text:p>
          </table:table-cell>
          <table:table-cell office:value-type="string">
            <text:p>5a195974</text:p>
          </table:table-cell>
          <table:table-cell office:value-type="string">
            <text:p>e13</text:p>
          </table:table-cell>
          <table:table-cell office:value-type="string">
            <text:p>7d60aa1c</text:p>
          </table:table-cell>
          <table:table-cell office:value-type="string">
            <text:p>e14</text:p>
          </table:table-cell>
          <table:table-cell office:value-type="string">
            <text:p>b904daac</text:p>
          </table:table-cell>
          <table:table-cell office:value-type="string">
            <text:p>e15</text:p>
          </table:table-cell>
          <table:table-cell office:value-type="string">
            <text:p>5eb4961c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44f1f3</text:p>
          </table:table-cell>
          <table:table-cell office:value-type="string">
            <text:p>cm</text:p>
          </table:table-cell>
          <table:table-cell table:style-name="ce2" office:value-type="string">
            <text:p>0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405008</text:p>
          </table:table-cell>
          <table:table-cell office:value-type="string">
            <text:p>e1</text:p>
          </table:table-cell>
          <table:table-cell office:value-type="string">
            <text:p>d3d9</text:p>
          </table:table-cell>
          <table:table-cell office:value-type="string">
            <text:p>e2</text:p>
          </table:table-cell>
          <table:table-cell office:value-type="string">
            <text:p>a704d667</text:p>
          </table:table-cell>
          <table:table-cell office:value-type="string">
            <text:p>e3</text:p>
          </table:table-cell>
          <table:table-cell office:value-type="string">
            <text:p>daac22d</text:p>
          </table:table-cell>
          <table:table-cell office:value-type="string">
            <text:p>e4</text:p>
          </table:table-cell>
          <table:table-cell office:value-type="string">
            <text:p>3eaddeb4</text:p>
          </table:table-cell>
          <table:table-cell office:value-type="string">
            <text:p>e5</text:p>
          </table:table-cell>
          <table:table-cell office:value-type="string">
            <text:p>af5a204e</text:p>
          </table:table-cell>
          <table:table-cell office:value-type="string">
            <text:p>e6</text:p>
          </table:table-cell>
          <table:table-cell office:value-type="string">
            <text:p>afe569ae</text:p>
          </table:table-cell>
          <table:table-cell office:value-type="string">
            <text:p>e7</text:p>
          </table:table-cell>
          <table:table-cell office:value-type="string">
            <text:p>961b261e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c5754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914</text:p>
          </table:table-cell>
          <table:table-cell office:value-type="string">
            <text:p>e13</text:p>
          </table:table-cell>
          <table:table-cell office:value-type="string">
            <text:p>7d60aa1c</text:p>
          </table:table-cell>
          <table:table-cell office:value-type="string">
            <text:p>e14</text:p>
          </table:table-cell>
          <table:table-cell office:value-type="string">
            <text:p>b92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6577e3</text:p>
          </table:table-cell>
          <table:table-cell office:value-type="string">
            <text:p>cm</text:p>
          </table:table-cell>
          <table:table-cell office:value-type="string">
            <text:p>0m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402502</text:p>
          </table:table-cell>
          <table:table-cell office:value-type="string">
            <text:p>e1</text:p>
          </table:table-cell>
          <table:table-cell office:value-type="string">
            <text:p>d3db</text:p>
          </table:table-cell>
          <table:table-cell office:value-type="string">
            <text:p>e2</text:p>
          </table:table-cell>
          <table:table-cell office:value-type="string">
            <text:p>a704d666</text:p>
          </table:table-cell>
          <table:table-cell office:value-type="string">
            <text:p>e3</text:p>
          </table:table-cell>
          <table:table-cell office:value-type="string">
            <text:p>daac22d</text:p>
          </table:table-cell>
          <table:table-cell office:value-type="string">
            <text:p>e4</text:p>
          </table:table-cell>
          <table:table-cell office:value-type="string">
            <text:p>3eaddeb4</text:p>
          </table:table-cell>
          <table:table-cell office:value-type="string">
            <text:p>e5</text:p>
          </table:table-cell>
          <table:table-cell office:value-type="string">
            <text:p>af5a202d</text:p>
          </table:table-cell>
          <table:table-cell office:value-type="string">
            <text:p>e6</text:p>
          </table:table-cell>
          <table:table-cell office:value-type="string">
            <text:p>afe569a0</text:p>
          </table:table-cell>
          <table:table-cell office:value-type="string">
            <text:p>e7</text:p>
          </table:table-cell>
          <table:table-cell office:value-type="string">
            <text:p>961b261c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c5754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b86</text:p>
          </table:table-cell>
          <table:table-cell office:value-type="string">
            <text:p>e13</text:p>
          </table:table-cell>
          <table:table-cell office:value-type="string">
            <text:p>7d60aa1c</text:p>
          </table:table-cell>
          <table:table-cell office:value-type="string">
            <text:p>e14</text:p>
          </table:table-cell>
          <table:table-cell office:value-type="string">
            <text:p>b92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65751d</text:p>
          </table:table-cell>
          <table:table-cell office:value-type="string">
            <text:p>cm</text:p>
          </table:table-cell>
          <table:table-cell table:style-name="ce2" office:value-type="string">
            <text:p>0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>
            <text:p>ss</text:p>
          </table:table-cell>
          <table:table-cell table:style-name="ce2" office:value-type="string">
            <text:p>0</text:p>
          </table:table-cell>
          <table:table-cell office:value-type="string">
            <text:p>s</text:p>
          </table:table-cell>
          <table:table-cell table:style-name="ce2" office:value-type="string">
            <text:p>397508</text:p>
          </table:table-cell>
          <table:table-cell office:value-type="string">
            <text:p>e1</text:p>
          </table:table-cell>
          <table:table-cell office:value-type="string">
            <text:p>d3d4</text:p>
          </table:table-cell>
          <table:table-cell office:value-type="string">
            <text:p>e2</text:p>
          </table:table-cell>
          <table:table-cell office:value-type="string">
            <text:p>a704d660</text:p>
          </table:table-cell>
          <table:table-cell office:value-type="string">
            <text:p>e3</text:p>
          </table:table-cell>
          <table:table-cell office:value-type="string">
            <text:p>daac22d</text:p>
          </table:table-cell>
          <table:table-cell office:value-type="string">
            <text:p>e4</text:p>
          </table:table-cell>
          <table:table-cell office:value-type="string">
            <text:p>3eadc2a4</text:p>
          </table:table-cell>
          <table:table-cell office:value-type="string">
            <text:p>e5</text:p>
          </table:table-cell>
          <table:table-cell office:value-type="string">
            <text:p>af5a211e</text:p>
          </table:table-cell>
          <table:table-cell office:value-type="string">
            <text:p>e6</text:p>
          </table:table-cell>
          <table:table-cell office:value-type="string">
            <text:p>afe569a5</text:p>
          </table:table-cell>
          <table:table-cell office:value-type="string">
            <text:p>e7</text:p>
          </table:table-cell>
          <table:table-cell office:value-type="string">
            <text:p>961b261e</text:p>
          </table:table-cell>
          <table:table-cell office:value-type="string">
            <text:p>e8</text:p>
          </table:table-cell>
          <table:table-cell office:value-type="string">
            <text:p>525f6513</text:p>
          </table:table-cell>
          <table:table-cell office:value-type="string">
            <text:p>e9</text:p>
          </table:table-cell>
          <table:table-cell office:value-type="string">
            <text:p>7e70e679</text:p>
          </table:table-cell>
          <table:table-cell office:value-type="string">
            <text:p>e10</text:p>
          </table:table-cell>
          <table:table-cell office:value-type="string">
            <text:p>bb6c4b44</text:p>
          </table:table-cell>
          <table:table-cell office:value-type="string">
            <text:p>e11</text:p>
          </table:table-cell>
          <table:table-cell office:value-type="string">
            <text:p>d0109fff</text:p>
          </table:table-cell>
          <table:table-cell office:value-type="string">
            <text:p>e12</text:p>
          </table:table-cell>
          <table:table-cell office:value-type="string">
            <text:p>5a195b85</text:p>
          </table:table-cell>
          <table:table-cell office:value-type="string">
            <text:p>e13</text:p>
          </table:table-cell>
          <table:table-cell office:value-type="string">
            <text:p>7d60aa1c</text:p>
          </table:table-cell>
          <table:table-cell office:value-type="string">
            <text:p>e14</text:p>
          </table:table-cell>
          <table:table-cell office:value-type="string">
            <text:p>b924daac</text:p>
          </table:table-cell>
          <table:table-cell office:value-type="string">
            <text:p>e15</text:p>
          </table:table-cell>
          <table:table-cell office:value-type="string">
            <text:p>5eb4961d</text:p>
          </table:table-cell>
          <table:table-cell office:value-type="string">
            <text:p>e16</text:p>
          </table:table-cell>
          <table:table-cell office:value-type="string">
            <text:p>202642b</text:p>
          </table:table-cell>
          <table:table-cell office:value-type="string">
            <text:p>e17</text:p>
          </table:table-cell>
          <table:table-cell office:value-type="string">
            <text:p>546cc78</text:p>
          </table:table-cell>
          <table:table-cell office:value-type="string">
            <text:p>e18</text:p>
          </table:table-cell>
          <table:table-cell office:value-type="string">
            <text:p>600fecfc</text:p>
          </table:table-cell>
          <table:table-cell office:value-type="string">
            <text:p>e19</text:p>
          </table:table-cell>
          <table:table-cell office:value-type="string">
            <text:p>c1f2b2df</text:p>
          </table:table-cell>
          <table:table-cell office:value-type="string">
            <text:p>sm</text:p>
          </table:table-cell>
          <table:table-cell office:value-type="string">
            <text:p>da657423</text:p>
          </table:table-cell>
          <table:table-cell office:value-type="string">
            <text:p>cm</text:p>
          </table:table-cell>
          <table:table-cell table:style-name="ce2" office:value-type="string">
            <text:p>0</text:p>
          </table:table-cell>
        </table:table-row>
      </table:table>
      <table:table table:name="Лист4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ce9"/>
        <table:table-column table:style-name="co1" table:number-columns-repeated="3" table:default-cell-style-name="Default"/>
        <table:table-column table:style-name="co1" table:default-cell-style-name="ce9"/>
        <table:table-column table:style-name="co1" table:number-columns-repeated="5" table:default-cell-style-name="Default"/>
        <table:table-column table:style-name="co1" table:default-cell-style-name="ce9"/>
        <table:table-column table:style-name="co1" table:number-columns-repeated="6" table:default-cell-style-name="Default"/>
        <table:table-column table:style-name="co9" table:default-cell-style-name="Default"/>
        <table:table-row table:style-name="ro1">
          <table:table-cell office:value-type="float" office:value="0">
            <text:p>0</text:p>
          </table:table-cell>
          <table:table-cell table:style-name="ce5" office:value-type="string">
            <text:p>a704d66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office:value-type="string">
            <text:p>xor xxxxx101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string">
            <text:p>a704d664</text:p>
          </table:table-cell>
          <table:table-cell table:style-name="Default" table:formula="of:=HEX2DEC([.B2])-HEX2DEC([.B1])" office:value-type="float" office:value="-1">
            <text:p>-1</text:p>
          </table:table-cell>
          <table:table-cell table:style-name="Default"/>
          <table:table-cell table:number-columns-repeated="3"/>
          <table:table-cell table:style-name="Default"/>
          <table:table-cell table:style-name="ce5"/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table:style-name="ce5" office:value-type="string">
            <text:p>a704d667</text:p>
          </table:table-cell>
          <table:table-cell table:style-name="Default" table:formula="of:=HEX2DEC([.B3])-HEX2DEC([.B2])" office:value-type="float" office:value="3">
            <text:p>3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style-name="ce5" office:value-type="string">
            <text:p>a704d666</text:p>
          </table:table-cell>
          <table:table-cell table:style-name="Default" table:formula="of:=HEX2DEC([.B4])-HEX2DEC([.B3])" office:value-type="float" office:value="-1">
            <text:p>-1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5" office:value-type="string">
            <text:p>a704d661</text:p>
          </table:table-cell>
          <table:table-cell table:style-name="Default" table:formula="of:=HEX2DEC([.B5])-HEX2DEC([.B4])" office:value-type="float" office:value="-5">
            <text:p>-5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5" office:value-type="string">
            <text:p>a704d660</text:p>
          </table:table-cell>
          <table:table-cell table:style-name="Default" table:formula="of:=HEX2DEC([.B6])-HEX2DEC([.B5])" office:value-type="float" office:value="-1">
            <text:p>-1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5" office:value-type="string">
            <text:p>a704d663</text:p>
          </table:table-cell>
          <table:table-cell table:style-name="Default" table:formula="of:=HEX2DEC([.B7])-HEX2DEC([.B6])" office:value-type="float" office:value="3">
            <text:p>3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5" office:value-type="string">
            <text:p>a704d662</text:p>
          </table:table-cell>
          <table:table-cell table:style-name="Default" table:formula="of:=HEX2DEC([.B8])-HEX2DEC([.B7])" office:value-type="float" office:value="-1">
            <text:p>-1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5" office:value-type="string">
            <text:p>a704d66d</text:p>
          </table:table-cell>
          <table:table-cell table:style-name="Default" table:formula="of:=HEX2DEC([.B9])-HEX2DEC([.B8])" office:value-type="float" office:value="11">
            <text:p>11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5" office:value-type="string">
            <text:p>a704d66c</text:p>
          </table:table-cell>
          <table:table-cell table:style-name="Default" table:formula="of:=HEX2DEC([.B10])-HEX2DEC([.B9])" office:value-type="float" office:value="-1">
            <text:p>-1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string">
            <text:p>a704d66f</text:p>
          </table:table-cell>
          <table:table-cell table:style-name="Default" table:formula="of:=HEX2DEC([.B11])-HEX2DEC([.B10])" office:value-type="float" office:value="3">
            <text:p>3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>
            <text:p>a704d66e</text:p>
          </table:table-cell>
          <table:table-cell table:style-name="Default" table:formula="of:=HEX2DEC([.B12])-HEX2DEC([.B11])" office:value-type="float" office:value="-1">
            <text:p>-1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12">
            <text:p>12</text:p>
          </table:table-cell>
          <table:table-cell table:style-name="ce5" office:value-type="string">
            <text:p>a704d669</text:p>
          </table:table-cell>
          <table:table-cell table:style-name="Default" table:formula="of:=HEX2DEC([.B13])-HEX2DEC([.B12])" office:value-type="float" office:value="-5">
            <text:p>-5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13">
            <text:p>13</text:p>
          </table:table-cell>
          <table:table-cell table:style-name="ce5" office:value-type="string">
            <text:p>a704d668</text:p>
          </table:table-cell>
          <table:table-cell table:style-name="Default" table:formula="of:=HEX2DEC([.B14])-HEX2DEC([.B13])" office:value-type="float" office:value="-1">
            <text:p>-1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14">
            <text:p>14</text:p>
          </table:table-cell>
          <table:table-cell table:style-name="ce5" office:value-type="string">
            <text:p>a704d66b</text:p>
          </table:table-cell>
          <table:table-cell table:style-name="Default" table:formula="of:=HEX2DEC([.B15])-HEX2DEC([.B14])" office:value-type="float" office:value="3">
            <text:p>3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table:style-name="ce5" office:value-type="string">
            <text:p>a704d66a</text:p>
          </table:table-cell>
          <table:table-cell table:style-name="Default" table:formula="of:=HEX2DEC([.B16])-HEX2DEC([.B15])" office:value-type="float" office:value="-1">
            <text:p>-1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office:value-type="float" office:value="16">
            <text:p>16</text:p>
          </table:table-cell>
          <table:table-cell table:style-name="ce5" office:value-type="string">
            <text:p>a704d675</text:p>
          </table:table-cell>
          <table:table-cell table:style-name="Default" table:formula="of:=HEX2DEC([.B17])-HEX2DEC([.B16])" office:value-type="float" office:value="11">
            <text:p>11</text:p>
          </table:table-cell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>
            <text:p>xor 0000d3dc</text:p>
          </table:table-cell>
          <table:table-cell table:number-columns-repeated="2"/>
          <table:table-cell table:style-name="Default"/>
          <table:table-cell/>
          <table:table-cell office:value-type="string">
            <text:p>xor 41C6967E</text:p>
          </table:table-cell>
          <table:table-cell table:number-columns-repeated="3"/>
          <table:table-cell table:style-name="Default"/>
          <table:table-cell/>
          <table:table-cell office:value-type="string">
            <text:p>xor 838C592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>
            <text:p>Xor 0000 0000 0000 0000 1101 0011 1101 1100</text:p>
          </table:table-cell>
          <table:table-cell table:number-columns-repeated="2"/>
          <table:table-cell table:style-name="Default"/>
          <table:table-cell/>
          <table:table-cell office:value-type="string">
            <text:p>Xor 0100 0001 1100 0110 1001 0110 0111 1110</text:p>
          </table:table-cell>
          <table:table-cell table:number-columns-repeated="3"/>
          <table:table-cell table:style-name="Default"/>
          <table:table-cell/>
          <table:table-cell office:value-type="string">
            <text:p>Xor 1000 0011 1000 1100 0101 1001 0010 000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/>
          <table:table-cell office:value-type="float" office:value="62">
            <text:p>62</text:p>
          </table:table-cell>
          <table:table-cell table:number-columns-repeated="3"/>
          <table:table-cell table:style-name="Default"/>
          <table:table-cell/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4" office:value-type="string">
            <text:p>0</text:p>
          </table:table-cell>
          <table:table-cell office:value-type="float" office:value="0">
            <text:p>0.0</text:p>
          </table:table-cell>
          <table:table-cell table:style-name="Default" office:value-type="string">
            <text:p>0000d3dc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DEC2HEX(HEX2DEC([.H24])-[.K24];8)" office:value-type="string" office:string-value="41C6967E">
            <text:p>41C6967E</text:p>
          </table:table-cell>
          <table:table-cell/>
          <table:table-cell table:formula="of:=BITXOR([.G23];[.$J$22])" office:value-type="float" office:value="62">
            <text:p>62</text:p>
          </table:table-cell>
          <table:table-cell table:number-columns-repeated="2"/>
          <table:table-cell table:formula="of:=[.M43]+[.M53]+[.M63]" office:value-type="float" office:value="3">
            <text:p>3</text:p>
          </table:table-cell>
          <table:table-cell table:formula="of:=DEC2HEX(HEX2DEC([.N24])-[.Q24];8)" office:value-type="string" office:string-value="C5531BC3">
            <text:p>C5531BC3</text:p>
          </table:table-cell>
          <table:table-cell/>
          <table:table-cell table:formula="of:=BITXOR([.G23];[.$P$22])" office:value-type="float" office:value="2">
            <text:p>2</text:p>
          </table:table-cell>
          <table:table-cell table:number-columns-repeated="2"/>
          <table:table-cell table:formula="of:=[.S43]+[.S53]+[.S63]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4"/>
          <table:table-cell office:value-type="float" office:value="0.1">
            <text:p>0.1</text:p>
          </table:table-cell>
          <table:table-cell table:formula="of:=DEC2HEX(HEX2DEC([.D23])+[.E24];8)" office:value-type="string" office:string-value="0000D3DD">
            <text:p>0000D3DD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DEC2HEX(HEX2DEC([.H25])-[.K25];8)" office:value-type="string" office:string-value="41C6967F">
            <text:p>41C6967F</text:p>
          </table:table-cell>
          <table:table-cell office:value-type="float" office:value="1">
            <text:p>1</text:p>
          </table:table-cell>
          <table:table-cell table:formula="of:=BITXOR([.G24];[.$J$22])" office:value-type="float" office:value="63">
            <text:p>63</text:p>
          </table:table-cell>
          <table:table-cell table:formula="of:=[.J24]-[.J23]" office:value-type="float" office:value="1">
            <text:p>1</text:p>
          </table:table-cell>
          <table:table-cell table:number-columns-repeated="2"/>
          <table:table-cell table:formula="of:=DEC2HEX(HEX2DEC([.N25])-[.Q25];8)" office:value-type="string" office:string-value="C5531BC4">
            <text:p>C5531BC4</text:p>
          </table:table-cell>
          <table:table-cell office:value-type="float" office:value="1">
            <text:p>1</text:p>
          </table:table-cell>
          <table:table-cell table:formula="of:=BITXOR([.G24];[.$P$22])" office:value-type="float" office:value="3">
            <text:p>3</text:p>
          </table:table-cell>
          <table:table-cell table:formula="of:=[.P24]-[.P23]" office:value-type="float" office:value="1">
            <text:p>1</text:p>
          </table:table-cell>
          <table:table-cell table:number-columns-repeated="3"/>
          <table:table-cell table:style-name="ce2"/>
        </table:table-row>
        <table:table-row table:style-name="ro1">
          <table:table-cell table:style-name="ce1"/>
          <table:table-cell table:style-name="ce4"/>
          <table:table-cell office:value-type="float" office:value="0.2">
            <text:p>0.2</text:p>
          </table:table-cell>
          <table:table-cell table:formula="of:=DEC2HEX(HEX2DEC([.D24])+[.E25];8)" office:value-type="string" office:string-value="0000D3DE">
            <text:p>0000D3DE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formula="of:=DEC2HEX(HEX2DEC([.H26])-[.K26];8)" office:value-type="string" office:string-value="41C6967C">
            <text:p>41C6967C</text:p>
          </table:table-cell>
          <table:table-cell office:value-type="float" office:value="1">
            <text:p>1</text:p>
          </table:table-cell>
          <table:table-cell table:formula="of:=BITXOR([.G25];[.$J$22])" office:value-type="float" office:value="60">
            <text:p>60</text:p>
          </table:table-cell>
          <table:table-cell table:formula="of:=[.J25]-[.J24]" office:value-type="float" office:value="-3">
            <text:p>-3</text:p>
          </table:table-cell>
          <table:table-cell table:number-columns-repeated="2"/>
          <table:table-cell table:formula="of:=DEC2HEX(HEX2DEC([.N26])-[.Q26];8)" office:value-type="string" office:string-value="C5531BC1">
            <text:p>C5531BC1</text:p>
          </table:table-cell>
          <table:table-cell office:value-type="float" office:value="1">
            <text:p>1</text:p>
          </table:table-cell>
          <table:table-cell table:formula="of:=BITXOR([.G25];[.$P$22])" office:value-type="float" office:value="0">
            <text:p>0</text:p>
          </table:table-cell>
          <table:table-cell table:formula="of:=[.P25]-[.P24]" office:value-type="float" office:value="-3">
            <text:p>-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3">
            <text:p>0.3</text:p>
          </table:table-cell>
          <table:table-cell table:formula="of:=DEC2HEX(HEX2DEC([.D25])+[.E26];8)" office:value-type="string" office:string-value="0000D3DF">
            <text:p>0000D3DF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formula="of:=DEC2HEX(HEX2DEC([.H27])-[.K27];8)" office:value-type="string" office:string-value="41C6967D">
            <text:p>41C6967D</text:p>
          </table:table-cell>
          <table:table-cell office:value-type="float" office:value="1">
            <text:p>1</text:p>
          </table:table-cell>
          <table:table-cell table:formula="of:=BITXOR([.G26];[.$J$22])" office:value-type="float" office:value="61">
            <text:p>61</text:p>
          </table:table-cell>
          <table:table-cell table:formula="of:=[.J26]-[.J25]" office:value-type="float" office:value="1">
            <text:p>1</text:p>
          </table:table-cell>
          <table:table-cell table:number-columns-repeated="2"/>
          <table:table-cell table:formula="of:=DEC2HEX(HEX2DEC([.N27])-[.Q27];8)" office:value-type="string" office:string-value="C5531BC2">
            <text:p>C5531BC2</text:p>
          </table:table-cell>
          <table:table-cell office:value-type="float" office:value="1">
            <text:p>1</text:p>
          </table:table-cell>
          <table:table-cell table:formula="of:=BITXOR([.G26];[.$P$22])" office:value-type="float" office:value="1">
            <text:p>1</text:p>
          </table:table-cell>
          <table:table-cell table:formula="of:=[.P26]-[.P25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4">
            <text:p>0.4</text:p>
          </table:table-cell>
          <table:table-cell table:formula="of:=DEC2HEX(HEX2DEC([.D26])+[.E27];8)" office:value-type="string" office:string-value="0000D3D8">
            <text:p>0000D3D8</text:p>
          </table:table-cell>
          <table:table-cell office:value-type="float" office:value="-7">
            <text:p>-7</text:p>
          </table:table-cell>
          <table:table-cell/>
          <table:table-cell office:value-type="float" office:value="4">
            <text:p>4</text:p>
          </table:table-cell>
          <table:table-cell table:formula="of:=DEC2HEX(HEX2DEC([.H28])-[.K28];8)" office:value-type="string" office:string-value="41C6967A">
            <text:p>41C6967A</text:p>
          </table:table-cell>
          <table:table-cell office:value-type="float" office:value="-7">
            <text:p>-7</text:p>
          </table:table-cell>
          <table:table-cell table:formula="of:=BITXOR([.G27];[.$J$22])" office:value-type="float" office:value="58">
            <text:p>58</text:p>
          </table:table-cell>
          <table:table-cell table:formula="of:=[.J27]-[.J26]" office:value-type="float" office:value="-3">
            <text:p>-3</text:p>
          </table:table-cell>
          <table:table-cell table:number-columns-repeated="2"/>
          <table:table-cell table:formula="of:=DEC2HEX(HEX2DEC([.N28])-[.Q28];8)" office:value-type="string" office:string-value="C5531BC7">
            <text:p>C5531BC7</text:p>
          </table:table-cell>
          <table:table-cell office:value-type="float" office:value="-7">
            <text:p>-7</text:p>
          </table:table-cell>
          <table:table-cell table:formula="of:=BITXOR([.G27];[.$P$22])" office:value-type="float" office:value="6">
            <text:p>6</text:p>
          </table:table-cell>
          <table:table-cell table:formula="of:=[.P27]-[.P26]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28]/[.A28]" office:value-type="float" office:value="0.5">
            <text:p>0.5</text:p>
          </table:table-cell>
          <table:table-cell table:formula="of:=DEC2HEX(HEX2DEC([.D27])+[.E28];8)" office:value-type="string" office:string-value="0000D3D9">
            <text:p>0000D3D9</text:p>
          </table:table-cell>
          <table:table-cell office:value-type="float" office:value="1">
            <text:p>1</text:p>
          </table:table-cell>
          <table:table-cell office:value-type="string">
            <text:p>d3d9</text:p>
          </table:table-cell>
          <table:table-cell office:value-type="float" office:value="5">
            <text:p>5</text:p>
          </table:table-cell>
          <table:table-cell table:formula="of:=DEC2HEX(HEX2DEC([.H29])-[.K29];8)" office:value-type="string" office:string-value="41C6967B">
            <text:p>41C6967B</text:p>
          </table:table-cell>
          <table:table-cell office:value-type="float" office:value="1">
            <text:p>1</text:p>
          </table:table-cell>
          <table:table-cell table:formula="of:=BITXOR([.G28];[.$J$22])" office:value-type="float" office:value="59">
            <text:p>59</text:p>
          </table:table-cell>
          <table:table-cell table:formula="of:=[.J28]-[.J27]" office:value-type="float" office:value="1">
            <text:p>1</text:p>
          </table:table-cell>
          <table:table-cell table:number-columns-repeated="2"/>
          <table:table-cell table:formula="of:=DEC2HEX(HEX2DEC([.N29])-[.Q29];8)" office:value-type="string" office:string-value="C5531BC8">
            <text:p>C5531BC8</text:p>
          </table:table-cell>
          <table:table-cell office:value-type="float" office:value="1">
            <text:p>1</text:p>
          </table:table-cell>
          <table:table-cell table:formula="of:=BITXOR([.G28];[.$P$22])" office:value-type="float" office:value="7">
            <text:p>7</text:p>
          </table:table-cell>
          <table:table-cell table:formula="of:=[.P28]-[.P27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6">
            <text:p>0.6</text:p>
          </table:table-cell>
          <table:table-cell table:formula="of:=DEC2HEX(HEX2DEC([.D28])+[.E29];8)" office:value-type="string" office:string-value="0000D3DA">
            <text:p>0000D3DA</text:p>
          </table:table-cell>
          <table:table-cell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formula="of:=DEC2HEX(HEX2DEC([.H30])-[.K30];8)" office:value-type="string" office:string-value="41C69678">
            <text:p>41C69678</text:p>
          </table:table-cell>
          <table:table-cell office:value-type="float" office:value="1">
            <text:p>1</text:p>
          </table:table-cell>
          <table:table-cell table:formula="of:=BITXOR([.G29];[.$J$22])" office:value-type="float" office:value="56">
            <text:p>56</text:p>
          </table:table-cell>
          <table:table-cell table:formula="of:=[.J29]-[.J28]" office:value-type="float" office:value="-3">
            <text:p>-3</text:p>
          </table:table-cell>
          <table:table-cell table:number-columns-repeated="2"/>
          <table:table-cell table:formula="of:=DEC2HEX(HEX2DEC([.N30])-[.Q30];8)" office:value-type="string" office:string-value="C5531BC5">
            <text:p>C5531BC5</text:p>
          </table:table-cell>
          <table:table-cell office:value-type="float" office:value="1">
            <text:p>1</text:p>
          </table:table-cell>
          <table:table-cell table:formula="of:=BITXOR([.G29];[.$P$22])" office:value-type="float" office:value="4">
            <text:p>4</text:p>
          </table:table-cell>
          <table:table-cell table:formula="of:=[.P29]-[.P28]" office:value-type="float" office:value="-3">
            <text:p>-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string">
            <text:p>2</text:p>
          </table:table-cell>
          <table:table-cell table:formula="of:=[.B30]/[.A30]" office:value-type="float" office:value="0.666666666666667">
            <text:p>0.7</text:p>
          </table:table-cell>
          <table:table-cell table:formula="of:=DEC2HEX(HEX2DEC([.D29])+[.E30];8)" office:value-type="string" office:string-value="0000D3DB">
            <text:p>0000D3DB</text:p>
          </table:table-cell>
          <table:table-cell office:value-type="float" office:value="1">
            <text:p>1</text:p>
          </table:table-cell>
          <table:table-cell office:value-type="string">
            <text:p>d3db</text:p>
          </table:table-cell>
          <table:table-cell office:value-type="float" office:value="7">
            <text:p>7</text:p>
          </table:table-cell>
          <table:table-cell table:formula="of:=DEC2HEX(HEX2DEC([.H31])-[.K31];8)" office:value-type="string" office:string-value="41C69679">
            <text:p>41C69679</text:p>
          </table:table-cell>
          <table:table-cell office:value-type="float" office:value="1">
            <text:p>1</text:p>
          </table:table-cell>
          <table:table-cell table:formula="of:=BITXOR([.G30];[.$J$22])" office:value-type="float" office:value="57">
            <text:p>57</text:p>
          </table:table-cell>
          <table:table-cell table:formula="of:=[.J30]-[.J29]" office:value-type="float" office:value="1">
            <text:p>1</text:p>
          </table:table-cell>
          <table:table-cell table:number-columns-repeated="2"/>
          <table:table-cell table:formula="of:=DEC2HEX(HEX2DEC([.N31])-[.Q31];8)" office:value-type="string" office:string-value="C5531BC6">
            <text:p>C5531BC6</text:p>
          </table:table-cell>
          <table:table-cell office:value-type="float" office:value="1">
            <text:p>1</text:p>
          </table:table-cell>
          <table:table-cell table:formula="of:=BITXOR([.G30];[.$P$22])" office:value-type="float" office:value="5">
            <text:p>5</text:p>
          </table:table-cell>
          <table:table-cell table:formula="of:=[.P30]-[.P29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8">
            <text:p>0.8</text:p>
          </table:table-cell>
          <table:table-cell table:formula="of:=DEC2HEX(HEX2DEC([.D30])+[.E31];8)" office:value-type="string" office:string-value="0000D3D4">
            <text:p>0000D3D4</text:p>
          </table:table-cell>
          <table:table-cell office:value-type="float" office:value="-7">
            <text:p>-7</text:p>
          </table:table-cell>
          <table:table-cell office:value-type="string">
            <text:p>d3d4</text:p>
          </table:table-cell>
          <table:table-cell office:value-type="float" office:value="8">
            <text:p>8</text:p>
          </table:table-cell>
          <table:table-cell table:formula="of:=DEC2HEX(HEX2DEC([.H32])-[.K32];8)" office:value-type="string" office:string-value="41C69676">
            <text:p>41C69676</text:p>
          </table:table-cell>
          <table:table-cell office:value-type="float" office:value="-7">
            <text:p>-7</text:p>
          </table:table-cell>
          <table:table-cell table:formula="of:=BITXOR([.G31];[.$J$22])" office:value-type="float" office:value="54">
            <text:p>54</text:p>
          </table:table-cell>
          <table:table-cell table:formula="of:=[.J31]-[.J30]" office:value-type="float" office:value="-3">
            <text:p>-3</text:p>
          </table:table-cell>
          <table:table-cell table:number-columns-repeated="2"/>
          <table:table-cell table:formula="of:=DEC2HEX(HEX2DEC([.N32])-[.Q32];8)" office:value-type="string" office:string-value="C5531BCB">
            <text:p>C5531BCB</text:p>
          </table:table-cell>
          <table:table-cell office:value-type="float" office:value="-7">
            <text:p>-7</text:p>
          </table:table-cell>
          <table:table-cell table:formula="of:=BITXOR([.G31];[.$P$22])" office:value-type="float" office:value="10">
            <text:p>10</text:p>
          </table:table-cell>
          <table:table-cell table:formula="of:=[.P31]-[.P30]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9">
            <text:p>0.9</text:p>
          </table:table-cell>
          <table:table-cell table:formula="of:=DEC2HEX(HEX2DEC([.D31])+[.E32];8)" office:value-type="string" office:string-value="0000D3D5">
            <text:p>0000D3D5</text:p>
          </table:table-cell>
          <table:table-cell office:value-type="float" office:value="1">
            <text:p>1</text:p>
          </table:table-cell>
          <table:table-cell/>
          <table:table-cell office:value-type="float" office:value="9">
            <text:p>9</text:p>
          </table:table-cell>
          <table:table-cell table:formula="of:=DEC2HEX(HEX2DEC([.H33])-[.K33];8)" office:value-type="string" office:string-value="41C69677">
            <text:p>41C69677</text:p>
          </table:table-cell>
          <table:table-cell office:value-type="float" office:value="1">
            <text:p>1</text:p>
          </table:table-cell>
          <table:table-cell table:formula="of:=BITXOR([.G32];[.$J$22])" office:value-type="float" office:value="55">
            <text:p>55</text:p>
          </table:table-cell>
          <table:table-cell table:formula="of:=[.J32]-[.J31]" office:value-type="float" office:value="1">
            <text:p>1</text:p>
          </table:table-cell>
          <table:table-cell table:number-columns-repeated="2"/>
          <table:table-cell table:formula="of:=DEC2HEX(HEX2DEC([.N33])-[.Q33];8)" office:value-type="string" office:string-value="C5531BCC">
            <text:p>C5531BCC</text:p>
          </table:table-cell>
          <table:table-cell office:value-type="float" office:value="1">
            <text:p>1</text:p>
          </table:table-cell>
          <table:table-cell table:formula="of:=BITXOR([.G32];[.$P$22])" office:value-type="float" office:value="11">
            <text:p>11</text:p>
          </table:table-cell>
          <table:table-cell table:formula="of:=[.P32]-[.P31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formula="of:=[.B33]/[.A33]" office:value-type="float" office:value="1">
            <text:p>1.0</text:p>
          </table:table-cell>
          <table:table-cell table:formula="of:=DEC2HEX(HEX2DEC([.D32])+[.E33];8)" office:value-type="string" office:string-value="0000D3D6">
            <text:p>0000D3D6</text:p>
          </table:table-cell>
          <table:table-cell office:value-type="float" office:value="1">
            <text:p>1</text:p>
          </table:table-cell>
          <table:table-cell office:value-type="string">
            <text:p>0000d3d6</text:p>
          </table:table-cell>
          <table:table-cell office:value-type="float" office:value="10">
            <text:p>10</text:p>
          </table:table-cell>
          <table:table-cell table:style-name="ce5" office:value-type="string">
            <text:p>41c69674</text:p>
          </table:table-cell>
          <table:table-cell office:value-type="float" office:value="1">
            <text:p>1</text:p>
          </table:table-cell>
          <table:table-cell table:formula="of:=BITXOR([.G33];[.$J$22])" office:value-type="float" office:value="52">
            <text:p>52</text:p>
          </table:table-cell>
          <table:table-cell table:formula="of:=[.J33]-[.J32]" office:value-type="float" office:value="-3">
            <text:p>-3</text:p>
          </table:table-cell>
          <table:table-cell table:number-columns-repeated="2"/>
          <table:table-cell table:style-name="ce5" office:value-type="string">
            <text:p>c5531bc9</text:p>
          </table:table-cell>
          <table:table-cell office:value-type="float" office:value="1">
            <text:p>1</text:p>
          </table:table-cell>
          <table:table-cell table:formula="of:=BITXOR([.G33];[.$P$22])" office:value-type="float" office:value="8">
            <text:p>8</text:p>
          </table:table-cell>
          <table:table-cell table:formula="of:=[.P33]-[.P32]" office:value-type="float" office:value="-3">
            <text:p>-3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B34]/[.A34]" office:value-type="float" office:value="1.125">
            <text:p>1.1</text:p>
          </table:table-cell>
          <table:table-cell table:formula="of:=DEC2HEX(HEX2DEC([.D33])+[.E34];8)" office:value-type="string" office:string-value="0000D3D7">
            <text:p>0000D3D7</text:p>
          </table:table-cell>
          <table:table-cell office:value-type="float" office:value="1">
            <text:p>1</text:p>
          </table:table-cell>
          <table:table-cell office:value-type="string">
            <text:p>0000d3d7</text:p>
          </table:table-cell>
          <table:table-cell office:value-type="float" office:value="11">
            <text:p>11</text:p>
          </table:table-cell>
          <table:table-cell table:formula="of:=DEC2HEX(HEX2DEC([.H33])+[.K34];8)" office:value-type="string" office:string-value="41C69675">
            <text:p>41C69675</text:p>
          </table:table-cell>
          <table:table-cell office:value-type="float" office:value="1">
            <text:p>1</text:p>
          </table:table-cell>
          <table:table-cell table:formula="of:=BITXOR([.G34];[.$J$22])" office:value-type="float" office:value="53">
            <text:p>53</text:p>
          </table:table-cell>
          <table:table-cell table:formula="of:=[.J34]-[.J33]" office:value-type="float" office:value="1">
            <text:p>1</text:p>
          </table:table-cell>
          <table:table-cell table:number-columns-repeated="2"/>
          <table:table-cell table:formula="of:=DEC2HEX(HEX2DEC([.N33])+[.Q34];8)" office:value-type="string" office:string-value="C5531BCA">
            <text:p>C5531BCA</text:p>
          </table:table-cell>
          <table:table-cell office:value-type="float" office:value="1">
            <text:p>1</text:p>
          </table:table-cell>
          <table:table-cell table:formula="of:=BITXOR([.G34];[.$P$22])" office:value-type="float" office:value="9">
            <text:p>9</text:p>
          </table:table-cell>
          <table:table-cell table:formula="of:=[.P34]-[.P33]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[.B35]/[.A35]" office:value-type="float" office:value="1.1875">
            <text:p>1.2</text:p>
          </table:table-cell>
          <table:table-cell table:formula="of:=DEC2HEX(HEX2DEC([.D34])+[.E35];8)" office:value-type="string" office:string-value="0000D3D0">
            <text:p>0000D3D0</text:p>
          </table:table-cell>
          <table:table-cell office:value-type="float" office:value="-7">
            <text:p>-7</text:p>
          </table:table-cell>
          <table:table-cell office:value-type="string">
            <text:p>0000d3d0</text:p>
          </table:table-cell>
          <table:table-cell office:value-type="float" office:value="12">
            <text:p>12</text:p>
          </table:table-cell>
          <table:table-cell table:formula="of:=DEC2HEX(HEX2DEC([.H34])+[.K35];8)" office:value-type="string" office:string-value="41C69672">
            <text:p>41C69672</text:p>
          </table:table-cell>
          <table:table-cell office:value-type="float" office:value="-7">
            <text:p>-7</text:p>
          </table:table-cell>
          <table:table-cell table:formula="of:=BITXOR([.G35];[.$J$22])" office:value-type="float" office:value="50">
            <text:p>50</text:p>
          </table:table-cell>
          <table:table-cell table:formula="of:=[.J35]-[.J34]" office:value-type="float" office:value="-3">
            <text:p>-3</text:p>
          </table:table-cell>
          <table:table-cell table:number-columns-repeated="2"/>
          <table:table-cell table:formula="of:=DEC2HEX(HEX2DEC([.N34])+[.Q35];8)" office:value-type="string" office:string-value="C5531BCF">
            <text:p>C5531BCF</text:p>
          </table:table-cell>
          <table:table-cell office:value-type="float" office:value="-7">
            <text:p>-7</text:p>
          </table:table-cell>
          <table:table-cell table:formula="of:=BITXOR([.G35];[.$P$22])" office:value-type="float" office:value="14">
            <text:p>14</text:p>
          </table:table-cell>
          <table:table-cell table:formula="of:=[.P35]-[.P34]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B36]/[.A36]" office:value-type="float" office:value="1.28571428571429">
            <text:p>1.3</text:p>
          </table:table-cell>
          <table:table-cell table:formula="of:=DEC2HEX(HEX2DEC([.D35])+[.E36];8)" office:value-type="string" office:string-value="0000D3D1">
            <text:p>0000D3D1</text:p>
          </table:table-cell>
          <table:table-cell office:value-type="float" office:value="1">
            <text:p>1</text:p>
          </table:table-cell>
          <table:table-cell office:value-type="string">
            <text:p>0000d3d1</text:p>
          </table:table-cell>
          <table:table-cell office:value-type="float" office:value="13">
            <text:p>13</text:p>
          </table:table-cell>
          <table:table-cell table:formula="of:=DEC2HEX(HEX2DEC([.H35])+[.K36];8)" office:value-type="string" office:string-value="41C69673">
            <text:p>41C69673</text:p>
          </table:table-cell>
          <table:table-cell office:value-type="float" office:value="1">
            <text:p>1</text:p>
          </table:table-cell>
          <table:table-cell table:formula="of:=BITXOR([.G36];[.$J$22])" office:value-type="float" office:value="51">
            <text:p>51</text:p>
          </table:table-cell>
          <table:table-cell table:formula="of:=[.J36]-[.J35]" office:value-type="float" office:value="1">
            <text:p>1</text:p>
          </table:table-cell>
          <table:table-cell table:number-columns-repeated="2"/>
          <table:table-cell table:formula="of:=DEC2HEX(HEX2DEC([.N35])+[.Q36];8)" office:value-type="string" office:string-value="C5531BD0">
            <text:p>C5531BD0</text:p>
          </table:table-cell>
          <table:table-cell office:value-type="float" office:value="1">
            <text:p>1</text:p>
          </table:table-cell>
          <table:table-cell table:formula="of:=BITXOR([.G36];[.$P$22])" office:value-type="float" office:value="15">
            <text:p>15</text:p>
          </table:table-cell>
          <table:table-cell table:formula="of:=[.P36]-[.P35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4">
            <text:p>1.4</text:p>
          </table:table-cell>
          <table:table-cell table:formula="of:=DEC2HEX(HEX2DEC([.D36])+[.E37];8)" office:value-type="string" office:string-value="0000D3D2">
            <text:p>0000D3D2</text:p>
          </table:table-cell>
          <table:table-cell office:value-type="float" office:value="1">
            <text:p>1</text:p>
          </table:table-cell>
          <table:table-cell/>
          <table:table-cell office:value-type="float" office:value="14">
            <text:p>14</text:p>
          </table:table-cell>
          <table:table-cell table:formula="of:=DEC2HEX(HEX2DEC([.H36])+[.K37];8)" office:value-type="string" office:string-value="41C69670">
            <text:p>41C69670</text:p>
          </table:table-cell>
          <table:table-cell office:value-type="float" office:value="1">
            <text:p>1</text:p>
          </table:table-cell>
          <table:table-cell table:formula="of:=BITXOR([.G37];[.$J$22])" office:value-type="float" office:value="48">
            <text:p>48</text:p>
          </table:table-cell>
          <table:table-cell table:formula="of:=[.J37]-[.J36]" office:value-type="float" office:value="-3">
            <text:p>-3</text:p>
          </table:table-cell>
          <table:table-cell table:number-columns-repeated="2"/>
          <table:table-cell table:formula="of:=DEC2HEX(HEX2DEC([.N36])+[.Q37];8)" office:value-type="string" office:string-value="C5531BCD">
            <text:p>C5531BCD</text:p>
          </table:table-cell>
          <table:table-cell office:value-type="float" office:value="1">
            <text:p>1</text:p>
          </table:table-cell>
          <table:table-cell table:formula="of:=BITXOR([.G37];[.$P$22])" office:value-type="float" office:value="12">
            <text:p>12</text:p>
          </table:table-cell>
          <table:table-cell table:formula="of:=[.P37]-[.P36]" office:value-type="float" office:value="-3">
            <text:p>-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5">
            <text:p>1.5</text:p>
          </table:table-cell>
          <table:table-cell table:formula="of:=DEC2HEX(HEX2DEC([.D37])+[.E38];8)" office:value-type="string" office:string-value="0000D3D3">
            <text:p>0000D3D3</text:p>
          </table:table-cell>
          <table:table-cell office:value-type="float" office:value="1">
            <text:p>1</text:p>
          </table:table-cell>
          <table:table-cell/>
          <table:table-cell office:value-type="float" office:value="15">
            <text:p>15</text:p>
          </table:table-cell>
          <table:table-cell table:formula="of:=DEC2HEX(HEX2DEC([.H37])+[.K38];8)" office:value-type="string" office:string-value="41C69671">
            <text:p>41C69671</text:p>
          </table:table-cell>
          <table:table-cell office:value-type="float" office:value="1">
            <text:p>1</text:p>
          </table:table-cell>
          <table:table-cell table:formula="of:=BITXOR([.G38];[.$J$22])" office:value-type="float" office:value="49">
            <text:p>49</text:p>
          </table:table-cell>
          <table:table-cell table:formula="of:=[.J38]-[.J37]" office:value-type="float" office:value="1">
            <text:p>1</text:p>
          </table:table-cell>
          <table:table-cell table:number-columns-repeated="2"/>
          <table:table-cell table:formula="of:=DEC2HEX(HEX2DEC([.N37])+[.Q38];8)" office:value-type="string" office:string-value="C5531BCE">
            <text:p>C5531BCE</text:p>
          </table:table-cell>
          <table:table-cell office:value-type="float" office:value="1">
            <text:p>1</text:p>
          </table:table-cell>
          <table:table-cell table:formula="of:=BITXOR([.G38];[.$P$22])" office:value-type="float" office:value="13">
            <text:p>13</text:p>
          </table:table-cell>
          <table:table-cell table:formula="of:=[.P38]-[.P37]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table:formula="of:=[.B39]/[.A39]" office:value-type="float" office:value="1.61538461538462">
            <text:p>1.6</text:p>
          </table:table-cell>
          <table:table-cell table:formula="of:=DEC2HEX(HEX2DEC([.D38])+[.E39];8)" office:value-type="string" office:string-value="0000D3CC">
            <text:p>0000D3CC</text:p>
          </table:table-cell>
          <table:table-cell office:value-type="float" office:value="-7">
            <text:p>-7</text:p>
          </table:table-cell>
          <table:table-cell office:value-type="string">
            <text:p>D3CC</text:p>
          </table:table-cell>
          <table:table-cell office:value-type="float" office:value="16">
            <text:p>16</text:p>
          </table:table-cell>
          <table:table-cell table:formula="of:=DEC2HEX(HEX2DEC([.H38])+[.K39];8)" office:value-type="string" office:string-value="41C6966E">
            <text:p>41C6966E</text:p>
          </table:table-cell>
          <table:table-cell office:value-type="float" office:value="-7">
            <text:p>-7</text:p>
          </table:table-cell>
          <table:table-cell table:formula="of:=BITXOR([.G39];[.$J$22])" office:value-type="float" office:value="46">
            <text:p>46</text:p>
          </table:table-cell>
          <table:table-cell table:formula="of:=[.J39]-[.J38]" office:value-type="float" office:value="-3">
            <text:p>-3</text:p>
          </table:table-cell>
          <table:table-cell table:number-columns-repeated="2"/>
          <table:table-cell table:formula="of:=DEC2HEX(HEX2DEC([.N38])+[.Q39];8)" office:value-type="string" office:string-value="C5531BD3">
            <text:p>C5531BD3</text:p>
          </table:table-cell>
          <table:table-cell office:value-type="float" office:value="-7">
            <text:p>-7</text:p>
          </table:table-cell>
          <table:table-cell table:formula="of:=BITXOR([.G39];[.$P$22])" office:value-type="float" office:value="18">
            <text:p>18</text:p>
          </table:table-cell>
          <table:table-cell table:formula="of:=[.P39]-[.P38]"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table:formula="of:=[.B40]/[.A40]" office:value-type="float" office:value="1.66666666666667">
            <text:p>1.7</text:p>
          </table:table-cell>
          <table:table-cell table:formula="of:=DEC2HEX(HEX2DEC([.D39])+[.E40];8)" office:value-type="string" office:string-value="0000D3CD">
            <text:p>0000D3CD</text:p>
          </table:table-cell>
          <table:table-cell office:value-type="float" office:value="1">
            <text:p>1</text:p>
          </table:table-cell>
          <table:table-cell office:value-type="string">
            <text:p>D3CD</text:p>
          </table:table-cell>
          <table:table-cell office:value-type="float" office:value="17">
            <text:p>17</text:p>
          </table:table-cell>
          <table:table-cell table:formula="of:=DEC2HEX(HEX2DEC([.H39])+[.K40];8)" office:value-type="string" office:string-value="41C6966F">
            <text:p>41C6966F</text:p>
          </table:table-cell>
          <table:table-cell office:value-type="float" office:value="1">
            <text:p>1</text:p>
          </table:table-cell>
          <table:table-cell table:formula="of:=BITXOR([.G40];[.$J$22])" office:value-type="float" office:value="47">
            <text:p>47</text:p>
          </table:table-cell>
          <table:table-cell table:formula="of:=[.J40]-[.J39]" office:value-type="float" office:value="1">
            <text:p>1</text:p>
          </table:table-cell>
          <table:table-cell table:number-columns-repeated="2"/>
          <table:table-cell table:formula="of:=DEC2HEX(HEX2DEC([.N39])+[.Q40];8)" office:value-type="string" office:string-value="C5531BD4">
            <text:p>C5531BD4</text:p>
          </table:table-cell>
          <table:table-cell office:value-type="float" office:value="1">
            <text:p>1</text:p>
          </table:table-cell>
          <table:table-cell table:formula="of:=BITXOR([.G40];[.$P$22])" office:value-type="float" office:value="19">
            <text:p>19</text:p>
          </table:table-cell>
          <table:table-cell table:formula="of:=[.P40]-[.P39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8">
            <text:p>1.8</text:p>
          </table:table-cell>
          <table:table-cell table:formula="of:=DEC2HEX(HEX2DEC([.D40])+[.E41];8)" office:value-type="string" office:string-value="0000D3CE">
            <text:p>0000D3CE</text:p>
          </table:table-cell>
          <table:table-cell office:value-type="float" office:value="1">
            <text:p>1</text:p>
          </table:table-cell>
          <table:table-cell/>
          <table:table-cell office:value-type="float" office:value="18">
            <text:p>18</text:p>
          </table:table-cell>
          <table:table-cell table:formula="of:=DEC2HEX(HEX2DEC([.H40])+[.K41];8)" office:value-type="string" office:string-value="41C6966C">
            <text:p>41C6966C</text:p>
          </table:table-cell>
          <table:table-cell office:value-type="float" office:value="1">
            <text:p>1</text:p>
          </table:table-cell>
          <table:table-cell table:formula="of:=BITXOR([.G41];[.$J$22])" office:value-type="float" office:value="44">
            <text:p>44</text:p>
          </table:table-cell>
          <table:table-cell table:formula="of:=[.J41]-[.J40]" office:value-type="float" office:value="-3">
            <text:p>-3</text:p>
          </table:table-cell>
          <table:table-cell table:number-columns-repeated="2"/>
          <table:table-cell table:formula="of:=DEC2HEX(HEX2DEC([.N40])+[.Q41];8)" office:value-type="string" office:string-value="C5531BD1">
            <text:p>C5531BD1</text:p>
          </table:table-cell>
          <table:table-cell office:value-type="float" office:value="1">
            <text:p>1</text:p>
          </table:table-cell>
          <table:table-cell table:formula="of:=BITXOR([.G41];[.$P$22])" office:value-type="float" office:value="16">
            <text:p>16</text:p>
          </table:table-cell>
          <table:table-cell table:formula="of:=[.P41]-[.P40]" office:value-type="float" office:value="-3">
            <text:p>-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.9">
            <text:p>1.9</text:p>
          </table:table-cell>
          <table:table-cell table:formula="of:=DEC2HEX(HEX2DEC([.D41])+[.E42];8)" office:value-type="string" office:string-value="0000D3CF">
            <text:p>0000D3CF</text:p>
          </table:table-cell>
          <table:table-cell office:value-type="float" office:value="1">
            <text:p>1</text:p>
          </table:table-cell>
          <table:table-cell/>
          <table:table-cell office:value-type="float" office:value="19">
            <text:p>19</text:p>
          </table:table-cell>
          <table:table-cell table:formula="of:=DEC2HEX(HEX2DEC([.H41])+[.K42];8)" office:value-type="string" office:string-value="41C6966D">
            <text:p>41C6966D</text:p>
          </table:table-cell>
          <table:table-cell office:value-type="float" office:value="1">
            <text:p>1</text:p>
          </table:table-cell>
          <table:table-cell table:formula="of:=BITXOR([.G42];[.$J$22])" office:value-type="float" office:value="45">
            <text:p>45</text:p>
          </table:table-cell>
          <table:table-cell table:formula="of:=[.J42]-[.J41]" office:value-type="float" office:value="1">
            <text:p>1</text:p>
          </table:table-cell>
          <table:table-cell table:number-columns-repeated="2"/>
          <table:table-cell table:formula="of:=DEC2HEX(HEX2DEC([.N41])+[.Q42];8)" office:value-type="string" office:string-value="C5531BD2">
            <text:p>C5531BD2</text:p>
          </table:table-cell>
          <table:table-cell office:value-type="float" office:value="1">
            <text:p>1</text:p>
          </table:table-cell>
          <table:table-cell table:formula="of:=BITXOR([.G42];[.$P$22])" office:value-type="float" office:value="17">
            <text:p>17</text:p>
          </table:table-cell>
          <table:table-cell table:formula="of:=[.P42]-[.P41]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43]/[.A43]" office:value-type="float" office:value="2">
            <text:p>2.0</text:p>
          </table:table-cell>
          <table:table-cell table:formula="of:=DEC2HEX(HEX2DEC([.D42])+[.E43];8)" office:value-type="string" office:string-value="0000D3C8">
            <text:p>0000D3C8</text:p>
          </table:table-cell>
          <table:table-cell office:value-type="float" office:value="-7">
            <text:p>-7</text:p>
          </table:table-cell>
          <table:table-cell office:value-type="string">
            <text:p>D3C8</text:p>
          </table:table-cell>
          <table:table-cell office:value-type="float" office:value="20">
            <text:p>20</text:p>
          </table:table-cell>
          <table:table-cell table:formula="of:=DEC2HEX(HEX2DEC([.H42])+[.K43];8)" office:value-type="string" office:string-value="41C6966A">
            <text:p>41C6966A</text:p>
          </table:table-cell>
          <table:table-cell office:value-type="float" office:value="-7">
            <text:p>-7</text:p>
          </table:table-cell>
          <table:table-cell table:formula="of:=BITXOR([.G43];[.$J$22])" office:value-type="float" office:value="42">
            <text:p>42</text:p>
          </table:table-cell>
          <table:table-cell table:formula="of:=[.J43]-[.J42]" office:value-type="float" office:value="-3">
            <text:p>-3</text:p>
          </table:table-cell>
          <table:table-cell table:style-name="ce5" office:value-type="string">
            <text:p>41C6966A</text:p>
          </table:table-cell>
          <table:table-cell table:formula="of:=[.L43]=[.H43]" office:value-type="boolean" office:boolean-value="true">
            <text:p>TRUE</text:p>
          </table:table-cell>
          <table:table-cell table:formula="of:=DEC2HEX(HEX2DEC([.N42])+[.Q43];8)" office:value-type="string" office:string-value="C5531BD7">
            <text:p>C5531BD7</text:p>
          </table:table-cell>
          <table:table-cell office:value-type="float" office:value="-7">
            <text:p>-7</text:p>
          </table:table-cell>
          <table:table-cell table:formula="of:=BITXOR([.G43];[.$P$22])" office:value-type="float" office:value="22">
            <text:p>22</text:p>
          </table:table-cell>
          <table:table-cell table:formula="of:=[.P43]-[.P42]" office:value-type="float" office:value="5">
            <text:p>5</text:p>
          </table:table-cell>
          <table:table-cell table:style-name="ce5" office:value-type="string">
            <text:p>C5531BD7</text:p>
          </table:table-cell>
          <table:table-cell table:formula="of:=[.R43]=[.N43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table:formula="of:=[.B44]/[.A44]" office:value-type="float" office:value="2.1">
            <text:p>2.1</text:p>
          </table:table-cell>
          <table:table-cell table:formula="of:=DEC2HEX(HEX2DEC([.D43])+[.E44];8)" office:value-type="string" office:string-value="0000D3C9">
            <text:p>0000D3C9</text:p>
          </table:table-cell>
          <table:table-cell office:value-type="float" office:value="1">
            <text:p>1</text:p>
          </table:table-cell>
          <table:table-cell office:value-type="string">
            <text:p>D3C9</text:p>
          </table:table-cell>
          <table:table-cell office:value-type="float" office:value="21">
            <text:p>21</text:p>
          </table:table-cell>
          <table:table-cell table:formula="of:=DEC2HEX(HEX2DEC([.H43])+[.K44];8)" office:value-type="string" office:string-value="41C6966B">
            <text:p>41C6966B</text:p>
          </table:table-cell>
          <table:table-cell office:value-type="float" office:value="1">
            <text:p>1</text:p>
          </table:table-cell>
          <table:table-cell table:formula="of:=BITXOR([.G44];[.$J$22])" office:value-type="float" office:value="43">
            <text:p>43</text:p>
          </table:table-cell>
          <table:table-cell table:formula="of:=[.J44]-[.J43]" office:value-type="float" office:value="1">
            <text:p>1</text:p>
          </table:table-cell>
          <table:table-cell table:number-columns-repeated="2"/>
          <table:table-cell table:formula="of:=DEC2HEX(HEX2DEC([.N43])+[.Q44];8)" office:value-type="string" office:string-value="C5531BD8">
            <text:p>C5531BD8</text:p>
          </table:table-cell>
          <table:table-cell office:value-type="float" office:value="1">
            <text:p>1</text:p>
          </table:table-cell>
          <table:table-cell table:formula="of:=BITXOR([.G44];[.$P$22])" office:value-type="float" office:value="23">
            <text:p>23</text:p>
          </table:table-cell>
          <table:table-cell table:formula="of:=[.P44]-[.P43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2">
            <text:p>2.2</text:p>
          </table:table-cell>
          <table:table-cell table:formula="of:=DEC2HEX(HEX2DEC([.D44])+[.E45];8)" office:value-type="string" office:string-value="0000D3CA">
            <text:p>0000D3CA</text:p>
          </table:table-cell>
          <table:table-cell office:value-type="float" office:value="1">
            <text:p>1</text:p>
          </table:table-cell>
          <table:table-cell/>
          <table:table-cell office:value-type="float" office:value="22">
            <text:p>22</text:p>
          </table:table-cell>
          <table:table-cell table:formula="of:=DEC2HEX(HEX2DEC([.H44])+[.K45];8)" office:value-type="string" office:string-value="41C69668">
            <text:p>41C69668</text:p>
          </table:table-cell>
          <table:table-cell office:value-type="float" office:value="1">
            <text:p>1</text:p>
          </table:table-cell>
          <table:table-cell table:formula="of:=BITXOR([.G45];[.$J$22])" office:value-type="float" office:value="40">
            <text:p>40</text:p>
          </table:table-cell>
          <table:table-cell table:formula="of:=[.J45]-[.J44]" office:value-type="float" office:value="-3">
            <text:p>-3</text:p>
          </table:table-cell>
          <table:table-cell table:number-columns-repeated="2"/>
          <table:table-cell table:formula="of:=DEC2HEX(HEX2DEC([.N44])+[.Q45];8)" office:value-type="string" office:string-value="C5531BD5">
            <text:p>C5531BD5</text:p>
          </table:table-cell>
          <table:table-cell office:value-type="float" office:value="1">
            <text:p>1</text:p>
          </table:table-cell>
          <table:table-cell table:formula="of:=BITXOR([.G45];[.$P$22])" office:value-type="float" office:value="20">
            <text:p>20</text:p>
          </table:table-cell>
          <table:table-cell table:formula="of:=[.P45]-[.P44]" office:value-type="float" office:value="-3">
            <text:p>-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3">
            <text:p>2.3</text:p>
          </table:table-cell>
          <table:table-cell table:formula="of:=DEC2HEX(HEX2DEC([.D45])+[.E46];8)" office:value-type="string" office:string-value="0000D3CB">
            <text:p>0000D3CB</text:p>
          </table:table-cell>
          <table:table-cell office:value-type="float" office:value="1">
            <text:p>1</text:p>
          </table:table-cell>
          <table:table-cell/>
          <table:table-cell office:value-type="float" office:value="23">
            <text:p>23</text:p>
          </table:table-cell>
          <table:table-cell table:formula="of:=DEC2HEX(HEX2DEC([.H45])+[.K46];8)" office:value-type="string" office:string-value="41C69669">
            <text:p>41C69669</text:p>
          </table:table-cell>
          <table:table-cell office:value-type="float" office:value="1">
            <text:p>1</text:p>
          </table:table-cell>
          <table:table-cell table:formula="of:=BITXOR([.G46];[.$J$22])" office:value-type="float" office:value="41">
            <text:p>41</text:p>
          </table:table-cell>
          <table:table-cell table:formula="of:=[.J46]-[.J45]" office:value-type="float" office:value="1">
            <text:p>1</text:p>
          </table:table-cell>
          <table:table-cell table:number-columns-repeated="2"/>
          <table:table-cell table:formula="of:=DEC2HEX(HEX2DEC([.N45])+[.Q46];8)" office:value-type="string" office:string-value="C5531BD6">
            <text:p>C5531BD6</text:p>
          </table:table-cell>
          <table:table-cell office:value-type="float" office:value="1">
            <text:p>1</text:p>
          </table:table-cell>
          <table:table-cell table:formula="of:=BITXOR([.G46];[.$P$22])" office:value-type="float" office:value="21">
            <text:p>21</text:p>
          </table:table-cell>
          <table:table-cell table:formula="of:=[.P46]-[.P45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4">
            <text:p>2.4</text:p>
          </table:table-cell>
          <table:table-cell table:formula="of:=DEC2HEX(HEX2DEC([.D46])+[.E47];8)" office:value-type="string" office:string-value="0000D3C4">
            <text:p>0000D3C4</text:p>
          </table:table-cell>
          <table:table-cell office:value-type="float" office:value="-7">
            <text:p>-7</text:p>
          </table:table-cell>
          <table:table-cell/>
          <table:table-cell office:value-type="float" office:value="24">
            <text:p>24</text:p>
          </table:table-cell>
          <table:table-cell table:formula="of:=DEC2HEX(HEX2DEC([.H46])+[.K47];8)" office:value-type="string" office:string-value="41C69666">
            <text:p>41C69666</text:p>
          </table:table-cell>
          <table:table-cell office:value-type="float" office:value="-7">
            <text:p>-7</text:p>
          </table:table-cell>
          <table:table-cell table:formula="of:=BITXOR([.G47];[.$J$22])" office:value-type="float" office:value="38">
            <text:p>38</text:p>
          </table:table-cell>
          <table:table-cell table:formula="of:=[.J47]-[.J46]" office:value-type="float" office:value="-3">
            <text:p>-3</text:p>
          </table:table-cell>
          <table:table-cell table:number-columns-repeated="2"/>
          <table:table-cell table:formula="of:=DEC2HEX(HEX2DEC([.N46])+[.Q47];8)" office:value-type="string" office:string-value="C5531BDB">
            <text:p>C5531BDB</text:p>
          </table:table-cell>
          <table:table-cell office:value-type="float" office:value="-7">
            <text:p>-7</text:p>
          </table:table-cell>
          <table:table-cell table:formula="of:=BITXOR([.G47];[.$P$22])" office:value-type="float" office:value="26">
            <text:p>26</text:p>
          </table:table-cell>
          <table:table-cell table:formula="of:=[.P47]-[.P46]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5">
            <text:p>2.5</text:p>
          </table:table-cell>
          <table:table-cell table:formula="of:=DEC2HEX(HEX2DEC([.D47])+[.E48];8)" office:value-type="string" office:string-value="0000D3C5">
            <text:p>0000D3C5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table:formula="of:=DEC2HEX(HEX2DEC([.H47])+[.K48];8)" office:value-type="string" office:string-value="41C69667">
            <text:p>41C69667</text:p>
          </table:table-cell>
          <table:table-cell office:value-type="float" office:value="1">
            <text:p>1</text:p>
          </table:table-cell>
          <table:table-cell table:formula="of:=BITXOR([.G48];[.$J$22])" office:value-type="float" office:value="39">
            <text:p>39</text:p>
          </table:table-cell>
          <table:table-cell table:formula="of:=[.J48]-[.J47]" office:value-type="float" office:value="1">
            <text:p>1</text:p>
          </table:table-cell>
          <table:table-cell table:number-columns-repeated="2"/>
          <table:table-cell table:formula="of:=DEC2HEX(HEX2DEC([.N47])+[.Q48];8)" office:value-type="string" office:string-value="C5531BDC">
            <text:p>C5531BDC</text:p>
          </table:table-cell>
          <table:table-cell office:value-type="float" office:value="1">
            <text:p>1</text:p>
          </table:table-cell>
          <table:table-cell table:formula="of:=BITXOR([.G48];[.$P$22])" office:value-type="float" office:value="27">
            <text:p>27</text:p>
          </table:table-cell>
          <table:table-cell table:formula="of:=[.P48]-[.P47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6">
            <text:p>2.6</text:p>
          </table:table-cell>
          <table:table-cell table:formula="of:=DEC2HEX(HEX2DEC([.D48])+[.E49];8)" office:value-type="string" office:string-value="0000D3C6">
            <text:p>0000D3C6</text:p>
          </table:table-cell>
          <table:table-cell office:value-type="float" office:value="1">
            <text:p>1</text:p>
          </table:table-cell>
          <table:table-cell/>
          <table:table-cell office:value-type="float" office:value="26">
            <text:p>26</text:p>
          </table:table-cell>
          <table:table-cell table:formula="of:=DEC2HEX(HEX2DEC([.H48])+[.K49];8)" office:value-type="string" office:string-value="41C69664">
            <text:p>41C69664</text:p>
          </table:table-cell>
          <table:table-cell office:value-type="float" office:value="1">
            <text:p>1</text:p>
          </table:table-cell>
          <table:table-cell table:formula="of:=BITXOR([.G49];[.$J$22])" office:value-type="float" office:value="36">
            <text:p>36</text:p>
          </table:table-cell>
          <table:table-cell table:formula="of:=[.J49]-[.J48]" office:value-type="float" office:value="-3">
            <text:p>-3</text:p>
          </table:table-cell>
          <table:table-cell table:number-columns-repeated="2"/>
          <table:table-cell table:formula="of:=DEC2HEX(HEX2DEC([.N48])+[.Q49];8)" office:value-type="string" office:string-value="C5531BD9">
            <text:p>C5531BD9</text:p>
          </table:table-cell>
          <table:table-cell office:value-type="float" office:value="1">
            <text:p>1</text:p>
          </table:table-cell>
          <table:table-cell table:formula="of:=BITXOR([.G49];[.$P$22])" office:value-type="float" office:value="24">
            <text:p>24</text:p>
          </table:table-cell>
          <table:table-cell table:formula="of:=[.P49]-[.P48]" office:value-type="float" office:value="-3">
            <text:p>-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7">
            <text:p>2.7</text:p>
          </table:table-cell>
          <table:table-cell table:formula="of:=DEC2HEX(HEX2DEC([.D49])+[.E50];8)" office:value-type="string" office:string-value="0000D3C7">
            <text:p>0000D3C7</text:p>
          </table:table-cell>
          <table:table-cell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table:formula="of:=DEC2HEX(HEX2DEC([.H49])+[.K50];8)" office:value-type="string" office:string-value="41C69665">
            <text:p>41C69665</text:p>
          </table:table-cell>
          <table:table-cell office:value-type="float" office:value="1">
            <text:p>1</text:p>
          </table:table-cell>
          <table:table-cell table:formula="of:=BITXOR([.G50];[.$J$22])" office:value-type="float" office:value="37">
            <text:p>37</text:p>
          </table:table-cell>
          <table:table-cell table:formula="of:=[.J50]-[.J49]" office:value-type="float" office:value="1">
            <text:p>1</text:p>
          </table:table-cell>
          <table:table-cell table:number-columns-repeated="2"/>
          <table:table-cell table:formula="of:=DEC2HEX(HEX2DEC([.N49])+[.Q50];8)" office:value-type="string" office:string-value="C5531BDA">
            <text:p>C5531BDA</text:p>
          </table:table-cell>
          <table:table-cell office:value-type="float" office:value="1">
            <text:p>1</text:p>
          </table:table-cell>
          <table:table-cell table:formula="of:=BITXOR([.G50];[.$P$22])" office:value-type="float" office:value="25">
            <text:p>25</text:p>
          </table:table-cell>
          <table:table-cell table:formula="of:=[.P50]-[.P49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8">
            <text:p>2.8</text:p>
          </table:table-cell>
          <table:table-cell table:formula="of:=DEC2HEX(HEX2DEC([.D50])+[.E51];8)" office:value-type="string" office:string-value="0000D3C0">
            <text:p>0000D3C0</text:p>
          </table:table-cell>
          <table:table-cell office:value-type="float" office:value="-7">
            <text:p>-7</text:p>
          </table:table-cell>
          <table:table-cell/>
          <table:table-cell office:value-type="float" office:value="28">
            <text:p>28</text:p>
          </table:table-cell>
          <table:table-cell table:formula="of:=DEC2HEX(HEX2DEC([.H50])+[.K51];8)" office:value-type="string" office:string-value="41C69662">
            <text:p>41C69662</text:p>
          </table:table-cell>
          <table:table-cell office:value-type="float" office:value="-7">
            <text:p>-7</text:p>
          </table:table-cell>
          <table:table-cell table:formula="of:=BITXOR([.G51];[.$J$22])" office:value-type="float" office:value="34">
            <text:p>34</text:p>
          </table:table-cell>
          <table:table-cell table:formula="of:=[.J51]-[.J50]" office:value-type="float" office:value="-3">
            <text:p>-3</text:p>
          </table:table-cell>
          <table:table-cell table:number-columns-repeated="2"/>
          <table:table-cell table:formula="of:=DEC2HEX(HEX2DEC([.N50])+[.Q51];8)" office:value-type="string" office:string-value="C5531BDF">
            <text:p>C5531BDF</text:p>
          </table:table-cell>
          <table:table-cell office:value-type="float" office:value="-7">
            <text:p>-7</text:p>
          </table:table-cell>
          <table:table-cell table:formula="of:=BITXOR([.G51];[.$P$22])" office:value-type="float" office:value="30">
            <text:p>30</text:p>
          </table:table-cell>
          <table:table-cell table:formula="of:=[.P51]-[.P50]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.9">
            <text:p>2.9</text:p>
          </table:table-cell>
          <table:table-cell table:formula="of:=DEC2HEX(HEX2DEC([.D51])+[.E52];8)" office:value-type="string" office:string-value="0000D3C1">
            <text:p>0000D3C1</text:p>
          </table:table-cell>
          <table:table-cell office:value-type="float" office:value="1">
            <text:p>1</text:p>
          </table:table-cell>
          <table:table-cell/>
          <table:table-cell office:value-type="float" office:value="29">
            <text:p>29</text:p>
          </table:table-cell>
          <table:table-cell table:formula="of:=DEC2HEX(HEX2DEC([.H51])+[.K52];8)" office:value-type="string" office:string-value="41C69663">
            <text:p>41C69663</text:p>
          </table:table-cell>
          <table:table-cell office:value-type="float" office:value="1">
            <text:p>1</text:p>
          </table:table-cell>
          <table:table-cell table:formula="of:=BITXOR([.G52];[.$J$22])" office:value-type="float" office:value="35">
            <text:p>35</text:p>
          </table:table-cell>
          <table:table-cell table:formula="of:=[.J52]-[.J51]" office:value-type="float" office:value="1">
            <text:p>1</text:p>
          </table:table-cell>
          <table:table-cell table:number-columns-repeated="2"/>
          <table:table-cell table:formula="of:=DEC2HEX(HEX2DEC([.N51])+[.Q52];8)" office:value-type="string" office:string-value="C5531BE0">
            <text:p>C5531BE0</text:p>
          </table:table-cell>
          <table:table-cell office:value-type="float" office:value="1">
            <text:p>1</text:p>
          </table:table-cell>
          <table:table-cell table:formula="of:=BITXOR([.G52];[.$P$22])" office:value-type="float" office:value="31">
            <text:p>31</text:p>
          </table:table-cell>
          <table:table-cell table:formula="of:=[.P52]-[.P51]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53]/[.A53]" office:value-type="float" office:value="3">
            <text:p>3.0</text:p>
          </table:table-cell>
          <table:table-cell table:formula="of:=DEC2HEX(HEX2DEC([.D52])+[.E53];8)" office:value-type="string" office:string-value="0000D3C2">
            <text:p>0000D3C2</text:p>
          </table:table-cell>
          <table:table-cell office:value-type="float" office:value="1">
            <text:p>1</text:p>
          </table:table-cell>
          <table:table-cell office:value-type="string">
            <text:p>0000d3c2</text:p>
          </table:table-cell>
          <table:table-cell office:value-type="float" office:value="30">
            <text:p>30</text:p>
          </table:table-cell>
          <table:table-cell table:formula="of:=DEC2HEX(HEX2DEC([.H52])+[.K53];8)" office:value-type="string" office:string-value="41C69660">
            <text:p>41C69660</text:p>
          </table:table-cell>
          <table:table-cell office:value-type="float" office:value="1">
            <text:p>1</text:p>
          </table:table-cell>
          <table:table-cell table:formula="of:=BITXOR([.G53];[.$J$22])" office:value-type="float" office:value="32">
            <text:p>32</text:p>
          </table:table-cell>
          <table:table-cell table:formula="of:=[.J53]-[.J52]" office:value-type="float" office:value="-3">
            <text:p>-3</text:p>
          </table:table-cell>
          <table:table-cell table:style-name="ce5" office:value-type="string">
            <text:p>41C69660</text:p>
          </table:table-cell>
          <table:table-cell table:formula="of:=[.L53]=[.H53]" office:value-type="boolean" office:boolean-value="true">
            <text:p>TRUE</text:p>
          </table:table-cell>
          <table:table-cell table:formula="of:=DEC2HEX(HEX2DEC([.N52])+[.Q53];8)" office:value-type="string" office:string-value="C5531BDD">
            <text:p>C5531BDD</text:p>
          </table:table-cell>
          <table:table-cell office:value-type="float" office:value="1">
            <text:p>1</text:p>
          </table:table-cell>
          <table:table-cell table:formula="of:=BITXOR([.G53];[.$P$22])" office:value-type="float" office:value="28">
            <text:p>28</text:p>
          </table:table-cell>
          <table:table-cell table:formula="of:=[.P53]-[.P52]" office:value-type="float" office:value="-3">
            <text:p>-3</text:p>
          </table:table-cell>
          <table:table-cell table:style-name="ce5" office:value-type="string">
            <text:p>C5531BDD</text:p>
          </table:table-cell>
          <table:table-cell table:formula="of:=[.R53]=[.N53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.1">
            <text:p>3.1</text:p>
          </table:table-cell>
          <table:table-cell table:formula="of:=DEC2HEX(HEX2DEC([.D53])+[.E54];8)" office:value-type="string" office:string-value="0000D3C3">
            <text:p>0000D3C3</text:p>
          </table:table-cell>
          <table:table-cell office:value-type="float" office:value="1">
            <text:p>1</text:p>
          </table:table-cell>
          <table:table-cell/>
          <table:table-cell office:value-type="float" office:value="31">
            <text:p>31</text:p>
          </table:table-cell>
          <table:table-cell table:formula="of:=DEC2HEX(HEX2DEC([.H53])+[.K54];8)" office:value-type="string" office:string-value="41C69661">
            <text:p>41C69661</text:p>
          </table:table-cell>
          <table:table-cell office:value-type="float" office:value="1">
            <text:p>1</text:p>
          </table:table-cell>
          <table:table-cell table:formula="of:=BITXOR([.G54];[.$J$22])" office:value-type="float" office:value="33">
            <text:p>33</text:p>
          </table:table-cell>
          <table:table-cell table:formula="of:=[.J54]-[.J53]" office:value-type="float" office:value="1">
            <text:p>1</text:p>
          </table:table-cell>
          <table:table-cell table:number-columns-repeated="2"/>
          <table:table-cell table:formula="of:=DEC2HEX(HEX2DEC([.N53])+[.Q54];8)" office:value-type="string" office:string-value="C5531BDE">
            <text:p>C5531BDE</text:p>
          </table:table-cell>
          <table:table-cell office:value-type="float" office:value="1">
            <text:p>1</text:p>
          </table:table-cell>
          <table:table-cell table:formula="of:=BITXOR([.G54];[.$P$22])" office:value-type="float" office:value="29">
            <text:p>29</text:p>
          </table:table-cell>
          <table:table-cell table:formula="of:=[.P54]-[.P53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.2">
            <text:p>3.2</text:p>
          </table:table-cell>
          <table:table-cell table:formula="of:=DEC2HEX(HEX2DEC([.D54])+[.E55];8)" office:value-type="string" office:string-value="0000D3BC">
            <text:p>0000D3BC</text:p>
          </table:table-cell>
          <table:table-cell office:value-type="float" office:value="-7">
            <text:p>-7</text:p>
          </table:table-cell>
          <table:table-cell/>
          <table:table-cell office:value-type="float" office:value="32">
            <text:p>32</text:p>
          </table:table-cell>
          <table:table-cell table:formula="of:=DEC2HEX(HEX2DEC([.H54])+[.K55];8)" office:value-type="string" office:string-value="41C6965E">
            <text:p>41C6965E</text:p>
          </table:table-cell>
          <table:table-cell office:value-type="float" office:value="-7">
            <text:p>-7</text:p>
          </table:table-cell>
          <table:table-cell table:formula="of:=BITXOR([.G55];[.$J$22])" office:value-type="float" office:value="30">
            <text:p>30</text:p>
          </table:table-cell>
          <table:table-cell table:formula="of:=[.J55]-[.J54]" office:value-type="float" office:value="-3">
            <text:p>-3</text:p>
          </table:table-cell>
          <table:table-cell table:number-columns-repeated="2"/>
          <table:table-cell table:formula="of:=DEC2HEX(HEX2DEC([.N54])+[.Q55];8)" office:value-type="string" office:string-value="C5531BE3">
            <text:p>C5531BE3</text:p>
          </table:table-cell>
          <table:table-cell office:value-type="float" office:value="-7">
            <text:p>-7</text:p>
          </table:table-cell>
          <table:table-cell table:formula="of:=BITXOR([.G55];[.$P$22])" office:value-type="float" office:value="34">
            <text:p>34</text:p>
          </table:table-cell>
          <table:table-cell table:formula="of:=[.P55]-[.P54]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.3">
            <text:p>3.3</text:p>
          </table:table-cell>
          <table:table-cell table:formula="of:=DEC2HEX(HEX2DEC([.D55])+[.E56];8)" office:value-type="string" office:string-value="0000D3BD">
            <text:p>0000D3BD</text:p>
          </table:table-cell>
          <table:table-cell office:value-type="float" office:value="1">
            <text:p>1</text:p>
          </table:table-cell>
          <table:table-cell/>
          <table:table-cell office:value-type="float" office:value="33">
            <text:p>33</text:p>
          </table:table-cell>
          <table:table-cell table:formula="of:=DEC2HEX(HEX2DEC([.H55])+[.K56];8)" office:value-type="string" office:string-value="41C6965F">
            <text:p>41C6965F</text:p>
          </table:table-cell>
          <table:table-cell office:value-type="float" office:value="1">
            <text:p>1</text:p>
          </table:table-cell>
          <table:table-cell table:formula="of:=BITXOR([.G56];[.$J$22])" office:value-type="float" office:value="31">
            <text:p>31</text:p>
          </table:table-cell>
          <table:table-cell table:formula="of:=[.J56]-[.J55]" office:value-type="float" office:value="1">
            <text:p>1</text:p>
          </table:table-cell>
          <table:table-cell table:number-columns-repeated="2"/>
          <table:table-cell table:formula="of:=DEC2HEX(HEX2DEC([.N55])+[.Q56];8)" office:value-type="string" office:string-value="C5531BE4">
            <text:p>C5531BE4</text:p>
          </table:table-cell>
          <table:table-cell office:value-type="float" office:value="1">
            <text:p>1</text:p>
          </table:table-cell>
          <table:table-cell table:formula="of:=BITXOR([.G56];[.$P$22])" office:value-type="float" office:value="35">
            <text:p>35</text:p>
          </table:table-cell>
          <table:table-cell table:formula="of:=[.P56]-[.P55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.4">
            <text:p>3.4</text:p>
          </table:table-cell>
          <table:table-cell table:formula="of:=DEC2HEX(HEX2DEC([.D56])+[.E57];8)" office:value-type="string" office:string-value="0000D3BE">
            <text:p>0000D3BE</text:p>
          </table:table-cell>
          <table:table-cell office:value-type="float" office:value="1">
            <text:p>1</text:p>
          </table:table-cell>
          <table:table-cell/>
          <table:table-cell office:value-type="float" office:value="34">
            <text:p>34</text:p>
          </table:table-cell>
          <table:table-cell table:formula="of:=DEC2HEX(HEX2DEC([.H56])+[.K57];8)" office:value-type="string" office:string-value="41C6965C">
            <text:p>41C6965C</text:p>
          </table:table-cell>
          <table:table-cell office:value-type="float" office:value="1">
            <text:p>1</text:p>
          </table:table-cell>
          <table:table-cell table:formula="of:=BITXOR([.G57];[.$J$22])" office:value-type="float" office:value="28">
            <text:p>28</text:p>
          </table:table-cell>
          <table:table-cell table:formula="of:=[.J57]-[.J56]" office:value-type="float" office:value="-3">
            <text:p>-3</text:p>
          </table:table-cell>
          <table:table-cell table:number-columns-repeated="2"/>
          <table:table-cell table:formula="of:=DEC2HEX(HEX2DEC([.N56])+[.Q57];8)" office:value-type="string" office:string-value="C5531BE1">
            <text:p>C5531BE1</text:p>
          </table:table-cell>
          <table:table-cell office:value-type="float" office:value="1">
            <text:p>1</text:p>
          </table:table-cell>
          <table:table-cell table:formula="of:=BITXOR([.G57];[.$P$22])" office:value-type="float" office:value="32">
            <text:p>32</text:p>
          </table:table-cell>
          <table:table-cell table:formula="of:=[.P57]-[.P56]" office:value-type="float" office:value="-3">
            <text:p>-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.5">
            <text:p>3.5</text:p>
          </table:table-cell>
          <table:table-cell table:formula="of:=DEC2HEX(HEX2DEC([.D57])+[.E58];8)" office:value-type="string" office:string-value="0000D3BF">
            <text:p>0000D3BF</text:p>
          </table:table-cell>
          <table:table-cell office:value-type="float" office:value="1">
            <text:p>1</text:p>
          </table:table-cell>
          <table:table-cell/>
          <table:table-cell office:value-type="float" office:value="35">
            <text:p>35</text:p>
          </table:table-cell>
          <table:table-cell table:formula="of:=DEC2HEX(HEX2DEC([.H57])+[.K58];8)" office:value-type="string" office:string-value="41C6965D">
            <text:p>41C6965D</text:p>
          </table:table-cell>
          <table:table-cell office:value-type="float" office:value="1">
            <text:p>1</text:p>
          </table:table-cell>
          <table:table-cell table:formula="of:=BITXOR([.G58];[.$J$22])" office:value-type="float" office:value="29">
            <text:p>29</text:p>
          </table:table-cell>
          <table:table-cell table:formula="of:=[.J58]-[.J57]" office:value-type="float" office:value="1">
            <text:p>1</text:p>
          </table:table-cell>
          <table:table-cell table:number-columns-repeated="2"/>
          <table:table-cell table:formula="of:=DEC2HEX(HEX2DEC([.N57])+[.Q58];8)" office:value-type="string" office:string-value="C5531BE2">
            <text:p>C5531BE2</text:p>
          </table:table-cell>
          <table:table-cell office:value-type="float" office:value="1">
            <text:p>1</text:p>
          </table:table-cell>
          <table:table-cell table:formula="of:=BITXOR([.G58];[.$P$22])" office:value-type="float" office:value="33">
            <text:p>33</text:p>
          </table:table-cell>
          <table:table-cell table:formula="of:=[.P58]-[.P57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.6">
            <text:p>3.6</text:p>
          </table:table-cell>
          <table:table-cell table:formula="of:=DEC2HEX(HEX2DEC([.D58])+[.E59];8)" office:value-type="string" office:string-value="0000D3F8">
            <text:p>0000D3F8</text:p>
          </table:table-cell>
          <table:table-cell office:value-type="float" office:value="57">
            <text:p>57</text:p>
          </table:table-cell>
          <table:table-cell/>
          <table:table-cell office:value-type="float" office:value="36">
            <text:p>36</text:p>
          </table:table-cell>
          <table:table-cell table:formula="of:=DEC2HEX(HEX2DEC([.H58])+[.K59];8)" office:value-type="string" office:string-value="41C6965A">
            <text:p>41C6965A</text:p>
          </table:table-cell>
          <table:table-cell office:value-type="float" office:value="57">
            <text:p>57</text:p>
          </table:table-cell>
          <table:table-cell table:formula="of:=BITXOR([.G59];[.$J$22])" office:value-type="float" office:value="26">
            <text:p>26</text:p>
          </table:table-cell>
          <table:table-cell table:formula="of:=[.J59]-[.J58]" office:value-type="float" office:value="-3">
            <text:p>-3</text:p>
          </table:table-cell>
          <table:table-cell table:number-columns-repeated="2"/>
          <table:table-cell table:formula="of:=DEC2HEX(HEX2DEC([.N58])+[.Q59];8)" office:value-type="string" office:string-value="C5531BE7">
            <text:p>C5531BE7</text:p>
          </table:table-cell>
          <table:table-cell office:value-type="float" office:value="57">
            <text:p>57</text:p>
          </table:table-cell>
          <table:table-cell table:formula="of:=BITXOR([.G59];[.$P$22])" office:value-type="float" office:value="38">
            <text:p>38</text:p>
          </table:table-cell>
          <table:table-cell table:formula="of:=[.P59]-[.P58]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.7">
            <text:p>3.7</text:p>
          </table:table-cell>
          <table:table-cell table:formula="of:=DEC2HEX(HEX2DEC([.D59])+[.E60];8)" office:value-type="string" office:string-value="0000D3F9">
            <text:p>0000D3F9</text:p>
          </table:table-cell>
          <table:table-cell office:value-type="float" office:value="1">
            <text:p>1</text:p>
          </table:table-cell>
          <table:table-cell/>
          <table:table-cell office:value-type="float" office:value="37">
            <text:p>37</text:p>
          </table:table-cell>
          <table:table-cell table:formula="of:=DEC2HEX(HEX2DEC([.H59])+[.K60];8)" office:value-type="string" office:string-value="41C6965B">
            <text:p>41C6965B</text:p>
          </table:table-cell>
          <table:table-cell office:value-type="float" office:value="1">
            <text:p>1</text:p>
          </table:table-cell>
          <table:table-cell table:formula="of:=BITXOR([.G60];[.$J$22])" office:value-type="float" office:value="27">
            <text:p>27</text:p>
          </table:table-cell>
          <table:table-cell table:formula="of:=[.J60]-[.J59]" office:value-type="float" office:value="1">
            <text:p>1</text:p>
          </table:table-cell>
          <table:table-cell table:number-columns-repeated="2"/>
          <table:table-cell table:formula="of:=DEC2HEX(HEX2DEC([.N59])+[.Q60];8)" office:value-type="string" office:string-value="C5531BE8">
            <text:p>C5531BE8</text:p>
          </table:table-cell>
          <table:table-cell office:value-type="float" office:value="1">
            <text:p>1</text:p>
          </table:table-cell>
          <table:table-cell table:formula="of:=BITXOR([.G60];[.$P$22])" office:value-type="float" office:value="39">
            <text:p>39</text:p>
          </table:table-cell>
          <table:table-cell table:formula="of:=[.P60]-[.P59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.8">
            <text:p>3.8</text:p>
          </table:table-cell>
          <table:table-cell table:formula="of:=DEC2HEX(HEX2DEC([.D60])+[.E61];8)" office:value-type="string" office:string-value="0000D3FA">
            <text:p>0000D3FA</text:p>
          </table:table-cell>
          <table:table-cell office:value-type="float" office:value="1">
            <text:p>1</text:p>
          </table:table-cell>
          <table:table-cell/>
          <table:table-cell office:value-type="float" office:value="38">
            <text:p>38</text:p>
          </table:table-cell>
          <table:table-cell table:formula="of:=DEC2HEX(HEX2DEC([.H60])+[.K61];8)" office:value-type="string" office:string-value="41C69658">
            <text:p>41C69658</text:p>
          </table:table-cell>
          <table:table-cell office:value-type="float" office:value="1">
            <text:p>1</text:p>
          </table:table-cell>
          <table:table-cell table:formula="of:=BITXOR([.G61];[.$J$22])" office:value-type="float" office:value="24">
            <text:p>24</text:p>
          </table:table-cell>
          <table:table-cell table:formula="of:=[.J61]-[.J60]" office:value-type="float" office:value="-3">
            <text:p>-3</text:p>
          </table:table-cell>
          <table:table-cell table:number-columns-repeated="2"/>
          <table:table-cell table:formula="of:=DEC2HEX(HEX2DEC([.N60])+[.Q61];8)" office:value-type="string" office:string-value="C5531BE5">
            <text:p>C5531BE5</text:p>
          </table:table-cell>
          <table:table-cell office:value-type="float" office:value="1">
            <text:p>1</text:p>
          </table:table-cell>
          <table:table-cell table:formula="of:=BITXOR([.G61];[.$P$22])" office:value-type="float" office:value="36">
            <text:p>36</text:p>
          </table:table-cell>
          <table:table-cell table:formula="of:=[.P61]-[.P60]" office:value-type="float" office:value="-3">
            <text:p>-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.9">
            <text:p>3.9</text:p>
          </table:table-cell>
          <table:table-cell table:formula="of:=DEC2HEX(HEX2DEC([.D61])+[.E62];8)" office:value-type="string" office:string-value="0000D3FB">
            <text:p>0000D3FB</text:p>
          </table:table-cell>
          <table:table-cell office:value-type="float" office:value="1">
            <text:p>1</text:p>
          </table:table-cell>
          <table:table-cell/>
          <table:table-cell office:value-type="float" office:value="39">
            <text:p>39</text:p>
          </table:table-cell>
          <table:table-cell table:formula="of:=DEC2HEX(HEX2DEC([.H61])+[.K62];8)" office:value-type="string" office:string-value="41C69659">
            <text:p>41C69659</text:p>
          </table:table-cell>
          <table:table-cell office:value-type="float" office:value="1">
            <text:p>1</text:p>
          </table:table-cell>
          <table:table-cell table:formula="of:=BITXOR([.G62];[.$J$22])" office:value-type="float" office:value="25">
            <text:p>25</text:p>
          </table:table-cell>
          <table:table-cell table:formula="of:=[.J62]-[.J61]" office:value-type="float" office:value="1">
            <text:p>1</text:p>
          </table:table-cell>
          <table:table-cell table:number-columns-repeated="2"/>
          <table:table-cell table:formula="of:=DEC2HEX(HEX2DEC([.N61])+[.Q62];8)" office:value-type="string" office:string-value="C5531BE6">
            <text:p>C5531BE6</text:p>
          </table:table-cell>
          <table:table-cell office:value-type="float" office:value="1">
            <text:p>1</text:p>
          </table:table-cell>
          <table:table-cell table:formula="of:=BITXOR([.G62];[.$P$22])" office:value-type="float" office:value="37">
            <text:p>37</text:p>
          </table:table-cell>
          <table:table-cell table:formula="of:=[.P62]-[.P61]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63]/[.A63]" office:value-type="float" office:value="4">
            <text:p>4.0</text:p>
          </table:table-cell>
          <table:table-cell table:formula="of:=DEC2HEX(HEX2DEC([.D62])+[.E63];8)" office:value-type="string" office:string-value="0000D3F4">
            <text:p>0000D3F4</text:p>
          </table:table-cell>
          <table:table-cell office:value-type="float" office:value="-7">
            <text:p>-7</text:p>
          </table:table-cell>
          <table:table-cell office:value-type="string">
            <text:p>0000d3f4</text:p>
          </table:table-cell>
          <table:table-cell office:value-type="float" office:value="40">
            <text:p>40</text:p>
          </table:table-cell>
          <table:table-cell table:formula="of:=DEC2HEX(HEX2DEC([.H62])+[.K63];8)" office:value-type="string" office:string-value="41C69656">
            <text:p>41C69656</text:p>
          </table:table-cell>
          <table:table-cell office:value-type="float" office:value="-7">
            <text:p>-7</text:p>
          </table:table-cell>
          <table:table-cell table:formula="of:=BITXOR([.G63];[.$J$22])" office:value-type="float" office:value="22">
            <text:p>22</text:p>
          </table:table-cell>
          <table:table-cell table:formula="of:=[.J63]-[.J62]" office:value-type="float" office:value="-3">
            <text:p>-3</text:p>
          </table:table-cell>
          <table:table-cell table:style-name="ce5" office:value-type="string">
            <text:p>41C69656</text:p>
          </table:table-cell>
          <table:table-cell table:formula="of:=[.L63]=[.H63]" office:value-type="boolean" office:boolean-value="true">
            <text:p>TRUE</text:p>
          </table:table-cell>
          <table:table-cell table:formula="of:=DEC2HEX(HEX2DEC([.N62])+[.Q63];8)" office:value-type="string" office:string-value="C5531BEB">
            <text:p>C5531BEB</text:p>
          </table:table-cell>
          <table:table-cell office:value-type="float" office:value="-7">
            <text:p>-7</text:p>
          </table:table-cell>
          <table:table-cell table:formula="of:=BITXOR([.G63];[.$P$22])" office:value-type="float" office:value="42">
            <text:p>42</text:p>
          </table:table-cell>
          <table:table-cell table:formula="of:=[.P63]-[.P62]" office:value-type="float" office:value="5">
            <text:p>5</text:p>
          </table:table-cell>
          <table:table-cell table:style-name="ce5" office:value-type="string">
            <text:p>C5531BEB</text:p>
          </table:table-cell>
          <table:table-cell table:formula="of:=[.R63]=[.N63]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/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7"/>
        </table:table-row>
      </table:table>
      <table:table table:name="Лист5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table:number-columns-repeated="3"/>
          <table:table-cell table:style-name="Default" office:value-type="float" office:value="10">
            <text:p>10</text:p>
          </table:table-cell>
          <table:table-cell table:number-columns-repeated="4"/>
          <table:table-cell table:style-name="Default" office:value-type="float" office:value="0">
            <text:p>0</text:p>
          </table:table-cell>
          <table:table-cell table:number-columns-repeated="5"/>
          <table:table-cell table:style-name="Default" office:value-type="float" office:value="1">
            <text:p>1</text:p>
          </table:table-cell>
          <table:table-cell table:number-columns-repeated="5"/>
          <table:table-cell table:style-name="Default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000d3dc</text:p>
          </table:table-cell>
          <table:table-cell table:formula="of:=HEX2DEC([.B2])" office:value-type="float" office:value="54236">
            <text:p>54236</text:p>
          </table:table-cell>
          <table:table-cell table:number-columns-repeated="2"/>
          <table:table-cell office:value-type="string">
            <text:p>0000d3d6</text:p>
          </table:table-cell>
          <table:table-cell table:formula="of:=HEX2DEC([.F2])" office:value-type="float" office:value="54230">
            <text:p>54230</text:p>
          </table:table-cell>
          <table:table-cell table:number-columns-repeated="3"/>
          <table:table-cell table:formula="of:=DEC2HEX([.L2])" office:value-type="string" office:string-value="A704D665">
            <text:p>A704D665</text:p>
          </table:table-cell>
          <table:table-cell table:formula="of:=([.AB2]=3)*([.R2]+1)+([.AB2]=-3)*([.R2]-1)+([.AB2]=-1)*([.R2]+1)+([.AB2]=1)*([.R2]-1)" office:value-type="float" office:value="2802112101">
            <text:p>2802112101</text:p>
          </table:table-cell>
          <table:table-cell table:number-columns-repeated="4"/>
          <table:table-cell office:value-type="string">
            <text:p>a704d664</text:p>
          </table:table-cell>
          <table:table-cell table:formula="of:=HEX2DEC([.Q2])" office:value-type="float" office:value="2802112100">
            <text:p>2802112100</text:p>
          </table:table-cell>
          <table:table-cell table:number-columns-repeated="4"/>
          <table:table-cell office:value-type="string">
            <text:p>a704d667</text:p>
          </table:table-cell>
          <table:table-cell table:formula="of:=HEX2DEC([.W2])" office:value-type="float" office:value="2802112103">
            <text:p>2802112103</text:p>
          </table:table-cell>
          <table:table-cell table:number-columns-repeated="3"/>
          <table:table-cell table:formula="of:=[.X2]-[.R2]"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1C6967E</text:p>
          </table:table-cell>
          <table:table-cell table:formula="of:=HEX2DEC([.B3])" office:value-type="float" office:value="1103533694">
            <text:p>1103533694</text:p>
          </table:table-cell>
          <table:table-cell table:formula="of:=[.C3]-[.C2]" office:value-type="float" office:value="1103479458">
            <text:p>1103479458</text:p>
          </table:table-cell>
          <table:table-cell/>
          <table:table-cell office:value-type="string">
            <text:p>41c69674</text:p>
          </table:table-cell>
          <table:table-cell table:formula="of:=HEX2DEC([.F3])" office:value-type="float" office:value="1103533684">
            <text:p>1103533684</text:p>
          </table:table-cell>
          <table:table-cell table:formula="of:=[.G3]-[.G2]" office:value-type="float" office:value="1103479454">
            <text:p>1103479454</text:p>
          </table:table-cell>
          <table:table-cell table:formula="of:=DEC2HEX([.H3])" office:value-type="string" office:string-value="41C5C29E">
            <text:p>41C5C29E</text:p>
          </table:table-cell>
          <table:table-cell/>
          <table:table-cell table:formula="of:=DEC2HEX([.L3])" office:value-type="string" office:string-value="2781C46B">
            <text:p>2781C46B</text:p>
          </table:table-cell>
          <table:table-cell table:formula="of:=([.AB3]=3)*([.R3]+1)+([.AB3]=-3)*([.R3]-1)+([.AB3]=-1)*([.R3]+1)+([.AB3]=1)*([.R3]-1)" office:value-type="float" office:value="662815851">
            <text:p>662815851</text:p>
          </table:table-cell>
          <table:table-cell table:formula="of:=[.L3]-[.L2]" office:value-type="float" office:value="-2139296250">
            <text:p>-2139296250</text:p>
          </table:table-cell>
          <table:table-cell table:formula="of:=MOD([.M3];4294967296)" office:value-type="float" office:value="2155671046">
            <text:p>2155671046</text:p>
          </table:table-cell>
          <table:table-cell table:formula="of:=DEC2HEX([.N3])" office:value-type="string" office:string-value="807CEE06">
            <text:p>807CEE06</text:p>
          </table:table-cell>
          <table:table-cell/>
          <table:table-cell office:value-type="string">
            <text:p>2781c46a</text:p>
          </table:table-cell>
          <table:table-cell table:formula="of:=HEX2DEC([.Q3])" office:value-type="float" office:value="662815850">
            <text:p>662815850</text:p>
          </table:table-cell>
          <table:table-cell table:formula="of:=[.R3]-[.R2]" office:value-type="float" office:value="-2139296250">
            <text:p>-2139296250</text:p>
          </table:table-cell>
          <table:table-cell table:formula="of:=MOD([.S3];4294967296)" office:value-type="float" office:value="2155671046">
            <text:p>2155671046</text:p>
          </table:table-cell>
          <table:table-cell table:formula="of:=DEC2HEX([.T3])" office:value-type="string" office:string-value="807CEE06">
            <text:p>807CEE06</text:p>
          </table:table-cell>
          <table:table-cell/>
          <table:table-cell office:value-type="string">
            <text:p>2781c469</text:p>
          </table:table-cell>
          <table:table-cell table:formula="of:=HEX2DEC([.W3])" office:value-type="float" office:value="662815849">
            <text:p>662815849</text:p>
          </table:table-cell>
          <table:table-cell table:formula="of:=[.X3]-[.X2]" office:value-type="float" office:value="-2139296254">
            <text:p>-2139296254</text:p>
          </table:table-cell>
          <table:table-cell table:formula="of:=MOD([.Y3];4294967296)" office:value-type="float" office:value="2155671042">
            <text:p>2155671042</text:p>
          </table:table-cell>
          <table:table-cell table:formula="of:=DEC2HEX([.Z3])" office:value-type="string" office:string-value="807CEE02">
            <text:p>807CEE02</text:p>
          </table:table-cell>
          <table:table-cell table:formula="of:=[.X3]-[.R3]" office:value-type="float" office:value="-1">
            <text:p>-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838C5921</text:p>
          </table:table-cell>
          <table:table-cell table:formula="of:=HEX2DEC([.B4])" office:value-type="float" office:value="2207013153">
            <text:p>2207013153</text:p>
          </table:table-cell>
          <table:table-cell table:formula="of:=[.C4]-[.C3]" office:value-type="float" office:value="1103479459">
            <text:p>1103479459</text:p>
          </table:table-cell>
          <table:table-cell/>
          <table:table-cell office:value-type="string">
            <text:p>838c592b</text:p>
          </table:table-cell>
          <table:table-cell table:formula="of:=HEX2DEC([.F4])" office:value-type="float" office:value="2207013163">
            <text:p>2207013163</text:p>
          </table:table-cell>
          <table:table-cell table:formula="of:=[.G4]-[.G3]" office:value-type="float" office:value="1103479479">
            <text:p>1103479479</text:p>
          </table:table-cell>
          <table:table-cell table:formula="of:=DEC2HEX([.H4])" office:value-type="string" office:string-value="41C5C2B7">
            <text:p>41C5C2B7</text:p>
          </table:table-cell>
          <table:table-cell/>
          <table:table-cell table:formula="of:=DEC2HEX([.L4])" office:value-type="string" office:string-value="A7FFB272">
            <text:p>A7FFB272</text:p>
          </table:table-cell>
          <table:table-cell table:formula="of:=([.AB4]=3)*([.R4]+1)+([.AB4]=-3)*([.R4]-1)+([.AB4]=-1)*([.R4]+1)+([.AB4]=1)*([.R4]-1)" office:value-type="float" office:value="2818552434">
            <text:p>2818552434</text:p>
          </table:table-cell>
          <table:table-cell table:formula="of:=[.L4]-[.L3]" office:value-type="float" office:value="2155736583">
            <text:p>2155736583</text:p>
          </table:table-cell>
          <table:table-cell table:formula="of:=MOD([.M4];4294967296)" office:value-type="float" office:value="2155736583">
            <text:p>2155736583</text:p>
          </table:table-cell>
          <table:table-cell table:formula="of:=DEC2HEX([.N4])" office:value-type="string" office:string-value="807DEE07">
            <text:p>807DEE07</text:p>
          </table:table-cell>
          <table:table-cell/>
          <table:table-cell office:value-type="string">
            <text:p>a7ffb273</text:p>
          </table:table-cell>
          <table:table-cell table:formula="of:=HEX2DEC([.Q4])" office:value-type="float" office:value="2818552435">
            <text:p>2818552435</text:p>
          </table:table-cell>
          <table:table-cell table:formula="of:=[.R4]-[.R3]" office:value-type="float" office:value="2155736585">
            <text:p>2155736585</text:p>
          </table:table-cell>
          <table:table-cell table:formula="of:=MOD([.S4];4294967296)" office:value-type="float" office:value="2155736585">
            <text:p>2155736585</text:p>
          </table:table-cell>
          <table:table-cell table:formula="of:=DEC2HEX([.T4])" office:value-type="string" office:string-value="807DEE09">
            <text:p>807DEE09</text:p>
          </table:table-cell>
          <table:table-cell/>
          <table:table-cell office:value-type="string">
            <text:p>a7ffb270</text:p>
          </table:table-cell>
          <table:table-cell table:formula="of:=HEX2DEC([.W4])" office:value-type="float" office:value="2818552432">
            <text:p>2818552432</text:p>
          </table:table-cell>
          <table:table-cell table:formula="of:=[.X4]-[.X3]" office:value-type="float" office:value="2155736583">
            <text:p>2155736583</text:p>
          </table:table-cell>
          <table:table-cell table:formula="of:=MOD([.Y4];4294967296)" office:value-type="float" office:value="2155736583">
            <text:p>2155736583</text:p>
          </table:table-cell>
          <table:table-cell table:formula="of:=DEC2HEX([.Z4])" office:value-type="string" office:string-value="807DEE07">
            <text:p>807DEE07</text:p>
          </table:table-cell>
          <table:table-cell table:formula="of:=[.X4]-[.R4]" office:value-type="float" office:value="-3">
            <text:p>-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5531BC3</text:p>
          </table:table-cell>
          <table:table-cell table:formula="of:=HEX2DEC([.B5])" office:value-type="float" office:value="3310558147">
            <text:p>3310558147</text:p>
          </table:table-cell>
          <table:table-cell table:formula="of:=[.C5]-[.C4]" office:value-type="float" office:value="1103544994">
            <text:p>1103544994</text:p>
          </table:table-cell>
          <table:table-cell/>
          <table:table-cell office:value-type="string">
            <text:p>c5531bc9</text:p>
          </table:table-cell>
          <table:table-cell table:formula="of:=HEX2DEC([.F5])" office:value-type="float" office:value="3310558153">
            <text:p>3310558153</text:p>
          </table:table-cell>
          <table:table-cell table:formula="of:=[.G5]-[.G4]" office:value-type="float" office:value="1103544990">
            <text:p>1103544990</text:p>
          </table:table-cell>
          <table:table-cell table:formula="of:=DEC2HEX([.H5])" office:value-type="string" office:string-value="41C6C29E">
            <text:p>41C6C29E</text:p>
          </table:table-cell>
          <table:table-cell/>
          <table:table-cell table:formula="of:=DEC2HEX([.L5])" office:value-type="string" office:string-value="287DA078">
            <text:p>287DA078</text:p>
          </table:table-cell>
          <table:table-cell table:formula="of:=([.AB5]=3)*([.R5]+1)+([.AB5]=-3)*([.R5]-1)+([.AB5]=-1)*([.R5]+1)+([.AB5]=1)*([.R5]-1)" office:value-type="float" office:value="679321720">
            <text:p>679321720</text:p>
          </table:table-cell>
          <table:table-cell table:formula="of:=[.L5]-[.L4]" office:value-type="float" office:value="-2139230714">
            <text:p>-2139230714</text:p>
          </table:table-cell>
          <table:table-cell table:formula="of:=MOD([.M5];4294967296)" office:value-type="float" office:value="2155736582">
            <text:p>2155736582</text:p>
          </table:table-cell>
          <table:table-cell table:formula="of:=DEC2HEX([.N5])" office:value-type="string" office:string-value="807DEE06">
            <text:p>807DEE06</text:p>
          </table:table-cell>
          <table:table-cell/>
          <table:table-cell office:value-type="string">
            <text:p>287da079</text:p>
          </table:table-cell>
          <table:table-cell table:formula="of:=HEX2DEC([.Q5])" office:value-type="float" office:value="679321721">
            <text:p>679321721</text:p>
          </table:table-cell>
          <table:table-cell table:formula="of:=[.R5]-[.R4]" office:value-type="float" office:value="-2139230714">
            <text:p>-2139230714</text:p>
          </table:table-cell>
          <table:table-cell table:formula="of:=MOD([.S5];4294967296)" office:value-type="float" office:value="2155736582">
            <text:p>2155736582</text:p>
          </table:table-cell>
          <table:table-cell table:formula="of:=DEC2HEX([.T5])" office:value-type="string" office:string-value="807DEE06">
            <text:p>807DEE06</text:p>
          </table:table-cell>
          <table:table-cell/>
          <table:table-cell office:value-type="string">
            <text:p>287da07a</text:p>
          </table:table-cell>
          <table:table-cell table:formula="of:=HEX2DEC([.W5])" office:value-type="float" office:value="679321722">
            <text:p>679321722</text:p>
          </table:table-cell>
          <table:table-cell table:formula="of:=[.X5]-[.X4]" office:value-type="float" office:value="-2139230710">
            <text:p>-2139230710</text:p>
          </table:table-cell>
          <table:table-cell table:formula="of:=MOD([.Y5];4294967296)" office:value-type="float" office:value="2155736586">
            <text:p>2155736586</text:p>
          </table:table-cell>
          <table:table-cell table:formula="of:=DEC2HEX([.Z5])" office:value-type="string" office:string-value="807DEE0A">
            <text:p>807DEE0A</text:p>
          </table:table-cell>
          <table:table-cell table:formula="of:=[.X5]-[.R5]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  <table:table-cell office:value-type="string">
            <text:p>0719de6c</text:p>
          </table:table-cell>
          <table:table-cell table:formula="of:=HEX2DEC([.F6])" office:value-type="float" office:value="119135852">
            <text:p>119135852</text:p>
          </table:table-cell>
          <table:table-cell table:formula="of:=[.G6]-[.G5]+4294967296" office:value-type="float" office:value="1103544995">
            <text:p>1103544995</text:p>
          </table:table-cell>
          <table:table-cell table:formula="of:=DEC2HEX([.H6])" office:value-type="string" office:string-value="41C6C2A3">
            <text:p>41C6C2A3</text:p>
          </table:table-cell>
          <table:table-cell/>
          <table:table-cell table:formula="of:=DEC2HEX([.L6])" office:value-type="string" office:string-value="A8FB8E7F">
            <text:p>A8FB8E7F</text:p>
          </table:table-cell>
          <table:table-cell table:formula="of:=([.AB6]=3)*([.R6]+1)+([.AB6]=-3)*([.R6]-1)+([.AB6]=-1)*([.R6]+1)+([.AB6]=1)*([.R6]-1)" office:value-type="float" office:value="2835058303">
            <text:p>2835058303</text:p>
          </table:table-cell>
          <table:table-cell table:formula="of:=[.L6]-[.L5]" office:value-type="float" office:value="2155736583">
            <text:p>2155736583</text:p>
          </table:table-cell>
          <table:table-cell table:formula="of:=MOD([.M6];4294967296)" office:value-type="float" office:value="2155736583">
            <text:p>2155736583</text:p>
          </table:table-cell>
          <table:table-cell table:formula="of:=DEC2HEX([.N6])" office:value-type="string" office:string-value="807DEE07">
            <text:p>807DEE07</text:p>
          </table:table-cell>
          <table:table-cell/>
          <table:table-cell office:value-type="string">
            <text:p>a8fb8e7e</text:p>
          </table:table-cell>
          <table:table-cell table:formula="of:=HEX2DEC([.Q6])" office:value-type="float" office:value="2835058302">
            <text:p>2835058302</text:p>
          </table:table-cell>
          <table:table-cell table:formula="of:=[.R6]-[.R5]" office:value-type="float" office:value="2155736581">
            <text:p>2155736581</text:p>
          </table:table-cell>
          <table:table-cell table:formula="of:=MOD([.S6];4294967296)" office:value-type="float" office:value="2155736581">
            <text:p>2155736581</text:p>
          </table:table-cell>
          <table:table-cell table:formula="of:=DEC2HEX([.T6])" office:value-type="string" office:string-value="807DEE05">
            <text:p>807DEE05</text:p>
          </table:table-cell>
          <table:table-cell/>
          <table:table-cell office:value-type="string">
            <text:p>a8fb8e7d</text:p>
          </table:table-cell>
          <table:table-cell table:formula="of:=HEX2DEC([.W6])" office:value-type="float" office:value="2835058301">
            <text:p>2835058301</text:p>
          </table:table-cell>
          <table:table-cell table:formula="of:=[.X6]-[.X5]" office:value-type="float" office:value="2155736579">
            <text:p>2155736579</text:p>
          </table:table-cell>
          <table:table-cell table:formula="of:=MOD([.Y6];4294967296)" office:value-type="float" office:value="2155736579">
            <text:p>2155736579</text:p>
          </table:table-cell>
          <table:table-cell table:formula="of:=DEC2HEX([.Z6])" office:value-type="string" office:string-value="807DEE03">
            <text:p>807DEE03</text:p>
          </table:table-cell>
          <table:table-cell table:formula="of:=[.X6]-[.R6]" office:value-type="float" office:value="-1">
            <text:p>-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  <table:table-cell office:value-type="string">
            <text:p>48dfa103</text:p>
          </table:table-cell>
          <table:table-cell table:formula="of:=HEX2DEC([.F7])" office:value-type="float" office:value="1222615299">
            <text:p>1222615299</text:p>
          </table:table-cell>
          <table:table-cell table:formula="of:=[.G7]-[.G6]" office:value-type="float" office:value="1103479447">
            <text:p>1103479447</text:p>
          </table:table-cell>
          <table:table-cell table:formula="of:=DEC2HEX([.H7])" office:value-type="string" office:string-value="41C5C297">
            <text:p>41C5C297</text:p>
          </table:table-cell>
          <table:table-cell/>
          <table:table-cell table:formula="of:=DEC2HEX([.L7])" office:value-type="string" office:string-value="29787C85">
            <text:p>29787C85</text:p>
          </table:table-cell>
          <table:table-cell table:formula="of:=([.AB7]=3)*([.R7]+1)+([.AB7]=-3)*([.R7]-1)+([.AB7]=-1)*([.R7]+1)+([.AB7]=1)*([.R7]-1)" office:value-type="float" office:value="695762053">
            <text:p>695762053</text:p>
          </table:table-cell>
          <table:table-cell table:formula="of:=[.L7]-[.L6]" office:value-type="float" office:value="-2139296250">
            <text:p>-2139296250</text:p>
          </table:table-cell>
          <table:table-cell table:formula="of:=MOD([.M7];4294967296)" office:value-type="float" office:value="2155671046">
            <text:p>2155671046</text:p>
          </table:table-cell>
          <table:table-cell table:formula="of:=DEC2HEX([.N7])" office:value-type="string" office:string-value="807CEE06">
            <text:p>807CEE06</text:p>
          </table:table-cell>
          <table:table-cell/>
          <table:table-cell office:value-type="string">
            <text:p>29787c84</text:p>
          </table:table-cell>
          <table:table-cell table:formula="of:=HEX2DEC([.Q7])" office:value-type="float" office:value="695762052">
            <text:p>695762052</text:p>
          </table:table-cell>
          <table:table-cell table:formula="of:=[.R7]-[.R6]" office:value-type="float" office:value="-2139296250">
            <text:p>-2139296250</text:p>
          </table:table-cell>
          <table:table-cell table:formula="of:=MOD([.S7];4294967296)" office:value-type="float" office:value="2155671046">
            <text:p>2155671046</text:p>
          </table:table-cell>
          <table:table-cell table:formula="of:=DEC2HEX([.T7])" office:value-type="string" office:string-value="807CEE06">
            <text:p>807CEE06</text:p>
          </table:table-cell>
          <table:table-cell/>
          <table:table-cell office:value-type="string">
            <text:p>29787c87</text:p>
          </table:table-cell>
          <table:table-cell table:formula="of:=HEX2DEC([.W7])" office:value-type="float" office:value="695762055">
            <text:p>695762055</text:p>
          </table:table-cell>
          <table:table-cell table:formula="of:=[.X7]-[.X6]" office:value-type="float" office:value="-2139296246">
            <text:p>-2139296246</text:p>
          </table:table-cell>
          <table:table-cell table:formula="of:=MOD([.Y7];4294967296)" office:value-type="float" office:value="2155671050">
            <text:p>2155671050</text:p>
          </table:table-cell>
          <table:table-cell table:formula="of:=DEC2HEX([.Z7])" office:value-type="string" office:string-value="807CEE0A">
            <text:p>807CEE0A</text:p>
          </table:table-cell>
          <table:table-cell table:formula="of:=[.X7]-[.R7]" office:value-type="float" office:value="3">
            <text:p>3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  <table:table-cell office:value-type="string">
            <text:p>8aa663a1</text:p>
          </table:table-cell>
          <table:table-cell table:formula="of:=HEX2DEC([.F8])" office:value-type="float" office:value="2326160289">
            <text:p>2326160289</text:p>
          </table:table-cell>
          <table:table-cell table:formula="of:=[.G8]-[.G7]" office:value-type="float" office:value="1103544990">
            <text:p>1103544990</text:p>
          </table:table-cell>
          <table:table-cell table:formula="of:=DEC2HEX([.H8])" office:value-type="string" office:string-value="41C6C29E">
            <text:p>41C6C29E</text:p>
          </table:table-cell>
          <table:table-cell/>
          <table:table-cell table:formula="of:=DEC2HEX([.L8])" office:value-type="string" office:string-value="A9F66A8C">
            <text:p>A9F66A8C</text:p>
          </table:table-cell>
          <table:table-cell table:formula="of:=([.AB8]=3)*([.R8]+1)+([.AB8]=-3)*([.R8]-1)+([.AB8]=-1)*([.R8]+1)+([.AB8]=1)*([.R8]-1)" office:value-type="float" office:value="2851498636">
            <text:p>2851498636</text:p>
          </table:table-cell>
          <table:table-cell table:formula="of:=[.L8]-[.L7]" office:value-type="float" office:value="2155736583">
            <text:p>2155736583</text:p>
          </table:table-cell>
          <table:table-cell table:formula="of:=MOD([.M8];4294967296)" office:value-type="float" office:value="2155736583">
            <text:p>2155736583</text:p>
          </table:table-cell>
          <table:table-cell table:formula="of:=DEC2HEX([.N8])" office:value-type="string" office:string-value="807DEE07">
            <text:p>807DEE07</text:p>
          </table:table-cell>
          <table:table-cell/>
          <table:table-cell office:value-type="string">
            <text:p>a9f66a8d</text:p>
          </table:table-cell>
          <table:table-cell table:formula="of:=HEX2DEC([.Q8])" office:value-type="float" office:value="2851498637">
            <text:p>2851498637</text:p>
          </table:table-cell>
          <table:table-cell table:formula="of:=[.R8]-[.R7]" office:value-type="float" office:value="2155736585">
            <text:p>2155736585</text:p>
          </table:table-cell>
          <table:table-cell table:formula="of:=MOD([.S8];4294967296)" office:value-type="float" office:value="2155736585">
            <text:p>2155736585</text:p>
          </table:table-cell>
          <table:table-cell table:formula="of:=DEC2HEX([.T8])" office:value-type="string" office:string-value="807DEE09">
            <text:p>807DEE09</text:p>
          </table:table-cell>
          <table:table-cell/>
          <table:table-cell office:value-type="string">
            <text:p>a9f66a8e</text:p>
          </table:table-cell>
          <table:table-cell table:formula="of:=HEX2DEC([.W8])" office:value-type="float" office:value="2851498638">
            <text:p>2851498638</text:p>
          </table:table-cell>
          <table:table-cell table:formula="of:=[.X8]-[.X7]" office:value-type="float" office:value="2155736583">
            <text:p>2155736583</text:p>
          </table:table-cell>
          <table:table-cell table:formula="of:=MOD([.Y8];4294967296)" office:value-type="float" office:value="2155736583">
            <text:p>2155736583</text:p>
          </table:table-cell>
          <table:table-cell table:formula="of:=DEC2HEX([.Z8])" office:value-type="string" office:string-value="807DEE07">
            <text:p>807DEE07</text:p>
          </table:table-cell>
          <table:table-cell table:formula="of:=[.X8]-[.R8]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office:value-type="string">
            <text:p>cc6c2644</text:p>
          </table:table-cell>
          <table:table-cell table:formula="of:=HEX2DEC([.F9])" office:value-type="float" office:value="3429639748">
            <text:p>3429639748</text:p>
          </table:table-cell>
          <table:table-cell table:formula="of:=[.G9]-[.G8]" office:value-type="float" office:value="1103479459">
            <text:p>1103479459</text:p>
          </table:table-cell>
          <table:table-cell table:formula="of:=DEC2HEX([.H9])" office:value-type="string" office:string-value="41C5C2A3">
            <text:p>41C5C2A3</text:p>
          </table:table-cell>
          <table:table-cell/>
          <table:table-cell table:formula="of:=DEC2HEX([.L9])" office:value-type="string" office:string-value="2A745892">
            <text:p>2A745892</text:p>
          </table:table-cell>
          <table:table-cell table:formula="of:=([.AB9]=3)*([.R9]+1)+([.AB9]=-3)*([.R9]-1)+([.AB9]=-1)*([.R9]+1)+([.AB9]=1)*([.R9]-1)" office:value-type="float" office:value="712267922">
            <text:p>712267922</text:p>
          </table:table-cell>
          <table:table-cell table:formula="of:=[.L9]-[.L8]" office:value-type="float" office:value="-2139230714">
            <text:p>-2139230714</text:p>
          </table:table-cell>
          <table:table-cell table:formula="of:=MOD([.M9];4294967296)" office:value-type="float" office:value="2155736582">
            <text:p>2155736582</text:p>
          </table:table-cell>
          <table:table-cell table:formula="of:=DEC2HEX([.N9])" office:value-type="string" office:string-value="807DEE06">
            <text:p>807DEE06</text:p>
          </table:table-cell>
          <table:table-cell/>
          <table:table-cell office:value-type="string">
            <text:p>2a745893</text:p>
          </table:table-cell>
          <table:table-cell table:formula="of:=HEX2DEC([.Q9])" office:value-type="float" office:value="712267923">
            <text:p>712267923</text:p>
          </table:table-cell>
          <table:table-cell table:formula="of:=[.R9]-[.R8]" office:value-type="float" office:value="-2139230714">
            <text:p>-2139230714</text:p>
          </table:table-cell>
          <table:table-cell table:formula="of:=MOD([.S9];4294967296)" office:value-type="float" office:value="2155736582">
            <text:p>2155736582</text:p>
          </table:table-cell>
          <table:table-cell table:formula="of:=DEC2HEX([.T9])" office:value-type="string" office:string-value="807DEE06">
            <text:p>807DEE06</text:p>
          </table:table-cell>
          <table:table-cell/>
          <table:table-cell office:value-type="string">
            <text:p>2a745890</text:p>
          </table:table-cell>
          <table:table-cell table:formula="of:=HEX2DEC([.W9])" office:value-type="float" office:value="712267920">
            <text:p>712267920</text:p>
          </table:table-cell>
          <table:table-cell table:formula="of:=[.X9]-[.X8]" office:value-type="float" office:value="-2139230718">
            <text:p>-2139230718</text:p>
          </table:table-cell>
          <table:table-cell table:formula="of:=MOD([.Y9];4294967296)" office:value-type="float" office:value="2155736578">
            <text:p>2155736578</text:p>
          </table:table-cell>
          <table:table-cell table:formula="of:=DEC2HEX([.Z9])" office:value-type="string" office:string-value="807DEE02">
            <text:p>807DEE02</text:p>
          </table:table-cell>
          <table:table-cell table:formula="of:=[.X9]-[.R9]" office:value-type="float" office:value="-3">
            <text:p>-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office:value-type="string">
            <text:p>0e32e8fa</text:p>
          </table:table-cell>
          <table:table-cell table:formula="of:=HEX2DEC([.F10])" office:value-type="float" office:value="238217466">
            <text:p>238217466</text:p>
          </table:table-cell>
          <table:table-cell table:formula="of:=[.G10]-[.G9]+4294967296" office:value-type="float" office:value="1103545014">
            <text:p>1103545014</text:p>
          </table:table-cell>
          <table:table-cell table:formula="of:=DEC2HEX([.H10])" office:value-type="string" office:string-value="41C6C2B6">
            <text:p>41C6C2B6</text:p>
          </table:table-cell>
          <table:table-cell/>
          <table:table-cell table:formula="of:=DEC2HEX([.L10])" office:value-type="string" office:string-value="AAF24699">
            <text:p>AAF24699</text:p>
          </table:table-cell>
          <table:table-cell table:formula="of:=([.AB10]=3)*([.R10]+1)+([.AB10]=-3)*([.R10]-1)+([.AB10]=-1)*([.R10]+1)+([.AB10]=1)*([.R10]-1)" office:value-type="float" office:value="2868004505">
            <text:p>2868004505</text:p>
          </table:table-cell>
          <table:table-cell table:formula="of:=[.L10]-[.L9]" office:value-type="float" office:value="2155736583">
            <text:p>2155736583</text:p>
          </table:table-cell>
          <table:table-cell table:formula="of:=MOD([.M10];4294967296)" office:value-type="float" office:value="2155736583">
            <text:p>2155736583</text:p>
          </table:table-cell>
          <table:table-cell table:formula="of:=DEC2HEX([.N10])" office:value-type="string" office:string-value="807DEE07">
            <text:p>807DEE07</text:p>
          </table:table-cell>
          <table:table-cell/>
          <table:table-cell office:value-type="string">
            <text:p>aaf24698</text:p>
          </table:table-cell>
          <table:table-cell table:formula="of:=HEX2DEC([.Q10])" office:value-type="float" office:value="2868004504">
            <text:p>2868004504</text:p>
          </table:table-cell>
          <table:table-cell table:formula="of:=[.R10]-[.R9]" office:value-type="float" office:value="2155736581">
            <text:p>2155736581</text:p>
          </table:table-cell>
          <table:table-cell table:formula="of:=MOD([.S10];4294967296)" office:value-type="float" office:value="2155736581">
            <text:p>2155736581</text:p>
          </table:table-cell>
          <table:table-cell table:formula="of:=DEC2HEX([.T10])" office:value-type="string" office:string-value="807DEE05">
            <text:p>807DEE05</text:p>
          </table:table-cell>
          <table:table-cell/>
          <table:table-cell office:value-type="string">
            <text:p>aaf2469b</text:p>
          </table:table-cell>
          <table:table-cell table:formula="of:=HEX2DEC([.W10])" office:value-type="float" office:value="2868004507">
            <text:p>2868004507</text:p>
          </table:table-cell>
          <table:table-cell table:formula="of:=[.X10]-[.X9]" office:value-type="float" office:value="2155736587">
            <text:p>2155736587</text:p>
          </table:table-cell>
          <table:table-cell table:formula="of:=MOD([.Y10];4294967296)" office:value-type="float" office:value="2155736587">
            <text:p>2155736587</text:p>
          </table:table-cell>
          <table:table-cell table:formula="of:=DEC2HEX([.Z10])" office:value-type="string" office:string-value="807DEE0B">
            <text:p>807DEE0B</text:p>
          </table:table-cell>
          <table:table-cell table:formula="of:=[.X10]-[.R10]" office:value-type="float" office:value="3">
            <text:p>3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  <table:table-cell office:value-type="string">
            <text:p>4ff8ab99</text:p>
          </table:table-cell>
          <table:table-cell table:formula="of:=HEX2DEC([.F11])" office:value-type="float" office:value="1341696921">
            <text:p>1341696921</text:p>
          </table:table-cell>
          <table:table-cell table:formula="of:=[.G11]-[.G10]" office:value-type="float" office:value="1103479455">
            <text:p>1103479455</text:p>
          </table:table-cell>
          <table:table-cell table:formula="of:=DEC2HEX([.H11])" office:value-type="string" office:string-value="41C5C29F">
            <text:p>41C5C29F</text:p>
          </table:table-cell>
          <table:table-cell/>
          <table:table-cell table:formula="of:=DEC2HEX([.L11])" office:value-type="string" office:string-value="2B6F349F">
            <text:p>2B6F349F</text:p>
          </table:table-cell>
          <table:table-cell table:formula="of:=([.AB11]=3)*([.R11]+1)+([.AB11]=-3)*([.R11]-1)+([.AB11]=-1)*([.R11]+1)+([.AB11]=1)*([.R11]-1)" office:value-type="float" office:value="728708255">
            <text:p>728708255</text:p>
          </table:table-cell>
          <table:table-cell table:formula="of:=[.L11]-[.L10]" office:value-type="float" office:value="-2139296250">
            <text:p>-2139296250</text:p>
          </table:table-cell>
          <table:table-cell table:formula="of:=MOD([.M11];4294967296)" office:value-type="float" office:value="2155671046">
            <text:p>2155671046</text:p>
          </table:table-cell>
          <table:table-cell table:formula="of:=DEC2HEX([.N11])" office:value-type="string" office:string-value="807CEE06">
            <text:p>807CEE06</text:p>
          </table:table-cell>
          <table:table-cell/>
          <table:table-cell office:value-type="string">
            <text:p>2b6f349e</text:p>
          </table:table-cell>
          <table:table-cell table:formula="of:=HEX2DEC([.Q11])" office:value-type="float" office:value="728708254">
            <text:p>728708254</text:p>
          </table:table-cell>
          <table:table-cell table:formula="of:=[.R11]-[.R10]" office:value-type="float" office:value="-2139296250">
            <text:p>-2139296250</text:p>
          </table:table-cell>
          <table:table-cell table:formula="of:=MOD([.S11];4294967296)" office:value-type="float" office:value="2155671046">
            <text:p>2155671046</text:p>
          </table:table-cell>
          <table:table-cell table:formula="of:=DEC2HEX([.T11])" office:value-type="string" office:string-value="807CEE06">
            <text:p>807CEE06</text:p>
          </table:table-cell>
          <table:table-cell/>
          <table:table-cell office:value-type="string">
            <text:p>2b6f349d</text:p>
          </table:table-cell>
          <table:table-cell table:formula="of:=HEX2DEC([.W11])" office:value-type="float" office:value="728708253">
            <text:p>728708253</text:p>
          </table:table-cell>
          <table:table-cell table:formula="of:=[.X11]-[.X10]" office:value-type="float" office:value="-2139296254">
            <text:p>-2139296254</text:p>
          </table:table-cell>
          <table:table-cell table:formula="of:=MOD([.Y11];4294967296)" office:value-type="float" office:value="2155671042">
            <text:p>2155671042</text:p>
          </table:table-cell>
          <table:table-cell table:formula="of:=DEC2HEX([.Z11])" office:value-type="string" office:string-value="807CEE02">
            <text:p>807CEE02</text:p>
          </table:table-cell>
          <table:table-cell table:formula="of:=[.X11]-[.R11]" office:value-type="float" office:value="-1">
            <text:p>-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/>
          <table:table-cell office:value-type="string">
            <text:p>91bf6e3c</text:p>
          </table:table-cell>
          <table:table-cell table:formula="of:=HEX2DEC([.F12])" office:value-type="float" office:value="2445241916">
            <text:p>2445241916</text:p>
          </table:table-cell>
          <table:table-cell table:formula="of:=[.G12]-[.G11]" office:value-type="float" office:value="1103544995">
            <text:p>1103544995</text:p>
          </table:table-cell>
          <table:table-cell table:formula="of:=DEC2HEX([.H12])" office:value-type="string" office:string-value="41C6C2A3">
            <text:p>41C6C2A3</text:p>
          </table:table-cell>
          <table:table-cell/>
          <table:table-cell table:formula="of:=DEC2HEX([.L12])" office:value-type="string" office:string-value="ABED22A6">
            <text:p>ABED22A6</text:p>
          </table:table-cell>
          <table:table-cell table:formula="of:=([.AB12]=3)*([.R12]+1)+([.AB12]=-3)*([.R12]-1)+([.AB12]=-1)*([.R12]+1)+([.AB12]=1)*([.R12]-1)" office:value-type="float" office:value="2884444838">
            <text:p>2884444838</text:p>
          </table:table-cell>
          <table:table-cell table:formula="of:=[.L12]-[.L11]" office:value-type="float" office:value="2155736583">
            <text:p>2155736583</text:p>
          </table:table-cell>
          <table:table-cell table:formula="of:=MOD([.M12];4294967296)" office:value-type="float" office:value="2155736583">
            <text:p>2155736583</text:p>
          </table:table-cell>
          <table:table-cell table:formula="of:=DEC2HEX([.N12])" office:value-type="string" office:string-value="807DEE07">
            <text:p>807DEE07</text:p>
          </table:table-cell>
          <table:table-cell/>
          <table:table-cell office:value-type="string">
            <text:p>abed22a7</text:p>
          </table:table-cell>
          <table:table-cell table:formula="of:=HEX2DEC([.Q12])" office:value-type="float" office:value="2884444839">
            <text:p>2884444839</text:p>
          </table:table-cell>
          <table:table-cell table:formula="of:=[.R12]-[.R11]" office:value-type="float" office:value="2155736585">
            <text:p>2155736585</text:p>
          </table:table-cell>
          <table:table-cell table:formula="of:=MOD([.S12];4294967296)" office:value-type="float" office:value="2155736585">
            <text:p>2155736585</text:p>
          </table:table-cell>
          <table:table-cell table:formula="of:=DEC2HEX([.T12])" office:value-type="string" office:string-value="807DEE09">
            <text:p>807DEE09</text:p>
          </table:table-cell>
          <table:table-cell/>
          <table:table-cell office:value-type="string">
            <text:p>abed22a4</text:p>
          </table:table-cell>
          <table:table-cell table:formula="of:=HEX2DEC([.W12])" office:value-type="float" office:value="2884444836">
            <text:p>2884444836</text:p>
          </table:table-cell>
          <table:table-cell table:formula="of:=[.X12]-[.X11]" office:value-type="float" office:value="2155736583">
            <text:p>2155736583</text:p>
          </table:table-cell>
          <table:table-cell table:formula="of:=MOD([.Y12];4294967296)" office:value-type="float" office:value="2155736583">
            <text:p>2155736583</text:p>
          </table:table-cell>
          <table:table-cell table:formula="of:=DEC2HEX([.Z12])" office:value-type="string" office:string-value="807DEE07">
            <text:p>807DEE07</text:p>
          </table:table-cell>
          <table:table-cell table:formula="of:=[.X12]-[.R12]" office:value-type="float" office:value="-3">
            <text:p>-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  <table:table-cell office:value-type="string">
            <text:p>d38530d2</text:p>
          </table:table-cell>
          <table:table-cell table:formula="of:=HEX2DEC([.F13])" office:value-type="float" office:value="3548721362">
            <text:p>3548721362</text:p>
          </table:table-cell>
          <table:table-cell table:formula="of:=[.G13]-[.G12]" office:value-type="float" office:value="1103479446">
            <text:p>1103479446</text:p>
          </table:table-cell>
          <table:table-cell table:formula="of:=DEC2HEX([.H13])" office:value-type="string" office:string-value="41C5C296">
            <text:p>41C5C296</text:p>
          </table:table-cell>
          <table:table-cell/>
          <table:table-cell table:formula="of:=DEC2HEX([.L13])" office:value-type="string" office:string-value="2C6B10AC">
            <text:p>2C6B10AC</text:p>
          </table:table-cell>
          <table:table-cell table:formula="of:=([.AB13]=3)*([.R13]+1)+([.AB13]=-3)*([.R13]-1)+([.AB13]=-1)*([.R13]+1)+([.AB13]=1)*([.R13]-1)" office:value-type="float" office:value="745214124">
            <text:p>745214124</text:p>
          </table:table-cell>
          <table:table-cell table:formula="of:=[.L13]-[.L12]" office:value-type="float" office:value="-2139230714">
            <text:p>-2139230714</text:p>
          </table:table-cell>
          <table:table-cell table:formula="of:=MOD([.M13];4294967296)" office:value-type="float" office:value="2155736582">
            <text:p>2155736582</text:p>
          </table:table-cell>
          <table:table-cell table:formula="of:=DEC2HEX([.N13])" office:value-type="string" office:string-value="807DEE06">
            <text:p>807DEE06</text:p>
          </table:table-cell>
          <table:table-cell/>
          <table:table-cell office:value-type="string">
            <text:p>2c6b10ad</text:p>
          </table:table-cell>
          <table:table-cell table:formula="of:=HEX2DEC([.Q13])" office:value-type="float" office:value="745214125">
            <text:p>745214125</text:p>
          </table:table-cell>
          <table:table-cell table:formula="of:=[.R13]-[.R12]" office:value-type="float" office:value="-2139230714">
            <text:p>-2139230714</text:p>
          </table:table-cell>
          <table:table-cell table:formula="of:=MOD([.S13];4294967296)" office:value-type="float" office:value="2155736582">
            <text:p>2155736582</text:p>
          </table:table-cell>
          <table:table-cell table:formula="of:=DEC2HEX([.T13])" office:value-type="string" office:string-value="807DEE06">
            <text:p>807DEE06</text:p>
          </table:table-cell>
          <table:table-cell/>
          <table:table-cell office:value-type="string">
            <text:p>2c6b10ae</text:p>
          </table:table-cell>
          <table:table-cell table:formula="of:=HEX2DEC([.W13])" office:value-type="float" office:value="745214126">
            <text:p>745214126</text:p>
          </table:table-cell>
          <table:table-cell table:formula="of:=[.X13]-[.X12]" office:value-type="float" office:value="-2139230710">
            <text:p>-2139230710</text:p>
          </table:table-cell>
          <table:table-cell table:formula="of:=MOD([.Y13];4294967296)" office:value-type="float" office:value="2155736586">
            <text:p>2155736586</text:p>
          </table:table-cell>
          <table:table-cell table:formula="of:=DEC2HEX([.Z13])" office:value-type="string" office:string-value="807DEE0A">
            <text:p>807DEE0A</text:p>
          </table:table-cell>
          <table:table-cell table:formula="of:=[.X13]-[.R13]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4"/>
          <table:table-cell office:value-type="string">
            <text:p>154bf371</text:p>
          </table:table-cell>
          <table:table-cell table:formula="of:=HEX2DEC([.F14])" office:value-type="float" office:value="357299057">
            <text:p>357299057</text:p>
          </table:table-cell>
          <table:table-cell table:formula="of:=[.G14]-[.G13]+4294967296" office:value-type="float" office:value="1103544991">
            <text:p>1103544991</text:p>
          </table:table-cell>
          <table:table-cell table:formula="of:=DEC2HEX([.H14])" office:value-type="string" office:string-value="41C6C29F">
            <text:p>41C6C29F</text:p>
          </table:table-cell>
          <table:table-cell/>
          <table:table-cell table:formula="of:=DEC2HEX([.L14])" office:value-type="string" office:string-value="ACE9FEB3">
            <text:p>ACE9FEB3</text:p>
          </table:table-cell>
          <table:table-cell table:formula="of:=([.AB14]=3)*([.R14]+1)+([.AB14]=-3)*([.R14]-1)+([.AB14]=-1)*([.R14]+1)+([.AB14]=1)*([.R14]-1)" office:value-type="float" office:value="2901016243">
            <text:p>2901016243</text:p>
          </table:table-cell>
          <table:table-cell table:formula="of:=[.L14]-[.L13]" office:value-type="float" office:value="2155802119">
            <text:p>2155802119</text:p>
          </table:table-cell>
          <table:table-cell table:formula="of:=MOD([.M14];4294967296)" office:value-type="float" office:value="2155802119">
            <text:p>2155802119</text:p>
          </table:table-cell>
          <table:table-cell table:formula="of:=DEC2HEX([.N14])" office:value-type="string" office:string-value="807EEE07">
            <text:p>807EEE07</text:p>
          </table:table-cell>
          <table:table-cell/>
          <table:table-cell office:value-type="string">
            <text:p>ace9feb2</text:p>
          </table:table-cell>
          <table:table-cell table:formula="of:=HEX2DEC([.Q14])" office:value-type="float" office:value="2901016242">
            <text:p>2901016242</text:p>
          </table:table-cell>
          <table:table-cell table:formula="of:=[.R14]-[.R13]" office:value-type="float" office:value="2155802117">
            <text:p>2155802117</text:p>
          </table:table-cell>
          <table:table-cell table:formula="of:=MOD([.S14];4294967296)" office:value-type="float" office:value="2155802117">
            <text:p>2155802117</text:p>
          </table:table-cell>
          <table:table-cell table:formula="of:=DEC2HEX([.T14])" office:value-type="string" office:string-value="807EEE05">
            <text:p>807EEE05</text:p>
          </table:table-cell>
          <table:table-cell/>
          <table:table-cell office:value-type="string">
            <text:p>ace9feb1</text:p>
          </table:table-cell>
          <table:table-cell table:formula="of:=HEX2DEC([.W14])" office:value-type="float" office:value="2901016241">
            <text:p>2901016241</text:p>
          </table:table-cell>
          <table:table-cell table:formula="of:=[.X14]-[.X13]" office:value-type="float" office:value="2155802115">
            <text:p>2155802115</text:p>
          </table:table-cell>
          <table:table-cell table:formula="of:=MOD([.Y14];4294967296)" office:value-type="float" office:value="2155802115">
            <text:p>2155802115</text:p>
          </table:table-cell>
          <table:table-cell table:formula="of:=DEC2HEX([.Z14])" office:value-type="string" office:string-value="807EEE03">
            <text:p>807EEE03</text:p>
          </table:table-cell>
          <table:table-cell table:formula="of:=[.X14]-[.R14]" office:value-type="float" office:value="-1">
            <text:p>-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4"/>
          <table:table-cell office:value-type="string">
            <text:p>5712b617</text:p>
          </table:table-cell>
          <table:table-cell table:formula="of:=HEX2DEC([.F15])" office:value-type="float" office:value="1460844055">
            <text:p>1460844055</text:p>
          </table:table-cell>
          <table:table-cell table:formula="of:=[.G15]-[.G14]" office:value-type="float" office:value="1103544998">
            <text:p>1103544998</text:p>
          </table:table-cell>
          <table:table-cell table:formula="of:=DEC2HEX([.H15])" office:value-type="string" office:string-value="41C6C2A6">
            <text:p>41C6C2A6</text:p>
          </table:table-cell>
          <table:table-cell/>
          <table:table-cell table:formula="of:=DEC2HEX([.L15])" office:value-type="string" office:string-value="2D66ECB9">
            <text:p>2D66ECB9</text:p>
          </table:table-cell>
          <table:table-cell table:formula="of:=([.AB15]=3)*([.R15]+1)+([.AB15]=-3)*([.R15]-1)+([.AB15]=-1)*([.R15]+1)+([.AB15]=1)*([.R15]-1)" office:value-type="float" office:value="761719993">
            <text:p>761719993</text:p>
          </table:table-cell>
          <table:table-cell table:formula="of:=[.L15]-[.L14]" office:value-type="float" office:value="-2139296250">
            <text:p>-2139296250</text:p>
          </table:table-cell>
          <table:table-cell table:formula="of:=MOD([.M15];4294967296)" office:value-type="float" office:value="2155671046">
            <text:p>2155671046</text:p>
          </table:table-cell>
          <table:table-cell table:formula="of:=DEC2HEX([.N15])" office:value-type="string" office:string-value="807CEE06">
            <text:p>807CEE06</text:p>
          </table:table-cell>
          <table:table-cell/>
          <table:table-cell office:value-type="string">
            <text:p>2d66ecb8</text:p>
          </table:table-cell>
          <table:table-cell table:formula="of:=HEX2DEC([.Q15])" office:value-type="float" office:value="761719992">
            <text:p>761719992</text:p>
          </table:table-cell>
          <table:table-cell table:formula="of:=[.R15]-[.R14]" office:value-type="float" office:value="-2139296250">
            <text:p>-2139296250</text:p>
          </table:table-cell>
          <table:table-cell table:formula="of:=MOD([.S15];4294967296)" office:value-type="float" office:value="2155671046">
            <text:p>2155671046</text:p>
          </table:table-cell>
          <table:table-cell table:formula="of:=DEC2HEX([.T15])" office:value-type="string" office:string-value="807CEE06">
            <text:p>807CEE06</text:p>
          </table:table-cell>
          <table:table-cell/>
          <table:table-cell office:value-type="string">
            <text:p>2d66ecbb</text:p>
          </table:table-cell>
          <table:table-cell table:formula="of:=HEX2DEC([.W15])" office:value-type="float" office:value="761719995">
            <text:p>761719995</text:p>
          </table:table-cell>
          <table:table-cell table:formula="of:=[.X15]-[.X14]" office:value-type="float" office:value="-2139296246">
            <text:p>-2139296246</text:p>
          </table:table-cell>
          <table:table-cell table:formula="of:=MOD([.Y15];4294967296)" office:value-type="float" office:value="2155671050">
            <text:p>2155671050</text:p>
          </table:table-cell>
          <table:table-cell table:formula="of:=DEC2HEX([.Z15])" office:value-type="string" office:string-value="807CEE0A">
            <text:p>807CEE0A</text:p>
          </table:table-cell>
          <table:table-cell table:formula="of:=[.X15]-[.R15]" office:value-type="float" office:value="3">
            <text:p>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4"/>
          <table:table-cell office:value-type="string">
            <text:p>98d878ca</text:p>
          </table:table-cell>
          <table:table-cell table:formula="of:=HEX2DEC([.F16])" office:value-type="float" office:value="2564323530">
            <text:p>2564323530</text:p>
          </table:table-cell>
          <table:table-cell table:formula="of:=[.G16]-[.G15]" office:value-type="float" office:value="1103479475">
            <text:p>1103479475</text:p>
          </table:table-cell>
          <table:table-cell table:formula="of:=DEC2HEX([.H16])" office:value-type="string" office:string-value="41C5C2B3">
            <text:p>41C5C2B3</text:p>
          </table:table-cell>
          <table:table-cell/>
          <table:table-cell table:formula="of:=DEC2HEX([.L16])" office:value-type="string" office:string-value="ADE4DAC0">
            <text:p>ADE4DAC0</text:p>
          </table:table-cell>
          <table:table-cell table:formula="of:=([.AB16]=3)*([.R16]+1)+([.AB16]=-3)*([.R16]-1)+([.AB16]=-1)*([.R16]+1)+([.AB16]=1)*([.R16]-1)" office:value-type="float" office:value="2917456576">
            <text:p>2917456576</text:p>
          </table:table-cell>
          <table:table-cell table:formula="of:=[.L16]-[.L15]" office:value-type="float" office:value="2155736583">
            <text:p>2155736583</text:p>
          </table:table-cell>
          <table:table-cell table:formula="of:=MOD([.M16];4294967296)" office:value-type="float" office:value="2155736583">
            <text:p>2155736583</text:p>
          </table:table-cell>
          <table:table-cell table:formula="of:=DEC2HEX([.N16])" office:value-type="string" office:string-value="807DEE07">
            <text:p>807DEE07</text:p>
          </table:table-cell>
          <table:table-cell/>
          <table:table-cell office:value-type="string">
            <text:p>ade4dac1</text:p>
          </table:table-cell>
          <table:table-cell table:formula="of:=HEX2DEC([.Q16])" office:value-type="float" office:value="2917456577">
            <text:p>2917456577</text:p>
          </table:table-cell>
          <table:table-cell table:formula="of:=[.R16]-[.R15]" office:value-type="float" office:value="2155736585">
            <text:p>2155736585</text:p>
          </table:table-cell>
          <table:table-cell table:formula="of:=MOD([.S16];4294967296)" office:value-type="float" office:value="2155736585">
            <text:p>2155736585</text:p>
          </table:table-cell>
          <table:table-cell table:formula="of:=DEC2HEX([.T16])" office:value-type="string" office:string-value="807DEE09">
            <text:p>807DEE09</text:p>
          </table:table-cell>
          <table:table-cell/>
          <table:table-cell office:value-type="string">
            <text:p>ade4dac2</text:p>
          </table:table-cell>
          <table:table-cell table:formula="of:=HEX2DEC([.W16])" office:value-type="float" office:value="2917456578">
            <text:p>2917456578</text:p>
          </table:table-cell>
          <table:table-cell table:formula="of:=[.X16]-[.X15]" office:value-type="float" office:value="2155736583">
            <text:p>2155736583</text:p>
          </table:table-cell>
          <table:table-cell table:formula="of:=MOD([.Y16];4294967296)" office:value-type="float" office:value="2155736583">
            <text:p>2155736583</text:p>
          </table:table-cell>
          <table:table-cell table:formula="of:=DEC2HEX([.Z16])" office:value-type="string" office:string-value="807DEE07">
            <text:p>807DEE07</text:p>
          </table:table-cell>
          <table:table-cell table:formula="of:=[.X16]-[.R16]"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  <table:table-cell office:value-type="string">
            <text:p>da9e3b69</text:p>
          </table:table-cell>
          <table:table-cell table:formula="of:=HEX2DEC([.F17])" office:value-type="float" office:value="3667802985">
            <text:p>3667802985</text:p>
          </table:table-cell>
          <table:table-cell table:formula="of:=[.G17]-[.G16]" office:value-type="float" office:value="1103479455">
            <text:p>1103479455</text:p>
          </table:table-cell>
          <table:table-cell table:formula="of:=DEC2HEX([.H17])" office:value-type="string" office:string-value="41C5C29F">
            <text:p>41C5C29F</text:p>
          </table:table-cell>
          <table:table-cell/>
          <table:table-cell table:formula="of:=DEC2HEX([.L17])" office:value-type="string" office:string-value="2E62C8C6">
            <text:p>2E62C8C6</text:p>
          </table:table-cell>
          <table:table-cell table:formula="of:=([.AB17]=3)*([.R17]+1)+([.AB17]=-3)*([.R17]-1)+([.AB17]=-1)*([.R17]+1)+([.AB17]=1)*([.R17]-1)" office:value-type="float" office:value="778225862">
            <text:p>778225862</text:p>
          </table:table-cell>
          <table:table-cell table:formula="of:=[.L17]-[.L16]" office:value-type="float" office:value="-2139230714">
            <text:p>-2139230714</text:p>
          </table:table-cell>
          <table:table-cell table:formula="of:=MOD([.M17];4294967296)" office:value-type="float" office:value="2155736582">
            <text:p>2155736582</text:p>
          </table:table-cell>
          <table:table-cell table:formula="of:=DEC2HEX([.N17])" office:value-type="string" office:string-value="807DEE06">
            <text:p>807DEE06</text:p>
          </table:table-cell>
          <table:table-cell/>
          <table:table-cell office:value-type="string">
            <text:p>2e62c8c7</text:p>
          </table:table-cell>
          <table:table-cell table:formula="of:=HEX2DEC([.Q17])" office:value-type="float" office:value="778225863">
            <text:p>778225863</text:p>
          </table:table-cell>
          <table:table-cell table:formula="of:=[.R17]-[.R16]" office:value-type="float" office:value="-2139230714">
            <text:p>-2139230714</text:p>
          </table:table-cell>
          <table:table-cell table:formula="of:=MOD([.S17];4294967296)" office:value-type="float" office:value="2155736582">
            <text:p>2155736582</text:p>
          </table:table-cell>
          <table:table-cell table:formula="of:=DEC2HEX([.T17])" office:value-type="string" office:string-value="807DEE06">
            <text:p>807DEE06</text:p>
          </table:table-cell>
          <table:table-cell/>
          <table:table-cell office:value-type="string">
            <text:p>2e62c8c4</text:p>
          </table:table-cell>
          <table:table-cell table:formula="of:=HEX2DEC([.W17])" office:value-type="float" office:value="778225860">
            <text:p>778225860</text:p>
          </table:table-cell>
          <table:table-cell table:formula="of:=[.X17]-[.X16]" office:value-type="float" office:value="-2139230718">
            <text:p>-2139230718</text:p>
          </table:table-cell>
          <table:table-cell table:formula="of:=MOD([.Y17];4294967296)" office:value-type="float" office:value="2155736578">
            <text:p>2155736578</text:p>
          </table:table-cell>
          <table:table-cell table:formula="of:=DEC2HEX([.Z17])" office:value-type="string" office:string-value="807DEE02">
            <text:p>807DEE02</text:p>
          </table:table-cell>
          <table:table-cell table:formula="of:=[.X17]-[.R17]" office:value-type="float" office:value="-3">
            <text:p>-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office:value-type="string">
            <text:p>1c65fe0f</text:p>
          </table:table-cell>
          <table:table-cell table:formula="of:=HEX2DEC([.F18])" office:value-type="float" office:value="476446223">
            <text:p>476446223</text:p>
          </table:table-cell>
          <table:table-cell table:formula="of:=[.G18]-[.G17]+4294967296" office:value-type="float" office:value="1103610534">
            <text:p>1103610534</text:p>
          </table:table-cell>
          <table:table-cell table:formula="of:=DEC2HEX([.H18])" office:value-type="string" office:string-value="41C7C2A6">
            <text:p>41C7C2A6</text:p>
          </table:table-cell>
          <table:table-cell/>
          <table:table-cell table:formula="of:=DEC2HEX([.L18])" office:value-type="string" office:string-value="AEDFB6CD">
            <text:p>AEDFB6CD</text:p>
          </table:table-cell>
          <table:table-cell table:formula="of:=([.AB18]=3)*([.R18]+1)+([.AB18]=-3)*([.R18]-1)+([.AB18]=-1)*([.R18]+1)+([.AB18]=1)*([.R18]-1)" office:value-type="float" office:value="2933896909">
            <text:p>2933896909</text:p>
          </table:table-cell>
          <table:table-cell table:formula="of:=[.L18]-[.L17]" office:value-type="float" office:value="2155671047">
            <text:p>2155671047</text:p>
          </table:table-cell>
          <table:table-cell table:formula="of:=MOD([.M18];4294967296)" office:value-type="float" office:value="2155671047">
            <text:p>2155671047</text:p>
          </table:table-cell>
          <table:table-cell table:formula="of:=DEC2HEX([.N18])" office:value-type="string" office:string-value="807CEE07">
            <text:p>807CEE07</text:p>
          </table:table-cell>
          <table:table-cell/>
          <table:table-cell office:value-type="string">
            <text:p>aedfb6cc</text:p>
          </table:table-cell>
          <table:table-cell table:formula="of:=HEX2DEC([.Q18])" office:value-type="float" office:value="2933896908">
            <text:p>2933896908</text:p>
          </table:table-cell>
          <table:table-cell table:formula="of:=[.R18]-[.R17]" office:value-type="float" office:value="2155671045">
            <text:p>2155671045</text:p>
          </table:table-cell>
          <table:table-cell table:formula="of:=MOD([.S18];4294967296)" office:value-type="float" office:value="2155671045">
            <text:p>2155671045</text:p>
          </table:table-cell>
          <table:table-cell table:formula="of:=DEC2HEX([.T18])" office:value-type="string" office:string-value="807CEE05">
            <text:p>807CEE05</text:p>
          </table:table-cell>
          <table:table-cell/>
          <table:table-cell office:value-type="string">
            <text:p>aedfb6cf</text:p>
          </table:table-cell>
          <table:table-cell table:formula="of:=HEX2DEC([.W18])" office:value-type="float" office:value="2933896911">
            <text:p>2933896911</text:p>
          </table:table-cell>
          <table:table-cell table:formula="of:=[.X18]-[.X17]" office:value-type="float" office:value="2155671051">
            <text:p>2155671051</text:p>
          </table:table-cell>
          <table:table-cell table:formula="of:=MOD([.Y18];4294967296)" office:value-type="float" office:value="2155671051">
            <text:p>2155671051</text:p>
          </table:table-cell>
          <table:table-cell table:formula="of:=DEC2HEX([.Z18])" office:value-type="string" office:string-value="807CEE0B">
            <text:p>807CEE0B</text:p>
          </table:table-cell>
          <table:table-cell table:formula="of:=[.X18]-[.R18]" office:value-type="float" office:value="3">
            <text:p>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4"/>
          <table:table-cell office:value-type="string">
            <text:p>5e2bc0a2</text:p>
          </table:table-cell>
          <table:table-cell table:formula="of:=HEX2DEC([.F19])" office:value-type="float" office:value="1579925666">
            <text:p>1579925666</text:p>
          </table:table-cell>
          <table:table-cell table:formula="of:=[.G19]-[.G18]+4294967296" office:value-type="float" office:value="5398446739">
            <text:p>5398446739</text:p>
          </table:table-cell>
          <table:table-cell table:formula="of:=DEC2HEX([.H19])" office:value-type="string" office:string-value="141C5C293">
            <text:p>141C5C293</text:p>
          </table:table-cell>
          <table:table-cell/>
          <table:table-cell table:formula="of:=DEC2HEX([.L19])" office:value-type="string" office:string-value="2F5DA4D3">
            <text:p>2F5DA4D3</text:p>
          </table:table-cell>
          <table:table-cell table:formula="of:=([.AB19]=3)*([.R19]+1)+([.AB19]=-3)*([.R19]-1)+([.AB19]=-1)*([.R19]+1)+([.AB19]=1)*([.R19]-1)" office:value-type="float" office:value="794666195">
            <text:p>794666195</text:p>
          </table:table-cell>
          <table:table-cell table:formula="of:=[.L19]-[.L18]" office:value-type="float" office:value="-2139230714">
            <text:p>-2139230714</text:p>
          </table:table-cell>
          <table:table-cell table:formula="of:=MOD([.M19];4294967296)" office:value-type="float" office:value="2155736582">
            <text:p>2155736582</text:p>
          </table:table-cell>
          <table:table-cell table:formula="of:=DEC2HEX([.N19])" office:value-type="string" office:string-value="807DEE06">
            <text:p>807DEE06</text:p>
          </table:table-cell>
          <table:table-cell/>
          <table:table-cell office:value-type="string">
            <text:p>2f5da4d2</text:p>
          </table:table-cell>
          <table:table-cell table:formula="of:=HEX2DEC([.Q19])" office:value-type="float" office:value="794666194">
            <text:p>794666194</text:p>
          </table:table-cell>
          <table:table-cell table:formula="of:=[.R19]-[.R18]" office:value-type="float" office:value="-2139230714">
            <text:p>-2139230714</text:p>
          </table:table-cell>
          <table:table-cell table:formula="of:=MOD([.S19];4294967296)" office:value-type="float" office:value="2155736582">
            <text:p>2155736582</text:p>
          </table:table-cell>
          <table:table-cell table:formula="of:=DEC2HEX([.T19])" office:value-type="string" office:string-value="807DEE06">
            <text:p>807DEE06</text:p>
          </table:table-cell>
          <table:table-cell/>
          <table:table-cell office:value-type="string">
            <text:p>2f5da4d1</text:p>
          </table:table-cell>
          <table:table-cell table:formula="of:=HEX2DEC([.W19])" office:value-type="float" office:value="794666193">
            <text:p>794666193</text:p>
          </table:table-cell>
          <table:table-cell table:formula="of:=[.X19]-[.X18]" office:value-type="float" office:value="-2139230718">
            <text:p>-2139230718</text:p>
          </table:table-cell>
          <table:table-cell table:formula="of:=MOD([.Y19];4294967296)" office:value-type="float" office:value="2155736578">
            <text:p>2155736578</text:p>
          </table:table-cell>
          <table:table-cell table:formula="of:=DEC2HEX([.Z19])" office:value-type="string" office:string-value="807DEE02">
            <text:p>807DEE02</text:p>
          </table:table-cell>
          <table:table-cell table:formula="of:=[.X19]-[.R19]" office:value-type="float" office:value="-1">
            <text:p>-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4"/>
          <table:table-cell office:value-type="string">
            <text:p>9ff18340</text:p>
          </table:table-cell>
          <table:table-cell table:formula="of:=HEX2DEC([.F20])" office:value-type="float" office:value="2683405120">
            <text:p>2683405120</text:p>
          </table:table-cell>
          <table:table-cell table:formula="of:=[.G20]-[.G19]+4294967296" office:value-type="float" office:value="5398446750">
            <text:p>5398446750</text:p>
          </table:table-cell>
          <table:table-cell table:formula="of:=DEC2HEX([.H20])" office:value-type="string" office:string-value="141C5C29E">
            <text:p>141C5C29E</text:p>
          </table:table-cell>
          <table:table-cell/>
          <table:table-cell table:formula="of:=DEC2HEX([.L20])" office:value-type="string" office:string-value="AFDB92DA">
            <text:p>AFDB92DA</text:p>
          </table:table-cell>
          <table:table-cell table:formula="of:=([.AB20]=3)*([.R20]+1)+([.AB20]=-3)*([.R20]-1)+([.AB20]=-1)*([.R20]+1)+([.AB20]=1)*([.R20]-1)" office:value-type="float" office:value="2950402778">
            <text:p>2950402778</text:p>
          </table:table-cell>
          <table:table-cell table:formula="of:=[.L20]-[.L19]" office:value-type="float" office:value="2155736583">
            <text:p>2155736583</text:p>
          </table:table-cell>
          <table:table-cell table:formula="of:=MOD([.M20];4294967296)" office:value-type="float" office:value="2155736583">
            <text:p>2155736583</text:p>
          </table:table-cell>
          <table:table-cell table:formula="of:=DEC2HEX([.N20])" office:value-type="string" office:string-value="807DEE07">
            <text:p>807DEE07</text:p>
          </table:table-cell>
          <table:table-cell/>
          <table:table-cell office:value-type="string">
            <text:p>afdb92db</text:p>
          </table:table-cell>
          <table:table-cell table:formula="of:=HEX2DEC([.Q20])" office:value-type="float" office:value="2950402779">
            <text:p>2950402779</text:p>
          </table:table-cell>
          <table:table-cell table:formula="of:=[.R20]-[.R19]" office:value-type="float" office:value="2155736585">
            <text:p>2155736585</text:p>
          </table:table-cell>
          <table:table-cell table:formula="of:=MOD([.S20];4294967296)" office:value-type="float" office:value="2155736585">
            <text:p>2155736585</text:p>
          </table:table-cell>
          <table:table-cell table:formula="of:=DEC2HEX([.T20])" office:value-type="string" office:string-value="807DEE09">
            <text:p>807DEE09</text:p>
          </table:table-cell>
          <table:table-cell/>
          <table:table-cell office:value-type="string">
            <text:p>afdb92d8</text:p>
          </table:table-cell>
          <table:table-cell table:formula="of:=HEX2DEC([.W20])" office:value-type="float" office:value="2950402776">
            <text:p>2950402776</text:p>
          </table:table-cell>
          <table:table-cell table:formula="of:=[.X20]-[.X19]" office:value-type="float" office:value="2155736583">
            <text:p>2155736583</text:p>
          </table:table-cell>
          <table:table-cell table:formula="of:=MOD([.Y20];4294967296)" office:value-type="float" office:value="2155736583">
            <text:p>2155736583</text:p>
          </table:table-cell>
          <table:table-cell table:formula="of:=DEC2HEX([.Z20])" office:value-type="string" office:string-value="807DEE07">
            <text:p>807DEE07</text:p>
          </table:table-cell>
          <table:table-cell table:formula="of:=[.X20]-[.R20]" office:value-type="float" office:value="-3">
            <text:p>-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4"/>
          <table:table-cell office:value-type="string">
            <text:p>e1b845e7</text:p>
          </table:table-cell>
          <table:table-cell table:formula="of:=HEX2DEC([.F21])" office:value-type="float" office:value="3786950119">
            <text:p>3786950119</text:p>
          </table:table-cell>
          <table:table-cell table:formula="of:=[.G21]-[.G20]+4294967296" office:value-type="float" office:value="5398512295">
            <text:p>5398512295</text:p>
          </table:table-cell>
          <table:table-cell table:formula="of:=DEC2HEX([.H21])" office:value-type="string" office:string-value="141C6C2A7">
            <text:p>141C6C2A7</text:p>
          </table:table-cell>
          <table:table-cell/>
          <table:table-cell table:formula="of:=DEC2HEX([.L21])" office:value-type="string" office:string-value="305980E0">
            <text:p>305980E0</text:p>
          </table:table-cell>
          <table:table-cell table:formula="of:=([.AB21]=3)*([.R21]+1)+([.AB21]=-3)*([.R21]-1)+([.AB21]=-1)*([.R21]+1)+([.AB21]=1)*([.R21]-1)" office:value-type="float" office:value="811172064">
            <text:p>811172064</text:p>
          </table:table-cell>
          <table:table-cell table:formula="of:=[.L21]-[.L20]" office:value-type="float" office:value="-2139230714">
            <text:p>-2139230714</text:p>
          </table:table-cell>
          <table:table-cell table:formula="of:=MOD([.M21];4294967296)" office:value-type="float" office:value="2155736582">
            <text:p>2155736582</text:p>
          </table:table-cell>
          <table:table-cell table:formula="of:=DEC2HEX([.N21])" office:value-type="string" office:string-value="807DEE06">
            <text:p>807DEE06</text:p>
          </table:table-cell>
          <table:table-cell/>
          <table:table-cell table:style-name="ce6" office:value-type="string">
            <text:p>305980e1</text:p>
          </table:table-cell>
          <table:table-cell table:formula="of:=HEX2DEC([.Q21])" office:value-type="float" office:value="811172065">
            <text:p>811172065</text:p>
          </table:table-cell>
          <table:table-cell table:formula="of:=[.R21]-[.R20]" office:value-type="float" office:value="-2139230714">
            <text:p>-2139230714</text:p>
          </table:table-cell>
          <table:table-cell table:formula="of:=MOD([.S21];4294967296)" office:value-type="float" office:value="2155736582">
            <text:p>2155736582</text:p>
          </table:table-cell>
          <table:table-cell table:formula="of:=DEC2HEX([.T21])" office:value-type="string" office:string-value="807DEE06">
            <text:p>807DEE06</text:p>
          </table:table-cell>
          <table:table-cell/>
          <table:table-cell table:style-name="ce6" office:value-type="string">
            <text:p>305980e2</text:p>
          </table:table-cell>
          <table:table-cell table:formula="of:=HEX2DEC([.W21])" office:value-type="float" office:value="811172066">
            <text:p>811172066</text:p>
          </table:table-cell>
          <table:table-cell table:formula="of:=[.X21]-[.X20]" office:value-type="float" office:value="-2139230710">
            <text:p>-2139230710</text:p>
          </table:table-cell>
          <table:table-cell table:formula="of:=MOD([.Y21];4294967296)" office:value-type="float" office:value="2155736586">
            <text:p>2155736586</text:p>
          </table:table-cell>
          <table:table-cell table:formula="of:=DEC2HEX([.Z21])" office:value-type="string" office:string-value="807DEE0A">
            <text:p>807DEE0A</text:p>
          </table:table-cell>
          <table:table-cell table:formula="of:=[.X21]-[.R21]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4"/>
          <table:table-cell office:value-type="string">
            <text:p>237e089a</text:p>
          </table:table-cell>
          <table:table-cell table:formula="of:=HEX2DEC([.F22])" office:value-type="float" office:value="595462298">
            <text:p>595462298</text:p>
          </table:table-cell>
          <table:table-cell table:formula="of:=[.G22]-[.G21]+4294967296" office:value-type="float" office:value="1103479475">
            <text:p>1103479475</text:p>
          </table:table-cell>
          <table:table-cell table:formula="of:=DEC2HEX([.H22])" office:value-type="string" office:string-value="41C5C2B3">
            <text:p>41C5C2B3</text:p>
          </table:table-cell>
          <table:table-cell/>
          <table:table-cell table:formula="of:=DEC2HEX([.L22])" office:value-type="string" office:string-value="B0D66EE7">
            <text:p>B0D66EE7</text:p>
          </table:table-cell>
          <table:table-cell table:formula="of:=([.AB22]=3)*([.R22]+1)+([.AB22]=-3)*([.R22]-1)+([.AB22]=-1)*([.R22]+1)+([.AB22]=1)*([.R22]-1)" office:value-type="float" office:value="2966843111">
            <text:p>2966843111</text:p>
          </table:table-cell>
          <table:table-cell table:formula="of:=[.L22]-[.L21]" office:value-type="float" office:value="2155671047">
            <text:p>2155671047</text:p>
          </table:table-cell>
          <table:table-cell table:formula="of:=MOD([.M22];4294967296)" office:value-type="float" office:value="2155671047">
            <text:p>2155671047</text:p>
          </table:table-cell>
          <table:table-cell table:formula="of:=DEC2HEX([.N22])" office:value-type="string" office:string-value="807CEE07">
            <text:p>807CEE07</text:p>
          </table:table-cell>
          <table:table-cell/>
          <table:table-cell office:value-type="string">
            <text:p>b0d66ee6</text:p>
          </table:table-cell>
          <table:table-cell table:formula="of:=HEX2DEC([.Q22])" office:value-type="float" office:value="2966843110">
            <text:p>2966843110</text:p>
          </table:table-cell>
          <table:table-cell table:formula="of:=[.R22]-[.R21]" office:value-type="float" office:value="2155671045">
            <text:p>2155671045</text:p>
          </table:table-cell>
          <table:table-cell table:formula="of:=MOD([.S22];4294967296)" office:value-type="float" office:value="2155671045">
            <text:p>2155671045</text:p>
          </table:table-cell>
          <table:table-cell table:formula="of:=DEC2HEX([.T22])" office:value-type="string" office:string-value="807CEE05">
            <text:p>807CEE05</text:p>
          </table:table-cell>
          <table:table-cell/>
          <table:table-cell office:value-type="string">
            <text:p>b0d66ee5</text:p>
          </table:table-cell>
          <table:table-cell table:formula="of:=HEX2DEC([.W22])" office:value-type="float" office:value="2966843109">
            <text:p>2966843109</text:p>
          </table:table-cell>
          <table:table-cell table:formula="of:=[.X22]-[.X21]" office:value-type="float" office:value="2155671043">
            <text:p>2155671043</text:p>
          </table:table-cell>
          <table:table-cell table:formula="of:=MOD([.Y22];4294967296)" office:value-type="float" office:value="2155671043">
            <text:p>2155671043</text:p>
          </table:table-cell>
          <table:table-cell table:formula="of:=DEC2HEX([.Z22])" office:value-type="string" office:string-value="807CEE03">
            <text:p>807CEE03</text:p>
          </table:table-cell>
          <table:table-cell table:formula="of:=[.X22]-[.R22]" office:value-type="float" office:value="-1">
            <text:p>-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4"/>
          <table:table-cell office:value-type="string">
            <text:p>6544cb38</text:p>
          </table:table-cell>
          <table:table-cell table:formula="of:=HEX2DEC([.F23])" office:value-type="float" office:value="1699007288">
            <text:p>1699007288</text:p>
          </table:table-cell>
          <table:table-cell table:formula="of:=[.G23]-[.G22]+4294967296" office:value-type="float" office:value="5398512286">
            <text:p>5398512286</text:p>
          </table:table-cell>
          <table:table-cell table:formula="of:=DEC2HEX([.H23])" office:value-type="string" office:string-value="141C6C29E">
            <text:p>141C6C29E</text:p>
          </table:table-cell>
          <table:table-cell/>
          <table:table-cell table:formula="of:=DEC2HEX([.L23])" office:value-type="string" office:string-value="31545CED">
            <text:p>31545CED</text:p>
          </table:table-cell>
          <table:table-cell table:formula="of:=([.AB23]=3)*([.R23]+1)+([.AB23]=-3)*([.R23]-1)+([.AB23]=-1)*([.R23]+1)+([.AB23]=1)*([.R23]-1)" office:value-type="float" office:value="827612397">
            <text:p>827612397</text:p>
          </table:table-cell>
          <table:table-cell table:formula="of:=[.L23]-[.L22]" office:value-type="float" office:value="-2139230714">
            <text:p>-2139230714</text:p>
          </table:table-cell>
          <table:table-cell table:formula="of:=MOD([.M23];4294967296)" office:value-type="float" office:value="2155736582">
            <text:p>2155736582</text:p>
          </table:table-cell>
          <table:table-cell table:formula="of:=DEC2HEX([.N23])" office:value-type="string" office:string-value="807DEE06">
            <text:p>807DEE06</text:p>
          </table:table-cell>
          <table:table-cell/>
          <table:table-cell office:value-type="string">
            <text:p>31545cec</text:p>
          </table:table-cell>
          <table:table-cell table:formula="of:=HEX2DEC([.Q23])" office:value-type="float" office:value="827612396">
            <text:p>827612396</text:p>
          </table:table-cell>
          <table:table-cell table:formula="of:=[.R23]-[.R22]" office:value-type="float" office:value="-2139230714">
            <text:p>-2139230714</text:p>
          </table:table-cell>
          <table:table-cell table:formula="of:=MOD([.S23];4294967296)" office:value-type="float" office:value="2155736582">
            <text:p>2155736582</text:p>
          </table:table-cell>
          <table:table-cell table:formula="of:=DEC2HEX([.T23])" office:value-type="string" office:string-value="807DEE06">
            <text:p>807DEE06</text:p>
          </table:table-cell>
          <table:table-cell/>
          <table:table-cell office:value-type="string">
            <text:p>31545cef</text:p>
          </table:table-cell>
          <table:table-cell table:formula="of:=HEX2DEC([.W23])" office:value-type="float" office:value="827612399">
            <text:p>827612399</text:p>
          </table:table-cell>
          <table:table-cell table:formula="of:=[.X23]-[.X22]" office:value-type="float" office:value="-2139230710">
            <text:p>-2139230710</text:p>
          </table:table-cell>
          <table:table-cell table:formula="of:=MOD([.Y23];4294967296)" office:value-type="float" office:value="2155736586">
            <text:p>2155736586</text:p>
          </table:table-cell>
          <table:table-cell table:formula="of:=DEC2HEX([.Z23])" office:value-type="string" office:string-value="807DEE0A">
            <text:p>807DEE0A</text:p>
          </table:table-cell>
          <table:table-cell table:formula="of:=[.X23]-[.R23]" office:value-type="float" office:value="3">
            <text:p>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4"/>
          <table:table-cell office:value-type="string">
            <text:p>a70a8ddf</text:p>
          </table:table-cell>
          <table:table-cell table:formula="of:=HEX2DEC([.F24])" office:value-type="float" office:value="2802486751">
            <text:p>2802486751</text:p>
          </table:table-cell>
          <table:table-cell table:formula="of:=[.G24]-[.G23]+4294967296" office:value-type="float" office:value="5398446759">
            <text:p>5398446759</text:p>
          </table:table-cell>
          <table:table-cell table:formula="of:=DEC2HEX([.H24])" office:value-type="string" office:string-value="141C5C2A7">
            <text:p>141C5C2A7</text:p>
          </table:table-cell>
          <table:table-cell/>
          <table:table-cell table:formula="of:=DEC2HEX([.L24])" office:value-type="string" office:string-value="B1D24AF4">
            <text:p>B1D24AF4</text:p>
          </table:table-cell>
          <table:table-cell table:formula="of:=([.AB24]=3)*([.R24]+1)+([.AB24]=-3)*([.R24]-1)+([.AB24]=-1)*([.R24]+1)+([.AB24]=1)*([.R24]-1)" office:value-type="float" office:value="2983348980">
            <text:p>2983348980</text:p>
          </table:table-cell>
          <table:table-cell table:formula="of:=[.L24]-[.L23]" office:value-type="float" office:value="2155736583">
            <text:p>2155736583</text:p>
          </table:table-cell>
          <table:table-cell table:formula="of:=MOD([.M24];4294967296)" office:value-type="float" office:value="2155736583">
            <text:p>2155736583</text:p>
          </table:table-cell>
          <table:table-cell table:formula="of:=DEC2HEX([.N24])" office:value-type="string" office:string-value="807DEE07">
            <text:p>807DEE07</text:p>
          </table:table-cell>
          <table:table-cell/>
          <table:table-cell office:value-type="string">
            <text:p>b1d24af5</text:p>
          </table:table-cell>
          <table:table-cell table:formula="of:=HEX2DEC([.Q24])" office:value-type="float" office:value="2983348981">
            <text:p>2983348981</text:p>
          </table:table-cell>
          <table:table-cell table:formula="of:=[.R24]-[.R23]" office:value-type="float" office:value="2155736585">
            <text:p>2155736585</text:p>
          </table:table-cell>
          <table:table-cell table:formula="of:=MOD([.S24];4294967296)" office:value-type="float" office:value="2155736585">
            <text:p>2155736585</text:p>
          </table:table-cell>
          <table:table-cell table:formula="of:=DEC2HEX([.T24])" office:value-type="string" office:string-value="807DEE09">
            <text:p>807DEE09</text:p>
          </table:table-cell>
          <table:table-cell/>
          <table:table-cell office:value-type="string">
            <text:p>b1d24af6</text:p>
          </table:table-cell>
          <table:table-cell table:formula="of:=HEX2DEC([.W24])" office:value-type="float" office:value="2983348982">
            <text:p>2983348982</text:p>
          </table:table-cell>
          <table:table-cell table:formula="of:=[.X24]-[.X23]" office:value-type="float" office:value="2155736583">
            <text:p>2155736583</text:p>
          </table:table-cell>
          <table:table-cell table:formula="of:=MOD([.Y24];4294967296)" office:value-type="float" office:value="2155736583">
            <text:p>2155736583</text:p>
          </table:table-cell>
          <table:table-cell table:formula="of:=DEC2HEX([.Z24])" office:value-type="string" office:string-value="807DEE07">
            <text:p>807DEE07</text:p>
          </table:table-cell>
          <table:table-cell table:formula="of:=[.X24]-[.R24]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4"/>
          <table:table-cell office:value-type="string">
            <text:p>e8d1507d</text:p>
          </table:table-cell>
          <table:table-cell table:formula="of:=HEX2DEC([.F25])" office:value-type="float" office:value="3906031741">
            <text:p>3906031741</text:p>
          </table:table-cell>
          <table:table-cell table:formula="of:=[.G25]-[.G24]+4294967296" office:value-type="float" office:value="5398512286">
            <text:p>5398512286</text:p>
          </table:table-cell>
          <table:table-cell table:formula="of:=DEC2HEX([.H25])" office:value-type="string" office:string-value="141C6C29E">
            <text:p>141C6C29E</text:p>
          </table:table-cell>
          <table:table-cell/>
          <table:table-cell table:formula="of:=DEC2HEX([.L25])" office:value-type="string" office:string-value="325038FA">
            <text:p>325038FA</text:p>
          </table:table-cell>
          <table:table-cell table:formula="of:=([.AB25]=3)*([.R25]+1)+([.AB25]=-3)*([.R25]-1)+([.AB25]=-1)*([.R25]+1)+([.AB25]=1)*([.R25]-1)" office:value-type="float" office:value="844118266">
            <text:p>844118266</text:p>
          </table:table-cell>
          <table:table-cell table:formula="of:=[.L25]-[.L24]" office:value-type="float" office:value="-2139230714">
            <text:p>-2139230714</text:p>
          </table:table-cell>
          <table:table-cell table:formula="of:=MOD([.M25];4294967296)" office:value-type="float" office:value="2155736582">
            <text:p>2155736582</text:p>
          </table:table-cell>
          <table:table-cell table:formula="of:=DEC2HEX([.N25])" office:value-type="string" office:string-value="807DEE06">
            <text:p>807DEE06</text:p>
          </table:table-cell>
          <table:table-cell/>
          <table:table-cell office:value-type="string">
            <text:p>325038fb</text:p>
          </table:table-cell>
          <table:table-cell table:formula="of:=HEX2DEC([.Q25])" office:value-type="float" office:value="844118267">
            <text:p>844118267</text:p>
          </table:table-cell>
          <table:table-cell table:formula="of:=[.R25]-[.R24]" office:value-type="float" office:value="-2139230714">
            <text:p>-2139230714</text:p>
          </table:table-cell>
          <table:table-cell table:formula="of:=MOD([.S25];4294967296)" office:value-type="float" office:value="2155736582">
            <text:p>2155736582</text:p>
          </table:table-cell>
          <table:table-cell table:formula="of:=DEC2HEX([.T25])" office:value-type="string" office:string-value="807DEE06">
            <text:p>807DEE06</text:p>
          </table:table-cell>
          <table:table-cell/>
          <table:table-cell office:value-type="string">
            <text:p>325038f8</text:p>
          </table:table-cell>
          <table:table-cell table:formula="of:=HEX2DEC([.W25])" office:value-type="float" office:value="844118264">
            <text:p>844118264</text:p>
          </table:table-cell>
          <table:table-cell table:formula="of:=[.X25]-[.X24]" office:value-type="float" office:value="-2139230718">
            <text:p>-2139230718</text:p>
          </table:table-cell>
          <table:table-cell table:formula="of:=MOD([.Y25];4294967296)" office:value-type="float" office:value="2155736578">
            <text:p>2155736578</text:p>
          </table:table-cell>
          <table:table-cell table:formula="of:=DEC2HEX([.Z25])" office:value-type="string" office:string-value="807DEE02">
            <text:p>807DEE02</text:p>
          </table:table-cell>
          <table:table-cell table:formula="of:=[.X25]-[.R25]" office:value-type="float" office:value="-3">
            <text:p>-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4"/>
          <table:table-cell office:value-type="string">
            <text:p>2a971310</text:p>
          </table:table-cell>
          <table:table-cell table:formula="of:=HEX2DEC([.F26])" office:value-type="float" office:value="714543888">
            <text:p>714543888</text:p>
          </table:table-cell>
          <table:table-cell table:formula="of:=[.G26]-[.G25]+4294967296" office:value-type="float" office:value="1103479443">
            <text:p>1103479443</text:p>
          </table:table-cell>
          <table:table-cell table:formula="of:=DEC2HEX([.H26])" office:value-type="string" office:string-value="41C5C293">
            <text:p>41C5C293</text:p>
          </table:table-cell>
          <table:table-cell/>
          <table:table-cell table:formula="of:=DEC2HEX([.L26])" office:value-type="string" office:string-value="B2CD2701">
            <text:p>B2CD2701</text:p>
          </table:table-cell>
          <table:table-cell table:formula="of:=([.AB26]=3)*([.R26]+1)+([.AB26]=-3)*([.R26]-1)+([.AB26]=-1)*([.R26]+1)+([.AB26]=1)*([.R26]-1)" office:value-type="float" office:value="2999789313">
            <text:p>2999789313</text:p>
          </table:table-cell>
          <table:table-cell table:formula="of:=[.L26]-[.L25]" office:value-type="float" office:value="2155671047">
            <text:p>2155671047</text:p>
          </table:table-cell>
          <table:table-cell table:formula="of:=MOD([.M26];4294967296)" office:value-type="float" office:value="2155671047">
            <text:p>2155671047</text:p>
          </table:table-cell>
          <table:table-cell table:formula="of:=DEC2HEX([.N26])" office:value-type="string" office:string-value="807CEE07">
            <text:p>807CEE07</text:p>
          </table:table-cell>
          <table:table-cell/>
          <table:table-cell office:value-type="string">
            <text:p>b2cd2700</text:p>
          </table:table-cell>
          <table:table-cell table:formula="of:=HEX2DEC([.Q26])" office:value-type="float" office:value="2999789312">
            <text:p>2999789312</text:p>
          </table:table-cell>
          <table:table-cell table:formula="of:=[.R26]-[.R25]" office:value-type="float" office:value="2155671045">
            <text:p>2155671045</text:p>
          </table:table-cell>
          <table:table-cell table:formula="of:=MOD([.S26];4294967296)" office:value-type="float" office:value="2155671045">
            <text:p>2155671045</text:p>
          </table:table-cell>
          <table:table-cell table:formula="of:=DEC2HEX([.T26])" office:value-type="string" office:string-value="807CEE05">
            <text:p>807CEE05</text:p>
          </table:table-cell>
          <table:table-cell/>
          <table:table-cell office:value-type="string">
            <text:p>b2cd2703</text:p>
          </table:table-cell>
          <table:table-cell table:formula="of:=HEX2DEC([.W26])" office:value-type="float" office:value="2999789315">
            <text:p>2999789315</text:p>
          </table:table-cell>
          <table:table-cell table:formula="of:=[.X26]-[.X25]" office:value-type="float" office:value="2155671051">
            <text:p>2155671051</text:p>
          </table:table-cell>
          <table:table-cell table:formula="of:=MOD([.Y26];4294967296)" office:value-type="float" office:value="2155671051">
            <text:p>2155671051</text:p>
          </table:table-cell>
          <table:table-cell table:formula="of:=DEC2HEX([.Z26])" office:value-type="string" office:string-value="807CEE0B">
            <text:p>807CEE0B</text:p>
          </table:table-cell>
          <table:table-cell table:formula="of:=[.X26]-[.R26]" office:value-type="float" office:value="3">
            <text:p>3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4"/>
          <table:table-cell office:value-type="string">
            <text:p>6c5dd5b7</text:p>
          </table:table-cell>
          <table:table-cell table:formula="of:=HEX2DEC([.F27])" office:value-type="float" office:value="1818088887">
            <text:p>1818088887</text:p>
          </table:table-cell>
          <table:table-cell table:formula="of:=[.G27]-[.G26]+4294967296" office:value-type="float" office:value="5398512295">
            <text:p>5398512295</text:p>
          </table:table-cell>
          <table:table-cell table:formula="of:=DEC2HEX([.H27])" office:value-type="string" office:string-value="141C6C2A7">
            <text:p>141C6C2A7</text:p>
          </table:table-cell>
          <table:table-cell/>
          <table:table-cell table:formula="of:=DEC2HEX([.L27])" office:value-type="string" office:string-value="334B1507">
            <text:p>334B1507</text:p>
          </table:table-cell>
          <table:table-cell table:formula="of:=([.AB27]=3)*([.R27]+1)+([.AB27]=-3)*([.R27]-1)+([.AB27]=-1)*([.R27]+1)+([.AB27]=1)*([.R27]-1)" office:value-type="float" office:value="860558599">
            <text:p>860558599</text:p>
          </table:table-cell>
          <table:table-cell table:formula="of:=[.L27]-[.L26]" office:value-type="float" office:value="-2139230714">
            <text:p>-2139230714</text:p>
          </table:table-cell>
          <table:table-cell table:formula="of:=MOD([.M27];4294967296)" office:value-type="float" office:value="2155736582">
            <text:p>2155736582</text:p>
          </table:table-cell>
          <table:table-cell table:formula="of:=DEC2HEX([.N27])" office:value-type="string" office:string-value="807DEE06">
            <text:p>807DEE06</text:p>
          </table:table-cell>
          <table:table-cell/>
          <table:table-cell office:value-type="string">
            <text:p>334b1506</text:p>
          </table:table-cell>
          <table:table-cell table:formula="of:=HEX2DEC([.Q27])" office:value-type="float" office:value="860558598">
            <text:p>860558598</text:p>
          </table:table-cell>
          <table:table-cell table:formula="of:=[.R27]-[.R26]" office:value-type="float" office:value="-2139230714">
            <text:p>-2139230714</text:p>
          </table:table-cell>
          <table:table-cell table:formula="of:=MOD([.S27];4294967296)" office:value-type="float" office:value="2155736582">
            <text:p>2155736582</text:p>
          </table:table-cell>
          <table:table-cell table:formula="of:=DEC2HEX([.T27])" office:value-type="string" office:string-value="807DEE06">
            <text:p>807DEE06</text:p>
          </table:table-cell>
          <table:table-cell/>
          <table:table-cell office:value-type="string">
            <text:p>334b1505</text:p>
          </table:table-cell>
          <table:table-cell table:formula="of:=HEX2DEC([.W27])" office:value-type="float" office:value="860558597">
            <text:p>860558597</text:p>
          </table:table-cell>
          <table:table-cell table:formula="of:=[.X27]-[.X26]" office:value-type="float" office:value="-2139230718">
            <text:p>-2139230718</text:p>
          </table:table-cell>
          <table:table-cell table:formula="of:=MOD([.Y27];4294967296)" office:value-type="float" office:value="2155736578">
            <text:p>2155736578</text:p>
          </table:table-cell>
          <table:table-cell table:formula="of:=DEC2HEX([.Z27])" office:value-type="string" office:string-value="807DEE02">
            <text:p>807DEE02</text:p>
          </table:table-cell>
          <table:table-cell table:formula="of:=[.X27]-[.R27]" office:value-type="float" office:value="-1">
            <text:p>-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4"/>
          <table:table-cell office:value-type="string">
            <text:p>ae249855</text:p>
          </table:table-cell>
          <table:table-cell table:formula="of:=HEX2DEC([.F28])" office:value-type="float" office:value="2921633877">
            <text:p>2921633877</text:p>
          </table:table-cell>
          <table:table-cell table:formula="of:=[.G28]-[.G27]+4294967296" office:value-type="float" office:value="5398512286">
            <text:p>5398512286</text:p>
          </table:table-cell>
          <table:table-cell table:formula="of:=DEC2HEX([.H28])" office:value-type="string" office:string-value="141C6C29E">
            <text:p>141C6C29E</text:p>
          </table:table-cell>
          <table:table-cell/>
          <table:table-cell table:formula="of:=DEC2HEX([.L28])" office:value-type="string" office:string-value="B3C9030E">
            <text:p>B3C9030E</text:p>
          </table:table-cell>
          <table:table-cell table:formula="of:=([.AB28]=3)*([.R28]+1)+([.AB28]=-3)*([.R28]-1)+([.AB28]=-1)*([.R28]+1)+([.AB28]=1)*([.R28]-1)" office:value-type="float" office:value="3016295182">
            <text:p>3016295182</text:p>
          </table:table-cell>
          <table:table-cell table:formula="of:=[.L28]-[.L27]" office:value-type="float" office:value="2155736583">
            <text:p>2155736583</text:p>
          </table:table-cell>
          <table:table-cell table:formula="of:=MOD([.M28];4294967296)" office:value-type="float" office:value="2155736583">
            <text:p>2155736583</text:p>
          </table:table-cell>
          <table:table-cell table:formula="of:=DEC2HEX([.N28])" office:value-type="string" office:string-value="807DEE07">
            <text:p>807DEE07</text:p>
          </table:table-cell>
          <table:table-cell/>
          <table:table-cell office:value-type="string">
            <text:p>b3c9030f</text:p>
          </table:table-cell>
          <table:table-cell table:formula="of:=HEX2DEC([.Q28])" office:value-type="float" office:value="3016295183">
            <text:p>3016295183</text:p>
          </table:table-cell>
          <table:table-cell table:formula="of:=[.R28]-[.R27]" office:value-type="float" office:value="2155736585">
            <text:p>2155736585</text:p>
          </table:table-cell>
          <table:table-cell table:formula="of:=MOD([.S28];4294967296)" office:value-type="float" office:value="2155736585">
            <text:p>2155736585</text:p>
          </table:table-cell>
          <table:table-cell table:formula="of:=DEC2HEX([.T28])" office:value-type="string" office:string-value="807DEE09">
            <text:p>807DEE09</text:p>
          </table:table-cell>
          <table:table-cell/>
          <table:table-cell office:value-type="string">
            <text:p>b3c9030c</text:p>
          </table:table-cell>
          <table:table-cell table:formula="of:=HEX2DEC([.W28])" office:value-type="float" office:value="3016295180">
            <text:p>3016295180</text:p>
          </table:table-cell>
          <table:table-cell table:formula="of:=[.X28]-[.X27]" office:value-type="float" office:value="2155736583">
            <text:p>2155736583</text:p>
          </table:table-cell>
          <table:table-cell table:formula="of:=MOD([.Y28];4294967296)" office:value-type="float" office:value="2155736583">
            <text:p>2155736583</text:p>
          </table:table-cell>
          <table:table-cell table:formula="of:=DEC2HEX([.Z28])" office:value-type="string" office:string-value="807DEE07">
            <text:p>807DEE07</text:p>
          </table:table-cell>
          <table:table-cell table:formula="of:=[.X28]-[.R28]" office:value-type="float" office:value="-3">
            <text:p>-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4"/>
          <table:table-cell office:value-type="string">
            <text:p>efea5b08</text:p>
          </table:table-cell>
          <table:table-cell table:formula="of:=HEX2DEC([.F29])" office:value-type="float" office:value="4025113352">
            <text:p>4025113352</text:p>
          </table:table-cell>
          <table:table-cell table:formula="of:=[.G29]-[.G28]+4294967296" office:value-type="float" office:value="5398446771">
            <text:p>5398446771</text:p>
          </table:table-cell>
          <table:table-cell table:formula="of:=DEC2HEX([.H29])" office:value-type="string" office:string-value="141C5C2B3">
            <text:p>141C5C2B3</text:p>
          </table:table-cell>
          <table:table-cell/>
          <table:table-cell table:formula="of:=DEC2HEX([.L29])" office:value-type="string" office:string-value="3447F114">
            <text:p>3447F114</text:p>
          </table:table-cell>
          <table:table-cell table:formula="of:=([.AB29]=3)*([.R29]+1)+([.AB29]=-3)*([.R29]-1)+([.AB29]=-1)*([.R29]+1)+([.AB29]=1)*([.R29]-1)" office:value-type="float" office:value="877130004">
            <text:p>877130004</text:p>
          </table:table-cell>
          <table:table-cell table:formula="of:=[.L29]-[.L28]" office:value-type="float" office:value="-2139165178">
            <text:p>-2139165178</text:p>
          </table:table-cell>
          <table:table-cell table:formula="of:=MOD([.M29];4294967296)" office:value-type="float" office:value="2155802118">
            <text:p>2155802118</text:p>
          </table:table-cell>
          <table:table-cell table:formula="of:=DEC2HEX([.N29])" office:value-type="string" office:string-value="807EEE06">
            <text:p>807EEE06</text:p>
          </table:table-cell>
          <table:table-cell/>
          <table:table-cell office:value-type="string">
            <text:p>3447f115</text:p>
          </table:table-cell>
          <table:table-cell table:formula="of:=HEX2DEC([.Q29])" office:value-type="float" office:value="877130005">
            <text:p>877130005</text:p>
          </table:table-cell>
          <table:table-cell table:formula="of:=[.R29]-[.R28]" office:value-type="float" office:value="-2139165178">
            <text:p>-2139165178</text:p>
          </table:table-cell>
          <table:table-cell table:formula="of:=MOD([.S29];4294967296)" office:value-type="float" office:value="2155802118">
            <text:p>2155802118</text:p>
          </table:table-cell>
          <table:table-cell table:formula="of:=DEC2HEX([.T29])" office:value-type="string" office:string-value="807EEE06">
            <text:p>807EEE06</text:p>
          </table:table-cell>
          <table:table-cell/>
          <table:table-cell office:value-type="string">
            <text:p>3447f116</text:p>
          </table:table-cell>
          <table:table-cell table:formula="of:=HEX2DEC([.W29])" office:value-type="float" office:value="877130006">
            <text:p>877130006</text:p>
          </table:table-cell>
          <table:table-cell table:formula="of:=[.X29]-[.X28]" office:value-type="float" office:value="-2139165174">
            <text:p>-2139165174</text:p>
          </table:table-cell>
          <table:table-cell table:formula="of:=MOD([.Y29];4294967296)" office:value-type="float" office:value="2155802122">
            <text:p>2155802122</text:p>
          </table:table-cell>
          <table:table-cell table:formula="of:=DEC2HEX([.Z29])" office:value-type="string" office:string-value="807EEE0A">
            <text:p>807EEE0A</text:p>
          </table:table-cell>
          <table:table-cell table:formula="of:=[.X29]-[.R29]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4"/>
          <table:table-cell office:value-type="string">
            <text:p>31b01dae</text:p>
          </table:table-cell>
          <table:table-cell table:formula="of:=HEX2DEC([.F30])" office:value-type="float" office:value="833625518">
            <text:p>833625518</text:p>
          </table:table-cell>
          <table:table-cell table:formula="of:=[.G30]-[.G29]+4294967296" office:value-type="float" office:value="1103479462">
            <text:p>1103479462</text:p>
          </table:table-cell>
          <table:table-cell table:formula="of:=DEC2HEX([.H30])" office:value-type="string" office:string-value="41C5C2A6">
            <text:p>41C5C2A6</text:p>
          </table:table-cell>
          <table:table-cell/>
          <table:table-cell table:formula="of:=DEC2HEX([.L30])" office:value-type="string" office:string-value="B4C4DF1B">
            <text:p>B4C4DF1B</text:p>
          </table:table-cell>
          <table:table-cell table:formula="of:=([.AB30]=3)*([.R30]+1)+([.AB30]=-3)*([.R30]-1)+([.AB30]=-1)*([.R30]+1)+([.AB30]=1)*([.R30]-1)" office:value-type="float" office:value="3032801051">
            <text:p>3032801051</text:p>
          </table:table-cell>
          <table:table-cell table:formula="of:=[.L30]-[.L29]" office:value-type="float" office:value="2155671047">
            <text:p>2155671047</text:p>
          </table:table-cell>
          <table:table-cell table:formula="of:=MOD([.M30];4294967296)" office:value-type="float" office:value="2155671047">
            <text:p>2155671047</text:p>
          </table:table-cell>
          <table:table-cell table:formula="of:=DEC2HEX([.N30])" office:value-type="string" office:string-value="807CEE07">
            <text:p>807CEE07</text:p>
          </table:table-cell>
          <table:table-cell/>
          <table:table-cell office:value-type="string">
            <text:p>b4c4df1a</text:p>
          </table:table-cell>
          <table:table-cell table:formula="of:=HEX2DEC([.Q30])" office:value-type="float" office:value="3032801050">
            <text:p>3032801050</text:p>
          </table:table-cell>
          <table:table-cell table:formula="of:=[.R30]-[.R29]" office:value-type="float" office:value="2155671045">
            <text:p>2155671045</text:p>
          </table:table-cell>
          <table:table-cell table:formula="of:=MOD([.S30];4294967296)" office:value-type="float" office:value="2155671045">
            <text:p>2155671045</text:p>
          </table:table-cell>
          <table:table-cell table:formula="of:=DEC2HEX([.T30])" office:value-type="string" office:string-value="807CEE05">
            <text:p>807CEE05</text:p>
          </table:table-cell>
          <table:table-cell/>
          <table:table-cell office:value-type="string">
            <text:p>b4c4df19</text:p>
          </table:table-cell>
          <table:table-cell table:formula="of:=HEX2DEC([.W30])" office:value-type="float" office:value="3032801049">
            <text:p>3032801049</text:p>
          </table:table-cell>
          <table:table-cell table:formula="of:=[.X30]-[.X29]" office:value-type="float" office:value="2155671043">
            <text:p>2155671043</text:p>
          </table:table-cell>
          <table:table-cell table:formula="of:=MOD([.Y30];4294967296)" office:value-type="float" office:value="2155671043">
            <text:p>2155671043</text:p>
          </table:table-cell>
          <table:table-cell table:formula="of:=DEC2HEX([.Z30])" office:value-type="string" office:string-value="807CEE03">
            <text:p>807CEE03</text:p>
          </table:table-cell>
          <table:table-cell table:formula="of:=[.X30]-[.R30]" office:value-type="float" office:value="-1">
            <text:p>-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4"/>
          <table:table-cell office:value-type="string">
            <text:p>7377e04d</text:p>
          </table:table-cell>
          <table:table-cell table:formula="of:=HEX2DEC([.F31])" office:value-type="float" office:value="1937236045">
            <text:p>1937236045</text:p>
          </table:table-cell>
          <table:table-cell table:formula="of:=[.G31]-[.G30]+4294967296" office:value-type="float" office:value="5398577823">
            <text:p>5398577823</text:p>
          </table:table-cell>
          <table:table-cell table:formula="of:=DEC2HEX([.H31])" office:value-type="string" office:string-value="141C7C29F">
            <text:p>141C7C29F</text:p>
          </table:table-cell>
          <table:table-cell/>
          <table:table-cell table:formula="of:=DEC2HEX([.L31])" office:value-type="string" office:string-value="3542CD21">
            <text:p>3542CD21</text:p>
          </table:table-cell>
          <table:table-cell table:formula="of:=([.AB31]=3)*([.R31]+1)+([.AB31]=-3)*([.R31]-1)+([.AB31]=-1)*([.R31]+1)+([.AB31]=1)*([.R31]-1)" office:value-type="float" office:value="893570337">
            <text:p>893570337</text:p>
          </table:table-cell>
          <table:table-cell table:formula="of:=[.L31]-[.L30]" office:value-type="float" office:value="-2139230714">
            <text:p>-2139230714</text:p>
          </table:table-cell>
          <table:table-cell table:formula="of:=MOD([.M31];4294967296)" office:value-type="float" office:value="2155736582">
            <text:p>2155736582</text:p>
          </table:table-cell>
          <table:table-cell table:formula="of:=DEC2HEX([.N31])" office:value-type="string" office:string-value="807DEE06">
            <text:p>807DEE06</text:p>
          </table:table-cell>
          <table:table-cell/>
          <table:table-cell office:value-type="string">
            <text:p>3542cd20</text:p>
          </table:table-cell>
          <table:table-cell table:formula="of:=HEX2DEC([.Q31])" office:value-type="float" office:value="893570336">
            <text:p>893570336</text:p>
          </table:table-cell>
          <table:table-cell table:formula="of:=[.R31]-[.R30]" office:value-type="float" office:value="-2139230714">
            <text:p>-2139230714</text:p>
          </table:table-cell>
          <table:table-cell table:formula="of:=MOD([.S31];4294967296)" office:value-type="float" office:value="2155736582">
            <text:p>2155736582</text:p>
          </table:table-cell>
          <table:table-cell table:formula="of:=DEC2HEX([.T31])" office:value-type="string" office:string-value="807DEE06">
            <text:p>807DEE06</text:p>
          </table:table-cell>
          <table:table-cell/>
          <table:table-cell office:value-type="string">
            <text:p>3542cd23</text:p>
          </table:table-cell>
          <table:table-cell table:formula="of:=HEX2DEC([.W31])" office:value-type="float" office:value="893570339">
            <text:p>893570339</text:p>
          </table:table-cell>
          <table:table-cell table:formula="of:=[.X31]-[.X30]" office:value-type="float" office:value="-2139230710">
            <text:p>-2139230710</text:p>
          </table:table-cell>
          <table:table-cell table:formula="of:=MOD([.Y31];4294967296)" office:value-type="float" office:value="2155736586">
            <text:p>2155736586</text:p>
          </table:table-cell>
          <table:table-cell table:formula="of:=DEC2HEX([.Z31])" office:value-type="string" office:string-value="807DEE0A">
            <text:p>807DEE0A</text:p>
          </table:table-cell>
          <table:table-cell table:formula="of:=[.X31]-[.R31]" office:value-type="float" office:value="3">
            <text:p>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4"/>
          <table:table-cell office:value-type="string">
            <text:p>b53da2e0</text:p>
          </table:table-cell>
          <table:table-cell table:formula="of:=HEX2DEC([.F32])" office:value-type="float" office:value="3040715488">
            <text:p>3040715488</text:p>
          </table:table-cell>
          <table:table-cell table:formula="of:=[.G32]-[.G31]+4294967296" office:value-type="float" office:value="5398446739">
            <text:p>5398446739</text:p>
          </table:table-cell>
          <table:table-cell table:formula="of:=DEC2HEX([.H32])" office:value-type="string" office:string-value="141C5C293">
            <text:p>141C5C293</text:p>
          </table:table-cell>
          <table:table-cell/>
          <table:table-cell table:formula="of:=DEC2HEX([.L32])" office:value-type="string" office:string-value="B5C0BB28">
            <text:p>B5C0BB28</text:p>
          </table:table-cell>
          <table:table-cell table:formula="of:=([.AB32]=3)*([.R32]+1)+([.AB32]=-3)*([.R32]-1)+([.AB32]=-1)*([.R32]+1)+([.AB32]=1)*([.R32]-1)" office:value-type="float" office:value="3049306920">
            <text:p>3049306920</text:p>
          </table:table-cell>
          <table:table-cell table:formula="of:=[.L32]-[.L31]" office:value-type="float" office:value="2155736583">
            <text:p>2155736583</text:p>
          </table:table-cell>
          <table:table-cell table:formula="of:=MOD([.M32];4294967296)" office:value-type="float" office:value="2155736583">
            <text:p>2155736583</text:p>
          </table:table-cell>
          <table:table-cell table:formula="of:=DEC2HEX([.N32])" office:value-type="string" office:string-value="807DEE07">
            <text:p>807DEE07</text:p>
          </table:table-cell>
          <table:table-cell/>
          <table:table-cell office:value-type="string">
            <text:p>b5c0bb29</text:p>
          </table:table-cell>
          <table:table-cell table:formula="of:=HEX2DEC([.Q32])" office:value-type="float" office:value="3049306921">
            <text:p>3049306921</text:p>
          </table:table-cell>
          <table:table-cell table:formula="of:=[.R32]-[.R31]" office:value-type="float" office:value="2155736585">
            <text:p>2155736585</text:p>
          </table:table-cell>
          <table:table-cell table:formula="of:=MOD([.S32];4294967296)" office:value-type="float" office:value="2155736585">
            <text:p>2155736585</text:p>
          </table:table-cell>
          <table:table-cell table:formula="of:=DEC2HEX([.T32])" office:value-type="string" office:string-value="807DEE09">
            <text:p>807DEE09</text:p>
          </table:table-cell>
          <table:table-cell/>
          <table:table-cell office:value-type="string">
            <text:p>b5c0bb2a</text:p>
          </table:table-cell>
          <table:table-cell table:formula="of:=HEX2DEC([.W32])" office:value-type="float" office:value="3049306922">
            <text:p>3049306922</text:p>
          </table:table-cell>
          <table:table-cell table:formula="of:=[.X32]-[.X31]" office:value-type="float" office:value="2155736583">
            <text:p>2155736583</text:p>
          </table:table-cell>
          <table:table-cell table:formula="of:=MOD([.Y32];4294967296)" office:value-type="float" office:value="2155736583">
            <text:p>2155736583</text:p>
          </table:table-cell>
          <table:table-cell table:formula="of:=DEC2HEX([.Z32])" office:value-type="string" office:string-value="807DEE07">
            <text:p>807DEE07</text:p>
          </table:table-cell>
          <table:table-cell table:formula="of:=[.X32]-[.R32]"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4"/>
          <table:table-cell office:value-type="string">
            <text:p>f7036586</text:p>
          </table:table-cell>
          <table:table-cell table:formula="of:=HEX2DEC([.F33])" office:value-type="float" office:value="4144194950">
            <text:p>4144194950</text:p>
          </table:table-cell>
          <table:table-cell table:formula="of:=[.G33]-[.G32]+4294967296" office:value-type="float" office:value="5398446758">
            <text:p>5398446758</text:p>
          </table:table-cell>
          <table:table-cell table:formula="of:=DEC2HEX([.H33])" office:value-type="string" office:string-value="141C5C2A6">
            <text:p>141C5C2A6</text:p>
          </table:table-cell>
          <table:table-cell/>
          <table:table-cell table:formula="of:=DEC2HEX([.L33])" office:value-type="string" office:string-value="363EA92E">
            <text:p>363EA92E</text:p>
          </table:table-cell>
          <table:table-cell table:formula="of:=([.AB33]=3)*([.R33]+1)+([.AB33]=-3)*([.R33]-1)+([.AB33]=-1)*([.R33]+1)+([.AB33]=1)*([.R33]-1)" office:value-type="float" office:value="910076206">
            <text:p>910076206</text:p>
          </table:table-cell>
          <table:table-cell table:formula="of:=[.L33]-[.L32]" office:value-type="float" office:value="-2139230714">
            <text:p>-2139230714</text:p>
          </table:table-cell>
          <table:table-cell table:formula="of:=MOD([.M33];4294967296)" office:value-type="float" office:value="2155736582">
            <text:p>2155736582</text:p>
          </table:table-cell>
          <table:table-cell table:formula="of:=DEC2HEX([.N33])" office:value-type="string" office:string-value="807DEE06">
            <text:p>807DEE06</text:p>
          </table:table-cell>
          <table:table-cell/>
          <table:table-cell office:value-type="string">
            <text:p>363ea92f</text:p>
          </table:table-cell>
          <table:table-cell table:formula="of:=HEX2DEC([.Q33])" office:value-type="float" office:value="910076207">
            <text:p>910076207</text:p>
          </table:table-cell>
          <table:table-cell table:formula="of:=[.R33]-[.R32]" office:value-type="float" office:value="-2139230714">
            <text:p>-2139230714</text:p>
          </table:table-cell>
          <table:table-cell table:formula="of:=MOD([.S33];4294967296)" office:value-type="float" office:value="2155736582">
            <text:p>2155736582</text:p>
          </table:table-cell>
          <table:table-cell table:formula="of:=DEC2HEX([.T33])" office:value-type="string" office:string-value="807DEE06">
            <text:p>807DEE06</text:p>
          </table:table-cell>
          <table:table-cell/>
          <table:table-cell office:value-type="string">
            <text:p>363ea92c</text:p>
          </table:table-cell>
          <table:table-cell table:formula="of:=HEX2DEC([.W33])" office:value-type="float" office:value="910076204">
            <text:p>910076204</text:p>
          </table:table-cell>
          <table:table-cell table:formula="of:=[.X33]-[.X32]" office:value-type="float" office:value="-2139230718">
            <text:p>-2139230718</text:p>
          </table:table-cell>
          <table:table-cell table:formula="of:=MOD([.Y33];4294967296)" office:value-type="float" office:value="2155736578">
            <text:p>2155736578</text:p>
          </table:table-cell>
          <table:table-cell table:formula="of:=DEC2HEX([.Z33])" office:value-type="string" office:string-value="807DEE02">
            <text:p>807DEE02</text:p>
          </table:table-cell>
          <table:table-cell table:formula="of:=[.X33]-[.R33]" office:value-type="float" office:value="-3">
            <text:p>-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4"/>
          <table:table-cell office:value-type="string">
            <text:p>38c92825</text:p>
          </table:table-cell>
          <table:table-cell table:formula="of:=HEX2DEC([.F34])" office:value-type="float" office:value="952707109">
            <text:p>952707109</text:p>
          </table:table-cell>
          <table:table-cell table:formula="of:=[.G34]-[.G33]+4294967296" office:value-type="float" office:value="1103479455">
            <text:p>1103479455</text:p>
          </table:table-cell>
          <table:table-cell table:formula="of:=DEC2HEX([.H34])" office:value-type="string" office:string-value="41C5C29F">
            <text:p>41C5C29F</text:p>
          </table:table-cell>
          <table:table-cell/>
          <table:table-cell table:formula="of:=DEC2HEX([.L34])" office:value-type="string" office:string-value="B6BB9734">
            <text:p>B6BB9734</text:p>
          </table:table-cell>
          <table:table-cell table:formula="of:=([.AB34]=3)*([.R34]+1)+([.AB34]=-3)*([.R34]-1)+([.AB34]=-1)*([.R34]+1)+([.AB34]=1)*([.R34]-1)" office:value-type="float" office:value="3065747252">
            <text:p>3065747252</text:p>
          </table:table-cell>
          <table:table-cell table:formula="of:=[.L34]-[.L33]" office:value-type="float" office:value="2155671046">
            <text:p>2155671046</text:p>
          </table:table-cell>
          <table:table-cell table:formula="of:=MOD([.M34];4294967296)" office:value-type="float" office:value="2155671046">
            <text:p>2155671046</text:p>
          </table:table-cell>
          <table:table-cell table:formula="of:=DEC2HEX([.N34])" office:value-type="string" office:string-value="807CEE06">
            <text:p>807CEE06</text:p>
          </table:table-cell>
          <table:table-cell/>
          <table:table-cell office:value-type="string">
            <text:p>b6bb9735</text:p>
          </table:table-cell>
          <table:table-cell table:formula="of:=HEX2DEC([.Q34])" office:value-type="float" office:value="3065747253">
            <text:p>3065747253</text:p>
          </table:table-cell>
          <table:table-cell table:formula="of:=[.R34]-[.R33]" office:value-type="float" office:value="2155671046">
            <text:p>2155671046</text:p>
          </table:table-cell>
          <table:table-cell table:formula="of:=MOD([.S34];4294967296)" office:value-type="float" office:value="2155671046">
            <text:p>2155671046</text:p>
          </table:table-cell>
          <table:table-cell table:formula="of:=DEC2HEX([.T34])" office:value-type="string" office:string-value="807CEE06">
            <text:p>807CEE06</text:p>
          </table:table-cell>
          <table:table-cell/>
          <table:table-cell office:value-type="string">
            <text:p>b6bb9736</text:p>
          </table:table-cell>
          <table:table-cell table:formula="of:=HEX2DEC([.W34])" office:value-type="float" office:value="3065747254">
            <text:p>3065747254</text:p>
          </table:table-cell>
          <table:table-cell table:formula="of:=[.X34]-[.X33]" office:value-type="float" office:value="2155671050">
            <text:p>2155671050</text:p>
          </table:table-cell>
          <table:table-cell table:formula="of:=MOD([.Y34];4294967296)" office:value-type="float" office:value="2155671050">
            <text:p>2155671050</text:p>
          </table:table-cell>
          <table:table-cell table:formula="of:=DEC2HEX([.Z34])" office:value-type="string" office:string-value="807CEE0A">
            <text:p>807CEE0A</text:p>
          </table:table-cell>
          <table:table-cell table:formula="of:=[.X34]-[.R34]" office:value-type="float" office:value="1">
            <text:p>1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0"/>
          <table:table-cell table:style-name="Default"/>
          <table:table-cell/>
          <table:table-cell table:number-columns-repeated="4"/>
          <table:table-cell table:style-name="Default"/>
          <table:table-cell/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table:number-columns-repeated="4"/>
          <table:table-cell table:style-name="Default"/>
          <table:table-cell table:number-columns-repeated="4"/>
          <table:table-cell table:formula="of:=DEC2HEX([.L36])" office:value-type="string" office:string-value="C6735804">
            <text:p>C6735804</text:p>
          </table:table-cell>
          <table:table-cell table:formula="of:=([.AB36]=3)*([.R36]+1)+([.AB36]=-3)*([.R36]-1)+([.AB36]=-1)*([.R36]+1)+([.AB36]=1)*([.R36]-1)" office:value-type="float" office:value="3329447940">
            <text:p>3329447940</text:p>
          </table:table-cell>
          <table:table-cell table:number-columns-repeated="4"/>
          <table:table-cell office:value-type="string">
            <text:p>c6735805</text:p>
          </table:table-cell>
          <table:table-cell table:formula="of:=HEX2DEC([.Q36])" office:value-type="float" office:value="3329447941">
            <text:p>3329447941</text:p>
          </table:table-cell>
          <table:table-cell table:formula="of:=[.R36]-[.R35]" office:value-type="float" office:value="3329447941">
            <text:p>3329447941</text:p>
          </table:table-cell>
          <table:table-cell table:formula="of:=MOD([.S36];4294967296)" office:value-type="float" office:value="3329447941">
            <text:p>3329447941</text:p>
          </table:table-cell>
          <table:table-cell table:formula="of:=DEC2HEX([.T36])" office:value-type="string" office:string-value="C6735805">
            <text:p>C6735805</text:p>
          </table:table-cell>
          <table:table-cell/>
          <table:table-cell office:value-type="string">
            <text:p>c6735806</text:p>
          </table:table-cell>
          <table:table-cell table:formula="of:=HEX2DEC([.W36])" office:value-type="float" office:value="3329447942">
            <text:p>3329447942</text:p>
          </table:table-cell>
          <table:table-cell table:formula="of:=[.X36]-[.X35]" office:value-type="float" office:value="3329447942">
            <text:p>3329447942</text:p>
          </table:table-cell>
          <table:table-cell table:formula="of:=MOD([.Y36];4294967296)" office:value-type="float" office:value="3329447942">
            <text:p>3329447942</text:p>
          </table:table-cell>
          <table:table-cell table:formula="of:=DEC2HEX([.Z36])" office:value-type="string" office:string-value="C6735806">
            <text:p>C6735806</text:p>
          </table:table-cell>
          <table:table-cell table:formula="of:=[.X36]-[.R36]" office:value-type="float" office:value="1">
            <text:p>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>
            <text:p>e5e2d9a5</text:p>
          </table:table-cell>
          <table:table-cell/>
          <table:table-cell table:number-columns-repeated="4"/>
          <table:table-cell table:style-name="Default"/>
          <table:table-cell/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table:number-columns-repeated="4"/>
          <table:table-cell table:style-name="Default"/>
          <table:table-cell table:number-columns-repeated="4"/>
          <table:table-cell table:formula="of:=DEC2HEX([.L38])" office:value-type="string" office:string-value="24C0DCE4">
            <text:p>24C0DCE4</text:p>
          </table:table-cell>
          <table:table-cell table:formula="of:=([.AB38]=3)*([.R38]+1)+([.AB38]=-3)*([.R38]-1)+([.AB38]=-1)*([.R38]+1)+([.AB38]=1)*([.R38]-1)" office:value-type="float" office:value="616619236">
            <text:p>616619236</text:p>
          </table:table-cell>
          <table:table-cell table:number-columns-repeated="4"/>
          <table:table-cell office:value-type="string">
            <text:p>24c0dce5</text:p>
          </table:table-cell>
          <table:table-cell table:formula="of:=HEX2DEC([.Q38])" office:value-type="float" office:value="616619237">
            <text:p>616619237</text:p>
          </table:table-cell>
          <table:table-cell table:formula="of:=[.R38]-[.R37]" office:value-type="float" office:value="616619237">
            <text:p>616619237</text:p>
          </table:table-cell>
          <table:table-cell table:formula="of:=MOD([.S38];4294967296)" office:value-type="float" office:value="616619237">
            <text:p>616619237</text:p>
          </table:table-cell>
          <table:table-cell table:formula="of:=DEC2HEX([.T38])" office:value-type="string" office:string-value="24C0DCE5">
            <text:p>24C0DCE5</text:p>
          </table:table-cell>
          <table:table-cell/>
          <table:table-cell office:value-type="string">
            <text:p>24c0dce6</text:p>
          </table:table-cell>
          <table:table-cell table:formula="of:=HEX2DEC([.W38])" office:value-type="float" office:value="616619238">
            <text:p>616619238</text:p>
          </table:table-cell>
          <table:table-cell table:formula="of:=[.X38]-[.X37]" office:value-type="float" office:value="616619238">
            <text:p>616619238</text:p>
          </table:table-cell>
          <table:table-cell table:formula="of:=MOD([.Y38];4294967296)" office:value-type="float" office:value="616619238">
            <text:p>616619238</text:p>
          </table:table-cell>
          <table:table-cell table:formula="of:=DEC2HEX([.Z38])" office:value-type="string" office:string-value="24C0DCE6">
            <text:p>24C0DCE6</text:p>
          </table:table-cell>
          <table:table-cell table:formula="of:=[.X38]-[.R38]" office:value-type="float" office:value="1">
            <text:p>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>
            <text:p>a27de362</text:p>
          </table:table-cell>
          <table:table-cell/>
          <table:table-cell table:number-columns-repeated="4"/>
          <table:table-cell table:style-name="Default"/>
          <table:table-cell/>
          <table:table-cell table:number-columns-repeated="4"/>
        </table:table-row>
        <table:table-row table:style-name="ro1">
          <table:table-cell office:value-type="float" office:value="4096">
            <text:p>4096</text:p>
          </table:table-cell>
          <table:table-cell table:number-columns-repeated="4"/>
          <table:table-cell table:style-name="Default"/>
          <table:table-cell table:number-columns-repeated="4"/>
          <table:table-cell table:formula="of:=DEC2HEX([.L40])" office:value-type="string" office:string-value="82CF3E56">
            <text:p>82CF3E56</text:p>
          </table:table-cell>
          <table:table-cell table:formula="of:=([.AB40]=3)*([.R40]+1)+([.AB40]=-3)*([.R40]-1)+([.AB40]=-1)*([.R40]+1)+([.AB40]=1)*([.R40]-1)" office:value-type="float" office:value="2194619990">
            <text:p>2194619990</text:p>
          </table:table-cell>
          <table:table-cell table:number-columns-repeated="4"/>
          <table:table-cell office:value-type="string">
            <text:p>82cf3e57</text:p>
          </table:table-cell>
          <table:table-cell table:formula="of:=HEX2DEC([.Q40])" office:value-type="float" office:value="2194619991">
            <text:p>2194619991</text:p>
          </table:table-cell>
          <table:table-cell table:formula="of:=[.R40]-[.R39]" office:value-type="float" office:value="2194619991">
            <text:p>2194619991</text:p>
          </table:table-cell>
          <table:table-cell table:formula="of:=MOD([.S40];4294967296)" office:value-type="float" office:value="2194619991">
            <text:p>2194619991</text:p>
          </table:table-cell>
          <table:table-cell table:formula="of:=DEC2HEX([.T40])" office:value-type="string" office:string-value="82CF3E57">
            <text:p>82CF3E57</text:p>
          </table:table-cell>
          <table:table-cell/>
          <table:table-cell office:value-type="string">
            <text:p>82cf3e54</text:p>
          </table:table-cell>
          <table:table-cell table:formula="of:=HEX2DEC([.W40])" office:value-type="float" office:value="2194619988">
            <text:p>2194619988</text:p>
          </table:table-cell>
          <table:table-cell table:formula="of:=[.X40]-[.X39]" office:value-type="float" office:value="2194619988">
            <text:p>2194619988</text:p>
          </table:table-cell>
          <table:table-cell table:formula="of:=MOD([.Y40];4294967296)" office:value-type="float" office:value="2194619988">
            <text:p>2194619988</text:p>
          </table:table-cell>
          <table:table-cell table:formula="of:=DEC2HEX([.Z40])" office:value-type="string" office:string-value="82CF3E54">
            <text:p>82CF3E54</text:p>
          </table:table-cell>
          <table:table-cell table:formula="of:=[.X40]-[.R40]" office:value-type="float" office:value="-3">
            <text:p>-3</text:p>
          </table:table-cell>
        </table:table-row>
        <table:table-row table:style-name="ro1">
          <table:table-cell office:value-type="float" office:value="65536">
            <text:p>65536</text:p>
          </table:table-cell>
          <table:table-cell table:number-columns-repeated="4"/>
          <table:table-cell table:style-name="Default"/>
          <table:table-cell table:number-columns-repeated="4"/>
          <table:table-cell table:formula="of:=DEC2HEX([.L41])" office:value-type="string" office:string-value="63B95576">
            <text:p>63B95576</text:p>
          </table:table-cell>
          <table:table-cell table:formula="of:=([.AB41]=3)*([.R41]+1)+([.AB41]=-3)*([.R41]-1)+([.AB41]=-1)*([.R41]+1)+([.AB41]=1)*([.R41]-1)" office:value-type="float" office:value="1673090422">
            <text:p>1673090422</text:p>
          </table:table-cell>
          <table:table-cell table:number-columns-repeated="4"/>
          <table:table-cell office:value-type="string">
            <text:p>63b95577</text:p>
          </table:table-cell>
          <table:table-cell table:formula="of:=HEX2DEC([.Q41])" office:value-type="float" office:value="1673090423">
            <text:p>1673090423</text:p>
          </table:table-cell>
          <table:table-cell table:formula="of:=[.R41]-[.R40]" office:value-type="float" office:value="-521529568">
            <text:p>-521529568</text:p>
          </table:table-cell>
          <table:table-cell table:formula="of:=MOD([.S41];4294967296)" office:value-type="float" office:value="3773437728">
            <text:p>3773437728</text:p>
          </table:table-cell>
          <table:table-cell table:formula="of:=DEC2HEX([.T41])" office:value-type="string" office:string-value="E0EA1720">
            <text:p>E0EA1720</text:p>
          </table:table-cell>
          <table:table-cell/>
          <table:table-cell office:value-type="string">
            <text:p>63b95574</text:p>
          </table:table-cell>
          <table:table-cell table:formula="of:=HEX2DEC([.W41])" office:value-type="float" office:value="1673090420">
            <text:p>1673090420</text:p>
          </table:table-cell>
          <table:table-cell table:formula="of:=[.X41]-[.X40]" office:value-type="float" office:value="-521529568">
            <text:p>-521529568</text:p>
          </table:table-cell>
          <table:table-cell table:formula="of:=MOD([.Y41];4294967296)" office:value-type="float" office:value="3773437728">
            <text:p>3773437728</text:p>
          </table:table-cell>
          <table:table-cell table:formula="of:=DEC2HEX([.Z41])" office:value-type="string" office:string-value="E0EA1720">
            <text:p>E0EA1720</text:p>
          </table:table-cell>
          <table:table-cell table:formula="of:=[.X41]-[.R41]" office:value-type="float" office:value="-3">
            <text:p>-3</text:p>
          </table:table-cell>
        </table:table-row>
        <table:table-row table:style-name="ro1">
          <table:table-cell office:value-type="float" office:value="65535">
            <text:p>65535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5"/>
          <table:table-cell office:value-type="string">
            <text:p>0ca6abb6</text:p>
          </table:table-cell>
          <table:table-cell table:number-columns-repeated="5"/>
          <table:table-cell table:style-name="Default"/>
          <table:table-cell table:number-columns-repeated="5"/>
        </table:table-row>
      </table:table>
      <table:named-expressions/>
      <table:database-ranges>
        <table:database-range table:name="__Anonymous_Sheet_DB__0" table:target-range-address="Лист1.C1:Лист1.AN239" table:display-filter-buttons="true" table:orientation="column">
          <table:filter>
            <table:filter-and>
              <table:filter-condition table:field-number="14" table:value="3" table:operator="="/>
            </table:filter-and>
          </table:filter>
        </table:database-range>
        <table:database-range table:name="__Anonymous_Sheet_DB__1" table:target-range-address="Лист3.A54:Лист3.A54" table:orientation="column"/>
        <table:database-range table:name="__Anonymous_Sheet_DB__2" table:target-range-address="Лист4.A23:Лист4.D6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3">00/00/0000</text:date>, <text:time style:data-style-name="N2" text:time-value="0000-00-00T17:42:40.28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19:24:49.41</meta:creation-date>
    <dc:date>2018-05-03T00:28:25.89</dc:date>
    <meta:editing-duration>PT7H37M52S</meta:editing-duration>
    <meta:editing-cycles>9</meta:editing-cycles>
    <meta:generator>LibreOffice/4.0.2.2$Windows_x86 LibreOffice_project/4c82dcdd6efcd48b1d8bba66bfe1989deee49c3</meta:generator>
    <meta:document-statistic meta:table-count="4" meta:cell-count="13403" meta:object-count="0"/>
  </office:meta>
</office:document-meta>
</file>